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d Kamyanka, Pietro-Ivanivka, Dvorichny, Kutkivka, Zap ...</text:span>
</text:h>
      <text:p text:style-name="P4">
Authors: liveuamap (Language: en)</text:p>
      <text:p text:style-name="P4">
Time: 2023-04-03T-59:17:00</text:p>
      <text:p text:style-name="P4">
Location: Kharkiv (Latitude:49.52075 Longtitude:37.9533)</text:p>
      <text:p text:style-name="P4">
Videos: []</text:p>
      <text:p text:style-name="P4">
Images: []</text:p>
      <text:p text:style-name="P4">
Tags: ["Russia"]</text:p>
      <text:p text:style-name="P4">
Id: 22553343</text:p>
      <!--METADATA-->
      <text:p text:style-name="P4">
At Kupiansk direction Russian army shelled Kamyanka, Petro-Ivanivka,Dvorichna, Kutkivka, Zapadne, Masutivka and Krokhmalne of Kharkiv region andNovoselivske of Luhansk region, - General Staff of Armed Forces of Ukrainesays in the morning report</text:p>
      <text:p text:style-name="P4">
News Collection Link: <text:a xlink:type="simple" xlink:href="https://liveuamap.com/en/2023/3-april-at-kupiansk-direction-russian-army-shelled-kamyanka" text:style-name="Internet_20_link" text:visited-style-name="Visited_20_Internet_20_Link">
https://liveuamap.com/en/2023/3-april-at-kupiansk-direction-russian-army-shelled-kamyanka</text:a>
</text:p>
      <text:p text:style-name="P4">
News Source: <text:a xlink:type="simple" xlink:href="https://t.me/lumsrc/4399" text:style-name="Internet_20_link" text:visited-style-name="Visited_20_Internet_20_Link">
https://t.me/lumsrc/4399</text:a>
</text:p>
      <!--NEWS-->
      <text:h text:style-name="P10" text:outline-level="1">
<text:span text:style-name="T4">
At Lyman direction Russian army shelled Nevske and Bilohorivka of Luhansk region and Torske, ...</text:span>
</text:h>
      <text:p text:style-name="P4">
Authors: liveuamap (Language: en)</text:p>
      <text:p text:style-name="P4">
Time: 2023-04-03T-61:17:00</text:p>
      <text:p text:style-name="P4">
Location: Donetsk (Latitude:48.74736 Longtitude:38.08479)</text:p>
      <text:p text:style-name="P4">
Videos: []</text:p>
      <text:p text:style-name="P4">
Images: []</text:p>
      <text:p text:style-name="P4">
Tags: ["Russia"]</text:p>
      <text:p text:style-name="P4">
Id: 22553342</text:p>
      <!--METADATA-->
      <text:p text:style-name="P4">
At Lyman direction Russian army shelled Nevske and Bilohorivka of Luhanskregion and Torske, Spirne and Rozdolivka of Donetsk region, - General Staff ofArmed Forces of Ukraine says in the morning report</text:p>
      <text:p text:style-name="P4">
News Collection Link: <text:a xlink:type="simple" xlink:href="https://liveuamap.com/en/2023/3-april-at-lyman-direction-russian-army-shelled-nevske-and" text:style-name="Internet_20_link" text:visited-style-name="Visited_20_Internet_20_Link">
https://liveuamap.com/en/2023/3-april-at-lyman-direction-russian-army-shelled-nevske-and</text:a>
</text:p>
      <text:p text:style-name="P4">
News Source: <text:a xlink:type="simple" xlink:href="https://t.me/lumsrc/4400" text:style-name="Internet_20_link" text:visited-style-name="Visited_20_Internet_20_Link">
https://t.me/lumsrc/4400</text:a>
</text:p>
      <!--NEWS-->
      <text:h text:style-name="P10" text:outline-level="1">
<text:span text:style-name="T4">
Bakhmut Directio Rusian Army Shelled Vasukivka, Orikhovo-Vasylivka, Novomarka, Konian ...</text:span>
</text:h>
      <text:p text:style-name="P4">
Authors: liveuamap (Language: en)</text:p>
      <text:p text:style-name="P4">
Time: 2023-04-03T-63:17:00</text:p>
      <text:p text:style-name="P4">
Location: Novhorods'ke, Donetsk Oblast (Latitude:48.33185 Longtitude:37.85059)</text:p>
      <text:p text:style-name="P4">
Videos: []</text:p>
      <text:p text:style-name="P4">
Images: []</text:p>
      <text:p text:style-name="P4">
Tags: ["Russia"]</text:p>
      <text:p text:style-name="P4">
Id: 22553341</text:p>
      <!--METADATA-->
      <text:p text:style-name="P4">
News Collection Link:(https://liveuamap.com/en/2023/3-april-at-bakhmut-direction-russian-army-shelled-vasukivka)</text:p>
      <text:p text:style-name="P4">
News Source: <text:a xlink:type="simple" xlink:href="https://t.me/lumsrc/4401" text:style-name="Internet_20_link" text:visited-style-name="Visited_20_Internet_20_Link">
https://t.me/lumsrc/4401</text:a>
</text:p>
      <!--NEWS-->
      <text:h text:style-name="P10" text:outline-level="1">
<text:span text:style-name="T4">
At Avdiyivka and Maryinka directions Russian army shelled Orlivka, Tonenke, Syeverne, Netaylo...</text:span>
</text:h>
      <text:p text:style-name="P4">
Authors: liveuamap (Language: en)</text:p>
      <text:p text:style-name="P4">
Time: 2023-04-03T-65:17:00</text:p>
      <text:p text:style-name="P4">
Location: Marinka, Donetsk Oblast (Latitude:47.9597 Longtitude:37.44295)</text:p>
      <text:p text:style-name="P4">
Videos: []</text:p>
      <text:p text:style-name="P4">
Images: []</text:p>
      <text:p text:style-name="P4">
Tags: ["Russia"]</text:p>
      <text:p text:style-name="P4">
Id: 22553339</text:p>
      <!--METADATA-->
      <text:p text:style-name="P4">
At Avdiyivka and Maryinka directions Russian army shelled Orlivka, Tonenke,Syeverne, Netaylove, Krasnohorivka and Heorhiyivka of Donetsk region, -General Staff of Armed Forces of Ukraine says in the morning report</text:p>
      <text:p text:style-name="P4">
News Collection Link: <text:a xlink:type="simple" xlink:href="https://liveuamap.com/en/2023/3-april-at-avdiyivka-and-maryinka-directions-russian-army" text:style-name="Internet_20_link" text:visited-style-name="Visited_20_Internet_20_Link">
https://liveuamap.com/en/2023/3-april-at-avdiyivka-and-maryinka-directions-russian-army</text:a>
</text:p>
      <text:p text:style-name="P4">
News Source: <text:a xlink:type="simple" xlink:href="https://t.me/lumsrc/4402" text:style-name="Internet_20_link" text:visited-style-name="Visited_20_Internet_20_Link">
https://t.me/lumsrc/4402</text:a>
</text:p>
      <!--NEWS-->
      <text:h text:style-name="P10" text:outline-level="1">
<text:span text:style-name="T4">
JSC Shaktarske Directio Rusian of the Army Shelled Vage, Novomykhailivka, Villagledar, Wondering ...</text:span>
</text:h>
      <text:p text:style-name="P4">
Authors: liveuamap (Language: en)</text:p>
      <text:p text:style-name="P4">
Time: 2023-04-03T-67:17:00</text:p>
      <text:p text:style-name="P4">
Location: Velyka Novosilka (Latitude:47.81638 Longtitude:36.80866)</text:p>
      <text:p text:style-name="P4">
Videos: []</text:p>
      <text:p text:style-name="P4">
Images: []</text:p>
      <text:p text:style-name="P4">
Tags: ["Russia"]</text:p>
      <text:p text:style-name="P4">
Id: 22553338</text:p>
      <!--METADATA-->
      <text:p text:style-name="P4">
At Shaktarske direction Russian army shelled Pobyeda, Novomykhaylivka,Vuhledar, Prechystivka, Velyka Novosilka, Vremivka and Neskuchne, - GeneralStaff of Armed Forces of Ukraine says in the morning report</text:p>
      <text:p text:style-name="P4">
News Collection Link: <text:a xlink:type="simple" xlink:href="https://liveuamap.com/en/2023/3-april-at-shaktarske-direction-russian-army-shelled-pobyeda" text:style-name="Internet_20_link" text:visited-style-name="Visited_20_Internet_20_Link">
https://liveuamap.com/en/2023/3-april-at-shaktarske-direction-russian-army-shelled-pobyeda</text:a>
</text:p>
      <text:p text:style-name="P4">
News Source: <text:a xlink:type="simple" xlink:href="https://t.me/lumsrc/4403" text:style-name="Internet_20_link" text:visited-style-name="Visited_20_Internet_20_Link">
https://t.me/lumsrc/4403</text:a>
</text:p>
      <!--NEWS-->
      <text:h text:style-name="P10" text:outline-level="1">
<text:span text:style-name="T4">
At Zaporizhzhia and Kherson directions Russian army shelled Olhivske, Huliaipole, Bilohirya, ...</text:span>
</text:h>
      <text:p text:style-name="P4">
Authors: liveuamap (Language: en)</text:p>
      <text:p text:style-name="P4">
Time: 2023-04-03T-69:17:00</text:p>
      <text:p text:style-name="P4">
Location: Kherson (Latitude:46.63294 Longtitude:32.60811)</text:p>
      <text:p text:style-name="P4">
Videos: []</text:p>
      <text:p text:style-name="P4">
Images: []</text:p>
      <text:p text:style-name="P4">
Tags: ["Russia"]</text:p>
      <text:p text:style-name="P4">
Id: 22553337</text:p>
      <!--METADATA-->
      <text:p text:style-name="P4">
Says in the Morning Report</text:p>
      <text:p text:style-name="P4">
News Collection Link:(https://liveuamap.com/en/2023/3-april-at-zaporizhzhia-and-kherson-directions-russian-army)</text:p>
      <text:p text:style-name="P4">
News Source: <text:a xlink:type="simple" xlink:href="https://t.me/lumsrc/4404" text:style-name="Internet_20_link" text:visited-style-name="Visited_20_Internet_20_Link">
https://t.me/lumsrc/4404</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3T-71:17:00</text:p>
      <text:p text:style-name="P4">
Location: Marinka, Donetsk Oblast (Latitude:47.94067 Longtitude:37.50097)</text:p>
      <text:p text:style-name="P4">
Videos: []</text:p>
      <text:p text:style-name="P4">
Images: []</text:p>
      <text:p text:style-name="P4">
Tags: ["Russia"]</text:p>
      <text:p text:style-name="P4">
Id: 22553336</text:p>
      <!--METADATA-->
      <text:p text:style-name="P4">
Russian forces conducting offensive actions at Lyman, Bakhmut, Avdiivka andMaryinka directions. Ukrainian military repelled over 70 Russian attacks.Russian forces attempting to advance near Bilohorivka and Verkhnokamyanske,Ivanivske, Bakhmut, Avdiyivka, Pervomayske and Maryinka, - General Staff ofArmed Forces of Ukraine says in the morning report</text:p>
      <text:p text:style-name="P4">
News Collection Link: <text:a xlink:type="simple" xlink:href="https://liveuamap.com/en/2023/3-april-russian-forces-conducting-offensive-actions-at-lyman" text:style-name="Internet_20_link" text:visited-style-name="Visited_20_Internet_20_Link">
https://liveuamap.com/en/2023/3-april-russian-forces-conducting-offensive-actions-at-lyman</text:a>
</text:p>
      <text:p text:style-name="P4">
News Source: <text:a xlink:type="simple" xlink:href="https://t.me/lumsrc/4405" text:style-name="Internet_20_link" text:visited-style-name="Visited_20_Internet_20_Link">
https://t.me/lumsrc/4405</text:a>
</text:p>
      <!--NEWS-->
      <text:h text:style-name="P10" text:outline-level="1">
<text:span text:style-name="T4">
Zaporizhzhya region, Kharkiv, Kharkiv region, Dnipro, Dnipropetrovsk region (03:38). Red Aller ...</text:span>
</text:h>
      <text:p text:style-name="P4">
Authors: liveuamap (Language: en)</text:p>
      <text:p text:style-name="P4">
Time: 2023-04-03T21:39:00</text:p>
      <text:p text:style-name="P4">
Location: Zaporizka Oblast (Latitude:47.612381 Longtitude:35.765941)</text:p>
      <text:p text:style-name="P4">
Videos: []</text:p>
      <text:p text:style-name="P4">
Images: []</text:p>
      <text:p text:style-name="P4">
Tags: ["Europe", "Central and Eastern Europe"]</text:p>
      <text:p text:style-name="P4">
Id: 22553492</text:p>
      <!--METADATA-->
      <text:p text:style-name="P4">
Zaporizhzhya region, Kharkiv, Kharkiv region, Dnipro, Dnipropetrovsk region(03:38). Red Alert: aerial threat. Sirens sounding. Take cover now!</text:p>
      <text:p text:style-name="P4">
News Collection Link: <text:a xlink:type="simple" xlink:href="https://liveuamap.com/en/2023/04-april-zaporizka-oblast-kharkiv-kharkivska-g" text:style-name="Internet_20_link" text:visited-style-name="Visited_20_Internet_20_Link">
https://liveuamap.com/en/2023/04-april-zaporizka-oblast-kharkiv-kharkivska-g</text:a>
</text:p>
      <text:p text:style-name="P4">
News Source: <text:a xlink:type="simple" xlink:href="https://t.me/air_alert_ua/42528" text:style-name="Internet_20_link" text:visited-style-name="Visited_20_Internet_20_Link">
https://t.me/air_alert_ua/42528</text:a>
</text:p>
      <!--NEWS-->
      <text:h text:style-name="P10" text:outline-level="1">
<text:span text:style-name="T4">
Donetsk Oblast(03:40). Red Alert: aerial threat. Sirens sounding. Take cover now!</text:span>
</text:h>
      <text:p text:style-name="P4">
Authors: liveuamap (Language: en)</text:p>
      <text:p text:style-name="P4">
Time: 2023-04-03T21:42:00</text:p>
      <text:p text:style-name="P4">
Location: Donetsk Oblast (Latitude:48.72675 Longtitude:37.57838)</text:p>
      <text:p text:style-name="P4">
Videos: []</text:p>
      <text:p text:style-name="P4">
Images: []</text:p>
      <text:p text:style-name="P4">
Tags: ["Europe", "Central and Eastern Europe"]</text:p>
      <text:p text:style-name="P4">
Id: 22553493</text:p>
      <!--METADATA-->
      <text:p text:style-name="P4">
Donetsk Oblast(03:40). Red Alert: aerial threat. Sirens sounding. Take covernow!</text:p>
      <text:p text:style-name="P4">
News Collection Link: <text:a xlink:type="simple" xlink:href="https://liveuamap.com/en/2023/04-april-donetsk-oblast0340-red-alert-aerial-g" text:style-name="Internet_20_link" text:visited-style-name="Visited_20_Internet_20_Link">
https://liveuamap.com/en/2023/04-april-donetsk-oblast0340-red-alert-aerial-g</text:a>
</text:p>
      <text:p text:style-name="P4">
News Source: <text:a xlink:type="simple" xlink:href="https://t.me/air_alert_ua/42529" text:style-name="Internet_20_link" text:visited-style-name="Visited_20_Internet_20_Link">
https://t.me/air_alert_ua/42529</text:a>
</text:p>
      <!--NEWS-->
      <text:h text:style-name="P10" text:outline-level="1">
<text:span text:style-name="T4">
Ukrainian air defense shot down 14 of 17 Shahed drones launched by Russian army overnight</text:span>
</text:h>
      <text:p text:style-name="P4">
Authors: liveuamap (Language: en)</text:p>
      <text:p text:style-name="P4">
Time: 2023-04-03T21:53:00</text:p>
      <text:p text:style-name="P4">
Location: Mykolaiv (Latitude:46.62586 Longtitude:31.17783)</text:p>
      <text:p text:style-name="P4">
Videos: []</text:p>
      <text:p text:style-name="P4">
Images: ["<text:a xlink:type="simple" xlink:href="https://liveuamap.com/pics/2023/04/04/22553497_0.jpg" text:style-name="Internet_20_link" text:visited-style-name="Visited_20_Internet_20_Link">
22553497_0.jpg</text:a>
"]</text:p>
      <text:p text:style-name="P4">
Tags: ["Avia"]</text:p>
      <text:p text:style-name="P4">
Id: 22553497</text:p>
      <!--METADATA-->
      <text:p text:style-name="P4">
Ukrainian air defense shot down 14 of 17 Shahed drones launched by Russianarmy overnight</text:p>
      <text:p text:style-name="P4">
<draw:frame draw:style-name="fr1" draw:name="Image2" text:anchor-type="as-char" svg:width="6.9236in" svg:height="6.9236in" draw:z-index="0">
<draw:image xlink:href="../Images/liveuamap/2023-04-03T21-53-00/22553497_0.jpg" xlink:type="simple" xlink:show="embed" xlink:actuate="onLoad" draw:mime-type="image/jpeg"/>
</draw:frame>
News Collection Link: <text:a xlink:type="simple" xlink:href="https://liveuamap.com/en/2023/4-april-ukrainian-air-defense-shot-down-14-of-17-shahed-drones" text:style-name="Internet_20_link" text:visited-style-name="Visited_20_Internet_20_Link">
https://liveuamap.com/en/2023/4-april-ukrainian-air-defense-shot-down-14-of-17-shahed-drones</text:a>
</text:p>
      <text:p text:style-name="P4">
News Source: <text:a xlink:type="simple" xlink:href="https://t.me/kpszsu/2440" text:style-name="Internet_20_link" text:visited-style-name="Visited_20_Internet_20_Link">
https://t.me/kpszsu/2440</text:a>
</text:p>
      <!--NEWS-->
      <text:h text:style-name="P10" text:outline-level="1">
<text:span text:style-name="T4">
Sanctions against the Russian Federation as of 02 April</text:span>
</text:h>
      <text:p text:style-name="P4">
Author: ['АРМІЯINFORM']</text:p>
      <text:p text:style-name="P4">
Time: 2023-04-03T42:00:00-04:00</text:p>
      <text:p text:style-name="P4">
Description: - Etoniya, Latvia, Ta Lithuania SPILLY VIGNED OF ROSICHIC SMALLENT in RADI Bezpeks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82d7a4d0-6b37-48a9-8197-f2e672b34828_w1200_r11_large.jpg" text:style-name="Internet_20_link" text:visited-style-name="Visited_20_Internet_20_Link">
82d7a4d0-6b37-48a9-8197-f2e672b34828_w1200_r11_large.jpg</text:a>
']</text:p>
      <text:p text:style-name="P4">
Tags: ['ЕКОНОМІКА РФ', 'КРАХ РОСІЙСЬКОЇ ЕКОНОМІКИ', 'СЛУЖБА ЗОВНІШНЬОЇ РОЗВІДКИ УКРАЇНИ']</text:p>
      <text:p text:style-name="P4">
Category: News</text:p>
      <!--METADATA-->
      <text:p text:style-name="P4">
<draw:frame draw:style-name="fr1" draw:name="Image3" text:anchor-type="as-char" svg:width="6.9236in" svg:height="3.63489in" draw:z-index="0">
<draw:image xlink:href="../Images/AРМІЯINFORM/2023-04-03T42-00-00-04-00/82d7a4d0-6b37-48a9-8197-f2e672b34828_w1200_r11_large.jpg" xlink:type="simple" xlink:show="embed" xlink:actuate="onLoad" draw:mime-type="image/jpeg"/>
</draw:frame>
- Estonia, Latvia and Lithuania spoke together against the Russian presidency of the Urada UN Security.</text:p>
      <ul>
        <li>
          <text:p text:style-name="P4">
Ukraine will acquire 100 Rosomak armored personnel carriers in Poland.</text:p>
        </li>
        <li>
          <text:p text:style-name="P4">
The United States can announce a new $ 2.6 billion military aid package next week, which will include airborne radars, anti -tank missiles and fuel gas stations.</text:p>
        </li>
        <li>
          <text:p text:style-name="P4">
Croatia Prime Minister Andrey Plenkovich said that he sees the key components of the future victory of Ukraine the readiness of Ukrainians to defend themselves, unity of western partners and constant financial and military support of the event for Ukraine.</text:p>
        </li>
        <li>
          <text:p text:style-name="P4">
Ukraine and Slovenia have signed a joint declaration in which Lublyana support Ukraine's support to NATO.</text:p>
        </li>
        <li>
          <text:p text:style-name="P4">
The IMF Executive Council has approved a four -year funding package for Ukraine for $ 15.6 billion.</text:p>
        </li>
        <li>
          <text:p text:style-name="P4">
The State Budget of Ukraine received a preferential loan from Canada in the amount of $ 2.4lrd Canadian dollars($ 1.8 billion in equivalent).</text:p>
        </li>
      </ul>
      <text:p text:style-name="P4">
<text:span text:style-name="T4">
рф</text:span>
</text:p>
      <text:p text:style-name="P4">
— Аргентина почала масово відмовляти росіянам у продовженні дозволу наперебування в країні під виглядом туристів та оформленні посвідки напроживання, — повідомив консульський відділ посольства рф в Аргентині.</text:p>
      <text:p text:style-name="P4">
— Через запроваджені ЄС санкції російській холдинг segezha group мусив продатисвою дочірню компанію segezha packaging, що об’єднує сім заводів ізвиробництва паперової упаковки в Туреччині, Данії, Нідерландах, Німеччині,Італії та Чехії.</text:p>
      <text:p text:style-name="P4">
— центробанк рф продовжив до 30 вересня 2023 року обмеження щодо переказугрошей за кордон: щомісяця росіяни та громадяни «дружніх країн» можутьпереказувати на рахунки в закордонних банках до $ 1 млн, за системами грошовихпереказів — не більше ніж $ 10 тис.</text:p>
      <text:p text:style-name="P4">
— центробанк визначив, що основні «тіньові фінансові послуги» у 2022 році булив російському будівельному секторі (43 %), trade(26 %)as well as sphere service(19 %).</text:p>
      <text:p text:style-name="P4">
— У першому кварталі 2023 року на росії закрились 5,2 тис. організаційгромадського харчування. Витрати на відкриття нових закладів зросли на 20–30 %залежно від концепції ресторану чи кафе.</text:p>
      <text:p text:style-name="P4">
— російські розробники комп’ютерних ігор закликають уряд рф пролобіювати їхнійнамір вийти на ринок КНР поза загальною чергою та чинними правиламипроходження перевірок китайських регуляторів. Інакше, як зазначають вони узверненні, такого схвалення доведеться чекати три—п’ять років.</text:p>
      <ul>
        <li>
          <text:p text:style-name="P4">
The Lithuanian Ministry of Foreign Affairs has submitted to the Foreign Ministry of Belarus, with a demanding to stop the project of Beales to resolve all issues found during the international checks and nuclear missions. The Foreign Minister of Lithuania Habrielusbergis stressed that Belarus is preparing to launch the second defective energy block of the NPP, hiding the incidents and defects from the public.</text:p>
        </li>
        <li>
          <text:p text:style-name="P4">
Political parties of Belarus have to send annually to the Ministry of Justice by March 31, as well as the receipt and expenditure of more than other property. In addition to the large number of other information, it is necessary to provide information about members of elected political party bodies, with a surname, their own name, patronymic, birthday, citizenship, place of residence, place of work.(teaching), contact telephone, positions in these elected bodies and the date of election of each of the members from the annexed protocols. It is also necessary to provide information about the measures taken by the political party for the year, indicating their tasks and content, participants, including journalists, bloggers, moderators of communities on social networks.</text:p>
        </li>
      </ul>
      <text:p text:style-name="P4">
-France refused to accept the stage of the World Fencing Cup on swords, scheduled for May 19-21, 2023 in Saint-Mor de Fosse, due to the admission of Belarusian and Russian athletes. International Fencing Federation(OR)Allowed athletes from Belarus and Russia to participate in the competitions of the subsoil. The decision was made on March 10 at an extraordinary congressfedation.</text:p>
      <text:p text:style-name="P4">
-The number of cases found in Belarus in 2022 was 12.4 % higher than in 2021. Doctors associate this with the Covid pandemics in Belarusian prisons, where the number of prisoners exceeds all. The coordinator of the Medical Solidarity Foundation Lydia Tarasenkov weighs that official Belarusian data should be treated with caution. There were serious manipulations with Covid, there are examples of possible manipulations with statistics on oncology.</text:p>
      <ul>
        <li>
On March 31, listen to the message of the self -proclaimed President of Belarus Lukashenkami not only the proven personnel, but also representatives of the labor collectives, students and students, which were driven by the palace of the republic. At the enterprises, the deputies in ideology were conducted for this by the photo report. Employees of the Mozir Machine -Building Plant for good photos from the Lukashenkovsky message still gave up a new overall clothing, which after the event had to be returned to the warehouse.</li>
      </ul>
      <text:p text:style-name="P4">
News Source: <text:a xlink:type="simple" xlink:href="https://armyinform.com.ua/2023/04/03/sankcziyi-proty-rosijskoyi-federacziyi-stanom-na-02-kvitnya/" text:style-name="Internet_20_link" text:visited-style-name="Visited_20_Internet_20_Link">
https://armyinform.com.ua/2023/04/03/sankcziyi-proty-rosijskoyi-federacziyi-stanom-na-02-kvitnya/</text:a>
</text:p>
      <!--NEWS-->
      <text:h text:style-name="P10" text:outline-level="1">
<text:span text:style-name="T4">
Who promoted the Kremlin narratives in foreign media - CPD</text:span>
</text:h>
      <text:p text:style-name="P4">
Author: ['АРМІЯINFORM']</text:p>
      <text:p text:style-name="P4">
Time: 2023-04-03T43:00:00-04:00</text:p>
      <text:p text:style-name="P4">
Description: Tsoogo Tizhnya for the pre -military agricultural spike, Ta Kremlin Propaganda was smear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39335536_207318661999807_3042700952364332723_n.jpg" text:style-name="Internet_20_link" text:visited-style-name="Visited_20_Internet_20_Link">
339335536_207318661999807_3042700952364332723_n.jpg</text:a>
']</text:p>
      <text:p text:style-name="P4">
Tags: ['РОСІЙСЬКІ ФЕЙКИ', 'ЦЕНТР ПРОТИДІЇ ДЕЗІНФОРМАЦІЇ ПРИ РНБО УКРАЇНИ']</text:p>
      <text:p text:style-name="P4">
Category: News</text:p>
      <!--METADATA-->
      <text:p text:style-name="P4">
<draw:frame draw:style-name="fr1" draw:name="Image4" text:anchor-type="as-char" svg:width="6.9236in" svg:height="5.53888in" draw:z-index="0">
<draw:image xlink:href="../Images/AРМІЯINFORM/2023-04-03T43-00-00-04-00/339335536_207318661999807_3042700952364332723_n.jpg" xlink:type="simple" xlink:show="embed" xlink:actuate="onLoad" draw:mime-type="image/jpeg"/>
</draw:frame>
This week, with the help of foreign speakers and media, the Kremlin propagandanama was promoting the narrative that "Russia wins the Anti -Ukraine war."</text:p>
      <text:p text:style-name="P4">
About it <text:a xlink:type="simple" xlink:href="https://www.facebook.com/protydiyadezinformatsiyi.cpd/posts/pfbid0Ddviy2V45e6RK9vSRn4XAVU9oTVGthEe6iMvJ7EuSgZMndzfWB3At4Z9x7gy72Fvl" text:style-name="Internet_20_link" text:visited-style-name="Visited_20_Internet_20_Link">
informs</text:a>
Center for Combating Misinformation at NSDC Ukraine on Facebook.</text:p>
      <text:p text:style-name="P4">
-American analyst Brian Berletik on the New Atlas YouTube channel that "leading US foreign foreign policy experts" in despair in the latest forecasts for conflict resolution in Ukraine.</text:p>
      <ul>
        <li>
The German political activist Kim Dotk on his Twitter page has argued that the event was finally resigned to the fact that Ukraine had lost the war, so he was desperately trying to find a way out.</li>
      </ul>
      <text:p text:style-name="P4">
-Hindustan Times Youtube channel has released a video that the world is slowly coming from a rapid conflict with Russia due to the possible fatigue of the United States from the war or because of Ukraine's inability to counter-offensive.</text:p>
      <text:p text:style-name="P4">
News Source: <text:a xlink:type="simple" xlink:href="https://armyinform.com.ua/2023/04/03/hto-czogo-tyzhnya-prosuvav-naratyvy-kremlya-v-inozemnyh-media-czpd/" text:style-name="Internet_20_link" text:visited-style-name="Visited_20_Internet_20_Link">
https://armyinform.com.ua/2023/04/03/hto-czogo-tyzhnya-prosuvav-naratyvy-kremlya-v-inozemnyh-media-czpd/</text:a>
</text:p>
      <!--NEWS-->
      <text:h text:style-name="P10" text:outline-level="1">
<text:span text:style-name="T4">
Free Legal Assistance Fired from captivity and families of those who are still in captivity</text:span>
</text:h>
      <text:p text:style-name="P4">
Author: ['АРМІЯINFORM']</text:p>
      <text:p text:style-name="P4">
Time: 2023-04-03T44:00:00-04:00</text:p>
      <text:p text:style-name="P4">
Description: Uli Zvilnensky, the General of the Rosіb, illegally shallowed by Svobody Rosіysko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ree-legal-aid442-3.jpg" text:style-name="Internet_20_link" text:visited-style-name="Visited_20_Internet_20_Link">
free-legal-aid442-3.jpg</text:a>
']</text:p>
      <text:p text:style-name="P4">
Tags: ['МІНРЕІНТЕГРАЦІЇ', 'СОЦЗАХИСТ ПІД ЧАС ВІЙНИ']</text:p>
      <text:p text:style-name="P4">
Category: News</text:p>
      <!--METADATA-->
      <text:p text:style-name="P4">
<draw:frame draw:style-name="fr1" draw:name="Image5" text:anchor-type="as-char" svg:width="6.9236in" svg:height="4.527695in" draw:z-index="0">
<draw:image xlink:href="../Images/AРМІЯINFORM/2023-04-03T44-00-00-04-00/free-legal-aid442-3.jpg" xlink:type="simple" xlink:show="embed" xlink:actuate="onLoad" draw:mime-type="image/jpeg"/>
</draw:frame>
Illustrative photo</text:p>
      <text:p text:style-name="P4">
All released from hostile captivity and families of persons illegally devoid of freedom Federation are entitled to primary legal assistance. In particular, entry legal advice, assistance in writing applications or complaints.</text:p>
      <text:p text:style-name="P4">
About it <text:a xlink:type="simple" xlink:href="https://minre.gov.ua/2023/04/02/bezoplatna-pravova-dopomoga-zvilnenym-z-polonu-ta-simyam-tyh-hto-shhe-v-nevoli/" text:style-name="Internet_20_link" text:visited-style-name="Visited_20_Internet_20_Link">
reports</text:a>
Ministry of Inquiries of Reintegration of Temporarily Occupied Territories of Ukraine.</text:p>
      <text:p text:style-name="P4">
If the commission in the Ministry of reintegration establishes the fact of deprivation of these persons as a result of armed aggression against Ukraine, they can receive free legal assistance for free. It provides for the protection, representation of interests in courts, public authorities and local self -government, as well as the preparation of procedural documents.</text:p>
      <text:p text:style-name="P4">
The Ministry of States said that within the framework of the signed Memorandum of Salvation between the National Information Bureau at the Ministry of Reintegration, the Ordinational Center for Legal Aid, released from captivity and families, may receive free legal assistance:</text:p>
      <ul>
        <li>
Calling to the contact center of the free legal aid system at number: 0 800 213 103(On weekdays from 08:00 to 19:00, on weekends - from 09:00 to 18:00); * Using chatbot in <text:a xlink:type="simple" xlink:href="https://t.me/LegalAidUkraineBot" text:style-name="Internet_20_link" text:visited-style-name="Visited_20_Internet_20_Link">
Telegram</text:a>
 (“Get Consultation” button); * Visiting the Legal Aid Bureau. You can find the nearest bureau on online map <text:a xlink:type="simple" xlink:href="https://www.google.com/maps/d/viewer" text:style-name="Internet_20_link" text:visited-style-name="Visited_20_Internet_20_Link">
for</text:a>
<text:a xlink:type="simple" xlink:href="https://www.google.com/maps/d/viewer" text:style-name="Internet_20_link" text:visited-style-name="Visited_20_Internet_20_Link">
by reference</text:a>
.</li>
      </ul>
      <text:p text:style-name="P4">
News Source: <text:a xlink:type="simple" xlink:href="https://armyinform.com.ua/2023/04/03/bezoplatna-pravova-dopomoga-zvilnenym-z-polonu-ta-simyam-tyh-hto-shhe-v-nevoli/" text:style-name="Internet_20_link" text:visited-style-name="Visited_20_Internet_20_Link">
https://armyinform.com.ua/2023/04/03/bezoplatna-pravova-dopomoga-zvilnenym-z-polonu-ta-simyam-tyh-hto-shhe-v-nevoli/</text:a>
</text:p>
      <!--NEWS-->
      <text:h text:style-name="P10" text:outline-level="1">
<text:span text:style-name="T4">
Law enforcement officers documented the consequences of regular enemy shelling of Kharkiv region</text:span>
</text:h>
      <text:p text:style-name="P4">
Author: ['АРМІЯINFORM']</text:p>
      <text:p text:style-name="P4">
Time: 2023-04-03T45:00:00-04:00</text:p>
      <text:p text:style-name="P4">
Description: For the proprietary Kerivnitvva Kurkiyansko prosecutors of the Kharkivsko regio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2023-04-02_16-16-44.jpg" text:style-name="Internet_20_link" text:visited-style-name="Visited_20_Internet_20_Link">
photo_2023-04-02_16-16-44.jpg</text:a>
']</text:p>
      <text:p text:style-name="P4">
Tags: ['STOPRUSSIA']</text:p>
      <text:p text:style-name="P4">
Category: News</text:p>
      <!--METADATA-->
      <text:p text:style-name="P4">
<draw:frame draw:style-name="fr1" draw:name="Image6" text:anchor-type="as-char" svg:width="6.9236in" svg:height="5.1927in" draw:z-index="0">
<draw:image xlink:href="../Images/AРМІЯINFORM/2023-04-03T45-00-00-04-00/photo_2023-04-02_16-16-44.jpg" xlink:type="simple" xlink:show="embed" xlink:actuate="onLoad" draw:mime-type="image/jpeg"/>
</draw:frame>
With the procedural guidance of the Kupyansk District Prosecutor's Office of the Kharkiv Region, pre -trial investigation on the facts of violation of the laws of the puzzle of war was initiated(Art. 438 of the Criminal Code of Ukraine).</text:p>
      <text:p text:style-name="P4">
Про це <text:a xlink:type="simple" xlink:href="https://t.me/pgo_gov_ua" text:style-name="Internet_20_link" text:visited-style-name="Visited_20_Internet_20_Link">
повідомляє</text:a>
Office of the Prosecutor General.</text:p>
      <text:p text:style-name="P4">
According to the investigation, on the night of April 2, the invaders struck a rocket strike on the smarty Burluk of Kupyansk district. The shelling was damaged by the building. According to preliminary data, the enemy fired at the village from complexesrk-300.</text:p>
      <text:p text:style-name="P4">
On April 1, the Russian military fired at the RSSV with. Kutkovka Kupyansky district. A 43-year-old man was killed.</text:p>
      <text:p text:style-name="P4">
The consequences of armed aggression of the Russian Federation were documented by prosecutors in conjunction with investigative RVP of the SUNP in Kharkiv region.</text:p>
      <text:p text:style-name="P4">
News Source: <text:a xlink:type="simple" xlink:href="https://armyinform.com.ua/2023/04/03/pravoohoronczi-zadokumentuvaly-naslidky-chergovyh-vorozhyh-obstriliv-harkivshhyny/" text:style-name="Internet_20_link" text:visited-style-name="Visited_20_Internet_20_Link">
https://armyinform.com.ua/2023/04/03/pravoohoronczi-zadokumentuvaly-naslidky-chergovyh-vorozhyh-obstriliv-harkivshhyny/</text:a>
</text:p>
      <!--NEWS-->
      <text:h text:style-name="P10" text:outline-level="1">
<text:span text:style-name="T4">
The UN Security Council needs reform - the Czech Foreign Minister</text:span>
</text:h>
      <text:p text:style-name="P4">
Author: ['АРМІЯINFORM']</text:p>
      <text:p text:style-name="P4">
Time: 2023-04-03T46:00:00-04:00</text:p>
      <text:p text:style-name="P4">
Description: The Ministry of Law Assembly of the Classes of the Czech Yang Lipavsky from Nedil Piditrimav the Klack Klacks ... War with Ukraine 2022,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d111e1c-jan-lipavsk-253-.jpg" text:style-name="Internet_20_link" text:visited-style-name="Visited_20_Internet_20_Link">
d111e1c-jan-lipavsk-253-.jpg</text:a>
']</text:p>
      <text:p text:style-name="P4">
Tags: ['МІНІСТР ЗАКОРДОННИХ СПРАВ ЧЕХІЇ', 'ЧЕХІЯ']</text:p>
      <text:p text:style-name="P4">
Category: News</text:p>
      <!--METADATA-->
      <text:p text:style-name="P4">
<draw:frame draw:style-name="fr1" draw:name="Image7" text:anchor-type="as-char" svg:width="6.9236in" svg:height="4.609956in" draw:z-index="0">
<draw:image xlink:href="../Images/AРМІЯINFORM/2023-04-03T46-00-00-04-00/d111e1c-jan-lipavsk-253-.jpg" xlink:type="simple" xlink:show="embed" xlink:actuate="onLoad" draw:mime-type="image/jpeg"/>
</draw:frame>
Czech Foreign Minister Jan Lipavsky</text:p>
      <text:p text:style-name="P4">
On Sunday, the Czech Foreign Minister Jan Lipavsky supported the calls of the Ukrainian side to reform the United Nations in view of the statement at the Russian Security Council.</text:p>
      <text:p text:style-name="P4">
About it the head of the Czech Foreign Ministry <text:a xlink:type="simple" xlink:href="https://twitter.com/JanLipavsky" text:style-name="Internet_20_link" text:visited-style-name="Visited_20_Internet_20_Link">
wrote</text:a>
In Twitter.</text:p>
      <text:p text:style-name="P4">
"I agree with Vladimir Zelensky: the UN Security Council needs reform," - Jan Lipavsky.</text:p>
      <text:p text:style-name="P4">
"The last proof of this is that the institution that should provide peace is presiding the state that violates the UN Statute and threatens the security of the world," Lipavsky added.</text:p>
      <text:p text:style-name="Quotations">

<text:p text:style-name="P4">
Souhlasím s&gt;
 <text:a xlink:type="simple" xlink:href="https://twitter.com/ZelenskyyUa" text:style-name="Internet_20_link" text:visited-style-name="Visited_20_Internet_20_Link">
@zelenskyyua</text:a>
that the UN security advice needs to be reformed. The latest evidence is the fact that&gt;
 an institution to ensure peace began to be chaired by a state that violates the UN Charter 🇺🇳 and threatens the security of the world by its barbaric behavior. &gt;
&gt;
 - Jan Lipavský(@JanLipavsky)<text:a xlink:type="simple" xlink:href="https://twitter.com/JanLipavsky/status/1642478852810129408" text:style-name="Internet_20_link" text:visited-style-name="Visited_20_Internet_20_Link">
April 2,&gt;
 2023</text:a>
</text:p>

</text:p>
      <text:p text:style-name="P4">
News Source: <text:a xlink:type="simple" xlink:href="https://armyinform.com.ua/2023/04/03/radbez-oon-potrebuye-reformy-glava-mzs-chehiyi/" text:style-name="Internet_20_link" text:visited-style-name="Visited_20_Internet_20_Link">
https://armyinform.com.ua/2023/04/03/radbez-oon-potrebuye-reformy-glava-mzs-chehiyi/</text:a>
</text:p>
      <!--NEWS-->
      <text:h text:style-name="P10" text:outline-level="1">
<text:span text:style-name="T4">
The price of a failed "freezing of Ukraine" - CPD</text:span>
</text:h>
      <text:p text:style-name="P4">
Author: ['АРМІЯINFORM']</text:p>
      <text:p text:style-name="P4">
Time: 2023-04-03T47:00:00-04:00</text:p>
      <text:p text:style-name="P4">
Description: For the remaining piv Roka, the proofs were visible according to the Ukrainian Tisyachi missiles that non -signature. Fo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2023.04.02-1.jpg" text:style-name="Internet_20_link" text:visited-style-name="Visited_20_Internet_20_Link">
2023.04.02-1.jpg</text:a>
', '<text:a xlink:type="simple" xlink:href="https://armyinform.com.ua/wp-content/uploads/2023/04/2023.04.02-2-150x150.jpg" text:style-name="Internet_20_link" text:visited-style-name="Visited_20_Internet_20_Link">
2023.04.02-2-150x150.jpg</text:a>
', '<text:a xlink:type="simple" xlink:href="https://armyinform.com.ua/wp-content/uploads/2023/04/2023.04.02-3-150x150.jpg" text:style-name="Internet_20_link" text:visited-style-name="Visited_20_Internet_20_Link">
2023.04.02-3-150x150.jpg</text:a>
', '<text:a xlink:type="simple" xlink:href="https://armyinform.com.ua/wp-content/uploads/2023/04/2023.04.02-4-150x150.jpg" text:style-name="Internet_20_link" text:visited-style-name="Visited_20_Internet_20_Link">
2023.04.02-4-150x150.jpg</text:a>
', '<text:a xlink:type="simple" xlink:href="https://armyinform.com.ua/wp-content/uploads/2023/04/2023.04.02-5-150x150.jpg" text:style-name="Internet_20_link" text:visited-style-name="Visited_20_Internet_20_Link">
2023.04.02-5-150x150.jpg</text:a>
', '<text:a xlink:type="simple" xlink:href="https://armyinform.com.ua/wp-content/uploads/2023/04/2023.04.02-6-150x150.jpg" text:style-name="Internet_20_link" text:visited-style-name="Visited_20_Internet_20_Link">
2023.04.02-6-150x150.jpg</text:a>
', '<text:a xlink:type="simple" xlink:href="https://armyinform.com.ua/wp-content/uploads/2023/04/2023.04.02-7-150x150.jpg" text:style-name="Internet_20_link" text:visited-style-name="Visited_20_Internet_20_Link">
2023.04.02-7-150x150.jpg</text:a>
', '<text:a xlink:type="simple" xlink:href="https://armyinform.com.ua/wp-content/uploads/2023/04/2023.04.02-8-150x150.jpg" text:style-name="Internet_20_link" text:visited-style-name="Visited_20_Internet_20_Link">
2023.04.02-8-150x150.jpg</text:a>
', '<text:a xlink:type="simple" xlink:href="https://armyinform.com.ua/wp-content/uploads/2023/04/2023.04.02-9-150x150.jpg" text:style-name="Internet_20_link" text:visited-style-name="Visited_20_Internet_20_Link">
2023.04.02-9-150x150.jpg</text:a>
']</text:p>
      <text:p text:style-name="P4">
Tags: ['STOPRUSSIA', 'АГРЕСІЯ РФ', 'ВІЙНА', 'ВТОРГНЕННЯ РФ', 'КРАХ РОСІЙСЬКОЇ ЕКОНОМІКИ', 'ЦЕНТР ПРОТИДІЇ ДЕЗІНФОРМАЦІЇ ПРИ РНБО УКРАЇНИ']</text:p>
      <text:p text:style-name="P4">
Category: News</text:p>
      <!--METADATA-->
      <text:p text:style-name="P4">
<draw:frame draw:style-name="fr1" draw:name="Image8" text:anchor-type="as-char" svg:width="6.9236in" svg:height="5.53888in" draw:z-index="0">
<draw:image xlink:href="../Images/AРМІЯINFORM/2023-04-03T47-00-00-04-00/2023.04.02-1.jpg" xlink:type="simple" xlink:show="embed" xlink:actuate="onLoad" draw:mime-type="image/jpeg"/>
</draw:frame>
Over the past half of a year, the invaders have released thousands of rockets of Tabespitlos. According to approximate calculations, only the cost of intercepted hostages is <text:span text:style-name="T4">
 approximately $ 5.5 billion!</text:span>
</text:p>
      <text:p text:style-name="P4">
About it <text:a xlink:type="simple" xlink:href="https://t.me/CenterCounteringDisinformation/4757" text:style-name="Internet_20_link" text:visited-style-name="Visited_20_Internet_20_Link">
reports</text:a>
Central Protity misinformation at the NSDC of Ukraine on Telegram.</text:p>
      <text:p text:style-name="P4">
“At the same time, annual budgets of entire regions of Russia are often in tens or even hundreds of lower costs of rocket terror. In this regard, it is not always possible to understand whether Russia has been calibrated or not.</text:p>
      <text:p text:style-name="P4">
Comparison of the cost of rockets that the enemy tried to destroy the Ukrainian energy system with the amounts of budgets of entire Russian regions - read the Winfographic of the Center for Combating Misinformation, ”the message reads.</text:p>
      <text:p text:style-name="P4">
<text:a xlink:type="simple" xlink:href="https://armyinform.com.ua/wp-content/uploads/2023/04/2023.04.02-2.jpg" text:style-name="Internet_20_link" text:visited-style-name="Visited_20_Internet_20_Link">
!(Images/AРМІЯINFORM/2023-04-03T47-00-00-04-00/2023.04.02-2-150x150.jpg)</text:a>
</text:p>
      <text:p text:style-name="P4">
<text:a xlink:type="simple" xlink:href="https://armyinform.com.ua/wp-content/uploads/2023/04/2023.04.02-3.jpg" text:style-name="Internet_20_link" text:visited-style-name="Visited_20_Internet_20_Link">
<draw:frame draw:style-name="fr1" draw:name="Image9" text:anchor-type="as-char" svg:width="6.9236in" svg:height="6.9236in" draw:z-index="0">
<draw:image xlink:href="../Images/AРМІЯINFORM/2023-04-03T47-00-00-04-00/2023.04.02-3-150x150.jpg" xlink:type="simple" xlink:show="embed" xlink:actuate="onLoad" draw:mime-type="image/jpeg"/>
</draw:frame>
</text:a>
</text:p>
      <text:p text:style-name="P4">
<text:a xlink:type="simple" xlink:href="https://armyinform.com.ua/wp-content/uploads/2023/04/2023.04.02-4.jpg" text:style-name="Internet_20_link" text:visited-style-name="Visited_20_Internet_20_Link">
<draw:frame draw:style-name="fr1" draw:name="Image10" text:anchor-type="as-char" svg:width="6.9236in" svg:height="6.9236in" draw:z-index="0">
<draw:image xlink:href="../Images/AРМІЯINFORM/2023-04-03T47-00-00-04-00/2023.04.02-4-150x150.jpg" xlink:type="simple" xlink:show="embed" xlink:actuate="onLoad" draw:mime-type="image/jpeg"/>
</draw:frame>
</text:a>
</text:p>
      <text:p text:style-name="P4">
<text:a xlink:type="simple" xlink:href="https://armyinform.com.ua/wp-content/uploads/2023/04/2023.04.02-5.jpg" text:style-name="Internet_20_link" text:visited-style-name="Visited_20_Internet_20_Link">
<draw:frame draw:style-name="fr1" draw:name="Image11" text:anchor-type="as-char" svg:width="6.9236in" svg:height="6.9236in" draw:z-index="0">
<draw:image xlink:href="../Images/AРМІЯINFORM/2023-04-03T47-00-00-04-00/2023.04.02-5-150x150.jpg" xlink:type="simple" xlink:show="embed" xlink:actuate="onLoad" draw:mime-type="image/jpeg"/>
</draw:frame>
</text:a>
</text:p>
      <text:p text:style-name="P4">
<text:a xlink:type="simple" xlink:href="https://armyinform.com.ua/wp-content/uploads/2023/04/2023.04.02-6.jpg" text:style-name="Internet_20_link" text:visited-style-name="Visited_20_Internet_20_Link">
<draw:frame draw:style-name="fr1" draw:name="Image12" text:anchor-type="as-char" svg:width="6.9236in" svg:height="6.9236in" draw:z-index="0">
<draw:image xlink:href="../Images/AРМІЯINFORM/2023-04-03T47-00-00-04-00/2023.04.02-6-150x150.jpg" xlink:type="simple" xlink:show="embed" xlink:actuate="onLoad" draw:mime-type="image/jpeg"/>
</draw:frame>
</text:a>
</text:p>
      <text:p text:style-name="P4">
<text:a xlink:type="simple" xlink:href="https://armyinform.com.ua/wp-content/uploads/2023/04/2023.04.02-7.jpg" text:style-name="Internet_20_link" text:visited-style-name="Visited_20_Internet_20_Link">
<draw:frame draw:style-name="fr1" draw:name="Image13" text:anchor-type="as-char" svg:width="6.9236in" svg:height="6.9236in" draw:z-index="0">
<draw:image xlink:href="../Images/AРМІЯINFORM/2023-04-03T47-00-00-04-00/2023.04.02-7-150x150.jpg" xlink:type="simple" xlink:show="embed" xlink:actuate="onLoad" draw:mime-type="image/jpeg"/>
</draw:frame>
</text:a>
</text:p>
      <text:p text:style-name="P4">
<text:a xlink:type="simple" xlink:href="https://armyinform.com.ua/wp-content/uploads/2023/04/2023.04.02-8.jpg" text:style-name="Internet_20_link" text:visited-style-name="Visited_20_Internet_20_Link">
<draw:frame draw:style-name="fr1" draw:name="Image14" text:anchor-type="as-char" svg:width="6.9236in" svg:height="6.9236in" draw:z-index="0">
<draw:image xlink:href="../Images/AРМІЯINFORM/2023-04-03T47-00-00-04-00/2023.04.02-8-150x150.jpg" xlink:type="simple" xlink:show="embed" xlink:actuate="onLoad" draw:mime-type="image/jpeg"/>
</draw:frame>
</text:a>
</text:p>
      <text:p text:style-name="P4">
<text:a xlink:type="simple" xlink:href="https://armyinform.com.ua/wp-content/uploads/2023/04/2023.04.02-9.jpg" text:style-name="Internet_20_link" text:visited-style-name="Visited_20_Internet_20_Link">
<draw:frame draw:style-name="fr1" draw:name="Image15" text:anchor-type="as-char" svg:width="6.9236in" svg:height="6.9236in" draw:z-index="0">
<draw:image xlink:href="../Images/AРМІЯINFORM/2023-04-03T47-00-00-04-00/2023.04.02-9-150x150.jpg" xlink:type="simple" xlink:show="embed" xlink:actuate="onLoad" draw:mime-type="image/jpeg"/>
</draw:frame>
</text:a>
</text:p>
      <text:p text:style-name="P4">
News Source: <text:a xlink:type="simple" xlink:href="https://armyinform.com.ua/2023/04/03/czina-nevdalogo-zamorozhuvannya-ukrayiny-czpd/" text:style-name="Internet_20_link" text:visited-style-name="Visited_20_Internet_20_Link">
https://armyinform.com.ua/2023/04/03/czina-nevdalogo-zamorozhuvannya-ukrayiny-czpd/</text:a>
</text:p>
      <!--NEWS-->
      <text:h text:style-name="P10" text:outline-level="1">
<text:span text:style-name="T4">
The Russian serviceman tells his father about the successful operation of the Armed Forces in neighboring positions</text:span>
</text:h>
      <text:p text:style-name="P4">
Author: ['АРМІЯINFORM']</text:p>
      <text:p text:style-name="P4">
Time: 2023-04-03T48:00:00-04:00</text:p>
      <text:p text:style-name="P4">
Description: Golovna management of the Rosvіki of the Ministry of Defense of Ukrainian, published an auto -transkhodlennya ... War with Ukraine 2022, war with Ukraine Latest News today, News War with Ukraine 2022 The last ones today, will there be a war between Ukraine and Russia and when the war with Ukraine will be or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text:p>
      <text:p text:style-name="P4">
Category: News</text:p>
      <!--METADATA-->
      <text:p text:style-name="P4">
<draw:frame draw:style-name="fr1" draw:name="Image16" text:anchor-type="as-char" svg:width="6.9236in" svg:height="3.894525in" draw:z-index="0">
<draw:image xlink:href="../Images/AРМІЯINFORM/2023-04-03T48-00-00-04-00/gurperehoplennya.jpg" xlink:type="simple" xlink:show="embed" xlink:actuate="onLoad" draw:mime-type="image/jpeg"/>
</draw:frame>
Main Directorate of Intelligence of the Ministry of Defense of Ukraine <text:a xlink:type="simple" xlink:href="https://t.me/DIUkraine" text:style-name="Internet_20_link" text:visited-style-name="Visited_20_Internet_20_Link">
published</text:a>
Audio interception of the conversation of the Russian military, where he tells his father that the Ukrainian military destroyed almost all his mouth.</text:p>
      <text:p text:style-name="P4">
News Source: <text:a xlink:type="simple" xlink:href="https://armyinform.com.ua/2023/04/03/vijskovosluzhbovecz-rf-rozpovidaye-batkovi-pro-vdalu-operacziyu-zsu-na-susidnih-pozycziyah/" text:style-name="Internet_20_link" text:visited-style-name="Visited_20_Internet_20_Link">
https://armyinform.com.ua/2023/04/03/vijskovosluzhbovecz-rf-rozpovidaye-batkovi-pro-vdalu-operacziyu-zsu-na-susidnih-pozycziyah/</text:a>
</text:p>
      <!--NEWS-->
      <text:h text:style-name="P10" text:outline-level="1">
<text:span text:style-name="T4">
Our aircraft during the day struck eight blows on the enemy</text:span>
</text:h>
      <text:p text:style-name="P4">
Author: ['АРМІЯINFORM']</text:p>
      <text:p text:style-name="P4">
Time: 2023-04-03T49:00:00-04:00</text:p>
      <text:p text:style-name="P4">
Description: Ukrainian Avіaatsіya for Dob was headed by 8 strokes in the areas of Zserdzhennya Penpoptіv,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ХРОНІКА ОБОРОНИ']</text:p>
      <text:p text:style-name="P4">
Category: News</text:p>
      <!--METADATA-->
      <text:p text:style-name="P4">
<draw:frame draw:style-name="fr1" draw:name="Image17" text:anchor-type="as-char" svg:width="6.9236in" svg:height="4.658699in" draw:z-index="0">
<draw:image xlink:href="../Images/AРМІЯINFORM/2023-04-03T49-00-00-04-00/avicziya_udar-e1680493056934.jpg" xlink:type="simple" xlink:show="embed" xlink:actuate="onLoad" draw:mime-type="image/jpeg"/>
</draw:frame>
Illustrative Photo <text:span text:style-name="T4">
 🔥 Situation on Russian invasion </text:span>
</text:p>
      <text:p text:style-name="P4">
Ukrainian aviation per day struck 8 beats in the areas of concentration of the invaders, <text:a xlink:type="simple" xlink:href="https://www.facebook.com/GeneralStaff.ua/posts/pfbid02utHwpJKkEBmj3LkBMNK23pJ6dcbfECjbY5wpJeG2SEtRox9TgKsfetL4Rv5kvXRbl" text:style-name="Internet_20_link" text:visited-style-name="Visited_20_Internet_20_Link">
reports</text:a>
The General Staff of the Armed Forces of Ukraine.</text:p>
      <text:p text:style-name="P4">
"Units of missile troops and artillery were amazed by 1 management point, 3 areas of living force, 3 positions of air defense and 6 other expensive enemy objects," the message reads.</text:p>
      <text:p text:style-name="P4">
The General Staff of the Armed Forces of Ukraine states that information on the loss of the enemy is constantly consistent.</text:p>
      <text:p text:style-name="P4">
News Source: <text:a xlink:type="simple" xlink:href="https://armyinform.com.ua/2023/04/03/nasha-aviacziya-protyagom-doby-zavdala-visim-udariv-po-vorogu/" text:style-name="Internet_20_link" text:visited-style-name="Visited_20_Internet_20_Link">
https://armyinform.com.ua/2023/04/03/nasha-aviacziya-protyagom-doby-zavdala-visim-udariv-po-vorogu/</text:a>
</text:p>
      <!--NEWS-->
      <text:h text:style-name="P10" text:outline-level="1">
<text:span text:style-name="T4">
Over the past day, the enemy has struck 5 rocket launchers and 32 aircraft strike</text:span>
</text:h>
      <text:p text:style-name="P4">
Author: ['АРМІЯINFORM']</text:p>
      <text:p text:style-name="P4">
Time: 2023-04-03T50:00:00-04:00</text:p>
      <text:p text:style-name="P4">
Description: About the General Staff of the ZS Ukrainian in the operational INformation Stan on the wound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5/630_360_1650977494-848.jpg" text:style-name="Internet_20_link" text:visited-style-name="Visited_20_Internet_20_Link">
630_360_1650977494-848.jpg</text:a>
']</text:p>
      <text:p text:style-name="P4">
Tags: ['STOPRUSSIA', 'АГРЕСІЯ РФ', 'ГШ ЗСУ']</text:p>
      <text:p text:style-name="P4">
Category: News</text:p>
      <!--METADATA-->
      <text:p text:style-name="P4">
<draw:frame draw:style-name="fr1" draw:name="Image18" text:anchor-type="as-char" svg:width="6.9236in" svg:height="3.956343in" draw:z-index="0">
<draw:image xlink:href="../Images/AРМІЯINFORM/2023-04-03T50-00-00-04-00/630_360_1650977494-848.jpg" xlink:type="simple" xlink:show="embed" xlink:actuate="onLoad" draw:mime-type="image/jpeg"/>
</draw:frame>
Illustrative photo</text:p>
      <text:p text:style-name="P4">
About it <text:a xlink:type="simple" xlink:href="https://www.facebook.com/GeneralStaff.ua/posts/pfbid02utHwpJKkEBmj3LkBMNK23pJ6dcbfECjbY5wpJeG2SEtRox9TgKsfetL4Rv5kvXRbl" text:style-name="Internet_20_link" text:visited-style-name="Visited_20_Internet_20_Link">
reports</text:a>
The General Staff of the Armed Forces of Ukraine in operational information as of the morning 03.04.2023 on the Russian invasion.</text:p>
      <text:p text:style-name="P4">
“Over the past day, the enemy has struck 5 rocket launchers and 32 aircraft strikes, and made more than 50 shelling of rocket launchers.</text:p>
      <text:p text:style-name="P4">
The probability of missile and aviation strikes throughout Ukraine's all -agricultural is high, as the enemy continues to use terror tactics, ”the message goes.</text:p>
      <text:p text:style-name="P4">
News Source: <text:a xlink:type="simple" xlink:href="https://armyinform.com.ua/2023/04/03/protyagom-mynuloyi-doby-protyvnyk-zavdav-5-raketnyh-32-aviaczijnyh-udary-zdijsnyv-bilshe-50-obstriliv-z-rszv/" text:style-name="Internet_20_link" text:visited-style-name="Visited_20_Internet_20_Link">
https://armyinform.com.ua/2023/04/03/protyagom-mynuloyi-doby-protyvnyk-zavdav-5-raketnyh-32-aviaczijnyh-udary-zdijsnyv-bilshe-50-obstriliv-z-rszv/</text:a>
</text:p>
      <!--NEWS-->
      <text:h text:style-name="P10" text:outline-level="1">
<text:span text:style-name="T4">
Among the Estonians, Ukraine's support reaches 98 percent</text:span>
</text:h>
      <text:p text:style-name="P4">
Author: ['Ольга Мосьондз']</text:p>
      <text:p text:style-name="P4">
Time: 2023-04-03T51:00:00-04:00</text:p>
      <text:p text:style-name="P4">
Description: About the PID hour of the presentation of the analistic navit “MIZHSTORALLY SPIVPRACYA: Lessons on the Ha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607890h46edt47.jpg" text:style-name="Internet_20_link" text:visited-style-name="Visited_20_Internet_20_Link">
1607890h46edt47.jpg</text:a>
']</text:p>
      <text:p text:style-name="P4">
Tags: ['ЕСТОНІЯ', 'ІНДРЕК КАННІК', 'СВІТ ПІДТРИМУЄ УКРАЇНУ']</text:p>
      <text:p text:style-name="P4">
Category: News</text:p>
      <!--METADATA-->
      <text:p text:style-name="P4">
<draw:frame draw:style-name="fr1" draw:name="Image19" text:anchor-type="as-char" svg:width="6.9236in" svg:height="5.1927in" draw:z-index="0">
<draw:image xlink:href="../Images/AРМІЯINFORM/2023-04-03T51-00-00-04-00/1607890h46edt47.jpg" xlink:type="simple" xlink:show="embed" xlink:actuate="onLoad" draw:mime-type="image/jpeg"/>
</draw:frame>
Indrek Kannik</text:p>
      <text:p text:style-name="P4">
About this during the presentation of the analytical report "Inter -Sectoral Cooperation: a lesson of the way to a sustainable society", which took place recently in Kiev, a director of the International Center for Defense and Security(ICDS)in Tallinn, Ministry of Estonia Ministry(1994)Indrek Kannik.</text:p>
      <text:p text:style-name="P4">
During the joint work of Estonia and Ukraine under the Stable Ukraine program, the International Defense and Security Center was investigated how Ukrainian -stateanation showed its stability under the conditions of a large -scale invasion of the Russian Federation is important for our country, as well as for the whole of Europe.</text:p>
      <text:p text:style-name="P4">
Read also:</text:p>
      <text:p text:style-name="P4">
<text:a xlink:type="simple" xlink:href="https://armyinform.com.ua/2023/04/02/kompromis-z-rf-nemozhlyvyj-dlya-nyh-cze-pokaznyk-slabkosti-i-zelene-svitlo-jty-dali-indrek-kannik/" text:style-name="Internet_20_link" text:visited-style-name="Visited_20_Internet_20_Link">
Compromise with the Russian Federation is impossible, for them it is an indicator of weakness and green light is long - Indrek Kannik</text:a>
Asked how much Estonia society supports Ukraine as a percentage of communication, Indrek Kannik answered:</text:p>
      <ul>
        <li>
Among the Estonians, Ukraine's support probably exceeds 95 percent or even98. The question is about the Russian -speaking population of Estonia. There are approximately 40-50 percents definitely against this war and for Ukraine. 35-40% are those that are difficult to determine. They probably understand that Russia still does the wrong thing of Ukraine, but do not want to interfere and openly speak against aggression, because they have roots there. Those who do not support Ukraine and, unfortunately, are the open Putinists - about 15-20% of the Russian -speaking population. The reasons are different - from the propaganda of the Russian Federation to the Menalgia under the Soviet Union. I want to say that in Estonia a fairly large gap between generations. And if there are those who support the policies of the Russian Federation and Putin among the older Russian -speaking.</li>
      </ul>
      <text:p text:style-name="P4">
News Source: <text:a xlink:type="simple" xlink:href="https://armyinform.com.ua/2023/04/03/sered-estoncziv-pidtrymka-ukrayiny-syagaye-98-vidsotkiv/" text:style-name="Internet_20_link" text:visited-style-name="Visited_20_Internet_20_Link">
https://armyinform.com.ua/2023/04/03/sered-estoncziv-pidtrymka-ukrayiny-syagaye-98-vidsotkiv/</text:a>
</text:p>
      <!--NEWS-->
      <text:h text:style-name="P10" text:outline-level="1">
<text:span text:style-name="T4">
The occupiers are forcing Melitopol teachers to give up Ukrainian citizenship</text:span>
</text:h>
      <text:p text:style-name="P4">
Author: ['АРМІЯINFORM']</text:p>
      <text:p text:style-name="P4">
Time: 2023-04-03T52:00:00-04:00</text:p>
      <text:p text:style-name="P4">
Description: About the General Staff of the ZS Ukrainian in the operational INformation Stan on the wound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d6e4a09-914552b-tajikistan-705.jpg" text:style-name="Internet_20_link" text:visited-style-name="Visited_20_Internet_20_Link">
d6e4a09-914552b-tajikistan-705.jpg</text:a>
']</text:p>
      <text:p text:style-name="P4">
Tags: ['STOPRUSSIA', 'ГШ ЗСУ']</text:p>
      <text:p text:style-name="P4">
Category: News</text:p>
      <!--METADATA-->
      <text:p text:style-name="P4">
<draw:frame draw:style-name="fr1" draw:name="Image20" text:anchor-type="as-char" svg:width="6.9236in" svg:height="3.87918in" draw:z-index="0">
<draw:image xlink:href="../Images/AРМІЯINFORM/2023-04-03T52-00-00-04-00/d6e4a09-914552b-tajikistan-705.jpg" xlink:type="simple" xlink:show="embed" xlink:actuate="onLoad" draw:mime-type="image/jpeg"/>
</draw:frame>
Illustrative photo</text:p>
      <text:p text:style-name="P4">
About it <text:a xlink:type="simple" xlink:href="https://www.facebook.com/GeneralStaff.ua/posts/pfbid02utHwpJKkEBmj3LkBMNK23pJ6dcbfECjbY5wpJeG2SEtRox9TgKsfetL4Rv5kvXRbl" text:style-name="Internet_20_link" text:visited-style-name="Visited_20_Internet_20_Link">
reports</text:a>
The General Staff of the Armed Forces of Ukraine in operational information as of the morning 03.04.2023 on the Russian invasion.</text:p>
      <text:p text:style-name="P4">
“The Russian invaders continue the forced certification of the population of the temporarily fixed territory of Zaporizhzhya region. In particular, in Melitopol, invaders invite school teachers, until June 01 this year, to write from Ukrainian citizenship and obtain Russian passports, ”the message goes.</text:p>
      <text:p text:style-name="P4">
News Source: <text:a xlink:type="simple" xlink:href="https://armyinform.com.ua/2023/04/03/okupanty-zmushuyut-melitopolskyh-vchyteliv-vidmovytysya-vid-ukrayinskogo-gromadyanstva/" text:style-name="Internet_20_link" text:visited-style-name="Visited_20_Internet_20_Link">
https://armyinform.com.ua/2023/04/03/okupanty-zmushuyut-melitopolskyh-vchyteliv-vidmovytysya-vid-ukrayinskogo-gromadyanstva/</text:a>
</text:p>
      <!--NEWS-->
      <text:h text:style-name="P10" text:outline-level="1">
<text:span text:style-name="T4">
Enemy loss per day: minus 610 invaders, 7 BBM and 13 drones - the General Staff of the Armed Forces</text:span>
</text:h>
      <text:p text:style-name="P4">
Author: ['АРМІЯINFORM']</text:p>
      <text:p text:style-name="P4">
Time: 2023-04-03T53:00:00-04:00</text:p>
      <text:p text:style-name="P4">
Description: Zagalni Boyov, take the enemy on 02.24.22 to 03/03/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vtraty_04-03-2023-scaled.jpg" text:style-name="Internet_20_link" text:visited-style-name="Visited_20_Internet_20_Link">
vtraty_04-03-2023-scaled.jpg</text:a>
']</text:p>
      <text:p text:style-name="P4">
Tags: ['STOPRUSSIA', 'ВІЙНА', 'ВТРАТИ ВОРОГА']</text:p>
      <text:p text:style-name="P4">
Category: News</text:p>
      <!--METADATA-->
      <text:p text:style-name="P4">
<draw:frame draw:style-name="fr1" draw:name="Image21" text:anchor-type="as-char" svg:width="6.9236in" svg:height="6.975527in" draw:z-index="0">
<draw:image xlink:href="../Images/AРМІЯINFORM/2023-04-03T53-00-00-04-00/vtraty_04-03-2023-scaled.jpg" xlink:type="simple" xlink:show="embed" xlink:actuate="onLoad" draw:mime-type="image/jpeg"/>
</draw:frame>
The total fighting loss of the enemy from 24.02.22 to 03.04.23 will be orientated:</text:p>
      <text:p text:style-name="P4">
<text:span text:style-name="T4">
<text:span text:style-name="T5">
 Personnel - </text:span>
* 175160(+610)persons eliminated</text:span>
<text:span text:style-name="T5">
 tanks - </text:span>
<text:span text:style-name="T5">
 3619(+1)</text:span>
<text:span text:style-name="T4">
 combat armored vehicles - </text:span>
 6993(+7)<text:span text:style-name="T4">
<text:span text:style-name="T5">
 Artillery Systems - </text:span>
<text:span text:style-name="T5">
 2694(+7)</text:span>
 </text:span>
 RSZV - <text:span text:style-name="T4">
 527(0)</text:span>
<text:span text:style-name="T5">
 air defense means - </text:span>
<text:span text:style-name="T5">
 280(+1)</text:span>
<text:span text:style-name="T4">
 aircraft - </text:span>
 306(0)<text:span text:style-name="T4">
<text:span text:style-name="T5">
 helicopters - </text:span>
* 291(0)</text:span>
<text:span text:style-name="T5">
 UAV Operative Tactical Level-</text:span>
<text:span text:style-name="T5">
 2262(+13)</text:span>
<text:span text:style-name="T4">
 Winged missiles - </text:span>
 911(0)<text:span text:style-name="T4">
<text:span text:style-name="T5">
 ships / boats - </text:span>
* 18(0)</text:span>
<text:span text:style-name="T5">
 Automobile equipment and tanks - </text:span>
<text:span text:style-name="T5">
 5553(+16)</text:span>
<text:span text:style-name="T4">
 SPECIAL TECHANGE - </text:span>
 298(+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3.04.23.</text:p>
      <text:p text:style-name="P4">
News Source: <text:a xlink:type="simple" xlink:href="https://armyinform.com.ua/2023/04/03/vtraty-voroga-za-dobu-minus-610-okupantiv-7-bbm-ta-13-bezpilotnykiv-genshtab-zsu/" text:style-name="Internet_20_link" text:visited-style-name="Visited_20_Internet_20_Link">
https://armyinform.com.ua/2023/04/03/vtraty-voroga-za-dobu-minus-610-okupantiv-7-bbm-ta-13-bezpilotnykiv-genshtab-zsu/</text:a>
</text:p>
      <!--NEWS-->
      <text:h text:style-name="P10" text:outline-level="1">
<text:span text:style-name="T4">
US Ambassador to Ukraine: The liberation of the Kyiv region a year ago showed the world that Ukraine would repel and not obey</text:span>
</text:h>
      <text:p text:style-name="P4">
Author: ['АРМІЯINFORM']</text:p>
      <text:p text:style-name="P4">
Time: 2023-04-03T54:00:00-04:00</text:p>
      <text:p text:style-name="P4">
Description: Ambassador of Sentiners of America in Ukrainian Brijit Brink to the RICHNITSISI Kievshchin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orodyanka.jpg" text:style-name="Internet_20_link" text:visited-style-name="Visited_20_Internet_20_Link">
borodyanka.jpg</text:a>
']</text:p>
      <text:p text:style-name="P4">
Tags: ['БОРОДЯНКА', 'БРІДЖИТ БРІНК', 'ПОСОЛ СПОЛУЧЕНИХ ШТАТІВ АМЕРИКИ']</text:p>
      <text:p text:style-name="P4">
Category: News</text:p>
      <!--METADATA-->
      <text:p text:style-name="P4">
<draw:frame draw:style-name="fr1" draw:name="Image22" text:anchor-type="as-char" svg:width="6.9236in" svg:height="3.894525in" draw:z-index="0">
<draw:image xlink:href="../Images/AРМІЯINFORM/2023-04-03T54-00-00-04-00/borodyanka.jpg" xlink:type="simple" xlink:show="embed" xlink:actuate="onLoad" draw:mime-type="image/jpeg"/>
</draw:frame>
The Ambassador of the United States of America to Ukraine Bridget Brinka to the anniversary of the liberation of the Russian invaders noted that Ukraine would repel and have not been abandoned by the occupiers.</text:p>
      <text:p text:style-name="P4">
Bridget Bridk <text:a xlink:type="simple" xlink:href="https://twitter.com/USAmbKyiv/status/1642553054946795529/photo/1" text:style-name="Internet_20_link" text:visited-style-name="Visited_20_Internet_20_Link">
reported</text:a>
In Twitter.</text:p>
      <text:p text:style-name="P4">
“I wear this photo from my first trip to Borodyanka every day with me, not only about the horrors of Russian aggression and occupation, but also about the desire of the fascinating residents of Borodyanka - and all Ukraine - to live freely. A year ago, a year ago showed the world that Ukraine would repel and be dead. I was moved to see the discovery of the sculpture in Borodyanka "<text:a xlink:type="simple" xlink:href="https://armyinform.com.ua/2023/04/02/na-chest-vyzvolennya-kyyivshhyny-v-borodyanczi-vidkryly-skulpturu-divchynka-pid-sonczem/" text:style-name="Internet_20_link" text:visited-style-name="Visited_20_Internet_20_Link">
a girl under the sun</text:a>
"Yevgeny Primachenko is a symbol of your determination in confrontation, restoration and reconstruction,” Bridget Brinkk said.</text:p>
      <text:p text:style-name="P4">
News Source: <text:a xlink:type="simple" xlink:href="https://armyinform.com.ua/2023/04/03/posol-ssha-v-ukrayini-zvilnennya-kyyivshhyny-rik-tomu-pokazalo-svitovi-shho-ukrayina-davatyme-vidsich-i-ne-pidkorytsya/" text:style-name="Internet_20_link" text:visited-style-name="Visited_20_Internet_20_Link">
https://armyinform.com.ua/2023/04/03/posol-ssha-v-ukrayini-zvilnennya-kyyivshhyny-rik-tomu-pokazalo-svitovi-shho-ukrayina-davatyme-vidsich-i-ne-pidkorytsya/</text:a>
</text:p>
      <!--NEWS-->
      <text:h text:style-name="P10" text:outline-level="1">
<text:span text:style-name="T4">
There are 9 invaders' warships in the Black Sea of combat duty in the Black Sea, including two rockets</text:span>
</text:h>
      <text:p text:style-name="P4">
Author: ['Олександр Кіндсфатер']</text:p>
      <text:p text:style-name="P4">
Time: 2023-04-03T55:00:00-04:00</text:p>
      <text:p text:style-name="P4">
Description: The Kerivnik of the Oblodnaya Coordinating President of Defense Forces Pivnya Ukrainian said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НАТАЛІЯ ГУМЕНЮК']</text:p>
      <text:p text:style-name="P4">
Category: News</text:p>
      <!--METADATA-->
      <text:p text:style-name="P4">
<draw:frame draw:style-name="fr1" draw:name="Image23" text:anchor-type="as-char" svg:width="6.9236in" svg:height="4.615733in" draw:z-index="0">
<draw:image xlink:href="../Images/AРМІЯINFORM/2023-04-03T55-00-00-04-00/raketa-kalibr-pusk-chorne-more.jpg" xlink:type="simple" xlink:show="embed" xlink:actuate="onLoad" draw:mime-type="image/jpeg"/>
</draw:frame>
Illustrative photo</text:p>
      <text:p text:style-name="P4">
<text:span text:style-name="T5">
Poe Natalia Humeniuk, the head of the Unified Coordination Press Center of Defense Forces of Ukraine, on the air of the National Teleternum "Unin" .</text:span>
</text:p>
      <ul>
        <li>
Based on the number of rockets, including the "calibers" that they now remained, the likelihood of applying massive rocket strokes is unlikely. But spot -rickets can not be excluded. In particular, it is not possible to exclude possible participation in the name of wave attacks. When they first use Shakhi, then the air and maritime -based robots. We must be vigilant and careful. Remember that the enemy has critical and military infrastructure objects, ”the head of the press center added.</li>
      </ul>
      <text:p text:style-name="P4">
On the left bank of the Kherson region, the invaders continue to conduct defensive actions. He is echoed in his position and constantly maneuvering to avoid fireboron of the southern direction. Our units continue to destroy live power, car and armored vehicles of the enemy, as well as its intelligence drones, which it is used to use grenades. And even the local authorities from the Dnieper Right -Sentennial warrment the civilian population so that they do not accumulate, because every war can be used and against peaceful people.</text:p>
      <text:p text:style-name="P4">
The 30-kilometer safety strip is being cleaned, which is already felt by the number of enemy shelling. According to Natalia Humeniuk, last week they managed to reduce up to 21 a day. Although, on some days, it, unfortunately, reaches 50-60 shelling. But this is not 90 and 100, as it was in the back of the weeks. Also last day, the enemy has refused to use killed aviation missiles, which may be associated with the deterioration of weather.</text:p>
      <text:p text:style-name="P4">
Defense forces continue to inflict fire damage to the observational punctures of the islands between the right and left shore, destroying the eaters and its fuel facilities in the form of malomalomale boats stolen in civilian population.</text:p>
      <text:p text:style-name="P4">
News Source: <text:a xlink:type="simple" xlink:href="https://armyinform.com.ua/2023/04/03/na-bojovomu-cherguvanni-v-chornomu-mori-zalyshayetsya-9-bojovyh-korabliv-zagarbnykiv-zokrema-dva-raketonosiyi/" text:style-name="Internet_20_link" text:visited-style-name="Visited_20_Internet_20_Link">
https://armyinform.com.ua/2023/04/03/na-bojovomu-cherguvanni-v-chornomu-mori-zalyshayetsya-9-bojovyh-korabliv-zagarbnykiv-zokrema-dva-raketonosiyi/</text:a>
</text:p>
      <!--NEWS-->
      <text:h text:style-name="P10" text:outline-level="1">
<text:span text:style-name="T4">
The Commander of the Joint Forces of the Armed Forces met with volunteers and thanked for the help of soldiers</text:span>
</text:h>
      <text:p text:style-name="P4">
Author: ['АРМІЯINFORM']</text:p>
      <text:p text:style-name="P4">
Time: 2023-04-03T56:00:00-04:00</text:p>
      <text:p text:style-name="P4">
Description: Commander of the Obtnani forces of the Zbroyshany, Lieutenant General Sergey Nav Vidvіda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nayev-volontery2.png" text:style-name="Internet_20_link" text:visited-style-name="Visited_20_Internet_20_Link">
nayev-volontery2.png</text:a>
']</text:p>
      <text:p text:style-name="P4">
Tags: ['STOPRUSSIA', 'КОМАНДУВАННЯ ОБ’ЄДНАНИХ СИЛ ЗСУ', 'СЕРГІЙ НАЄВ']</text:p>
      <text:p text:style-name="P4">
Category: News</text:p>
      <!--METADATA-->
      <text:p text:style-name="P4">
<draw:frame draw:style-name="fr1" draw:name="Image24" text:anchor-type="as-char" svg:width="6.9236in" svg:height="3.57731in" draw:z-index="0">
<draw:image xlink:href="../Images/AРМІЯINFORM/2023-04-03T56-00-00-04-00/nayev-volontery2.png" xlink:type="simple" xlink:show="embed" xlink:actuate="onLoad" draw:mime-type="image/png"/>
</draw:frame>
The Commander of the Joint Forces of the Armed Forces of Ukraine, Lieutenant General Sergey Naivvit, respected the Ruevit Charitable Foundation and thanked the volunteers for their activeness and fruitful cooperation with the military.</text:p>
      <text:p text:style-name="P4">
About it <text:a xlink:type="simple" xlink:href="https://fb.watch/jG8-S2-1r_/" text:style-name="Internet_20_link" text:visited-style-name="Visited_20_Internet_20_Link">
reports</text:a>
Command of the United Forces forces of Ukraine.</text:p>
      <text:p text:style-name="P4">
“For nine years in a row, members of the Ruevit Charitable Foundation have been tireless and units that have been performing combat in the north and east of our country. They are united with the warriors the dreamy goal - to overcome and win, ”the message reads.</text:p>
      <text:p text:style-name="P4">
The commander thanked the volunteers for their work, for the effort to do everything you need to bring our victory closer.</text:p>
      <text:p text:style-name="P4">
According to him, the camouflage kits made by the members of the Fund will benefit Ukrainian soldiers in the course of the task. They will retain more than one soldier's life.</text:p>
      <text:p text:style-name="P4">
“It is very important that we are now together, defending our independence. And when we will win the enemy - we will restore, build our Ukraine together, so that it blossomed and become even better than before the war, ”the commander emphasized.</text:p>
      <text:p text:style-name="P4">
<text:span text:style-name="T4">
 Ruevit Charitable Foundation </text:span>
 was created with the beginning of the anti -terrorist operation in 2014. About two hundred people from the Rivne region work in various directions, determining the current needs of servicemen and actively communicating with them: weave camouflage nets, prepare dugout candles, collect funds for which they buy the necessary equipment for military servicemen, including unmanned aerial devices, devices. Other public organizations are actively involved in their activities.</text:p>
      <text:p text:style-name="P4">
News Source: <text:a xlink:type="simple" xlink:href="https://armyinform.com.ua/2023/04/03/komanduvach-obyednanyh-syl-zsu-zustrivsya-z-volonteramy-ta-podyakuvav-za-dopomogu-voyinam/" text:style-name="Internet_20_link" text:visited-style-name="Visited_20_Internet_20_Link">
https://armyinform.com.ua/2023/04/03/komanduvach-obyednanyh-syl-zsu-zustrivsya-z-volonteramy-ta-podyakuvav-za-dopomogu-voyinam/</text:a>
</text:p>
      <!--NEWS-->
      <text:h text:style-name="P10" text:outline-level="1">
<text:span text:style-name="T4">
Pyrotechnics of the SESS neutralized 116 explosive objects during the day</text:span>
</text:h>
      <text:p text:style-name="P4">
Author: ['АРМІЯINFORM']</text:p>
      <text:p text:style-name="P4">
Time: 2023-04-03T57:00:00-04:00</text:p>
      <text:p text:style-name="P4">
Description: Lent out, 2 KVITRY, PIRETHRICHICHILELY OF HOUSE OF WERENSIONAL WAR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051f0000-0aff-0242-be2f-08da173df50a_w1080_h608.png" text:style-name="Internet_20_link" text:visited-style-name="Visited_20_Internet_20_Link">
051f0000-0aff-0242-be2f-08da173df50a_w1080_h608.png</text:a>
', '<text:a xlink:type="simple" xlink:href="https://armyinform.com.ua/wp-content/uploads/2023/04/photo_5285276279765059007_y.jpg" text:style-name="Internet_20_link" text:visited-style-name="Visited_20_Internet_20_Link">
photo_5285276279765059007_y.jpg</text:a>
']</text:p>
      <text:p text:style-name="P4">
Tags: ['STOPRUSSIA', 'ДСНС УКРАЇНИ', 'ПІРОТЕХНІКИ']</text:p>
      <text:p text:style-name="P4">
Category: News</text:p>
      <!--METADATA-->
      <text:p text:style-name="P4">
<draw:frame draw:style-name="fr1" draw:name="Image25" text:anchor-type="as-char" svg:width="6.9236in" svg:height="3.89773in" draw:z-index="0">
<draw:image xlink:href="../Images/AРМІЯINFORM/2023-04-03T57-00-00-04-00/051f0000-0aff-0242-be2f-08da173df50a_w1080_h608.png" xlink:type="simple" xlink:show="embed" xlink:actuate="onLoad" draw:mime-type="image/png"/>
</draw:frame>
<text:span text:style-name="T4">
 Over the past day, 2 </text:span>
 <text:span text:style-name="T4">
 April </text:span>
 <text:span text:style-name="T4">
, </text:span>
 pyrotechnic units of Ukraine for Emergency Situations <text:span text:style-name="T4">
 72 times </text:span>
 have been involved in demining tasks.</text:p>
      <text:p text:style-name="P4">
About it _ <text:a xlink:type="simple" xlink:href="https://dsns.gov.ua/uk/news/nadzvicaini-podiyi/operativna-informaciia-shhodo-roboti-pirotexnicnix-pidrozdiliv-dsns-ukrayini-25" text:style-name="Internet_20_link" text:visited-style-name="Visited_20_Internet_20_Link">
reports</text:a>
_ SES of Ukraine.</text:p>
      <text:p text:style-name="P4">
Pyrotechnic units found, seized and disposed of <text:span text:style-name="T4">
 116 </text:span>
 explosive objects. Examined(cleared)territory over <text:span text:style-name="T4">
 8.67 </text:span>
 hectares.</text:p>
      <text:p text:style-name="P4">
Background: from the beginning of large -scale aggression of the Russian Federation of Ukrainian Pyrotechnical units of the SES of Ukraine, the Pyrotechnical units of the SES of Ukraine were involved <text:span text:style-name="T4">
 49 295 times </text:span>
 to perform mine tasks. Disposed of <text:span text:style-name="T4">
 339 745 extinguishing item </text:span>
, including <text:span text:style-name="T4">
 2 200 aviation bombs </text:span>
. Examined(cleared)area of area <text:span text:style-name="T4">
 81 563 gecters </text:span>
.</text:p>
      <text:p text:style-name="P4">
<draw:frame draw:style-name="fr1" draw:name="Image26" text:anchor-type="as-char" svg:width="6.9236in" svg:height="5.804039in" draw:z-index="0">
<draw:image xlink:href="../Images/AРМІЯINFORM/2023-04-03T57-00-00-04-00/photo_5285276279765059007_y.jpg" xlink:type="simple" xlink:show="embed" xlink:actuate="onLoad" draw:mime-type="image/jpeg"/>
</draw:frame>
A total of 174 thousand square meters remain. km of potentially dangerous territories, measuring 30% of the total area of the state.</text:p>
      <text:p text:style-name="P4">
News Source: <text:a xlink:type="simple" xlink:href="https://armyinform.com.ua/2023/04/03/pirotehniky-dsns-zneshkodyly-116-vybuhonebezpechnyh-predmetiv-vprodovzh-doby/" text:style-name="Internet_20_link" text:visited-style-name="Visited_20_Internet_20_Link">
https://armyinform.com.ua/2023/04/03/pirotehniky-dsns-zneshkodyly-116-vybuhonebezpechnyh-predmetiv-vprodovzh-doby/</text:a>
</text:p>
      <!--NEWS-->
      <text:h text:style-name="P10" text:outline-level="1">
<text:span text:style-name="T4">
In Donetsk, we managed to improve our tactical position - Alexey Dmitrashkivsky</text:span>
</text:h>
      <text:p text:style-name="P4">
Author: ['Дмитро Горбунов']</text:p>
      <text:p text:style-name="P4">
Time: 2023-04-03T58:00:00-04:00</text:p>
      <text:p text:style-name="P4">
Description: About the DIA Voroga on Donechchini that PIVDNI Ukrainian in the Efіrі Telemarafon "єini New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0g6a4484.jpg" text:style-name="Internet_20_link" text:visited-style-name="Visited_20_Internet_20_Link">
0g6a4484.jpg</text:a>
']</text:p>
      <text:p text:style-name="P4">
Tags: ['ОЛЕКСІЙ ДМИТРАШКІВСЬКИЙ']</text:p>
      <text:p text:style-name="P4">
Category: News</text:p>
      <!--METADATA-->
      <text:p text:style-name="P4">
<draw:frame draw:style-name="fr1" draw:name="Image27" text:anchor-type="as-char" svg:width="6.9236in" svg:height="4.615733in" draw:z-index="0">
<draw:image xlink:href="../Images/AРМІЯINFORM/2023-04-03T58-00-00-04-00/0g6a4484.jpg" xlink:type="simple" xlink:show="embed" xlink:actuate="onLoad" draw:mime-type="image/jpeg"/>
</draw:frame>
About the actions of the enemy in Donetsk and south of Ukraine on the air of the telecommunication <text:a xlink:type="simple" xlink:href="https://www.youtube.com/watch" text:style-name="Internet_20_link" text:visited-style-name="Visited_20_Internet_20_Link">
"Unin"</text:a>
Colonel Alexeydmytrashkivsky told the Colonel of the Tavriysky direction.</text:p>
      <ul>
        <li>
The occupiers continue to attack the Avdi and Marinsk directions. They try to focus forces, but they do nothing. Donetskin has managed to improve their tactical position. That is, we took some -state important positions, - the Armed Forces officer said.</li>
      </ul>
      <text:p text:style-name="P4">
He said that near Avdiivka, the enemy conducts some rotation.</text:p>
      <text:p text:style-name="P4">
-To date, it is known about the withdrawal of the 200th motorized rifle. They were taken away so that they could restore strength. Instead, the Einformation, which came there "Wagnerivtsi". But there is no confirmation of this yet. In general, enemies are very afraid of our counter -offensive and understand that their Donetsk direction is exhausted. They gradually lose their combat capacity, - Colonel Alexei Dmitrashkivsky informed.</text:p>
      <text:p text:style-name="P4">
According to him, there were no significant changes in the Zaporozhye direction.</text:p>
      <ul>
        <li>
The enemy conducts active intelligence and improves its defensive borders. Not having a success on the front, the Russians in the Zaporizhzhya region use a barrel tareactive artillery, - summed up the spokesman of the united Press Center of the Defense Forces.</li>
      </ul>
      <text:p text:style-name="P4">
News Source: <text:a xlink:type="simple" xlink:href="https://armyinform.com.ua/2023/04/03/na-donechchyni-nam-vdalosya-pokrashhyty-svoye-taktychne-polozhennya-oleksij-dmytrashkivskyj/" text:style-name="Internet_20_link" text:visited-style-name="Visited_20_Internet_20_Link">
https://armyinform.com.ua/2023/04/03/na-donechchyni-nam-vdalosya-pokrashhyty-svoye-taktychne-polozhennya-oleksij-dmytrashkivskyj/</text:a>
</text:p>
      <!--NEWS-->
      <text:h text:style-name="P10" text:outline-level="1">
<text:span text:style-name="T4">
During the day the enemy fired at 7 regions of Ukraine, 12 civilians were killed, 32 were injured</text:span>
</text:h>
      <text:p text:style-name="P4">
Author: ['АРМІЯINFORM']</text:p>
      <text:p text:style-name="P4">
Time: 2023-04-03T59:00:00-04:00</text:p>
      <text:p text:style-name="P4">
Description: The last passes of Rosiyski Vіsyska were shelled by the Teritarian of 7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283120940621875580_y-1.jpg" text:style-name="Internet_20_link" text:visited-style-name="Visited_20_Internet_20_Link">
photo_5283120940621875580_y-1.jpg</text:a>
']</text:p>
      <text:p text:style-name="P4">
Tags: ['MILITARY MEDIA CENTER', 'STOPRUSSIA', 'ВОРОЖІ ОБСТРІЛИ']</text:p>
      <text:p text:style-name="P4">
Category: News</text:p>
      <!--METADATA-->
      <text:p text:style-name="P4">
<draw:frame draw:style-name="fr1" draw:name="Image28" text:anchor-type="as-char" svg:width="6.9236in" svg:height="4.882379in" draw:z-index="0">
<draw:image xlink:href="../Images/AРМІЯINFORM/2023-04-03T59-00-00-04-00/photo_5283120940621875580_y-1.jpg" xlink:type="simple" xlink:show="embed" xlink:actuate="onLoad" draw:mime-type="image/jpeg"/>
</draw:frame>
During the last day, Russian troops fired at the territory of 7 regions of Ukraine.</text:p>
      <text:p text:style-name="P4">
About it in Telegram <text:a xlink:type="simple" xlink:href="https://t.me/militarymediacenter/1603" text:style-name="Internet_20_link" text:visited-style-name="Visited_20_Internet_20_Link">
informs</text:a>
MilitaryMedia Center.</text:p>
      <text:p text:style-name="P4">
“In general from different types of weapons(mortars, tanks, SAU, artillery, RSZV, S-300 ZRK, UAV, tactical aviation)92 settlements were fired, 74 infrastructure objects were confirmed, ”the message reads.</text:p>
      <text:p text:style-name="P4">
According to preliminary information, 12 civilians were killed and 32 were injured.</text:p>
      <text:p text:style-name="P4">
News Source: <text:a xlink:type="simple" xlink:href="https://armyinform.com.ua/2023/04/03/za-dobu-vorog-obstrilyav-7-oblastej-ukrayiny-12-czyvilnyh-zagyblyh-32-poraneno/" text:style-name="Internet_20_link" text:visited-style-name="Visited_20_Internet_20_Link">
https://armyinform.com.ua/2023/04/03/za-dobu-vorog-obstrilyav-7-oblastej-ukrayiny-12-czyvilnyh-zagyblyh-32-poraneno/</text:a>
</text:p>
      <!--NEWS-->
      <text:h text:style-name="P10" text:outline-level="1">
<text:span text:style-name="T4">
The Council of Europe Secretary General for Ukraine arrived in Ukraine</text:span>
</text:h>
      <text:p text:style-name="P4">
Author: ['АРМІЯINFORM']</text:p>
      <text:p text:style-name="P4">
Time: 2023-04-03T60:00:00-04:00</text:p>
      <text:p text:style-name="P4">
Description: Persha intercessor Ministra of the law enforcement reports of Ukrainian Japarova held Zustrich Z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sxclusxgaikkjn.jpg" text:style-name="Internet_20_link" text:visited-style-name="Visited_20_Internet_20_Link">
fsxclusxgaikkjn.jpg</text:a>
']</text:p>
      <text:p text:style-name="P4">
Tags: ['STOPRUSSIA', 'АГРЕСІЯ РФ', 'ГЕНСЕК РАДИ ЄВРОПИ', 'ЕМІНЕ ДЖАПАРОВА', 'МАРІЯ ПЕЙЧИНОВИЧ-БУРИЧ', 'МЗС']</text:p>
      <text:p text:style-name="P4">
Category: News</text:p>
      <!--METADATA-->
      <text:p text:style-name="P4">
<draw:frame draw:style-name="fr1" draw:name="Image29" text:anchor-type="as-char" svg:width="6.9236in" svg:height="4.603105in" draw:z-index="0">
<draw:image xlink:href="../Images/AРМІЯINFORM/2023-04-03T60-00-00-04-00/fsxclusxgaikkjn.jpg" xlink:type="simple" xlink:show="embed" xlink:actuate="onLoad" draw:mime-type="image/jpeg"/>
</draw:frame>
The First Deputy Minister of Foreign Affairs of Ukraine Emina Dzhaparova to pass with the Secretary General of the Council of Europe Maria Peychinovich-Burich, who visits our state after the commencement of the Large-scale War of the Russian Federation of anti-Ukraine.</text:p>
      <text:p text:style-name="P4">
About it <text:a xlink:type="simple" xlink:href="https://mfa.gov.ua/news/emine-dzhaparova-ta-mariya-pejchinovich-burich-obgovorili-podalshi-kroki-dlya-prityagnennya-rosiyi-do-vidpovidalnosti" text:style-name="Internet_20_link" text:visited-style-name="Visited_20_Internet_20_Link">
reports</text:a>
Ministry of Foreign Affairs of Ukraine.</text:p>
      <text:p text:style-name="P4">
The key topics of the conversation were the issue of the role and place of the Council of Europe in the overcome of Russian aggression, as well as the course of preparation for the fourth summit of state and governments of the Council of Europe Member States.</text:p>
      <text:p text:style-name="P4">
Emine Dzhaparova emphasized that an important place in the decisions of the summit would have to settle the responsibility of the Russian Federation for crimes committed in Ukraine, in particular the creation of a special tribunal and a compensation mechanism for damages caused by aggression.</text:p>
      <text:p text:style-name="P4">
“It is important to ensure the inevitability of punishment for the perpetrators of the commission of war. This is our common duty to those who have died from the Ruzian aggressor since 2014. The Council of Europe has a conducting role in the creation of a special tribunal to hold Russia's reference for the crime of aggression, ”the First Deputy Ministry of Ukraine emphasized.</text:p>
      <text:p text:style-name="P4">
Particular attention was paid to the prospect of creating a register of losses, caused by the aggression of the Russian Federation against Ukraine, which will become an important step on the way to the creation of a seohochopical compensation mechanism.</text:p>
      <text:p text:style-name="P4">
Emine Dzhaparova thanked Maria Peychinovich-Burich for her clear position of dancer support for Ukraine in the fight against the Russian aggressor.</text:p>
      <text:p text:style-name="P4">
News Source: <text:a xlink:type="simple" xlink:href="https://armyinform.com.ua/2023/04/03/v-ukrayinu-z-vizytom-prybula-gensek-rady-yevropy/" text:style-name="Internet_20_link" text:visited-style-name="Visited_20_Internet_20_Link">
https://armyinform.com.ua/2023/04/03/v-ukrayinu-z-vizytom-prybula-gensek-rady-yevropy/</text:a>
</text:p>
      <!--NEWS-->
      <text:h text:style-name="P10" text:outline-level="1">
<text:span text:style-name="T4">
Almost 17,000 crimes against the National Security of Ukraine - the Office of the Prosecutor General have been recorded</text:span>
</text:h>
      <text:p text:style-name="P4">
Author: ['АРМІЯINFORM']</text:p>
      <text:p text:style-name="P4">
Time: 2023-04-03T61: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283129779664572015_y.jpg" text:style-name="Internet_20_link" text:visited-style-name="Visited_20_Internet_20_Link">
photo_5283129779664572015_y.jpg</text:a>
', '<text:a xlink:type="simple" xlink:href="https://armyinform.com.ua/wp-content/uploads/2023/04/photo_5283129779664572016_y.jpg" text:style-name="Internet_20_link" text:visited-style-name="Visited_20_Internet_20_Link">
photo_5283129779664572016_y.jpg</text:a>
']</text:p>
      <text:p text:style-name="P4">
Tags: ['ОФІС ГЕНЕРАЛЬНОГО ПРОКУРОРА УКРАЇНИ']</text:p>
      <text:p text:style-name="P4">
Category: News</text:p>
      <!--METADATA-->
      <text:p text:style-name="P4">
<draw:frame draw:style-name="fr1" draw:name="Image30" text:anchor-type="as-char" svg:width="6.9236in" svg:height="4.447316in" draw:z-index="0">
<draw:image xlink:href="../Images/AРМІЯINFORM/2023-04-03T61-00-00-04-00/photo_5283129779664572015_y.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3 </text:span>
 Registered:</text:p>
      <ul>
        <li>
77 952 Military Crimes, * 16 934 Crimes against National Security of Ukraine.</li>
      </ul>
      <text:p text:style-name="P4">
In addition, according to the official data of juvenile prosecutors, <text:span text:style-name="T4">
 1411 children have become </text:span>
 due to aggression of the Russian Federation, including:</text:p>
      <ul>
        <li>
467 - children were killed, * 944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1" text:anchor-type="as-char" svg:width="6.9236in" svg:height="4.447316in" draw:z-index="0">
<draw:image xlink:href="../Images/AРМІЯINFORM/2023-04-03T61-00-00-04-00/photo_5283129779664572016_y.jpg" xlink:type="simple" xlink:show="embed" xlink:actuate="onLoad" draw:mime-type="image/jpeg"/>
</draw:frame>
</text:p>
      <text:p text:style-name="P4">
News Source: <text:a xlink:type="simple" xlink:href="https://armyinform.com.ua/2023/04/03/zafiksovano-majzhe-17-tysyach-zlochyniv-proty-naczbezpeky-ukrayiny-ofis-genprokurora-2/" text:style-name="Internet_20_link" text:visited-style-name="Visited_20_Internet_20_Link">
https://armyinform.com.ua/2023/04/03/zafiksovano-majzhe-17-tysyach-zlochyniv-proty-naczbezpeky-ukrayiny-ofis-genprokurora-2/</text:a>
</text:p>
      <!--NEWS-->
      <text:h text:style-name="P10" text:outline-level="1">
<text:span text:style-name="T4">
In Kramatorsk, the associate of Russian special services was detained</text:span>
</text:h>
      <text:p text:style-name="P4">
Author: ['АРМІЯINFORM']</text:p>
      <text:p text:style-name="P4">
Time: 2023-04-03T62:00:00-04:00</text:p>
      <text:p text:style-name="P4">
Description: PID Hour of counter -personnel Zakhodin in the Donechini districts Vikriki Vikriki alon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282763182731020484_y.jpg" text:style-name="Internet_20_link" text:visited-style-name="Visited_20_Internet_20_Link">
photo_5282763182731020484_y.jpg</text:a>
']</text:p>
      <text:p text:style-name="P4">
Tags: ['КОЛАБОРАНТКА', 'КРАМАТОРСЬК', 'СБУ']</text:p>
      <text:p text:style-name="P4">
Category: News</text:p>
      <!--METADATA-->
      <text:p text:style-name="P4">
<draw:frame draw:style-name="fr1" draw:name="Image32" text:anchor-type="as-char" svg:width="6.9236in" svg:height="4.620071in" draw:z-index="0">
<draw:image xlink:href="../Images/AРМІЯINFORM/2023-04-03T62-00-00-04-00/photo_5282763182731020484_y.jpg" xlink:type="simple" xlink:show="embed" xlink:actuate="onLoad" draw:mime-type="image/jpeg"/>
</draw:frame>
During counter -pride -bearing measures in the frontline areas of Donetsk region, a pilot of the aggressor was exposed. The malefactor was a resident of Kramatorsk, as a manner recruited by an employee of the FSB of the Russian Federation.</text:p>
      <text:p text:style-name="P4">
About it <text:a xlink:type="simple" xlink:href="https://ssu.gov.ua/novyny/sbu-zatrymala-vorozhu-informatorku-yaka-navodyla-rosiiski-rakety-na-likarni-ta-hurtozhytky-u-kramatorsku" text:style-name="Internet_20_link" text:visited-style-name="Visited_20_Internet_20_Link">
reports</text:a>
Security Service of Ukraine.</text:p>
      <text:p text:style-name="P4">
At the instructions of the aggressor, the person involved in the military airfields of the Armed Forces of the Armed Forces of the Armed Forces of the Armed Forces of the Armed Forces of the Armed Forces of Ukraine.</text:p>
      <text:p text:style-name="P4">
In addition, it bypassed the city and marked in electronic maps of coordinate hospitals and dormitories. Intelligence needed Russian howevers for the preparation and conduct of sighting rocket strikes of Ukrainian objects.</text:p>
      <text:p text:style-name="P4">
The SBU staff detained the malefactor during the performance of a hostile exploration task.</text:p>
      <text:p text:style-name="P4">
The detainee seized the mobile phone, which she used to perform hostile instructions and communications with a representative of the Russian special service.</text:p>
      <text:p text:style-name="P4">
Currently, investigators of the Security Service have reported the involvement of the suspicion of the Zazlochin.</text:p>
      <text:p text:style-name="P4">
The court chose a detainee a preventive measure - detention. Long investigation to establish all the circumstances of the crime.</text:p>
      <text:p text:style-name="P4">
News Source: <text:a xlink:type="simple" xlink:href="https://armyinform.com.ua/2023/04/03/u-kramatorsku-zatrymano-poplichnyczyu-rosijskyh-speczsluzhb/" text:style-name="Internet_20_link" text:visited-style-name="Visited_20_Internet_20_Link">
https://armyinform.com.ua/2023/04/03/u-kramatorsku-zatrymano-poplichnyczyu-rosijskyh-speczsluzhb/</text:a>
</text:p>
      <!--NEWS-->
      <text:h text:style-name="P10" text:outline-level="1">
<text:span text:style-name="T4">
Poland has already handed over several MiG-29 fighters to Ukraine</text:span>
</text:h>
      <text:p text:style-name="P4">
Author: ['АРМІЯINFORM']</text:p>
      <text:p text:style-name="P4">
Time: 2023-04-03T63:00:00-04:00</text:p>
      <text:p text:style-name="P4">
Description: Before Ukraine, Kilka, Poles Vinishchyv Mig-29, was filed. About the member of the sovereign ... The war with Ukraine 2022, the war with Ukraine is the latest news today, the news war with Ukraine 2022 last today, will there be a war between Ukraine and Russia, and when, the war with Ukraine in 2022 will be or not, will there be whether there will be, will there The war with Ukraine in the near future says, the war with Ukraine, Ukrainian news today, Ukrainian news in Ukrainian media in Russian</text:p>
      <text:p text:style-name="P4">
Images: ['<text:a xlink:type="simple" xlink:href="https://armyinform.com.ua/wp-content/uploads/2023/04/polska_mig.jpg" text:style-name="Internet_20_link" text:visited-style-name="Visited_20_Internet_20_Link">
polska_mig.jpg</text:a>
']</text:p>
      <text:p text:style-name="P4">
Tags: ['ВИНИЩУВАЧІ МІГ-29', 'ПОЛЬЩА', 'СВІТ ПІДТРИМУЄ УКРАЇНУ']</text:p>
      <text:p text:style-name="P4">
Category: News</text:p>
      <!--METADATA-->
      <text:p text:style-name="P4">
<draw:frame draw:style-name="fr1" draw:name="Image33" text:anchor-type="as-char" svg:width="6.9236in" svg:height="3.894525in" draw:z-index="0">
<draw:image xlink:href="../Images/AРМІЯINFORM/2023-04-03T63-00-00-04-00/polska_mig.jpg" xlink:type="simple" xlink:show="embed" xlink:actuate="onLoad" draw:mime-type="image/jpeg"/>
</draw:frame>
Several Polish MiG-29 fighters have already arrived in Ukraine.</text:p>
      <text:p text:style-name="P4">
About it <text:a xlink:type="simple" xlink:href="https://twitter.com/marcin_przydacz/status/1642763478061522947" text:style-name="Internet_20_link" text:visited-style-name="Visited_20_Internet_20_Link">
reported</text:a>
State Secretary of Poland, Head of the Presidential Policy Department Marchin Pshidach.</text:p>
      <text:p text:style-name="P4">
"According to my information, this process has already been completed, that is, the transfer of the first part of the fighters," - <text:a xlink:type="simple" xlink:href="https://www.rmf24.pl/tylko-w-rmf24/poranna-rozmowa/news-marcin-przydacz-wolodymyr-zelenski-w-srode-przyjedzie-do-pol,nId,6693491#crp_state=1" text:style-name="Internet_20_link" text:visited-style-name="Visited_20_Internet_20_Link">
noted</text:a>
Marchin Pshidach.</text:p>
      <text:p text:style-name="P4">
He also spoke about Ukraine's counter -offensive and the necessary deliveries from the event.</text:p>
      <text:p text:style-name="P4">
“Ukraine is gaining strength. And the sooner this weapon from Western Europe will come, the faster Ukraine will achieve this readiness. This technique should be used in much more and much faster in order for Ukraine to repel Russia, because today at the front today, Ukraine protects us stability all of us, ”the Polish official emphasized.</text:p>
      <text:p text:style-name="P4">
News Source: <text:a xlink:type="simple" xlink:href="https://armyinform.com.ua/2023/04/03/polshha-vzhe-peredala-ukrayini-kilka-vynyshhuvachiv-mig-29/" text:style-name="Internet_20_link" text:visited-style-name="Visited_20_Internet_20_Link">
https://armyinform.com.ua/2023/04/03/polshha-vzhe-peredala-ukrayini-kilka-vynyshhuvachiv-mig-29/</text:a>
</text:p>
      <!--NEWS-->
      <text:h text:style-name="P10" text:outline-level="1">
<text:span text:style-name="T4">
We give a daily and public position on Bakhmut - Anna Malyar</text:span>
</text:h>
      <text:p text:style-name="P4">
Author: ['АРМІЯINFORM']</text:p>
      <text:p text:style-name="P4">
Time: 2023-04-03T64:00:00-04:00</text:p>
      <text:p text:style-name="P4">
Description: The intercessor of the Ministra defense of Ukraine Ganna Marlar said, the Ukrainian Khodniy was Pubulny ... The war with Ukraine 2022, the war with Ukraine is the latest news today, the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photo_2022-10-27_11-29-46-e1668072464945.jpg" text:style-name="Internet_20_link" text:visited-style-name="Visited_20_Internet_20_Link">
photo_2022-10-27_11-29-46-e1668072464945.jpg</text:a>
', '<text:a xlink:type="simple" xlink:href="https://armyinform.com.ua/wp-content/uploads/2023/04/photo_5282988874672490073_y-e1680511683359.jpg" text:style-name="Internet_20_link" text:visited-style-name="Visited_20_Internet_20_Link">
photo_5282988874672490073_y-e1680511683359.jpg</text:a>
']</text:p>
      <text:p text:style-name="P4">
Tags: ['STOPRUSSIA', 'БАХМУТ', 'ГАННА МАЛЯР']</text:p>
      <text:p text:style-name="P4">
Category: News</text:p>
      <!--METADATA-->
      <text:p text:style-name="P4">
<draw:frame draw:style-name="fr1" draw:name="Image34" text:anchor-type="as-char" svg:width="6.9236in" svg:height="4.119542in" draw:z-index="0">
<draw:image xlink:href="../Images/AРМІЯINFORM/2023-04-03T64-00-00-04-00/photo_2022-10-27_11-29-46-e1668072464945.jpg" xlink:type="simple" xlink:show="embed" xlink:actuate="onLoad" draw:mime-type="image/jpeg"/>
</draw:frame>
Gannamaars. Photo: Dmitry Yurchenko / Armyinform</text:p>
      <text:p text:style-name="P4">
Deputy Minister of Defense of Ukraine Anna Malyar stated that Ukraine provides an official position on Bakhmut daily. And that is our strength.</text:p>
      <text:p text:style-name="P4">
About this Anna Malyar <text:a xlink:type="simple" xlink:href="https://t.me/annamaliar/611" text:style-name="Internet_20_link" text:visited-style-name="Visited_20_Internet_20_Link">
noted</text:a>
In response, the fake occupiers are inspired.</text:p>
      <text:p text:style-name="P4">
<draw:frame draw:style-name="fr1" draw:name="Image35" text:anchor-type="as-char" svg:width="6.9236in" svg:height="7.528196in" draw:z-index="0">
<draw:image xlink:href="../Images/AРМІЯINFORM/2023-04-03T64-00-00-04-00/photo_5282988874672490073_y-e1680511683359.jpg" xlink:type="simple" xlink:show="embed" xlink:actuate="onLoad" draw:mime-type="image/jpeg"/>
</draw:frame>
“What is our power of public position on Bakhmut? I reveal the secrets of work. The fatigue is that we publicly broadcast our official position. It does not have to be transferred - it is public, ”she said.</text:p>
      <text:p text:style-name="P4">
Anna Malyar emphasized that there is a daily public position on the Presidential Current Presidentials in evening appeals, and there is a daily position of the Ministry of Defense and the General Staff of the Armed Forces.</text:p>
      <text:p text:style-name="P4">
"And our presicient preschools, who you already know well-Ignat, Cherevaty, Humeniuk, Yusov, Dmitrashkivsky-also report an official position every day," Anna Malyar said.</text:p>
      <text:p text:style-name="P4">
News Source: <text:a xlink:type="simple" xlink:href="https://armyinform.com.ua/2023/04/03/my-shhodenno-ta-publichno-nadayemo-oficzijnu-pozycziyu-po-bahmutu-ganna-malyar/" text:style-name="Internet_20_link" text:visited-style-name="Visited_20_Internet_20_Link">
https://armyinform.com.ua/2023/04/03/my-shhodenno-ta-publichno-nadayemo-oficzijnu-pozycziyu-po-bahmutu-ganna-malyar/</text:a>
</text:p>
      <!--NEWS-->
      <text:h text:style-name="P10" text:outline-level="1">
<text:span text:style-name="T4">
Three carriers of "Caliber" holds Russia in the Mediterranean - Navy of the Armed Forces</text:span>
</text:h>
      <text:p text:style-name="P4">
Author: ['АРМІЯINFORM']</text:p>
      <text:p text:style-name="P4">
Time: 2023-04-03T65:00:00-04:00</text:p>
      <text:p text:style-name="P4">
Description: The village of 4 KVITRY Rosiyski Vievely in the Sowerfrine Sea SIM Ship, the Maids of the Yakik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2022-10-17-u-chornomu-ta-seredzemnomu-moryah.jpg" text:style-name="Internet_20_link" text:visited-style-name="Visited_20_Internet_20_Link">
2022-10-17-u-chornomu-ta-seredzemnomu-moryah.jpg</text:a>
']</text:p>
      <text:p text:style-name="P4">
Tags: ['STOPRUSSIA', 'ВМС ЗС УКРАЇНИ']</text:p>
      <text:p text:style-name="P4">
Category: News</text:p>
      <!--METADATA-->
      <text:p text:style-name="P4">
<draw:frame draw:style-name="fr1" draw:name="Image36" text:anchor-type="as-char" svg:width="6.9236in" svg:height="4.448227in" draw:z-index="0">
<draw:image xlink:href="../Images/AРМІЯINFORM/2023-04-03T65-00-00-04-00/2022-10-17-u-chornomu-ta-seredzemnomu-moryah.jpg" xlink:type="simple" xlink:show="embed" xlink:actuate="onLoad" draw:mime-type="image/jpeg"/>
</draw:frame>
Illustrative photo</text:p>
      <text:p text:style-name="P4">
As of April 4, Russian troops brought seven ships to the Mediterranean, including three rocket launchers, equipped with 20 calibers.</text:p>
      <text:p text:style-name="P4">
About this <text:a xlink:type="simple" xlink:href="https://t.me/ukrainian_navy/2638" text:style-name="Internet_20_link" text:visited-style-name="Visited_20_Internet_20_Link">
it is referred</text:a>
in the message of the command of the military-naval forces of the Armed Forces of Ukraine.</text:p>
      <text:p text:style-name="P4">
There is one enemy ship in the Sea.</text:p>
      <text:p text:style-name="P4">
During the day in the interests of the Russian Federation the passage of the Kerch-Yenikhal Strait made:</text:p>
      <text:p text:style-name="P4">
· To the Azov Sea - 14 vessels, 6 of them vessels continued in the direction of Bosphorus;</text:p>
      <text:p text:style-name="P4">
· To the Black Sea - 24 vessels, 7 of them vessels continued movement in the direction of the duct.</text:p>
      <text:p text:style-name="P4">
These vessels were traffic on civilian vessels in the Azov Sea with violation of the International Convention on the Protection of Human Life at Sea(SOLAS)by turning off automatic identification systems(AIS).</text:p>
      <text:p text:style-name="P4">
News Source: <text:a xlink:type="simple" xlink:href="https://armyinform.com.ua/2023/04/03/try-nosiyi-raket-kalibr-trymaye-rosiya-u-seredzemnomu-mori-vms-zsu-3/" text:style-name="Internet_20_link" text:visited-style-name="Visited_20_Internet_20_Link">
https://armyinform.com.ua/2023/04/03/try-nosiyi-raket-kalibr-trymaye-rosiya-u-seredzemnomu-mori-vms-zsu-3/</text:a>
</text:p>
      <!--NEWS-->
      <text:h text:style-name="P10" text:outline-level="1">
<text:span text:style-name="T4">
Army Victor Petrov won gold at the boxing tournament in Lithuania</text:span>
</text:h>
      <text:p text:style-name="P4">
Author: ['АРМІЯINFORM']</text:p>
      <text:p text:style-name="P4">
Time: 2023-04-03T66:00:00-04:00</text:p>
      <text:p text:style-name="P4">
Description: At the Mіejet Tourniri Class “A” Imeni Algirdasa Shotsikas, Yakiyu Viduv, the war with Ukraine 2022, War with Ukraine Latest News today, News War with Ukraine 2022 are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339069868_882641669514895_1528539755276040598_n-e1680509263478.jpg" text:style-name="Internet_20_link" text:visited-style-name="Visited_20_Internet_20_Link">
339069868_882641669514895_1528539755276040598_n-e1680509263478.jpg</text:a>
']</text:p>
      <text:p text:style-name="P4">
Tags: ['STOPRUSSIA', 'АРМІЙСЬКИЙ СПОРТ', 'БОКС', 'ЦСК ЗСУ']</text:p>
      <text:p text:style-name="P4">
Category: News</text:p>
      <!--METADATA-->
      <text:p text:style-name="P4">
<draw:frame draw:style-name="fr1" draw:name="Image37" text:anchor-type="as-char" svg:width="6.9236in" svg:height="6.781929in" draw:z-index="0">
<draw:image xlink:href="../Images/AРМІЯINFORM/2023-04-03T66-00-00-04-00/339069868_882641669514895_1528539755276040598_n-e1680509263478.jpg" xlink:type="simple" xlink:show="embed" xlink:actuate="onLoad" draw:mime-type="image/jpeg"/>
</draw:frame>
At the Algrdas Shocycas International Boxing Tournament(Lithuania), a representative of the Central Sports Club of the Ukrainian Gold.</text:p>
      <text:p text:style-name="P4">
About it <text:a xlink:type="simple" xlink:href="https%3A%2F%2Fwww.facebook.com%2FCSKA1992%2Fposts%2Fpfbid021uDjM3bqoUuangaHqwWdfeAFJSqWxpQAf7QBQqHWtdMtm6xyRGG66UxsAphzXPGal&amp;show_text=true&amp;width=500" text:style-name="Internet_20_link" text:visited-style-name="Visited_20_Internet_20_Link">
reports</text:a>
The Central Sports Club of the Armed Forces.</text:p>
      <text:p text:style-name="P4">
Viktor Petrov became a champion in the weight category up to 67 kg.</text:p>
      <text:p text:style-name="P4">
As a result, the national team of Ukraine won 13 awards and ranked first in the general team standings among 17 member countries.</text:p>
      <text:p text:style-name="P4">
News Source: <text:a xlink:type="simple" xlink:href="https://armyinform.com.ua/2023/04/03/armiyecz-viktor-petrov-vygrav-zoloto-na-bokserskomu-turniri-u-lytvi/" text:style-name="Internet_20_link" text:visited-style-name="Visited_20_Internet_20_Link">
https://armyinform.com.ua/2023/04/03/armiyecz-viktor-petrov-vygrav-zoloto-na-bokserskomu-turniri-u-lytvi/</text:a>
</text:p>
      <!--NEWS-->
      <text:h text:style-name="P10" text:outline-level="1">
<text:span text:style-name="T4">
South Korea, Japan and USA started large -scale maritime training</text:span>
</text:h>
      <text:p text:style-name="P4">
Author: ['АРМІЯINFORM']</text:p>
      <text:p text:style-name="P4">
Time: 2023-04-03T67:00:00-04:00</text:p>
      <text:p text:style-name="P4">
Description: Japanese reached the United States of the same Korea for Dodennaya Viexkovo-Morstiki Tschayan Iz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nimitz.jpg" text:style-name="Internet_20_link" text:visited-style-name="Visited_20_Internet_20_Link">
nimitz.jpg</text:a>
']</text:p>
      <text:p text:style-name="P4">
Tags: ['МОРСЬКІ НАВЧАННЯ', 'ПІВДЕННА КОРЕЯ', 'США', 'ЯПОНІЯ']</text:p>
      <text:p text:style-name="P4">
Category: News</text:p>
      <!--METADATA-->
      <text:p text:style-name="P4">
<draw:frame draw:style-name="fr1" draw:name="Image38" text:anchor-type="as-char" svg:width="6.9236in" svg:height="3.894525in" draw:z-index="0">
<draw:image xlink:href="../Images/AРМІЯINFORM/2023-04-03T67-00-00-04-00/nimitz.jpg" xlink:type="simple" xlink:show="embed" xlink:actuate="onLoad" draw:mime-type="image/jpeg"/>
</draw:frame>
Japan joined the US and South Korea for two-day naval studies with the involvement of the US USS Nimitz.</text:p>
      <text:p text:style-name="P4">
This is stated in <text:a xlink:type="simple" xlink:href="https://www.korea.kr/news/pressReleaseView.do" text:style-name="Internet_20_link" text:visited-style-name="Visited_20_Internet_20_Link">
message</text:a>
South Korean Government.</text:p>
      <text:p text:style-name="P4">
These exercises are the largest with the participation of the US and South Korea in the last five years. They include combat exercises of the US Army and its South Korean partners, fighter flights and bombers, as well as landing for south Korean and American Marines.</text:p>
      <text:p text:style-name="P4">
Protetic and search and rescue exercises that began on Monday, the South Korean Island, will improve "the ability of the military to react to the progressive potential of North Korea submarines and nuclear rocket threats," the Southern Southern Defense press said.</text:p>
      <text:p text:style-name="P4">
"We will resolutely respond to any form of provocations of North Korea and, thus, we will fail," said South Korean counter-Admiral Kimincho.</text:p>
      <text:p text:style-name="P4">
For the first time in seven years, three countries will consider the scenarios related to the loss of assistance and maritime accidents.</text:p>
      <text:p text:style-name="P4">
News Source: <text:a xlink:type="simple" xlink:href="https://armyinform.com.ua/2023/04/03/pivdenna-koreya-yaponiya-i-ssha-rozpochaly-masshtabni-morski-navchannya/" text:style-name="Internet_20_link" text:visited-style-name="Visited_20_Internet_20_Link">
https://armyinform.com.ua/2023/04/03/pivdenna-koreya-yaponiya-i-ssha-rozpochaly-masshtabni-morski-navchannya/</text:a>
</text:p>
      <!--NEWS-->
      <text:h text:style-name="P10" text:outline-level="1">
<text:span text:style-name="T4">
In the Kherson region, the army of the Russian Federation fired at two villages by managed airbots</text:span>
</text:h>
      <text:p text:style-name="P4">
Author: ['АРМІЯINFORM']</text:p>
      <text:p text:style-name="P4">
Time: 2023-04-03T68:00:00-04:00</text:p>
      <text:p text:style-name="P4">
Description: Rosіyska Armia Vkreye attacked the Mirni population of Khersonsky Tserislavsk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39496345_3364935507094560_4157134186698527274_n.jpg" text:style-name="Internet_20_link" text:visited-style-name="Visited_20_Internet_20_Link">
339496345_3364935507094560_4157134186698527274_n.jpg</text:a>
']</text:p>
      <text:p text:style-name="P4">
Tags: ['STOPRUSSIA', 'АГРЕСІЯ РФ', 'ВОРОЖІ ОБСТРІЛИ', 'ХАРКІВСЬКИЙ ТРИБУНАЛ', 'ХЕРСОНЩИНА']</text:p>
      <text:p text:style-name="P4">
Category: News</text:p>
      <!--METADATA-->
      <text:p text:style-name="P4">
<draw:frame draw:style-name="fr1" draw:name="Image39" text:anchor-type="as-char" svg:width="6.9236in" svg:height="4.762476in" draw:z-index="0">
<draw:image xlink:href="../Images/AРМІЯINFORM/2023-04-03T68-00-00-04-00/339496345_3364935507094560_4157134186698527274_n.jpg" xlink:type="simple" xlink:show="embed" xlink:actuate="onLoad" draw:mime-type="image/jpeg"/>
</draw:frame>
The Russian army once again attacked the peaceful settlements of the Kherson Taraslav districts from RSSV, artillery, mortars, UAVs and aviation. The army of the Russian army fired at the managed aviation bombs inhabited Pikzomis and the Dniprovsky Belozersk Community. The bombing is damaged by the territory of the health complex and the plant.</text:p>
      <text:p text:style-name="P4">
About it <text:a xlink:type="simple" xlink:href="https://www.facebook.com/khersonpolice.official/posts/pfbid07WEJcAxCDs5dexQMviYn7yG44wbpvsNZnownYXiVCA6zfEeCUfb8SY4GRqPn9yNWl" text:style-name="Internet_20_link" text:visited-style-name="Visited_20_Internet_20_Link">
reports</text:a>
Police of Kherson region.</text:p>
      <text:p text:style-name="P4">
In the city of Kherson, under the fire of the enemy there were objects of civil infrastructure. As a result of the involvement of hostile shells, private and apartment buildings, countrymen, stores were injured.</text:p>
      <text:p text:style-name="P4">
During the mortar shelling of the ship neighborhood in the courtyard of his own home, a 47-year-old man. Under the mortar fire of the invaders was also the village of Ivanivka, Dariivska village community, there was a 75-year-old woman in the country cooperative.</text:p>
      <text:p text:style-name="P4">
In the city of Berislav, the Russian military dropped out of the unmanned lethal equipment to the police officer. The vehicle was damaged, people were not injured. The invaders also fired at the artillery beryslav, damaged the object of critical infrastructure and private homes.</text:p>
      <text:p text:style-name="P4">
Investigators, explosives and criminalists worked on the shelling sites. Police conducted inspection of events, collected material evidence and fixing the consequences of the strikes of the Russian Federation.</text:p>
      <text:p text:style-name="P4">
News Source: <text:a xlink:type="simple" xlink:href="https://armyinform.com.ua/2023/04/03/na-hersonshhyni-armiya-rf-obstrilyala-dva-sela-kerovanymy-aviabombamy/" text:style-name="Internet_20_link" text:visited-style-name="Visited_20_Internet_20_Link">
https://armyinform.com.ua/2023/04/03/na-hersonshhyni-armiya-rf-obstrilyala-dva-sela-kerovanymy-aviabombamy/</text:a>
</text:p>
      <!--NEWS-->
      <text:h text:style-name="P10" text:outline-level="1">
<text:span text:style-name="T4">
Norwegian instructors teach our defenders to fire in defensive battle</text:span>
</text:h>
      <text:p text:style-name="P4">
Author: ['АРМІЯINFORM']</text:p>
      <text:p text:style-name="P4">
Time: 2023-04-03T69:00:00-04:00</text:p>
      <text:p text:style-name="P4">
Description: Instruktori Norwegian guards hemevernet from Great British to be a law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39684420_899026614705330_2537261056981397840_n.jpg" text:style-name="Internet_20_link" text:visited-style-name="Visited_20_Internet_20_Link">
339684420_899026614705330_2537261056981397840_n.jpg</text:a>
', '<text:a xlink:type="simple" xlink:href="https://armyinform.com.ua/wp-content/uploads/2023/04/339682845_769007557952002_5745209259042619156_n.jpg" text:style-name="Internet_20_link" text:visited-style-name="Visited_20_Internet_20_Link">
339682845_769007557952002_5745209259042619156_n.jpg</text:a>
', '<text:a xlink:type="simple" xlink:href="https://armyinform.com.ua/wp-content/uploads/2023/04/339699807_1571304420057784_7787887683407212819_n-150x150.jpg" text:style-name="Internet_20_link" text:visited-style-name="Visited_20_Internet_20_Link">
339699807_1571304420057784_7787887683407212819_n-150x150.jpg</text:a>
', '<text:a xlink:type="simple" xlink:href="https://armyinform.com.ua/wp-content/uploads/2023/04/339732969_1207736526512486_3511849641356995636_n-150x150.jpg" text:style-name="Internet_20_link" text:visited-style-name="Visited_20_Internet_20_Link">
339732969_1207736526512486_3511849641356995636_n-150x150.jpg</text:a>
']</text:p>
      <text:p text:style-name="P4">
Tags: ['STOPRUSSIA', 'ВЕЛИКА БРИТАНІЯ', 'ГЕНШТАБ ЗС УКРАЇНИ', 'НОРВЕГІЯ']</text:p>
      <text:p text:style-name="P4">
Category: News</text:p>
      <!--METADATA-->
      <text:p text:style-name="P4">
<draw:frame draw:style-name="fr1" draw:name="Image40" text:anchor-type="as-char" svg:width="6.9236in" svg:height="4.708048in" draw:z-index="0">
<draw:image xlink:href="../Images/AРМІЯINFORM/2023-04-03T69-00-00-04-00/339684420_899026614705330_2537261056981397840_n.jpg" xlink:type="simple" xlink:show="embed" xlink:actuate="onLoad" draw:mime-type="image/jpeg"/>
</draw:frame>
Norwegian National Guard instructors Heimevernet in the United Kingdom of Ukrainian recruiters how to fire with a ward with a shooting range in a defensive battle.</text:p>
      <text:p text:style-name="P4">
About it on Facebook <text:a xlink:type="simple" xlink:href="https%3A%2F%2Fwww.facebook.com%2FGeneralStaff.ua%2Fposts%2Fpfbid0QBHYn2mcmnv5TCCZ3QSmBcvWw5tJNd29WG3LWr2gWp9GwJLusY87k95ErHSiWZVol&amp;show_text=true&amp;width=500" text:style-name="Internet_20_link" text:visited-style-name="Visited_20_Internet_20_Link">
reports</text:a>
The General Staff of the Armed Forces.</text:p>
      <text:p text:style-name="P4">
"This training makes it possible to master the combat skills that volunteer soldiers who have virtually no or minimal military experience can protect Ukraine," the statement said.</text:p>
      <text:p text:style-name="P4">
<draw:frame draw:style-name="fr1" draw:name="Image41" text:anchor-type="as-char" svg:width="6.9236in" svg:height="4.096463in" draw:z-index="0">
<draw:image xlink:href="../Images/AРМІЯINFORM/2023-04-03T69-00-00-04-00/339682845_769007557952002_5745209259042619156_n.jpg" xlink:type="simple" xlink:show="embed" xlink:actuate="onLoad" draw:mime-type="image/jpeg"/>
</draw:frame>
The Kingdom of Norway continues to support the people of Ukraine and provides constant support in response to ongoing violations of international law.</text:p>
      <text:p text:style-name="P4">
The Armed Forces General Staff added that Ukraine is grateful for the support and assistance of Great Britain.</text:p>
      <text:p text:style-name="P4">
<text:a xlink:type="simple" xlink:href="https://armyinform.com.ua/wp-content/uploads/2023/04/339699807_1571304420057784_7787887683407212819_n.jpg" text:style-name="Internet_20_link" text:visited-style-name="Visited_20_Internet_20_Link">
!(Images/AРМІЯINFORM/2023-04-03T69-00-00-04-00/339699807_1571304420057784_7787887683407212819_n-150x150.jpg)</text:a>
</text:p>
      <text:p text:style-name="P4">
<text:a xlink:type="simple" xlink:href="https://armyinform.com.ua/wp-content/uploads/2023/04/339732969_1207736526512486_3511849641356995636_n.jpg" text:style-name="Internet_20_link" text:visited-style-name="Visited_20_Internet_20_Link">
<draw:frame draw:style-name="fr1" draw:name="Image42" text:anchor-type="as-char" svg:width="6.9236in" svg:height="6.9236in" draw:z-index="0">
<draw:image xlink:href="../Images/AРМІЯINFORM/2023-04-03T69-00-00-04-00/339732969_1207736526512486_3511849641356995636_n-150x150.jpg" xlink:type="simple" xlink:show="embed" xlink:actuate="onLoad" draw:mime-type="image/jpeg"/>
</draw:frame>
</text:a>
</text:p>
      <text:p text:style-name="P4">
News Source: <text:a xlink:type="simple" xlink:href="https://armyinform.com.ua/2023/04/03/norvezki-instruktory-navchayut-nashyh-zahysnykiv-vesty-vogon-v-oboronnomu-boyu/" text:style-name="Internet_20_link" text:visited-style-name="Visited_20_Internet_20_Link">
https://armyinform.com.ua/2023/04/03/norvezki-instruktory-navchayut-nashyh-zahysnykiv-vesty-vogon-v-oboronnomu-boyu/</text:a>
</text:p>
      <!--NEWS-->
      <text:h text:style-name="P10" text:outline-level="1">
<text:span text:style-name="T4">
Everywhere where the Russian tricolor went, evil and suffering were brought - President of Ukraine</text:span>
</text:h>
      <text:p text:style-name="P4">
Author: ['АРМІЯINFORM']</text:p>
      <text:p text:style-name="P4">
Time: 2023-04-03T70:00:00-04:00</text:p>
      <text:p text:style-name="P4">
Description: Our Chernigiv. Chernigivshchina. All, Kudi, having entered the Russian Tricolor, Bulo brought evil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5285164408751900111_y-e1680520792263.jpg" text:style-name="Internet_20_link" text:visited-style-name="Visited_20_Internet_20_Link">
photo_5285164408751900111_y-e1680520792263.jpg</text:a>
', '<text:a xlink:type="simple" xlink:href="https://armyinform.com.ua/wp-content/uploads/2023/04/photo_5285164408751900106_y-150x150.jpg" text:style-name="Internet_20_link" text:visited-style-name="Visited_20_Internet_20_Link">
photo_5285164408751900106_y-150x150.jpg</text:a>
', '<text:a xlink:type="simple" xlink:href="https://armyinform.com.ua/wp-content/uploads/2023/04/photo_5285164408751900108_y-150x150.jpg" text:style-name="Internet_20_link" text:visited-style-name="Visited_20_Internet_20_Link">
photo_5285164408751900108_y-150x150.jpg</text:a>
', '<text:a xlink:type="simple" xlink:href="https://armyinform.com.ua/wp-content/uploads/2023/04/photo_5285164408751900109_y-150x150.jpg" text:style-name="Internet_20_link" text:visited-style-name="Visited_20_Internet_20_Link">
photo_5285164408751900109_y-150x150.jpg</text:a>
', '<text:a xlink:type="simple" xlink:href="https://armyinform.com.ua/wp-content/uploads/2023/04/photo_5285164408751900112_y-150x150.jpg" text:style-name="Internet_20_link" text:visited-style-name="Visited_20_Internet_20_Link">
photo_5285164408751900112_y-150x150.jpg</text:a>
', '<text:a xlink:type="simple" xlink:href="https://armyinform.com.ua/wp-content/uploads/2023/04/photo_5285164408751900113_y-150x150.jpg" text:style-name="Internet_20_link" text:visited-style-name="Visited_20_Internet_20_Link">
photo_5285164408751900113_y-150x150.jpg</text:a>
', '<text:a xlink:type="simple" xlink:href="https://armyinform.com.ua/wp-content/uploads/2023/04/photo_5285164408751900114_y-150x150.jpg" text:style-name="Internet_20_link" text:visited-style-name="Visited_20_Internet_20_Link">
photo_5285164408751900114_y-150x150.jpg</text:a>
', '<text:a xlink:type="simple" xlink:href="https://armyinform.com.ua/wp-content/uploads/2023/04/photo_5285164408751900115_y-150x150.jpg" text:style-name="Internet_20_link" text:visited-style-name="Visited_20_Internet_20_Link">
photo_5285164408751900115_y-150x150.jpg</text:a>
', '<text:a xlink:type="simple" xlink:href="https://armyinform.com.ua/wp-content/uploads/2023/04/photo_5285164408751900116_y-150x150.jpg" text:style-name="Internet_20_link" text:visited-style-name="Visited_20_Internet_20_Link">
photo_5285164408751900116_y-150x150.jpg</text:a>
', '<text:a xlink:type="simple" xlink:href="https://armyinform.com.ua/wp-content/uploads/2023/04/photo_5285164408751900117_y-150x150.jpg" text:style-name="Internet_20_link" text:visited-style-name="Visited_20_Internet_20_Link">
photo_5285164408751900117_y-150x150.jpg</text:a>
']</text:p>
      <text:p text:style-name="P4">
Tags: ['STOPRUSSIA', 'ВОЛОДИМИР ЗЕЛЕНСЬКИЙ', 'ПРЕЗИДЕНТ УКРАЇНИ', 'ЧЕРНІГІВ']</text:p>
      <text:p text:style-name="P4">
Category: News</text:p>
      <!--METADATA-->
      <text:p text:style-name="P4">
<draw:frame draw:style-name="fr1" draw:name="Image43" text:anchor-type="as-char" svg:width="6.9236in" svg:height="4.186214in" draw:z-index="0">
<draw:image xlink:href="../Images/AРМІЯINFORM/2023-04-03T70-00-00-04-00/photo_5285164408751900111_y-e1680520792263.jpg" xlink:type="simple" xlink:show="embed" xlink:actuate="onLoad" draw:mime-type="image/jpeg"/>
</draw:frame>
Our Chernihiv. Chernihiv. Everywhere where the Russian tricolor went, evil and suffering were brought. Everywhere where the occupation was, people were crippled and shot. Cities and villages were destroyed.</text:p>
      <text:p text:style-name="P4">
President of Ukraine Volodymyr Zelenskyy [wrote] about it(https://t.me/V_Zelenskiy_official/5729)In his telegram.</text:p>
      <text:p text:style-name="P4">
“The responsibility of the occupier for all this must be complete. Only when it is peaceful on a fair basis for condemnation of aggression and when the responsibility, who has destroyed it, is ensured completely - peace can last for a long time, ”the head of state emphasized.</text:p>
      <text:p text:style-name="P4">
<text:a xlink:type="simple" xlink:href="https://armyinform.com.ua/wp-content/uploads/2023/04/photo_5285164408751900106_y.jpg" text:style-name="Internet_20_link" text:visited-style-name="Visited_20_Internet_20_Link">
!(Images/AРМІЯINFORM/2023-04-03T70-00-00-04-00/photo_5285164408751900106_y-150x150.jpg)</text:a>
</text:p>
      <text:p text:style-name="P4">
<text:a xlink:type="simple" xlink:href="https://armyinform.com.ua/wp-content/uploads/2023/04/photo_5285164408751900108_y.jpg" text:style-name="Internet_20_link" text:visited-style-name="Visited_20_Internet_20_Link">
<draw:frame draw:style-name="fr1" draw:name="Image44" text:anchor-type="as-char" svg:width="6.9236in" svg:height="6.9236in" draw:z-index="0">
<draw:image xlink:href="../Images/AРМІЯINFORM/2023-04-03T70-00-00-04-00/photo_5285164408751900108_y-150x150.jpg" xlink:type="simple" xlink:show="embed" xlink:actuate="onLoad" draw:mime-type="image/jpeg"/>
</draw:frame>
</text:a>
</text:p>
      <text:p text:style-name="P4">
<text:a xlink:type="simple" xlink:href="https://armyinform.com.ua/wp-content/uploads/2023/04/photo_5285164408751900109_y.jpg" text:style-name="Internet_20_link" text:visited-style-name="Visited_20_Internet_20_Link">
<draw:frame draw:style-name="fr1" draw:name="Image45" text:anchor-type="as-char" svg:width="6.9236in" svg:height="6.9236in" draw:z-index="0">
<draw:image xlink:href="../Images/AРМІЯINFORM/2023-04-03T70-00-00-04-00/photo_5285164408751900109_y-150x150.jpg" xlink:type="simple" xlink:show="embed" xlink:actuate="onLoad" draw:mime-type="image/jpeg"/>
</draw:frame>
</text:a>
</text:p>
      <text:p text:style-name="P4">
<text:a xlink:type="simple" xlink:href="https://armyinform.com.ua/wp-content/uploads/2023/04/photo_5285164408751900112_y.jpg" text:style-name="Internet_20_link" text:visited-style-name="Visited_20_Internet_20_Link">
<draw:frame draw:style-name="fr1" draw:name="Image46" text:anchor-type="as-char" svg:width="6.9236in" svg:height="6.9236in" draw:z-index="0">
<draw:image xlink:href="../Images/AРМІЯINFORM/2023-04-03T70-00-00-04-00/photo_5285164408751900112_y-150x150.jpg" xlink:type="simple" xlink:show="embed" xlink:actuate="onLoad" draw:mime-type="image/jpeg"/>
</draw:frame>
</text:a>
</text:p>
      <text:p text:style-name="P4">
<text:a xlink:type="simple" xlink:href="https://armyinform.com.ua/wp-content/uploads/2023/04/photo_5285164408751900113_y.jpg" text:style-name="Internet_20_link" text:visited-style-name="Visited_20_Internet_20_Link">
<draw:frame draw:style-name="fr1" draw:name="Image47" text:anchor-type="as-char" svg:width="6.9236in" svg:height="6.9236in" draw:z-index="0">
<draw:image xlink:href="../Images/AРМІЯINFORM/2023-04-03T70-00-00-04-00/photo_5285164408751900113_y-150x150.jpg" xlink:type="simple" xlink:show="embed" xlink:actuate="onLoad" draw:mime-type="image/jpeg"/>
</draw:frame>
</text:a>
</text:p>
      <text:p text:style-name="P4">
<text:a xlink:type="simple" xlink:href="https://armyinform.com.ua/wp-content/uploads/2023/04/photo_5285164408751900114_y.jpg" text:style-name="Internet_20_link" text:visited-style-name="Visited_20_Internet_20_Link">
<draw:frame draw:style-name="fr1" draw:name="Image48" text:anchor-type="as-char" svg:width="6.9236in" svg:height="6.9236in" draw:z-index="0">
<draw:image xlink:href="../Images/AРМІЯINFORM/2023-04-03T70-00-00-04-00/photo_5285164408751900114_y-150x150.jpg" xlink:type="simple" xlink:show="embed" xlink:actuate="onLoad" draw:mime-type="image/jpeg"/>
</draw:frame>
</text:a>
</text:p>
      <text:p text:style-name="P4">
<text:a xlink:type="simple" xlink:href="https://armyinform.com.ua/wp-content/uploads/2023/04/photo_5285164408751900115_y.jpg" text:style-name="Internet_20_link" text:visited-style-name="Visited_20_Internet_20_Link">
<draw:frame draw:style-name="fr1" draw:name="Image49" text:anchor-type="as-char" svg:width="6.9236in" svg:height="6.9236in" draw:z-index="0">
<draw:image xlink:href="../Images/AРМІЯINFORM/2023-04-03T70-00-00-04-00/photo_5285164408751900115_y-150x150.jpg" xlink:type="simple" xlink:show="embed" xlink:actuate="onLoad" draw:mime-type="image/jpeg"/>
</draw:frame>
</text:a>
</text:p>
      <text:p text:style-name="P4">
<text:a xlink:type="simple" xlink:href="https://armyinform.com.ua/wp-content/uploads/2023/04/photo_5285164408751900116_y.jpg" text:style-name="Internet_20_link" text:visited-style-name="Visited_20_Internet_20_Link">
<draw:frame draw:style-name="fr1" draw:name="Image50" text:anchor-type="as-char" svg:width="6.9236in" svg:height="6.9236in" draw:z-index="0">
<draw:image xlink:href="../Images/AРМІЯINFORM/2023-04-03T70-00-00-04-00/photo_5285164408751900116_y-150x150.jpg" xlink:type="simple" xlink:show="embed" xlink:actuate="onLoad" draw:mime-type="image/jpeg"/>
</draw:frame>
</text:a>
</text:p>
      <text:p text:style-name="P4">
<text:a xlink:type="simple" xlink:href="https://armyinform.com.ua/wp-content/uploads/2023/04/photo_5285164408751900117_y.jpg" text:style-name="Internet_20_link" text:visited-style-name="Visited_20_Internet_20_Link">
<draw:frame draw:style-name="fr1" draw:name="Image51" text:anchor-type="as-char" svg:width="6.9236in" svg:height="6.9236in" draw:z-index="0">
<draw:image xlink:href="../Images/AРМІЯINFORM/2023-04-03T70-00-00-04-00/photo_5285164408751900117_y-150x150.jpg" xlink:type="simple" xlink:show="embed" xlink:actuate="onLoad" draw:mime-type="image/jpeg"/>
</draw:frame>
</text:a>
</text:p>
      <text:p text:style-name="P4">
News Source: <text:a xlink:type="simple" xlink:href="https://armyinform.com.ua/2023/04/03/vsyudy-kudy-zahodyv-rosijskyj-trykolor-bulo-prynesene-zlo-i-strazhdannya-prezydent-ukrayiny/" text:style-name="Internet_20_link" text:visited-style-name="Visited_20_Internet_20_Link">
https://armyinform.com.ua/2023/04/03/vsyudy-kudy-zahodyv-rosijskyj-trykolor-bulo-prynesene-zlo-i-strazhdannya-prezydent-ukrayiny/</text:a>
</text:p>
      <!--NEWS-->
      <text:h text:style-name="P10" text:outline-level="1">
<text:span text:style-name="T4">
Two residents of Kherson region were sentenced to conducting an illegal referendum</text:span>
</text:h>
      <text:p text:style-name="P4">
Author: ['АРМІЯINFORM']</text:p>
      <text:p text:style-name="P4">
Time: 2023-04-03T71:00:00-04:00</text:p>
      <text:p text:style-name="P4">
Description: For the Publnoye accusations, the prosecutor Oleshkikovo district prosecutors of the cucumber is a resident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654582_zasedanie_izbiratelynoy_komissii_kurgan_byulleteni_gerb_rossii_golosovanie_izbirateli_urna_golosovaniya_250x0_5494.3672.0.0.webp" text:style-name="Internet_20_link" text:visited-style-name="Visited_20_Internet_20_Link">
654582_zasedanie_izbiratelynoy_komissii_kurgan_byulleteni_gerb_rossii_golosovanie_izbirateli_urna_golosovaniya_250x0_5494.3672.0.0.webp</text:a>
']</text:p>
      <text:p text:style-name="P4">
Tags: ['STOPRUSSIA', 'АГРЕСІЯ РФ', 'ВТОРГНЕННЯ РФ', 'ОФІС ГЕНЕРАЛЬНОГО ПРОКУРОРА УКРАЇНИ', 'ХЕРСОНСЬКА ОБЛАСТЬ']</text:p>
      <text:p text:style-name="P4">
Category: News</text:p>
      <!--METADATA-->
      <text:p text:style-name="P4">
<draw:frame draw:style-name="fr1" draw:name="Image52" text:anchor-type="as-char" svg:width="6.9236in" svg:height="4.62788in" draw:z-index="0">
<draw:image xlink:href="../ConvertedIMGs/AРМІЯINFORM/2023-04-03T71-00-00-04-00/654582_zasedanie_izbiratelynoy_komissii_kurgan_byulleteni_gerb_rossii_golosovanie_izbirateli_urna_golosovaniya_250x0_5494.3672.0.0.png" xlink:type="simple" xlink:show="embed" xlink:actuate="onLoad" draw:mime-type="image/png"/>
</draw:frame>
Illustrative photo</text:p>
      <text:p text:style-name="P4">
For public prosecution of prosecutors of the Oleshkiv District Prosecutor's Office of Two -Western Kherson region, it was found guilty of collaborative activity(Part 5 of Article 111-1 of the Criminal Code of Ukraine).</text:p>
      <text:p text:style-name="P4">
Прокурор у суді довів, що жінки добровільно брали участь у проведенніорганізованого окупаційною владою так званого «референдуму» щодо виходу зіскладу України та приєднання до рф тимчасово окупованої території Херсонськоїобласті.</text:p>
      <text:p text:style-name="P4">
З 23 по 27 вересня 2022 року вони ходили по домівках мешканців Чорнобаївськоїгромади з бюлетенями та урною, закликаючи їх брати участь у незаконномуголосуванні.</text:p>
      <text:p text:style-name="P4">
Їх затримали під час стабілізаційних заходів у звільненому Білозерськомурайоні Херсонської області.</text:p>
      <text:p text:style-name="P4">
Ураховуючи співпрацю зі слідством, суд призначив їм покарання - 5 роківпозбавлення волі.</text:p>
      <text:p text:style-name="P4">
До набрання вироків законої сили жінки утримуватимуться під вартою.</text:p>
      <text:p text:style-name="P4">
<text:span text:style-name="T4">
Джерело:</text:span>
 <text:span text:style-name="T5">
<text:a xlink:type="simple" xlink:href="script%20async%20src=%22https:/telegram.org/js/telegram-widget.js" text:style-name="Internet_20_link" text:visited-style-name="Visited_20_Internet_20_Link">
Офіс Генеральногопрокурора</text:a>
</text:span>
</text:p>
      <text:p text:style-name="P4">
<text:a xlink:type="simple" xlink:href="https://www.facebook.com/photo/" text:style-name="Internet_20_link" text:visited-style-name="Visited_20_Internet_20_Link">
</text:a>
</text:p>
      <text:p text:style-name="P4">
News Source: <text:a xlink:type="simple" xlink:href="https://armyinform.com.ua/2023/04/03/za-provedennya-nezakonnogo-referendumu-zasudzheno-dvoh-zhytelok-hersonshhyny/" text:style-name="Internet_20_link" text:visited-style-name="Visited_20_Internet_20_Link">
https://armyinform.com.ua/2023/04/03/za-provedennya-nezakonnogo-referendumu-zasudzheno-dvoh-zhytelok-hersonshhyny/</text:a>
</text:p>
      <!--NEWS-->
      <text:h text:style-name="P10" text:outline-level="1">
<text:span text:style-name="T4">
April 4 will be a meeting-presentation for the Day of Enlightenment on Mine Danger</text:span>
</text:h>
      <text:p text:style-name="P4">
Author: ['АРМІЯINFORM']</text:p>
      <text:p text:style-name="P4">
Time: 2023-04-03T72:00:00-04:00</text:p>
      <text:p text:style-name="P4">
Description: 04 KVITRY about 11:00 at the Military Media Center, INformation Zustych-Presentation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military-media-center.jpg" text:style-name="Internet_20_link" text:visited-style-name="Visited_20_Internet_20_Link">
military-media-center.jpg</text:a>
']</text:p>
      <text:p text:style-name="P4">
Tags: ['MILITARY MEDIA CENTER', 'ЗУСТРІЧ-ПРЕЗЕНТАЦІЯ', 'МІЖНАРОДНИЙ ДЕНЬ ПРОСВІТИ З ПИТАНЬ МІННОЇ НЕБЕЗПЕКИ ТА ДОПОМОГИ У РОЗМІНУВАННІ', 'РОЗМІНУВАННЯ']</text:p>
      <text:p text:style-name="P4">
Category: News</text:p>
      <!--METADATA-->
      <text:p text:style-name="P4">
<draw:frame draw:style-name="fr1" draw:name="Image53" text:anchor-type="as-char" svg:width="6.9236in" svg:height="3.894525in" draw:z-index="0">
<draw:image xlink:href="../Images/AРМІЯINFORM/2023-04-03T72-00-00-04-00/military-media-center.jpg" xlink:type="simple" xlink:show="embed" xlink:actuate="onLoad" draw:mime-type="image/jpeg"/>
</draw:frame>
April 04 at 11:00 in Military Media Center <text:a xlink:type="simple" xlink:href="https://t.me/militarymediacenter/1612" text:style-name="Internet_20_link" text:visited-style-name="Visited_20_Internet_20_Link">
will take place</text:a>
Information meeting-presentation on the International Enlightenment Day on the Ministry of Danger of Tadoid in Demand. "</text:p>
      <text:p text:style-name="P4">
Representatives of the Ministry of Defense of Ukraine, the National History Museum of the Ministry of Defense of Ukraine, NGO "Association of SaperivUkruk" will take part in the event.</text:p>
      <text:p text:style-name="P4">
The event will be held with the support of the Secretariat of the National Authority.</text:p>
      <text:p text:style-name="P4">
During the presentation meeting, participants will discuss the following questions:</text:p>
      <ul>
        <li>
informing about minna danger; * training in preventing risk from explosive objects; * Activities of the National Military History Museum of Ukraine and the opening of an interactive exhibition dedicated to mine security.</li>
      </ul>
      <text:p text:style-name="P4">
Accreditation of media representatives is required and will last until 10:00 April 04!</text:p>
      <text:p text:style-name="P4">
Accreditation applications send to the e -mail address: <text:a xlink:type="simple" xlink:href="https://armyinform.com.ua/cdn-cgi/l/email-protection" text:style-name="Internet_20_link" text:visited-style-name="Visited_20_Internet_20_Link">
[Emailprotected]</text:a>
indicating the name, name and wishes of the journalist, name of the publication, the number of accreditation of the Armed Forces, contact phone.</text:p>
      <text:p text:style-name="P4">
Media representatives should also be accredited by the Armed Forces of Ukraine.</text:p>
      <text:p text:style-name="P4">
News Source: <text:a xlink:type="simple" xlink:href="https://armyinform.com.ua/2023/04/03/4-kvitnya-vidbudetsya-zustrich-prezentacziya-do-dnya-prosvity-z-pytan-minnoyi-nebezpeky/" text:style-name="Internet_20_link" text:visited-style-name="Visited_20_Internet_20_Link">
https://armyinform.com.ua/2023/04/03/4-kvitnya-vidbudetsya-zustrich-prezentacziya-do-dnya-prosvity-z-pytan-minnoyi-nebezpeky/</text:a>
</text:p>
      <!--NEWS-->
      <text:h text:style-name="P10" text:outline-level="1">
<text:span text:style-name="T4">
The suspicion of the occupation "Minister of Communication of the DPR" was reported, which helped the FSB listen to residents of Donetsk</text:span>
</text:h>
      <text:p text:style-name="P4">
Author: ['АРМІЯINFORM']</text:p>
      <text:p text:style-name="P4">
Time: 2023-04-03T73:00:00-04:00</text:p>
      <text:p text:style-name="P4">
Description: Zibraino Bezerazniy Docasi Vini Kerivnikiv Pogolniki Organizov at Timchasov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39131065_982056282678829_5485080184056389908_n.jpg" text:style-name="Internet_20_link" text:visited-style-name="Visited_20_Internet_20_Link">
339131065_982056282678829_5485080184056389908_n.jpg</text:a>
']</text:p>
      <text:p text:style-name="P4">
Tags: ['STOPRUSSIA', 'АГРЕСІЯ РФ', 'ВТОРГНЕННЯ РФ', 'МІНІСТРУ ЗВ’ЯЗКУ ДНР', 'ПОВІДОМИЛИ ПРО ПІДОЗРУ', 'СБУ']</text:p>
      <text:p text:style-name="P4">
Category: News</text:p>
      <!--METADATA-->
      <text:p text:style-name="P4">
<draw:frame draw:style-name="fr1" draw:name="Image54" text:anchor-type="as-char" svg:width="6.9236in" svg:height="4.431104in" draw:z-index="0">
<draw:image xlink:href="../Images/AРМІЯINFORM/2023-04-03T73-00-00-04-00/339131065_982056282678829_5485080184056389908_n.jpg" xlink:type="simple" xlink:show="embed" xlink:actuate="onLoad" draw:mime-type="image/jpeg"/>
</draw:frame>
The undisputed evidence of the fault of the two leaders of the occupying bodies is collected by a timely passionate part of the Donetsk region. One of the malefactors is the head of the DNR Ministry of Communications. In this "position" he performs the task of Moscow on the translation of the local telecommunications industry by the Zarosian "standards".</text:p>
      <text:p text:style-name="P4">
About it <text:a xlink:type="simple" xlink:href="https://ssu.gov.ua/novyny/sbu-povidomyla-pro-pidozru-okupatsiinomu-ministru-zviazku-dnr-yakyi-dopomih-fsb-postavyty-na-proslushku-zhyteliv-donetska" text:style-name="Internet_20_link" text:visited-style-name="Visited_20_Internet_20_Link">
reports</text:a>
Security Service of Ukraine.</text:p>
      <text:p text:style-name="P4">
To do this, he organized the launch of the FOENIX FSB controlled FSB on the basis of captured equipment of Ukrainian communication operators in the occupied districts of the region.</text:p>
      <text:p text:style-name="P4">
Subsequently, he facilitated the invaders in the forced "transfer" of the local residents of the Russian telephone network. In this way, the intelligence service of the aggressor country is obtained to the personal data of subscribers and information about their content.</text:p>
      <text:p text:style-name="P4">
In addition, the FSB uses a controlled telephone operator for the widening of SMS distributions with misinformation about the situation on the front and intra-political situation in the region.</text:p>
      <text:p text:style-name="P4">
Another attacker is the "Deputy Director" of the so -called "Unitary enterprise" DNR "of the Phoenix communication operator. It was he who helped the EMFSB staff to get full technological access to the mobile company telecommunications equipment.</text:p>
      <text:p text:style-name="P4">
On the basis of the evidence collected, the security service investigators informed both of the persons involved in the creation of a terrorist group or a terrorist organization.</text:p>
      <text:p text:style-name="P4">
News Source: <text:a xlink:type="simple" xlink:href="https://armyinform.com.ua/2023/04/03/povidomleno-pro-pidozru-okupaczijnomu-ministru-zvyazku-dnr-yakyj-dopomig-fsb-prosluhovuvaty-zhyteliv-doneczka/" text:style-name="Internet_20_link" text:visited-style-name="Visited_20_Internet_20_Link">
https://armyinform.com.ua/2023/04/03/povidomleno-pro-pidozru-okupaczijnomu-ministru-zvyazku-dnr-yakyj-dopomig-fsb-prosluhovuvaty-zhyteliv-doneczka/</text:a>
</text:p>
      <!--NEWS-->
      <text:h text:style-name="P10" text:outline-level="1">
<text:span text:style-name="T4">
Denmark and Norway pass thousands of artillery shells to Ukraine</text:span>
</text:h>
      <text:p text:style-name="P4">
Author: ['АРМІЯINFORM']</text:p>
      <text:p text:style-name="P4">
Time: 2023-04-03T74:00:00-04:00</text:p>
      <text:p text:style-name="P4">
Description: The Mini Construction of the Defense of Danhy was hidden for the sake of SPILNU by the transfer of Ukrainian Tisyach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55.jpg" text:style-name="Internet_20_link" text:visited-style-name="Visited_20_Internet_20_Link">
155.jpg</text:a>
']</text:p>
      <text:p text:style-name="P4">
Tags: ['STOPRUSSIA', 'АГРЕСІЯ РФ', 'ВТОРГНЕННЯ РФ', 'ДАНІЯ', 'МІНІСТР ОБОРОНИ НОРВЕГІЇ', 'СВІТ ПІДТРИМУЄ УКРАЇНУ']</text:p>
      <text:p text:style-name="P4">
Category: News</text:p>
      <!--METADATA-->
      <text:p text:style-name="P4">
<draw:frame draw:style-name="fr1" draw:name="Image55" text:anchor-type="as-char" svg:width="6.9236in" svg:height="3.894525in" draw:z-index="0">
<draw:image xlink:href="../Images/AРМІЯINFORM/2023-04-03T74-00-00-04-00/155.jpg" xlink:type="simple" xlink:show="embed" xlink:actuate="onLoad" draw:mime-type="image/jpeg"/>
</draw:frame>
Illustrative photo</text:p>
      <text:p text:style-name="P4">
The Denmark Ministry has concluded an agreement with Norway to jointly transfer thousand artillery shells.</text:p>
      <text:p text:style-name="P4">
About it <text:a xlink:type="simple" xlink:href="https://www.fmn.dk/da/nyheder/2023/dansk-norsk-samarbejde-sikrer-ammunition-til-ukraine/" text:style-name="Internet_20_link" text:visited-style-name="Visited_20_Internet_20_Link">
reports</text:a>
The press service of the Danish defense department.</text:p>
      <text:p text:style-name="P4">
Thanks to the new Danish-Norwegian cooperation, Denmark will further increase its military contribution to Ukraine.</text:p>
      <text:p text:style-name="P4">
“Ukrainians continue to have a great and urgent need for ammunition to combat Russia. Together with other EU and NATO countries, Denmark prepares various help. Our cooperation with Norway is an important example of this, ”said Acting. Denmark's Defense Minister Troels Lund Polesen.</text:p>
      <text:p text:style-name="P4">
Cooperation of countries means that the Danish industry will collect the corps of the Norwegian 155mm artillery shells with compatible Danish metal charges, arresters and inflammatory pipes in full artillery shells. The afternoons are transferred to the defense of Ukraine.</text:p>
      <text:p text:style-name="P4">
“Ukraine is in need of artillery ammunition, and we can help. For the safety of Europe and Norway, it is important that Ukraine manages to defend the attack of Russia, ”Norwegian Defense Minister Bjorn Arildgrams emphasized.</text:p>
      <text:p text:style-name="P4">
The Denmark Ministry of Defense believes that ammunition will be able to use the Danish artillery settings of Caesar, which Denmark's parliament has decided to transfer to Ukraine the beginning of the year.</text:p>
      <text:p text:style-name="P4">
As <text:a xlink:type="simple" xlink:href="https://armyinform.com.ua/2023/02/13/daniya-peredala-ukrayini-vsi-svoyi-samohidni-gaubyczi-caesar/" text:style-name="Internet_20_link" text:visited-style-name="Visited_20_Internet_20_Link">
reported</text:a>
Earlier, Denmark transferred to Ukraine its self -propelled howitzers of Caesar.</text:p>
      <text:p text:style-name="P4">
News Source: <text:a xlink:type="simple" xlink:href="https://armyinform.com.ua/2023/04/03/daniya-i-norvegiya-peredayut-ukrayini-tysyachi-artylerijskyh-snaryadiv/" text:style-name="Internet_20_link" text:visited-style-name="Visited_20_Internet_20_Link">
https://armyinform.com.ua/2023/04/03/daniya-i-norvegiya-peredayut-ukrayini-tysyachi-artylerijskyh-snaryadiv/</text:a>
</text:p>
      <!--NEWS-->
      <text:h text:style-name="P10" text:outline-level="1">
<text:span text:style-name="T4">
The threat of use by the occupiers of Iranian drones remains - Yuri Ignat</text:span>
</text:h>
      <text:p text:style-name="P4">
Author: ['Дмитро Горбунов']</text:p>
      <text:p text:style-name="P4">
Time: 2023-04-03T75:00:00-04:00</text:p>
      <text:p text:style-name="P4">
Description: About the reasons for the Viniknnnya of the Vitriya Trivogs in the jelly telemarathon "єini novelty"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yurij-ignat-1.jpg" text:style-name="Internet_20_link" text:visited-style-name="Visited_20_Internet_20_Link">
yurij-ignat-1.jpg</text:a>
']</text:p>
      <text:p text:style-name="P4">
Tags: ['ВТОРГНЕННЯ РФ', 'ЄДИНІ НОВИНИ', 'ІРАНСЬКІ ДРОНИ', 'ПС ЗСУ', 'ЮРІЙ ІГНАТ']</text:p>
      <text:p text:style-name="P4">
Category: News</text:p>
      <!--METADATA-->
      <text:p text:style-name="P4">
<draw:frame draw:style-name="fr1" draw:name="Image56" text:anchor-type="as-char" svg:width="6.9236in" svg:height="4.361868in" draw:z-index="0">
<draw:image xlink:href="../Images/AРМІЯINFORM/2023-04-03T75-00-00-04-00/yurij-ignat-1.jpg" xlink:type="simple" xlink:show="embed" xlink:actuate="onLoad" draw:mime-type="image/jpeg"/>
</draw:frame>
Colonel Yuri Ignatius Air Force Command of the Air Force of Ukraine.</text:p>
      <text:p text:style-name="P4">
About the causes of air anxiety in the studio of Telelorphone <text:a xlink:type="simple" xlink:href="https://www.youtube.com/watch" text:style-name="Internet_20_link" text:visited-style-name="Visited_20_Internet_20_Link">
"Unin"</text:a>
Colonel Yuri Ignat was spoken with journalists with journalists.</text:p>
      <ul>
        <li>
Anxiety is our everyday life. If there is a small threat to the use of a gait or drones by the occupiers, then anxiety is certainly declared. We get information about the air from various sources: from our partners, Ukrainian agency, etc. All this is going to the only information "bubble". When information about the use of an opponent of any weapons, anxiety is heard,-the Armed Forces officer said.</li>
      </ul>
      <text:p text:style-name="P4">
He specified that it is not always possible to inform the enemy artillery, because shells fly in seconds.</text:p>
      <ul>
        <li>
Unfortunately, the threat of use of Iranian drones remains. Often, they fly from the northern direction, mostly from the Bryansk region. They fall into the area of responsibility of the Air Command "Center" Ivarta of the sky successfully fight them, - said Colonel Ignat.</li>
      </ul>
      <text:p text:style-name="P4">
News Source: <text:a xlink:type="simple" xlink:href="https://armyinform.com.ua/2023/04/03/zagroza-vykorystannya-okupantamy-iranskyh-droniv-lyshayetsya-yurij-ignat/" text:style-name="Internet_20_link" text:visited-style-name="Visited_20_Internet_20_Link">
https://armyinform.com.ua/2023/04/03/zagroza-vykorystannya-okupantamy-iranskyh-droniv-lyshayetsya-yurij-ignat/</text:a>
</text:p>
      <!--NEWS-->
      <text:h text:style-name="P10" text:outline-level="1">
<text:span text:style-name="T4">
Ukraine and Romania will hold the first Black Sea Sea Security Conference of the International Crimean Platform in Bucharest</text:span>
</text:h>
      <text:p text:style-name="P4">
Author: ['АРМІЯINFORM']</text:p>
      <text:p text:style-name="P4">
Time: 2023-04-03T76:00:00-04:00</text:p>
      <text:p text:style-name="P4">
Description: The I was not aware of the VIISKOVASKOVA ACTOSIA ACTOSISIA ZRONYNA system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204821large-642bc25fdeda73c5af7b7c0b44fa1a9d.jpg" text:style-name="Internet_20_link" text:visited-style-name="Visited_20_Internet_20_Link">
1204821large-642bc25fdeda73c5af7b7c0b44fa1a9d.jpg</text:a>
']</text:p>
      <text:p text:style-name="P4">
Tags: ['МІНІСТЕРСТВА ОБОРОНИ УКРАЇНИ', 'ПЕРША ЧОРНОМОРСЬКА БЕЗПЕКОВА КОНФЕРЕНЦІЯ']</text:p>
      <text:p text:style-name="P4">
Category: News</text:p>
      <!--METADATA-->
      <text:p text:style-name="P4">
<draw:frame draw:style-name="fr1" draw:name="Image57" text:anchor-type="as-char" svg:width="6.9236in" svg:height="3.819917in" draw:z-index="0">
<draw:image xlink:href="../Images/AРМІЯINFORM/2023-04-03T76-00-00-04-00/1204821large-642bc25fdeda73c5af7b7c0b44fa1a9d.jpg" xlink:type="simple" xlink:show="embed" xlink:actuate="onLoad" draw:mime-type="image/jpeg"/>
</draw:frame>
Russia's unjustified and unjustified military aggression against Ukraine is destroyed by the security system in the Black Sea-Azov region. In order to find an effective toolingary to answer these challenges and to provide the possibility of sustainable development to all peaceful countries of the region, Ukraine initiated the first Black Sea Security Conference to be held in conjunction with Romania on April 12-13.</text:p>
      <text:p text:style-name="P4">
The event will be held within the framework of the International Crimean Platform - Mechanism, aimed at de -occupation of Crimea, restoration of the Black Sea, European and Global Security.</text:p>
      <text:p text:style-name="P4">
Organizers of the Conference: Ministry of Foreign Affairs of Ukraine, Ministry of Defense of Ukraine, Ministry of Foreign Affairs of Romania, Ministry of State Defense of Romania, in partnership with the Center for Defense Strategies(Ukraine).</text:p>
      <text:p text:style-name="P4">
У заході візьмуть участь міністри закордонних справ та міністри оборони,очільники міжнародних інституцій, державні посадовці та незалежні експерти,які представляють учасників Міжнародної Кримської платформи. Вонипроаналізують багатовимірний вплив широкомасштабної війни росії проти Українина безпекову ситуацію в Чорноморсько-Азовському регіоні та світі, обговорятьможливу стратегію відповіді на виклики і загрози, а також основи майбутньоїконфігурації системи безпеки в регіоні.</text:p>
      <text:p text:style-name="P4">
У центрі уваги також будуть питання інформаційної війни та кібератак.</text:p>
      <text:p text:style-name="P4">
<text:span text:style-name="T4">
Програма конференції</text:span>
</text:p>
      <text:p text:style-name="P4">
_Перший день (expert): _</text:p>
      <ul>
        <li>
          <text:p text:style-name="P4">
Presentation of the study "Future Security Configuration of the Black and Azov Seas" from the expert network of the Crimean platform, expert discussion.</text:p>
        </li>
        <li>
          <text:p text:style-name="P4">
Expert discussion "First Cyberwar".</text:p>
        </li>
        <li>
          <text:p text:style-name="P4">
Expert discussion "How the Russian Information War is underway and why it challenges the international security system."</text:p>
        </li>
      </ul>
      <text:p text:style-name="P4">
_Second day(Official representatives): _</text:p>
      <ul>
        <li>
          <text:p text:style-name="P4">
Panel discussion "Lessons obtained: full -scale invasion of the Russian Federation into Ukraine, its multidimensional influence and lessons for the democratic world."</text:p>
        </li>
        <li>
          <text:p text:style-name="P4">
Panel discussion "Plan for today: immediate response to current threats and challenges in the Black Sea region".</text:p>
        </li>
        <li>
          <text:p text:style-name="P4">
Panel discussion "Future Configuration: What is the future of regional security in the Black and Azov Seas? On the way to the Euro -Atlantic strategy for a stable, safe and prosperous region. "</text:p>
        </li>
      </ul>
      <text:p text:style-name="P4">
News Source: <text:a xlink:type="simple" xlink:href="https://armyinform.com.ua/2023/04/03/ukrayina-ta-rumuniya-provedut-u-buharesti-pershu-chornomorsku-bezpekovu-konferencziyu-mizhnarodnoyi-krymskoyi-platformy/" text:style-name="Internet_20_link" text:visited-style-name="Visited_20_Internet_20_Link">
https://armyinform.com.ua/2023/04/03/ukrayina-ta-rumuniya-provedut-u-buharesti-pershu-chornomorsku-bezpekovu-konferencziyu-mizhnarodnoyi-krymskoyi-platformy/</text:a>
</text:p>
      <!--NEWS-->
      <text:h text:style-name="P10" text:outline-level="1">
<text:span text:style-name="T4">
On April 4, there will be a round table "Officers without weapons. Institute of Military Chaplaincy in Ukraine »</text:span>
</text:h>
      <text:p text:style-name="P4">
Author: ['АРМІЯINFORM']</text:p>
      <text:p text:style-name="P4">
Time: 2023-04-03T77:00:00-04:00</text:p>
      <text:p text:style-name="P4">
Description: 04 KVITRY about 12.30 at the Military Media Center, the OFILE CRALIS “OFILE without Zbro .... War with Ukraine 2022, War with Ukraine Latest News today, News War with Ukraine 2022 Last for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2/military-media-center-2-1.jpg" text:style-name="Internet_20_link" text:visited-style-name="Visited_20_Internet_20_Link">
military-media-center-2-1.jpg</text:a>
']</text:p>
      <text:p text:style-name="P4">
Tags: ['MILITARY MEDIA CENTER', 'ВІЙСЬКОВІ КАПЕЛАНИ', 'ВІКНУ', 'КРУГЛИЙ СТІЛ', 'СЛУЖБА ВІЙСЬКОВОГО КАПЕЛАНСТВА']</text:p>
      <text:p text:style-name="P4">
Category: News</text:p>
      <!--METADATA-->
      <text:p text:style-name="P4">
<draw:frame draw:style-name="fr1" draw:name="Image58" text:anchor-type="as-char" svg:width="6.9236in" svg:height="3.894525in" draw:z-index="0">
<draw:image xlink:href="../Images/AРМІЯINFORM/2023-04-03T77-00-00-04-00/military-media-center-2-1.jpg" xlink:type="simple" xlink:show="embed" xlink:actuate="onLoad" draw:mime-type="image/jpeg"/>
</draw:frame>
04 April at 12.30 at Military Media Center <text:a xlink:type="simple" xlink:href="https://t.me/militarymediacenter/1613" text:style-name="Internet_20_link" text:visited-style-name="Visited_20_Internet_20_Link">
will take place</text:a>
Round table «Officers of unarmed. Institute of Military Chaplaincy in Ukraine: Formation, Mission, Ecumenism »with the participation of representatives of the military chaplaincy service of the Armed Forces of the Armed Forces, representatives of the Military Institute of Kyiv National University. Taras Shevchenko, scientists, active chaplains.</text:p>
      <text:p text:style-name="P4">
Questions to Discussion:</text:p>
      <ul>
        <li>
formation of the Institute of Military Chaplaincy; * the first issue of military chaplains into windows and international experience in the preparation of chaplains; * Mission, motivation and challenges of chaplain service at the front and in the rear.</li>
      </ul>
      <text:p text:style-name="P4">
Moderator of the event: Georgy Kovalenko, Archpriest of the PSCU, Rector of the Open Orthodox University of St. Sophia Sophia.</text:p>
      <text:p text:style-name="P4">
Accreditation of media representatives is required and will last until 11.00 on April 4.</text:p>
      <text:p text:style-name="P4">
Accreditation applications send to the e -mail address: <text:a xlink:type="simple" xlink:href="https://armyinform.com.ua/cdn-cgi/l/email-protection" text:style-name="Internet_20_link" text:visited-style-name="Visited_20_Internet_20_Link">
[emailprotected]</text:a>
indicating the name, name and wishes of the journalist, name of the publication, the number of accreditation of the Armed Forces, contact phone.</text:p>
      <text:p text:style-name="P4">
News Source: <text:a xlink:type="simple" xlink:href="https://armyinform.com.ua/2023/04/03/4-kvitnya-vidbudetsya-kruglyj-stil-oficzery-bez-zbroyi-instytut-vijskovogo-kapelanstva-v-ukrayini/" text:style-name="Internet_20_link" text:visited-style-name="Visited_20_Internet_20_Link">
https://armyinform.com.ua/2023/04/03/4-kvitnya-vidbudetsya-kruglyj-stil-oficzery-bez-zbroyi-instytut-vijskovogo-kapelanstva-v-ukrayini/</text:a>
</text:p>
      <!--NEWS-->
      <text:h text:style-name="P10" text:outline-level="1">
<text:span text:style-name="T4">
On the portal action. Business appeared for veterans-entrepreneurs and their families</text:span>
</text:h>
      <text:p text:style-name="P4">
Author: ['АРМІЯINFORM']</text:p>
      <text:p text:style-name="P4">
Time: 2023-04-03T78:00:00-04:00</text:p>
      <text:p text:style-name="P4">
Description: At the portal of the National Pro, the PIDPRIMNTVATE TO EKSport DII.Bi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9740789_174032332162892_25073962156487632_n.png" text:style-name="Internet_20_link" text:visited-style-name="Visited_20_Internet_20_Link">
339740789_174032332162892_25073962156487632_n.png</text:a>
']</text:p>
      <text:p text:style-name="P4">
Tags: ['ВЕТЕРАНСЬКИЙ БІЗНЕС', 'ВОЄННИЙ СТАН', 'ДІЯ.БІЗНЕС', 'МІНВЕТЕРАНІВ', 'МІНІСТЕРСТВО ЦИФРОВОЇ ТРАНСФОРМАЦІЇ УКРАЇНИ', 'СОЦЗАХИСТ', 'СОЦЗАХИСТ ПІД ЧАС ВІЙНИ']</text:p>
      <text:p text:style-name="P4">
Category: News</text:p>
      <!--METADATA-->
      <text:p text:style-name="P4">
<draw:frame draw:style-name="fr1" draw:name="Image59" text:anchor-type="as-char" svg:width="6.9236in" svg:height="4.056076in" draw:z-index="0">
<draw:image xlink:href="../Images/AРМІЯINFORM/2023-04-03T78-00-00-04-00/339740789_174032332162892_25073962156487632_n.png" xlink:type="simple" xlink:show="embed" xlink:actuate="onLoad" draw:mime-type="image/png"/>
</draw:frame>
A new section of Veteran Business appeared on the National Project for Entrepreneurship and Export Development. It was created by the Assumption of the Ministry of Veterans of Ukraine with the Ministry of Digital Transformation, the Office of Entrepreneurship and Export Development and the Ukrainian Veteran Fund(Master).</text:p>
      <text:p text:style-name="P4">
Про це <text:a xlink:type="simple" xlink:href="https://www.kmu.gov.ua/news/za-initsiatyvy-minveteraniv-na-portali-diiabiznes-ziavyvsia-rozdil-dlia-veteraniv-pidpryiemtsiv-ta-ikhnikh-rodyn" text:style-name="Internet_20_link" text:visited-style-name="Visited_20_Internet_20_Link">
повідомляє</text:a>
Government portal.</text:p>
      <text:p text:style-name="P4">
In the section "Veteran Business" veterans, members of their families and families of sulk protection and defenders of Ukraine can find all the necessary information on the development and support of their own business: how to establish their own enterprise, correct accounting, make a financial plan, obtaining a financial design for the development of their business ideas. To promote the product and control the customer.</text:p>
      <text:p text:style-name="P4">
“Currently, most of our veterans and veterans are again defending Ukraine with Nafroron. The vast majority of them are young people. And we need to create all -need conditions, to provide modern tools in order for our defenders and defenders to get involved in the Ukrainian victory with the acquisition of Ukraine, to restore Ukraine, to stand in the economic front. One of these tools for the development of veteran entrepreneurship, the support of veteran entrepreneurial initiatives. Such support from the state will help our people to start their own business, get more opportunities for samorealization in civilian life, ” - said the Minister of Veterans of Ukraine Yulia Laputin when signing a memorandum on cooperation with the office of enterprise development and export.</text:p>
      <text:p text:style-name="P4">
In the section "Veteran Business" you can also get acquainted with the stories of entrepreneurs who have already received funding from the Ukrainian veteran fund of the Ministry of Veterans and implemented their projects.</text:p>
      <text:p text:style-name="P4">
"Having created a new section on the portal action. We plan not only to stimulate the development of veteran entrepreneurship, but also to help solve the existing employment and exports Andriy Remizov.</text:p>
      <text:p text:style-name="P4">
News Source: <text:a xlink:type="simple" xlink:href="https://armyinform.com.ua/2023/04/03/na-portali-diya-biznes-zyavyvsya-rozdil-dlya-veteraniv-pidpryyemcziv-ta-yihnih-rodyn/" text:style-name="Internet_20_link" text:visited-style-name="Visited_20_Internet_20_Link">
https://armyinform.com.ua/2023/04/03/na-portali-diya-biznes-zyavyvsya-rozdil-dlya-veteraniv-pidpryyemcziv-ta-yihnih-rodyn/</text:a>
</text:p>
      <!--NEWS-->
      <text:h text:style-name="P10" text:outline-level="1">
<text:span text:style-name="T4">
Thank you that they survived, waited for the Armed Forces and told the world about the tragedy in berry - the head of state</text:span>
</text:h>
      <text:p text:style-name="P4">
Author: ['АРМІЯINFORM']</text:p>
      <text:p text:style-name="P4">
Time: 2023-04-03T79:00:00-04:00</text:p>
      <text:p text:style-name="P4">
Description: PID Hour Robochka in CherniGivska President President Volodymyr Zelensky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992b8031a2cbad44697f4838f8b475dc_1680523500_extra_large.jpeg" text:style-name="Internet_20_link" text:visited-style-name="Visited_20_Internet_20_Link">
992b8031a2cbad44697f4838f8b475dc_1680523500_extra_large.jpeg</text:a>
', '<text:a xlink:type="simple" xlink:href="https://armyinform.com.ua/wp-content/uploads/2023/04/2b6568a1d8dc0a4650fd072d2c7a9ffc_1680523496_extra_large-150x150.jpeg" text:style-name="Internet_20_link" text:visited-style-name="Visited_20_Internet_20_Link">
2b6568a1d8dc0a4650fd072d2c7a9ffc_1680523496_extra_large-150x150.jpeg</text:a>
']</text:p>
      <text:p text:style-name="P4">
Tags: ['STOPRUSSIA', 'АГРЕСІЯ РФ', 'ВОЛОДИМИР ЗЕЛЕНСЬКИЙ', 'ВТОРГНЕННЯ РФ', 'МАРІЯ ПЕЙЧИНОВИЧ-БУРИЧ', 'ПРЕЗИДЕНТ УКРАЇНИ', 'РОБЕРТ ГАБЕК', 'ЧЕРНІГІВЩИНА', 'ЯГІДНЕ']</text:p>
      <text:p text:style-name="P4">
Category: News</text:p>
      <!--METADATA-->
      <text:p text:style-name="P4">
<draw:frame draw:style-name="fr1" draw:name="Image60" text:anchor-type="as-char" svg:width="6.9236in" svg:height="4.617948in" draw:z-index="0">
<draw:image xlink:href="../Images/AРМІЯINFORM/2023-04-03T79-00-00-04-00/992b8031a2cbad44697f4838f8b475dc_1680523500_extra_large.jpeg" xlink:type="simple" xlink:show="embed" xlink:actuate="onLoad" draw:mime-type="image/jpeg"/>
</draw:frame>
During his working trip to the Chernihiv region, President of Ukraine Volodymyrzelensky, together with Vice-Chancellor, Minister of Economy and Protection of Klimatunimichy Robert Gabetk and Secretary General of the Council of Europe Mariapechin-Buric-Burich, examined the consequences of occupation by Russian troops.</text:p>
      <text:p text:style-name="P4">
About it <text:a xlink:type="simple" xlink:href="https://www.president.gov.ua/news/na-chernigivshini-prezident-oglyanuv-naslidki-zlochiniv-rosi-82049" text:style-name="Internet_20_link" text:visited-style-name="Visited_20_Internet_20_Link">
reports</text:a>
Office of the President of Ukraine.</text:p>
      <text:p text:style-name="P4">
The head of state, together with foreign guests, visited the school, in the basement of which, until March 30, 2022, the occupiers were kept in unsanitary conditions, without water and food 367 civilians. Among the hostages were 50 children, including several quantities - the smallest one and a half months. 11 people died, not withstanding conditions. Ten were shot by Russian invaders.</text:p>
      <text:p text:style-name="P4">
The President of Ukraine and European guests spoke with the villagers who were kept in the basement of the school.</text:p>
      <text:p text:style-name="P4">
"Thank you for surviving, we were able to wait for our soldiers and tell the world about the tragedy brought by the Russian Federation, the Russian military spokes with their leadership, their president, to our land," - said Volodymyr Zelensky.</text:p>
      <text:p text:style-name="P4">
The head of state noted that the inhabitants of the berry survived terrible trials. In words, about 400 people lived in this village, and almost 370 people were kept in a school basement of less than 200 square meters.</text:p>
      <text:p text:style-name="P4">
“27 days were in the basement. They survived - standing and sitting. 11 people, unfortunately, were killed. And all these people in the darkness lived and waited for the return of Ukraine, ”he said.</text:p>
      <text:p text:style-name="P4">
<text:a xlink:type="simple" xlink:href="https://armyinform.com.ua/wp-content/uploads/2023/04/2b6568a1d8dc0a4650fd072d2c7a9ffc_1680523496_extra_large.jpeg" text:style-name="Internet_20_link" text:visited-style-name="Visited_20_Internet_20_Link">
!(Images/AРМІЯINFORM/2023-04-03T79-00-00-04-00/2b6568a1d8dc0a4650fd072d2c7a9ffc_1680523496_extra_large-150x150.jpeg)</text:a>
The President said that the prisoners in the darkness wrote on the walls of the surnames and dates of the villagers, so as not to forget. And the children wrote the lines of the anthem of Ukraine.</text:p>
      <text:p text:style-name="P4">
“It is extremely important that these people survived. It is extremely important that our settlements are decomposed today, where real heroes, ”added Volodymyr Zelenskyy.</text:p>
      <text:p text:style-name="P4">
The head of state emphasized the importance of the presence of representatives of our partners in the liberated territories of Ukraine, who can see everything with their own eyes.Volodymyr Zelensky also thanked the locals and authorities who fought for their lives daily by the Urosian occupation.</text:p>
      <text:p text:style-name="P4">
As a result of military aggression, all 173 in the village of Yaidny was injured, 16 of them were destroyed. In addition, the objects of communal value - the House of Culture and Feldsherskaya point were destroyed. The school has undergone significant destruction.</text:p>
      <text:p text:style-name="P4">
News Source: <text:a xlink:type="simple" xlink:href="https://armyinform.com.ua/2023/04/03/glava-derzhavy-dyakuyu-shho-vyzhyly-dochekalysya-zsu-i-rozpovily-svitovi-pro-tragediyu-v-yagidnomu/" text:style-name="Internet_20_link" text:visited-style-name="Visited_20_Internet_20_Link">
https://armyinform.com.ua/2023/04/03/glava-derzhavy-dyakuyu-shho-vyzhyly-dochekalysya-zsu-i-rozpovily-svitovi-pro-tragediyu-v-yagidnomu/</text:a>
</text:p>
      <!--NEWS-->
      <text:h text:style-name="P10" text:outline-level="1">
<text:span text:style-name="T4">
The President of Ukraine awarded wounded defenders warriors</text:span>
</text:h>
      <text:p text:style-name="P4">
Author: ['АРМІЯINFORM']</text:p>
      <text:p text:style-name="P4">
Time: 2023-04-03T80:00:00-04:00</text:p>
      <text:p text:style-name="P4">
Description: PID Hour Robochka in CherniGivsk region President Volodymyr Zelensky Vidvіda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7793c62d037180f516b3ce5863aea3a_1680524998_extra_large.jpeg" text:style-name="Internet_20_link" text:visited-style-name="Visited_20_Internet_20_Link">
a7793c62d037180f516b3ce5863aea3a_1680524998_extra_large.jpeg</text:a>
', '<text:a xlink:type="simple" xlink:href="https://armyinform.com.ua/wp-content/uploads/2023/04/95147bfbe7b604f8b60958dd2337afd5_1680524996_extra_large.jpeg" text:style-name="Internet_20_link" text:visited-style-name="Visited_20_Internet_20_Link">
95147bfbe7b604f8b60958dd2337afd5_1680524996_extra_large.jpeg</text:a>
']</text:p>
      <text:p text:style-name="P4">
Tags: ['ВОЛОДИМИР ЗЕЛЕНСЬКИЙ', 'НАГОРОДЖЕННЯ ВІЙСЬКОВОСЛУЖБОВЦІВ', 'ЧЕРНІГІВЩИНА']</text:p>
      <text:p text:style-name="P4">
Category: News</text:p>
      <!--METADATA-->
      <text:p text:style-name="P4">
<draw:frame draw:style-name="fr1" draw:name="Image61" text:anchor-type="as-char" svg:width="6.9236in" svg:height="4.617948in" draw:z-index="0">
<draw:image xlink:href="../Images/AРМІЯINFORM/2023-04-03T80-00-00-04-00/a7793c62d037180f516b3ce5863aea3a_1680524998_extra_large.jpeg" xlink:type="simple" xlink:show="embed" xlink:actuate="onLoad" draw:mime-type="image/jpeg"/>
</draw:frame>
During his working trip to the Chernihiv region, President Vladimir Zelensky resulted in a military hospital and talked with the defenders of Ukraine, which will be treated after the wounds they were in the fighting, in particular in the Donetsk direction.</text:p>
      <text:p text:style-name="P4">
As <text:a xlink:type="simple" xlink:href="https://www.president.gov.ua/news/na-chernigivshini-glava-derzhavi-vidvidav-u-gospitali-porane-82053" text:style-name="Internet_20_link" text:visited-style-name="Visited_20_Internet_20_Link">
informs</text:a>
The Office of the President of Ukraine, together with a military hospital, was visited by Vicecanzler, Minister of Economics of German Climate Protection Robert Gabec.</text:p>
      <text:p text:style-name="P4">
The President presented state awards to the military personnel of the Armed Forces of Ukraine.</text:p>
      <text:p text:style-name="P4">
“Thank you for your courage. I wish you a speedy recovery, and we all have a winner, ”Volodymyr Zelenskyy said.</text:p>
      <text:p text:style-name="P4">
<draw:frame draw:style-name="fr1" draw:name="Image62" text:anchor-type="as-char" svg:width="6.9236in" svg:height="4.617948in" draw:z-index="0">
<draw:image xlink:href="../Images/AРМІЯINFORM/2023-04-03T80-00-00-04-00/95147bfbe7b604f8b60958dd2337afd5_1680524996_extra_large.jpeg" xlink:type="simple" xlink:show="embed" xlink:actuate="onLoad" draw:mime-type="image/jpeg"/>
</draw:frame>
The Head of State also met with military doctors and noted them by state -owned Naval.</text:p>
      <text:p text:style-name="P4">
"Thank you for the important work and preservation of the lives of our warriors," he said.</text:p>
      <text:p text:style-name="P4">
The President and foreign guests inspected the establishment of the institution, including a modern computer tomograph provided by the German government.</text:p>
      <text:p text:style-name="P4">
News Source: <text:a xlink:type="simple" xlink:href="https://armyinform.com.ua/2023/04/03/prezydent-ukrayiny-nagorodyv-poranenyh-voyiniv-zahysnykiv/" text:style-name="Internet_20_link" text:visited-style-name="Visited_20_Internet_20_Link">
https://armyinform.com.ua/2023/04/03/prezydent-ukrayiny-nagorodyv-poranenyh-voyiniv-zahysnykiv/</text:a>
</text:p>
      <!--NEWS-->
      <text:h text:style-name="P10" text:outline-level="1">
<text:span text:style-name="T4">
Lubinets greeted the continuation of the UN Commission for Investigations of Russian Crimes in Ukraine for a year</text:span>
</text:h>
      <text:p text:style-name="P4">
Authors: Ukrinform (Person)</text:p>
      <text:p text:style-name="P4">
Publisher: Укринформ (Organization)</text:p>
      <text:p text:style-name="P4">
Published Time: 2023-04-04T-11:55:00+03:00</text:p>
      <text:p text:style-name="P4">
Modified Time: 2023-04-04T23:55:00+03:00</text:p>
      <text:p text:style-name="P4">
Description: The Verkhovna Rada Commissioner for Human Rights Dmitry Lubinets congratulated the adoption by the UN Human Rights Council of the resolution "Human Rights Situation in Ukraine as a result of Russian Aggression" on the continuation of the UN International International Commission for Investigation in Ukraine for another year. - Ukrinform.</text:p>
      <text:p text:style-name="P4">
Images: ["<text:a xlink:type="simple" xlink:href="https://static.ukrinform.com/photos/2022_02/thumb_files/630_360_1643894096-658.jpg" text:style-name="Internet_20_link" text:visited-style-name="Visited_20_Internet_20_Link">
630_360_16438...</text:a>
"]</text:p>
      <text:p text:style-name="P4">
Tags: ['ООН', 'Україна', 'Агресія РФ', 'Війна з росією', 'Дмитро Лубінець']</text:p>
      <text:p text:style-name="P4">
Type: Article</text:p>
      <!--METADATA-->
      <text:p text:style-name="P4">
<draw:frame draw:style-name="fr1" draw:name="Image63" text:anchor-type="as-char" svg:width="6.9236in" svg:height="3.956343in" draw:z-index="0">
<draw:image xlink:href="../Images/yкринформ/2023-04-04T-11-55-00-03-00/630_360_1643894096-658.jpg" xlink:type="simple" xlink:show="embed" xlink:actuate="onLoad" draw:mime-type="image/jpeg"/>
</draw:frame>
The Human Rights Commissioner Dmitry Lubinets congratulated the adoption by the UN Council of Human Rights "Human Rights Situation in Ukraine as a result of Russian Aggression" on the continuation of an independent International Commission for Investigation in Ukraine for another year.</text:p>
      <text:p text:style-name="P4">
He wrote about it in <text:a xlink:type="simple" xlink:href="https://t.me/dmytro_lubinetzs/2058" text:style-name="Internet_20_link" text:visited-style-name="Visited_20_Internet_20_Link">
</text:a>
, reports Ukrinform.</text:p>
      <text:p text:style-name="P4">
“The resolution to Russia refers to the genocide of the Ukrainian people and to call for the deportation of civilians and children to the territory of the Russian Federation. It is emphasized that the abuse of human rights in Ukraine and the norms of international humanitarian law as a result of Russia's armed aggression can lead to genocide, as well as the attention of the UN Convention on the Prevention of Crime Genocide and punishment, ”Lubin said.</text:p>
      <text:p text:style-name="P4">
<text:span text:style-name="T4">
 Read also: </text:span>
 <text:span text:style-name="T4">
 <text:a xlink:type="simple" xlink:href="https://www.ukrinform.ua/rubric-ato/3691646-lubinec-rf-zalucae-specsluzbi-sob-ukrainski-diti-ne-mogli-povernutisa-dodomu.html" text:style-name="Internet_20_link" text:visited-style-name="Visited_20_Internet_20_Link">
</text:a>
</text:span>
</text:p>
      <text:p text:style-name="P4">
As it was reported, the Ministry of Foreign Affairs of Ukraine is greeted for a year of the mandate of an independent International Commission <text:span text:style-name="T4">
 <text:a xlink:type="simple" xlink:href="https://www.ukrinform.ua/tag-oon" text:style-name="Internet_20_link" text:visited-style-name="Visited_20_Internet_20_Link">
</text:a>
</text:span>
 Investigation of violations in the context of Russian armed aggression against Ukraine.</text:p>
      <text:p text:style-name="P4">
News Source: <text:a xlink:type="simple" xlink:href="https://www.ukrinform.ua/rubric-ato/3691660-lubinec-privitav-prodovzenna-mandatu-komisii-oon-z-rozsliduvan-zlociniv-rf-v-ukraini-na-rik.html" text:style-name="Internet_20_link" text:visited-style-name="Visited_20_Internet_20_Link">
https://www.ukrinform.ua/rubric-ato/3691660-lubinec-privitav-prodovzenna-mandatu-komisii-oon-z-rozsliduvan-zlociniv-rf-v-ukraini-na-rik.html</text:a>
</text:p>
      <!--NEWS-->
      <text:h text:style-name="P10" text:outline-level="1">
<text:span text:style-name="T4">
The Government has appointed Minister of Education Deputy in European Integration</text:span>
</text:h>
      <text:p text:style-name="P4">
Authors: Ukrinform (Person)</text:p>
      <text:p text:style-name="P4">
Publisher: Укринформ (Organization)</text:p>
      <text:p text:style-name="P4">
Published Time: 2023-04-04T-130:01:47+03:00</text:p>
      <text:p text:style-name="P4">
Modified Time: 2023-04-04T17:01:47+03:00</text:p>
      <text:p text:style-name="P4">
Description: The Cabinet of Ministers appointed Yevgeny Kudryavts as Deputy Minister of Education and Science on European Integration. - Ukrinform.</text:p>
      <text:p text:style-name="P4">
Images: ["<text:a xlink:type="simple" xlink:href="https://static.ukrinform.com/photos/2023_03/thumb_files/630_360_1680013213-921.jpg" text:style-name="Internet_20_link" text:visited-style-name="Visited_20_Internet_20_Link">
630_360_16800...</text:a>
"]</text:p>
      <text:p text:style-name="P4">
Tags: ['Євроінтеграція', 'Кабмін', 'Міносвіти', 'Мінстратегпром']</text:p>
      <text:p text:style-name="P4">
Type: Article</text:p>
      <!--METADATA-->
      <text:p text:style-name="P4">
<draw:frame draw:style-name="fr1" draw:name="Image64" text:anchor-type="as-char" svg:width="6.9236in" svg:height="3.956343in" draw:z-index="0">
<draw:image xlink:href="../Images/yкринформ/2023-04-04T-130-01-47-03-00/630_360_1680013213-921.jpg" xlink:type="simple" xlink:show="embed" xlink:actuate="onLoad" draw:mime-type="image/jpeg"/>
</draw:frame>
The Cabinet of Ministers appointed Yevgeny Kudryavts to the post of Deputy Minister of Education Inuuk on European Integration.</text:p>
      <text:p text:style-name="P4">
This was reported in <text:a xlink:type="simple" xlink:href="https://t.me/tmelnychuk/2012" text:style-name="Internet_20_link" text:visited-style-name="Visited_20_Internet_20_Link">
</text:a>
The permanent representative of the Kabmin in the Verkhovna Rada Taras Melnychuk, reports Ukrinform.</text:p>
      <text:p text:style-name="P4">
“<text:a xlink:type="simple" xlink:href="https://www.ukrinform.ua/tag-kabmin" text:style-name="Internet_20_link" text:visited-style-name="Visited_20_Internet_20_Link">
</text:a>
Appointed: Kudryavtsy Yevgenovolodymyrovich Deputy Minister of Education and Science of Ukraine on issues of European integration; Zapolskaya Natalia Mikhailivna - State Secretary of Ministry on Strategic Industry of Ukraine, ” - said.</text:p>
      <text:p text:style-name="P4">
<text:span text:style-name="T4">
 Read also: </text:span>
 <text:a xlink:type="simple" xlink:href="https://www.ukrinform.ua/rubric-polytics/3689544-kabmin-proviv-kadrovi-rotacii-kogo-zvilnili-ta-priznacili.html" text:style-name="Internet_20_link" text:visited-style-name="Visited_20_Internet_20_Link">
</text:a>
In addition, the government appointed Sergiy Zakharin as Deputy Head of the State Food Safety Service and consumers' protection for digital development, digital transformations and digitalization, releasing him from the post of State Secretary of the Ministry of Education and Science.</text:p>
      <text:p text:style-name="P4">
Igor Yaremenko has appointed the Deputy Secretary of Cabinet of Ministers, dismissing him from the post of Deputy Minister of Veterans of European Integration Veterans.</text:p>
      <text:p text:style-name="P4">
<text:span text:style-name="T4">
 Read also: </text:span>
 <text:a xlink:type="simple" xlink:href="https://www.ukrinform.ua/rubric-society/3662655-minosviti-cogoric-ocikue-na-224-tisaci-vstupnikiv-u-visi.html" text:style-name="Internet_20_link" text:visited-style-name="Visited_20_Internet_20_Link">
</text:a>
At the same time, the government liberated the corrosion from the post of Deputy Minister of Education Inuuka, Elena Spirin - from the post of State Secretary of the Ministry of Ministry on strategic industries, Anatoly Kutsevol - from the post of Deputy Secretary of State CMU.</text:p>
      <text:p text:style-name="P4">
The Cabinet also temporarily laid the duties of the Deputy President of Health on Digital Development, Digital Transformations and Digitalization on Alexander Ryabets.</text:p>
      <text:p text:style-name="P4">
<text:span text:style-name="T5">
Foto: CMU</text:span>
</text:p>
      <text:p text:style-name="P4">
News Source: <text:a xlink:type="simple" xlink:href="https://www.ukrinform.ua/rubric-polytics/3691512-urad-priznaciv-ministru-osviti-zastupnika-z-evrointegracii.html" text:style-name="Internet_20_link" text:visited-style-name="Visited_20_Internet_20_Link">
https://www.ukrinform.ua/rubric-polytics/3691512-urad-priznaciv-ministru-osviti-zastupnika-z-evrointegracii.html</text:a>
</text:p>
      <!--NEWS-->
      <text:h text:style-name="P10" text:outline-level="1">
<text:span text:style-name="T4">
NATO headquarters in Brussels raised Finland's flag</text:span>
</text:h>
      <text:p text:style-name="P4">
Authors: Ukrinform (Person)</text:p>
      <text:p text:style-name="P4">
Publisher: Укринформ (Organization)</text:p>
      <text:p text:style-name="P4">
Published Time: 2023-04-04T-132:01:00+03:00</text:p>
      <text:p text:style-name="P4">
Modified Time: 2023-04-04T17:01:00+03:00</text:p>
      <text:p text:style-name="P4">
Description: The NATO headquarters in Brussels held a ceremony of raising the national flag of Finland as a new NATO member. - Ukrinform.</text:p>
      <text:p text:style-name="P4">
Images: ["<text:a xlink:type="simple" xlink:href="https://static.ukrinform.com/photos/2023_04/thumb_files/630_360_1680615426-949.jpg" text:style-name="Internet_20_link" text:visited-style-name="Visited_20_Internet_20_Link">
630_360_16806...</text:a>
"]</text:p>
      <text:p text:style-name="P4">
Tags: ['Фінляндія', 'НАТО', 'Прапор']</text:p>
      <text:p text:style-name="P4">
Type: Article</text:p>
      <!--METADATA-->
      <text:p text:style-name="P4">
<draw:frame draw:style-name="fr1" draw:name="Image65" text:anchor-type="as-char" svg:width="6.9236in" svg:height="3.956343in" draw:z-index="0">
<draw:image xlink:href="../Images/yкринформ/2023-04-04T-132-01-00-03-00/630_360_1680615426-949.jpg" xlink:type="simple" xlink:show="embed" xlink:actuate="onLoad" draw:mime-type="image/jpeg"/>
</draw:frame>
NATO Blistabulture in Brussels held a ceremony of raising the National Finland Finland as a new NATO member.</text:p>
      <text:p text:style-name="P4">
Finland flags were also simultaneously raised in the headquarters of two NATO strategic commands: in the Belgian city of Mons and American Norfolk, Ukrinform correspondent reports.</text:p>
      <text:p text:style-name="Quotations">

<text:p text:style-name="P4">
🇫🇮finland's Flag Has Been Raised Outside Nato Hq in Brussels as the Country&gt;
 Becomes the Military Alliance's 31st Member. Russia's Invasion of Ukraine&gt;
 Last Year Prompted Finland, WHICH HAS A 1,300KM BORDER WITH RUSSIA, &amp;&gt;
 Neighbour Sweden to Drop Decades of Military Non-Alignment. <text:a xlink:type="simple" xlink:href="https://t.co/8EHySpMeCg" text:style-name="Internet_20_link" text:visited-style-name="Visited_20_Internet_20_Link">
&gt;
</text:a>
&gt;
&gt;
 - DW Europe(@dw_europe) <text:a xlink:type="simple" xlink:href="https://twitter.com/dw_europe/status/1643250117355397120" text:style-name="Internet_20_link" text:visited-style-name="Visited_20_Internet_20_Link">
&gt;
 </text:a>
"This is a historical day. I congratulate Furdodiandi as a new member of our alliance. We first raise the flag of Vindadia near NATO headquarters," NATO Jenus said <text:a xlink:type="simple" xlink:href="https://www.ukrinform.ua/tag-stoltenberg" text:style-name="Internet_20_link" text:visited-style-name="Visited_20_Internet_20_Link">
</text:a>
.</text:p>

</text:p>
      <text:p text:style-name="P4">
He noted that on April 4, 1949, an organization of the Treaty of Treaty was created on 4 April 1949, which became a shield from possible external aggression.</text:p>
      <text:p text:style-name="P4">
"However, the war returned to Europe, and Finland decided to join NATO," NATO Secretary General.</text:p>
      <text:p text:style-name="P4">
He noted that the introduction <text:a xlink:type="simple" xlink:href="https://www.ukrinform.ua/tag-finlandia" text:style-name="Internet_20_link" text:visited-style-name="Visited_20_Internet_20_Link">
</text:a>
To the Alliarubu, the fastest in the history of the organization. According to him, last year Finland and Sweden expressed their desire to become NATO members, and now Helsinki have become a member of the Alliance. He also expressed his hope that a full -fledged NATO member is "as fast as possible".</text:p>
      <text:p text:style-name="P4">
"Finland has become safer, and NATO is stronger with a new member - Finland," NATO's Secretary General.</text:p>
      <text:p text:style-name="P4">
Stoltenberg noted that today's event is a clear message for other countries that the doors to NATO for other countries remain open, and no one can close them.</text:p>
      <text:p text:style-name="P4">
In turn, Finnish President Sauli Niinsto said that the country is neutral and a new era begins for the country. He stressed that the support of the Finland Alliance's membership strengthens its safety.</text:p>
      <text:p text:style-name="P4">
The Finnish leader stressed that Finland membership in NATO is not opposed to any, and the country is stable and predictable.“It was one of the reasons why this discussion arose in Finland. We do not want anyone to tell us what we can do and what is not, ”Ninsti said.</text:p>
      <text:p text:style-name="P4">
He also noted that his country's membership in NATO without Sweden is "incomplete." In this context, he said that during the NATO summit this year in Vilnius, Sweden would become the 32nd Alliance member.</text:p>
      <text:p text:style-name="P4">
<text:span text:style-name="T4">
 Read also: </text:span>
 <text:a xlink:type="simple" xlink:href="https://www.ukrinform.ua/rubric-polytics/3691526-zelenskij-privitav-finlandiu-zi-vstupom-u-nato.html" text:style-name="Internet_20_link" text:visited-style-name="Visited_20_Internet_20_Link">
</text:a>
As the agency reported, the official [] took place in Brussels <text:a xlink:type="simple" xlink:href="https://www.ukrinform.ua/rubric-world/3691469-finlandia-oficijno-stala-clenom-nato.html" text:style-name="Internet_20_link" text:visited-style-name="Visited_20_Internet_20_Link">
</text:a>
After that, the Secretary-General of the Organization Yinstoltenberg congratulated the country on the fact that it became a 31st Alliance member.</text:p>
      <text:p text:style-name="P4">
News Source: <text:a xlink:type="simple" xlink:href="https://www.ukrinform.ua/rubric-world/3691521-bila-stabkvartiri-nato-u-brusseli-pidnali-prapor-novogo-clena-finlandii.html" text:style-name="Internet_20_link" text:visited-style-name="Visited_20_Internet_20_Link">
https://www.ukrinform.ua/rubric-world/3691521-bila-stabkvartiri-nato-u-brusseli-pidnali-prapor-novogo-clena-finlandii.html</text:a>
</text:p>
      <!--NEWS-->
      <text:h text:style-name="P10" text:outline-level="1">
<text:span text:style-name="T4">
Finland will strengthen NATO principles - Stoltenberg</text:span>
</text:h>
      <text:p text:style-name="P4">
Authors: Ukrinform (Person)</text:p>
      <text:p text:style-name="P4">
Publisher: Укринформ (Organization)</text:p>
      <text:p text:style-name="P4">
Published Time: 2023-04-04T-13:40:00+03:00</text:p>
      <text:p text:style-name="P4">
Modified Time: 2023-04-04T23:40:00+03:00</text:p>
      <text:p text:style-name="P4">
Description: The main task of NATO is to prevent wars and conflicts, but in the event of an attack on one, all members of the Alliance will protect it. Finland's introduction to NATO will be an undeniable intensification of the Alliance. - Ukrinform.</text:p>
      <text:p text:style-name="P4">
Images: ["<text:a xlink:type="simple" xlink:href="https://static.ukrinform.com/photos/2022_12/thumb_files/630_360_1669912772-560.jpg" text:style-name="Internet_20_link" text:visited-style-name="Visited_20_Internet_20_Link">
630_360_16699...</text:a>
"]</text:p>
      <text:p text:style-name="P4">
Tags: ['Фінляндія', 'НАТО', 'Столтенберг']</text:p>
      <text:p text:style-name="P4">
Type: Article</text:p>
      <!--METADATA-->
      <text:p text:style-name="P4">
<draw:frame draw:style-name="fr1" draw:name="Image66" text:anchor-type="as-char" svg:width="6.9236in" svg:height="3.956343in" draw:z-index="0">
<draw:image xlink:href="../Images/yкринформ/2023-04-04T-13-40-00-03-00/630_360_1669912772-560.jpg" xlink:type="simple" xlink:show="embed" xlink:actuate="onLoad" draw:mime-type="image/jpeg"/>
</draw:frame>
NATO's main evidence is to prevent wars and conflicts, but in the event of an attack, all members of the Alliance will protect it. Finland's introduction to NATO is the intensification of the Alliance.</text:p>
      <text:p text:style-name="P4">
About it today in Brussels, at a press conference, answering the questions of journalists, said NATO Secretary General Jens Stoltenberg, reports Praboskorskrukrinform.</text:p>
      <text:p text:style-name="P4">
“The main task <text:a xlink:type="simple" xlink:href="https://www.ukrinform.ua/tag-nato" text:style-name="Internet_20_link" text:visited-style-name="Visited_20_Internet_20_Link">
</text:a>
There are prevention of peace, conflict prevention. And the way we do it is to make it clear if someone from the Alliance is inaded, the whole alliance will come and support, because we consider the attack on the alliance as an attack on the Alliance. This is based on the principle of all and all in the day, ”Stoltenberg said.</text:p>
      <text:p text:style-name="P4">
NATO Secretary General is convinced that if any potential attacker knows that all-alias will react to an attack, NATO's military attack will not happen.</text:p>
      <text:p text:style-name="P4">
“When Finland is a full member of NATO, it enhances the possibility of providing NATO's options for counteraction ... Finland has significant armed forces, highness, including more than 60 F-35 fighter jets, pro-stipping defense systems and well-trained, well-equipped troops, alloys and naval forces.</text:p>
      <text:p text:style-name="P4">
According to Stoltenberg, the above advantages of Finland are combined with knowledge, knowledge and resilience, strong democratic institutions, as well as the defense industry, which all together makes an indisputable contribution to increased reinforcement.</text:p>
      <text:p text:style-name="P4">
<text:span text:style-name="T4">
 Read also: </text:span>
 <text:a xlink:type="simple" xlink:href="https://www.ukrinform.ua/rubric-world/3691381-stoltenberg-privitav-finlandiu-iz-vstupom-do-nato.html" text:style-name="Internet_20_link" text:visited-style-name="Visited_20_Internet_20_Link">
</text:a>
"If you look at the map, we will also realize the fact that Finland, in addition to the above, is incredibly important to the Far North, for the Northern Ukrainians and the Baltic countries," Stoltenberg said.</text:p>
      <text:p text:style-name="P4">
As reported <text:a xlink:type="simple" xlink:href="https://www.ukrinform.ua/rubric-polytics/3691356-ministri-nato-obgovorat-negajnu-dopomogu-ukraini-ta-podalsu-pidtrimku-stoltenberg.html" text:style-name="Internet_20_link" text:visited-style-name="Visited_20_Internet_20_Link">
</text:a>
, On April 4, a two -day meeting of NATO foreign ministers began in Brussels.</text:p>
      <text:p text:style-name="P4">
News Source: <text:a xlink:type="simple" xlink:href="https://www.ukrinform.ua/rubric-world/3691657-finlandia-posilit-zabezpecenna-principiv-nato-stoltenberg.html" text:style-name="Internet_20_link" text:visited-style-name="Visited_20_Internet_20_Link">
https://www.ukrinform.ua/rubric-world/3691657-finlandia-posilit-zabezpecenna-principiv-nato-stoltenberg.html</text:a>
</text:p>
      <!--NEWS-->
      <text:h text:style-name="P10" text:outline-level="1">
<text:span text:style-name="T4">
Last year the number of banks' customers increased by almost 10%</text:span>
</text:h>
      <text:p text:style-name="P4">
Authors: Ukrinform (Person)</text:p>
      <text:p text:style-name="P4">
Publisher: Укринформ (Organization)</text:p>
      <text:p text:style-name="P4">
Published Time: 2023-04-04T-152:20:00+03:00</text:p>
      <text:p text:style-name="P4">
Modified Time: 2023-04-04T16:20:00+03:00</text:p>
      <text:p text:style-name="P4">
Description: In Ukraine, the number of banks' clients in 2022 increased by almost 10% and was more than 79 million. - Ukrinform.</text:p>
      <text:p text:style-name="P4">
Images: ["<text:a xlink:type="simple" xlink:href="https://static.ukrinform.com/photos/2019_06/thumb_files/630_360_1560852576-790.jpg" text:style-name="Internet_20_link" text:visited-style-name="Visited_20_Internet_20_Link">
630_360_15608...</text:a>
", "<text:a xlink:type="simple" xlink:href="https://static.ukrinform.com/photos/2023_04/1680614301-400.jpg" text:style-name="Internet_20_link" text:visited-style-name="Visited_20_Internet_20_Link">
1680614301-40...</text:a>
"]</text:p>
      <text:p text:style-name="P4">
Tags: ['Банк', 'Економіка', 'Нацбанк', 'Гроші']</text:p>
      <text:p text:style-name="P4">
Type: Article</text:p>
      <!--METADATA-->
      <text:p text:style-name="P4">
<draw:frame draw:style-name="fr1" draw:name="Image67" text:anchor-type="as-char" svg:width="6.9236in" svg:height="3.956343in" draw:z-index="0">
<draw:image xlink:href="../Images/yкринформ/2023-04-04T-152-20-00-03-00/630_360_1560852576-790.jpg" xlink:type="simple" xlink:show="embed" xlink:actuate="onLoad" draw:mime-type="image/jpeg"/>
</draw:frame>
In Ukraine, the number of banks' clients in 2022 increased by almost 10% and was 79 million people.</text:p>
      <text:p text:style-name="P4">
According to Ukrinform, the NBU press service in [] reports it(https://t.me/nbu_ua/1448?fbclid=IwAR2w_taubtzqJ-496GsDZ4n4O8EWD5zHd_5z4-2UOIeok5_yy2cTEl12A4U).</text:p>
      <text:p text:style-name="P4">
"Українці почали активніше користуватися послугами різних <text:a xlink:type="simple" xlink:href="https://www.ukrinform.ua/tag-bank" text:style-name="Internet_20_link" text:visited-style-name="Visited_20_Internet_20_Link">
</text:a>
. As a result: the number of banks of banks increased by almost 10% in a year and was more than 79 million people(2021 - 72 million). Кількість відкритих ними рахунків зросла на 12,8% порівняно зпопереднім роком і становила 160,2 млн шт. (In 2021 - 142 million units.)", -goes in the message.</text:p>
      <text:p text:style-name="P4">
<draw:frame draw:style-name="fr1" draw:name="Image68" text:anchor-type="as-char" svg:width="6.9236in" svg:height="4.897806in" draw:z-index="0">
<draw:image xlink:href="../Images/yкринформ/2023-04-04T-152-20-00-03-00/1680614301-400.jpg" xlink:type="simple" xlink:show="embed" xlink:actuate="onLoad" draw:mime-type="image/jpeg"/>
</draw:frame>
In addition, the number of clients of banks, which are served remotely, has increased significantly in Ukraine. More than two -thirds of all clients of banks are served: 78% of business entities and 68% of individuals(2.4 million and51.4 million customers accordingly).</text:p>
      <text:p text:style-name="P4">
У 2022 році загальна кількість рахунків, які банки обслуговували дистанційно,збільшилася на 18,8% порівняно з 2021 роком. А порівняно з 2020 роком – на73%.</text:p>
      <text:p text:style-name="P4">
<text:span text:style-name="T4">
Читайте також:</text:span>
 <text:a xlink:type="simple" xlink:href="https://www.ukrinform.ua/rubric-economy/3691027-banki-minulogo-tizna-vidali-ponad-514-miljoniv-dostupnih-kreditiv.html" text:style-name="Internet_20_link" text:visited-style-name="Visited_20_Internet_20_Link">
 </text:a>
As it was reported, in 2022 the number of banking branches decreased by 1349 - to 5 336 units. Last year, the NBU took out 4 banks from the market, which accounted for 301 branches. According to the National Bank of Ukraine, the suside of 2022 state banks reduced the number of branches: PrivatBank(- 287)- up to 1,21 thousand, Savings Bank(- 420)- up to 1.182 thousand, Ukrgasbank(-51)-To 217), Ukreximbank(-5)- up to 48.</text:p>
      <text:p text:style-name="P4">
News Source: <text:a xlink:type="simple" xlink:href="https://www.ukrinform.ua/rubric-economy/3691482-torik-kilkist-klientiv-bankiv-zrosla-majze-na-10.html" text:style-name="Internet_20_link" text:visited-style-name="Visited_20_Internet_20_Link">
https://www.ukrinform.ua/rubric-economy/3691482-torik-kilkist-klientiv-bankiv-zrosla-majze-na-10.html</text:a>
</text:p>
      <!--NEWS-->
      <text:h text:style-name="P10" text:outline-level="1">
<text:span text:style-name="T4">
Breakthrough of the Dam to Kramatorsk: Evacuation was completed, water level decreased</text:span>
</text:h>
      <text:p text:style-name="P4">
Authors: Ukrinform (Person)</text:p>
      <text:p text:style-name="P4">
Publisher: Укринформ (Organization)</text:p>
      <text:p text:style-name="P4">
Published Time: 2023-04-04T-15:36:00+03:00</text:p>
      <text:p text:style-name="P4">
Modified Time: 2023-04-04T23:36:00+03:00</text:p>
      <text:p text:style-name="P4">
Description: As of the evening in Kramatorsk, all evacuation measures were completed, the water level decreased. - Ukrinform.</text:p>
      <text:p text:style-name="P4">
Images: ["<text:a xlink:type="simple" xlink:href="https://static.ukrinform.com/photos/2023_04/thumb_files/630_360_1680628552-8924.jpeg" text:style-name="Internet_20_link" text:visited-style-name="Visited_20_Internet_20_Link">
630_360_16806...</text:a>
"]</text:p>
      <text:p text:style-name="P4">
Tags: ['Краматорськ', 'Повінь', 'Вода', 'Дамба']</text:p>
      <text:p text:style-name="P4">
Type: Article</text:p>
      <!--METADATA-->
      <text:p text:style-name="P4">
<draw:frame draw:style-name="fr1" draw:name="Image69" text:anchor-type="as-char" svg:width="6.9236in" svg:height="3.956343in" draw:z-index="0">
<draw:image xlink:href="../Images/yкринформ/2023-04-04T-15-36-00-03-00/630_360_1680628552-8924.jpeg" xlink:type="simple" xlink:show="embed" xlink:actuate="onLoad" draw:mime-type="image/jpeg"/>
</draw:frame>
The state evening in Kramatorsk all evacuation measures are completed, the level of water has been.</text:p>
      <text:p text:style-name="P4">
About it reports <text:a xlink:type="simple" xlink:href="https://hromadske.ua/posts/u-kramatorsku-pidtopleni-blizko-260-budinkiv-evakuaciyu-zavershili-foto" text:style-name="Internet_20_link" text:visited-style-name="Visited_20_Internet_20_Link">
</text:a>
, reports Ukrinform.</text:p>
      <text:p text:style-name="P4">
The mayor of Kramatorsk Alexander Goncharenko said that from the flood zone 7 people had burned <text:a xlink:type="simple" xlink:href="https://www.ukrinform.ua/tag-evakuacia" text:style-name="Internet_20_link" text:visited-style-name="Visited_20_Internet_20_Link">
</text:a>
to "punctulosum". All others will live with relatives.</text:p>
      <text:p text:style-name="P4">
Locals complain of flooding of homes above the level of property of property.</text:p>
      <text:p text:style-name="P4">
The design of the dam is fortified with sandbags. The decision was made to not intervened the drain site, the water level has already fallen.</text:p>
      <text:p text:style-name="P4">
The SES was informed that as of 22:00 rescuers together with the police have rescued 3 people, another 14 people were evacuated, 2 of them children. In a certain place for temporary placement of the victims, the SES psychologist continues to provide psychological assistance.</text:p>
      <text:p text:style-name="P4">
<text:span text:style-name="T4">
 Read also: </text:span>
 <text:a xlink:type="simple" xlink:href="https://www.ukrinform.ua/rubric-regions/3691517-u-kramatorsku-cerez-proriv-castini-dambi-pidtopleni-blizko-260-budinkiv.html" text:style-name="Internet_20_link" text:visited-style-name="Visited_20_Internet_20_Link">
</text:a>
Rescuers are currently conducting emergency work to reduce the bandwidth.</text:p>
      <text:p text:style-name="P4">
As reported by Ukrinform, <text:a xlink:type="simple" xlink:href="https://www.ukrinform.ua/rubric-regions/3691348-u-kramatorsku-cerez-zbilsenna-rivna-vodi-prorvalo-castinu-dambi.html" text:style-name="Internet_20_link" text:visited-style-name="Visited_20_Internet_20_Link">
</text:a>
In the city already deployed headquarters of technogenic and ecological safety of Tangadza(You ns), evacuated from the flooded houses of six -sheds.</text:p>
      <text:p text:style-name="P4">
News Source: <text:a xlink:type="simple" xlink:href="https://www.ukrinform.ua/rubric-regions/3691659-proriv-dambi-u-kramatorsku-evakuaciu-zaversili-nihto-ne-postrazdav.html" text:style-name="Internet_20_link" text:visited-style-name="Visited_20_Internet_20_Link">
https://www.ukrinform.ua/rubric-regions/3691659-proriv-dambi-u-kramatorsku-evakuaciu-zaversili-nihto-ne-postrazdav.html</text:a>
</text:p>
      <!--NEWS-->
      <text:h text:style-name="P10" text:outline-level="1">
<text:span text:style-name="T4">
Jamali's album's premiere "Qirim" will take place on May 5 in Kiev</text:span>
</text:h>
      <text:p text:style-name="P4">
Authors: Ukrinform (Person)</text:p>
      <text:p text:style-name="P4">
Publisher: Укринформ (Organization)</text:p>
      <text:p text:style-name="P4">
Published Time: 2023-04-04T-162:54:00+03:00</text:p>
      <text:p text:style-name="P4">
Modified Time: 2023-04-04T15:54:00+03:00</text:p>
      <text:p text:style-name="P4">
Description: On May 5, singer Jamala, together with the National Symphony Orchestra, presents her new album "Qirim" in Kiev. - Ukrinform.</text:p>
      <text:p text:style-name="P4">
Images: ["<text:a xlink:type="simple" xlink:href="https://static.ukrinform.com/photos/2019_10/thumb_files/630_360_1570790279-659.jpg" text:style-name="Internet_20_link" text:visited-style-name="Visited_20_Internet_20_Link">
630_360_15707...</text:a>
"]</text:p>
      <text:p text:style-name="P4">
Tags: ['Джамала', 'Музика', "прем'єра"]</text:p>
      <text:p text:style-name="P4">
Type: Article</text:p>
      <!--METADATA-->
      <text:p text:style-name="P4">
<draw:frame draw:style-name="fr1" draw:name="Image70" text:anchor-type="as-char" svg:width="6.9236in" svg:height="3.956343in" draw:z-index="0">
<draw:image xlink:href="../Images/yкринформ/2023-04-04T-162-54-00-03-00/630_360_1570790279-659.jpg" xlink:type="simple" xlink:show="embed" xlink:actuate="onLoad" draw:mime-type="image/jpeg"/>
</draw:frame>
On May 5, singerjamala, together with the National Symphony Orchestra, presents a new "Qirim" album in Kyivvisw.</text:p>
      <text:p text:style-name="P4">
This was reported by the press service of the Ministry of Culture and Information Policy in <text:a xlink:type="simple" xlink:href="https://t.me/mkipu/5461" text:style-name="Internet_20_link" text:visited-style-name="Visited_20_Internet_20_Link">
</text:a>
transmits Ukrinform.</text:p>
      <text:p text:style-name="P4">
"Jamala will present a new Qirim album, which included 14 ancient Crimean Tatar songs. All works of the artist have carefully collected in different cars for decades," the message reads.</text:p>
      <text:p text:style-name="P4">
As noted in the MKIP, the co -author of this study became the people himself <text:a xlink:type="simple" xlink:href="https://www.ukrinform.ua/rubric-crimea" text:style-name="Internet_20_link" text:visited-style-name="Visited_20_Internet_20_Link">
</text:a>
- 80 musicians have joined the plate to work on the plate. "Everything to keep the past of the past," the ministry said.</text:p>
      <text:p text:style-name="P4">
<text:span text:style-name="T4">
 Read also: </text:span>
 <text:a xlink:type="simple" xlink:href="https://www.ukrinform.ua/rubric-culture/3677425-dzamala-stala-persim-ukrainskim-ambasadorom-equal-vid-spotify.html" text:style-name="Internet_20_link" text:visited-style-name="Visited_20_Internet_20_Link">
</text:a>
The Kiev presentation will be held on May 5, together with the National Symphonymumerkestr of Ukraine under the leadership of Vladimir Sirenko.</text:p>
      <text:p text:style-name="P4">
"The presentation will take place on the eve of the World Premiere in Liverpool," MKIP was in.</text:p>
      <text:p text:style-name="P4">
As reported, <text:a xlink:type="simple" xlink:href="https://www.ukrinform.ua/rubric-culture/3688662-dzamala-predstavit-novij-albom-qirim-na-eurofestival-u-liverpuli.html" text:style-name="Internet_20_link" text:visited-style-name="Visited_20_Internet_20_Link">
</text:a>
</text:p>
      <text:p text:style-name="P4">
News Source: <text:a xlink:type="simple" xlink:href="https://www.ukrinform.ua/rubric-culture/3691468-premera-albomu-dzamali-qirim-vidbudetsa-5-travna-u-kievi.html" text:style-name="Internet_20_link" text:visited-style-name="Visited_20_Internet_20_Link">
https://www.ukrinform.ua/rubric-culture/3691468-premera-albomu-dzamali-qirim-vidbudetsa-5-travna-u-kievi.html</text:a>
</text:p>
      <!--NEWS-->
      <text:h text:style-name="P10" text:outline-level="1">
<text:span text:style-name="T4">
Zelensky held a meeting with military leaders in special format</text:span>
</text:h>
      <text:p text:style-name="P4">
Authors: Ukrinform (Person)</text:p>
      <text:p text:style-name="P4">
Publisher: Укринформ (Organization)</text:p>
      <text:p text:style-name="P4">
Published Time: 2023-04-04T-17:17:00+03:00</text:p>
      <text:p text:style-name="P4">
Modified Time: 2023-04-04T23:17:00+03:00</text:p>
      <text:p text:style-name="P4">
Description: On Tuesday, a military meeting was held in a special format, during which, in particular, the commander of the Land Forces of the Armed Forces of Ukraine, Colonel-General Alexander Syrsky spoke about the Bakhmut situation. - Ukrinform.</text:p>
      <text:p text:style-name="P4">
Images: ["<text:a xlink:type="simple" xlink:href="https://static.ukrinform.com/photos/2023_02/thumb_files/630_360_1676049059-535.png" text:style-name="Internet_20_link" text:visited-style-name="Visited_20_Internet_20_Link">
630_360_16760...</text:a>
"]</text:p>
      <text:p text:style-name="P4">
Tags: ['Президент', 'Військові', 'Зеленський', 'Війна з росією']</text:p>
      <text:p text:style-name="P4">
Type: Article</text:p>
      <!--METADATA-->
      <text:p text:style-name="P4">
<draw:frame draw:style-name="fr1" draw:name="Image71" text:anchor-type="as-char" svg:width="6.9236in" svg:height="3.956343in" draw:z-index="0">
<draw:image xlink:href="../Images/yкринформ/2023-04-04T-17-17-00-03-00/630_360_1676049059-535.png" xlink:type="simple" xlink:show="embed" xlink:actuate="onLoad" draw:mime-type="image/png"/>
</draw:frame>
The military meeting was held in a special format, during which, in particular, the Commander of the Land Forces of the Armed Forces of Ukraine, the general of the Polkovnikolexander Syrsky spoke about the Bakhmut situation.</text:p>
      <text:p text:style-name="P4">
About it in your <text:a xlink:type="simple" xlink:href="https://t.me/V_Zelenskiy_official/5756" text:style-name="Internet_20_link" text:visited-style-name="Visited_20_Internet_20_Link">
</text:a>
Volodymyr Zelensky said President of Ukraine, Ukrinform reports.</text:p>
      <text:p text:style-name="P4">
Zelensky said that he was constantly in connection with our teams who oppose the state-zla-<text:a xlink:type="simple" xlink:href="https://www.ukrinform.ua/tag-rosia" text:style-name="Internet_20_link" text:visited-style-name="Visited_20_Internet_20_Link">
</text:a>
on the battlefield.</text:p>
      <text:p text:style-name="P4">
<text:span text:style-name="T5">
Viso: <text:a xlink:type="simple" xlink:href="https://t.me/V_Zelenskiy_official/5756" text:style-name="Internet_20_link" text:visited-style-name="Visited_20_Internet_20_Link">
</text:a>
</text:span>
</text:p>
      <text:p text:style-name="P4">
“Today, a special format of our military meeting took place. General -General - regarding Bakhmut, Head, Head of GUR - on general military stations. The Ministry of Defense - on the supply of ammunition and everything else with the needs of our defenders. Decisions are already being implemented, ”the President said.</text:p>
      <text:p text:style-name="P4">
He noted that the Ukrainian authorities are under control and internal situation, in particular, on spiritual independence.</text:p>
      <text:p text:style-name="P4">
"Her(Spiritual independence - ed.)We also guarantee. To break Ukraine - anise or inside - no one will work, ”the head of the Ukrainian state said.</text:p>
      <text:p text:style-name="P4">
<text:span text:style-name="T4">
 Read also: </text:span>
 <text:a xlink:type="simple" xlink:href="https://www.ukrinform.ua/rubric-polytics/3691627-ukraina-zvertaetsa-po-pidtrimku-do-ssa-bo-vorog-svobodi-mae-prograti-zelenskij.html" text:style-name="Internet_20_link" text:visited-style-name="Visited_20_Internet_20_Link">
</text:a>
Zelensky thanked everyone who is in battle for Ukraine.</text:p>
      <text:p text:style-name="P4">
"Avdiivka and Bakhmut, Marinka and Krasnogorivka, every hot direction ... I am, warriors!Thank you all who help Ukraine!Glory to Ukraine, ”said the president.</text:p>
      <text:p text:style-name="P4">
As reported by Ukrinform, April 3 <text:a xlink:type="simple" xlink:href="https://www.ukrinform.ua/rubric-ato/3691166-zelenskij-proviv-viizne-zasidanna-stavki-u-cernigovi.html" text:style-name="Internet_20_link" text:visited-style-name="Visited_20_Internet_20_Link">
</text:a>
<text:span text:style-name="T5">
Foto: op</text:span>
</text:p>
      <text:p text:style-name="P4">
News Source: <text:a xlink:type="simple" xlink:href="https://www.ukrinform.ua/rubric-ato/3691655-zelenskij-proviv-naradu-z-vijskovimi-kerivnikami-u-specformati.html" text:style-name="Internet_20_link" text:visited-style-name="Visited_20_Internet_20_Link">
https://www.ukrinform.ua/rubric-ato/3691655-zelenskij-proviv-naradu-z-vijskovimi-kerivnikami-u-specformati.html</text:a>
</text:p>
      <!--NEWS-->
      <text:h text:style-name="P10" text:outline-level="1">
<text:span text:style-name="T4">
Wallace: Let Finland become a lesson for Putin</text:span>
</text:h>
      <text:p text:style-name="P4">
Authors: Ukrinform (Person)</text:p>
      <text:p text:style-name="P4">
Publisher: Укринформ (Organization)</text:p>
      <text:p text:style-name="P4">
Published Time: 2023-04-04T-19:11:00+03:00</text:p>
      <text:p text:style-name="P4">
Modified Time: 2023-04-04T23:11:00+03:00</text:p>
      <text:p text:style-name="P4">
Description: The UK Defense Minister Ben Volles has expressed his wishes for Finland to become a lesson for Putin. - Ukrinform.</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Фінляндія', 'НАТО', 'путін']</text:p>
      <text:p text:style-name="P4">
Type: Article</text:p>
      <!--METADATA-->
      <text:p text:style-name="P4">
<draw:frame draw:style-name="fr1" draw:name="Image72" text:anchor-type="as-char" svg:width="6.9236in" svg:height="3.956343in" draw:z-index="0">
<draw:image xlink:href="../Images/yкринформ/2023-04-04T-19-11-00-03-00/630_360_1522941676-5218.jpg" xlink:type="simple" xlink:show="embed" xlink:actuate="onLoad" draw:mime-type="image/jpeg"/>
</draw:frame>
The UK Ministry of Bin Ben Volles expressed his wishes for Finland to become Putin.</text:p>
      <text:p text:style-name="P4">
As Ukrinform reports, it reports <text:a xlink:type="simple" xlink:href="https://news.sky.com/story/ukraine-war-latest-updates-putin-warning-finland-nato-wagner-12541713" text:style-name="Internet_20_link" text:visited-style-name="Visited_20_Internet_20_Link">
</text:a>
.</text:p>
      <text:p text:style-name="P4">
“I am glad that Finland's application for admission to <text:a xlink:type="simple" xlink:href="https://www.ukrinform.ua/tag-nato" text:style-name="Internet_20_link" text:visited-style-name="Visited_20_Internet_20_Link">
</text:a>
Approved and I want to greet this country in an organization.</text:p>
      <text:p text:style-name="P4">
Let Finland be a lesson for President Putin.</text:p>
      <text:p text:style-name="P4">
Finland decided to join her own will. Freedom to choose their alliances as a right of sovereign state is a matter of its citizens, and only them, ”said the government.</text:p>
      <text:p text:style-name="P4">
<text:span text:style-name="T4">
 Read also: </text:span>
 <text:a xlink:type="simple" xlink:href="https://www.ukrinform.ua/rubric-world/3691451-blinken-za-vstup-finlandii-do-nato-mozemo-podakuvati-putinu.html" text:style-name="Internet_20_link" text:visited-style-name="Visited_20_Internet_20_Link">
</text:a>
In response to Russia's aggression against Ukraine, Finland Tashvetia applied for NATO membership. During the NATO Madrid Summit, both countries were invited to join the Alliance. Finland has completed the admission procedure today, while Sweden continues intervals with Turkey to ratify the entry protocol.</text:p>
      <text:p text:style-name="P4">
News Source: <text:a xlink:type="simple" xlink:href="https://www.ukrinform.ua/rubric-world/3691592-volles-nehaj-finlandia-stane-urokom-dla-putina.html" text:style-name="Internet_20_link" text:visited-style-name="Visited_20_Internet_20_Link">
https://www.ukrinform.ua/rubric-world/3691592-volles-nehaj-finlandia-stane-urokom-dla-putina.html</text:a>
</text:p>
      <!--NEWS-->
      <text:h text:style-name="P10" text:outline-level="1">
<text:span text:style-name="T4">
AT Kupyansk Directive Russian Army Sheled Kamyanka, Pietro-Ivanivka, Novomolinsk, Dvorichny, to ...</text:span>
</text:h>
      <text:p text:style-name="P4">
Authors: liveuamap (Language: en)</text:p>
      <text:p text:style-name="P4">
Time: 2023-04-04T-19:40:00</text:p>
      <text:p text:style-name="P4">
Location: Donetsk (Latitude:48.91641 Longtitude:38.13063)</text:p>
      <text:p text:style-name="P4">
Videos: []</text:p>
      <text:p text:style-name="P4">
Images: []</text:p>
      <text:p text:style-name="P4">
Tags: ["Russia"]</text:p>
      <text:p text:style-name="P4">
Id: 22553592</text:p>
      <!--METADATA-->
      <text:p text:style-name="P4">
At Kupiansk direction Russian army shelled Kamyanka, Petro-Ivanivka,Novomlynsk, Dvorichna, Kutkivka, Zapadne, Masutivka of Kharkiv region;Krokhmalne of Luhansk region and Terny and Serebryanka of Donetsk region, -General Staff of Armed Forces of Ukraine says in the morning report</text:p>
      <text:p text:style-name="P4">
News Collection Link: <text:a xlink:type="simple" xlink:href="https://liveuamap.com/en/2023/4-april-at-kupiansk-direction-russian-army-shelled-kamyanka" text:style-name="Internet_20_link" text:visited-style-name="Visited_20_Internet_20_Link">
https://liveuamap.com/en/2023/4-april-at-kupiansk-direction-russian-army-shelled-kamyanka</text:a>
</text:p>
      <text:p text:style-name="P4">
News Source: <text:a xlink:type="simple" xlink:href="https://t.me/lumsrc/4407" text:style-name="Internet_20_link" text:visited-style-name="Visited_20_Internet_20_Link">
https://t.me/lumsrc/4407</text:a>
</text:p>
      <!--NEWS-->
      <text:h text:style-name="P10" text:outline-level="1">
<text:span text:style-name="T4">
President: We must deprive Rashism even hope in support in Latin America</text:span>
</text:h>
      <text:p text:style-name="P4">
Authors: Ukrinform (Person)</text:p>
      <text:p text:style-name="P4">
Publisher: Укринформ (Organization)</text:p>
      <text:p text:style-name="P4">
Published Time: 2023-04-04T-21:10:00+03:00</text:p>
      <text:p text:style-name="P4">
Modified Time: 2023-04-04T23:10:00+03:00</text:p>
      <text:p text:style-name="P4">
Description: It is necessary to deprive Rashism even hope for support in Latin America. - Ukrinform.</text:p>
      <text:p text:style-name="P4">
Images: ["<text:a xlink:type="simple" xlink:href="https://static.ukrinform.com/photos/2022_12/thumb_files/630_360_1670633925-606.jpeg" text:style-name="Internet_20_link" text:visited-style-name="Visited_20_Internet_20_Link">
630_360_16706...</text:a>
"]</text:p>
      <text:p text:style-name="P4">
Tags: ['Латинська Америка', 'Зеленський', 'Війна з росією']</text:p>
      <text:p text:style-name="P4">
Type: Article</text:p>
      <!--METADATA-->
      <text:p text:style-name="P4">
<draw:frame draw:style-name="fr1" draw:name="Image73" text:anchor-type="as-char" svg:width="6.9236in" svg:height="3.956343in" draw:z-index="0">
<draw:image xlink:href="../Images/yкринформ/2023-04-04T-21-10-00-03-00/630_360_1670633925-606.jpeg" xlink:type="simple" xlink:show="embed" xlink:actuate="onLoad" draw:mime-type="image/jpeg"/>
</draw:frame>
It is necessary to deprive Rashism even hopes for support in Latin American countries.</text:p>
      <text:p text:style-name="P4">
About it in your <text:a xlink:type="simple" xlink:href="https://t.me/V_Zelenskiy_official/5756" text:style-name="Internet_20_link" text:visited-style-name="Visited_20_Internet_20_Link">
</text:a>
Presidential lodge Zelensky said, Ukrinform reports.</text:p>
      <text:p text:style-name="P4">
“He appealed to the Chile Parliament - another country that heard <text:a xlink:type="simple" xlink:href="https://www.ukrinform.ua/tag-ukraina" text:style-name="Internet_20_link" text:visited-style-name="Visited_20_Internet_20_Link">
</text:a>
, I heard what we strive. We must deprive Rashism even hope in Latin America, ”he said.</text:p>
      <text:p text:style-name="P4">
<text:span text:style-name="T5">
Viso: <text:a xlink:type="simple" xlink:href="https://t.me/V_Zelenskiy_official/5756" text:style-name="Internet_20_link" text:visited-style-name="Visited_20_Internet_20_Link">
</text:a>
</text:span>
</text:p>
      <text:p text:style-name="P4">
The President said that he had addressed the US governors and said that it was first such a special appeal to the representatives elected by citizens.</text:p>
      <text:p text:style-name="P4">
“He thanked them for their support. He emphasized how we, together with America, can not only prevented in the battle that is ongoing, but also prove that freedom and cooperation always diverge a normal life after the strikes of aggression, ”the head of Ukrainian state informed.</text:p>
      <text:p text:style-name="P4">
<text:span text:style-name="T4">
 Read also: </text:span>
 <text:a xlink:type="simple" xlink:href="https://www.ukrinform.ua/rubric-polytics/3691627-ukraina-zvertaetsa-po-pidtrimku-do-ssa-bo-vorog-svobodi-mae-prograti-zelenskij.html" text:style-name="Internet_20_link" text:visited-style-name="Visited_20_Internet_20_Link">
</text:a>
As it was reported, President Volodymyr Zelenskyy stated during the meeting by the National Association of US Governor that <text:a xlink:type="simple" xlink:href="https://www.ukrinform.ua/rubric-vidbudova/3691628-v-ukraini-majze-1900-mist-i-sil-potrebuut-vidbudovi-prezident.html" text:style-name="Internet_20_link" text:visited-style-name="Visited_20_Internet_20_Link">
</text:a>
.</text:p>
      <text:p text:style-name="P4">
<text:span text:style-name="T5">
Foto: op</text:span>
</text:p>
      <text:p text:style-name="P4">
News Source: <text:a xlink:type="simple" xlink:href="https://www.ukrinform.ua/rubric-polytics/3691653-prezident-maemo-pozbaviti-rasizm-navit-nadii-na-pidtrimku-u-latinskij-americi.html" text:style-name="Internet_20_link" text:visited-style-name="Visited_20_Internet_20_Link">
https://www.ukrinform.ua/rubric-polytics/3691653-prezident-maemo-pozbaviti-rasizm-navit-nadii-na-pidtrimku-u-latinskij-americi.html</text:a>
</text:p>
      <!--NEWS-->
      <text:h text:style-name="P10" text:outline-level="1">
<text:span text:style-name="T4">
AT LIMAN DIRETIIN RUSSIAN Army Shelled Makeevka, Nedske, Kreminna, Dibrova, Bigorivka of ...</text:span>
</text:h>
      <text:p text:style-name="P4">
Authors: liveuamap (Language: en)</text:p>
      <text:p text:style-name="P4">
Time: 2023-04-04T-21:40:00</text:p>
      <text:p text:style-name="P4">
Location: Donetsk (Latitude:48.75438 Longtitude:38.07518)</text:p>
      <text:p text:style-name="P4">
Videos: []</text:p>
      <text:p text:style-name="P4">
Images: []</text:p>
      <text:p text:style-name="P4">
Tags: ["Russia"]</text:p>
      <text:p text:style-name="P4">
Id: 22553591</text:p>
      <!--METADATA-->
      <text:p text:style-name="P4">
At Lyman direction Russian army shelled Makiyivka, Nevske, Kreminna, Dibrova,Bilohorivka of Luhansk region and Terny, Vesele, Zvanivka, Spirne andRozdolivka of Donetsk region, - General Staff of Armed Forces of Ukraine saysin the morning report</text:p>
      <text:p text:style-name="P4">
News Collection Link: <text:a xlink:type="simple" xlink:href="https://liveuamap.com/en/2023/4-april-at-lyman-direction-russian-army-shelled-makiyivka" text:style-name="Internet_20_link" text:visited-style-name="Visited_20_Internet_20_Link">
https://liveuamap.com/en/2023/4-april-at-lyman-direction-russian-army-shelled-makiyivka</text:a>
</text:p>
      <text:p text:style-name="P4">
News Source: <text:a xlink:type="simple" xlink:href="https://t.me/lumsrc/4408" text:style-name="Internet_20_link" text:visited-style-name="Visited_20_Internet_20_Link">
https://t.me/lumsrc/4408</text:a>
</text:p>
      <!--NEWS-->
      <text:h text:style-name="P10" text:outline-level="1">
<text:span text:style-name="T4">
Bakhmut Directio Rusian Army Shelled Vasukivka, Orikhovo-Vasylivka, Novomarka, Bogdan ...</text:span>
</text:h>
      <text:p text:style-name="P4">
Authors: liveuamap (Language: en)</text:p>
      <text:p text:style-name="P4">
Time: 2023-04-04T-23:40:00</text:p>
      <text:p text:style-name="P4">
Location: Bakhmut (Latitude:48.41512 Longtitude:37.87943)</text:p>
      <text:p text:style-name="P4">
Videos: []</text:p>
      <text:p text:style-name="P4">
Images: []</text:p>
      <text:p text:style-name="P4">
Tags: ["Russia"]</text:p>
      <text:p text:style-name="P4">
Id: 22553590</text:p>
      <!--METADATA-->
      <text:p text:style-name="P4">
Report</text:p>
      <text:p text:style-name="P4">
News Collection Link:(https://liveuamap.com/en/2023/4-april-at-bakhmut-direction-russian-army-shelled-vasukivka)</text:p>
      <text:p text:style-name="P4">
News Source: <text:a xlink:type="simple" xlink:href="https://t.me/lumsrc/4409" text:style-name="Internet_20_link" text:visited-style-name="Visited_20_Internet_20_Link">
https://t.me/lumsrc/4409</text:a>
</text:p>
      <!--NEWS-->
      <text:h text:style-name="P10" text:outline-level="1">
<text:span text:style-name="T4">
Only collective security guarantees from Russian aggression can be reliable - Zelensky</text:span>
</text:h>
      <text:p text:style-name="P4">
Authors: Ukrinform (Person)</text:p>
      <text:p text:style-name="P4">
Publisher: Укринформ (Organization)</text:p>
      <text:p text:style-name="P4">
Published Time: 2023-04-04T-24:48:00+03:00</text:p>
      <text:p text:style-name="P4">
Modified Time: 2023-04-04T22:48:00+03:00</text:p>
      <text:p text:style-name="P4">
Description: Russian aggression clearly proves that only collective preventive guarantees can be reliable.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вернення', 'Зеленський', 'Війна з росією', 'Гарантії безпеки']</text:p>
      <text:p text:style-name="P4">
Type: Article</text:p>
      <!--METADATA-->
      <text:p text:style-name="P4">
<draw:frame draw:style-name="fr1" draw:name="Image74" text:anchor-type="as-char" svg:width="6.9236in" svg:height="3.956343in" draw:z-index="0">
<draw:image xlink:href="../Images/yкринформ/2023-04-04T-24-48-00-03-00/630_360_1679682020-565.jpeg" xlink:type="simple" xlink:show="embed" xlink:actuate="onLoad" draw:mime-type="image/jpeg"/>
</draw:frame>
Russian aggression clearly proves that only collective preventive guarantees can be reliable.</text:p>
      <text:p text:style-name="P4">
About it in your <text:a xlink:type="simple" xlink:href="https://www.youtube.com/watch" text:style-name="Internet_20_link" text:visited-style-name="Visited_20_Internet_20_Link">
</text:a>
At the end of the 405th day of the full-scale war said President of Ukraine Vladimirzelensky, reports Ukrinform.</text:p>
      <text:p text:style-name="P4">
Video: <text:a xlink:type="simple" xlink:href="https://t.me/OP_UA/9174" text:style-name="Internet_20_link" text:visited-style-name="Visited_20_Internet_20_Link">
</text:a>
<text:span text:style-name="T4">
 _ I wish health, dear Ukrainians!_ </text:span>
</text:p>
      <text:p text:style-name="P4">
He just turned to the Chile Parliament - another country that heard Ukraine, heard what we want. It doesn't matter what the distance between our peoples. We appreciate life and protect the international order. We must deprive the hope of support in Latin America.</text:p>
      <text:p text:style-name="P4">
He also addressed the governors of the US states - this is the first time such a special appeal to the representatives of each state. He thanked them with the suspension, emphasizing how we, together with America, can not only win the ongoing killing, but also prove that freedom and cooperation always restore an indirect life after the strikes of aggression.</text:p>
      <text:p text:style-name="P4">
He spent several international conversations today, talking to our partners.</text:p>
      <text:p text:style-name="P4">
He thanked Canada and personally Mr. Prime Minister Trudeau for unchanged support. For its next manifestation - financial assistance of 2 billion 400 million Canadian dollars, which our budget has already received. In detail, we discussed in the battlefield and the security needs of our country.</text:p>
      <text:p text:style-name="P4">
To reject the enemy from our earth and thus finish this faster, we have to mobilize the world, our partners, all the peoples, as they agree with the chaos that Russian aggression brings the world.</text:p>
      <text:p text:style-name="P4">
He spoke to Ursula von Der Lyen, Mrs. President of the European Commission. Our steps of Vevrointegration, our joint measures, which we are preparing ... a new sanction packing bush, which must continue the pressure line on Russia, pressure to reduce its terrorist potential, its threat.</text:p>
      <text:p text:style-name="P4">
Today, by the way, a historic event for our region, for the whole of Europe, the entire Euro -Atlantic community. Finland becomes a 31st NATO member.</text:p>
      <text:p text:style-name="P4">
I congratulate the entire people of Finland and personally Mr. President. With reliable security guarantee - collective guarantee.</text:p>
      <text:p text:style-name="P4">
Russian aggression clearly proves: only collective guarantees, only prerequisite guarantees can be reliable. This is what we have always talked about. We also talk about speed - the speed of security decisions matters. We in the infect, what can be the speed of procedures.There will be a day when security will be guaranteed for our country.</text:p>
      <text:p text:style-name="P4">
He is constantly in connection with our commander who oppose the state-pursuer of Napoli battle. Today there was a special format of our military meeting. General Syrsky - regarding Bakhmut, Head, Head of GUR - in the general war situation. The Ministry of Defense - on the supply of ammunition and even more by the needs of our defenders. Decisions are already being implemented.</text:p>
      <text:p text:style-name="P4">
All day we are preparing for international events planned for this week. They are important, bold, ambitious. As this is a rule for Ukraine.</text:p>
      <text:p text:style-name="P4">
We keep in control and the internal situation, in particular about spiritual independence. We also guarantee it. To break Ukraine - neither from the outside nor from the inside - no one.</text:p>
      <text:p text:style-name="P4">
I thank everyone who is in battle for Ukraine!Avdiivka and Bakhmut, Marinka Takrasnovrovka, every hot direction ... I thank you, warriors!</text:p>
      <text:p text:style-name="P4">
Thank you all who help Ukraine!</text:p>
      <text:p text:style-name="P4">
I will note two decisions today.</text:p>
      <text:p text:style-name="P4">
The United States provides a 2 billion $ 600 million defense support package. The HIMARS Boobes for Air Defense, and Artillery, what is needed. Thank you, Pan -President Biden, thank you, Congress, thank every American!</text:p>
      <text:p text:style-name="P4">
And the second solution. Today, the work of the Independent International Commission of the United Nations, which investigates Russian crimes against Ukrainians, has been extended. Each such international legal step brings the racists to the inevitable, fair responsibility.</text:p>
      <text:p text:style-name="P4">
<text:span text:style-name="T4">
<text:span text:style-name="T5">
Glory to Ukraine!</text:span>
 </text:span>
</text:p>
      <text:p text:style-name="P4">
News Source: <text:a xlink:type="simple" xlink:href="https://www.ukrinform.ua/rubric-ato/3691650-lise-kolektivni-garantii-bezpeki-vid-agresii-rf-mozut-buti-nadijnimi-zelenskij.html" text:style-name="Internet_20_link" text:visited-style-name="Visited_20_Internet_20_Link">
https://www.ukrinform.ua/rubric-ato/3691650-lise-kolektivni-garantii-bezpeki-vid-agresii-rf-mozut-buti-nadijnimi-zelenskij.html</text:a>
</text:p>
      <!--NEWS-->
      <text:h text:style-name="P10" text:outline-level="1">
<text:span text:style-name="T4">
JSC Avdiivka And Marynka Directiones Rusian Army Shelled Avdiivka, Vodyane, Severene, Netha ...</text:span>
</text:h>
      <text:p text:style-name="P4">
Authors: liveuamap (Language: en)</text:p>
      <text:p text:style-name="P4">
Time: 2023-04-04T-25:40:00</text:p>
      <text:p text:style-name="P4">
Location: Donetsk Oblast (Latitude:47.916 Longtitude:37.4608)</text:p>
      <text:p text:style-name="P4">
Videos: []</text:p>
      <text:p text:style-name="P4">
Images: []</text:p>
      <text:p text:style-name="P4">
Tags: ["Russia"]</text:p>
      <text:p text:style-name="P4">
Id: 22553589</text:p>
      <!--METADATA-->
      <text:p text:style-name="P4">
At Avdiyivka and Maryinka directions Russian army shelled Avdiyivka, Vodyane,Syeverne, Netaylove, Pervomayske, Krasnohorivka, Heorhiyivka, Maryinka andPobyeda of Donetsk region, - General Staff of Armed Forces of Ukraine says inthe morning report</text:p>
      <text:p text:style-name="P4">
News Collection Link: <text:a xlink:type="simple" xlink:href="https://liveuamap.com/en/2023/4-april-at-avdiyivka-and-maryinka-directions-russian-army" text:style-name="Internet_20_link" text:visited-style-name="Visited_20_Internet_20_Link">
https://liveuamap.com/en/2023/4-april-at-avdiyivka-and-maryinka-directions-russian-army</text:a>
</text:p>
      <text:p text:style-name="P4">
News Source: <text:a xlink:type="simple" xlink:href="https://t.me/lumsrc/4410" text:style-name="Internet_20_link" text:visited-style-name="Visited_20_Internet_20_Link">
https://t.me/lumsrc/4410</text:a>
</text:p>
      <!--NEWS-->
      <text:h text:style-name="P10" text:outline-level="1">
<text:span text:style-name="T4">
Trump officially declared charges, he denies his guilt</text:span>
</text:h>
      <text:p text:style-name="P4">
Authors: Ukrinform (Person)</text:p>
      <text:p text:style-name="P4">
Publisher: Укринформ (Organization)</text:p>
      <text:p text:style-name="P4">
Published Time: 2023-04-04T-26:34:00+03:00</text:p>
      <text:p text:style-name="P4">
Modified Time: 2023-04-04T22:34:00+03:00</text:p>
      <text:p text:style-name="P4">
Description: Donald Trump's Explore, appeared in the Manhattan Court in New York, where he was charged. - Ukrinform.</text:p>
      <text:p text:style-name="P4">
Images: ["<text:a xlink:type="simple" xlink:href="https://static.ukrinform.com/photos/2020_04/thumb_files/630_360_1587533138-677.jpg" text:style-name="Internet_20_link" text:visited-style-name="Visited_20_Internet_20_Link">
630_360_15875...</text:a>
"]</text:p>
      <text:p text:style-name="P4">
Tags: ['Арешт', 'США', 'Трамп', 'Вибори у США']</text:p>
      <text:p text:style-name="P4">
Type: Article</text:p>
      <!--METADATA-->
      <text:p text:style-name="P4">
<draw:frame draw:style-name="fr1" draw:name="Image75" text:anchor-type="as-char" svg:width="6.9236in" svg:height="3.956343in" draw:z-index="0">
<draw:image xlink:href="../Images/yкринформ/2023-04-04T-26-34-00-03-00/630_360_1587533138-677.jpg" xlink:type="simple" xlink:show="embed" xlink:actuate="onLoad" draw:mime-type="image/jpeg"/>
</draw:frame>
Donald Trump's Explore, appeared in the Hall of Manhattan in New York, and Deioma was charged.</text:p>
      <text:p text:style-name="P4">
Ukrinform transfers this with reference to <text:a xlink:type="simple" xlink:href="https://www.cnn.com/politics/live-news/trump-new-york-court-arraignment-04-04-23/h_b7a6d055b68abca4ee38d5df9d6e39b5" text:style-name="Internet_20_link" text:visited-style-name="Visited_20_Internet_20_Link">
</text:a>
.</text:p>
      <text:p text:style-name="P4">
The details of the 34 points of the accusation that he has been put forward will be known when the indictment of the Great Jury will be published.</text:p>
      <text:p text:style-name="P4">
This conclusion is based on the investigative, related to the payment of the money of the silence of the porn star Stormy Daniels during the 2016 presidential campaign.</text:p>
      <text:p text:style-name="P4">
The court did not allow the media to broadcast from the court.</text:p>
      <text:p text:style-name="P4">
<text:span text:style-name="T4">
 Read also: </text:span>
 <text:span text:style-name="T4">
 <text:a xlink:type="simple" xlink:href="https://www.ukrinform.ua/rubric-world/3691190-tramp-pribuv-do-nujorka-abi-postati-pered-sudom.html" text:style-name="Internet_20_link" text:visited-style-name="Visited_20_Internet_20_Link">
</text:a>
</text:span>
</text:p>
      <text:p text:style-name="P4">
It is noted that Trump does not plead guilty to any of the points. According to the data of the publication, the court decided to declassify the indictment of the jury.</text:p>
      <text:p text:style-name="P4">
<text:span text:style-name="T4">
 <text:a xlink:type="simple" xlink:href="https://www.ukrinform.ua/tag-tramp" text:style-name="Internet_20_link" text:visited-style-name="Visited_20_Internet_20_Link">
</text:a>
</text:span>
 intends to challenge the charges.</text:p>
      <text:p text:style-name="P4">
Tonight, he will return to Florida in the estate of Mar-A-Slavo and protrude on television.</text:p>
      <text:p text:style-name="P4">
<text:span text:style-name="T4">
 Read also: </text:span>
 <text:span text:style-name="T4">
 <text:a xlink:type="simple" xlink:href="https://www.ukrinform.ua/rubric-world/3691619-u-ssa-zaarestuvali-trampa.html" text:style-name="Internet_20_link" text:visited-style-name="Visited_20_Internet_20_Link">
</text:a>
</text:span>
</text:p>
      <text:p text:style-name="P4">
It is reported that Trump left the courtroom and returned to the office of the district prosecutor. He did not give any comments on the press.</text:p>
      <text:p text:style-name="P4">
The arrest of it was removed.</text:p>
      <text:p text:style-name="P4">
As reported by Ukrinform on Tuesday, the Explore -resident arrived in the office of the district prosecutor Manmetten, where, as expected, was _ <text:span text:style-name="T4">
 <text:a xlink:type="simple" xlink:href="https://www.ukrinform.ua/rubric-world/3691619-u-ssa-zaarestuvali-trampa.html" text:style-name="Internet_20_link" text:visited-style-name="Visited_20_Internet_20_Link">
</text:a>
</text:span>
 _</text:p>
      <text:p text:style-name="P4">
News Source: <text:a xlink:type="simple" xlink:href="https://www.ukrinform.ua/rubric-world/3691647-trampu-oficijno-ogolosili-obvinuvacenna-vin-svou-vinu-zaperecue.html" text:style-name="Internet_20_link" text:visited-style-name="Visited_20_Internet_20_Link">
https://www.ukrinform.ua/rubric-world/3691647-trampu-oficijno-ogolosili-obvinuvacenna-vin-svou-vinu-zaperecue.html</text:a>
</text:p>
      <!--NEWS-->
      <text:h text:style-name="P10" text:outline-level="1">
<text:span text:style-name="T4">
JSC Shaktarske Directio Rusian of the Army Shelled Novomikhailivka, Coal, Wondering, Golden ...</text:span>
</text:h>
      <text:p text:style-name="P4">
Authors: liveuamap (Language: en)</text:p>
      <text:p text:style-name="P4">
Time: 2023-04-04T-27:40:00</text:p>
      <text:p text:style-name="P4">
Location: Velyka Novosilka (Latitude:47.8324 Longtitude:36.81467)</text:p>
      <text:p text:style-name="P4">
Videos: []</text:p>
      <text:p text:style-name="P4">
Images: []</text:p>
      <text:p text:style-name="P4">
Tags: ["Russia"]</text:p>
      <text:p text:style-name="P4">
Id: 22553588</text:p>
      <!--METADATA-->
      <text:p text:style-name="P4">
At Shaktarske direction Russian army shelled Novomykhaylivka, Vuhledar,Prechystivka, Zolota Nyva, Velyka Novosilka and Vremivka of Donetsk region, -General Staff of Armed Forces of Ukraine says in the morning report</text:p>
      <text:p text:style-name="P4">
News Collection Link: <text:a xlink:type="simple" xlink:href="https://liveuamap.com/en/2023/4-april-at-shaktarske-direction-russian-army-shelled-novomykhaylivka" text:style-name="Internet_20_link" text:visited-style-name="Visited_20_Internet_20_Link">
https://liveuamap.com/en/2023/4-april-at-shaktarske-direction-russian-army-shelled-novomykhaylivka</text:a>
</text:p>
      <text:p text:style-name="P4">
News Source: <text:a xlink:type="simple" xlink:href="https://t.me/lumsrc/4411" text:style-name="Internet_20_link" text:visited-style-name="Visited_20_Internet_20_Link">
https://t.me/lumsrc/4411</text:a>
</text:p>
      <!--NEWS-->
      <text:h text:style-name="P10" text:outline-level="1">
<text:span text:style-name="T4">
Lubinets: The Russian Federation involves special services so that Ukrainian children cannot return home</text:span>
</text:h>
      <text:p text:style-name="P4">
Authors: Ukrinform (Person)</text:p>
      <text:p text:style-name="P4">
Publisher: Укринформ (Organization)</text:p>
      <text:p text:style-name="P4">
Published Time: 2023-04-04T-28:27:00+03:00</text:p>
      <text:p text:style-name="P4">
Modified Time: 2023-04-04T22:27:00+03:00</text:p>
      <text:p text:style-name="P4">
Description: In order for Ukrainian children to be able to return home, special services are involved in Russia. - Ukrinform.</text:p>
      <text:p text:style-name="P4">
Images: ["<text:a xlink:type="simple" xlink:href="https://static.ukrinform.com/photos/2023_02/thumb_files/630_360_1677395798-958.jpg" text:style-name="Internet_20_link" text:visited-style-name="Visited_20_Internet_20_Link">
630_360_16773...</text:a>
"]</text:p>
      <text:p text:style-name="P4">
Tags: ['Діти', 'Війна з росією', 'Спецслужби рф', 'Дмитро Лубінець']</text:p>
      <text:p text:style-name="P4">
Type: Article</text:p>
      <!--METADATA-->
      <text:p text:style-name="P4">
<draw:frame draw:style-name="fr1" draw:name="Image76" text:anchor-type="as-char" svg:width="6.9236in" svg:height="3.956343in" draw:z-index="0">
<draw:image xlink:href="../Images/yкринформ/2023-04-04T-28-27-00-03-00/630_360_1677395798-958.jpg" xlink:type="simple" xlink:show="embed" xlink:actuate="onLoad" draw:mime-type="image/jpeg"/>
</draw:frame>
To ensure that Ukrainian children were not able to return home, the Special Service is involved in Russia.</text:p>
      <text:p text:style-name="P4">
About it in <text:a xlink:type="simple" xlink:href="https://t.me/dmytro_lubinetzs/2057" text:style-name="Internet_20_link" text:visited-style-name="Visited_20_Internet_20_Link">
</text:a>
The Commissioner of Human Rights Dmitry Lubinets informed, Ukrinform reports.</text:p>
      <text:p text:style-name="P4">
“In order for Ukrainian <text:a xlink:type="simple" xlink:href="https://www.ukrinform.ua/tag-diti" text:style-name="Internet_20_link" text:visited-style-name="Visited_20_Internet_20_Link">
</text:a>
They were not able to turn home, in Russia are involved in special services, ”he said.</text:p>
      <text:p text:style-name="P4">
In particular, according to him, the Russian Commissioner for the Rights of the Child Maria Lviv-Belov, who was "awarded" the ICS warrant for arrest for war crimes, during a present-day press conference for foreign media publicly declared that the Russian service had prevented the Ukrainian child.</text:p>
      <text:p text:style-name="P4">
According to Lubinets, it is a citizen of Ukraine, a 17-year-old Bogdanoremokhin, whom Russian soldiers were initially taken out of Mariupol to Donetsk, an apothis to the Russian Federation. At the same time, Bogdan has a sister in Ukraine, informed Ombudsman.</text:p>
      <text:p text:style-name="P4">
The Commissioner of the Verkhovna Rada said that the guy tried to return to Nabatkivshchyna on his own - he actually reached Belarus, but was detained by the Russian service and returned to the Russian Federation.</text:p>
      <text:p text:style-name="P4">
“It is worth noting that this young man has Ukrainian citizenship. Therefore, the enforcement of it into the territory of the aggressor country is not "salvation", as it is noted by the Bielova, but a crime. This story is another public confession in the crimes committed - the abduction of Ukrainian children, ”said the head of the office.</text:p>
      <text:p text:style-name="P4">
<text:span text:style-name="T4">
 Read also: </text:span>
 <text:a xlink:type="simple" xlink:href="https://www.ukrinform.ua/rubric-ato/3686633-deportacia-ditej-do-rf-lubinec-kaze-so-kilkist-moze-sagati-soten-tisac.html" text:style-name="Internet_20_link" text:visited-style-name="Visited_20_Internet_20_Link">
</text:a>
He expressed confidence that it would certainly be fair punishment. "We are working for this, but we will turn to the competent authorities for the above mentioned fact," - said Lubinets.</text:p>
      <text:p text:style-name="P4">
In addition, the Ombudsman informed that Lviv -Belova stated that in Russia, there was a special report on the work of this so -called institution for assistance to children who "touched" a "special military operation" - that is, a cynical attack on our country.</text:p>
      <text:p text:style-name="P4">
"I emphasize again that these are our Ukrainian children and Russia will answer each other," he wrote.</text:p>
      <text:p text:style-name="P4">
As it was reported, on March 24, Lubinets informed that the Ukrainian authorities had received signals from the Russians that the Russian Federation could start returning Ukrainian children to our country on a systematic basis.</text:p>
      <text:p text:style-name="P4">
News Source: <text:a xlink:type="simple" xlink:href="https://www.ukrinform.ua/rubric-ato/3691646-lubinec-rf-zalucae-specsluzbi-sob-ukrainski-diti-ne-mogli-povernutisa-dodomu.html" text:style-name="Internet_20_link" text:visited-style-name="Visited_20_Internet_20_Link">
https://www.ukrinform.ua/rubric-ato/3691646-lubinec-rf-zalucae-specsluzbi-sob-ukrainski-diti-ne-mogli-povernutisa-dodomu.html</text:a>
</text:p>
      <!--NEWS-->
      <text:h text:style-name="P10" text:outline-level="1">
<text:span text:style-name="T4">
At Zaporizhzhia and Kherson directions Russian army shelled Olhivske, Huliaipole, Charivne, B...</text:span>
</text:h>
      <text:p text:style-name="P4">
Authors: liveuamap (Language: en)</text:p>
      <text:p text:style-name="P4">
Time: 2023-04-04T-29:40:00</text:p>
      <text:p text:style-name="P4">
Location: Kherson, Khersons'ka oblast (Latitude:46.6122 Longtitude:32.59109)</text:p>
      <text:p text:style-name="P4">
Videos: []</text:p>
      <text:p text:style-name="P4">
Images: []</text:p>
      <text:p text:style-name="P4">
Tags: ["Russia"]</text:p>
      <text:p text:style-name="P4">
Id: 22553587</text:p>
      <!--METADATA-->
      <text:p text:style-name="P4">
At Zaporizhzhia and Kherson directions Russian army shelled Olhivske,Huliaipole, Charivne, Bilohirya, Mala Tokmachka, Novodanylivka, Kamyanske ofZaporizhzhia region, also Antonivka of Kherson region and Kherson city, -General Staff of Armed Forces of Ukraine says in the morning report</text:p>
      <text:p text:style-name="P4">
News Collection Link: <text:a xlink:type="simple" xlink:href="https://liveuamap.com/en/2023/4-april-at-zaporizhzhia-and-kherson-directions-russian-army" text:style-name="Internet_20_link" text:visited-style-name="Visited_20_Internet_20_Link">
https://liveuamap.com/en/2023/4-april-at-zaporizhzhia-and-kherson-directions-russian-army</text:a>
</text:p>
      <text:p text:style-name="P4">
News Source: <text:a xlink:type="simple" xlink:href="https://t.me/lumsrc/4412" text:style-name="Internet_20_link" text:visited-style-name="Visited_20_Internet_20_Link">
https://t.me/lumsrc/4412</text:a>
</text:p>
      <!--NEWS-->
      <text:h text:style-name="P10" text:outline-level="1">
<text:span text:style-name="T4">
"Motor" continued the cheerful series in handball Bundesliza-2</text:span>
</text:h>
      <text:p text:style-name="P4">
Authors: Ukrinform (Person)</text:p>
      <text:p text:style-name="P4">
Publisher: Укринформ (Organization)</text:p>
      <text:p text:style-name="P4">
Published Time: 2023-04-04T-30:25:10+03:00</text:p>
      <text:p text:style-name="P4">
Modified Time: 2023-04-04T22:25:10+03:00</text:p>
      <text:p text:style-name="P4">
Description: The Ukrainian club is close to the "departure zone". - Ukrinform.</text:p>
      <text:p text:style-name="P4">
Images: ["<text:a xlink:type="simple" xlink:href="https://static.ukrinform.com/photos/2023_04/thumb_files/630_360_1680636202-362.jpg" text:style-name="Internet_20_link" text:visited-style-name="Visited_20_Internet_20_Link">
630_360_16806...</text:a>
"]</text:p>
      <text:p text:style-name="P4">
Tags: ['гандбол', 'Мотор Запоріжжя']</text:p>
      <text:p text:style-name="P4">
Type: Article</text:p>
      <!--METADATA-->
      <text:p text:style-name="P4">
<draw:frame draw:style-name="fr1" draw:name="Image77" text:anchor-type="as-char" svg:width="6.9236in" svg:height="3.956343in" draw:z-index="0">
<draw:image xlink:href="../Images/yкринформ/2023-04-04T-30-25-10-03-00/630_360_1680636202-362.jpg" xlink:type="simple" xlink:show="embed" xlink:actuate="onLoad" draw:mime-type="image/jpeg"/>
</draw:frame>
The Ukrainian club is close to the "departure zone".</text:p>
      <text:p text:style-name="P4">
The Handball players of the Zaporizhzhya Motor in the match of the 28th round of the German Bundesliga-2 played Ludvishafen with a score of 26:35, Ukrinform reports.</text:p>
      <text:p text:style-name="P4">
After the first half of the meeting, Ludvishafen won with a difference of 7 goals, and after a break increased the advantage.</text:p>
      <text:p text:style-name="P4">
<text:span text:style-name="T4">
 Read also: </text:span>
 <text:a xlink:type="simple" xlink:href="https://www.ukrinform.ua/rubric-sports/3688717-motor-ne-zmig-probitisa-do-14-finalu-evropejskoi-ligi-z-gandbolu.html" text:style-name="Internet_20_link" text:visited-style-name="Visited_20_Internet_20_Link">
</text:a>
The Motor has 18 points in the asset and ranks 17th among 20 teams. The Baingen-B leader(47 points).</text:p>
      <text:p text:style-name="P4">
Фото: ГК «Мотор».</text:p>
      <text:p text:style-name="P4">
News Source: <text:a xlink:type="simple" xlink:href="https://www.ukrinform.ua/rubric-sports/3691643-motor-prodovziv-bezvigrasu-seriu-u-gandbolnij-bundeslizi2.html" text:style-name="Internet_20_link" text:visited-style-name="Visited_20_Internet_20_Link">
https://www.ukrinform.ua/rubric-sports/3691643-motor-prodovziv-bezvigrasu-seriu-u-gandbolnij-bundeslizi2.html</text:a>
</text:p>
      <!--NEWS-->
      <text:h text:style-name="P10" text:outline-level="1">
<text:span text:style-name="T4">
ABRAMS Tanks Tanks: Pentagon named approximate time</text:span>
</text:h>
      <text:p text:style-name="P4">
Authors: Ukrinform (Person)</text:p>
      <text:p text:style-name="P4">
Publisher: Укринформ (Organization)</text:p>
      <text:p text:style-name="P4">
Published Time: 2023-04-04T-32:16:00+03:00</text:p>
      <text:p text:style-name="P4">
Modified Time: 2023-04-04T22:16:00+03:00</text:p>
      <text:p text:style-name="P4">
Description: The training of Ukrainians on American tanks of M1-A1 Abrams should start "relatively soon". - Ukrinform.</text:p>
      <text:p text:style-name="P4">
Images: ["<text:a xlink:type="simple" xlink:href="https://static.ukrinform.com/photos/2023_01/thumb_files/630_360_1674607984-221.jpg" text:style-name="Internet_20_link" text:visited-style-name="Visited_20_Internet_20_Link">
630_360_16746...</text:a>
"]</text:p>
      <text:p text:style-name="P4">
Tags: ['США', 'Україна', 'ЗСУ', 'Abrams ', 'Війна з росією']</text:p>
      <text:p text:style-name="P4">
Type: Article</text:p>
      <!--METADATA-->
      <text:p text:style-name="P4">
<draw:frame draw:style-name="fr1" draw:name="Image78" text:anchor-type="as-char" svg:width="6.9236in" svg:height="3.956343in" draw:z-index="0">
<draw:image xlink:href="../Images/yкринформ/2023-04-04T-32-16-00-03-00/630_360_1674607984-221.jpg" xlink:type="simple" xlink:show="embed" xlink:actuate="onLoad" draw:mime-type="image/jpeg"/>
</draw:frame>
The training of Ukrainian tanks of M1-A1 Abrams should start "relatively”.</text:p>
      <text:p text:style-name="P4">
A high -ranking representative of the US defense identity told reporters on Tuesday, Ukrinform reports with reference to <text:a xlink:type="simple" xlink:href="https://edition.cnn.com/europe/live-news/russia-ukraine-war-news-04-04-23/h_c22ea40b53c048aaaf261128a86d5e42" text:style-name="Internet_20_link" text:visited-style-name="Visited_20_Internet_20_Link">
</text:a>
.</text:p>
      <text:p text:style-name="P4">
"We are still working on the purchase of equipment, so we are not starting training, but I expect it to happen relatively soon," the representatives of the American department said.</text:p>
      <text:p text:style-name="P4">
He also informed that since the beginning of a full -scale invasion of Rfanrican instructors have already prepared more than seven thousand Ukrainian Ukrainian.</text:p>
      <text:p text:style-name="P4">
<text:span text:style-name="T4">
 Read also: </text:span>
 <text:span text:style-name="T4">
 <text:a xlink:type="simple" xlink:href="https://www.ukrinform.ua/rubric-ato/3685600-peredaca-starsih-versij-abrams-dla-zsu-uzgodzuvalasa-z-ukrainou-pentagon.html" text:style-name="Internet_20_link" text:visited-style-name="Visited_20_Internet_20_Link">
</text:a>
</text:span>
</text:p>
      <text:p text:style-name="P4">
As reported by Ukrinform, in January the United States stated that they plan to send 31 tank M1-A2 <text:span text:style-name="T4">
 <text:a xlink:type="simple" xlink:href="https://www.ukrinform.ua/tag-abrams" text:style-name="Internet_20_link" text:visited-style-name="Visited_20_Internet_20_Link">
</text:a>
</text:span>
, in size of the Ukrainian tank battalion. According to preliminary estimates, to recruit these tanks, the training of the Ukrainian military, as well as the deployment of the relevant infrastructure would take more than a year.</text:p>
      <text:p text:style-name="P4">
<text:span text:style-name="T4">
 Read also: </text:span>
 <text:span text:style-name="T4">
 <text:a xlink:type="simple" xlink:href="https://www.ukrinform.ua/rubric-ato/3687392-reznikov-pro-ideu-rf-znati-z-postamentiv-tanki-t34-abrams-i-leopard-uze-nalakani.html" text:style-name="Internet_20_link" text:visited-style-name="Visited_20_Internet_20_Link">
</text:a>
</text:span>
</text:p>
      <text:p text:style-name="P4">
In March in Washington, it was announced that in cooperation with Kiev it was necessary to put advanced tanks of the previous version of M1-A1 to significantly shorten the time for their deployment in Ukraine.</text:p>
      <text:p text:style-name="P4">
News Source: <text:a xlink:type="simple" xlink:href="https://www.ukrinform.ua/rubric-ato/3691644-navcanna-vijskovih-zsu-na-tankah-abrams-u-pentagoni-nazvali-priblizni-stroki.html" text:style-name="Internet_20_link" text:visited-style-name="Visited_20_Internet_20_Link">
https://www.ukrinform.ua/rubric-ato/3691644-navcanna-vijskovih-zsu-na-tankah-abrams-u-pentagoni-nazvali-priblizni-stroki.html</text:a>
</text:p>
      <!--NEWS-->
      <text:h text:style-name="P10" text:outline-level="1">
<text:span text:style-name="T4">
Kuleba stated that in Brussels there was a frank conversation about Ukraine's membership in NATO</text:span>
</text:h>
      <text:p text:style-name="P4">
Authors: Ukrinform (Person)</text:p>
      <text:p text:style-name="P4">
Publisher: Укринформ (Organization)</text:p>
      <text:p text:style-name="P4">
Published Time: 2023-04-04T-34:04:00+03:00</text:p>
      <text:p text:style-name="P4">
Modified Time: 2023-04-04T22:04:00+03:00</text:p>
      <text:p text:style-name="P4">
Description: Foreign Minister Dmytro Kuleba stated that during a meeting of the Commission Ukraine-NATO there was a frank conversation about the position of some countries that "Ukraine's membership in the Alliance is not on time." - Ukrinform.</text:p>
      <text:p text:style-name="P4">
Images: ["<text:a xlink:type="simple" xlink:href="https://static.ukrinform.com/photos/2022_12/thumb_files/630_360_1670682428-944.jpg" text:style-name="Internet_20_link" text:visited-style-name="Visited_20_Internet_20_Link">
630_360_16706...</text:a>
"]</text:p>
      <text:p text:style-name="P4">
Tags: ['Брюссель', 'Кулеба', 'НАТО', 'Україна']</text:p>
      <text:p text:style-name="P4">
Type: Article</text:p>
      <!--METADATA-->
      <text:p text:style-name="P4">
<draw:frame draw:style-name="fr1" draw:name="Image79" text:anchor-type="as-char" svg:width="6.9236in" svg:height="3.956343in" draw:z-index="0">
<draw:image xlink:href="../Images/yкринформ/2023-04-04T-34-04-00-03-00/630_360_1670682428-944.jpg" xlink:type="simple" xlink:show="embed" xlink:actuate="onLoad" draw:mime-type="image/jpeg"/>
</draw:frame>
Minister of Lawying Dmytro Kuleba stated that during a meeting of the Commission Ukraine-NATO there was a frank conversation about the position of some countries that "Ukraine's membership in the Alliance is not on time."</text:p>
      <text:p text:style-name="P4">
He said this at a briefing following the meeting, reports correspondent.</text:p>
      <text:p text:style-name="P4">
“I will say so: that I said everything that Ukraine thinks about the argumentary countries that Ukraine's membership in <text:a xlink:type="simple" xlink:href="https://www.ukrinform.ua/tag-nato" text:style-name="Internet_20_link" text:visited-style-name="Visited_20_Internet_20_Link">
</text:a>
Not on time, instead, while the maximum strengthening of Ukraine's support. We had a frank conversation on this topic and literally said everything we think. Now the Allies have to discuss this and finally come out a good result that will be achieved during a summit in Vilnius, ”said Ukrainian diplomacy.</text:p>
      <text:p text:style-name="P4">
According to Kuleba, his main message to the Alliance was that the 1923 compassion would be an opportunity to correct Bucharest's mistakes in 2008. The minister's persuasion, today the discussion has been brought to a new level.</text:p>
      <text:p text:style-name="P4">
Kuleba emphasized that Kyiv will definitely strive for membership in the Alliance, that the only way of guaranteeing Euro -Atlantic security is the full -fledged of Ukraine in NATO, has heard at today's meetings.</text:p>
      <text:p text:style-name="P4">
<text:span text:style-name="T4">
 Read also: </text:span>
 <text:a xlink:type="simple" xlink:href="https://www.ukrinform.ua/rubric-polytics/3691624-pitanna-pdc-v-nato-dla-ukraini-znate-z-poradku-dennogo-kuleba.html" text:style-name="Internet_20_link" text:visited-style-name="Visited_20_Internet_20_Link">
</text:a>
In the context of the future Alliance summit in Vilnius, the Minister said: “We are not looking for decisions that state the current state of relations. In short, unprocessed, repetition again that the doors in NATO remain open - this is not enough. ”</text:p>
      <text:p text:style-name="P4">
As reported by Ukrinform, in 2008, during a summit in Bucharest, he alliated that he would not yet offer the membership of Georgia and Ukraine.</text:p>
      <text:p text:style-name="P4">
NATO Summit in Vilnius will take place on July 11-12.</text:p>
      <text:p text:style-name="P4">
<text:span text:style-name="T5">
Foto: Foreign Ministry of Ukraine</text:span>
</text:p>
      <text:p text:style-name="P4">
News Source: <text:a xlink:type="simple" xlink:href="https://www.ukrinform.ua/rubric-polytics/3691639-kuleba-zaaviv-so-u-brusseli-bula-vidverta-rozmova-pro-clenstvo-ukraini-v-nato.html" text:style-name="Internet_20_link" text:visited-style-name="Visited_20_Internet_20_Link">
https://www.ukrinform.ua/rubric-polytics/3691639-kuleba-zaaviv-so-u-brusseli-bula-vidverta-rozmova-pro-clenstvo-ukraini-v-nato.html</text:a>
</text:p>
      <!--NEWS-->
      <text:h text:style-name="P10" text:outline-level="1">
<text:span text:style-name="T4">
Russians fired three communities of Sumy region, there is a wounded</text:span>
</text:h>
      <text:p text:style-name="P4">
Authors: Ukrinform (Person)</text:p>
      <text:p text:style-name="P4">
Publisher: Укринформ (Organization)</text:p>
      <text:p text:style-name="P4">
Published Time: 2023-04-04T-37:37:00+03:00</text:p>
      <text:p text:style-name="P4">
Modified Time: 2023-04-04T21:37:00+03:00</text:p>
      <text:p text:style-name="P4">
Description: The troops of the Russian Federation fired at three territorial communities of Sumy region during the day, there are injured, damaged civilian buildings and a power line.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Поранені', 'Сумщина', 'Війна з росією']</text:p>
      <text:p text:style-name="P4">
Type: Article</text:p>
      <!--METADATA-->
      <text:p text:style-name="P4">
<draw:frame draw:style-name="fr1" draw:name="Image80" text:anchor-type="as-char" svg:width="6.9236in" svg:height="3.956343in" draw:z-index="0">
<draw:image xlink:href="../Images/yкринформ/2023-04-04T-37-37-00-03-00/630_360_1640330796-210.jpeg" xlink:type="simple" xlink:show="embed" xlink:actuate="onLoad" draw:mime-type="image/jpeg"/>
</draw:frame>
The Russian Federation was fired at three territorial communities of the Sumy region during the day, there are injured, damaged civilian buildings and lines of electric programs.</text:p>
      <text:p text:style-name="P4">
According to Ukrinform, the Sumy Regional Military Administration reported in <text:a xlink:type="simple" xlink:href="https://t.me/Sumy_news_ODA/15263" text:style-name="Internet_20_link" text:visited-style-name="Visited_20_Internet_20_Link">
</text:a>
.</text:p>
      <text:p text:style-name="P4">
In particular, in the territory of one of the villages of the Krasnopil community, the invaders of drones of drones two grenade launchers shots(Vog). Унаслідок ворожої атакипоранення дістав цивільний, також пошкоджений торговельний заклад.</text:p>
      <text:p text:style-name="P4">
Білопільську громаду росіяни <text:a xlink:type="simple" xlink:href="https://www.ukrinform.ua/tag-obstril" text:style-name="Internet_20_link" text:visited-style-name="Visited_20_Internet_20_Link">
 </text:a>
Almost throughout the day - a total of 49 mortars of mortars and 58 steps from easel grenade launchers(Ths).</text:p>
      <text:p text:style-name="P4">
По Середино-Будській громаді з території росії відбувся мінометний обстріл –зафіксовані 15 влучань. Ворожим вогнем пошкоджені два приватні житлові будинкий лінія електропередач.</text:p>
      <text:p text:style-name="P4">
<text:span text:style-name="T4">
Читайте також:</text:span>
 <text:a xlink:type="simple" xlink:href="https://www.ukrinform.ua/rubric-ato/3691614-zagarbniki-trici-obstrilali-nikopolskij-rajon-na-dnipropetrovsini.html" text:style-name="Internet_20_link" text:visited-style-name="Visited_20_Internet_20_Link">
 </text:a>
As reported by Ukrinform, on April 3 in the Sumy region from the hostile blows the Belopolsk community - 14 mortars and hundred shots from easel grenade launchers took place in its territory.</text:p>
      <text:p text:style-name="P4">
On the night of April 4, the Russians <text:a xlink:type="simple" xlink:href="https://www.ukrinform.ua/rubric-ato/3691249-na-sumsini-vnaslidok-nicnih-obstriliv-e-poraneni-poskodzeni-budivli.html" text:style-name="Internet_20_link" text:visited-style-name="Visited_20_Internet_20_Link">
</text:a>
The middle-and-Budsk and Essman communities of Sumy region, which causes the wounds to get three civilians.</text:p>
      <text:p text:style-name="P4">
News Source: <text:a xlink:type="simple" xlink:href="https://www.ukrinform.ua/rubric-ato/3691635-rosiani-vdarili-po-troh-gromadah-sumsini-e-poranenij.html" text:style-name="Internet_20_link" text:visited-style-name="Visited_20_Internet_20_Link">
https://www.ukrinform.ua/rubric-ato/3691635-rosiani-vdarili-po-troh-gromadah-sumsini-e-poranenij.html</text:a>
</text:p>
      <!--NEWS-->
      <text:h text:style-name="P10" text:outline-level="1">
<text:span text:style-name="T4">
Ukraine and Germany increase cooperation for “green” recovery</text:span>
</text:h>
      <text:p text:style-name="P4">
Authors: Ukrinform (Person)</text:p>
      <text:p text:style-name="P4">
Publisher: Укринформ (Organization)</text:p>
      <text:p text:style-name="P4">
Published Time: 2023-04-04T-39:33:00+03:00</text:p>
      <text:p text:style-name="P4">
Modified Time: 2023-04-04T21:33:00+03:00</text:p>
      <text:p text:style-name="P4">
Description: Ukraine and Germany have signed a statement about the expansion of energy partnership for the "green" restoration and reconstruction of Ukrainian energy. - Ukrinform.</text:p>
      <text:p text:style-name="P4">
Images: ["<text:a xlink:type="simple" xlink:href="https://static.ukrinform.com/photos/2023_04/thumb_files/630_360_1680633078-955.jpg" text:style-name="Internet_20_link" text:visited-style-name="Visited_20_Internet_20_Link">
630_360_16806...</text:a>
", "<text:a xlink:type="simple" xlink:href="https://static.ukrinform.com/photos/2023_04/1680633077-433.jpg" text:style-name="Internet_20_link" text:visited-style-name="Visited_20_Internet_20_Link">
1680633077-43...</text:a>
", "<text:a xlink:type="simple" xlink:href="https://static.ukrinform.com/photos/2023_04/1680633077-539.jpg" text:style-name="Internet_20_link" text:visited-style-name="Visited_20_Internet_20_Link">
1680633077-53...</text:a>
", "<text:a xlink:type="simple" xlink:href="https://static.ukrinform.com/photos/2023_04/1680633077-628.jpg" text:style-name="Internet_20_link" text:visited-style-name="Visited_20_Internet_20_Link">
1680633077-62...</text:a>
"]</text:p>
      <text:p text:style-name="P4">
Tags: ['Енергетика', 'Німеччина', 'Україна', 'Відбудова']</text:p>
      <text:p text:style-name="P4">
Type: Article</text:p>
      <!--METADATA-->
      <text:p text:style-name="P4">
<draw:frame draw:style-name="fr1" draw:name="Image81" text:anchor-type="as-char" svg:width="6.9236in" svg:height="3.956343in" draw:z-index="0">
<draw:image xlink:href="../Images/yкринформ/2023-04-04T-39-33-00-03-00/630_360_1680633078-955.jpg" xlink:type="simple" xlink:show="embed" xlink:actuate="onLoad" draw:mime-type="image/jpeg"/>
</draw:frame>
Ukraine Inimchina has signed a statement on expansion of energy partnership for the "green" restoration and reconstruction of Ukrainian energy.</text:p>
      <text:p text:style-name="P4">
About it reports <text:a xlink:type="simple" xlink:href="https://mev.gov.ua/novyna/ukrayina-i-nimechchyna-rozshyryuyut-enerhetychne-partnerstvo-dlya-zelenoho-vidnovlennya-ta" text:style-name="Internet_20_link" text:visited-style-name="Visited_20_Internet_20_Link">
</text:a>
, reports Ukrinform.</text:p>
      <text:p text:style-name="P4">
As it is noted, the Minister of Energy of Ukraine Herman Galushchenko and Vicecanzantzlerfrn, the Federal Minister of Economy and Climate Protection Robert Gabex signed in Kiev a joint statement about intention(https://www.ukrinform.ua/tag-energetika)Partnerships on the "green" restoration and reconstruction of Ukraine's energy.</text:p>
      <text:p text:style-name="P4">
<draw:frame draw:style-name="fr1" draw:name="Image82" text:anchor-type="as-char" svg:width="6.9236in" svg:height="4.617987in" draw:z-index="0">
<draw:image xlink:href="../Images/yкринформ/2023-04-04T-39-33-00-03-00/1680633077-433.jpg" xlink:type="simple" xlink:show="embed" xlink:actuate="onLoad" draw:mime-type="image/jpeg"/>
</draw:frame>
“Germany is a true great friend of Ukraine, and today we deepen their partnership by opening up opportunities for cooperation, restoration and reconstruction of the energy sector. It is cooperation at the level of not only governments, but also businesses. It is very important that German companies are interested in the construction and implementation of energy projects in Ukraine. I am sure that the results of this cooperation will be a Ukrainian stable and independent power system in Ukraine of a large energy hub for all of Europe, ”said Galushchenko.</text:p>
      <text:p text:style-name="P4">
<draw:frame draw:style-name="fr1" draw:name="Image83" text:anchor-type="as-char" svg:width="6.9236in" svg:height="4.617987in" draw:z-index="0">
<draw:image xlink:href="../Images/yкринформ/2023-04-04T-39-33-00-03-00/1680633077-539.jpg" xlink:type="simple" xlink:show="embed" xlink:actuate="onLoad" draw:mime-type="image/jpeg"/>
</draw:frame>
In particular, the parties agreed to expand partnerships in such areas as the restoration of energy infrastructure, to promote the stable stability of the energy sector and the expanded use of renewable energy, including wind, sun, biomass, hydropower and "green" hydrogen.</text:p>
      <text:p text:style-name="P4">
<draw:frame draw:style-name="fr1" draw:name="Image84" text:anchor-type="as-char" svg:width="6.9236in" svg:height="4.617987in" draw:z-index="0">
<draw:image xlink:href="../Images/yкринформ/2023-04-04T-39-33-00-03-00/1680633077-628.jpg" xlink:type="simple" xlink:show="embed" xlink:actuate="onLoad" draw:mime-type="image/jpeg"/>
</draw:frame>
Partnership also envisages cooperation in the field of energy saving through energy efficiency; Decarbonization and reduction of carbon dioxide emissions with the utmost acceleration of the transition to pure energy, as well as maintaining structural changes in the coal regions of Ukraine, in particular the implementation of the projects of fair transition and "green" projects in these regions.</text:p>
      <text:p text:style-name="P4">
<text:span text:style-name="T4">
 Read also: </text:span>
 <text:a xlink:type="simple" xlink:href="https://www.ukrinform.ua/rubric-vidbudova/3691589-ukraina-obgovorue-budivnictvo-se-odniei-linii-elektroperedac-iz-polseu-energoatom.html" text:style-name="Internet_20_link" text:visited-style-name="Visited_20_Internet_20_Link">
</text:a>
</text:p>
      <text:p text:style-name="P4">
As it was reported, at the end of March, the Ministry of Energy of Ukraine Inimtsk Eastern Business Association signed a memorandum on cooperation in the direction of ensuring the stable work of the energy sector of Ukraine, as well as disconnecting the sustainable and stable energy system of the future.</text:p>
      <text:p text:style-name="P4">
<text:span text:style-name="T5">
Foto: mev.gov.ua</text:span>
</text:p>
      <text:p text:style-name="P4">
News Source: <text:a xlink:type="simple" xlink:href="https://www.ukrinform.ua/rubric-vidbudova/3691634-ukraina-i-nimeccina-posiluut-spivpracu-dla-zelenogo-vidnovlenna.html" text:style-name="Internet_20_link" text:visited-style-name="Visited_20_Internet_20_Link">
https://www.ukrinform.ua/rubric-vidbudova/3691634-ukraina-i-nimeccina-posiluut-spivpracu-dla-zelenogo-vidnovlenna.html</text:a>
</text:p>
      <!--NEWS-->
      <text:h text:style-name="P10" text:outline-level="1">
<text:span text:style-name="T4">
In Ukraine predicted rain and snow, at night to 5 ° frost</text:span>
</text:h>
      <text:p text:style-name="P4">
Authors: Ukrinform (Person)</text:p>
      <text:p text:style-name="P4">
Publisher: Укринформ (Organization)</text:p>
      <text:p text:style-name="P4">
Published Time: 2023-04-04T-41:31:00+03:00</text:p>
      <text:p text:style-name="P4">
Modified Time: 2023-04-04T21:31:00+03:00</text:p>
      <text:p text:style-name="P4">
Description: In Ukraine, on April 5, wet snow is expected in Western, Zhytomyr and Vinnytsia regions, it will rain in the rest of the territory, the temperature at night is 2-7 ° heat, in places up to 5 ° frost, in the afternoon in some regions 0-5 ° heat, in Kyiv, Cherkasy, Cherkasy, Cherkasy, Cherkasy, Cherkasy, Cherkasy, Cherkasy Odessa regions 7-12 °. - Ukrinform.</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Сніг', 'Прогноз']</text:p>
      <text:p text:style-name="P4">
Type: Article</text:p>
      <!--METADATA-->
      <text:p text:style-name="P4">
<draw:frame draw:style-name="fr1" draw:name="Image85" text:anchor-type="as-char" svg:width="6.9236in" svg:height="3.956343in" draw:z-index="0">
<draw:image xlink:href="../Images/yкринформ/2023-04-04T-41-31-00-03-00/630_360_1609397815-516.jpg" xlink:type="simple" xlink:show="embed" xlink:actuate="onLoad" draw:mime-type="image/jpeg"/>
</draw:frame>
In Ukraine on April 5, wet snow is expected in Western, Zhytomyr and Vinnytsia region, it will rain in the rest of the territory, a temperature of 2-7 ° heat at night, 5 ° frost in places, in some regions 0-5 ° heat, in Kyiv, Cherkasy, Odessa regions 7 -12 °.</text:p>
      <text:p text:style-name="P4">
Ukrinform was reported at the Ukrainian Hydrometeorological Center.</text:p>
      <text:p text:style-name="P4">
"In the western regions moderate, in the Zhytomyr and Vinnytsia regions significant <text:a xlink:type="simple" xlink:href="https://www.ukrinform.ua/tag-snig" text:style-name="Internet_20_link" text:visited-style-name="Visited_20_Internet_20_Link">
</text:a>
; on the roads in places of ice; temperature at night 0-5 ° frost(In Vinnytsia region 0-5 ° heat); in the afternoon 0-5 ° heat, Nazakarpatti up to 9 °(In the Carpathians snow, temperature at night 5-10 ° frost, daytime 0-5 ° frost). На решті території дощ, на північному сході без істотних опадів;температура вночі 2-7° тепла, у південній частині до 10°; вдень 13-18°, уКиївській, Черкаській, Одеській областях 7-12°. Вітер північний, північно-східний, 7-12 м/с, у східних та південних областях місцями пориви 15-20 м/с",- йдеться в повідомленні.</text:p>
      <text:p text:style-name="P4">
У Києві та області у середу дощитиме. Вітер північно-східний, 7-12 м/с. Устолиці температура вночі 3-5° тепла, вдень 8-10°; на Київщині вночі 2-7°тепла, вдень 7-12°.</text:p>
      <text:p text:style-name="P4">
Синоптики прогнозують 6-7 квітня в західних областях мокрий сніг та дощ, вКарпатах сніг, лише вдень 7 квітня без істотних опадів; температура вночі тавдень від 2° тепла до 3° морозу (in the Carpathians at night 5-10 ° frost), in the afternoon 7 April 0-5 ° heat; On the roads, ice.</text:p>
      <text:p text:style-name="P4">
The rest of the territory will sometimes be light rain; The temperature at night is 4-9 ° heat, in the afternoon 7-12 °, in the eastern regions up to 16 °. Wind in Ukraine on April 6 Eastern, Northeast, 7-12 m/s, at night gusts 15-20 m/s, April 7 variables, 3-8 m/s.</text:p>
      <text:p text:style-name="P4">
<text:span text:style-name="T4">
 Read also: </text:span>
 <text:a xlink:type="simple" xlink:href="https://www.ukrinform.ua/rubric-regions/3691397-sinoptiki-poperedzaut-pro-mokrij-snig-ta-ozeledicu-na-zitomirsini-j-vinniccini.html" text:style-name="Internet_20_link" text:visited-style-name="Visited_20_Internet_20_Link">
</text:a>
In Kiev and the region, sometimes light rain is likely. Wind on April 6 Eastern, northeast, 7-12 m/s, at night gusts 15-20 m/s; April 7 variables, 3-8 m/s. In the capital the temperature at night 6-8 ° heat, in the afternoon 10-12 °; Nakhiv region at night 4-9 ° heat, in the afternoon 7-12 °.</text:p>
      <text:p text:style-name="P4">
According to the forecast, in Ukraine, April 8-9 is sometimes a light rain, a country's night with wet snow.</text:p>
      <text:p text:style-name="P4">
Temperature at night 1-7 ° heat, in the Carpathian region 0-5 ° frost; in the afternoon 8-14 ° heat.</text:p>
      <text:p text:style-name="P4">
In the capital region, a light rain is likely for the weekend. In Kiev Vivememperia at night 4-6 ° heat, in the afternoon 10-12 °; In the area at night 2-7 ° heat, day8-13 °.</text:p>
      <text:p text:style-name="P4">
News Source: <text:a xlink:type="simple" xlink:href="https://www.ukrinform.ua/rubric-regions/3691406-v-ukraini-prognozuut-dos-ta-snig-unoci-do-5-morozu.html" text:style-name="Internet_20_link" text:visited-style-name="Visited_20_Internet_20_Link">
https://www.ukrinform.ua/rubric-regions/3691406-v-ukraini-prognozuut-dos-ta-snig-unoci-do-5-morozu.html</text:a>
</text:p>
      <!--NEWS-->
      <text:h text:style-name="P10" text:outline-level="1">
<text:span text:style-name="T4">
In Germany presented air taxi</text:span>
</text:h>
      <text:p text:style-name="P4">
Authors: Ukrinform (Person)</text:p>
      <text:p text:style-name="P4">
Publisher: Укринформ (Organization)</text:p>
      <text:p text:style-name="P4">
Published Time: 2023-04-04T-43:24:00+03:00</text:p>
      <text:p text:style-name="P4">
Modified Time: 2023-04-04T21:24:00+03:00</text:p>
      <text:p text:style-name="P4">
Description: Volocopter solemnly opened the Angar-Taxi Angar Taxi in Brukhzal, the land of Baden-Württemberg. - Ukrinform.</text:p>
      <text:p text:style-name="P4">
Images: ["<text:a xlink:type="simple" xlink:href="https://static.ukrinform.com/photos/2023_04/thumb_files/630_360_1680632562-682.png" text:style-name="Internet_20_link" text:visited-style-name="Visited_20_Internet_20_Link">
630_360_16806...</text:a>
"]</text:p>
      <text:p text:style-name="P4">
Tags: ['Німеччина', 'Технології', 'Транспорт', 'Таксі']</text:p>
      <text:p text:style-name="P4">
Type: Article</text:p>
      <!--METADATA-->
      <text:p text:style-name="P4">
<draw:frame draw:style-name="fr1" draw:name="Image86" text:anchor-type="as-char" svg:width="6.9236in" svg:height="3.956343in" draw:z-index="0">
<draw:image xlink:href="../Images/yкринформ/2023-04-04T-43-24-00-03-00/630_360_1680632562-682.png" xlink:type="simple" xlink:show="embed" xlink:actuate="onLoad" draw:mime-type="image/png"/>
</draw:frame>
Angar-sheh was solemnly opened by the Angar-this Angar Taxi Air Taxi, the land of Baden-Württemberg.</text:p>
      <text:p text:style-name="P4">
About it reports Ukrinform.</text:p>
      <text:p text:style-name="P4">
It is planned that completely electrical, the so -called "air taxis" from this manufacturer will be used at the 2024 Olympic Games in Paris.</text:p>
      <text:p text:style-name="P4">
<text:a xlink:type="simple" xlink:href="https://www.volocopter.com/" text:style-name="Internet_20_link" text:visited-style-name="Visited_20_Internet_20_Link">
</text:a>
The approval and certification of a aircraft novelty, which can fly and land vertically, is waiting for the approval and certification. The premiere remains less than 500 days.</text:p>
      <text:p text:style-name="P4">
"I am sure that we will be the first in the world to make commercial flights," Dirk Goke, head of the company Dirk Guke, told reporters. According to him, the company will be able to produce 50 such in the future <text:a xlink:type="simple" xlink:href="https://www.ukrinform.ua/tag-transport" text:style-name="Internet_20_link" text:visited-style-name="Visited_20_Internet_20_Link">
</text:a>
for a year.</text:p>
      <text:p text:style-name="P4">
Transport Minister Vising, who visited the presentation, stated the "beginning of a new era", and that the dream of having a cheap, quiet, without emissions, the transport of "became closer to many".</text:p>
      <text:p text:style-name="P4">
<text:span text:style-name="T4">
 Read also: </text:span>
 <text:a xlink:type="simple" xlink:href="https://www.ukrinform.ua/rubric-technology/3677340-aerotaksi-vid-autoflight-vstanovilo-rekord-dalnosti-polotu.html" text:style-name="Internet_20_link" text:visited-style-name="Visited_20_Internet_20_Link">
</text:a>
The European Aviation Safety Agency is currently studying the issue of Volocity and hopes that certification will be completed in the first half of 2024. The next step should be to obtain the so -called air operator and pilots licensing.</text:p>
      <text:p text:style-name="P4">
Aircraft operates from batteries, so they are more friendly to nature than many other modes of transport.</text:p>
      <text:p text:style-name="P4">
<text:span text:style-name="T5">
Foto: www.volocopter.com</text:span>
</text:p>
      <text:p text:style-name="P4">
News Source: <text:a xlink:type="simple" xlink:href="https://www.ukrinform.ua/rubric-technology/3691633-u-nimeccini-prezentuvali-povitrane-taksi.html" text:style-name="Internet_20_link" text:visited-style-name="Visited_20_Internet_20_Link">
https://www.ukrinform.ua/rubric-technology/3691633-u-nimeccini-prezentuvali-povitrane-taksi.html</text:a>
</text:p>
      <!--NEWS-->
      <text:h text:style-name="P10" text:outline-level="1">
<text:span text:style-name="T4">
Kuleba: At a meeting of the Commission Ukraine-NATO no one pushed us to negotiations with Russia</text:span>
</text:h>
      <text:p text:style-name="P4">
Authors: Ukrinform (Person)</text:p>
      <text:p text:style-name="P4">
Publisher: Укринформ (Organization)</text:p>
      <text:p text:style-name="P4">
Published Time: 2023-04-04T-45:20:00+03:00</text:p>
      <text:p text:style-name="P4">
Modified Time: 2023-04-04T21:20:00+03:00</text:p>
      <text:p text:style-name="P4">
Description: At the meeting of the Commission, Ukraine-no one pushed Ukraine to negotiate with Russia in a format that does not meet our interests. - Ukrinform.</text:p>
      <text:p text:style-name="P4">
Images: ["<text:a xlink:type="simple" xlink:href="https://static.ukrinform.com/photos/2022_11/thumb_files/630_360_1668440631-706.jpeg" text:style-name="Internet_20_link" text:visited-style-name="Visited_20_Internet_20_Link">
630_360_16684...</text:a>
"]</text:p>
      <text:p text:style-name="P4">
Tags: ['Кулеба', 'НАТО', 'Комісія Україна-НАТО', 'Війна з росією']</text:p>
      <text:p text:style-name="P4">
Type: Article</text:p>
      <!--METADATA-->
      <text:p text:style-name="P4">
<draw:frame draw:style-name="fr1" draw:name="Image87" text:anchor-type="as-char" svg:width="6.9236in" svg:height="3.956343in" draw:z-index="0">
<draw:image xlink:href="../Images/yкринформ/2023-04-04T-45-20-00-03-00/630_360_1668440631-706.jpeg" xlink:type="simple" xlink:show="embed" xlink:actuate="onLoad" draw:mime-type="image/jpeg"/>
</draw:frame>
The NATO-Ukraine commission no one pushed Ukraine to talk in a format that does not meet our interests.</text:p>
      <text:p text:style-name="P4">
This was stated by Foreign Minister Dmytro Kuleba at a briefing with the suspicion of the meeting in response to the question of Ukrinform correspondent.</text:p>
      <text:p text:style-name="P4">
“There was no voice that would pushed Ukraine to negotiate in a format that somehow does not meet the interests of Ukraine. Moreover, even the countries that, say, less loud in the support of Ukraine, have stated that any negotiations should meet two basic principles - Ceteristical integrity and sovereignty of Ukraine, ”said <text:a xlink:type="simple" xlink:href="https://www.ukrinform.ua/tag-kuleba" text:style-name="Internet_20_link" text:visited-style-name="Visited_20_Internet_20_Link">
</text:a>
.</text:p>
      <text:p text:style-name="P4">
He also emphasized that "neither in lines nor between lines" there was no fatigue against Ukraine and hints, they say, "let's roll it all."</text:p>
      <text:p text:style-name="P4">
<text:span text:style-name="T4">
 Read also: </text:span>
 <text:a xlink:type="simple" xlink:href="https://www.ukrinform.ua/rubric-ato/3691620-zsu-svidse-otrimaut-use-so-treba-dla-kontrnastupu-kuleba-pro-rezultati-komisii-ukrainanato.html" text:style-name="Internet_20_link" text:visited-style-name="Visited_20_Internet_20_Link">
</text:a>
"On the contrary - specific things: we have to do it, let's think, maybe do this, and a lot of clear statements that we will be with Ukraine to Tympir until it wins," the Foreign Minister emphasized.</text:p>
      <text:p text:style-name="P4">
As reported, <text:a xlink:type="simple" xlink:href="https://www.ukrinform.ua/rubric-polytics/3691275-kuleba-obgovoriv-z-glavou-diplomatii-es-rozsirenna-bezpekovoi-pidtrimki-ukraini.html" text:style-name="Internet_20_link" text:visited-style-name="Visited_20_Internet_20_Link">
</text:a>
, during which it was about expanding Ukraine's security support.</text:p>
      <text:p text:style-name="P4">
News Source: <text:a xlink:type="simple" xlink:href="https://www.ukrinform.ua/rubric-polytics/3691630-kuleba-na-zasidanni-komisii-ukrainanato-nihto-ne-pidstovhuvav-nas-do-peremovin-z-rosieu.html" text:style-name="Internet_20_link" text:visited-style-name="Visited_20_Internet_20_Link">
https://www.ukrinform.ua/rubric-polytics/3691630-kuleba-na-zasidanni-komisii-ukrainanato-nihto-ne-pidstovhuvav-nas-do-peremovin-z-rosieu.html</text:a>
</text:p>
      <!--NEWS-->
      <text:h text:style-name="P10" text:outline-level="1">
<text:span text:style-name="T4">
In Ukraine nearly 1900 cities and villages need reconstruction - President</text:span>
</text:h>
      <text:p text:style-name="P4">
Authors: Ukrinform (Person)</text:p>
      <text:p text:style-name="P4">
Publisher: Укринформ (Organization)</text:p>
      <text:p text:style-name="P4">
Published Time: 2023-04-04T-47:12:00+03:00</text:p>
      <text:p text:style-name="P4">
Modified Time: 2023-04-04T21:12:00+03:00</text:p>
      <text:p text:style-name="P4">
Description: About 1900 cities and villages of Ukraine need reconstruction as a result of Russian aggression.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Україна', 'Зеленський', 'Війна з росією', 'Відбудова']</text:p>
      <text:p text:style-name="P4">
Type: Article</text:p>
      <!--METADATA-->
      <text:p text:style-name="P4">
<draw:frame draw:style-name="fr1" draw:name="Image88" text:anchor-type="as-char" svg:width="6.9236in" svg:height="3.956343in" draw:z-index="0">
<draw:image xlink:href="../Images/yкринформ/2023-04-04T-47-12-00-03-00/630_360_1678962741-175.jpeg" xlink:type="simple" xlink:show="embed" xlink:actuate="onLoad" draw:mime-type="image/jpeg"/>
</draw:frame>
About 1900 cities and villages of Ukraine need reconstruction as a result of Russian aggression.</text:p>
      <text:p text:style-name="P4">
President Volodymyr Zelenskyy stated this during a meeting with the members of the National Governor Association, Ukrinform correspondent reports.</text:p>
      <text:p text:style-name="P4">
“... nearly 1900 cities and villages of our country need reconstruction. Schools and churches, houses and enterprises, transport and power plants ... All you are good at restoring living conditions after a devastating tornado. You will do it!We do it!But after the blows of the human element, human evil, and unnatural cataclysm, ”the Head of State emphasized.</text:p>
      <text:p text:style-name="P4">
He noted that recovery <text:a xlink:type="simple" xlink:href="https://www.ukrinform.ua/tag-ukraina" text:style-name="Internet_20_link" text:visited-style-name="Visited_20_Internet_20_Link">
</text:a>
Budenaei in Europe a major economic project for the lives of several generations.</text:p>
      <text:p text:style-name="P4">
“And I believe that America will be with us in this reconstruction!Your companies, your working places ... just as you are now with us in defense. To whom, not to you, the governors of the state, to know what really stands according to "reconstruction" and "defense", - Zelensky said.</text:p>
      <text:p text:style-name="P4">
The President stressed that Russia has not resolved the war against Ukraine as patients in Europe and the world as a whole.</text:p>
      <text:p text:style-name="P4">
According to him, millions of Ukrainian families have been torn by war, millions of people to look for in other countries of protection against Russian terror, hundreds of Ukrainian cities and villages burned by Russian artillery, missiles, and Tairan's aviation.</text:p>
      <text:p text:style-name="P4">
“There was a city of coal. 15 thousand inhabitants. The aggressor burned it. Mariupol. More 400 thousand inhabitants. Russia has left it only the ruins from him, ”the Glava state.</text:p>
      <text:p text:style-name="P4">
<text:span text:style-name="T4">
 Read also: </text:span>
 <text:a xlink:type="simple" xlink:href="https://www.ukrinform.ua/rubric-world/3691467-zahidni-partneri-stali-planuvati-dopomogu-ukraini-na-trivalisi-termini.html" text:style-name="Internet_20_link" text:visited-style-name="Visited_20_Internet_20_Link">
</text:a>
He emphasized that thousands of fields have been replaced in Ukraine, part of the economic, thousands of people are forcibly deported to Russia.</text:p>
      <text:p text:style-name="P4">
As reported by Ukrinform, President of Ukraine Volodymyr Zelensky reported that Ukraine needs partners' money for a quick recovery, because now they are going to the army and salaries for employees.</text:p>
      <text:p text:style-name="P4">
<text:span text:style-name="T5">
Foto: op</text:span>
</text:p>
      <text:p text:style-name="P4">
News Source: <text:a xlink:type="simple" xlink:href="https://www.ukrinform.ua/rubric-vidbudova/3691628-v-ukraini-majze-1900-mist-i-sil-potrebuut-vidbudovi-prezident.html" text:style-name="Internet_20_link" text:visited-style-name="Visited_20_Internet_20_Link">
https://www.ukrinform.ua/rubric-vidbudova/3691628-v-ukraini-majze-1900-mist-i-sil-potrebuut-vidbudovi-prezident.html</text:a>
</text:p>
      <!--NEWS-->
      <text:h text:style-name="P10" text:outline-level="1">
<text:span text:style-name="T4">
Ukraine appeals to support to the United States because the enemy of freedom must lose - Zelensky</text:span>
</text:h>
      <text:p text:style-name="P4">
Authors: Ukrinform (Person)</text:p>
      <text:p text:style-name="P4">
Publisher: Укринформ (Organization)</text:p>
      <text:p text:style-name="P4">
Published Time: 2023-04-04T-49:08:00+03:00</text:p>
      <text:p text:style-name="P4">
Modified Time: 2023-04-04T21:08:00+03:00</text:p>
      <text:p text:style-name="P4">
Description: The enemy of freedom must lose, which is why Ukraine appeals to the United States for support - armed and financial.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США', 'допомога', 'Зеленський', 'Війна з росією']</text:p>
      <text:p text:style-name="P4">
Type: Article</text:p>
      <!--METADATA-->
      <text:p text:style-name="P4">
<draw:frame draw:style-name="fr1" draw:name="Image89" text:anchor-type="as-char" svg:width="6.9236in" svg:height="3.956343in" draw:z-index="0">
<draw:image xlink:href="../Images/yкринформ/2023-04-04T-49-08-00-03-00/630_360_1679682020-565.jpeg" xlink:type="simple" xlink:show="embed" xlink:actuate="onLoad" draw:mime-type="image/jpeg"/>
</draw:frame>
The enemies should lose, which is why Ukraine goes to the United States for support -armed and financial.</text:p>
      <text:p text:style-name="P4">
President Volodymyr Zelenskyy stated this during <text:a xlink:type="simple" xlink:href="https://t.me/V_Zelenskiy_official/5755" text:style-name="Internet_20_link" text:visited-style-name="Visited_20_Internet_20_Link">
</text:a>
, Ukrinform correspondent reports.</text:p>
      <text:p text:style-name="P4">
“The enemy of freedom must lose quickly and reliably where he came from the criminal aggressive war. This is why we turn to support to <text:a xlink:type="simple" xlink:href="https://www.ukrinform.ua/tag-ssa" text:style-name="Internet_20_link" text:visited-style-name="Visited_20_Internet_20_Link">
</text:a>
, weapons and finances. Ukraine stands - your peace, your allies and partners will stand, ”the heads emphasized.</text:p>
      <text:p text:style-name="P4">
He thanked all the Americans who understand how important it is to protect freedom and support Ukraine.</text:p>
      <text:p text:style-name="P4">
Zelensky noted that Ukraine is grateful to the President Biden, both parties of the Ipalates of Congress and every state, which is now involved in freedom, grateful to those who are ready to work together on the reconstruction of Ukraine.</text:p>
      <text:p text:style-name="P4">
"Harpons" and "Silegers", "First" and "Bradley", other systems and products(Not safety), services and solutions that bring Ukrainian victory to give Ukrainian life stability despite the war, it is your production, your states of people. Texas and Nevada, Maryland and California, Indiana and Oregon, tripodsington and New York and many others, ”the President said.</text:p>
      <text:p text:style-name="P4">
According to him, each of the states has experience in assisting Ukraine not only by the Vocal Sphere, but also for people, in particular in the treatment and rehabilitation of soldiers of and, wounded children.</text:p>
      <text:p text:style-name="P4">
The Head of State also noted that hundreds of US companies, banks of and disregarding business with Ukraine, and thousands of companies will join the proceeding.</text:p>
      <text:p text:style-name="P4">
“I know that some states are negotiating special cooperation. Something is being restored. Ohio and our Kharkiv region, Illinois and Nashayiv region, Minnesota and our Chernihiv region. We have to expand such a direction of bilateral cooperation - from state to region, from the city of the house. What will complement the interstate work powerfully, ”Zelensky said.</text:p>
      <text:p text:style-name="P4">
<text:span text:style-name="T4">
 Read also: </text:span>
 <text:a xlink:type="simple" xlink:href="https://www.ukrinform.ua/rubric-polytics/3691529-novij-paket-vijskovoi-dopomogi-ssa-pramue-v-ukrainu-kuleba.html" text:style-name="Internet_20_link" text:visited-style-name="Visited_20_Internet_20_Link">
</text:a>
He added that it is with Ukraine that America is able to protect its values. Such work also contributes to the safety of both countries, the growth of the economy, the emergence of working places.As reported by Ukrinform, since the beginning of a full -scale Russian invasion, the country has provided more than $ 14 billion in financial assistance to Ukraine.</text:p>
      <text:p text:style-name="P4">
<text:span text:style-name="T5">
Foto: op</text:span>
</text:p>
      <text:p text:style-name="P4">
News Source: <text:a xlink:type="simple" xlink:href="https://www.ukrinform.ua/rubric-polytics/3691627-ukraina-zvertaetsa-po-pidtrimku-do-ssa-bo-vorog-svobodi-mae-prograti-zelenskij.html" text:style-name="Internet_20_link" text:visited-style-name="Visited_20_Internet_20_Link">
https://www.ukrinform.ua/rubric-polytics/3691627-ukraina-zvertaetsa-po-pidtrimku-do-ssa-bo-vorog-svobodi-mae-prograti-zelenskij.html</text:a>
</text:p>
      <!--NEWS-->
      <text:h text:style-name="P10" text:outline-level="1">
<text:span text:style-name="T4">
The SBU exposed the former rector of the Church of the Izium Diocese of the UOC -MP, who "consecrated" columns of the invaders</text:span>
</text:h>
      <text:p text:style-name="P4">
Authors: Ukrinform (Person)</text:p>
      <text:p text:style-name="P4">
Publisher: Укринформ (Organization)</text:p>
      <text:p text:style-name="P4">
Published Time: 2023-04-04T-51:05:00+03:00</text:p>
      <text:p text:style-name="P4">
Modified Time: 2023-04-04T21:05:00+03:00</text:p>
      <text:p text:style-name="P4">
Description: In the Kharkiv region, the Security Service of Ukraine has collected an evidence of support for Russian armed aggression for the former rector of one of the temples of the Izium Diocese of the Ukrainian Orthodox Church of the Moscow Patriarchate. - Ukrinform.</text:p>
      <text:p text:style-name="P4">
Images: ["<text:a xlink:type="simple" xlink:href="https://static.ukrinform.com/photos/2021_10/thumb_files/630_360_1634664278-801.jpg" text:style-name="Internet_20_link" text:visited-style-name="Visited_20_Internet_20_Link">
630_360_16346...</text:a>
"]</text:p>
      <text:p text:style-name="P4">
Tags: ['Окупація', 'СБУ', 'УПЦ МП', 'Держзрада', 'Харківщина', 'Війна з росією']</text:p>
      <text:p text:style-name="P4">
Type: Article</text:p>
      <!--METADATA-->
      <text:p text:style-name="P4">
<draw:frame draw:style-name="fr1" draw:name="Image90" text:anchor-type="as-char" svg:width="6.9236in" svg:height="3.956343in" draw:z-index="0">
<draw:image xlink:href="../Images/yкринформ/2023-04-04T-51-05-00-03-00/630_360_1634664278-801.jpg" xlink:type="simple" xlink:show="embed" xlink:actuate="onLoad" draw:mime-type="image/jpeg"/>
</draw:frame>
In the Kharkiv region, the Security Service of Ukraine has collected the evidence of support for Russian armed aggression for the former rector of one of the temple Diocese of the Ukrainian Orthodox Church of the Moscow Patriarchate.</text:p>
      <text:p text:style-name="P4">
As Ukrinform reports, this has reported <text:a xlink:type="simple" xlink:href="https://ssu.gov.ua/novyny/sbu-vykryla-kolyshnoho-nastoiatelia-khramu-upts-mp-yakyi-blahoslovliav-rosiiskykh-viiskovykh-pid-chas-okupatsii-kharkivshchyny" text:style-name="Internet_20_link" text:visited-style-name="Visited_20_Internet_20_Link">
</text:a>
.</text:p>
      <text:p text:style-name="P4">
On the actions of the abbot, criminal proceedings under Art. 436-2(justification, recognition legitimate, denial of armed aggression of the Russian Federation of anti -Ukraine, glorification of its participants)Criminal Code of Ukraine.</text:p>
      <text:p text:style-name="P4">
According to the investigation, in the period of temporary seizure of the Russians part of the Archpriest, the Archpriest organized the staging church course before the Day of Turning of Kievan Rus and tried to attract locals to it.</text:p>
      <text:p text:style-name="P4">
<text:span text:style-name="T4">
 Read also: </text:span>
 <text:a xlink:type="simple" xlink:href="https://www.ukrinform.ua/rubric-regions/3691379-u-hmelnickomu-sobori-akij-perejsov-do-pcu-viavili-antiukrainsku-literaturu.html" text:style-name="Internet_20_link" text:visited-style-name="Visited_20_Internet_20_Link">
</text:a>
During the event, the person involved in the Russian invaders and consecrated their military equipment in the Kupyansk district, ordering their associates to fix the whole process on the camera for further publication on the Kremlin mediaresurs. Thus, an attempt was made to simulate the "support" of invaders by local believers.</text:p>
      <text:p text:style-name="P4">
During the liberation of the Kharkiv region, the abbot, together with the family, escaped the scent of the Russian Federation, where he was appointed the rector of the Orthodox receipt of the John-Predtechensky Temple of the Tvere and Kashin Diocese of the Russian Orthodox Church.</text:p>
      <text:p text:style-name="P4">
Investigative actions are ongoing to establish all the circumstances of the crime and bring the perpetrators responsible.</text:p>
      <text:p text:style-name="P4">
In <text:a xlink:type="simple" xlink:href="https://gp.gov.ua/ua/posts/vstanovleno-kolisnyogo-nastoyatelya-xramu-upc-mp-yakii-blagoslovlyav-rosiiskix-viiskovix-pid-cas-okupaciyi-xarkivshhini" text:style-name="Internet_20_link" text:visited-style-name="Visited_20_Internet_20_Link">
</text:a>
It was specified that the mentioned event was organized by the person involved in the village of two -year -olds of the District at the end of July 2022.</text:p>
      <text:p text:style-name="P4">
As reported by Ukrinform, the SBU stated that she had collected a reasonable evidence -based involvement <text:a xlink:type="simple" xlink:href="https://www.ukrinform.ua/rubric-society/3690250-pidozra-mitropolitu-upc-mp-pavlu-u-sbu-rozkrili-detali.html" text:style-name="Internet_20_link" text:visited-style-name="Visited_20_Internet_20_Link">
</text:a>
 (Peter Lebed)Imbling religious enmity, justification and denial of armed aggression of the Russian Federation against Ukraine.</text:p>
      <text:p text:style-name="P4">
News Source: <text:a xlink:type="simple" xlink:href="https://www.ukrinform.ua/rubric-regions/3691464-sbu-vikrila-kolisnogo-nastoatela-hramu-izumskoi-eparhii-upc-mp-akij-osvacuvav-koloni-okupantiv.html" text:style-name="Internet_20_link" text:visited-style-name="Visited_20_Internet_20_Link">
https://www.ukrinform.ua/rubric-regions/3691464-sbu-vikrila-kolisnogo-nastoatela-hramu-izumskoi-eparhii-upc-mp-akij-osvacuvav-koloni-okupantiv.html</text:a>
</text:p>
      <!--NEWS-->
      <text:h text:style-name="P10" text:outline-level="1">
<text:span text:style-name="T4">
Yastremskaya lost the third "rackets" of Brazil at a tennis tournament in Colombia</text:span>
</text:h>
      <text:p text:style-name="P4">
Authors: Ukrinform (Person)</text:p>
      <text:p text:style-name="P4">
Publisher: Укринформ (Organization)</text:p>
      <text:p text:style-name="P4">
Published Time: 2023-04-04T-53:04:55+03:00</text:p>
      <text:p text:style-name="P4">
Modified Time: 2023-04-04T21:04:55+03:00</text:p>
      <text:p text:style-name="P4">
Description: The Ukrainian Diana Yastremskaya was unable to overcome the starting barrier of the Women's Tennis Association (WTA) - Copa Colsanitas Presentado Por Zurich - in Bogot (Columbia) with a prize fund of $ 259.3 thousand - Ukrinform.</text:p>
      <text:p text:style-name="P4">
Images: ["<text:a xlink:type="simple" xlink:href="https://static.ukrinform.com/photos/2023_04/thumb_files/630_360_1680628064-436.jpg" text:style-name="Internet_20_link" text:visited-style-name="Visited_20_Internet_20_Link">
630_360_16806...</text:a>
"]</text:p>
      <text:p text:style-name="P4">
Tags: ['Теніс', 'Даяна Ястремська']</text:p>
      <text:p text:style-name="P4">
Type: Article</text:p>
      <!--METADATA-->
      <text:p text:style-name="P4">
<draw:frame draw:style-name="fr1" draw:name="Image91" text:anchor-type="as-char" svg:width="6.9236in" svg:height="3.956343in" draw:z-index="0">
<draw:image xlink:href="../Images/yкринформ/2023-04-04T-53-04-55-03-00/630_360_1680628064-436.jpg" xlink:type="simple" xlink:show="embed" xlink:actuate="onLoad" draw:mime-type="image/jpeg"/>
</draw:frame>
Ukrainian Yastremskaya was unable to overcome the starting barrier(WTA)- Copa Colsanitas presented by Zurich - уоготі(Colombia)With a prize fund $ 259.3 thousand</text:p>
      <text:p text:style-name="P4">
In a duel for reaching the second circle of competition Yastremskaya(# 134 WTA rating)In 2 hours 40 minutes gave way to the third "rackets" of Brazil Karolini Alves(№239)- 6:4, 6:7(5:7), 2: 6, reports Ukrinform.</text:p>
      <text:p text:style-name="P4">
The permanent) permit of alsche plays with the sown under the 2nd number of the tournament to the tournament by the German Tatiana Maria(№66), what kind of Katrina Scott's victorious(№161)- 6: 1, 6: 4.</text:p>
      <text:p text:style-name="P4">
<text:span text:style-name="T4">
 Read also: </text:span>
 <text:a xlink:type="simple" xlink:href="https://www.ukrinform.ua/rubric-sports/3691454-gutcajt-vistupi-nasih-tenisistiv-proti-rosian-zigrali-proti-nas.html" text:style-name="Internet_20_link" text:visited-style-name="Visited_20_Internet_20_Link">
</text:a>
The tournament in Bogot will last until April 9.</text:p>
      <text:p text:style-name="P4">
Photo: BTU.</text:p>
      <text:p text:style-name="P4">
News Source: <text:a xlink:type="simple" xlink:href="https://www.ukrinform.ua/rubric-sports/3691626-astremska-prograla-tretij-raketci-brazilii-na-tenisnomu-turniri-v-kolumbii.html" text:style-name="Internet_20_link" text:visited-style-name="Visited_20_Internet_20_Link">
https://www.ukrinform.ua/rubric-sports/3691626-astremska-prograla-tretij-raketci-brazilii-na-tenisnomu-turniri-v-kolumbii.html</text:a>
</text:p>
      <!--NEWS-->
      <text:h text:style-name="P10" text:outline-level="1">
<text:span text:style-name="T4">
NATO VAT issues for Ukraine is removed from the agenda - Kuleba</text:span>
</text:h>
      <text:p text:style-name="P4">
Authors: Ukrinform (Person)</text:p>
      <text:p text:style-name="P4">
Publisher: Укринформ (Organization)</text:p>
      <text:p text:style-name="P4">
Published Time: 2023-04-04T-55:00:50+03:00</text:p>
      <text:p text:style-name="P4">
Modified Time: 2023-04-04T21:00:50+03:00</text:p>
      <text:p text:style-name="P4">
Description: The issue of the NATO Membership Action Plan for Ukraine is removed from the agenda. - Ukrinform.</text:p>
      <text:p text:style-name="P4">
Images: ["<text:a xlink:type="simple" xlink:href="https://static.ukrinform.com/photos/2022_03/thumb_files/630_360_1647525027-868.jpg" text:style-name="Internet_20_link" text:visited-style-name="Visited_20_Internet_20_Link">
630_360_16475...</text:a>
"]</text:p>
      <text:p text:style-name="P4">
Tags: ['Кулеба', 'Україна', 'Комісія Україна-НАТО']</text:p>
      <text:p text:style-name="P4">
Type: Article</text:p>
      <!--METADATA-->
      <text:p text:style-name="P4">
<draw:frame draw:style-name="fr1" draw:name="Image92" text:anchor-type="as-char" svg:width="6.9236in" svg:height="3.956343in" draw:z-index="0">
<draw:image xlink:href="../Images/yкринформ/2023-04-04T-55-00-50-03-00/630_360_1647525027-868.jpg" xlink:type="simple" xlink:show="embed" xlink:actuate="onLoad" draw:mime-type="image/jpeg"/>
</draw:frame>
The issue of plans for NATO membership actions for Ukraine is removed from the agenda.</text:p>
      <text:p text:style-name="P4">
This was stated by the Minister of Foreign Affairs of Ukraine Dmytro Kuleba at a briefing with the suspicions of the meeting of the Ukraine-Ukraine-NATO commission, answering the question of the correspondent of Ukrinform.</text:p>
      <text:p text:style-name="P4">
"The issue of VAT was removed from the agenda because we have updated, applied. There is an additional strengthening(https://www.ukrinform.ua/tag-nato), and this cannot be a replacement for membership, and this cannot be a condition for membership. It is a mechanism of practical assistance, which, which, who wants to make the most powerful and powerful, and in parallel is the process of promoting political decisions on Ukraine's membership in NATO, ”said the Head of Ukrainian Diplomacy.</text:p>
      <text:p text:style-name="P4">
Kuleba emphasized that at a meeting with NATO Secretary General Yinstoltenberg, they have clearly spoke this issue today.</text:p>
      <text:p text:style-name="P4">
<text:span text:style-name="T4">
 Read also: </text:span>
 <text:a xlink:type="simple" xlink:href="https://www.ukrinform.ua/rubric-world/3691540-stoltenberg-majbutne-ukraini-u-evroatlanticnij-rodini.html" text:style-name="Internet_20_link" text:visited-style-name="Visited_20_Internet_20_Link">
</text:a>
As reported <text:a xlink:type="simple" xlink:href="https://www.ukrinform.ua/rubric-polytics/3691356-ministri-nato-obgovorat-negajnu-dopomogu-ukraini-ta-podalsu-pidtrimku-stoltenberg.html" text:style-name="Internet_20_link" text:visited-style-name="Visited_20_Internet_20_Link">
</text:a>
, On April 4, a two -day meeting of NATO foreign ministers begins in Brussels. Today there is a meeting with the Foreign Minister of Ukraine Dmitry Kuleba.</text:p>
      <text:p text:style-name="P4">
September 30 President Volodymyr Zelenskyy, Verkhovna Rada Chairman Ruslantefanchuk and Prime Minister Denis Shmigal <text:a xlink:type="simple" xlink:href="https://www.ukrinform.ua/rubric-polytics/3583117-ukraina-podae-zaavku-na-vstup-do-nato-zelenskij.html" text:style-name="Internet_20_link" text:visited-style-name="Visited_20_Internet_20_Link">
</text:a>
in an accelerated order.</text:p>
      <text:p text:style-name="P4">
News Source: <text:a xlink:type="simple" xlink:href="https://www.ukrinform.ua/rubric-polytics/3691624-pitanna-pdc-v-nato-dla-ukraini-znate-z-poradku-dennogo-kuleba.html" text:style-name="Internet_20_link" text:visited-style-name="Visited_20_Internet_20_Link">
https://www.ukrinform.ua/rubric-polytics/3691624-pitanna-pdc-v-nato-dla-ukraini-znate-z-poradku-dennogo-kuleba.html</text:a>
</text:p>
      <!--NEWS-->
      <text:h text:style-name="P10" text:outline-level="1">
<text:span text:style-name="T4">
The line of active fighting is over 1200 kilometers - Zelensky</text:span>
</text:h>
      <text:p text:style-name="P4">
Authors: Ukrinform (Person)</text:p>
      <text:p text:style-name="P4">
Publisher: Укринформ (Organization)</text:p>
      <text:p text:style-name="P4">
Published Time: 2023-04-04T-58:58:00+03:00</text:p>
      <text:p text:style-name="P4">
Modified Time: 2023-04-04T20:58:00+03:00</text:p>
      <text:p text:style-name="P4">
Description: In Ukraine, the active fighting line is over 1200 kilometers. - Ukrinform.</text:p>
      <text:p text:style-name="P4">
Images: ["<text:a xlink:type="simple" xlink:href="https://static.ukrinform.com/photos/2023_02/thumb_files/630_360_1677259615-761.jpeg" text:style-name="Internet_20_link" text:visited-style-name="Visited_20_Internet_20_Link">
630_360_16772...</text:a>
"]</text:p>
      <text:p text:style-name="P4">
Tags: ['НАТО', 'США', 'Зеленський', 'Війна з росією']</text:p>
      <text:p text:style-name="P4">
Type: Article</text:p>
      <!--METADATA-->
      <text:p text:style-name="P4">
<draw:frame draw:style-name="fr1" draw:name="Image93" text:anchor-type="as-char" svg:width="6.9236in" svg:height="3.956343in" draw:z-index="0">
<draw:image xlink:href="../Images/yкринформ/2023-04-04T-58-58-00-03-00/630_360_1677259615-761.jpeg" xlink:type="simple" xlink:show="embed" xlink:actuate="onLoad" draw:mime-type="image/jpeg"/>
</draw:frame>
In Ukraine, the active fighting line is over 1200 kilometers.</text:p>
      <text:p text:style-name="P4">
President Volodymyr Zelenskyy stated this <text:a xlink:type="simple" xlink:href="https://t.me/V_Zelenskiy_official/5755" text:style-name="Internet_20_link" text:visited-style-name="Visited_20_Internet_20_Link">
</text:a>
With members of the National Association Governors, Ukrinform reports.</text:p>
      <text:p text:style-name="P4">
“The line of active fighting in Ukraine is now over 1200 kilometers. It's like a crashing to Chicago and back!The front in general is even greater, ”the heads said.</text:p>
      <text:p text:style-name="P4">
According to him, millions of people live in cities and villages, from where the forces have expelled the invaders or are preparing to expel.</text:p>
      <text:p text:style-name="P4">
The President emphasized that the Kremlin dreams of humiliation of the whole free world, distorted, provoke a conflict that will put an American nation before choosing: to fight or not.</text:p>
      <text:p text:style-name="P4">
<text:span text:style-name="T4">
 Read also: </text:span>
 <text:a xlink:type="simple" xlink:href="https://www.ukrinform.ua/rubric-world/3691516-vizit-zelenskogo-do-varsavi-cogo-ocikuvati.html" text:style-name="Internet_20_link" text:visited-style-name="Visited_20_Internet_20_Link">
</text:a>
"It is Ukraine that is now your reliable last boundary, your reliable border ... Thanks to Ukrainian strength in particular your people do not have to make this choice - the choice for your men and women, brave warriors, which would be laid on the altar of protection of the most valuable - freedom," <text:a xlink:type="simple" xlink:href="https://www.ukrinform.ua/tag-zelenskij" text:style-name="Internet_20_link" text:visited-style-name="Visited_20_Internet_20_Link">
</text:a>
.</text:p>
      <text:p text:style-name="P4">
He emphasized that Ukraine is able to prevent the expansion of war and overcome the Russia.</text:p>
      <text:p text:style-name="P4">
<text:span text:style-name="T4">
 Read also: </text:span>
 <text:a xlink:type="simple" xlink:href="https://www.ukrinform.ua/rubric-polytics/3691606-kraini-nato-pidtverdili-viddanist-ukraini-ta-zaavili-pro-novu-pidtrimku-stoltenberg.html" text:style-name="Internet_20_link" text:visited-style-name="Visited_20_Internet_20_Link">
</text:a>
According to Ukrinform, according to the General Staff of the Armed Forces, Marinka and Bakhmut, Donetsk region, are released at the epicenter of the fighting, in the area of the latter, Ukrainian military <text:a xlink:type="simple" xlink:href="https://www.ukrinform.ua/rubric-ato/3691584-v-epicentri-bojovih-dij-bahmut-i-marinka.html" text:style-name="Internet_20_link" text:visited-style-name="Visited_20_Internet_20_Link">
</text:a>
<text:span text:style-name="T5">
Foto: op</text:span>
</text:p>
      <text:p text:style-name="P4">
News Source: <text:a xlink:type="simple" xlink:href="https://www.ukrinform.ua/rubric-ato/3691625-linia-aktivnih-bojovih-dij-stanovit-ponad-1200-kilometriv-zelenskij.html" text:style-name="Internet_20_link" text:visited-style-name="Visited_20_Internet_20_Link">
https://www.ukrinform.ua/rubric-ato/3691625-linia-aktivnih-bojovih-dij-stanovit-ponad-1200-kilometriv-zelenskij.html</text:a>
</text:p>
      <!--NEWS-->
      <text:h text:style-name="P10" text:outline-level="1">
<text:span text:style-name="T4">
The PCU will hold the liturgy for the Annunciation at the Assumption Cathedral of the Kiev-Pechersk Lavra</text:span>
</text:h>
      <text:p text:style-name="P4">
Authors: Ukrinform (Person)</text:p>
      <text:p text:style-name="P4">
Publisher: Укринформ (Organization)</text:p>
      <text:p text:style-name="P4">
Published Time: 2023-04-04T-60:57:00+03:00</text:p>
      <text:p text:style-name="P4">
Modified Time: 2023-04-04T20:57:00+03:00</text:p>
      <text:p text:style-name="P4">
Description: The Orthodox Church of Ukraine will hold a liturgy for the Annunciation Feast at the Assumption Cathedral of the Kiev-Pechersk Lavra. - Ukrinform.</text:p>
      <text:p text:style-name="P4">
Images: ["<text:a xlink:type="simple" xlink:href="https://static.ukrinform.com/photos/2023_04/thumb_files/630_360_1680630783-552.jpg" text:style-name="Internet_20_link" text:visited-style-name="Visited_20_Internet_20_Link">
630_360_16806...</text:a>
"]</text:p>
      <text:p text:style-name="P4">
Tags: ['Релігія', 'Свято', 'Київська Лавра', 'Православна церква України']</text:p>
      <text:p text:style-name="P4">
Type: Article</text:p>
      <!--METADATA-->
      <text:p text:style-name="P4">
<draw:frame draw:style-name="fr1" draw:name="Image94" text:anchor-type="as-char" svg:width="6.9236in" svg:height="3.956343in" draw:z-index="0">
<draw:image xlink:href="../Images/yкринформ/2023-04-04T-60-57-00-03-00/630_360_1680630783-552.jpg" xlink:type="simple" xlink:show="embed" xlink:actuate="onLoad" draw:mime-type="image/jpeg"/>
</draw:frame>
The Orthodox Church of Ukraine will hold a liturgy on the feast of the Annunciation of the Cathedral of the Kiev-Pechersk Lavra.</text:p>
      <text:p text:style-name="P4">
According to Ukrinform, the press service [] reported(https://www.pomisna.info/uk/vsi-novyny/ogoloshennya-z-nagody-svyata-blagovishhennya-vidbudetsya-bozhestvenna-liturgiya-v-uspenskomu-sobori-lavry/).</text:p>
      <text:p text:style-name="P4">
"З нагоди великого світлого свята Благовіщення Пресвятої Богородиці в <text:a xlink:type="simple" xlink:href="https://www.ukrinform.ua/tag-kiivska-lavra" text:style-name="Internet_20_link" text:visited-style-name="Visited_20_Internet_20_Link">
</text:a>
The solemn service will be held. We invite all the faithful to join the festive divine -lulurgy, which will begin on April 7, on Friday, at the main cathedral of Lavra O9: 00, " - the message reads.</text:p>
      <text:p text:style-name="P4">
The PCC invites the believers to join the joint prayer for the Ukrainian people, defenders and the victory of Ukraine.</text:p>
      <text:p text:style-name="P4">
<text:span text:style-name="T4">
 Read also: </text:span>
 <text:a xlink:type="simple" xlink:href="https://www.ukrinform.ua/rubric-society/3689073-pcu-priznacila-novogo-namisnika-kievopecerskoi-lavri.html" text:style-name="Internet_20_link" text:visited-style-name="Visited_20_Internet_20_Link">
</text:a>
As it was reported, the National Reserve "Kyiv-Pechersk Lavra" <text:a xlink:type="simple" xlink:href="https://www.ukrinform.ua/rubric-society/3680840-kievopecerska-lavra-rozrivae-dogovir-z-upc-mp-pro-orendu.html" text:style-name="Internet_20_link" text:visited-style-name="Visited_20_Internet_20_Link">
</text:a>
Since March 29, 2023.</text:p>
      <text:p text:style-name="P4">
<text:span text:style-name="T5">
Foto: www.pomisna.info</text:span>
</text:p>
      <text:p text:style-name="P4">
News Source: <text:a xlink:type="simple" xlink:href="https://www.ukrinform.ua/rubric-society/3691623-pcu-provede-liturgiu-na-blagovisenna-v-uspenskomu-sobori-kievopecerskoi-lavri.html" text:style-name="Internet_20_link" text:visited-style-name="Visited_20_Internet_20_Link">
https://www.ukrinform.ua/rubric-society/3691623-pcu-provede-liturgiu-na-blagovisenna-v-uspenskomu-sobori-kievopecerskoi-lavri.html</text:a>
</text:p>
      <!--NEWS-->
      <text:h text:style-name="P10" text:outline-level="1">
<text:span text:style-name="T4">
NATO countries will discuss Ukraine F-16-Kuleba</text:span>
</text:h>
      <text:p text:style-name="P4">
Authors: Ukrinform (Person)</text:p>
      <text:p text:style-name="P4">
Publisher: Укринформ (Organization)</text:p>
      <text:p text:style-name="P4">
Published Time: 2023-04-04T-62:54:02+03:00</text:p>
      <text:p text:style-name="P4">
Modified Time: 2023-04-04T20:54:02+03:00</text:p>
      <text:p text:style-name="P4">
Description: Foreign Minister Dmytro Kuleba has been assured of partners that in their countries will discuss the readiness of Ukrainian pilots to manage F-16 fighters, which is much higher than some people think. - Ukrinform.</text:p>
      <text:p text:style-name="P4">
Images: ["<text:a xlink:type="simple" xlink:href="https://static.ukrinform.com/photos/2022_09/thumb_files/630_360_1664282849-370.jpg" text:style-name="Internet_20_link" text:visited-style-name="Visited_20_Internet_20_Link">
630_360_16642...</text:a>
"]</text:p>
      <text:p text:style-name="P4">
Tags: ['Кулеба', 'Комісія Україна-НАТО', 'Винищувач']</text:p>
      <text:p text:style-name="P4">
Type: Article</text:p>
      <!--METADATA-->
      <text:p text:style-name="P4">
<draw:frame draw:style-name="fr1" draw:name="Image95" text:anchor-type="as-char" svg:width="6.9236in" svg:height="3.956343in" draw:z-index="0">
<draw:image xlink:href="../Images/yкринформ/2023-04-04T-62-54-02-03-00/630_360_1664282849-370.jpg" xlink:type="simple" xlink:show="embed" xlink:actuate="onLoad" draw:mime-type="image/jpeg"/>
</draw:frame>
Dmytro Kuleba's Minister of Lawyed Affairs received assurances from partners that in their countries they will discuss the readiness of Ukrainian pilots to manage F-16 fighters, which is much higher than some people think.</text:p>
      <text:p text:style-name="P4">
Kuleba said this at a briefing following the meeting of the Ukraine-NATO Commission, Ukrinform correspondent reports.</text:p>
      <text:p text:style-name="P4">
The head of Ukrainian diplomacy noted that he discussed the issue of providing UkraineF-16 at some bilateral meetings in Brussels.</text:p>
      <text:p text:style-name="P4">
According to him, the Ukrainian side dispelled some arguments of those who believe that giving Ukraine Western aircraft is "it is too long and too difficult to make an image from a practical point of view."</text:p>
      <text:p text:style-name="P4">
“No one says it is unnecessary. There are no decisions, but I have received today that the information I gave about the much higher readiness of Ukraine to operate these aircraft than some people consider to be discussed in the capitals by the political leadership of these states, ”said <text:a xlink:type="simple" xlink:href="https://www.ukrinform.ua/tag-kuleba" text:style-name="Internet_20_link" text:visited-style-name="Visited_20_Internet_20_Link">
</text:a>
.</text:p>
      <text:p text:style-name="P4">
Finally, he expressed confidence that the decision to give Ukraine Western Shrews would be made - "it will just take time."</text:p>
      <text:p text:style-name="P4">
<text:span text:style-name="T4">
 Read also: </text:span>
 <text:a xlink:type="simple" xlink:href="https://www.ukrinform.ua/rubric-ato/3691620-zsu-svidse-otrimaut-use-so-treba-dla-kontrnastupu-kuleba-pro-rezultati-komisii-ukrainanato.html" text:style-name="Internet_20_link" text:visited-style-name="Visited_20_Internet_20_Link">
</text:a>
As it was reported, Estonia Minister of Estonia Urmas Rinsal <text:a xlink:type="simple" xlink:href="https://www.ukrinform.ua/rubric-polytics/3687921-glava-mzs-estonii-pro-nadanna-ukraini-f16-ce-ne-kosmicni-korabli-a-piloti-litakiv-u-vas-e.html" text:style-name="Internet_20_link" text:visited-style-name="Visited_20_Internet_20_Link">
</text:a>
The partners should give up the principle of step-by-step military support of Ukraine and provide everything necessary for the Ukrainian victory, including F-16 fighter jets.</text:p>
      <text:p text:style-name="P4">
News Source: <text:a xlink:type="simple" xlink:href="https://www.ukrinform.ua/rubric-polytics/3691621-kraini-nato-obgovorat-nadanna-ukraini-f16-kuleba.html" text:style-name="Internet_20_link" text:visited-style-name="Visited_20_Internet_20_Link">
https://www.ukrinform.ua/rubric-polytics/3691621-kraini-nato-obgovorat-nadanna-ukraini-f16-kuleba.html</text:a>
</text:p>
      <!--NEWS-->
      <text:h text:style-name="P10" text:outline-level="1">
<text:span text:style-name="T4">
The mayor of Frankivsk urged the Verkhovna Rada to ban the Moscow Patriarchate</text:span>
</text:h>
      <text:p text:style-name="P4">
Authors: Ukrinform (Person)</text:p>
      <text:p text:style-name="P4">
Publisher: Укринформ (Organization)</text:p>
      <text:p text:style-name="P4">
Published Time: 2023-04-04T-92:58:00+03:00</text:p>
      <text:p text:style-name="P4">
Modified Time: 2023-04-04T18:58:00+03:00</text:p>
      <text:p text:style-name="P4">
Description: The Ivano-Frankivsk Mayor Ruslan Martsinkov urged the deputies of the Verkhovna Rada of Ukraine to support the bill on the ban on the Moscow Patriarchate. - Ukrinform.</text:p>
      <text:p text:style-name="P4">
Images: ["<text:a xlink:type="simple" xlink:href="https://static.ukrinform.com/photos/2022_05/thumb_files/630_360_1652256490-216.jpg" text:style-name="Internet_20_link" text:visited-style-name="Visited_20_Internet_20_Link">
630_360_16522...</text:a>
"]</text:p>
      <text:p text:style-name="P4">
Tags: ['Івано-Франківськ', 'УПЦ МП', 'Верховна Рада']</text:p>
      <text:p text:style-name="P4">
Type: Article</text:p>
      <!--METADATA-->
      <text:p text:style-name="P4">
<draw:frame draw:style-name="fr1" draw:name="Image96" text:anchor-type="as-char" svg:width="6.9236in" svg:height="3.956343in" draw:z-index="0">
<draw:image xlink:href="../Images/yкринформ/2023-04-04T-92-58-00-03-00/630_360_1652256490-216.jpg" xlink:type="simple" xlink:show="embed" xlink:actuate="onLoad" draw:mime-type="image/jpeg"/>
</draw:frame>
Merivano-Frankivsk Ruslan Martsinkov called on the deputies of the Verkhovna Rada of Ukraine to support the law on the ban on the Moscow Patriarchate.</text:p>
      <text:p text:style-name="P4">
Ruslan Martsinkov published such an appeal on his page in <text:a xlink:type="simple" xlink:href="https://www.facebook.com/ruslan.martsinkiv/videos/253049510481264" text:style-name="Internet_20_link" text:visited-style-name="Visited_20_Internet_20_Link">
</text:a>
Transfers Ukrinform.</text:p>
      <text:p text:style-name="P4">
<text:span text:style-name="T5">
Viso: Facebook Ruslan Martsinkov</text:span>
</text:p>
      <text:p text:style-name="P4">
“Ivano-Frankivsk is the first region to get rid of the Moscow Patriarchate. But I urge the deputies of the Verkhovna Rada to support Savchuk's lawshaxans, a deputy from Ivano-Frankivsk, or alternatively law-proofreads concerning the ban <text:a xlink:type="simple" xlink:href="https://www.ukrinform.ua/tag-upc-mp" text:style-name="Internet_20_link" text:visited-style-name="Visited_20_Internet_20_Link">
</text:a>
as a phenomenon of the internal front that is in our country, ”Markinov said.</text:p>
      <text:p text:style-name="P4">
According to him, such an appeal to President of Ukraine Volodymyr Zelenskyvin will be put to the vote at the nearest session of the city council.</text:p>
      <text:p text:style-name="P4">
<text:span text:style-name="T4">
 Read also: </text:span>
 <text:a xlink:type="simple" xlink:href="https://www.ukrinform.ua/rubric-regions/3691444-hmelnicka-oblrada-zaboronila-dialnist-upc-mp-na-teritorii-oblasti.html" text:style-name="Internet_20_link" text:visited-style-name="Visited_20_Internet_20_Link">
</text:a>
Martsinkov noted that the event in Khmelnitsky, when the priests were beaten by the Ukrainian military, shook Ukrainians. And now the country is gaining momentum in Ukraine.</text:p>
      <text:p text:style-name="P4">
As the agency reported, earlier <text:a xlink:type="simple" xlink:href="https://www.ukrinform.ua/rubric-regions/3572848-frankivska-oblrada-prosit-zaboroniti-v-ukraini-moskovskij-patriarhat.html" text:style-name="Internet_20_link" text:visited-style-name="Visited_20_Internet_20_Link">
</text:a>
, to initiate investigation of its activities and punish the wine from collaboration.</text:p>
      <text:p text:style-name="P4">
News Source: <text:a xlink:type="simple" xlink:href="https://www.ukrinform.ua/rubric-regions/3691581-mer-frankivska-zaklikav-verhovnu-radu-zaboroniti-moskovskij-patriarhat.html" text:style-name="Internet_20_link" text:visited-style-name="Visited_20_Internet_20_Link">
https://www.ukrinform.ua/rubric-regions/3691581-mer-frankivska-zaklikav-verhovnu-radu-zaboroniti-moskovskij-patriarhat.html</text:a>
</text:p>
      <!--NEWS-->
      <text:h text:style-name="P10" text:outline-level="1">
<text:span text:style-name="T4">
APL: Chelsea Mudrik could not score Liverpool, Bornmouth Zabarny lost Brighton</text:span>
</text:h>
      <text:p text:style-name="P4">
Authors: Ukrinform (Person)</text:p>
      <text:p text:style-name="P4">
Publisher: Укринформ (Organization)</text:p>
      <text:p text:style-name="P4">
Published Time: 2023-04-04T-9:59:00+03:00</text:p>
      <text:p text:style-name="P4">
Modified Time: 2023-04-04T23:59:00+03:00</text:p>
      <text:p text:style-name="P4">
Description: In English Premier League (APL) there were missing games of the football championship. - Ukrinform.</text:p>
      <text:p text:style-name="P4">
Images: ["<text:a xlink:type="simple" xlink:href="https://static.ukrinform.com/photos/2023_04/thumb_files/630_360_1680641600-999.jpg" text:style-name="Internet_20_link" text:visited-style-name="Visited_20_Internet_20_Link">
630_360_16806...</text:a>
"]</text:p>
      <text:p text:style-name="P4">
Tags: ['Челсі', 'Футбол', 'АПЛ']</text:p>
      <text:p text:style-name="P4">
Type: Article</text:p>
      <!--METADATA-->
      <text:p text:style-name="P4">
<draw:frame draw:style-name="fr1" draw:name="Image97" text:anchor-type="as-char" svg:width="6.9236in" svg:height="3.956343in" draw:z-index="0">
<draw:image xlink:href="../Images/yкринформ/2023-04-04T-9-59-00-03-00/630_360_1680641600-999.jpg" xlink:type="simple" xlink:show="embed" xlink:actuate="onLoad" draw:mime-type="image/jpeg"/>
</draw:frame>
Wanglius Premier League(Premier League)There were missing football championship games.</text:p>
      <text:p text:style-name="P4">
London "Chelsea" of the Ukrainian forward Mikhail Mudrik on the home -made Stamford Bridge shared points with Liverpool - 0-0, Ukrinform reports.</text:p>
      <text:p text:style-name="P4">
Ben Chilwell gave way to the wise field in the 78th minute of the meeting.</text:p>
      <text:p text:style-name="P4">
In turn, Bornmouth Elijah Zabarny on Vitality Stadium lost Brighton -0: 2. The Ukrainian protective in the 85th minute replaced the Argentine defendant Marcos Senes.</text:p>
      <text:p text:style-name="P4">
<text:span text:style-name="T4">
 Read also: </text:span>
 <text:a xlink:type="simple" xlink:href="https://www.ukrinform.ua/rubric-sports/3691171-apl-everton-z-mikolenkom-unik-u-porazki-vid-tottengema.html" text:style-name="Internet_20_link" text:visited-style-name="Visited_20_Internet_20_Link">
</text:a>
In the APL standings ahead with 72 points of London "Arsenal" of Ukrainian Alexander Zinchenko. Next goes "Manchester City"(64). «Челсі» (39)is ranked 11th, Bournemouth(27)takes an 18th position.</text:p>
      <text:p text:style-name="P4">
Photo: AFP.</text:p>
      <text:p text:style-name="P4">
News Source: <text:a xlink:type="simple" xlink:href="https://www.ukrinform.ua/rubric-sports/3691658-apl-celsi-mudrika-ne-zmig-zabiti-liverpulu-bornmut-zabarnogo-prograv-brajtonu.html" text:style-name="Internet_20_link" text:visited-style-name="Visited_20_Internet_20_Link">
https://www.ukrinform.ua/rubric-sports/3691658-apl-celsi-mudrika-ne-zmig-zabiti-liverpulu-bornmut-zabarnogo-prograv-brajtonu.html</text:a>
</text:p>
      <!--NEWS-->
      <text:h text:style-name="P10" text:outline-level="1">
<text:span text:style-name="T4">
Drones attack reported at Russian military base in Armyansk, Northern Crimea</text:span>
</text:h>
      <text:p text:style-name="P4">
Authors: liveuamap (Language: en)</text:p>
      <text:p text:style-name="P4">
Time: 2023-04-04T02:41:41</text:p>
      <text:p text:style-name="P4">
Location: Armiansk, (Latitude:46.1005 Longtitude:33.69361)</text:p>
      <text:p text:style-name="P4">
Videos: []</text:p>
      <text:p text:style-name="P4">
Images: []</text:p>
      <text:p text:style-name="P4">
Tags: ["Europe", "Central and Eastern Europe"]</text:p>
      <text:p text:style-name="P4">
Id: 22553503</text:p>
      <!--METADATA-->
      <text:p text:style-name="P4">
Drones attack reported at Russian military base in Armyansk, Northern Crimea</text:p>
      <text:p text:style-name="P4">
News Collection Link: <text:a xlink:type="simple" xlink:href="https://liveuamap.com/en/2023/4-april-drones-attack-reported-at-russian-military-base-in" text:style-name="Internet_20_link" text:visited-style-name="Visited_20_Internet_20_Link">
https://liveuamap.com/en/2023/4-april-drones-attack-reported-at-russian-military-base-in</text:a>
</text:p>
      <text:p text:style-name="P4">
News Source: <text:a xlink:type="simple" xlink:href="https://t.me/rusbrief/106034" text:style-name="Internet_20_link" text:visited-style-name="Visited_20_Internet_20_Link">
https://t.me/rusbrief/106034</text:a>
</text:p>
      <!--NEWS-->
      <text:h text:style-name="P10" text:outline-level="1">
<text:span text:style-name="T4">
Ukrainian Foreign Minister after talks in Brussels: We focused on the necessity of accelerati...</text:span>
</text:h>
      <text:p text:style-name="P4">
Authors: liveuamap (Language: en)</text:p>
      <text:p text:style-name="P4">
Time: 2023-04-04T03:04:58</text:p>
      <text:p text:style-name="P4">
Location: Bruxelles, Bruxelles (Latitude:50.84621 Longtitude:4.37112)</text:p>
      <text:p text:style-name="P4">
Videos: []</text:p>
      <text:p text:style-name="P4">
Images: []</text:p>
      <text:p text:style-name="P4">
Tags: []</text:p>
      <text:p text:style-name="P4">
Id: 22553534</text:p>
      <!--METADATA-->
      <text:p text:style-name="P4">
Ukrainian Foreign Minister after talks in Brussels: We focused on thenecessity of accelerating the European Union's initiative to purchaseammunition</text:p>
      <text:p text:style-name="P4">
News Collection Link: <text:a xlink:type="simple" xlink:href="https://liveuamap.com/en/2023/4-april-ukrainian-foreign-minister-after-talks-in-brussels" text:style-name="Internet_20_link" text:visited-style-name="Visited_20_Internet_20_Link">
https://liveuamap.com/en/2023/4-april-ukrainian-foreign-minister-after-talks-in-brussels</text:a>
</text:p>
      <text:p text:style-name="P4">
News Source: <text:a xlink:type="simple" xlink:href="https://twitter.com/ajabreaking/status/1643144552713187328" text:style-name="Internet_20_link" text:visited-style-name="Visited_20_Internet_20_Link">
https://twitter.com/ajabreaking/status/164314455271318732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4T05:39:23</text:p>
      <text:p text:style-name="P4">
Location: Marinka, Donetsk Oblast (Latitude:47.94084 Longtitude:37.4984)</text:p>
      <text:p text:style-name="P4">
Videos: []</text:p>
      <text:p text:style-name="P4">
Images: []</text:p>
      <text:p text:style-name="P4">
Tags: ["Russia"]</text:p>
      <text:p text:style-name="P4">
Id: 22553586</text:p>
      <!--METADATA-->
      <text:p text:style-name="P4">
Russian forces conducting offensive actions at Lyman, Bakhmut, Avdiivka andMaryinka directions. Ukrainian military repelled 69 Russian attacks. Russianforces attempting to advance near Nevske, Kreminna, Dibrova and Serebryanskeforestry, Bakhmut, Orikhovo-Vasylivka and Ivanivske, Novokalynove,Krasnohorivka, Avdiyivka, Syeverne, Pervomayske and Maryinka, - General Staffof Armed Forces of Ukraine says in the morning report</text:p>
      <text:p text:style-name="P4">
News Collection Link: <text:a xlink:type="simple" xlink:href="https://liveuamap.com/en/2023/4-april-russian-forces-conducting-offensive-actions-at-lyman" text:style-name="Internet_20_link" text:visited-style-name="Visited_20_Internet_20_Link">
https://liveuamap.com/en/2023/4-april-russian-forces-conducting-offensive-actions-at-lyman</text:a>
</text:p>
      <text:p text:style-name="P4">
News Source: <text:a xlink:type="simple" xlink:href="https://t.me/lumsrc/4413" text:style-name="Internet_20_link" text:visited-style-name="Visited_20_Internet_20_Link">
https://t.me/lumsrc/4413</text:a>
</text:p>
      <!--NEWS-->
      <text:h text:style-name="P10" text:outline-level="1">
<text:span text:style-name="T4">
At Sivershchyna and Slobozhanschyna directions Russian army shelled Volfyne, Zapsillya and My...</text:span>
</text:h>
      <text:p text:style-name="P4">
Authors: liveuamap (Language: en)</text:p>
      <text:p text:style-name="P4">
Time: 2023-04-04T05:40:00</text:p>
      <text:p text:style-name="P4">
Location: Vovchansk (Latitude:50.18624 Longtitude:37.51608)</text:p>
      <text:p text:style-name="P4">
Videos: []</text:p>
      <text:p text:style-name="P4">
Images: []</text:p>
      <text:p text:style-name="P4">
Tags: ["Russia"]</text:p>
      <text:p text:style-name="P4">
Id: 22553593</text:p>
      <!--METADATA-->
      <text:p text:style-name="P4">
At Sivershchyna and Slobozhanschyna directions Russian army shelled Volfyne,Zapsillya and Myropillya of Sumy region, also Vovchansk, Vovchanski Khutory,Zybyne, Volokhivka, Rublene and Vilkhuvatka of Kharkiv region, - General Staffof Armed Forces of Ukraine says in the morning report</text:p>
      <text:p text:style-name="P4">
News Collection Link: <text:a xlink:type="simple" xlink:href="https://liveuamap.com/en/2023/4-april-at-sivershchyna-and-slobozhanschyna-directions-russian" text:style-name="Internet_20_link" text:visited-style-name="Visited_20_Internet_20_Link">
https://liveuamap.com/en/2023/4-april-at-sivershchyna-and-slobozhanschyna-directions-russian</text:a>
</text:p>
      <text:p text:style-name="P4">
News Source: <text:a xlink:type="simple" xlink:href="https://t.me/lumsrc/4406" text:style-name="Internet_20_link" text:visited-style-name="Visited_20_Internet_20_Link">
https://t.me/lumsrc/4406</text:a>
</text:p>
      <!--NEWS-->
      <text:h text:style-name="P10" text:outline-level="1">
<text:span text:style-name="T4">
Mike Pompeo, the former U.S. secretary of state, CIA director and likely  candidate for the U...</text:span>
</text:h>
      <text:p text:style-name="P4">
Authors: liveuamap (Language: en)</text:p>
      <text:p text:style-name="P4">
Time: 2023-04-04T05:41:00</text:p>
      <text:p text:style-name="P4">
Location: Kyiv, Kyiv city (Latitude:50.44426 Longtitude:30.52914)</text:p>
      <text:p text:style-name="P4">
Videos: []</text:p>
      <text:p text:style-name="P4">
Images: []</text:p>
      <text:p text:style-name="P4">
Tags: ["Europe", "Central and Eastern Europe"]</text:p>
      <text:p text:style-name="P4">
Id: 22553625</text:p>
      <!--METADATA-->
      <text:p text:style-name="P4">
Mike Pompeo, the former U.S. secretary of state, CIA director and likelycandidate for the U.S. presidency in 2024, visited Kyiv yesterday</text:p>
      <text:p text:style-name="P4">
News Collection Link: <text:a xlink:type="simple" xlink:href="https://liveuamap.com/en/2023/4-april-mike-pompeo-the-former-us-secretary-of-state-cia" text:style-name="Internet_20_link" text:visited-style-name="Visited_20_Internet_20_Link">
https://liveuamap.com/en/2023/4-april-mike-pompeo-the-former-us-secretary-of-state-cia</text:a>
</text:p>
      <text:p text:style-name="P4">
News Source: <text:a xlink:type="simple" xlink:href="https://twitter.com/Mike_Eckel/status/1643171981640998913" text:style-name="Internet_20_link" text:visited-style-name="Visited_20_Internet_20_Link">
https://twitter.com/Mike_Eckel/status/1643171981640998913</text:a>
</text:p>
      <!--NEWS-->
      <text:h text:style-name="P10" text:outline-level="1">
<text:span text:style-name="T4">
Stoltenberg: Finland has important forces and military capabilities that it can provide to NATO</text:span>
</text:h>
      <text:p text:style-name="P4">
Authors: liveuamap (Language: en)</text:p>
      <text:p text:style-name="P4">
Time: 2023-04-04T05:50:50</text:p>
      <text:p text:style-name="P4">
Location: Brussel, Brussels Hoofdstedelijk Gewest (Latitude:50.88092 Longtitude:4.42497)</text:p>
      <text:p text:style-name="P4">
Videos: []</text:p>
      <text:p text:style-name="P4">
Images: []</text:p>
      <text:p text:style-name="P4">
Tags: []</text:p>
      <text:p text:style-name="P4">
Id: 22553594</text:p>
      <!--METADATA-->
      <text:p text:style-name="P4">
Stoltenberg: Finland has important forces and military capabilities that itcan provide to NATO</text:p>
      <text:p text:style-name="P4">
News Collection Link: <text:a xlink:type="simple" xlink:href="https://liveuamap.com/en/2023/4-april-stoltenberg-finland-has-important-forces-and-military" text:style-name="Internet_20_link" text:visited-style-name="Visited_20_Internet_20_Link">
https://liveuamap.com/en/2023/4-april-stoltenberg-finland-has-important-forces-and-military</text:a>
</text:p>
      <text:p text:style-name="P4">
News Source: <text:a xlink:type="simple" xlink:href="https://twitter.com/SkyNewsArabia_B/status/1643179272603852801" text:style-name="Internet_20_link" text:visited-style-name="Visited_20_Internet_20_Link">
https://twitter.com/SkyNewsArabia_B/status/1643179272603852801</text:a>
</text:p>
      <!--NEWS-->
      <text:h text:style-name="P10" text:outline-level="1">
<text:span text:style-name="T4">
Russian aviation conducted airstrike in Beryslav</text:span>
</text:h>
      <text:p text:style-name="P4">
Authors: liveuamap (Language: en)</text:p>
      <text:p text:style-name="P4">
Time: 2023-04-04T06:27:00</text:p>
      <text:p text:style-name="P4">
Location: Kherson (Latitude:46.8373 Longtitude:33.40839)</text:p>
      <text:p text:style-name="P4">
Videos: []</text:p>
      <text:p text:style-name="P4">
Images: []</text:p>
      <text:p text:style-name="P4">
Tags: ["Europe", "Central and Eastern Europe"]</text:p>
      <text:p text:style-name="P4">
Id: 22553615</text:p>
      <!--METADATA-->
      <text:p text:style-name="P4">
Russian aviation conducted airstrike in Beryslav</text:p>
      <text:p text:style-name="P4">
News Collection Link: <text:a xlink:type="simple" xlink:href="https://liveuamap.com/en/2023/4-april-russian-aviation-conducted-airstrike-in-beryslav" text:style-name="Internet_20_link" text:visited-style-name="Visited_20_Internet_20_Link">
https://liveuamap.com/en/2023/4-april-russian-aviation-conducted-airstrike-in-beryslav</text:a>
</text:p>
      <text:p text:style-name="P4">
News Source: <text:a xlink:type="simple" xlink:href="https://twitter.com/huruank/status/1643183624517197825" text:style-name="Internet_20_link" text:visited-style-name="Visited_20_Internet_20_Link">
https://twitter.com/huruank/status/1643183624517197825</text:a>
</text:p>
      <!--NEWS-->
      <text:h text:style-name="P10" text:outline-level="1">
<text:span text:style-name="T4">
Ukrainian Foreign Min @DmytroKuleba says Finland joining NATO, unthinkable even two years ago...</text:span>
</text:h>
      <text:p text:style-name="P4">
Authors: liveuamap (Language: en)</text:p>
      <text:p text:style-name="P4">
Time: 2023-04-04T06:43:46</text:p>
      <text:p text:style-name="P4">
Location: Bruxelles, Bruxelles (Latitude:50.83864 Longtitude:4.37557)</text:p>
      <text:p text:style-name="P4">
Videos: []</text:p>
      <text:p text:style-name="P4">
Images: []</text:p>
      <text:p text:style-name="P4">
Tags: ["Europe", "North Europe"]</text:p>
      <text:p text:style-name="P4">
Id: 22553610</text:p>
      <!--METADATA-->
      <text:p text:style-name="P4">
Ukrainian Foreign Min @DmytroKuleba says Finland joining NATO, unthinkableeven two years ago, shows it's time for everyone to reconsider old notions ofsecurity. He means it's time for NATO to let his country in</text:p>
      <text:p text:style-name="P4">
News Collection Link: <text:a xlink:type="simple" xlink:href="https://liveuamap.com/en/2023/4-april-ukrainian-foreign-min-dmytrokuleba-says-finland-joining" text:style-name="Internet_20_link" text:visited-style-name="Visited_20_Internet_20_Link">
https://liveuamap.com/en/2023/4-april-ukrainian-foreign-min-dmytrokuleba-says-finland-joining</text:a>
</text:p>
      <text:p text:style-name="P4">
News Source: <text:a xlink:type="simple" xlink:href="https://twitter.com/terischultz/status/1643196590163730432" text:style-name="Internet_20_link" text:visited-style-name="Visited_20_Internet_20_Link">
https://twitter.com/terischultz/status/1643196590163730432</text:a>
</text:p>
      <!--NEWS-->
      <text:h text:style-name="P10" text:outline-level="1">
<text:span text:style-name="T4">
Unlike his usual expansive arrival remarks, Ukrainian Foreign Minister @DmytroKuleba just wel...</text:span>
</text:h>
      <text:p text:style-name="P4">
Authors: liveuamap (Language: en)</text:p>
      <text:p text:style-name="P4">
Time: 2023-04-04T06:45:30</text:p>
      <text:p text:style-name="P4">
Location: Brussel, Brussels Hoofdstedelijk Gewest (Latitude:50.8795 Longtitude:4.42489)</text:p>
      <text:p text:style-name="P4">
Videos: []</text:p>
      <text:p text:style-name="P4">
Images: []</text:p>
      <text:p text:style-name="P4">
Tags: ["Europe"]</text:p>
      <text:p text:style-name="P4">
Id: 22553611</text:p>
      <!--METADATA-->
      <text:p text:style-name="P4">
Unlike his usual expansive arrival remarks, Ukrainian Foreign Minister@DmytroKuleba just welcomes Finland's accession to NATO and says the best waythe alliance can help Ukraine is to grant it the same protection</text:p>
      <text:p text:style-name="P4">
News Collection Link: <text:a xlink:type="simple" xlink:href="https://liveuamap.com/en/2023/4-april-unlike-his-usual-expansive-arrival-remarks-ukrainian" text:style-name="Internet_20_link" text:visited-style-name="Visited_20_Internet_20_Link">
https://liveuamap.com/en/2023/4-april-unlike-his-usual-expansive-arrival-remarks-ukrainian</text:a>
</text:p>
      <text:p text:style-name="P4">
News Source: <text:a xlink:type="simple" xlink:href="https://twitter.com/terischultz/status/1643195352256765953" text:style-name="Internet_20_link" text:visited-style-name="Visited_20_Internet_20_Link">
https://twitter.com/terischultz/status/1643195352256765953</text:a>
</text:p>
      <!--NEWS-->
      <text:h text:style-name="P10" text:outline-level="1">
<text:span text:style-name="T4">
Russian aviation conducted airstrike at one of educational facilities in Polohy district of Z...</text:span>
</text:h>
      <text:p text:style-name="P4">
Authors: liveuamap (Language: en)</text:p>
      <text:p text:style-name="P4">
Time: 2023-04-04T06:47:46</text:p>
      <text:p text:style-name="P4">
Location: Zaporizhiye (Latitude:47.61912 Longtitude:36.26175)</text:p>
      <text:p text:style-name="P4">
Videos: []</text:p>
      <text:p text:style-name="P4">
Images: []</text:p>
      <text:p text:style-name="P4">
Tags: ["Europe", "Central and Eastern Europe"]</text:p>
      <text:p text:style-name="P4">
Id: 22553613</text:p>
      <!--METADATA-->
      <text:p text:style-name="P4">
Russian aviation conducted airstrike at one of educational facilities inPolohy district of Zaporizhzhia region</text:p>
      <text:p text:style-name="P4">
News Collection Link: <text:a xlink:type="simple" xlink:href="https://liveuamap.com/en/2023/4-april-russian-aviation-conducted-airstrike-at-one-of-educational" text:style-name="Internet_20_link" text:visited-style-name="Visited_20_Internet_20_Link">
https://liveuamap.com/en/2023/4-april-russian-aviation-conducted-airstrike-at-one-of-educational</text:a>
</text:p>
      <text:p text:style-name="P4">
News Source: <text:a xlink:type="simple" xlink:href="https://twitter.com/CrimeaUA1/status/1643202902641766400" text:style-name="Internet_20_link" text:visited-style-name="Visited_20_Internet_20_Link">
https://twitter.com/CrimeaUA1/status/1643202902641766400</text:a>
</text:p>
      <!--NEWS-->
      <text:h text:style-name="P10" text:outline-level="1">
<text:span text:style-name="T4">
2 killed in Russian shelling in Toretsk at Tsentralna mine</text:span>
</text:h>
      <text:p text:style-name="P4">
Authors: liveuamap (Language: en)</text:p>
      <text:p text:style-name="P4">
Time: 2023-04-04T06:56:14</text:p>
      <text:p text:style-name="P4">
Location: Toretsk, Donetsk Oblast (Latitude:48.39114 Longtitude:37.85494)</text:p>
      <text:p text:style-name="P4">
Videos: []</text:p>
      <text:p text:style-name="P4">
Images: ["<text:a xlink:type="simple" xlink:href="https://liveuamap.com/pics/2023/04/04/22553618_0.jpg" text:style-name="Internet_20_link" text:visited-style-name="Visited_20_Internet_20_Link">
22553618_0.jpg</text:a>
"]</text:p>
      <text:p text:style-name="P4">
Tags: ["Minsk Monitor", "Europe"]</text:p>
      <text:p text:style-name="P4">
Id: 22553618</text:p>
      <!--METADATA-->
      <text:p text:style-name="P4">
2 killed in Russian shelling in Toretsk at Tsentralna mine</text:p>
      <text:p text:style-name="P4">
<draw:frame draw:style-name="fr1" draw:name="Image98" text:anchor-type="as-char" svg:width="6.9236in" svg:height="7.779326in" draw:z-index="0">
<draw:image xlink:href="../Images/liveuamap/2023-04-04T06-56-14/22553618_0.jpg" xlink:type="simple" xlink:show="embed" xlink:actuate="onLoad" draw:mime-type="image/jpeg"/>
</draw:frame>
News Collection Link: <text:a xlink:type="simple" xlink:href="https://liveuamap.com/en/2023/4-april-2-killed-in-russian-shelling-in-toretsk-at-tsentralna" text:style-name="Internet_20_link" text:visited-style-name="Visited_20_Internet_20_Link">
https://liveuamap.com/en/2023/4-april-2-killed-in-russian-shelling-in-toretsk-at-tsentralna</text:a>
</text:p>
      <text:p text:style-name="P4">
News Source: <text:a xlink:type="simple" xlink:href="https://twitter.com/cryogenicbreez/status/1643197189588434944" text:style-name="Internet_20_link" text:visited-style-name="Visited_20_Internet_20_Link">
https://twitter.com/cryogenicbreez/status/1643197189588434944</text:a>
</text:p>
      <!--NEWS-->
      <text:h text:style-name="P10" text:outline-level="1">
<text:span text:style-name="T4">
Kharkiv, Kharkivska Oblast(13:18). Red Alert: aerial threat. Sirens sounding. Take cover now!</text:span>
</text:h>
      <text:p text:style-name="P4">
Authors: liveuamap (Language: en)</text:p>
      <text:p text:style-name="P4">
Time: 2023-04-04T07:19:00</text:p>
      <text:p text:style-name="P4">
Location: Kharkiv (Latitude:49.98149 Longtitude:36.2529)</text:p>
      <text:p text:style-name="P4">
Videos: []</text:p>
      <text:p text:style-name="P4">
Images: []</text:p>
      <text:p text:style-name="P4">
Tags: ["Europe", "Central and Eastern Europe"]</text:p>
      <text:p text:style-name="P4">
Id: 22553622</text:p>
      <!--METADATA-->
      <text:p text:style-name="P4">
Kharkiv, Kharkiv region(13:18). Red Alert: aerial threat. Sirens sounding.Take cover now!</text:p>
      <text:p text:style-name="P4">
News Collection Link: <text:a xlink:type="simple" xlink:href="https://liveuamap.com/en/2023/04-april-kharkiv-kharkivska-oblast1318-red-alg" text:style-name="Internet_20_link" text:visited-style-name="Visited_20_Internet_20_Link">
https://liveuamap.com/en/2023/04-april-kharkiv-kharkivska-oblast1318-red-alg</text:a>
</text:p>
      <text:p text:style-name="P4">
News Source: <text:a xlink:type="simple" xlink:href="https://t.me/air_alert_ua/42566" text:style-name="Internet_20_link" text:visited-style-name="Visited_20_Internet_20_Link">
https://t.me/air_alert_ua/42566</text:a>
</text:p>
      <!--NEWS-->
      <text:h text:style-name="P10" text:outline-level="1">
<text:span text:style-name="T4">
At NATO, Ukraine's Foreign Minister @DmytroKuleba thanked the Biden administration for its as...</text:span>
</text:h>
      <text:p text:style-name="P4">
Authors: liveuamap (Language: en)</text:p>
      <text:p text:style-name="P4">
Time: 2023-04-04T07:29:46</text:p>
      <text:p text:style-name="P4">
Location: Brussel, Brussels Hoofdstedelijk Gewest (Latitude:50.88019 Longtitude:4.42517)</text:p>
      <text:p text:style-name="P4">
Videos: []</text:p>
      <text:p text:style-name="P4">
Images: []</text:p>
      <text:p text:style-name="P4">
Tags: ["Europe"]</text:p>
      <text:p text:style-name="P4">
Id: 22553624</text:p>
      <!--METADATA-->
      <text:p text:style-name="P4">
At NATO, Ukraine's Foreign Minister @DmytroKuleba thanked the Bidenadministration for its assistance especially this past month, and said it hashelped to press other allies to maintain the high level of support</text:p>
      <text:p text:style-name="P4">
News Collection Link: <text:a xlink:type="simple" xlink:href="https://liveuamap.com/en/2023/4-april-at-nato-ukraines-foreign-minister-dmytrokuleba-thanked" text:style-name="Internet_20_link" text:visited-style-name="Visited_20_Internet_20_Link">
https://liveuamap.com/en/2023/4-april-at-nato-ukraines-foreign-minister-dmytrokuleba-thanked</text:a>
</text:p>
      <text:p text:style-name="P4">
News Source: <text:a xlink:type="simple" xlink:href="https://twitter.com/vmsalama/status/1643212224637304832" text:style-name="Internet_20_link" text:visited-style-name="Visited_20_Internet_20_Link">
https://twitter.com/vmsalama/status/1643212224637304832</text:a>
</text:p>
      <!--NEWS-->
      <text:h text:style-name="P10" text:outline-level="1">
<text:span text:style-name="T4">
NATO SecGen ⁦@jensstoltenberg⁩ welcomed Secretary of State ⁦@SecBlinken⁩ on what he described...</text:span>
</text:h>
      <text:p text:style-name="P4">
Authors: liveuamap (Language: en)</text:p>
      <text:p text:style-name="P4">
Time: 2023-04-04T07:49:12</text:p>
      <text:p text:style-name="P4">
Location: Brussel, Brussels Hoofdstedelijk Gewest (Latitude:50.88067 Longtitude:4.43161)</text:p>
      <text:p text:style-name="P4">
Videos: []</text:p>
      <text:p text:style-name="P4">
Images: ["<text:a xlink:type="simple" xlink:href="https://liveuamap.com/pics/2023/04/04/22553628_0.jpg" text:style-name="Internet_20_link" text:visited-style-name="Visited_20_Internet_20_Link">
22553628_0.jpg</text:a>
"]</text:p>
      <text:p text:style-name="P4">
Tags: ["Russia", "Europe"]</text:p>
      <text:p text:style-name="P4">
Id: 22553628</text:p>
      <!--METADATA-->
      <text:p text:style-name="P4">
NATO SecGen ⁦@jensstoltenberg⁩ welcomed Secretary of State ⁦@SecBlinken⁩ onwhat he described as a historic day as the alliance prepares to welcomeFinland as its 31st member state</text:p>
      <text:p text:style-name="P4">
<draw:frame draw:style-name="fr1" draw:name="Image99" text:anchor-type="as-char" svg:width="6.9236in" svg:height="9.231467in" draw:z-index="0">
<draw:image xlink:href="../Images/liveuamap/2023-04-04T07-49-12/22553628_0.jpg" xlink:type="simple" xlink:show="embed" xlink:actuate="onLoad" draw:mime-type="image/jpeg"/>
</draw:frame>
News Collection Link: <text:a xlink:type="simple" xlink:href="https://liveuamap.com/en/2023/4-april-nato-secgen-jensstoltenberg-welcomed-secretary" text:style-name="Internet_20_link" text:visited-style-name="Visited_20_Internet_20_Link">
https://liveuamap.com/en/2023/4-april-nato-secgen-jensstoltenberg-welcomed-secretary</text:a>
</text:p>
      <text:p text:style-name="P4">
News Source: <text:a xlink:type="simple" xlink:href="https://twitter.com/vmsalama/status/1643217818001842183" text:style-name="Internet_20_link" text:visited-style-name="Visited_20_Internet_20_Link">
https://twitter.com/vmsalama/status/1643217818001842183</text:a>
</text:p>
      <!--NEWS-->
      <text:h text:style-name="P10" text:outline-level="1">
<text:span text:style-name="T4">
Ukrainian FM Kuleba: During our meeting, NATO Secretary General @JensStoltenberg and I discus...</text:span>
</text:h>
      <text:p text:style-name="P4">
Authors: liveuamap (Language: en)</text:p>
      <text:p text:style-name="P4">
Time: 2023-04-04T08:14:00</text:p>
      <text:p text:style-name="P4">
Location: Brussel, Brussels Hoofdstedelijk Gewest (Latitude:50.88008 Longtitude:4.4265)</text:p>
      <text:p text:style-name="P4">
Videos: []</text:p>
      <text:p text:style-name="P4">
Images: ["<text:a xlink:type="simple" xlink:href="https://liveuamap.com/pics/2023/04/04/22553630_0.jpg" text:style-name="Internet_20_link" text:visited-style-name="Visited_20_Internet_20_Link">
22553630_0.jpg</text:a>
"]</text:p>
      <text:p text:style-name="P4">
Tags: ["Europe"]</text:p>
      <text:p text:style-name="P4">
Id: 22553630</text:p>
      <!--METADATA-->
      <text:p text:style-name="P4">
Ukrainian FM Kuleba: During our meeting, NATO Secretary General@JensStoltenberg and I discussed steps to ramp up the production of ammunitionso that Ukraine has everything it needs for successful counter-offensiveoperations. I also outlined Ukraine's vision for becoming a full-fledged NATOmember</text:p>
      <text:p text:style-name="P4">
<draw:frame draw:style-name="fr1" draw:name="Image100" text:anchor-type="as-char" svg:width="6.9236in" svg:height="5.515801in" draw:z-index="0">
<draw:image xlink:href="../Images/liveuamap/2023-04-04T08-14-00/22553630_0.jpg" xlink:type="simple" xlink:show="embed" xlink:actuate="onLoad" draw:mime-type="image/jpeg"/>
</draw:frame>
News Collection Link: <text:a xlink:type="simple" xlink:href="https://liveuamap.com/en/2023/4-april-ukrainian-fm-kuleba-during-our-meeting-nato-secretary" text:style-name="Internet_20_link" text:visited-style-name="Visited_20_Internet_20_Link">
https://liveuamap.com/en/2023/4-april-ukrainian-fm-kuleba-during-our-meeting-nato-secretary</text:a>
</text:p>
      <text:p text:style-name="P4">
News Source: <text:a xlink:type="simple" xlink:href="https://twitter.com/DmytroKuleba/status/1643210367315718144" text:style-name="Internet_20_link" text:visited-style-name="Visited_20_Internet_20_Link">
https://twitter.com/DmytroKuleba/status/1643210367315718144</text:a>
</text:p>
      <!--NEWS-->
      <text:h text:style-name="P10" text:outline-level="1">
<text:span text:style-name="T4">
Finland joined NATO</text:span>
</text:h>
      <text:p text:style-name="P4">
Authors: liveuamap (Language: en)</text:p>
      <text:p text:style-name="P4">
Time: 2023-04-04T08:58:37</text:p>
      <text:p text:style-name="P4">
Location: Helsinki, (Latitude:60.1609 Longtitude:24.93785)</text:p>
      <text:p text:style-name="P4">
Videos: []</text:p>
      <text:p text:style-name="P4">
Images: ["<text:a xlink:type="simple" xlink:href="https://liveuamap.com/pics/2023/04/04/22553632_0.png" text:style-name="Internet_20_link" text:visited-style-name="Visited_20_Internet_20_Link">
22553632_0.png</text:a>
"]</text:p>
      <text:p text:style-name="P4">
Tags: ["North Europe", "Russia"]</text:p>
      <text:p text:style-name="P4">
Id: 22553632</text:p>
      <!--METADATA-->
      <text:p text:style-name="P4">
Finland joined NATO</text:p>
      <text:p text:style-name="P4">
<draw:frame draw:style-name="fr1" draw:name="Image101" text:anchor-type="as-char" svg:width="6.9236in" svg:height="8.6545in" draw:z-index="0">
<draw:image xlink:href="../Images/liveuamap/2023-04-04T08-58-37/22553632_0.png" xlink:type="simple" xlink:show="embed" xlink:actuate="onLoad" draw:mime-type="image/png"/>
</draw:frame>
News Collection Link: <text:a xlink:type="simple" xlink:href="https://liveuamap.com/en/2023/4-april-finland-joined-nato" text:style-name="Internet_20_link" text:visited-style-name="Visited_20_Internet_20_Link">
https://liveuamap.com/en/2023/4-april-finland-joined-nato</text:a>
</text:p>
      <text:p text:style-name="P4">
News Source: <text:a xlink:type="simple" xlink:href="https://twitter.com/niinisto/status/1643233564207480832" text:style-name="Internet_20_link" text:visited-style-name="Visited_20_Internet_20_Link">
https://twitter.com/niinisto/status/1643233564207480832</text:a>
</text:p>
      <!--NEWS-->
      <text:h text:style-name="P10" text:outline-level="1">
<text:span text:style-name="T4">
Flooding in Kramatorsk after gateway at the dam was damaged</text:span>
</text:h>
      <text:p text:style-name="P4">
Authors: liveuamap (Language: en)</text:p>
      <text:p text:style-name="P4">
Time: 2023-04-04T09:28:42</text:p>
      <text:p text:style-name="P4">
Location: Donetsk Oblast (Latitude:48.72302 Longtitude:37.55419)</text:p>
      <text:p text:style-name="P4">
Videos: []</text:p>
      <text:p text:style-name="P4">
Images: ["<text:a xlink:type="simple" xlink:href="https://liveuamap.com/pics/2023/04/04/22553634_0.jpg" text:style-name="Internet_20_link" text:visited-style-name="Visited_20_Internet_20_Link">
22553634_0.jpg</text:a>
", "<text:a xlink:type="simple" xlink:href="https://liveuamap.com/pics/2023/04/04/22553634_1.jpg" text:style-name="Internet_20_link" text:visited-style-name="Visited_20_Internet_20_Link">
22553634_1.jpg</text:a>
", "<text:a xlink:type="simple" xlink:href="https://liveuamap.com/pics/2023/04/04/22553634_2.jpg" text:style-name="Internet_20_link" text:visited-style-name="Visited_20_Internet_20_Link">
22553634_2.jpg</text:a>
"]</text:p>
      <text:p text:style-name="P4">
Tags: ["Europe", "Central and Eastern Europe"]</text:p>
      <text:p text:style-name="P4">
Id: 22553634</text:p>
      <!--METADATA-->
      <text:p text:style-name="P4">
Flooding in Kramatorsk after gateway at the dam was damaged</text:p>
      <text:p text:style-name="P4">
<draw:frame draw:style-name="fr1" draw:name="Image102" text:anchor-type="as-char" svg:width="6.9236in" svg:height="4.612849in" draw:z-index="0">
<draw:image xlink:href="../Images/liveuamap/2023-04-04T09-28-42/22553634_0.jpg" xlink:type="simple" xlink:show="embed" xlink:actuate="onLoad" draw:mime-type="image/jpeg"/>
</draw:frame>
<draw:frame draw:style-name="fr1" draw:name="Image103" text:anchor-type="as-char" svg:width="6.9236in" svg:height="4.612849in" draw:z-index="0">
<draw:image xlink:href="../Images/liveuamap/2023-04-04T09-28-42/22553634_1.jpg" xlink:type="simple" xlink:show="embed" xlink:actuate="onLoad" draw:mime-type="image/jpeg"/>
</draw:frame>
<draw:frame draw:style-name="fr1" draw:name="Image104" text:anchor-type="as-char" svg:width="6.9236in" svg:height="4.612849in" draw:z-index="0">
<draw:image xlink:href="../Images/liveuamap/2023-04-04T09-28-42/22553634_2.jpg" xlink:type="simple" xlink:show="embed" xlink:actuate="onLoad" draw:mime-type="image/jpeg"/>
</draw:frame>
News Collection Link: <text:a xlink:type="simple" xlink:href="https://liveuamap.com/en/2023/4-april-flooding-in-kramatorsk-after-gateway-at-the-dam-was" text:style-name="Internet_20_link" text:visited-style-name="Visited_20_Internet_20_Link">
https://liveuamap.com/en/2023/4-april-flooding-in-kramatorsk-after-gateway-at-the-dam-was</text:a>
</text:p>
      <text:p text:style-name="P4">
News Source: <text:a xlink:type="simple" xlink:href="https://t.me/pavlokyrylenko_donoda/7362" text:style-name="Internet_20_link" text:visited-style-name="Visited_20_Internet_20_Link">
https://t.me/pavlokyrylenko_donoda/7362</text:a>
</text:p>
      <!--NEWS-->
      <text:h text:style-name="P10" text:outline-level="1">
<text:span text:style-name="T4">
Chernihivska Oblast, Sumska Oblast(15:30). Red Alert: aerial threat. Sirens sounding. Take co...</text:span>
</text:h>
      <text:p text:style-name="P4">
Authors: liveuamap (Language: en)</text:p>
      <text:p text:style-name="P4">
Time: 2023-04-04T09:31:00</text:p>
      <text:p text:style-name="P4">
Location: Chernihivska Oblast (Latitude:51.33333000 Longtitude:32.00000000)</text:p>
      <text:p text:style-name="P4">
Videos: []</text:p>
      <text:p text:style-name="P4">
Images: []</text:p>
      <text:p text:style-name="P4">
Tags: ["Europe", "Central and Eastern Europe"]</text:p>
      <text:p text:style-name="P4">
Id: 22553635</text:p>
      <!--METADATA-->
      <text:p text:style-name="P4">
Chernihiv region, Sumy region(15:30). Red Alert: aerial threat. Sirenssounding. Take cover now!</text:p>
      <text:p text:style-name="P4">
News Collection Link: <text:a xlink:type="simple" xlink:href="https://liveuamap.com/en/2023/04-april-chernihivska-oblast-sumska-oblast153g" text:style-name="Internet_20_link" text:visited-style-name="Visited_20_Internet_20_Link">
https://liveuamap.com/en/2023/04-april-chernihivska-oblast-sumska-oblast153g</text:a>
</text:p>
      <text:p text:style-name="P4">
News Source: <text:a xlink:type="simple" xlink:href="https://t.me/air_alert_ua/42592" text:style-name="Internet_20_link" text:visited-style-name="Visited_20_Internet_20_Link">
https://t.me/air_alert_ua/42592</text:a>
</text:p>
      <!--NEWS-->
      <text:h text:style-name="P10" text:outline-level="1">
<text:span text:style-name="T4">
Donetsk Oblast(15:57). Red Alert: aerial threat. Sirens sounding. Take cover now!</text:span>
</text:h>
      <text:p text:style-name="P4">
Authors: liveuamap (Language: en)</text:p>
      <text:p text:style-name="P4">
Time: 2023-04-04T09:59:00</text:p>
      <text:p text:style-name="P4">
Location: Donetsk Oblast (Latitude:48.72708 Longtitude:37.57722)</text:p>
      <text:p text:style-name="P4">
Videos: []</text:p>
      <text:p text:style-name="P4">
Images: []</text:p>
      <text:p text:style-name="P4">
Tags: ["Europe", "Central and Eastern Europe"]</text:p>
      <text:p text:style-name="P4">
Id: 22553637</text:p>
      <!--METADATA-->
      <text:p text:style-name="P4">
Donetsk Oblast(15:57). Red Alert: aerial threat. Sirens sounding. Take covernow!</text:p>
      <text:p text:style-name="P4">
News Collection Link: <text:a xlink:type="simple" xlink:href="https://liveuamap.com/en/2023/04-april-donetsk-oblast1557-red-alert-aerial-g" text:style-name="Internet_20_link" text:visited-style-name="Visited_20_Internet_20_Link">
https://liveuamap.com/en/2023/04-april-donetsk-oblast1557-red-alert-aerial-g</text:a>
</text:p>
      <text:p text:style-name="P4">
News Source: <text:a xlink:type="simple" xlink:href="https://t.me/air_alert_ua/42593" text:style-name="Internet_20_link" text:visited-style-name="Visited_20_Internet_20_Link">
https://t.me/air_alert_ua/42593</text:a>
</text:p>
      <!--NEWS-->
      <text:h text:style-name="P10" text:outline-level="1">
<text:span text:style-name="T4">
Zhytomyr, Zhytomyrska Oblast(17:07). Red Alert: aerial threat. Sirens sounding. Take cover now!</text:span>
</text:h>
      <text:p text:style-name="P4">
Authors: liveuamap (Language: en)</text:p>
      <text:p text:style-name="P4">
Time: 2023-04-04T11:09:00</text:p>
      <text:p text:style-name="P4">
Location: Zhytomyr (Latitude:50.26487000 Longtitude:28.67669000)</text:p>
      <text:p text:style-name="P4">
Videos: []</text:p>
      <text:p text:style-name="P4">
Images: []</text:p>
      <text:p text:style-name="P4">
Tags: ["Europe", "Central and Eastern Europe"]</text:p>
      <text:p text:style-name="P4">
Id: 22553646</text:p>
      <!--METADATA-->
      <text:p text:style-name="P4">
Zhytomyr, Zhytomyr region(17:07). Red Alert: aerial threat. Sirenssounding. Take cover now!</text:p>
      <text:p text:style-name="P4">
News Collection Link: <text:a xlink:type="simple" xlink:href="https://liveuamap.com/en/2023/04-april-zhytomyr-zhytomyrska-oblast1707-red-g" text:style-name="Internet_20_link" text:visited-style-name="Visited_20_Internet_20_Link">
https://liveuamap.com/en/2023/04-april-zhytomyr-zhytomyrska-oblast1707-red-g</text:a>
</text:p>
      <text:p text:style-name="P4">
News Source: <text:a xlink:type="simple" xlink:href="https://t.me/air_alert_ua/42598" text:style-name="Internet_20_link" text:visited-style-name="Visited_20_Internet_20_Link">
https://t.me/air_alert_ua/42598</text:a>
</text:p>
      <!--NEWS-->
      <text:h text:style-name="P10" text:outline-level="1">
<text:span text:style-name="T4">
Kharkiv, Kharkivska Oblast(17:38). Red Alert: aerial threat. Sirens sounding. Take cover now!</text:span>
</text:h>
      <text:p text:style-name="P4">
Authors: liveuamap (Language: en)</text:p>
      <text:p text:style-name="P4">
Time: 2023-04-04T11:40:00</text:p>
      <text:p text:style-name="P4">
Location: Kharkiv (Latitude:49.97987 Longtitude:36.25157)</text:p>
      <text:p text:style-name="P4">
Videos: []</text:p>
      <text:p text:style-name="P4">
Images: []</text:p>
      <text:p text:style-name="P4">
Tags: ["Europe", "Central and Eastern Europe"]</text:p>
      <text:p text:style-name="P4">
Id: 22553648</text:p>
      <!--METADATA-->
      <text:p text:style-name="P4">
Kharkiv, Kharkiv region(17:38). Red Alert: aerial threat. Sirens sounding.Take cover now!</text:p>
      <text:p text:style-name="P4">
News Collection Link: <text:a xlink:type="simple" xlink:href="https://liveuamap.com/en/2023/04-april-kharkiv-kharkivska-oblast1738-red-alg" text:style-name="Internet_20_link" text:visited-style-name="Visited_20_Internet_20_Link">
https://liveuamap.com/en/2023/04-april-kharkiv-kharkivska-oblast1738-red-alg</text:a>
</text:p>
      <text:p text:style-name="P4">
News Source: <text:a xlink:type="simple" xlink:href="https://t.me/air_alert_ua/42600" text:style-name="Internet_20_link" text:visited-style-name="Visited_20_Internet_20_Link">
https://t.me/air_alert_ua/42600</text:a>
</text:p>
      <!--NEWS-->
      <text:h text:style-name="P10" text:outline-level="1">
<text:span text:style-name="T4">
Russian Su-35 dropped 2 bombs at Pecheniuhy village of Chernihiv region</text:span>
</text:h>
      <text:p text:style-name="P4">
Authors: liveuamap (Language: en)</text:p>
      <text:p text:style-name="P4">
Time: 2023-04-04T12:01:51</text:p>
      <text:p text:style-name="P4">
Location: Chernihiv (Latitude:52.06146 Longtitude:33.02001)</text:p>
      <text:p text:style-name="P4">
Videos: []</text:p>
      <text:p text:style-name="P4">
Images: []</text:p>
      <text:p text:style-name="P4">
Tags: ["Europe", "Central and Eastern Europe"]</text:p>
      <text:p text:style-name="P4">
Id: 22553651</text:p>
      <!--METADATA-->
      <text:p text:style-name="P4">
Russian Su-35 dropped 2 bombs at Pecheniuhy village of Chernihiv region</text:p>
      <text:p text:style-name="P4">
News Collection Link: <text:a xlink:type="simple" xlink:href="https://liveuamap.com/en/2023/4-april-russian-su35-dropped-2-bombs-at-pecheniuhy-village" text:style-name="Internet_20_link" text:visited-style-name="Visited_20_Internet_20_Link">
https://liveuamap.com/en/2023/4-april-russian-su35-dropped-2-bombs-at-pecheniuhy-village</text:a>
</text:p>
      <text:p text:style-name="P4">
News Source: <text:a xlink:type="simple" xlink:href="https://t.me/ok_pivnich1/1634" text:style-name="Internet_20_link" text:visited-style-name="Visited_20_Internet_20_Link">
https://t.me/ok_pivnich1/1634</text:a>
</text:p>
      <!--NEWS-->
      <text:h text:style-name="P10" text:outline-level="1">
<text:span text:style-name="T4">
Kherson, Khersonska Oblast(20:33). Red Alert: aerial threat. Sirens sounding. Take cover now!</text:span>
</text:h>
      <text:p text:style-name="P4">
Authors: liveuamap (Language: en)</text:p>
      <text:p text:style-name="P4">
Time: 2023-04-04T14:35:00</text:p>
      <text:p text:style-name="P4">
Location: Kherson (Latitude:46.65581000 Longtitude:32.61780000)</text:p>
      <text:p text:style-name="P4">
Videos: []</text:p>
      <text:p text:style-name="P4">
Images: []</text:p>
      <text:p text:style-name="P4">
Tags: ["Europe", "Central and Eastern Europe"]</text:p>
      <text:p text:style-name="P4">
Id: 22553721</text:p>
      <!--METADATA-->
      <text:p text:style-name="P4">
Kherson, Kherson region(20:33). Red Alert: aerial threat. Sirens sounding.Take cover now!</text:p>
      <text:p text:style-name="P4">
News Collection Link: <text:a xlink:type="simple" xlink:href="https://liveuamap.com/en/2023/04-april-kherson-khersonska-oblast2033-red-alg" text:style-name="Internet_20_link" text:visited-style-name="Visited_20_Internet_20_Link">
https://liveuamap.com/en/2023/04-april-kherson-khersonska-oblast2033-red-alg</text:a>
</text:p>
      <text:p text:style-name="P4">
News Source: <text:a xlink:type="simple" xlink:href="https://t.me/air_alert_ua/42604" text:style-name="Internet_20_link" text:visited-style-name="Visited_20_Internet_20_Link">
https://t.me/air_alert_ua/42604</text:a>
</text:p>
      <!--NEWS-->
      <text:h text:style-name="P10" text:outline-level="1">
<text:span text:style-name="T4">
Zaporizka Oblast(20:51). Red Alert: aerial threat. Sirens sounding. Take cover now!</text:span>
</text:h>
      <text:p text:style-name="P4">
Authors: liveuamap (Language: en)</text:p>
      <text:p text:style-name="P4">
Time: 2023-04-04T14:52:00</text:p>
      <text:p text:style-name="P4">
Location: Zaporizka Oblast (Latitude:47.612511 Longtitude:35.766421)</text:p>
      <text:p text:style-name="P4">
Videos: []</text:p>
      <text:p text:style-name="P4">
Images: []</text:p>
      <text:p text:style-name="P4">
Tags: ["Europe", "Central and Eastern Europe"]</text:p>
      <text:p text:style-name="P4">
Id: 22553726</text:p>
      <!--METADATA-->
      <text:p text:style-name="P4">
Zaporizhzhia region(20:51). Red Alert: aerial threat. Sirens sounding. Take covernow!</text:p>
      <text:p text:style-name="P4">
News Collection Link: <text:a xlink:type="simple" xlink:href="https://liveuamap.com/en/2023/04-april-zaporizka-oblast2051-red-alert-aeriag" text:style-name="Internet_20_link" text:visited-style-name="Visited_20_Internet_20_Link">
https://liveuamap.com/en/2023/04-april-zaporizka-oblast2051-red-alert-aeriag</text:a>
</text:p>
      <text:p text:style-name="P4">
News Source: <text:a xlink:type="simple" xlink:href="https://t.me/air_alert_ua/42605" text:style-name="Internet_20_link" text:visited-style-name="Visited_20_Internet_20_Link">
https://t.me/air_alert_ua/42605</text:a>
</text:p>
      <!--NEWS-->
      <text:h text:style-name="P10" text:outline-level="1">
<text:span text:style-name="T4">
Dnipro, Dnipropetrovska Oblast(21:09). Red Alert: aerial threat. Sirens sounding. Take cover ...</text:span>
</text:h>
      <text:p text:style-name="P4">
Authors: liveuamap (Language: en)</text:p>
      <text:p text:style-name="P4">
Time: 2023-04-04T15:10:00</text:p>
      <text:p text:style-name="P4">
Location: Dnipro (Latitude:48.45930000 Longtitude:35.03865000)</text:p>
      <text:p text:style-name="P4">
Videos: []</text:p>
      <text:p text:style-name="P4">
Images: []</text:p>
      <text:p text:style-name="P4">
Tags: ["Europe", "Central and Eastern Europe"]</text:p>
      <text:p text:style-name="P4">
Id: 22553728</text:p>
      <!--METADATA-->
      <text:p text:style-name="P4">
Dnipro, Dnipropetrovsk region(21:09). Red Alert: aerial threat. Sirenssounding. Take cover now!</text:p>
      <text:p text:style-name="P4">
News Collection Link: <text:a xlink:type="simple" xlink:href="https://liveuamap.com/en/2023/04-april-dnipro-dnipropetrovska-oblast2109-reg" text:style-name="Internet_20_link" text:visited-style-name="Visited_20_Internet_20_Link">
https://liveuamap.com/en/2023/04-april-dnipro-dnipropetrovska-oblast2109-reg</text:a>
</text:p>
      <text:p text:style-name="P4">
News Source: <text:a xlink:type="simple" xlink:href="https://t.me/air_alert_ua/42606" text:style-name="Internet_20_link" text:visited-style-name="Visited_20_Internet_20_Link">
https://t.me/air_alert_ua/42606</text:a>
</text:p>
      <!--NEWS-->
      <text:h text:style-name="P10" text:outline-level="1">
<text:span text:style-name="T4">
Finland has officially become a member of NATO</text:span>
</text:h>
      <text:p text:style-name="P4">
Authors: Ukrinform (Person)</text:p>
      <text:p text:style-name="P4">
Publisher: Укринформ (Organization)</text:p>
      <text:p text:style-name="P4">
Published Time: 2023-04-04T15:51:00+03:00</text:p>
      <text:p text:style-name="P4">
Modified Time: 2023-04-04T15:51:00+03:00</text:p>
      <text:p text:style-name="P4">
Description: Finland has officially become a NATO member. - Ukrinform.</text:p>
      <text:p text:style-name="P4">
Images: ["<text:a xlink:type="simple" xlink:href="https://static.ukrinform.com/photos/2022_05/thumb_files/630_360_1651463802-652.jpg" text:style-name="Internet_20_link" text:visited-style-name="Visited_20_Internet_20_Link">
630_360_16514...</text:a>
"]</text:p>
      <text:p text:style-name="P4">
Tags: ['Фінляндія', 'НАТО']</text:p>
      <text:p text:style-name="P4">
Type: Article</text:p>
      <!--METADATA-->
      <text:p text:style-name="P4">
<draw:frame draw:style-name="fr1" draw:name="Image105" text:anchor-type="as-char" svg:width="6.9236in" svg:height="3.956343in" draw:z-index="0">
<draw:image xlink:href="../Images/yкринформ/2023-04-04T15-51-00-03-00/630_360_1651463802-652.jpg" xlink:type="simple" xlink:show="embed" xlink:actuate="onLoad" draw:mime-type="image/jpeg"/>
</draw:frame>
Finland became a member of NATO.</text:p>
      <text:p text:style-name="P4">
According to Ukrinform correspondent, the official submission of the Finnish entry into NATO was in Brussels, after which General Secretary General Jens Stoltenberg congratulated the country that it became 31st member.</text:p>
      <text:p text:style-name="P4">
“Today is a historic day, and soon we will raise the flag of the Finland of the Blom of this building. But before you do this, we have to make sure that we have made it correctly, ”said Secretary General <text:a xlink:type="simple" xlink:href="https://www.ukrinform.ua/tag-nato" text:style-name="Internet_20_link" text:visited-style-name="Visited_20_Internet_20_Link">
</text:a>
and conveyed the word to the US Secretary of State Blinken.</text:p>
      <text:p text:style-name="P4">
The American government official reported that Turkey had handed him or her as a representative, a ratification of a tool that enters NATO Finland. After receiving such a submission, this protocol came into force.</text:p>
      <text:p text:style-name="P4">
<text:span text:style-name="T4">
 Read also: </text:span>
 <text:a xlink:type="simple" xlink:href="https://www.ukrinform.ua/rubric-world/3691478-pocatok-koalicijnih-peregovoriv-u-finlandii-zbigsa-zi-vstupom-u-nato.html" text:style-name="Internet_20_link" text:visited-style-name="Visited_20_Internet_20_Link">
</text:a>
Following such an announcement from the US Government, the NATO Secretary General, from the names of the Alliance, passed the Finnish Foreign Minister of Finnish Petland, a formal invitation to join the Alliance.</text:p>
      <text:p text:style-name="P4">
In his turn, Finnish Foreign Minister has submitted documents to the Alliance to the US Secretary of State Anthony Blinken.</text:p>
      <text:p text:style-name="P4">
"After that, we declare Finland 31 NATO member,"-declared an American official.</text:p>
      <text:p text:style-name="P4">
In a short word, Gaavisto expressed his willingness to take responsibility for the common security of the Alliance and stressed that the first task of Finland, as an already NATO member, was to help Sweden successfully complete the process of doliance.</text:p>
      <text:p text:style-name="P4">
<text:span text:style-name="T4">
 Read also: </text:span>
 <text:a xlink:type="simple" xlink:href="https://www.ukrinform.ua/rubric-world/3691430-glava-mzs-finlandii-pidpisav-dokument-pro-vstup-kraini-v-nato.html" text:style-name="Internet_20_link" text:visited-style-name="Visited_20_Internet_20_Link">
</text:a>
Finland Prime Minister Sanna Marin said that NATO's accession to the country began to start a new era.</text:p>
      <text:p text:style-name="P4">
"Finland enters a new era as a member of NATO. I am proud of Finland and Finnish. As a nation we were uniform during this historical process. Thank you more allies for trust. Together we will be even stronger," Marin wrote in <text:a xlink:type="simple" xlink:href="https://twitter.com/MarinSanna/status/1643233922459873281" text:style-name="Internet_20_link" text:visited-style-name="Visited_20_Internet_20_Link">
</text:a>
 .</text:p>
      <text:p text:style-name="P4">
News Source: <text:a xlink:type="simple" xlink:href="https://www.ukrinform.ua/rubric-world/3691469-finlandia-oficijno-stala-clenom-nato.html" text:style-name="Internet_20_link" text:visited-style-name="Visited_20_Internet_20_Link">
https://www.ukrinform.ua/rubric-world/3691469-finlandia-oficijno-stala-clenom-nato.html</text:a>
</text:p>
      <!--NEWS-->
      <text:h text:style-name="P10" text:outline-level="1">
<text:span text:style-name="T4">
ARMA is looking for a manager for arrested aircraft An-140-100</text:span>
</text:h>
      <text:p text:style-name="P4">
Authors: Ukrinform (Person)</text:p>
      <text:p text:style-name="P4">
Publisher: Укринформ (Organization)</text:p>
      <text:p text:style-name="P4">
Published Time: 2023-04-04T15:53:29+03:00</text:p>
      <text:p text:style-name="P4">
Modified Time: 2023-04-04T15:53:29+03:00</text:p>
      <text:p text:style-name="P4">
Description: The National Agency for Detection, Investigation and Management of Assets received from corruption and other crimes (ARMA) is looking for a manager for the arrested aircraft An-140-100, whose owner fled to Crimea. - Ukrinform.</text:p>
      <text:p text:style-name="P4">
Images: ["<text:a xlink:type="simple" xlink:href="https://static.ukrinform.com/photos/2023_04/thumb_files/630_360_1680612644-945.jpg" text:style-name="Internet_20_link" text:visited-style-name="Visited_20_Internet_20_Link">
630_360_16806...</text:a>
"]</text:p>
      <text:p text:style-name="P4">
Tags: ['Арешт', 'Літак', 'АРМА']</text:p>
      <text:p text:style-name="P4">
Type: Article</text:p>
      <!--METADATA-->
      <text:p text:style-name="P4">
<draw:frame draw:style-name="fr1" draw:name="Image106" text:anchor-type="as-char" svg:width="6.9236in" svg:height="3.956343in" draw:z-index="0">
<draw:image xlink:href="../Images/yкринформ/2023-04-04T15-53-29-03-00/630_360_1680612644-945.jpg" xlink:type="simple" xlink:show="embed" xlink:actuate="onLoad" draw:mime-type="image/jpeg"/>
</draw:frame>
National Agency for Detecting, Investigation and Asset Management received from corruption and other crimes(Arma)He is looking for a manager for an enriched An-140-100 aircraft, whose owner fled to the Crimea.</text:p>
      <text:p text:style-name="P4">
According to Ukrinform, the press service reports <text:a xlink:type="simple" xlink:href="https://arma.gov.ua/news/typical/arma-shukae-upravitelya-dlya-litaka-an-140-100" text:style-name="Internet_20_link" text:visited-style-name="Visited_20_Internet_20_Link">
</text:a>
.</text:p>
      <text:p text:style-name="P4">
“The National Agency has announced a competitive selection of the manager of the arrested Pasagir <text:a xlink:type="simple" xlink:href="https://www.ukrinform.ua/tag-litak" text:style-name="Internet_20_link" text:visited-style-name="Visited_20_Internet_20_Link">
</text:a>
An-140-100 2004. According to the official information of the DBR, the owner of the asset is the director of one of the Ukrainian civil aviation enterprises, who fled to the temporarily occupied Crimsa, where he began to cooperate with representatives of the aggressor state. The traced -criminal proceedings planned to pass it to the invaders, ”the message is in the message.</text:p>
      <text:p text:style-name="P4">
<text:span text:style-name="T4">
 Read also: </text:span>
 <text:a xlink:type="simple" xlink:href="https://www.ukrinform.ua/rubric-economy/3681815-arma-sukae-upraviteliv-dla-15-arestovanih-sanatoriiv.html" text:style-name="Internet_20_link" text:visited-style-name="Visited_20_Internet_20_Link">
</text:a>
The ARMA emphasizes that the A aircraft An-140-100 is excluded from the State Register of Civil Aircraft of Ukraine since August 3, 2017. The aircraft is not operated today as it requires restoration of its flight.</text:p>
      <text:p text:style-name="P4">
As it was reported, the National Agency for Detection, Investigation of Tau Management Assets received from corruption and other crimes in March <text:a xlink:type="simple" xlink:href="https://www.ukrinform.ua/rubric-economy/3689799-arma-otrimalo-persij-kupon-za-vijskovimi-obligaciami-majze-na-98-miljoniv.html" text:style-name="Internet_20_link" text:visited-style-name="Visited_20_Internet_20_Link">
</text:a>
 .</text:p>
      <text:p text:style-name="P4">
News Source: <text:a xlink:type="simple" xlink:href="https://www.ukrinform.ua/rubric-economy/3691465-arma-sukae-upravitela-dla-zaarestovanogo-litaka-an140100.html" text:style-name="Internet_20_link" text:visited-style-name="Visited_20_Internet_20_Link">
https://www.ukrinform.ua/rubric-economy/3691465-arma-sukae-upravitela-dla-zaarestovanogo-litaka-an140100.html</text:a>
</text:p>
      <!--NEWS-->
      <text:h text:style-name="P10" text:outline-level="1">
<text:span text:style-name="T4">
Several streets of Kiev will partially restrict traffic due to repair</text:span>
</text:h>
      <text:p text:style-name="P4">
Authors: Ukrinform (Person)</text:p>
      <text:p text:style-name="P4">
Publisher: Укринформ (Organization)</text:p>
      <text:p text:style-name="P4">
Published Time: 2023-04-04T15:54:00+03:00</text:p>
      <text:p text:style-name="P4">
Modified Time: 2023-04-04T15:54:00+03:00</text:p>
      <text:p text:style-name="P4">
Description: In Kiev on Pirogov Street and at the corner of Edward Wilde and Irina Bekeshkina streets, partially restricted traffic. - Ukrinform.</text:p>
      <text:p text:style-name="P4">
Images: ["<text:a xlink:type="simple" xlink:href="https://static.ukrinform.com/photos/2023_03/thumb_files/630_360_1678897393-922.jpg" text:style-name="Internet_20_link" text:visited-style-name="Visited_20_Internet_20_Link">
630_360_16788...</text:a>
", "<text:a xlink:type="simple" xlink:href="https://static.ukrinform.com/photos/2023_04/1680612749-836.jpg" text:style-name="Internet_20_link" text:visited-style-name="Visited_20_Internet_20_Link">
1680612749-83...</text:a>
", "<text:a xlink:type="simple" xlink:href="https://static.ukrinform.com/photos/2023_04/1680612749-512.jpg" text:style-name="Internet_20_link" text:visited-style-name="Visited_20_Internet_20_Link">
1680612749-51...</text:a>
"]</text:p>
      <text:p text:style-name="P4">
Tags: ['Дороги', 'Транспорт', 'Київ', 'Ремонт']</text:p>
      <text:p text:style-name="P4">
Type: Article</text:p>
      <!--METADATA-->
      <text:p text:style-name="P4">
<draw:frame draw:style-name="fr1" draw:name="Image107" text:anchor-type="as-char" svg:width="6.9236in" svg:height="3.956343in" draw:z-index="0">
<draw:image xlink:href="../Images/yкринформ/2023-04-04T15-54-00-03-00/630_360_1678897393-922.jpg" xlink:type="simple" xlink:show="embed" xlink:actuate="onLoad" draw:mime-type="image/jpeg"/>
</draw:frame>
In Kyiv, Pirogov and at the corner of Edward Wilde and Irina Bekeshkina's partial resting traffic.</text:p>
      <text:p text:style-name="P4">
About it in <text:a xlink:type="simple" xlink:href="https://t.me/KyivCityOfficial/6416" text:style-name="Internet_20_link" text:visited-style-name="Visited_20_Internet_20_Link">
</text:a>
The Kyiv City Administration reports, Ukrinform reports.</text:p>
      <text:p text:style-name="P4">
“On September 30, Pirogov Street is partially restricted <text:a xlink:type="simple" xlink:href="https://www.ukrinform.ua/tag-transport" text:style-name="Internet_20_link" text:visited-style-name="Visited_20_Internet_20_Link">
</text:a>
. At the intersection of the streets of Eduardavilde and Irina Bekeshkina, the traffic is partially restricted until April 12, ”the testimony reads.</text:p>
      <text:p text:style-name="P4">
<draw:frame draw:style-name="fr1" draw:name="Image108" text:anchor-type="as-char" svg:width="6.9236in" svg:height="5.804039in" draw:z-index="0">
<draw:image xlink:href="../Images/yкринформ/2023-04-04T15-54-00-03-00/1680612749-836.jpg" xlink:type="simple" xlink:show="embed" xlink:actuate="onLoad" draw:mime-type="image/jpeg"/>
</draw:frame>
It is noted that on the street Pirogov began ongoing repairs, during which they plan to update the road surface and sidewalks, as well as greening the territory.</text:p>
      <text:p text:style-name="P4">
<draw:frame draw:style-name="fr1" draw:name="Image109" text:anchor-type="as-char" svg:width="6.9236in" svg:height="5.804039in" draw:z-index="0">
<draw:image xlink:href="../Images/yкринформ/2023-04-04T15-54-00-03-00/1680612749-512.jpg" xlink:type="simple" xlink:show="embed" xlink:actuate="onLoad" draw:mime-type="image/jpeg"/>
</draw:frame>
At the corner of Edward Wilde and Irina Bekeshkina streets, the roadmen are equipped with a ward to improve traffic safety and have a lowering of boards at pedestrian crossings.</text:p>
      <text:p text:style-name="P4">
<text:span text:style-name="T4">
 Read also: </text:span>
 <text:a xlink:type="simple" xlink:href="https://www.ukrinform.ua/rubric-kyiv/3686612-na-budivnictvo-ta-remont-infrastrukturnih-obektiv-kieva-spramuut-192-milarda.html" text:style-name="Internet_20_link" text:visited-style-name="Visited_20_Internet_20_Link">
</text:a>
As reported by Ukrinform, in only three months of winter, the employees of Kyivavtodollical did the damage to almost <text:a xlink:type="simple" xlink:href="https://www.ukrinform.ua/rubric-kyiv/3689606-u-kievi-sklali-perelik-vulic-aki-kapitalno-vidremontuut-cogoric.html" text:style-name="Internet_20_link" text:visited-style-name="Visited_20_Internet_20_Link">
</text:a>
pavement. The list of streets that plan to repair in the capital this year has already been compiled.</text:p>
      <text:p text:style-name="P4">
<text:span text:style-name="T5">
Foto: Getty Images</text:span>
</text:p>
      <text:p text:style-name="P4">
News Source: <text:a xlink:type="simple" xlink:href="https://www.ukrinform.ua/rubric-kyiv/3691466-kilkoma-vulicami-kieva-castkovo-obmezat-ruh-cerez-remont.html" text:style-name="Internet_20_link" text:visited-style-name="Visited_20_Internet_20_Link">
https://www.ukrinform.ua/rubric-kyiv/3691466-kilkoma-vulicami-kieva-castkovo-obmezat-ruh-cerez-remont.html</text:a>
</text:p>
      <!--NEWS-->
      <text:h text:style-name="P10" text:outline-level="1">
<text:span text:style-name="T4">
Western partners began to plan assistance to Ukraine for a long time</text:span>
</text:h>
      <text:p text:style-name="P4">
Authors: Ukrinform (Person)</text:p>
      <text:p text:style-name="P4">
Publisher: Укринформ (Organization)</text:p>
      <text:p text:style-name="P4">
Published Time: 2023-04-04T15:56:23+03:00</text:p>
      <text:p text:style-name="P4">
Modified Time: 2023-04-04T15:56:23+03:00</text:p>
      <text:p text:style-name="P4">
Description: Ukraine has received fewer new promises since the beginning of the year, with some exceptions to supply weapons, but obligations are becoming longer. - Ukrinform.</text:p>
      <text:p text:style-name="P4">
Images: ["<text:a xlink:type="simple" xlink:href="https://static.ukrinform.com/photos/2023_04/thumb_files/630_360_1680612820-806.png" text:style-name="Internet_20_link" text:visited-style-name="Visited_20_Internet_20_Link">
630_360_16806...</text:a>
"]</text:p>
      <text:p text:style-name="P4">
Tags: ['Україна', 'допомога', 'Війна з росією']</text:p>
      <text:p text:style-name="P4">
Type: Article</text:p>
      <!--METADATA-->
      <text:p text:style-name="P4">
<draw:frame draw:style-name="fr1" draw:name="Image110" text:anchor-type="as-char" svg:width="6.9236in" svg:height="3.956343in" draw:z-index="0">
<draw:image xlink:href="../Images/yкринформ/2023-04-04T15-56-23-03-00/630_360_1680612820-806.png" xlink:type="simple" xlink:show="embed" xlink:actuate="onLoad" draw:mime-type="image/png"/>
</draw:frame>
Since the beginning of the year, Ukraine has received less new promises, with some exceptions to the supply of weapons, but obligations are becoming longer.</text:p>
      <text:p text:style-name="P4">
This, as Ukrinform reports, follows from a new study <text:a xlink:type="simple" xlink:href="http://www.ifw-kiel.de/de/themendossiers/krieg-gegen-die-ukraine/ukraine-support-tracker/" text:style-name="Internet_20_link" text:visited-style-name="Visited_20_Internet_20_Link">
</text:a>
, which is preparing a King Institute of the World Economy.</text:p>
      <text:p text:style-name="P4">
Compared to December 2022, there is a general decrease in the volume of new assistance promised to Ukraine. For a new period covered by the period, from January 16, on February 24, 2023, Ukraine was allocated 12.96 billion euros, with a significant part of these funds received only from a few donors. Thus, Japan Tasandaur countries in early 2023 promised to provide significant support to Ukraine.</text:p>
      <text:p text:style-name="P4">
The most notable are Scandinavian countries: Norway(1.11 billion euros, growth by 90%), Sweden(0.33 billion euros, plus 41%). Denmark(EUR 0.24 billion, plus 33%)Ifinland(EUR 0.56 billion, plus 165%).</text:p>
      <text:p text:style-name="P4">
Японія пообіцяла нову значну фінансову допомогу на суму 5,1 млрд євро увигляді позик, а Нідерланди пообіцяли 2,5 млрд євро, призначені, серед іншого,для нової системи Patriot для України.</text:p>
      <text:p text:style-name="P4">
Новим трендом у сфері надання допомоги <text:a xlink:type="simple" xlink:href="https://www.ukrinform.ua/tag-ukraina" text:style-name="Internet_20_link" text:visited-style-name="Visited_20_Internet_20_Link">
 </text:a>
There is a "longer planning horizons". Previously, the aid obligations were short -term and it was difficult to predict. Only the connection has made an obligation for the whole budget year. Now other countries, such as Britain and the Netherlands, imitate this model, promising to provide in 2023 the same amount of assistance as in 2022. Norway has even announced a long -term program of support for Ukraine with financial and military assistance of approximately 7 billion euros over the next five years, according to the study.</text:p>
      <text:p text:style-name="P4">
“The trend towards one- or long-term planning of assistance to Ukraine is very positive. In 2022, the obligations were mostly inconsistent with taspecific. This is very complicated by budgetary and military planning in Ukraine. It is advisable that some Western governments are holding leadership in acceptance, ”said the head of the group who founded UkraineSupport Tracker, director of the Kristoftrebesh Khistoftrebsh Research Center.</text:p>
      <text:p text:style-name="P4">
<text:span text:style-name="T4">
 Read also: </text:span>
 <text:a xlink:type="simple" xlink:href="https://www.ukrinform.ua/rubric-vidbudova/3691452-vidbudova-ukraini-mzs-zaprosue-vitciznani-kompanii-na-konferenciu-do-rimu.html" text:style-name="Internet_20_link" text:visited-style-name="Visited_20_Internet_20_Link">
</text:a>
</text:p>
      <text:p text:style-name="P4">
The database combines official state sources with international media information.</text:p>
      <text:p text:style-name="P4">
News Source: <text:a xlink:type="simple" xlink:href="https://www.ukrinform.ua/rubric-world/3691467-zahidni-partneri-stali-planuvati-dopomogu-ukraini-na-trivalisi-termini.html" text:style-name="Internet_20_link" text:visited-style-name="Visited_20_Internet_20_Link">
https://www.ukrinform.ua/rubric-world/3691467-zahidni-partneri-stali-planuvati-dopomogu-ukraini-na-trivalisi-termini.html</text:a>
</text:p>
      <!--NEWS-->
      <text:h text:style-name="P10" text:outline-level="1">
<text:span text:style-name="T4">
Finland Parliament's site attacked hackers, probably Russian</text:span>
</text:h>
      <text:p text:style-name="P4">
Authors: Ukrinform (Person)</text:p>
      <text:p text:style-name="P4">
Publisher: Укринформ (Organization)</text:p>
      <text:p text:style-name="P4">
Published Time: 2023-04-04T16:02:00+03:00</text:p>
      <text:p text:style-name="P4">
Modified Time: 2023-04-04T16:02:00+03:00</text:p>
      <text:p text:style-name="P4">
Description: On Tuesday, the Parliament of Finland was made on Tuesday. - Ukrinform.</text:p>
      <text:p text:style-name="P4">
Images: ["<text:a xlink:type="simple" xlink:href="https://static.ukrinform.com/photos/2020_08/thumb_files/630_360_1597991697-815.jpg" text:style-name="Internet_20_link" text:visited-style-name="Visited_20_Internet_20_Link">
630_360_15979...</text:a>
"]</text:p>
      <text:p text:style-name="P4">
Tags: ['Фінляндія', 'Кібератака', 'Парламент', 'росія', 'Хакери']</text:p>
      <text:p text:style-name="P4">
Type: Article</text:p>
      <!--METADATA-->
      <text:p text:style-name="P4">
<draw:frame draw:style-name="fr1" draw:name="Image111" text:anchor-type="as-char" svg:width="6.9236in" svg:height="3.956343in" draw:z-index="0">
<draw:image xlink:href="../Images/yкринформ/2023-04-04T16-02-00-03-00/630_360_1597991697-815.jpg" xlink:type="simple" xlink:show="embed" xlink:actuate="onLoad" draw:mime-type="image/jpeg"/>
</draw:frame>
On Tuesday, the Finnish Parliament on Tuesday.</text:p>
      <text:p text:style-name="P4">
About it reports <text:a xlink:type="simple" xlink:href="https://yle.fi/a/74-20025819" text:style-name="Internet_20_link" text:visited-style-name="Visited_20_Internet_20_Link">
</text:a>
Transfers Ukrinform.</text:p>
      <text:p text:style-name="P4">
It is noted that the IT experts of the Parliament and the Cybersecurity Center Finland are measured to prevent cyber-attacks.</text:p>
      <text:p text:style-name="P4">
Earlier Russian hacker group Noname 057(16)reported on social networks, Finland became the target of the series <text:a xlink:type="simple" xlink:href="https://www.ukrinform.ua/tag-kiberataka" text:style-name="Internet_20_link" text:visited-style-name="Visited_20_Internet_20_Link">
</text:a>
through accession to the North Atlantic Alliance.</text:p>
      <text:p text:style-name="P4">
"Finland has officially become a 31st NATO member ..." We escort "Finland in a cyberattack innocent," Noname 057 said(16).</text:p>
      <text:p text:style-name="P4">
Ця російська хакерська група поки не взяла на себе відповідальність закібератаку на сайт парламенту, але оголосила, що їй вдалося зробитинедоступним сайт державного науково-дослідного центру VTT.</text:p>
      <text:p text:style-name="P4">
<text:span text:style-name="T4">
Читайте також:</text:span>
 <text:a xlink:type="simple" xlink:href="https://www.ukrinform.ua/rubric-world/3686870-u-britanii-hakeri-zdijsnili-kiberataku-na-pensijnij-fond.html" text:style-name="Internet_20_link" text:visited-style-name="Visited_20_Internet_20_Link">
 </text:a>
NoName 057(16)In August 2022, she had already carried out a DOS-attack on the site of the Finnish Parliament.</text:p>
      <text:p text:style-name="P4">
As reported by Ukrinform, in February the pro -Russian hacker group <text:a xlink:type="simple" xlink:href="https://www.ukrinform.ua/rubric-world/3685921-prorosijski-hakeri-znovu-atakuvali-sajti-derzustanov-italii.html" text:style-name="Internet_20_link" text:visited-style-name="Visited_20_Internet_20_Link">
</text:a>
On the occasion of the visit to Kiev, Italy Prime Minister George Meloni.</text:p>
      <text:p text:style-name="P4">
In March, the same group attacked the websites of the Italian government, including the Lower Parcemment and several ministries, since recently, 20 Ukrainian military was trained in SAMP-T in Italy.</text:p>
      <text:p text:style-name="P4">
News Source: <text:a xlink:type="simple" xlink:href="https://www.ukrinform.ua/rubric-world/3691475-sajt-parlamentu-finlandii-atakuvali-hakeri-jmovirno-rosijski.html" text:style-name="Internet_20_link" text:visited-style-name="Visited_20_Internet_20_Link">
https://www.ukrinform.ua/rubric-world/3691475-sajt-parlamentu-finlandii-atakuvali-hakeri-jmovirno-rosijski.html</text:a>
</text:p>
      <!--NEWS-->
      <text:h text:style-name="P10" text:outline-level="1">
<text:span text:style-name="T4">
The decision to provide Ukraine with Western aircraft will definitely make - Reznikov</text:span>
</text:h>
      <text:p text:style-name="P4">
Authors: Ukrinform (Person)</text:p>
      <text:p text:style-name="P4">
Publisher: Укринформ (Organization)</text:p>
      <text:p text:style-name="P4">
Published Time: 2023-04-04T16:04:00+03:00</text:p>
      <text:p text:style-name="P4">
Modified Time: 2023-04-04T16:04:00+03:00</text:p>
      <text:p text:style-name="P4">
Description: Defense Minister Reznikov Alexei states that the MiG-29 planes from Poland will significantly strengthen the defense of Ukraine, and the decision to provide Western aircraft will inevitably be made. - Ukrinform.</text:p>
      <text:p text:style-name="P4">
Images: ["<text:a xlink:type="simple" xlink:href="https://static.ukrinform.com/photos/2023_03/thumb_files/630_360_1677842583-533.jpg" text:style-name="Internet_20_link" text:visited-style-name="Visited_20_Internet_20_Link">
630_360_16778...</text:a>
"]</text:p>
      <text:p text:style-name="P4">
Tags: ['Літак', 'Захід', 'Резніков', 'Війна з росією']</text:p>
      <text:p text:style-name="P4">
Type: Article</text:p>
      <!--METADATA-->
      <text:p text:style-name="P4">
<draw:frame draw:style-name="fr1" draw:name="Image112" text:anchor-type="as-char" svg:width="6.9236in" svg:height="3.956343in" draw:z-index="0">
<draw:image xlink:href="../Images/yкринформ/2023-04-04T16-04-00-03-00/630_360_1677842583-533.jpg" xlink:type="simple" xlink:show="embed" xlink:actuate="onLoad" draw:mime-type="image/jpeg"/>
</draw:frame>
Reznikov Ministry of Ministry, Alexei states that the MiG-29 planes from Poland significantly strengthened the Defense of Ukraine, and the decision to provide Western aircraft will inevitably be approved.</text:p>
      <text:p text:style-name="P4">
According to Ukrinform, Reznikov wrote in <text:a xlink:type="simple" xlink:href="https://www.facebook.com/reznikovoleksii/posts/pfbid0vfWPCfKhr5CmojC3Qs5hZt7EAzr2Eg2tjGFSYk6ujMh1ZzKwef48uzi4jpkmMEwql" text:style-name="Internet_20_link" text:visited-style-name="Visited_20_Internet_20_Link">
</text:a>
.</text:p>
      <text:p text:style-name="P4">
"Чергові повітряні атаки російських злочинців на мирні українські міста вкотрепідкреслили, що одним з головних пріоритетів для України є посилення системиППО та ПРО. Це предмет нашого постійного діалогу з партнерами поантикремлівській коаліції", - зазначив Резніков.</text:p>
      <text:p text:style-name="P4">
За його словами, важлива компонента української оборони – повітряні платформи,які дозволять ефективно відповідати на виклики.</text:p>
      <text:p text:style-name="P4">
"Зокрема у якості швидкої відповіді, яка дасть результат у короткі строки, нампідходять <text:a xlink:type="simple" xlink:href="https://www.ukrinform.ua/tag-litak" text:style-name="Internet_20_link" text:visited-style-name="Visited_20_Internet_20_Link">
 </text:a>
Soviet model. Pressful Slovak partners have already been transferred to Miga-29. We are very calculating Naba's planes from Poland and are grateful to Polish friends for approving the relevant ones. We thank Poland for every element of support, especially as important as combat aviation, "the minister emphasized.</text:p>
      <text:p text:style-name="P4">
He stressed that the MiG-29 from Poland "will significantly strengthen Ukrainian defense, make the sky safer, save the lives of citizens, and reduce Russian attacks."</text:p>
      <text:p text:style-name="P4">
<text:span text:style-name="T4">
 Read also: </text:span>
 <text:a xlink:type="simple" xlink:href="https://www.ukrinform.ua/rubric-ato/3691150-na-ozbroenni-zsu-vze-e-pat-brigad-vinisuvaciv-ignat.html" text:style-name="Internet_20_link" text:visited-style-name="Visited_20_Internet_20_Link">
</text:a>
"At the same time, the strategic goal was and remains the transition to modern aircraft platforms of the Western sample, which will provide our pilots with advantages over the overwhelming. To see our air aces to see and impress the enemy in more elaboration. We continue to go to this goal. The discussion with partners continues .</text:p>
      <text:p text:style-name="P4">
The minister is convinced that the decision to grant Ukraine Western aircraft will be made by the decision.</text:p>
      <text:p text:style-name="P4">
As reported <text:a xlink:type="simple" xlink:href="https://www.ukrinform.ua/rubric-ato/3690828-polsa-peredala-ukraini-persi-mig29.html" text:style-name="Internet_20_link" text:visited-style-name="Visited_20_Internet_20_Link">
</text:a>
, Poland has completed the transfer of the first fighter-mamig-29 Ukraine.</text:p>
      <text:p text:style-name="P4">
News Source: <text:a xlink:type="simple" xlink:href="https://www.ukrinform.ua/rubric-ato/3691471-risenna-pro-nadanna-ukraini-zahidnih-litakiv-neodminno-uhvalat-reznikov.html" text:style-name="Internet_20_link" text:visited-style-name="Visited_20_Internet_20_Link">
https://www.ukrinform.ua/rubric-ato/3691471-risenna-pro-nadanna-ukraini-zahidnih-litakiv-neodminno-uhvalat-reznikov.html</text:a>
</text:p>
      <!--NEWS-->
      <text:h text:style-name="P10" text:outline-level="1">
<text:span text:style-name="T4">
Danilov: Musicated 12 steps of Crimea's de -occupation - my vision, not the official document</text:span>
</text:h>
      <text:p text:style-name="P4">
Authors: Ukrinform (Person)</text:p>
      <text:p text:style-name="P4">
Publisher: Укринформ (Organization)</text:p>
      <text:p text:style-name="P4">
Published Time: 2023-04-04T16:10:00+03:00</text:p>
      <text:p text:style-name="P4">
Modified Time: 2023-04-04T16:10:00+03:00</text:p>
      <text:p text:style-name="P4">
Description: The secretary of the National Security and Defense Council of Ukraine Alexei Danilov stated that he published 12 steps in the de -occupation of Crimea - his personal vision, not the official document, and noted that the opinion is now being collected, how the peninsula should take place. - Ukrinform.</text:p>
      <text:p text:style-name="P4">
Images: ["<text:a xlink:type="simple" xlink:href="https://static.ukrinform.com/photos/2023_03/thumb_files/630_360_1677827697-619.jpg" text:style-name="Internet_20_link" text:visited-style-name="Visited_20_Internet_20_Link">
630_360_16778...</text:a>
"]</text:p>
      <text:p text:style-name="P4">
Tags: ['Деокупація', 'Крим', 'Данілов', 'Війна з росією']</text:p>
      <text:p text:style-name="P4">
Type: Article</text:p>
      <!--METADATA-->
      <text:p text:style-name="P4">
<draw:frame draw:style-name="fr1" draw:name="Image113" text:anchor-type="as-char" svg:width="6.9236in" svg:height="3.956343in" draw:z-index="0">
<draw:image xlink:href="../Images/yкринформ/2023-04-04T16-10-00-03-00/630_360_1677827697-619.jpg" xlink:type="simple" xlink:show="embed" xlink:actuate="onLoad" draw:mime-type="image/jpeg"/>
</draw:frame>
The Secretaries of National Security and Defense of Ukraine Alexei Danilov stated that he had been published by him 12 steps of de -occupation of Crimea - his personal vision, and the unofficial document, and noted that the opinion of the peninsula is now being collected.</text:p>
      <text:p text:style-name="P4">
He said this during the discussion "Ukraine in the face of external challenges" in Kiev, Ukrinform correspondent reports.</text:p>
      <text:p text:style-name="P4">
“What concerns Crimea ... I wrote my vision on Facebook how I see the Tiprocesses that are happening. For some reason, the journalists took it all that the allegedly eating document was allegedly. And here there is such a situation - this is my vision, I would very much like this. We are gathering the thoughts of all the organs that it should be liked, how it should happen, ”he said <text:a xlink:type="simple" xlink:href="https://www.ukrinform.ua/tag-danilov" text:style-name="Internet_20_link" text:visited-style-name="Visited_20_Internet_20_Link">
</text:a>
He noted that "the final document is approved only by the Presidential Decree by members of the National Security and Defense Council."</text:p>
      <text:p text:style-name="P4">
<text:span text:style-name="T4">
 Read also: </text:span>
 <text:a xlink:type="simple" xlink:href="https://www.ukrinform.ua/rubric-society/3691222-dizajn-majbutnogo-krimu-treba-robiti-vze-zaraz.html" text:style-name="Internet_20_link" text:visited-style-name="Visited_20_Internet_20_Link">
</text:a>
"And we have much more difficult than in the Verkhovna Rada, because if there are 226 votes in the Verkhovna Rada, that is, half, then in order for the decision to be approved, we need to gain 2/3 votes from the number of members that are today,"- added. NSDC Secretary.</text:p>
      <text:p text:style-name="P4">
As it has been reported earlier <text:a xlink:type="simple" xlink:href="https://www.ukrinform.ua/rubric-crimea/3690486-sekretar-rnbo-zaproponuvav-12-krokiv-deokupacii-krimu.html" text:style-name="Internet_20_link" text:visited-style-name="Visited_20_Internet_20_Link">
</text:a>
, where, among other things, it is about punishment of Gaulayters and collaborators, the release of prisoners of prisoners and Crimean Tatars, the dismantling of the Crimean bridge renaming Sevastopol to Akhtiar.</text:p>
      <text:p text:style-name="P4">
News Source: <text:a xlink:type="simple" xlink:href="https://www.ukrinform.ua/rubric-crimea/3691477-danilov-opriludneni-12-krokiv-deokupacii-krimu-moe-bacenna-a-ne-oficijnij-dokument.html" text:style-name="Internet_20_link" text:visited-style-name="Visited_20_Internet_20_Link">
https://www.ukrinform.ua/rubric-crimea/3691477-danilov-opriludneni-12-krokiv-deokupacii-krimu-moe-bacenna-a-ne-oficijnij-dokument.html</text:a>
</text:p>
      <!--NEWS-->
      <text:h text:style-name="P10" text:outline-level="1">
<text:span text:style-name="T4">
FSB: security forces detained a married couple for spying in the interests of Ukraine at a mi...</text:span>
</text:h>
      <text:p text:style-name="P4">
Authors: liveuamap (Language: en)</text:p>
      <text:p text:style-name="P4">
Time: 2023-04-04T16:15:00</text:p>
      <text:p text:style-name="P4">
Location: Nizhny Tagil (Latitude:57.92121 Longtitude:60.02174)</text:p>
      <text:p text:style-name="P4">
Videos: []</text:p>
      <text:p text:style-name="P4">
Images: []</text:p>
      <text:p text:style-name="P4">
Tags: ["Russia"]</text:p>
      <text:p text:style-name="P4">
Id: 22553750</text:p>
      <!--METADATA-->
      <text:p text:style-name="P4">
FSB: security forces detained a married couple for spying in the interests ofUkraine at a military-industrial complex enterprise in Nizhny Tagil. Bothdetainees were arrested under the article "treason".</text:p>
      <text:p text:style-name="P4">
News Collection Link: <text:a xlink:type="simple" xlink:href="https://liveuamap.com/en/2023/4-april-fsb-security-forces-detained-a-married-couple-for" text:style-name="Internet_20_link" text:visited-style-name="Visited_20_Internet_20_Link">
https://liveuamap.com/en/2023/4-april-fsb-security-forces-detained-a-married-couple-for</text:a>
</text:p>
      <text:p text:style-name="P4">
News Source: <text:a xlink:type="simple" xlink:href="https://t.me/rusbrief/106313" text:style-name="Internet_20_link" text:visited-style-name="Visited_20_Internet_20_Link">
https://t.me/rusbrief/106313</text:a>
</text:p>
      <!--NEWS-->
      <text:h text:style-name="P10" text:outline-level="1">
<text:span text:style-name="T4">
German companies continued insurance for Russian Nord Stream 1 - Reuters</text:span>
</text:h>
      <text:p text:style-name="P4">
Authors: Ukrinform (Person)</text:p>
      <text:p text:style-name="P4">
Publisher: Укринформ (Organization)</text:p>
      <text:p text:style-name="P4">
Published Time: 2023-04-04T16:17:00+03:00</text:p>
      <text:p text:style-name="P4">
Modified Time: 2023-04-04T16:17:00+03:00</text:p>
      <text:p text:style-name="P4">
Description: German insurance companies Allianz and Munich Re restored the insurance coverage for a damaged Nord Stream gas pipeline 1. - Ukrinform.</text:p>
      <text:p text:style-name="P4">
Images: ["<text:a xlink:type="simple" xlink:href="https://static.ukrinform.com/photos/2017_11/thumb_files/630_360_1509980653-7942.jpg" text:style-name="Internet_20_link" text:visited-style-name="Visited_20_Internet_20_Link">
630_360_15099...</text:a>
"]</text:p>
      <text:p text:style-name="P4">
Tags: ['Німеччина', 'Страхування', 'росія', 'Північний потік']</text:p>
      <text:p text:style-name="P4">
Type: Article</text:p>
      <!--METADATA-->
      <text:p text:style-name="P4">
<draw:frame draw:style-name="fr1" draw:name="Image114" text:anchor-type="as-char" svg:width="6.9236in" svg:height="3.956343in" draw:z-index="0">
<draw:image xlink:href="../Images/yкринформ/2023-04-04T16-17-00-03-00/630_360_1509980653-7942.jpg" xlink:type="simple" xlink:show="embed" xlink:actuate="onLoad" draw:mime-type="image/jpeg"/>
</draw:frame>
The German companies of Allianz and Munich RE restored the insurance coverage for the Nord Stream 1 -trapped gas pipeline.</text:p>
      <text:p text:style-name="P4">
According to Ukrinform, the agency reports <text:a xlink:type="simple" xlink:href="https://www.reuters.com/business/energy/german-insurers-renew-cover-blast-damaged-nord-stream-gas-link-2023-04-04/" text:style-name="Internet_20_link" text:visited-style-name="Visited_20_Internet_20_Link">
</text:a>
With reference to five sources aware of this issue.</text:p>
      <text:p text:style-name="P4">
The publication indicates that the recovery of functioning <text:a xlink:type="simple" xlink:href="https://www.ukrinform.ua/tag-gazoprovid" text:style-name="Internet_20_link" text:visited-style-name="Visited_20_Internet_20_Link">
</text:a>
It is not excluded after diversion in September. And also notes that the insurance of the two largest company(Allianz that munich re - Ed.)It is crucial for any long-term prospect of using the gas pipeline.</text:p>
      <text:p text:style-name="P4">
According to Reuters sources, the German government did not mind the continuation of the northern stream terminal, despite the fact that it is against the official policy of refusing to supply Russian energy.</text:p>
      <text:p text:style-name="P4">
Representatives of Allianz and Munich Re, as well as the Federal Chancellor's Office of Germany, refused to comment on this information, while in the Ministry of Economy, the insurance coverage was not part of the support previously provided by the government.</text:p>
      <text:p text:style-name="P4">
<text:span text:style-name="T4">
 Read also: </text:span>
 <text:a xlink:type="simple" xlink:href="https://www.ukrinform.ua/rubric-world/3689089-dania-pidnala-z-mora-obekt-viavlenij-bila-pivnicnogo-potoku2.html" text:style-name="Internet_20_link" text:visited-style-name="Visited_20_Internet_20_Link">
</text:a>
Ukrinform sends a request to Allianz and Munich Re companies.</text:p>
      <text:p text:style-name="P4">
As it was reported, on September 26, 2022, the submarine of the Nord Stream-1 and North Stream-2 gas pipelines was damaged as a result of the blast. Two and two were recorded in the exclusive economic zone of Denmark, two more - Sweden. These countries are empowered to investigate the causes of the incident.</text:p>
      <text:p text:style-name="P4">
News Source: <text:a xlink:type="simple" xlink:href="https://www.ukrinform.ua/rubric-economy/3691479-nimecki-kompanii-prodovzili-strahuvanna-dla-rosijskogo-nord-stream-1.html" text:style-name="Internet_20_link" text:visited-style-name="Visited_20_Internet_20_Link">
https://www.ukrinform.ua/rubric-economy/3691479-nimecki-kompanii-prodovzili-strahuvanna-dla-rosijskogo-nord-stream-1.html</text:a>
</text:p>
      <!--NEWS-->
      <text:h text:style-name="P10" text:outline-level="1">
<text:span text:style-name="T4">
Nadal starred from Masters in Monte Carlo</text:span>
</text:h>
      <text:p text:style-name="P4">
Authors: Ukrinform (Person)</text:p>
      <text:p text:style-name="P4">
Publisher: Укринформ (Organization)</text:p>
      <text:p text:style-name="P4">
Published Time: 2023-04-04T16:18:52+03:00</text:p>
      <text:p text:style-name="P4">
Modified Time: 2023-04-04T16:18:52+03:00</text:p>
      <text:p text:style-name="P4">
Description: The Spaniard does not play from January. - Ukrinform.</text:p>
      <text:p text:style-name="P4">
Images: ["<text:a xlink:type="simple" xlink:href="https://static.ukrinform.com/photos/2023_04/thumb_files/630_360_1680614266-568.jpg" text:style-name="Internet_20_link" text:visited-style-name="Visited_20_Internet_20_Link">
630_360_16806...</text:a>
"]</text:p>
      <text:p text:style-name="P4">
Tags: ['Теніс', 'Надаль']</text:p>
      <text:p text:style-name="P4">
Type: Article</text:p>
      <!--METADATA-->
      <text:p text:style-name="P4">
<draw:frame draw:style-name="fr1" draw:name="Image115" text:anchor-type="as-char" svg:width="6.9236in" svg:height="3.956343in" draw:z-index="0">
<draw:image xlink:href="../Images/yкринформ/2023-04-04T16-18-52-03-00/630_360_1680614266-568.jpg" xlink:type="simple" xlink:show="embed" xlink:actuate="onLoad" draw:mime-type="image/jpeg"/>
</draw:frame>
Spaniard has been playing since January.</text:p>
      <text:p text:style-name="P4">
22-time champion of "Great Helme" Raphael Nadal will miss "Master" Umote-Carlo, about this Spaniard <text:a xlink:type="simple" xlink:href="https://twitter.com/RafaelNadal/status/1643184272654622720" text:style-name="Internet_20_link" text:visited-style-name="Visited_20_Internet_20_Link">
</text:a>
In his level, reports Ukrinform.</text:p>
      <text:p text:style-name="P4">
“I am not ready to compete at the highest level and are forced to miss one of the most important tournaments in my career. I continue to prepare, hoping to return to the competition, ”Nadal wrote.</text:p>
      <text:p text:style-name="P4">
Masters in Monte Carlo will start on April 9. Nadal is the 11-time champion of this.</text:p>
      <text:p text:style-name="P4">
<text:span text:style-name="T4">
 Read also: </text:span>
 <text:a xlink:type="simple" xlink:href="https://www.ukrinform.ua/rubric-sports/3683065-blizko-sta-unih-tenisistiv-z-ukraini-trenuvatimutsa-v-akademii-nadala.html" text:style-name="Internet_20_link" text:visited-style-name="Visited_20_Internet_20_Link">
</text:a>
According to Ukrinform, Nadal does not play in tournaments with Australian Open because of the thigh.</text:p>
      <text:p text:style-name="P4">
Photo: Getty Image</text:p>
      <text:p text:style-name="P4">
News Source: <text:a xlink:type="simple" xlink:href="https://www.ukrinform.ua/rubric-sports/3691480-nadal-znavsa-z-mastersa-v-montekarlo.html" text:style-name="Internet_20_link" text:visited-style-name="Visited_20_Internet_20_Link">
https://www.ukrinform.ua/rubric-sports/3691480-nadal-znavsa-z-mastersa-v-montekarlo.html</text:a>
</text:p>
      <!--NEWS-->
      <text:h text:style-name="P10" text:outline-level="1">
<text:span text:style-name="T4">
Captain of the Kremlin security fled from Russia and called Putin a military criminal</text:span>
</text:h>
      <text:p text:style-name="P4">
Authors: Ukrinform (Person)</text:p>
      <text:p text:style-name="P4">
Publisher: Укринформ (Organization)</text:p>
      <text:p text:style-name="P4">
Published Time: 2023-04-04T16:20:00+03:00</text:p>
      <text:p text:style-name="P4">
Modified Time: 2023-04-04T16:20:00+03:00</text:p>
      <text:p text:style-name="P4">
Description: The captain of the Federal Security Service of the Russian Federation Gleb Karakulov, who worked until mid -October 2022 by an engineer in the administration, which provided a secret connection for President Vladimir Putin, went abroad and condemned the war against Ukraine. - Ukrinform.</text:p>
      <text:p text:style-name="P4">
Images: ["<text:a xlink:type="simple" xlink:href="https://static.ukrinform.com/photos/2022_02/thumb_files/630_360_1645217520-756.jpg" text:style-name="Internet_20_link" text:visited-style-name="Visited_20_Internet_20_Link">
630_360_16452...</text:a>
"]</text:p>
      <text:p text:style-name="P4">
Tags: ['путін', 'Воєнні злочини', 'Війна з росією']</text:p>
      <text:p text:style-name="P4">
Type: Article</text:p>
      <!--METADATA-->
      <text:p text:style-name="P4">
<draw:frame draw:style-name="fr1" draw:name="Image116" text:anchor-type="as-char" svg:width="6.9236in" svg:height="3.956343in" draw:z-index="0">
<draw:image xlink:href="../Images/yкринформ/2023-04-04T16-20-00-03-00/630_360_1645217520-756.jpg" xlink:type="simple" xlink:show="embed" xlink:actuate="onLoad" draw:mime-type="image/jpeg"/>
</draw:frame>
The capital of the Russian Federation Gleb Karakulov, who worked until mid -October2022 by an engineer in the management, which provided a secret connection for the president Vladimir Putin, went abroad and condemned the war against Ukraine.</text:p>
      <text:p text:style-name="P4">
About it reports Ukrinform with reference to interview Karakulov <text:a xlink:type="simple" xlink:href="https://dossier.center/fso/" text:style-name="Internet_20_link" text:visited-style-name="Visited_20_Internet_20_Link">
</text:a>
.</text:p>
      <text:p text:style-name="P4">
“In February this year, a criminal war began, and I could not go to the agreement. I just couldn't be in this presidential service. I consider Tslyudin a military criminal. Although I did not participate in hostilities, but to consider his criminal orders or just to stay in his service I do not know for myself possible, ”Karakulov said.</text:p>
      <text:p text:style-name="P4">
The "dossier" emphasizes that he is the highest employee of the special services from the beginning of the full -scale invasion of Ukraine, who fled from Russia and condemned the war. URF against him was initiated by desertion.</text:p>
      <text:p text:style-name="P4">
<text:span text:style-name="T4">
 Read also: </text:span>
 <text:a xlink:type="simple" xlink:href="https://www.ukrinform.ua/rubric-world/3690895-putin-stvoriv-fond-pidtrimki-ucasnikiv-svo-akim-keruvatime-jogo-pleminnica.html" text:style-name="Internet_20_link" text:visited-style-name="Visited_20_Internet_20_Link">
</text:a>
Karakulov told about the details of his escape. In October, he was sent to Kazakhstan. His wife and child came there. From there, the last day of a business trip Karakulov with his family flew to Istanbul with a deserving passport.</text:p>
      <text:p text:style-name="P4">
The officer told a number of details about how the FSO works, calling this special service "a very independent organization". Vladimir Putin, he said, is not used in a mobile phone and the Internet. “All the information it is wine is only from people who are directly close. He lives in a native information vacuum, ”the special communication officer says.</text:p>
      <text:p text:style-name="P4">
He also confirmed that people who should be in the same Zuputin room still undergo a two -week quarantine. According to Karakulov, he does not know that the president is seriously ill.</text:p>
      <text:p text:style-name="P4">
Karakulov himself was not at Putin's Palace under Helendzhik, but he referred to his colleagues, who often goes there and checks there. Super affirmation that is about an object that uses <text:a xlink:type="simple" xlink:href="https://www.ukrinform.ua/tag-putin" text:style-name="Internet_20_link" text:visited-style-name="Visited_20_Internet_20_Link">
</text:a>
. The officer also confirmed that he is a special train.<text:span text:style-name="T4">
 Read also: </text:span>
 <text:a xlink:type="simple" xlink:href="https://www.ukrinform.ua/rubric-world/3690806-vbivstvo-voenkora-tatarskogo-moze-buti-poperedzennam-prigozinu-cerez-kritiku-kremla-isw.html" text:style-name="Internet_20_link" text:visited-style-name="Visited_20_Internet_20_Link">
</text:a>
Captain FSO described Putin in 2009 and the current President of Russia as "two different people" in his behavior. “Now he has locked up. Winned himself from all over the world by all sorts of barriers, thus quarantine, lack of information. He has distorted the perception of reality, ”Karakakulov explains.</text:p>
      <text:p text:style-name="P4">
According to him, most former FSO colleagues in public conversations support Putin and war. Karakulov appealed to them and other Russian officers not to comply with criminal orders. “FSO staff are constantly marked around the President. You can just go and make it clear that Caeslochin. And in your hands the opportunity to stop this madness very quickly, ” -said the former special service.</text:p>
      <text:p text:style-name="P4">
In March 2023, in Barnaul, the Russian court sentenced to 6.5 years the colonies of Major FSO Mikhail Zhilin, who fled to Kazakhstan through a war with Ukraine. He worked as the head of the change in the management of special communications and information of the FSO in the Siberian Federal District, corresponded to Putin's assignment with the regions. He requested a political asylum of instruction, but in December he was deported to Russia.</text:p>
      <text:p text:style-name="P4">
News Source: <text:a xlink:type="simple" xlink:href="https://www.ukrinform.ua/rubric-world/3691481-kapitan-kremlivskoi-ohoroni-vtik-iz-rosii-ta-nazvav-putina-vijskovim-zlocincem.html" text:style-name="Internet_20_link" text:visited-style-name="Visited_20_Internet_20_Link">
https://www.ukrinform.ua/rubric-world/3691481-kapitan-kremlivskoi-ohoroni-vtik-iz-rosii-ta-nazvav-putina-vijskovim-zlocincem.html</text:a>
</text:p>
      <!--NEWS-->
      <text:h text:style-name="P10" text:outline-level="1">
<text:span text:style-name="T4">
Police opened a case after a military beating in Khmelnitsky's Cathedral</text:span>
</text:h>
      <text:p text:style-name="P4">
Authors: Ukrinform (Person)</text:p>
      <text:p text:style-name="P4">
Publisher: Укринформ (Organization)</text:p>
      <text:p text:style-name="P4">
Published Time: 2023-04-04T16:22:34+03:00</text:p>
      <text:p text:style-name="P4">
Modified Time: 2023-04-04T16:22:34+03:00</text:p>
      <text:p text:style-name="P4">
Description: Police opened criminal proceedings against a representative of the Pokrovsky Cathedral in Khmelnitsky, who beat the former serviceman. - Ukrinform.</text:p>
      <text:p text:style-name="P4">
Images: ["<text:a xlink:type="simple" xlink:href="https://static.ukrinform.com/photos/2016_11/thumb_files/630_360_1479379952-7321.jpg" text:style-name="Internet_20_link" text:visited-style-name="Visited_20_Internet_20_Link">
630_360_14793...</text:a>
"]</text:p>
      <text:p text:style-name="P4">
Tags: ['Поліція', 'УПЦ МП', 'Побиття', 'Хмельницький']</text:p>
      <text:p text:style-name="P4">
Type: Article</text:p>
      <!--METADATA-->
      <text:p text:style-name="P4">
<draw:frame draw:style-name="fr1" draw:name="Image117" text:anchor-type="as-char" svg:width="6.9236in" svg:height="3.956343in" draw:z-index="0">
<draw:image xlink:href="../Images/yкринформ/2023-04-04T16-22-34-03-00/630_360_1479379952-7321.jpg" xlink:type="simple" xlink:show="embed" xlink:actuate="onLoad" draw:mime-type="image/jpeg"/>
</draw:frame>
The police expelled criminal proceedings against the representative of the Pokrovsky Cathedral in Khmelnitsky, who beat the former serviceman.</text:p>
      <text:p text:style-name="P4">
The head of the communication sector of the GUNPV Khmelnitsky region Inna Glega reported this correspondent of Ukrinform.</text:p>
      <text:p text:style-name="P4">
“In addition, another proceeding is opened under Part 1. Art. 125 of the Criminal Code of Ukraine(intentional light bodily injury)According to the victim's request. Yesterday(April 3 - ed.)In the afternoon, he made a statement. It is on this leadership that the suspicion has already been announced, ”Glega said.</text:p>
      <text:p text:style-name="P4">
According to her, criminal proceedings were opened against a representative of a religious institution where the incident occurred.</text:p>
      <text:p text:style-name="P4">
The Hlega specified that on April 2 <text:a xlink:type="simple" xlink:href="https://www.ukrinform.ua/tag-policia" text:style-name="Internet_20_link" text:visited-style-name="Visited_20_Internet_20_Link">
</text:a>
Oblast -lacquer proceedings under Part 2 of Article 296 of the Criminal Code(hooliganism)Under the events of the Cathedral, which became known from the video and a consequence survey of people. This proceedings are currently investigating.</text:p>
      <text:p text:style-name="P4">
It is known that it is a beating of former serviceman Arthur Ananyev, who since the beginning of a full-scale war went to a volunteer on the front in the 19th separate shooting battalion. Protecting Ukraine, it has received contour and traumatic brain injury.</text:p>
      <text:p text:style-name="P4">
<text:span text:style-name="T4">
 Read also: </text:span>
 <text:a xlink:type="simple" xlink:href="https://www.ukrinform.ua/rubric-regions/3691346-u-kamancipodilskomu-upc-mp-pozbavili-prava-na-koristuvanna-zemleu.html" text:style-name="Internet_20_link" text:visited-style-name="Visited_20_Internet_20_Link">
</text:a>
As it was reported, in Khmelnitsky near the Pokrovsky Cathedral of the UOC, where on the morning of April 2 there was an incident with a beating of the military, in the evening <text:a xlink:type="simple" xlink:href="https://www.ukrinform.ua/rubric-regions/3690687-u-hmelnickomu-pocalisa-suticki-bila-hramu-de-pobili-vijskovogo-zmi.html" text:style-name="Internet_20_link" text:visited-style-name="Visited_20_Internet_20_Link">
</text:a>
Between the activists of the Tappoders of the UOC MP.</text:p>
      <text:p text:style-name="P4">
The UOC -MP reported that protesters held their "illegal meetings, which were inaccessible to the meeting of the parish community, demanding that they seal the temple, appealed to the leaders and brought the priesthood of the UOC from the territory of the cathedral."</text:p>
      <text:p text:style-name="P4">
In Khmelnitsky, the Ova was called to reduce the "degree of tension" around the clash in the temple, during which the military was beaten, and to resolve the conflict in the legal way.</text:p>
      <text:p text:style-name="P4">
<text:a xlink:type="simple" xlink:href="https://www.ukrinform.ua/rubric-regions/3690605-bijka-u-cerkvi-upc-mp-u-hmelnickomu-policia-vidkrila-spravu.html" text:style-name="Internet_20_link" text:visited-style-name="Visited_20_Internet_20_Link">
</text:a>
With the beating of the military in one sections of the UOC -MP, a deputy of the Khmelnytsky Regional Council Viktorblik was placed on Facebook. The deputy noted that during the conflict, representatives of the police arrived in the church and detained the military under Article 173.The mayor of Khmelnitsky Alexander Simchyshyn noted that the beating in the temple should become an argument for the Verkhovna Rada in order to vote a lawsuit on the ban on the UOC -MP. According to him, at the extraordinary sessions, the city council will cease the use of the UOC to all land plots of the community, as well as initiate similar decisions of the regional Tarionic Councils.</text:p>
      <text:p text:style-name="P4">
Participants of the meeting near the Pokrovsky Cathedral of the UOC of the Moscow Patriarchate voted for the transition of the religious community to the PCCU, dubbed.</text:p>
      <text:p text:style-name="P4">
The head of the Khmelnytsky Diocese of the PSCU, Bishop Khmelnytsky and Kamianets-Podilsky Pavel condemned the beating of the military in the Pokrovsky Cathedral.</text:p>
      <text:p text:style-name="P4">
Khmelnytsky City Council <text:a xlink:type="simple" xlink:href="https://www.ukrinform.ua/rubric-regions/3691306-u-hmelnickomu-pripinili-pravo-koristuvanna-zemleu-dla-cerkov-upc-mp.html" text:style-name="Internet_20_link" text:visited-style-name="Visited_20_Internet_20_Link">
</text:a>
On the termination of the right to use 13 land plots for the UOC Patriarchate of the UOC. The Kamianets-Podilsky City Council made a similar decision on 19 land carriers.</text:p>
      <text:p text:style-name="P4">
Khmelnytsky Regional Council at an extraordinary session <text:a xlink:type="simple" xlink:href="https://www.ukrinform.ua/rubric-regions/3691444-hmelnicka-oblrada-zaboronila-dialnist-upc-mp-na-teritorii-oblasti.html" text:style-name="Internet_20_link" text:visited-style-name="Visited_20_Internet_20_Link">
</text:a>
On the ban on the activity of the Pupcus of the Moscow Patriarchate in the territory of the region.</text:p>
      <text:p text:style-name="P4">
In the Pokrovsky Cathedral during the inventory <text:a xlink:type="simple" xlink:href="https://www.ukrinform.ua/rubric-regions/3691379-u-hmelnickomu-sobori-akij-perejsov-do-pcu-viavili-antiukrainsku-literaturu.html" text:style-name="Internet_20_link" text:visited-style-name="Visited_20_Internet_20_Link">
</text:a>
anti -Ukrainian literature.</text:p>
      <text:p text:style-name="P4">
News Source: <text:a xlink:type="simple" xlink:href="https://www.ukrinform.ua/rubric-regions/3691483-policia-vidkrila-spravu-za-faktom-pobitta-vijskovogo-u-sobori-hmelnickogo.html" text:style-name="Internet_20_link" text:visited-style-name="Visited_20_Internet_20_Link">
https://www.ukrinform.ua/rubric-regions/3691483-policia-vidkrila-spravu-za-faktom-pobitta-vijskovogo-u-sobori-hmelnickogo.html</text:a>
</text:p>
      <!--NEWS-->
      <text:h text:style-name="P10" text:outline-level="1">
<text:span text:style-name="T4">
Recognition of the Holodomor genocide: Schmigal instructed the Foreign Ministry to activate work with partners</text:span>
</text:h>
      <text:p text:style-name="P4">
Authors: Ukrinform (Person)</text:p>
      <text:p text:style-name="P4">
Publisher: Укринформ (Organization)</text:p>
      <text:p text:style-name="P4">
Published Time: 2023-04-04T16:26:02+03:00</text:p>
      <text:p text:style-name="P4">
Modified Time: 2023-04-04T16:26:02+03:00</text:p>
      <text:p text:style-name="P4">
Description: The Prime Minister of Ukraine Denis Shmigal has instructed the Ministry of Foreign Affairs to intensify work with international partners on the preparation of resolutions and applications for recognition of the famine genocide. - Ukrinform.</text:p>
      <text:p text:style-name="P4">
Images: ["<text:a xlink:type="simple" xlink:href="https://static.ukrinform.com/photos/2023_04/thumb_files/630_360_1680614726-920.jpg" text:style-name="Internet_20_link" text:visited-style-name="Visited_20_Internet_20_Link">
630_360_16806...</text:a>
"]</text:p>
      <text:p text:style-name="P4">
Tags: ['Голодомор', 'МЗС', 'Шмигаль']</text:p>
      <text:p text:style-name="P4">
Type: Article</text:p>
      <!--METADATA-->
      <text:p text:style-name="P4">
<draw:frame draw:style-name="fr1" draw:name="Image118" text:anchor-type="as-char" svg:width="6.9236in" svg:height="3.956343in" draw:z-index="0">
<draw:image xlink:href="../Images/yкринформ/2023-04-04T16-26-02-03-00/630_360_1680614726-920.jpg" xlink:type="simple" xlink:show="embed" xlink:actuate="onLoad" draw:mime-type="image/jpeg"/>
</draw:frame>
The Prime Minister of Ukraine Denis Shmigal has instructed the Ministry of Foreign Ministry to work with international partners on the preparation of resolutions and the declaration of the famine with genocide.</text:p>
      <text:p text:style-name="P4">
As Ukrinform reports with reference to <text:a xlink:type="simple" xlink:href="http://t.me/Denys_Smyhal/4900" text:style-name="Internet_20_link" text:visited-style-name="Visited_20_Internet_20_Link">
</text:a>
The head of the lawyer was discussed at a meeting of the Organizing Committee for the preparation and conduct of the 90th anniversary of the Holodomor tragedy.</text:p>
      <text:p text:style-name="P4">
“The Soviet authorities began a genocide against Ukrainians, provoked by a cruel goddaughter in 1932-1933. Russia has continued this policy, resolving the warned war. In this regard, the Ministry of Foreign Affairs is given the task of activating the work by the Capartments on the preparation of resolutions and applications for the recognition of famineomorugenocide, ” - wrote <text:a xlink:type="simple" xlink:href="https://www.ukrinform.ua/tag-smigal" text:style-name="Internet_20_link" text:visited-style-name="Visited_20_Internet_20_Link">
</text:a>
.</text:p>
      <text:p text:style-name="P4">
He gave a number of assignments and tasks of the MKIP, the Ukrainian Institute of the National Memory and other agencies on the implementation of the Action Plan for this year.</text:p>
      <text:p text:style-name="P4">
In general, the participants of the meeting set priorities for the implementation of the relevant plan of events for 2023.</text:p>
      <text:p text:style-name="P4">
<text:span text:style-name="T4">
 Read also: </text:span>
 <text:a xlink:type="simple" xlink:href="https://www.ukrinform.ua/rubric-polytics/3686433-islandia-viznala-golodomor-genocidom-ukrainskogo-narodu.html" text:style-name="Internet_20_link" text:visited-style-name="Visited_20_Internet_20_Link">
</text:a>
As reported by Ukrinform, in total 26 countries have recognized the Holodomor with genocide, 11 rains in the last year. On March 28, the French Parliament recognized the Holodomor of 1932-1933 by the genocide of the Ukrainian people, and earlier such a decision was approved by Iceland.</text:p>
      <text:p text:style-name="P4">
<text:span text:style-name="T5">
Foto: Denis Shmigal/Telegram</text:span>
</text:p>
      <text:p text:style-name="P4">
News Source: <text:a xlink:type="simple" xlink:href="https://www.ukrinform.ua/rubric-polytics/3691485-viznanna-golodomoru-genocidom-smigal-doruciv-mzs-aktivizuvati-robotu-z-partnerami.html" text:style-name="Internet_20_link" text:visited-style-name="Visited_20_Internet_20_Link">
https://www.ukrinform.ua/rubric-polytics/3691485-viznanna-golodomoru-genocidom-smigal-doruciv-mzs-aktivizuvati-robotu-z-partnerami.html</text:a>
</text:p>
      <!--NEWS-->
      <text:h text:style-name="P10" text:outline-level="1">
<text:span text:style-name="T4">
Ukrainian students wrote a dictator about mine safety</text:span>
</text:h>
      <text:p text:style-name="P4">
Authors: Ukrinform (Person)</text:p>
      <text:p text:style-name="P4">
Publisher: Укринформ (Organization)</text:p>
      <text:p text:style-name="P4">
Published Time: 2023-04-04T16:27:00+03:00</text:p>
      <text:p text:style-name="P4">
Modified Time: 2023-04-04T16:27:00+03:00</text:p>
      <text:p text:style-name="P4">
Description: On Ukrainian radio, a radio dictator "Joint to Safety" on safe behavior with mines and unobtrusive ammunition for students was held. - Ukrinform.</text:p>
      <text:p text:style-name="P4">
Images: ["<text:a xlink:type="simple" xlink:href="https://static.ukrinform.com/photos/2020_06/thumb_files/630_360_1593071285-871.jpg" text:style-name="Internet_20_link" text:visited-style-name="Visited_20_Internet_20_Link">
630_360_15930...</text:a>
"]</text:p>
      <text:p text:style-name="P4">
Tags: ['Діти', 'Міна', 'Диктант', 'Боєприпаси']</text:p>
      <text:p text:style-name="P4">
Type: Article</text:p>
      <!--METADATA-->
      <text:p text:style-name="P4">
<draw:frame draw:style-name="fr1" draw:name="Image119" text:anchor-type="as-char" svg:width="6.9236in" svg:height="3.956343in" draw:z-index="0">
<draw:image xlink:href="../Images/yкринформ/2023-04-04T16-27-00-03-00/630_360_1593071285-871.jpg" xlink:type="simple" xlink:show="embed" xlink:actuate="onLoad" draw:mime-type="image/jpeg"/>
</draw:frame>
The Ukrainian radio has passed the radio dictator "Joint to Safety" on safe behavior with mines and unobtrusive ammunition for students.</text:p>
      <text:p text:style-name="P4">
The dictation took place on April 4, on International Education Day on Mine Non -Protection, Ukrinform correspondent reports.</text:p>
      <text:p text:style-name="P4">
The text was read by Mikhail Karpan, an actor who voices the patron dog in the same name.</text:p>
      <text:p text:style-name="P4">
In front of the dictator, at 14:40, on the air of Ukrainian radio representatives of the SESSSSSITION about pollution of Ukraine by mines and explosive subjects and the importance of learning <text:a xlink:type="simple" xlink:href="https://www.ukrinform.ua/tag-diti" text:style-name="Internet_20_link" text:visited-style-name="Visited_20_Internet_20_Link">
</text:a>
Rules.</text:p>
      <text:p text:style-name="P4">
Immediately after the dictation, the presenter Olena Zelinchenko analyzed the text, explanatory cases of spelling words, and also informed where and what punctuation marks were.</text:p>
      <text:p text:style-name="P4">
It is possible to check the correctness of writing the dictation immediately after it is completed by social networks and on official sites of Ukrainian Radio, UNICEF, and MES TDSNS.</text:p>
      <text:p text:style-name="P4">
<text:span text:style-name="T4">
 Read also: </text:span>
 <text:a xlink:type="simple" xlink:href="https://www.ukrinform.ua/rubric-society/3686141-u-harkovi-vidali-komiks-pes-patron-i-skarpetkovij-monstr.html" text:style-name="Internet_20_link" text:visited-style-name="Visited_20_Internet_20_Link">
</text:a>
The project is implemented in conjunction with the UN Children's Fund(UNICEF), Ministry of Education and Science(Mon), The State Emergency Service of Ukraine and Mine Activities.</text:p>
      <text:p text:style-name="P4">
As it was reported, the United Nations General Assembly has determined the 4th International Day of Enlightenment on Mining Danger and Activity Assistance related to demining. Its purpose is to increase awareness of the danger of mines and explosive residues of war(Night)and promoting their decline.</text:p>
      <text:p text:style-name="P4">
News Source: <text:a xlink:type="simple" xlink:href="https://www.ukrinform.ua/rubric-society/3691486-ukrainski-skolari-napisali-diktant-pro-minnu-bezpeku.html" text:style-name="Internet_20_link" text:visited-style-name="Visited_20_Internet_20_Link">
https://www.ukrinform.ua/rubric-society/3691486-ukrainski-skolari-napisali-diktant-pro-minnu-bezpeku.html</text:a>
</text:p>
      <!--NEWS-->
      <text:h text:style-name="P10" text:outline-level="1">
<text:span text:style-name="T4">
In Odessa opened a plate about the city center in the UNESCO list</text:span>
</text:h>
      <text:p text:style-name="P4">
Authors: Ukrinform (Person)</text:p>
      <text:p text:style-name="P4">
Publisher: Укринформ (Organization)</text:p>
      <text:p text:style-name="P4">
Published Time: 2023-04-04T16:29:00+03:00</text:p>
      <text:p text:style-name="P4">
Modified Time: 2023-04-04T16:29:00+03:00</text:p>
      <text:p text:style-name="P4">
Description: UNESCO Director General Odry Azule arrived on April 4 to Odessa, where she visited the solemn ceremony of opening a memorial plate about the inclusion of part of the Odessa Historical Center in the list of World Cultural Heritage. - Ukrinform.</text:p>
      <text:p text:style-name="P4">
Images: ["<text:a xlink:type="simple" xlink:href="https://static.ukrinform.com/photos/2023_04/thumb_files/630_360_1680614877-872.jpg" text:style-name="Internet_20_link" text:visited-style-name="Visited_20_Internet_20_Link">
630_360_16806...</text:a>
"]</text:p>
      <text:p text:style-name="P4">
Tags: ['Історія', 'Культурна спадщина', 'Одеса', 'ЮНЕСКО']</text:p>
      <text:p text:style-name="P4">
Type: Article</text:p>
      <!--METADATA-->
      <text:p text:style-name="P4">
<draw:frame draw:style-name="fr1" draw:name="Image120" text:anchor-type="as-char" svg:width="6.9236in" svg:height="3.956343in" draw:z-index="0">
<draw:image xlink:href="../Images/yкринформ/2023-04-04T16-29-00-03-00/630_360_1680614877-872.jpg" xlink:type="simple" xlink:show="embed" xlink:actuate="onLoad" draw:mime-type="image/jpeg"/>
</draw:frame>
UNESCO General Odri Azul's General Against April 4, where she visited the solemnity of the opening of a memorial plate about the inclusion of part of Odessa's historical center in the list of World Cultural Heritage.</text:p>
      <text:p text:style-name="P4">
This was reported by Ukrinform correspondent.</text:p>
      <text:p text:style-name="P4">
“I want to point out that this is important for both Ukrainians and Europeans and for the world, because Odesa is a cosmopolitan city. Odessa is significant for the world because it has a unique history that was formed under the influence of different cultures, such as Italian, Greek, Moldovan, Jewish, Ukrainian, as well as French, Austro-Hungarian, Turkish and Polish and Russian. That is, the city is open to all and open for the future, ”Azule said.</text:p>
      <text:p text:style-name="P4">
She noted that the inclusion of a part of the Odessa Center in the list of worldwide -in -law is a kind of conflict of solidarity from the world community.</text:p>
      <text:p text:style-name="P4">
"In these difficult times, you have our support," UNESCO's General Supreme Property.</text:p>
      <text:p text:style-name="P4">
Azule noted that during the war it is extremely important to protect cultural heritage, including language, architectural monuments, theaters and music.</text:p>
      <text:p text:style-name="P4">
"I should also point out that the special color and spirit of the city of Odessa is known to the boundaries of Ukraine, it can even be said that far beyond Europe," - Doglana.</text:p>
      <text:p text:style-name="P4">
Minister of Culture and Information Policy Oleksandr Tkachenko expressed that the new status of the historical center of the city will be interfered with Vorozhuvid of any encroachment on its destruction.</text:p>
      <text:p text:style-name="P4">
"Officially!Odessa now has a plate about the inclusion of the UNESCO World Heritage Site. The plate was located in the pro -deed archeological museum," he wrote in <text:a xlink:type="simple" xlink:href="https://t.me/otkachenkokyiv/3379" text:style-name="Internet_20_link" text:visited-style-name="Visited_20_Internet_20_Link">
</text:a>
 .</text:p>
      <text:p text:style-name="P4">
The original certificate for the inclusion of part of the historical center of Odessa in the UNESCO Surprise Heritage was handed over to the mayor of Gennady Trukhanov.</text:p>
      <text:p text:style-name="P4">
The document was presented by the First Deputy Minister of Foreign Affairs of Ukraine Eminzhaparov.</text:p>
      <text:p text:style-name="P4">
“Yesterday we had a meeting with President Zelensky and Mrs. Azole(General Director UNESCO) <text:a xlink:type="simple" xlink:href="https://www.ukrinform.ua/rubric-culture/3691119-zelenskij-podakuvav-gendirektorci-unesko-za-pidtrimku-ukraini.html" text:style-name="Internet_20_link" text:visited-style-name="Visited_20_Internet_20_Link">
 </text:a>
. He asked where the original. We answered that the original we will take away Odessa and give it to the citizens of the city, ” - said during the delivery of a document Japarov.</text:p>
      <text:p text:style-name="P4">
The first deputy minister noted that inclusion <text:a xlink:type="simple" xlink:href="https://www.ukrinform.ua/tag-odesa" text:style-name="Internet_20_link" text:visited-style-name="Visited_20_Internet_20_Link">
</text:a>
The list of the World Cultural Infants is a great symbol of Ukraine's support by an organization that is baked by culture, education, sports and ecology.</text:p>
      <text:p text:style-name="P4">
“There is a physical war on the front, but also another war. War in information so -culture dimensions, in the dimension of identity. And here, too, is a serious enemy. You recognize how the Russian Federation exploits sports, cultural identity and history in your tneaders. Therefore, everything we do as part of UNESCO is an important political step. The introduction of part of the city to the UNESCO list is also an element of protection and our fleeting in this war, ”Ms. Dzhaparova added.</text:p>
      <text:p text:style-name="P4">
<text:span text:style-name="T4">
 Read also: </text:span>
 <text:a xlink:type="simple" xlink:href="https://www.ukrinform.ua/rubric-culture/3691110-zelenska-obgovorila-z-gendirektorkou-unesko-zberezenna-ukrainskoi-kulturnoi-spadsini.html" text:style-name="Internet_20_link" text:visited-style-name="Visited_20_Internet_20_Link">
</text:a>
The solemn ceremony of opening a memorial plate about the inclusion of part of the historical center of Odessa in the list of World Cultural Heritage took place in the Rosse of Pushkinskaya and Langeronivska streets near the Marine Museum.</text:p>
      <text:p text:style-name="P4">
“On the four sides, the pillar is applied ornaments that reflect different epochs of culture. Antique, ionic, Eastern, Western European and traditional Ukrainian. All these cultures created the same unique Odessa color, which was nominated on the list of the World Heritage, which the world has to preserve for our descendants, ” - said Mayor Gennady Trukhanov.</text:p>
      <text:p text:style-name="P4">
The mayor noted that after receiving the status of introducing part of the city to the list of Junsco, Odesa will not turn into a open -air museum. The central part is a living organism, where life goes on, businesses, travel and economic processes.The opening ceremony of the plaque is not present, Deputy Minister of Culture of Ukraine Halyna Grigorenko added that, in defending the building, "first of all, we protect Odessa and Ukrainian identity."</text:p>
      <text:p text:style-name="P4">
“It is for this, for our Ukrainian identity, there is now a war. For the right -wing Ukrainians on their own land. The preservation of our inheritance is the key to our web victory, ”Grigorenko emphasized.</text:p>
      <text:p text:style-name="P4">
As reported by Ukrinform, in August 2022 in the MKIP initiated the inclusion of a historical center of Odessa in the UNESCO World Heritage List on accelerated proceedings. In October, Ukraine officially submitted to the UNESCO the nominative file "Historical Center of the City-Port of Odessa" for inclusion in the list of worldwide-occupied region, and President Vladimir Zelensky urged to hold an extraordinary session of the UNESCO World Heritage Center on the inclusion of the historical center of Odessa. Final <text:a xlink:type="simple" xlink:href="https://www.ukrinform.ua/rubric-culture/3659188-istoricnij-centr-odesi-vnesli-do-spisku-unesko.html" text:style-name="Internet_20_link" text:visited-style-name="Visited_20_Internet_20_Link">
</text:a>
</text:p>
      <text:p text:style-name="P4">
News Source: <text:a xlink:type="simple" xlink:href="https://www.ukrinform.ua/rubric-regions/3691492-v-odesi-vidkrili-tablicku-pro-vklucenna-centru-mista-do-spisku-unesko.html" text:style-name="Internet_20_link" text:visited-style-name="Visited_20_Internet_20_Link">
https://www.ukrinform.ua/rubric-regions/3691492-v-odesi-vidkrili-tablicku-pro-vklucenna-centru-mista-do-spisku-unesko.html</text:a>
</text:p>
      <!--NEWS-->
      <text:h text:style-name="P10" text:outline-level="1">
<text:span text:style-name="T4">
Ukraine's men's team won Bronze at the Grand Prix of Europe</text:span>
</text:h>
      <text:p text:style-name="P4">
Authors: Ukrinform (Person)</text:p>
      <text:p text:style-name="P4">
Publisher: Укринформ (Organization)</text:p>
      <text:p text:style-name="P4">
Published Time: 2023-04-04T16:30:37+03:00</text:p>
      <text:p text:style-name="P4">
Modified Time: 2023-04-04T16:30:37+03:00</text:p>
      <text:p text:style-name="P4">
Description: In a meeting for "bronze", the Ukrainians convincingly defeated Slovakia. - Ukrinform.</text:p>
      <text:p text:style-name="P4">
Images: ["<text:a xlink:type="simple" xlink:href="https://static.ukrinform.com/photos/2023_04/thumb_files/630_360_1680614936-757.jpg" text:style-name="Internet_20_link" text:visited-style-name="Visited_20_Internet_20_Link">
630_360_16806...</text:a>
"]</text:p>
      <text:p text:style-name="P4">
Tags: ['стрільба з лука']</text:p>
      <text:p text:style-name="P4">
Type: Article</text:p>
      <!--METADATA-->
      <text:p text:style-name="P4">
<draw:frame draw:style-name="fr1" draw:name="Image121" text:anchor-type="as-char" svg:width="6.9236in" svg:height="3.956343in" draw:z-index="0">
<draw:image xlink:href="../Images/yкринформ/2023-04-04T16-30-37-03-00/630_360_1680614936-757.jpg" xlink:type="simple" xlink:show="embed" xlink:actuate="onLoad" draw:mime-type="image/jpeg"/>
</draw:frame>
In the meeting of "bronze" Ukrainians convincingly defeated Slovakia.</text:p>
      <text:p text:style-name="P4">
The male Ukrainian team consisting of Viktor Ruban, Ivan Kozokar and Artemovchinnikov became bronze medalists of the Grand Prix of Europe, Ukrinform reports.</text:p>
      <text:p text:style-name="P4">
The national team did not have the best qualification, becoming seventh.</text:p>
      <text:p text:style-name="P4">
In the quarterfinals, our athletes could meet Turkey's team headed by Zolimpian Gaszozu Champion, but shot Switzerland(6:2), came to the Czech national team that overcame the Turks(5:3). Долю зустрічі із чехамивирішив тай-брейк.</text:p>
      <text:p text:style-name="P4">
Далі був півфінал із командою Нідерландів та поразка у ньому 1:5. А у зустрічіза «бронзу» українці переконливо розбили Словаччину – 6:0.</text:p>
      <text:p text:style-name="P4">
<text:span text:style-name="T4">
Читайте також:</text:span>
 <text:a xlink:type="simple" xlink:href="https://www.ukrinform.ua/rubric-sports/3679640-vidbir-komandi-nacionalnoi-zbirnoi-invictus-games-2023-vidbudetsa-u-lvovi.html" text:style-name="Internet_20_link" text:visited-style-name="Visited_20_Internet_20_Link">
 </text:a>
As reported by Ukrinform, the women's team of Ukraine in Solomiya Hnip, Anastasia Pavlova and Pauline of the Rodiona completed the struggle at the stages(2:6)which eventually took first place.</text:p>
      <text:p text:style-name="P4">
Photo: Getty Image</text:p>
      <text:p text:style-name="P4">
News Source: <text:a xlink:type="simple" xlink:href="https://www.ukrinform.ua/rubric-sports/3691487-colovica-zbirna-ukraini-viborola-bronzu-na-etapi-granpri-evropi.html" text:style-name="Internet_20_link" text:visited-style-name="Visited_20_Internet_20_Link">
https://www.ukrinform.ua/rubric-sports/3691487-colovica-zbirna-ukraini-viborola-bronzu-na-etapi-granpri-evropi.html</text:a>
</text:p>
      <!--NEWS-->
      <text:h text:style-name="P10" text:outline-level="1">
<text:span text:style-name="T4">
Zelensky and Trudeau discussed the situation at the front and the security needs of Ukraine</text:span>
</text:h>
      <text:p text:style-name="P4">
Authors: Ukrinform (Person)</text:p>
      <text:p text:style-name="P4">
Publisher: Укринформ (Organization)</text:p>
      <text:p text:style-name="P4">
Published Time: 2023-04-04T16:31:00+03:00</text:p>
      <text:p text:style-name="P4">
Modified Time: 2023-04-04T16:31:00+03:00</text:p>
      <text:p text:style-name="P4">
Description: President of Ukraine Volodymyr Zelensky has a telephone conversation with Canada Prime Minister Justin Trudeau, discussed Ukraine's security needs and the situation at the front. - Ukrinform.</text:p>
      <text:p text:style-name="P4">
Images: ["<text:a xlink:type="simple" xlink:href="https://static.ukrinform.com/photos/2022_08/thumb_files/630_360_1659364801-589.jpeg" text:style-name="Internet_20_link" text:visited-style-name="Visited_20_Internet_20_Link">
630_360_16593...</text:a>
"]</text:p>
      <text:p text:style-name="P4">
Tags: ['Оборона', 'Трюдо', 'Зеленський', 'Війна з росією']</text:p>
      <text:p text:style-name="P4">
Type: Article</text:p>
      <!--METADATA-->
      <text:p text:style-name="P4">
<draw:frame draw:style-name="fr1" draw:name="Image122" text:anchor-type="as-char" svg:width="6.9236in" svg:height="3.956343in" draw:z-index="0">
<draw:image xlink:href="../Images/yкринформ/2023-04-04T16-31-00-03-00/630_360_1659364801-589.jpeg" xlink:type="simple" xlink:show="embed" xlink:actuate="onLoad" draw:mime-type="image/jpeg"/>
</draw:frame>
President of Ukraine Volodymyr Zelensky had a telephone conversation with Prime Minister Channel Justin Trudeau, discussed the security needs of Ukraine and the situation of Nafroron.</text:p>
      <text:p text:style-name="P4">
The head of state reported this in <text:a xlink:type="simple" xlink:href="https://t.me/V_Zelenskiy_official/5753" text:style-name="Internet_20_link" text:visited-style-name="Visited_20_Internet_20_Link">
</text:a>
, reports Ukrinform.</text:p>
      <text:p text:style-name="P4">
"He had a telephone conversation with Canada Prime Minister Justin Trudeau. He dressed him for 2.4 billion Canadian dollars assistance to the Ukrainian budget and significant defensive support. They discussed the situation on the battle field further security needs <text:a xlink:type="simple" xlink:href="https://www.ukrinform.ua/tag-ukraina" text:style-name="Internet_20_link" text:visited-style-name="Visited_20_Internet_20_Link">
</text:a>
", -wrote Zelensky.</text:p>
      <text:p text:style-name="P4">
As it was reported, in June 2022, a credit authority was signed between Ukraine and Canada to provide Ukraine with a loan on preferential terms with the first additional amount of December 13, 2022, according to which the State Budget of Ukraine was overcome in the amount of $ 1.95 billion of Canadian dollars. The total loan will be $ 4.35 billion in Canadian dollars.</text:p>
      <text:p text:style-name="P4">
<text:span text:style-name="T4">
 Read also: </text:span>
 <text:a xlink:type="simple" xlink:href="https://www.ukrinform.ua/rubric-polytics/3690139-kanada-borotimetsa-za-pravosudda-dla-ukrainciv-trudo.html" text:style-name="Internet_20_link" text:visited-style-name="Visited_20_Internet_20_Link">
</text:a>
On March 31 this year, the State Budget of Ukraine from Canada received $ 2.4lrd Canadian dollars(1.8 billion dollars. USA)credit on preferential terms.</text:p>
      <text:p text:style-name="P4">
<text:span text:style-name="T5">
Foto: op</text:span>
</text:p>
      <text:p text:style-name="P4">
News Source: <text:a xlink:type="simple" xlink:href="https://www.ukrinform.ua/rubric-polytics/3691488-zelenskij-i-trudo-obgovorili-situaciu-na-fronti-ta-bezpekovi-potrebi-ukraini.html" text:style-name="Internet_20_link" text:visited-style-name="Visited_20_Internet_20_Link">
https://www.ukrinform.ua/rubric-polytics/3691488-zelenskij-i-trudo-obgovorili-situaciu-na-fronti-ta-bezpekovi-potrebi-ukraini.html</text:a>
</text:p>
      <!--NEWS-->
      <text:h text:style-name="P10" text:outline-level="1">
<text:span text:style-name="T4">
China insists that a whipped US balloon was not intelligence</text:span>
</text:h>
      <text:p text:style-name="P4">
Authors: Ukrinform (Person)</text:p>
      <text:p text:style-name="P4">
Publisher: Укринформ (Organization)</text:p>
      <text:p text:style-name="P4">
Published Time: 2023-04-04T16:33:00+03:00</text:p>
      <text:p text:style-name="P4">
Modified Time: 2023-04-04T16:33:00+03:00</text:p>
      <text:p text:style-name="P4">
Description: China continues to insist that the balloon was beaten over the territory of the United States was an unmanned civilian airship, and its entry into the US airspace is caused by force majeure. - Ukrinform.</text:p>
      <text:p text:style-name="P4">
Images: ["<text:a xlink:type="simple" xlink:href="https://static.ukrinform.com/photos/2023_04/thumb_files/630_360_1680615030-399.jpg" text:style-name="Internet_20_link" text:visited-style-name="Visited_20_Internet_20_Link">
630_360_16806...</text:a>
"]</text:p>
      <text:p text:style-name="P4">
Tags: ['Китай', 'Розвідка', 'США', 'Повітряна куля']</text:p>
      <text:p text:style-name="P4">
Type: Article</text:p>
      <!--METADATA-->
      <text:p text:style-name="P4">
<draw:frame draw:style-name="fr1" draw:name="Image123" text:anchor-type="as-char" svg:width="6.9236in" svg:height="3.946452in" draw:z-index="0">
<draw:image xlink:href="../Images/yкринформ/2023-04-04T16-33-00-03-00/630_360_1680615030-399.jpg" xlink:type="simple" xlink:show="embed" xlink:actuate="onLoad" draw:mime-type="image/jpeg"/>
</draw:frame>
China has to insist that a bolky civilian airship is knocked down over the United States of the United States, and its entry into the airspace is caused by force majeure.</text:p>
      <text:p text:style-name="P4">
This was stated on Tuesday at a briefing by the Ministry of Foreign Affairs of the People's Republic of China MAO Nin, Ukrinform reports.</text:p>
      <text:p text:style-name="P4">
“We have repeatedly explained that the unmanned Chinese civilian airship that drifted over the United States was a completely unexpected and a separate event caused by force majeure. <text:a xlink:type="simple" xlink:href="https://www.ukrinform.ua/tag-kitaj" text:style-name="Internet_20_link" text:visited-style-name="Visited_20_Internet_20_Link">
</text:a>
Decisively rejecting distortions and political manipulations on this unspecified and isolated event, ”Mao said.</text:p>
      <text:p text:style-name="P4">
According to her, this air apparatus was "used for meteorological research purposes."</text:p>
      <text:p text:style-name="P4">
At the same time, a spokeswoman for the foreign policy of the People's Republic of China did not respond to which the Chinese company belonged to a whipped balloon.</text:p>
      <text:p text:style-name="P4">
"We add nothing more," Mao said.</text:p>
      <text:p text:style-name="P4">
<text:span text:style-name="T4">
 Read also: </text:span>
 <text:a xlink:type="simple" xlink:href="https://www.ukrinform.ua/rubric-world/3691450-kitaj-zaaviv-pro-gotovnist-vzaemodiati-z-es-dla-politicnogo-vreguluvanna-krizi-v-ukraini.html" text:style-name="Internet_20_link" text:visited-style-name="Visited_20_Internet_20_Link">
</text:a>
As reported by Ukrinform, in early February US military <text:a xlink:type="simple" xlink:href="https://www.ukrinform.ua/rubric-world/3665662-stali-vidomi-podrobici-zbitta-kitajskoi-povitranoi-kuli-nad-ssa.html" text:style-name="Internet_20_link" text:visited-style-name="Visited_20_Internet_20_Link">
</text:a>
which conducted observations of US objects. After this incident, the Secretary of State Anthony Blinken abolished a displaced trip to China.</text:p>
      <text:p text:style-name="P4">
The Chinese side immediately stated that the bullet had a civilian purpose and a state of state by accident.</text:p>
      <text:p text:style-name="P4">
<text:span text:style-name="T4">
 Read also: </text:span>
 <text:a xlink:type="simple" xlink:href="https://www.ukrinform.ua/rubric-world/3671310-u-tajvani-na-odnomu-iz-viddalenih-ostroviv-viavili-kitajsku-povitranu-kulu.html" text:style-name="Internet_20_link" text:visited-style-name="Visited_20_Internet_20_Link">
</text:a>
April 3 <text:a xlink:type="simple" xlink:href="https://www.nbcnews.com/politics/national-security/china-spy-balloon-collected-intelligence-us-military-bases-rcna77155" text:style-name="Internet_20_link" text:visited-style-name="Visited_20_Internet_20_Link">
</text:a>
With the reference of Nadenas, American high -ranking officials, said the Chinese Air Avil could collect reconnaissance data from several US military personnel and transfer them to Beijing in real time.</text:p>
      <text:p text:style-name="P4">
At the same time, such data were of limited value because the US military was traveling to move the balloon and took the necessary protection measures.</text:p>
      <text:p text:style-name="P4">
News Source: <text:a xlink:type="simple" xlink:href="https://www.ukrinform.ua/rubric-world/3691489-kitaj-napolagae-so-zbita-nad-ssa-povitrana-kula-ne-bula-rozviduvalnou.html" text:style-name="Internet_20_link" text:visited-style-name="Visited_20_Internet_20_Link">
https://www.ukrinform.ua/rubric-world/3691489-kitaj-napolagae-so-zbita-nad-ssa-povitrana-kula-ne-bula-rozviduvalnou.html</text:a>
</text:p>
      <!--NEWS-->
      <text:h text:style-name="P10" text:outline-level="1">
<text:span text:style-name="T4">
Eku called on international organizations to help release Ukrainian doctors from captivity of the Russian Federation</text:span>
</text:h>
      <text:p text:style-name="P4">
Authors: Ukrinform (Person)</text:p>
      <text:p text:style-name="P4">
Publisher: Укринформ (Organization)</text:p>
      <text:p text:style-name="P4">
Published Time: 2023-04-04T16:35:00+03:00</text:p>
      <text:p text:style-name="P4">
Modified Time: 2023-04-04T16:35:00+03:00</text:p>
      <text:p text:style-name="P4">
Description: The European Congress of Ukrainians (ECE) has called on international institutions and organizations to help dismiss hundreds of Ukrainian military doctors and doctors who are kept in inhumane conditions in Russian captivity. - Ukrinform.</text:p>
      <text:p text:style-name="P4">
Images: ["<text:a xlink:type="simple" xlink:href="https://static.ukrinform.com/photos/2023_04/thumb_files/630_360_1680615342-292.jpeg" text:style-name="Internet_20_link" text:visited-style-name="Visited_20_Internet_20_Link">
630_360_16806...</text:a>
", "<text:a xlink:type="simple" xlink:href="https://static.ukrinform.com/photos/2023_04/1680615074-875.jpg" text:style-name="Internet_20_link" text:visited-style-name="Visited_20_Internet_20_Link">
1680615074-87...</text:a>
"]</text:p>
      <text:p text:style-name="P4">
Tags: ['Діаспора', 'Полонені', 'Війна з росією']</text:p>
      <text:p text:style-name="P4">
Type: Article</text:p>
      <!--METADATA-->
      <text:p text:style-name="P4">
<draw:frame draw:style-name="fr1" draw:name="Image124" text:anchor-type="as-char" svg:width="6.9236in" svg:height="3.956343in" draw:z-index="0">
<draw:image xlink:href="../Images/yкринформ/2023-04-04T16-35-00-03-00/630_360_1680615342-292.jpeg" xlink:type="simple" xlink:show="embed" xlink:actuate="onLoad" draw:mime-type="image/jpeg"/>
</draw:frame>
European Congress of Ukrainians(Eku)He called on international tanks to help release hundreds of Ukrainian military doctors of immedy, who are kept in inhumane conditions in Russian captivity.</text:p>
      <text:p text:style-name="P4">
As Ukrinform reports, this is stated in the ECA, commonly common on <text:a xlink:type="simple" xlink:href="https://www.facebook.com/UkrainianWorldCongress/posts/pfbid024x2oYQA4fqik1Z7U6U43pj1N9HL2pT1W4M84koULk98YwfPGudg35ma4AqAJbnq4l" text:style-name="Internet_20_link" text:visited-style-name="Visited_20_Internet_20_Link">
</text:a>
organization.</text:p>
      <text:p text:style-name="P4">
<draw:frame draw:style-name="fr1" draw:name="Image125" text:anchor-type="as-char" svg:width="6.878981in" svg:height="10.0in" draw:z-index="0">
<draw:image xlink:href="../Images/yкринформ/2023-04-04T16-35-00-03-00/1680615074-875.jpg" xlink:type="simple" xlink:show="embed" xlink:actuate="onLoad" draw:mime-type="image/jpeg"/>
</draw:frame>
It is noted that, without medicines, tools and staff, Ukrainian doctors and doctors who are now in captivity of the Russian Federation did all the depends to save people's lives. Without weapons to protect, they are acting with international and human laws.</text:p>
      <text:p text:style-name="P4">
Eku stressed that the Russian -prisoners and doctors are being maintained in inhumane conditions. Although officially this fact does not confirm this fact, it violates international legal norms, the basic provisions of the Geneva Convention on the Defense of Prisoners.</text:p>
      <text:p text:style-name="P4">
“Hundreds of prisoners and doctors. We urge international institutions to ignore this painful reality. We urge international organizations to assist from captivity of Ukrainian military doctors and doctors, ”the statement reads.</text:p>
      <text:p text:style-name="P4">
Earlier, the European Congress of Ukrainians <text:a xlink:type="simple" xlink:href="https://www.ukrinform.ua/rubric-diaspora/3687880-evropejskij-kongres-ukrainciv-poperediv-pro-poavu-sumnivnih-proukrainskih-organizacij.html" text:style-name="Internet_20_link" text:visited-style-name="Visited_20_Internet_20_Link">
</text:a>
A statement in which he warned about a new trend in the emergence of pseudo -Ukrainian or pseudo -Ukrainian organizations that are unclear and leaders are unknown.</text:p>
      <text:p text:style-name="P4">
News Source: <text:a xlink:type="simple" xlink:href="https://www.ukrinform.ua/rubric-diaspora/3691491-eku-zaklikav-miznarodni-organizacii-dopomogti-zvilniti-ukrainskih-vijskovih-medikiv-z-polonu-rf.html" text:style-name="Internet_20_link" text:visited-style-name="Visited_20_Internet_20_Link">
https://www.ukrinform.ua/rubric-diaspora/3691491-eku-zaklikav-miznarodni-organizacii-dopomogti-zvilniti-ukrainskih-vijskovih-medikiv-z-polonu-rf.html</text:a>
</text:p>
      <!--NEWS-->
      <text:h text:style-name="P10" text:outline-level="1">
<text:span text:style-name="T4">
"Dryad. Forest Song ”became the leader of views in France cinemas</text:span>
</text:h>
      <text:p text:style-name="P4">
Authors: Ukrinform (Person)</text:p>
      <text:p text:style-name="P4">
Publisher: Укринформ (Organization)</text:p>
      <text:p text:style-name="P4">
Published Time: 2023-04-04T16:36:00+03:00</text:p>
      <text:p text:style-name="P4">
Modified Time: 2023-04-04T16:36:00+03:00</text:p>
      <text:p text:style-name="P4">
Description: Animation tape "Mavka. Forest Song ”, released on March 29 in French rental, took the first position among all premiere releases. - Ukrinform.</text:p>
      <text:p text:style-name="P4">
Images: ["<text:a xlink:type="simple" xlink:href="https://static.ukrinform.com/photos/2023_04/thumb_files/630_360_1680615242-465.jpg" text:style-name="Internet_20_link" text:visited-style-name="Visited_20_Internet_20_Link">
630_360_16806...</text:a>
"]</text:p>
      <text:p text:style-name="P4">
Tags: ['Франція', 'Мультфільм', 'Кінотеатр']</text:p>
      <text:p text:style-name="P4">
Type: Article</text:p>
      <!--METADATA-->
      <text:p text:style-name="P4">
<draw:frame draw:style-name="fr1" draw:name="Image126" text:anchor-type="as-char" svg:width="6.9236in" svg:height="3.956343in" draw:z-index="0">
<draw:image xlink:href="../Images/yкринформ/2023-04-04T16-36-00-03-00/630_360_1680615242-465.jpg" xlink:type="simple" xlink:show="embed" xlink:actuate="onLoad" draw:mime-type="image/jpeg"/>
</draw:frame>
Animation "Mavka. Forest Song ”, released on March 29 in French rental, took the first position among all premiere releases.</text:p>
      <text:p text:style-name="P4">
About it reports <text:a xlink:type="simple" xlink:href="https://www.facebook.com/ukrainefilmagency/posts/pfbid0hN3h51sjqniPihMJhNnHhJ4opkK8zAPBeJLhvr8f66dZyf33UCWrF15J3hQWmfW3l" text:style-name="Internet_20_link" text:visited-style-name="Visited_20_Internet_20_Link">
</text:a>
, reports Ukrinform.</text:p>
      <text:p text:style-name="P4">
“The animation tape reached the Ukrainian rental on March 2, and since March 29, it has reached large screens of French cinemas. According to the first day of release, <text:a xlink:type="simple" xlink:href="https://www.ukrinform.ua/tag-multik" text:style-name="Internet_20_link" text:visited-style-name="Visited_20_Internet_20_Link">
</text:a>
took the first position of the middle premiere releases, bypassing the blockbuster "Shazam!The rage of the gods, ”the presentation says.</text:p>
      <text:p text:style-name="P4">
It is also noted that as of Monday, 160827 tickets were sold for a cartoon in France. According to Derzhkino, this means the second most old weekend in the national French rental in 2023, as well as the fifth place in the national box office of France in the week and 5% of the French cinema theater.</text:p>
      <text:p text:style-name="P4">
As it was reported, the animated movie "Mavka. Forest Song »Created Stocks of Derzhkino and US Agency for International Development(USAID).Кінотеатральну дистрибуцію в Україні здійснює FILM.UA Distribution таKinomania Film Distribution.</text:p>
      <text:p text:style-name="P4">
<text:span text:style-name="T4">
Читайте також:</text:span>
 <text:a xlink:type="simple" xlink:href="https://www.ukrinform.ua/rubric-culture/3680735-hristina-solovij-prezentuvala-klip-na-saundtrek-do-multfilmu-mavka-lisova-pisna.html" text:style-name="Internet_20_link" text:visited-style-name="Visited_20_Internet_20_Link">
 </text:a>
The cartoon has become the most casual ribbon for all times of Ukraine's independence, gathering for four weekends <text:a xlink:type="simple" xlink:href="https://www.ukrinform.ua/rubric-culture/3688504-za-cotiri-vikendi-prokatu-mavka-lisova-pisna-zibrala-majze-100-miljoniv.html" text:style-name="Internet_20_link" text:visited-style-name="Visited_20_Internet_20_Link">
</text:a>
. In the wide national rental "Mavka. Forest Song" was released on March 2.</text:p>
      <text:p text:style-name="P4">
News Source: <text:a xlink:type="simple" xlink:href="https://www.ukrinform.ua/rubric-culture/3691494-mavka-lisova-pisna-stala-liderom-peregladiv-u-kinoteatrah-francii.html" text:style-name="Internet_20_link" text:visited-style-name="Visited_20_Internet_20_Link">
https://www.ukrinform.ua/rubric-culture/3691494-mavka-lisova-pisna-stala-liderom-peregladiv-u-kinoteatrah-francii.html</text:a>
</text:p>
      <!--NEWS-->
      <text:h text:style-name="P10" text:outline-level="1">
<text:span text:style-name="T4">
The Government has updated a plan for implementing the Crimean Decoupling and Reintegration Strategy</text:span>
</text:h>
      <text:p text:style-name="P4">
Authors: Ukrinform (Person)</text:p>
      <text:p text:style-name="P4">
Publisher: Укринформ (Organization)</text:p>
      <text:p text:style-name="P4">
Published Time: 2023-04-04T16:39:00+03:00</text:p>
      <text:p text:style-name="P4">
Modified Time: 2023-04-04T16:39:00+03:00</text:p>
      <text:p text:style-name="P4">
Description: The Cabinet of Ministers has approved amendments to the plan of measures for the implementation of the Strategy of Deoccupation and Reintegration of the temporarily occupied territory of the Autonomous Republic of Crimea and the city of Sevastopol, taking into account the conditions of martial law and the likelihood of release of the peninsula in the near future. - Ukrinform.</text:p>
      <text:p text:style-name="P4">
Images: ["<text:a xlink:type="simple" xlink:href="https://static.ukrinform.com/photos/2023_02/thumb_files/630_360_1677412169-714.jpg" text:style-name="Internet_20_link" text:visited-style-name="Visited_20_Internet_20_Link">
630_360_16774...</text:a>
"]</text:p>
      <text:p text:style-name="P4">
Tags: ['Кабмін', 'Крим', 'Стратегія деокупації Криму', 'Війна з росією']</text:p>
      <text:p text:style-name="P4">
Type: Article</text:p>
      <!--METADATA-->
      <text:p text:style-name="P4">
<draw:frame draw:style-name="fr1" draw:name="Image127" text:anchor-type="as-char" svg:width="6.9236in" svg:height="3.956343in" draw:z-index="0">
<draw:image xlink:href="../Images/yкринформ/2023-04-04T16-39-00-03-00/630_360_1677412169-714.jpg" xlink:type="simple" xlink:show="embed" xlink:actuate="onLoad" draw:mime-type="image/jpeg"/>
</draw:frame>
The Cabinet of Ministers has approved amendments to the plan of measures to implement the strategy of de -occupation and the reintegration of the temporarily occupied territory of the Autonomous Republic of Crimea Tamista Sevastopol, taking into account the conditions of martial law and the likelihood of release of the native.</text:p>
      <text:p text:style-name="P4">
About it reports Ukrinform with reference to <text:a xlink:type="simple" xlink:href="https://minre.gov.ua/2023/04/04/aktualizovano-plan-zahodiv-z-realizacziyi-strategiyi-deokupacziyi-ta-reintegracziyi-ar-krym-rishennya-uryadu/" text:style-name="Internet_20_link" text:visited-style-name="Visited_20_Internet_20_Link">
</text:a>
Ministry of Reintegration of Temporarily Occupied Territories.</text:p>
      <text:p text:style-name="P4">
“The liberation of Crimea is inevitable. The state should already prepare the supplementary restoration of the Ukrainian authorities in the Crimea. First of all, a formative personnel reserve of recovery. These citizens should ensure not only the revival of public administration, but also the restoration of justice. We have a motile action plan, the responsible executors are assigned to each paragraph, ”Viceremier -Minister - Minister for Reintegration of Temporary -Coiled Territories Irina Vereshchuk said.</text:p>
      <text:p text:style-name="P4">
In total, the plan includes 127 actualized measures. It applies to such areas as the protection of the rights of citizens of Ukraine and legal entities whose legitimate interests were arranged as a result of armed aggression; social and humanitarian policy; international cooperation; economic policy; Defense and security.</text:p>
      <text:p text:style-name="P4">
<text:span text:style-name="T4">
 Read also: </text:span>
 <text:a xlink:type="simple" xlink:href="https://www.ukrinform.ua/rubric-crimea/3691477-danilov-opriludneni-12-krokiv-deokupacii-krimu-moe-bacenna-a-ne-oficijnij-dokument.html" text:style-name="Internet_20_link" text:visited-style-name="Visited_20_Internet_20_Link">
</text:a>
New measures are also included, including: drafting on a legal regime in de -industrial territories; formation of a reserve of employees for completing judicial, law enforcement, state bodies; Creation of a military administration for activity in the territory of AR <text:a xlink:type="simple" xlink:href="https://www.ukrinform.ua/rubric-crimea" text:style-name="Internet_20_link" text:visited-style-name="Visited_20_Internet_20_Link">
</text:a>
; Medical, rehabilitation, psychological adaptation of war veterans and released from Russian captivity.</text:p>
      <text:p text:style-name="P4">
As reported by Ukrinform, a permanent representative of the President of Ukraine to Tamilatazhav's ARC, on March 24, stated that the strategy of de -occupation and reintegration of the temporary -heap territory of Crimea and the city of Sevastopol will consolidate the key thesis that <text:a xlink:type="simple" xlink:href="https://www.ukrinform.ua/rubric-crimea/3686929-strategia-deokupacii-taseva-zaavila-so-zaversenna-vijni-rozpocnetsa-zi-zvilnenna-krimu.html" text:style-name="Internet_20_link" text:visited-style-name="Visited_20_Internet_20_Link">
</text:a>
</text:p>
      <text:p text:style-name="P4">
News Source: <text:a xlink:type="simple" xlink:href="https://www.ukrinform.ua/rubric-crimea/3691505-urad-onoviv-plan-zahodiv-z-realizacii-strategii-deokupacii-ta-reintegracii-krimu.html" text:style-name="Internet_20_link" text:visited-style-name="Visited_20_Internet_20_Link">
https://www.ukrinform.ua/rubric-crimea/3691505-urad-onoviv-plan-zahodiv-z-realizacii-strategii-deokupacii-ta-reintegracii-krimu.html</text:a>
</text:p>
      <!--NEWS-->
      <text:h text:style-name="P10" text:outline-level="1">
<text:span text:style-name="T4">
The Russians from the Grads fired Ukrainian in Donetsk region</text:span>
</text:h>
      <text:p text:style-name="P4">
Authors: Ukrinform (Person)</text:p>
      <text:p text:style-name="P4">
Publisher: Укринформ (Organization)</text:p>
      <text:p text:style-name="P4">
Published Time: 2023-04-04T16:40:00+03:00</text:p>
      <text:p text:style-name="P4">
Modified Time: 2023-04-04T16:40:00+03:00</text:p>
      <text:p text:style-name="P4">
Description: Russian invaders on April 4 from the RSSV "Grad" fired Ukrainian - the city of Selidovsk city community of Donetsk region. - Ukrinform.</text:p>
      <text:p text:style-name="P4">
Images: ["<text:a xlink:type="simple" xlink:href="https://static.ukrinform.com/photos/2023_04/thumb_files/630_360_1680615551-943.jpg" text:style-name="Internet_20_link" text:visited-style-name="Visited_20_Internet_20_Link">
630_360_16806...</text:a>
", "<text:a xlink:type="simple" xlink:href="https://static.ukrinform.com/photos/2023_04/1680615552-882.jpg" text:style-name="Internet_20_link" text:visited-style-name="Visited_20_Internet_20_Link">
1680615552-88...</text:a>
"]</text:p>
      <text:p text:style-name="P4">
Tags: ['Донеччина', 'Обстріл', 'Війна з росією']</text:p>
      <text:p text:style-name="P4">
Type: Article</text:p>
      <!--METADATA-->
      <text:p text:style-name="P4">
<draw:frame draw:style-name="fr1" draw:name="Image128" text:anchor-type="as-char" svg:width="6.9236in" svg:height="3.956343in" draw:z-index="0">
<draw:image xlink:href="../Images/yкринформ/2023-04-04T16-40-00-03-00/630_360_1680615551-943.jpg" xlink:type="simple" xlink:show="embed" xlink:actuate="onLoad" draw:mime-type="image/jpeg"/>
</draw:frame>
On April 4, the Russian Ukrainian City - the city of the Selidovsky city community of Donetsk region on April 4.</text:p>
      <text:p text:style-name="P4">
As Ukrinform reports, about it in <text:a xlink:type="simple" xlink:href="https://t.me/selidyvskamva/7127" text:style-name="Internet_20_link" text:visited-style-name="Visited_20_Internet_20_Link">
</text:a>
The Laselidov City Military Administration and published the relevant photographs of the destruction.</text:p>
      <text:p text:style-name="P4">
«Ukrainian of the Selidov community again under hostile <text:a xlink:type="simple" xlink:href="https://www.ukrinform.ua/tag-obstril" text:style-name="Internet_20_link" text:visited-style-name="Visited_20_Internet_20_Link">
</text:a>
. Today, Ukrainian was again under the Rashist Artobiln with RSSU "Grad". Due to the hostile attack, damaged houses and outbuildings are damaged, ”the message reads.</text:p>
      <text:p text:style-name="P4">
<draw:frame draw:style-name="fr1" draw:name="Image129" text:anchor-type="as-char" svg:width="6.9236in" svg:height="9.231467in" draw:z-index="0">
<draw:image xlink:href="../Images/yкринформ/2023-04-04T16-40-00-03-00/1680615552-882.jpg" xlink:type="simple" xlink:show="embed" xlink:actuate="onLoad" draw:mime-type="image/jpeg"/>
</draw:frame>
It is also noted that there were now without the dead and the victims.</text:p>
      <text:p text:style-name="P4">
<text:span text:style-name="T4">
 Read also: </text:span>
 <text:a xlink:type="simple" xlink:href="https://www.ukrinform.ua/rubric-ato/3691439-rosiani-znovu-zastosuvali-boepripasi-z-himicnou-recovinou-vijskovi.html" text:style-name="Internet_20_link" text:visited-style-name="Visited_20_Internet_20_Link">
</text:a>
It was reported that Donetsk region is under constant shelling of the Russianwska, daily the enemy kills and injures civilians, damages infrastructure objects.</text:p>
      <text:p text:style-name="P4">
<text:span text:style-name="T5">
Foto: Selidovskaya MVA</text:span>
</text:p>
      <text:p text:style-name="P4">
News Source: <text:a xlink:type="simple" xlink:href="https://www.ukrinform.ua/rubric-ato/3691498-rosiani-z-gradiv-obstrilali-ukrainsk-na-doneccini.html" text:style-name="Internet_20_link" text:visited-style-name="Visited_20_Internet_20_Link">
https://www.ukrinform.ua/rubric-ato/3691498-rosiani-z-gradiv-obstrilali-ukrainsk-na-doneccini.html</text:a>
</text:p>
      <!--NEWS-->
      <text:h text:style-name="P10" text:outline-level="1">
<text:span text:style-name="T4">
In Crimea, Russians dig trenches on the coast and around the perimeter of settlements</text:span>
</text:h>
      <text:p text:style-name="P4">
Authors: Ukrinform (Person)</text:p>
      <text:p text:style-name="P4">
Publisher: Укринформ (Organization)</text:p>
      <text:p text:style-name="P4">
Published Time: 2023-04-04T16:47:00+03:00</text:p>
      <text:p text:style-name="P4">
Modified Time: 2023-04-04T16:47:00+03:00</text:p>
      <text:p text:style-name="P4">
Description: In temporarily occupied Crimea, Russian invaders are changing the territory and actively digging trenches. - Ukrinform.</text:p>
      <text:p text:style-name="P4">
Images: ["<text:a xlink:type="simple" xlink:href="https://static.ukrinform.com/photos/2022_08/thumb_files/630_360_1661971960-889.jpg" text:style-name="Internet_20_link" text:visited-style-name="Visited_20_Internet_20_Link">
630_360_16619...</text:a>
"]</text:p>
      <text:p text:style-name="P4">
Tags: ['Мінування', 'Окупація Криму', 'Війна з росією']</text:p>
      <text:p text:style-name="P4">
Type: Article</text:p>
      <!--METADATA-->
      <text:p text:style-name="P4">
<draw:frame draw:style-name="fr1" draw:name="Image130" text:anchor-type="as-char" svg:width="6.9236in" svg:height="3.956343in" draw:z-index="0">
<draw:image xlink:href="../Images/yкринформ/2023-04-04T16-47-00-03-00/630_360_1661971960-889.jpg" xlink:type="simple" xlink:show="embed" xlink:actuate="onLoad" draw:mime-type="image/jpeg"/>
</draw:frame>
The Russian invaders change the territory of the occupied Crimea and actively trenches.</text:p>
      <text:p text:style-name="P4">
About it reports in the telegram the chairman of the board of the Crimean Tatar resource center Skender Bariyev, reports Ukrinform.</text:p>
      <text:p text:style-name="P4">
“From our sources, we received information that digs not only the long -burst, but also around the perimeter of settlements. For example, near the villages of Nekrasovkat Dmitrovka in the Soviet district. And not only. We were also given information that the Russians bury mines in the Krasnoperekop district, in the steppes. The trenches are also closer to the Arabat arrow and Chongar, in the Genichesky district, that is, the Sea of Pazov. But since there is very moist soil, wooden podies are laid, ”Bariyev says.</text:p>
      <text:p text:style-name="P4">
In addition, according to the Chairman of the Board of the KRC, in <text:a xlink:type="simple" xlink:href="https://www.ukrinform.ua/tag-krim" text:style-name="Internet_20_link" text:visited-style-name="Visited_20_Internet_20_Link">
</text:a>
In fact, the construction business stopped because all the equipment was involved in the preparation of fortifications of the Nazahod and the north of the peninsula, as well as along the North Crimean Canal.</text:p>
      <text:p text:style-name="P4">
He also noted that in the Crimea many Russian soldiers are stationed in public places, and there are Wagnerivtsi.</text:p>
      <text:p text:style-name="P4">
<text:span text:style-name="T4">
 Read also: </text:span>
 <text:a xlink:type="simple" xlink:href="https://www.ukrinform.ua/rubric-ato/3691462-rosia-ne-mae-sil-dla-nastupu-po-vsij-linii-frontu-i-okopuetsa-poblizu-krimu-vijskovi.html" text:style-name="Internet_20_link" text:visited-style-name="Visited_20_Internet_20_Link">
</text:a>
According to Ukrinform, the total area of replaced territories in Ukraine as a result of Russian aggression is 174 thousand square kilometers, which is more than Austria.</text:p>
      <text:p text:style-name="P4">
News Source: <text:a xlink:type="simple" xlink:href="https://www.ukrinform.ua/rubric-crimea/3691502-u-krimu-rosiani-riut-okopi-na-uzberezzi-ta-po-perimetru-naselenih-punktiv.html" text:style-name="Internet_20_link" text:visited-style-name="Visited_20_Internet_20_Link">
https://www.ukrinform.ua/rubric-crimea/3691502-u-krimu-rosiani-riut-okopi-na-uzberezzi-ta-po-perimetru-naselenih-punktiv.html</text:a>
</text:p>
      <!--NEWS-->
      <text:h text:style-name="P10" text:outline-level="1">
<text:span text:style-name="T4">
Most of the Kyiv region is already exchanged - SESS</text:span>
</text:h>
      <text:p text:style-name="P4">
Authors: Ukrinform (Person)</text:p>
      <text:p text:style-name="P4">
Publisher: Укринформ (Organization)</text:p>
      <text:p text:style-name="P4">
Published Time: 2023-04-04T16:49:00+03:00</text:p>
      <text:p text:style-name="P4">
Modified Time: 2023-04-04T16:49:00+03:00</text:p>
      <text:p text:style-name="P4">
Description: The main part of the territory of the Kiev region is already cleared of explosive objects. - Ukrinform.</text:p>
      <text:p text:style-name="P4">
Images: ["<text:a xlink:type="simple" xlink:href="https://static.ukrinform.com/photos/2022_09/thumb_files/630_360_1663152431-130.jpg" text:style-name="Internet_20_link" text:visited-style-name="Visited_20_Internet_20_Link">
630_360_16631...</text:a>
"]</text:p>
      <text:p text:style-name="P4">
Tags: ['ДСНС', 'Розмінування', 'Київщина']</text:p>
      <text:p text:style-name="P4">
Type: Article</text:p>
      <!--METADATA-->
      <text:p text:style-name="P4">
<draw:frame draw:style-name="fr1" draw:name="Image131" text:anchor-type="as-char" svg:width="6.9236in" svg:height="3.959503in" draw:z-index="0">
<draw:image xlink:href="../Images/yкринформ/2023-04-04T16-49-00-03-00/630_360_1663152431-130.jpg" xlink:type="simple" xlink:show="embed" xlink:actuate="onLoad" draw:mime-type="image/jpeg"/>
</draw:frame>
The main territory of the territory of the Kiev region has already been cleared of explosive subjects.</text:p>
      <text:p text:style-name="P4">
This was announced on the program "Breakfast with 1+1" by the Deputy Chief of the Parapirotechnical Works of the SES of Ukraine, Lieutenant Colonel Denis Trachuk, Ukrinform reports.</text:p>
      <text:p text:style-name="P4">
“There are still some cases where people find ammunition and we respond to phenoperatively. Also, people return to their homes and turn to us to survey them for GNP. But in general, most of the territory of Kiivshchyna is already purified(from ammunition - ed.)», - said Trachuk.</text:p>
      <text:p text:style-name="P4">
<text:span text:style-name="T4">
 Read also: </text:span>
 <text:a xlink:type="simple" xlink:href="https://www.ukrinform.ua/rubric-society/3691329-minoboroni-i-kompania-tetra-tech-rozpocinaut-proekt-z-gumanitarnogo-rozminuvanna.html" text:style-name="Internet_20_link" text:visited-style-name="Visited_20_Internet_20_Link">
</text:a>
Answering the question of how many sapper is capable of cleaning the territories of explosive objects in the day, the representative of the SES of Ukraine said it depends on the contamination of the territory <text:a xlink:type="simple" xlink:href="https://www.ukrinform.ua/tag-mina" text:style-name="Internet_20_link" text:visited-style-name="Visited_20_Internet_20_Link">
</text:a>
And metals, because rescuers use metal detectors in their work.</text:p>
      <text:p text:style-name="P4">
"And when we find a signal, we have to work with it for some time. That is, we cannot miss signals, as we can miss a mine. In general, there are areas where it is clean and sooner work, and there are those that need every inch to stop(To check if there is a GNP - ed.)”,” He said.</text:p>
      <text:p text:style-name="P4">
As it was reported, on the occasion of the International Day of Enlightenment on Mine Danger Issues together and foreign partners opened <text:a xlink:type="simple" xlink:href="https://www.ukrinform.ua/rubric-kyiv/3691448-u-kievi-prezentuvali-vistavku-vijna-ocima-pirotehnikiv-dsns.html" text:style-name="Internet_20_link" text:visited-style-name="Visited_20_Internet_20_Link">
</text:a>
.</text:p>
      <text:p text:style-name="P4">
<text:span text:style-name="T5">
Foto: Minreintegration</text:span>
</text:p>
      <text:p text:style-name="P4">
News Source: <text:a xlink:type="simple" xlink:href="https://www.ukrinform.ua/rubric-regions/3691507-bilsa-castina-kiivsini-vze-rozminovana-dsns.html" text:style-name="Internet_20_link" text:visited-style-name="Visited_20_Internet_20_Link">
https://www.ukrinform.ua/rubric-regions/3691507-bilsa-castina-kiivsini-vze-rozminovana-dsns.html</text:a>
</text:p>
      <!--NEWS-->
      <text:h text:style-name="P10" text:outline-level="1">
<text:span text:style-name="T4">
Danilov called Shoigy's statement on the transmission of Belarus "Iskander"</text:span>
</text:h>
      <text:p text:style-name="P4">
Authors: Ukrinform (Person)</text:p>
      <text:p text:style-name="P4">
Publisher: Укринформ (Organization)</text:p>
      <text:p text:style-name="P4">
Published Time: 2023-04-04T16:49:06+03:00</text:p>
      <text:p text:style-name="P4">
Modified Time: 2023-04-04T16:49:06+03:00</text:p>
      <text:p text:style-name="P4">
Description: The Secretary of the National Security and Defense Council Alexei Danilov stressed that the statements of the Minister of Defense of the Russian Federation Sergei Shoig about the alleged transfer of Belarus of Iskander-M complexes, which can carry nuclear charges, is a bluff. - Ukrinform.</text:p>
      <text:p text:style-name="P4">
Images: ["<text:a xlink:type="simple" xlink:href="https://static.ukrinform.com/photos/2022_02/thumb_files/630_360_1645442790-708.jpg" text:style-name="Internet_20_link" text:visited-style-name="Visited_20_Internet_20_Link">
630_360_16454...</text:a>
"]</text:p>
      <text:p text:style-name="P4">
Tags: ['РНБО', 'Ядерна зброя', 'Данілов', 'Війна з росією']</text:p>
      <text:p text:style-name="P4">
Type: Article</text:p>
      <!--METADATA-->
      <text:p text:style-name="P4">
<draw:frame draw:style-name="fr1" draw:name="Image132" text:anchor-type="as-char" svg:width="6.9236in" svg:height="3.956343in" draw:z-index="0">
<draw:image xlink:href="../Images/yкринформ/2023-04-04T16-49-06-03-00/630_360_1645442790-708.jpg" xlink:type="simple" xlink:show="embed" xlink:actuate="onLoad" draw:mime-type="image/jpeg"/>
</draw:frame>
The Secretaries of National Security and Defense Alexei Danilov stressed that the statement of defense of the Russian Federation Sergiy Shoig about the alleged transfer of Belarus of Iskander-M complexes, which can bear nuclear charges, is a bluff.</text:p>
      <text:p text:style-name="P4">
He expressed this opinion during the discussion "Ukraine in the face of external calls", Ukrinform correspondent reports.</text:p>
      <text:p text:style-name="P4">
“With regard to nuclear weapons - pure bluff of the Russian Federation. They have a desire to go to negotiations as soon as possible and to make up for our spinamemas to sit with them at the negotiating table, ”Danilov said.</text:p>
      <text:p text:style-name="P4">
In his opinion, in Russia they want to go on negotiations and "do everything possible and the impossible to make it all happened, including the so -called nuclear blackmail."</text:p>
      <text:p text:style-name="P4">
<text:span text:style-name="T4">
 Read also: </text:span>
 <text:a xlink:type="simple" xlink:href="https://www.ukrinform.ua/rubric-crimea/3691477-danilov-opriludneni-12-krokiv-deokupacii-krimu-moe-bacenna-a-ne-oficijnij-dokument.html" text:style-name="Internet_20_link" text:visited-style-name="Visited_20_Internet_20_Link">
</text:a>
"If Russia puts warheads, because now there are means of reporting, as the Minister of Defense of the Russian Federation," Iskander -M "said, I can say that they will continue to try this situation in the future," the secretary said <text:a xlink:type="simple" xlink:href="https://www.ukrinform.ua/tag-rnbo" text:style-name="Internet_20_link" text:visited-style-name="Visited_20_Internet_20_Link">
</text:a>
.</text:p>
      <text:p text:style-name="P4">
At the same time, he emphasized that the results of the future visit will be important for French President Emmanuel Macron.</text:p>
      <text:p text:style-name="P4">
<text:span text:style-name="T4">
 Read also: </text:span>
 <text:a xlink:type="simple" xlink:href="https://www.ukrinform.ua/rubric-polytics/3691396-risenna-rosii-pro-adernu-zbrou-v-bilorusi-pramo-zagrozue-evropejskij-bezpeci-borrel.html" text:style-name="Internet_20_link" text:visited-style-name="Visited_20_Internet_20_Link">
</text:a>
As <text:a xlink:type="simple" xlink:href="https://www.ukrinform.ua/rubric-world/3691367-sojgu-zaaviv-so-rosia-peredala-bilorusi-iskanderi-zdatni-nesti-aderni-raketi.html" text:style-name="Internet_20_link" text:visited-style-name="Visited_20_Internet_20_Link">
 </text:a>
, Minister of Defense Sergei Shoigu at a selector meeting with the management of the Armed Forces of Ukraine reported to equip military units of Belarus with the complexes of "Iskander-M", which can carry nuclear charges.</text:p>
      <text:p text:style-name="P4">
News Source: <text:a xlink:type="simple" xlink:href="https://www.ukrinform.ua/rubric-polytics/3691503-danilov-nazvav-blefom-zaavi-sojgu-pro-peredacu-bilorusi-iskanderiv.html" text:style-name="Internet_20_link" text:visited-style-name="Visited_20_Internet_20_Link">
https://www.ukrinform.ua/rubric-polytics/3691503-danilov-nazvav-blefom-zaavi-sojgu-pro-peredacu-bilorusi-iskanderiv.html</text:a>
</text:p>
      <!--NEWS-->
      <text:h text:style-name="P10" text:outline-level="1">
<text:span text:style-name="T4">
In Kramatorsk, due to the breakthrough of part of the dam, flooded about 260 houses</text:span>
</text:h>
      <text:p text:style-name="P4">
Authors: Ukrinform (Person)</text:p>
      <text:p text:style-name="P4">
Publisher: Укринформ (Organization)</text:p>
      <text:p text:style-name="P4">
Published Time: 2023-04-04T16:54:00+03:00</text:p>
      <text:p text:style-name="P4">
Modified Time: 2023-04-04T16:54:00+03:00</text:p>
      <text:p text:style-name="P4">
Description: In Kramatorsk in Donetsk, about 260 houses have been flooded due to a breakthrough of a dam on 30 streets, water continues to arrive. - Ukrinform.</text:p>
      <text:p text:style-name="P4">
Images: ["<text:a xlink:type="simple" xlink:href="https://static.ukrinform.com/photos/2023_04/thumb_files/630_360_1680616776-603.jpg" text:style-name="Internet_20_link" text:visited-style-name="Visited_20_Internet_20_Link">
630_360_16806...</text:a>
", "<text:a xlink:type="simple" xlink:href="https://static.ukrinform.com/photos/2023_04/1680616790-479.jpg" text:style-name="Internet_20_link" text:visited-style-name="Visited_20_Internet_20_Link">
1680616790-47...</text:a>
", "<text:a xlink:type="simple" xlink:href="https://static.ukrinform.com/photos/2023_04/1680616806-359.jpg" text:style-name="Internet_20_link" text:visited-style-name="Visited_20_Internet_20_Link">
1680616806-35...</text:a>
"]</text:p>
      <text:p text:style-name="P4">
Tags: ['ДСНС', 'Кириленко', 'Краматорськ', 'Дамба']</text:p>
      <text:p text:style-name="P4">
Type: Article</text:p>
      <!--METADATA-->
      <text:p text:style-name="P4">
<draw:frame draw:style-name="fr1" draw:name="Image133" text:anchor-type="as-char" svg:width="6.9236in" svg:height="3.956343in" draw:z-index="0">
<draw:image xlink:href="../Images/yкринформ/2023-04-04T16-54-00-03-00/630_360_1680616776-603.jpg" xlink:type="simple" xlink:show="embed" xlink:actuate="onLoad" draw:mime-type="image/jpeg"/>
</draw:frame>
Ukramatorsk in Donetsk region due to a breakthrough of a part of the dam on 30 streets of Podtopleblizko 260 houses, water continues to arrive.</text:p>
      <text:p text:style-name="P4">
As Ukrinform reports, about it in <text:a xlink:type="simple" xlink:href="https://t.me/pavlokyrylenko_donoda/7362" text:style-name="Internet_20_link" text:visited-style-name="Visited_20_Internet_20_Link">
</text:a>
The head of the Donetsk Regional Military Administration Pavlokirilenko reported, publishing appropriate photos.</text:p>
      <text:p text:style-name="P4">
“About 260 houses on 30 streets are flooded in <text:a xlink:type="simple" xlink:href="https://www.ukrinform.ua/tag-kramatorsk" text:style-name="Internet_20_link" text:visited-style-name="Visited_20_Internet_20_Link">
</text:a>
This is an operational information about the extraordinary event that happened in the village of Kramatorsk Territorial Community. One of the ponds partially destroyed a water gateway, resulting in uncontrolled water discharge. Water arrives, ”the head of the head wrote.</text:p>
      <text:p text:style-name="P4">
<draw:frame draw:style-name="fr1" draw:name="Image134" text:anchor-type="as-char" svg:width="6.9236in" svg:height="4.615733in" draw:z-index="0">
<draw:image xlink:href="../Images/yкринформ/2023-04-04T16-54-00-03-00/1680616790-479.jpg" xlink:type="simple" xlink:show="embed" xlink:actuate="onLoad" draw:mime-type="image/jpeg"/>
</draw:frame>
He noted that the Regional Military Administration coordinates the work of changing the consequences of spill: the rescuers of the SES, utilities and representatives of the profile departments of regional and city military administrations work at the scene.</text:p>
      <text:p text:style-name="P4">
<text:span text:style-name="T4">
 Read also: </text:span>
 <text:a xlink:type="simple" xlink:href="https://www.ukrinform.ua/rubric-regions/3691463-proriv-dambi-u-kramatorsku-mer-kaze-so-situacia-skladna-zaluceni-vsi-sluzbi.html" text:style-name="Internet_20_link" text:visited-style-name="Visited_20_Internet_20_Link">
</text:a>
</text:p>
      <text:p text:style-name="P4">
<draw:frame draw:style-name="fr1" draw:name="Image135" text:anchor-type="as-char" svg:width="6.9236in" svg:height="4.615733in" draw:z-index="0">
<draw:image xlink:href="../Images/yкринформ/2023-04-04T16-54-00-03-00/1680616806-359.jpg" xlink:type="simple" xlink:show="embed" xlink:actuate="onLoad" draw:mime-type="image/jpeg"/>
</draw:frame>
"We create a concrete barrier and clear the river the river to minimize the effects of spill, we displace people from the affected houses of the premium housing," Kirilenko said and assured that the course will be reported.</text:p>
      <text:p text:style-name="P4">
As reported by Ukrinform, <text:a xlink:type="simple" xlink:href="https://www.ukrinform.ua/rubric-regions/3691348-u-kramatorsku-cerez-zbilsenna-rivna-vodi-prorvalo-castinu-dambi.html" text:style-name="Internet_20_link" text:visited-style-name="Visited_20_Internet_20_Link">
</text:a>
In the city already deployed headquarters of technogenic and ecological safety of Tangadza(You ns), evacuated from the flooded houses of six -sheds.</text:p>
      <text:p text:style-name="P4">
<text:span text:style-name="T5">
Foto: Donetsk Regional Military Administration</text:span>
</text:p>
      <text:p text:style-name="P4">
News Source: <text:a xlink:type="simple" xlink:href="https://www.ukrinform.ua/rubric-regions/3691517-u-kramatorsku-cerez-proriv-castini-dambi-pidtopleni-blizko-260-budinkiv.html" text:style-name="Internet_20_link" text:visited-style-name="Visited_20_Internet_20_Link">
https://www.ukrinform.ua/rubric-regions/3691517-u-kramatorsku-cerez-proriv-castini-dambi-pidtopleni-blizko-260-budinkiv.html</text:a>
</text:p>
      <!--NEWS-->
      <text:h text:style-name="P10" text:outline-level="1">
<text:span text:style-name="T4">
For the murder of Tatar propagandist personally responsible Putin - Yusov</text:span>
</text:h>
      <text:p text:style-name="P4">
Authors: Ukrinform (Person)</text:p>
      <text:p text:style-name="P4">
Publisher: Укринформ (Organization)</text:p>
      <text:p text:style-name="P4">
Published Time: 2023-04-04T16:56:09+03:00</text:p>
      <text:p text:style-name="P4">
Modified Time: 2023-04-04T16:56:09+03:00</text:p>
      <text:p text:style-name="P4">
Description: Russian propagandist Vladlen Tatarsky (Maxim Fomin) killed Putin when he began a full -scale invasion of Ukraine on February 24, 2022. - Ukrinform.</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Вибух', 'росія', 'Єдині новини']</text:p>
      <text:p text:style-name="P4">
Type: Article</text:p>
      <!--METADATA-->
      <text:p text:style-name="P4">
<draw:frame draw:style-name="fr1" draw:name="Image136" text:anchor-type="as-char" svg:width="6.9236in" svg:height="3.956343in" draw:z-index="0">
<draw:image xlink:href="../Images/yкринформ/2023-04-04T16-56-09-03-00/630_360_1674657236-888.jpg" xlink:type="simple" xlink:show="embed" xlink:actuate="onLoad" draw:mime-type="image/jpeg"/>
</draw:frame>
Russian propagandist Volga Tatar(Maxim Fomin)Killed Putin when he began a full -scale invasion of Ukraine on February 24, 2022.</text:p>
      <text:p text:style-name="P4">
According to Ukrinform, the spokesman of the Ministry of Defense Intelligence Andriy Yusov said about it on the air of the only news.</text:p>
      <text:p text:style-name="P4">
“Vladna Tatar killed <text:a xlink:type="simple" xlink:href="https://www.ukrinform.ua/tag-putin" text:style-name="Internet_20_link" text:visited-style-name="Visited_20_Internet_20_Link">
</text:a>
When the full -scale invasion of Ukraine was erected. And Putini's personal responsibility and throughout his regime, all over 175,000 destroyed by the Rushist Army, which liberate its territories. And for other destroyed people, regardless of whether they died as a result of unfortunately, whether they received a fair sentence, or from the internal forces of resistance, the Chud of State of Ukraine. The results for all terrorist traitors and their accomplices will be the same. If we talk about the perspective for other "Tatar" and them, then, of course, in the Ukrainian prison for every such propaganda is safer than in the Russian bar, "Yusov said.</text:p>
      <text:p text:style-name="P4">
<text:span text:style-name="T4">
 Read also: </text:span>
 <text:a xlink:type="simple" xlink:href="https://www.ukrinform.ua/rubric-world/3690708-bombu-zaklali-u-podarovanij-voenkoru-tatarskomu-pozolocenij-bust.html" text:style-name="Internet_20_link" text:visited-style-name="Visited_20_Internet_20_Link">
</text:a>
As reported <text:a xlink:type="simple" xlink:href="https://www.ukrinform.ua/rubric-world/3690689-u-peterburzi-stavsa-vibuh-u-kafe-prigozina-zaginuv-voenkor-tatarskij.html" text:style-name="Internet_20_link" text:visited-style-name="Visited_20_Internet_20_Link">
</text:a>
, On April 2, the Startbar cafe, which belongs to Yevgeny Prigogine, has an explosion during a meeting with Z-Ivskir Vollen Tatarsky. Putin could be moved to the meeting.</text:p>
      <text:p text:style-name="P4">
Russia was officially accused of Ukraine in the murder of Tatarsky.</text:p>
      <text:p text:style-name="P4">
News Source: <text:a xlink:type="simple" xlink:href="https://www.ukrinform.ua/rubric-world/3691509-za-vbivstvo-propagandista-tatarskogo-personalno-vidpovidalnij-putin-usov.html" text:style-name="Internet_20_link" text:visited-style-name="Visited_20_Internet_20_Link">
https://www.ukrinform.ua/rubric-world/3691509-za-vbivstvo-propagandista-tatarskogo-personalno-vidpovidalnij-putin-usov.html</text:a>
</text:p>
      <!--NEWS-->
      <text:h text:style-name="P10" text:outline-level="1">
<text:span text:style-name="T4">
NATO headquarters in Brussels raised Finland's flag</text:span>
</text:h>
      <text:p text:style-name="P4">
Authors: Ukrinform (Person)</text:p>
      <text:p text:style-name="P4">
Publisher: Укринформ (Organization)</text:p>
      <text:p text:style-name="P4">
Published Time: 2023-04-04T17:01:00+03:00</text:p>
      <text:p text:style-name="P4">
Modified Time: 2023-04-04T17:01:00+03:00</text:p>
      <text:p text:style-name="P4">
Description: The NATO headquarters in Brussels held a ceremony of raising the national flag of Finland as a new NATO member. - Ukrinform.</text:p>
      <text:p text:style-name="P4">
Images: ["<text:a xlink:type="simple" xlink:href="https://static.ukrinform.com/photos/2023_04/thumb_files/630_360_1680615426-949.jpg" text:style-name="Internet_20_link" text:visited-style-name="Visited_20_Internet_20_Link">
630_360_16806...</text:a>
"]</text:p>
      <text:p text:style-name="P4">
Tags: ['Фінляндія', 'НАТО', 'Прапор']</text:p>
      <text:p text:style-name="P4">
Type: Article</text:p>
      <!--METADATA-->
      <text:p text:style-name="P4">
<draw:frame draw:style-name="fr1" draw:name="Image137" text:anchor-type="as-char" svg:width="6.9236in" svg:height="3.956343in" draw:z-index="0">
<draw:image xlink:href="../Images/yкринформ/2023-04-04T17-01-00-03-00/630_360_1680615426-949.jpg" xlink:type="simple" xlink:show="embed" xlink:actuate="onLoad" draw:mime-type="image/jpeg"/>
</draw:frame>
The NATO Headquarters in Brussels held a ceremony of raising the national flagfireland as a new NATO member.</text:p>
      <text:p text:style-name="P4">
Finland flags were also simultaneously raised in the headquarters of two NATO strategic commands: in the Belgian city of Mons and American Norfolk, Ukrinform correspondent reports.</text:p>
      <text:p text:style-name="Quotations">

<text:p text:style-name="P4">
🇫🇮finland's Flag Has Been Raised Outside Nato Hq in Brussels as the Country&gt;
 Becomes the Military Alliance's 31st Member. Russia's Invasion of Ukraine&gt;
 Last Year Prompted Finland, WHICH HAS A 1,300KM BORDER WITH RUSSIA, &amp;&gt;
 Neighbour Sweden to Drop Decades of Military Non-Alignment. <text:a xlink:type="simple" xlink:href="https://t.co/8EHySpMeCg" text:style-name="Internet_20_link" text:visited-style-name="Visited_20_Internet_20_Link">
&gt;
</text:a>
&gt;
&gt;
 - DW Europe(@dw_europe) <text:a xlink:type="simple" xlink:href="https://twitter.com/dw_europe/status/1643250117355397120" text:style-name="Internet_20_link" text:visited-style-name="Visited_20_Internet_20_Link">
&gt;
 </text:a>
"This is a historical day. I congratulate Furdodiandi as a new member of our alliance. We first raise the flag of Vindadia near NATO headquarters," NATO Jenus said <text:a xlink:type="simple" xlink:href="https://www.ukrinform.ua/tag-stoltenberg" text:style-name="Internet_20_link" text:visited-style-name="Visited_20_Internet_20_Link">
</text:a>
.</text:p>

</text:p>
      <text:p text:style-name="P4">
He noted that on April 4, 1949, an organization of the Treaty of Treaty was created on 4 April 1949, which became a shield from possible external aggression.</text:p>
      <text:p text:style-name="P4">
"However, the war returned to Europe, and Finland decided to join NATO," NATO Secretary General.</text:p>
      <text:p text:style-name="P4">
He noted that the introduction <text:a xlink:type="simple" xlink:href="https://www.ukrinform.ua/tag-finlandia" text:style-name="Internet_20_link" text:visited-style-name="Visited_20_Internet_20_Link">
</text:a>
To the Alliarubu, the fastest in the history of the organization. According to him, last year Finland and Sweden expressed their desire to become NATO members, and now Helsinki have become a member of the Alliance. He also expressed his hope that a full -fledged NATO member is "as fast as possible".</text:p>
      <text:p text:style-name="P4">
"Finland has become safer, and NATO is stronger with a new member - Finland," NATO's Secretary General.</text:p>
      <text:p text:style-name="P4">
Stoltenberg noted that today's event is a clear message for other countries that the doors to NATO for other countries remain open, and no one can close them.</text:p>
      <text:p text:style-name="P4">
In turn, Finnish President Sauli Niinsto said that the country is neutral and a new era begins for the country. He stressed that the support of the Finland Alliance's membership strengthens its safety.</text:p>
      <text:p text:style-name="P4">
The Finnish leader stressed that Finland membership in NATO is not opposed to any, and the country is stable and predictable.</text:p>
      <text:p text:style-name="P4">
He stressed that one of the motives for the country's accession to NATO was the attempts of the Russian Federation to deny the further expansion of the Alliance, which was manifested by the feast in 2021.“It was one of the reasons why this discussion arose in Finland. We do not want anyone to tell us what we can do and what is not, ”Ninsti said.</text:p>
      <text:p text:style-name="P4">
He also noted that his country's membership in NATO without Sweden is "incomplete." In this context, he said that during the NATO summit this year in Vilnius, Sweden would become the 32nd Alliance member.</text:p>
      <text:p text:style-name="P4">
<text:span text:style-name="T4">
 Read also: </text:span>
 <text:a xlink:type="simple" xlink:href="https://www.ukrinform.ua/rubric-polytics/3691526-zelenskij-privitav-finlandiu-zi-vstupom-u-nato.html" text:style-name="Internet_20_link" text:visited-style-name="Visited_20_Internet_20_Link">
</text:a>
As the agency reported, the official [] took place in Brussels <text:a xlink:type="simple" xlink:href="https://www.ukrinform.ua/rubric-world/3691469-finlandia-oficijno-stala-clenom-nato.html" text:style-name="Internet_20_link" text:visited-style-name="Visited_20_Internet_20_Link">
</text:a>
After that, the Secretary-General of the Organization Yinstoltenberg congratulated the country on the fact that it became a 31st Alliance member.</text:p>
      <text:p text:style-name="P4">
News Source: <text:a xlink:type="simple" xlink:href="https://www.ukrinform.ua/rubric-world/3691521-bila-stabkvartiri-nato-u-brusseli-pidnali-prapor-novogo-clena-finlandii.html" text:style-name="Internet_20_link" text:visited-style-name="Visited_20_Internet_20_Link">
https://www.ukrinform.ua/rubric-world/3691521-bila-stabkvartiri-nato-u-brusseli-pidnali-prapor-novogo-clena-finlandii.html</text:a>
</text:p>
      <!--NEWS-->
      <text:h text:style-name="P10" text:outline-level="1">
<text:span text:style-name="T4">
The Government has appointed Minister of Education Deputy in European Integration</text:span>
</text:h>
      <text:p text:style-name="P4">
Authors: Ukrinform (Person)</text:p>
      <text:p text:style-name="P4">
Publisher: Укринформ (Organization)</text:p>
      <text:p text:style-name="P4">
Published Time: 2023-04-04T17:01:47+03:00</text:p>
      <text:p text:style-name="P4">
Modified Time: 2023-04-04T17:01:47+03:00</text:p>
      <text:p text:style-name="P4">
Description: The Cabinet of Ministers appointed Yevgeny Kudryavts as Deputy Minister of Education and Science on European Integration. - Ukrinform.</text:p>
      <text:p text:style-name="P4">
Images: ["<text:a xlink:type="simple" xlink:href="https://static.ukrinform.com/photos/2023_03/thumb_files/630_360_1680013213-921.jpg" text:style-name="Internet_20_link" text:visited-style-name="Visited_20_Internet_20_Link">
630_360_16800...</text:a>
"]</text:p>
      <text:p text:style-name="P4">
Tags: ['Євроінтеграція', 'Кабмін', 'Міносвіти', 'Мінстратегпром']</text:p>
      <text:p text:style-name="P4">
Type: Article</text:p>
      <!--METADATA-->
      <text:p text:style-name="P4">
<draw:frame draw:style-name="fr1" draw:name="Image138" text:anchor-type="as-char" svg:width="6.9236in" svg:height="3.956343in" draw:z-index="0">
<draw:image xlink:href="../Images/yкринформ/2023-04-04T17-01-47-03-00/630_360_1680013213-921.jpg" xlink:type="simple" xlink:show="embed" xlink:actuate="onLoad" draw:mime-type="image/jpeg"/>
</draw:frame>
The Cabinet of Ministers appointed Yevgeny Kudryavts to the post of Deputy Minister of Education Inuuk on European Integration.</text:p>
      <text:p text:style-name="P4">
This was reported in <text:a xlink:type="simple" xlink:href="https://t.me/tmelnychuk/2012" text:style-name="Internet_20_link" text:visited-style-name="Visited_20_Internet_20_Link">
</text:a>
The permanent representative of the Kabmin in the Verkhovna Rada Taras Melnychuk, reports Ukrinform.</text:p>
      <text:p text:style-name="P4">
“<text:a xlink:type="simple" xlink:href="https://www.ukrinform.ua/tag-kabmin" text:style-name="Internet_20_link" text:visited-style-name="Visited_20_Internet_20_Link">
</text:a>
Appointed: Kudryavtsy Yevgenovolodymyrovich Deputy Minister of Education and Science of Ukraine on issues of European integration; Zapolskaya Natalia Mikhailivna - State Secretary of Ministry on Strategic Industry of Ukraine, ” - said.</text:p>
      <text:p text:style-name="P4">
<text:span text:style-name="T4">
 Read also: </text:span>
 <text:a xlink:type="simple" xlink:href="https://www.ukrinform.ua/rubric-polytics/3689544-kabmin-proviv-kadrovi-rotacii-kogo-zvilnili-ta-priznacili.html" text:style-name="Internet_20_link" text:visited-style-name="Visited_20_Internet_20_Link">
</text:a>
In addition, the government appointed Sergiy Zakharin as Deputy Head of the State Food Safety Service and consumers' protection for digital development, digital transformations and digitalization, releasing him from the post of State Secretary of the Ministry of Education and Science.</text:p>
      <text:p text:style-name="P4">
Igor Yaremenko has appointed the Deputy Secretary of Cabinet of Ministers, dismissing him from the post of Deputy Minister of Veterans of European Integration Veterans.</text:p>
      <text:p text:style-name="P4">
<text:span text:style-name="T4">
 Read also: </text:span>
 <text:a xlink:type="simple" xlink:href="https://www.ukrinform.ua/rubric-society/3662655-minosviti-cogoric-ocikue-na-224-tisaci-vstupnikiv-u-visi.html" text:style-name="Internet_20_link" text:visited-style-name="Visited_20_Internet_20_Link">
</text:a>
At the same time, the government liberated the corrosion from the post of Deputy Minister of Education Inuuka, Elena Spirin - from the post of State Secretary of the Ministry of Ministry on strategic industries, Anatoly Kutsevol - from the post of Deputy Secretary of State CMU.</text:p>
      <text:p text:style-name="P4">
The Cabinet also temporarily laid the duties of the Deputy President of Health on Digital Development, Digital Transformations and Digitalization on Alexander Ryabets.</text:p>
      <text:p text:style-name="P4">
<text:span text:style-name="T5">
Foto: CMU</text:span>
</text:p>
      <text:p text:style-name="P4">
News Source: <text:a xlink:type="simple" xlink:href="https://www.ukrinform.ua/rubric-polytics/3691512-urad-priznaciv-ministru-osviti-zastupnika-z-evrointegracii.html" text:style-name="Internet_20_link" text:visited-style-name="Visited_20_Internet_20_Link">
https://www.ukrinform.ua/rubric-polytics/3691512-urad-priznaciv-ministru-osviti-zastupnika-z-evrointegracii.html</text:a>
</text:p>
      <!--NEWS-->
      <text:h text:style-name="P10" text:outline-level="1">
<text:span text:style-name="T4">
In Kiev, a suspicion of a man who "replaced" a retrovers was declared</text:span>
</text:h>
      <text:p text:style-name="P4">
Authors: Ukrinform (Person)</text:p>
      <text:p text:style-name="P4">
Publisher: Укринформ (Organization)</text:p>
      <text:p text:style-name="P4">
Published Time: 2023-04-04T17:06:00+03:00</text:p>
      <text:p text:style-name="P4">
Modified Time: 2023-04-04T17:06:00+03:00</text:p>
      <text:p text:style-name="P4">
Description: Law enforcement officers declared suspicion to a man who left a false report on the alleged preparation of an explosion at the Retrovville shopping center in Kiev. - Ukrinform.</text:p>
      <text:p text:style-name="P4">
Images: ["<text:a xlink:type="simple" xlink:href="https://static.ukrinform.com/photos/2022_06/thumb_files/630_360_1654780875-659.jpg" text:style-name="Internet_20_link" text:visited-style-name="Visited_20_Internet_20_Link">
630_360_16547...</text:a>
"]</text:p>
      <text:p text:style-name="P4">
Tags: ['Мінування', 'Підозра', 'Київ', 'ТРЦ']</text:p>
      <text:p text:style-name="P4">
Type: Article</text:p>
      <!--METADATA-->
      <text:p text:style-name="P4">
<draw:frame draw:style-name="fr1" draw:name="Image139" text:anchor-type="as-char" svg:width="6.9236in" svg:height="3.956343in" draw:z-index="0">
<draw:image xlink:href="../Images/yкринформ/2023-04-04T17-06-00-03-00/630_360_1654780875-659.jpg" xlink:type="simple" xlink:show="embed" xlink:actuate="onLoad" draw:mime-type="image/jpeg"/>
</draw:frame>
Law enforcement officers declared suspicion of a man who left a false message about the alleged preparation of an explosion at the Retrovville shopping center UKIEV.</text:p>
      <text:p text:style-name="P4">
According to Ukrinform, the Kyiv City Prosecutor's Office reported to the Utelegram.</text:p>
      <text:p text:style-name="P4">
The person involved is charged with the commission of the crime under Part 1 of Art. 259(deliberately false report on the preparation of an explosion, arson or otherdii that threaten the death of people or other serious consequences)Criminal Code of Ukraine.</text:p>
      <text:p text:style-name="P4">
According to the investigation, a citizen who works as an collector, on March 15, reported special line "102" about preparation in "Retrovil" of the explosion. As a result, explosive devices, no <text:a xlink:type="simple" xlink:href="https://www.ukrinform.ua/tag-vibuhivka" text:style-name="Internet_20_link" text:visited-style-name="Visited_20_Internet_20_Link">
</text:a>
There were no streams.</text:p>
      <text:p text:style-name="P4">
No one was injured as a result of the event and during the detention.</text:p>
      <text:p text:style-name="P4">
It was found that the crime was committed from hooligan motives.</text:p>
      <text:p text:style-name="P4">
<text:span text:style-name="T4">
 Read also: </text:span>
 <text:a xlink:type="simple" xlink:href="https://www.ukrinform.ua/rubric-kyiv/3691351-u-kievi-ogolosili-pidozru-sahraam-aki-brali-peredoplatu-za-neisnuuci-generatori.html" text:style-name="Internet_20_link" text:visited-style-name="Visited_20_Internet_20_Link">
</text:a>
The court has chosen a pre -trial detention measure for the attacker. The investigation is ongoing.</text:p>
      <text:p text:style-name="P4">
As reported by Ukrinform, Russian special services created an online community, the children involved children of different regions of Ukraine, <text:a xlink:type="simple" xlink:href="https://www.ukrinform.ua/rubric-society/3688939-rosijski-specsluzbi-zalucaut-ditej-do-fejkovih-minuvan-v-ukraini-sbu.html" text:style-name="Internet_20_link" text:visited-style-name="Visited_20_Internet_20_Link">
</text:a>
</text:p>
      <text:p text:style-name="P4">
News Source: <text:a xlink:type="simple" xlink:href="https://www.ukrinform.ua/rubric-kyiv/3691523-u-kievi-ogolosili-pidozru-coloviku-akij-zaminuvav-trc-retrovil.html" text:style-name="Internet_20_link" text:visited-style-name="Visited_20_Internet_20_Link">
https://www.ukrinform.ua/rubric-kyiv/3691523-u-kievi-ogolosili-pidozru-coloviku-akij-zaminuvav-trc-retrovil.html</text:a>
</text:p>
      <!--NEWS-->
      <text:h text:style-name="P10" text:outline-level="1">
<text:span text:style-name="T4">
Media: Enrique - One of the candidates for the post of head coach "Chelsea"</text:span>
</text:h>
      <text:p text:style-name="P4">
Authors: Ukrinform (Person)</text:p>
      <text:p text:style-name="P4">
Publisher: Укринформ (Organization)</text:p>
      <text:p text:style-name="P4">
Published Time: 2023-04-04T17:07:57+03:00</text:p>
      <text:p text:style-name="P4">
Modified Time: 2023-04-04T17:07:57+03:00</text:p>
      <text:p text:style-name="P4">
Description: The London Club has recently liberated Graham Potter. - Ukrinform.</text:p>
      <text:p text:style-name="P4">
Images: ["<text:a xlink:type="simple" xlink:href="https://static.ukrinform.com/photos/2023_04/thumb_files/630_360_1680617142-541.jpg" text:style-name="Internet_20_link" text:visited-style-name="Visited_20_Internet_20_Link">
630_360_16806...</text:a>
"]</text:p>
      <text:p text:style-name="P4">
Tags: ['Челсі', 'Футбол']</text:p>
      <text:p text:style-name="P4">
Type: Article</text:p>
      <!--METADATA-->
      <text:p text:style-name="P4">
<draw:frame draw:style-name="fr1" draw:name="Image140" text:anchor-type="as-char" svg:width="6.9236in" svg:height="3.956343in" draw:z-index="0">
<draw:image xlink:href="../Images/yкринформ/2023-04-04T17-07-57-03-00/630_360_1680617142-541.jpg" xlink:type="simple" xlink:show="embed" xlink:actuate="onLoad" draw:mime-type="image/jpeg"/>
</draw:frame>
The London Club has recently liberated Graham Potter.</text:p>
      <text:p text:style-name="P4">
Former head coach of the Spanish national team Luis Enrique is negotiating with Chelsea, <text:a xlink:type="simple" xlink:href="https://as.com/futbol/internacional/luis-enrique-habla-con-el-chelsea-n/" text:style-name="Internet_20_link" text:visited-style-name="Visited_20_Internet_20_Link">
</text:a>
AS, reports Ukrinform.</text:p>
      <text:p text:style-name="P4">
The parties have already proceeded to discuss the contract.</text:p>
      <text:p text:style-name="P4">
Earlier it was reported that Luis Enrique wants to head the APL Club and will be able to see a long -term project with clear goals and development plan. It is also called among the contenders for the position of head coach "Tottenham".</text:p>
      <text:p text:style-name="P4">
Luis Enrique left Spain in December after defeat from Morocco in 1/8 Finals of the 20122 World Cup in Qatar. The specialist has headed the Furia Roch since 2018. Earlier, Enrique trained Roma, Celta and Barcelona.</text:p>
      <text:p text:style-name="P4">
Other candidates for the head coach "Chelsea" candidate's and Roberto de Mirby among other candidate's head coach.</text:p>
      <text:p text:style-name="P4">
<text:span text:style-name="T4">
 Read also: </text:span>
 <text:a xlink:type="simple" xlink:href="https://www.ukrinform.ua/rubric-sports/3690723-celsi-zvilniv-grema-pottera.html" text:style-name="Internet_20_link" text:visited-style-name="Visited_20_Internet_20_Link">
</text:a>
As reported by Ukrinform, Chelsea released Grampotter's head coach. Potter Bruno Saltor will be temporarily acting head coach.</text:p>
      <text:p text:style-name="P4">
Photo: Getty Image</text:p>
      <text:p text:style-name="P4">
News Source: <text:a xlink:type="simple" xlink:href="https://www.ukrinform.ua/rubric-sports/3691520-zmi-enrike-odin-iz-kandidativ-na-posadu-golovnogo-trenera-celsi.html" text:style-name="Internet_20_link" text:visited-style-name="Visited_20_Internet_20_Link">
https://www.ukrinform.ua/rubric-sports/3691520-zmi-enrike-odin-iz-kandidativ-na-posadu-golovnogo-trenera-celsi.html</text:a>
</text:p>
      <!--NEWS-->
      <text:h text:style-name="P10" text:outline-level="1">
<text:span text:style-name="T4">
The richest man in the world by Forbes became the head of Louis Vuitton</text:span>
</text:h>
      <text:p text:style-name="P4">
Authors: Ukrinform (Person)</text:p>
      <text:p text:style-name="P4">
Publisher: Укринформ (Organization)</text:p>
      <text:p text:style-name="P4">
Published Time: 2023-04-04T17:20:00+03:00</text:p>
      <text:p text:style-name="P4">
Modified Time: 2023-04-04T17:20:00+03:00</text:p>
      <text:p text:style-name="P4">
Description: The first position in the rating of the richest people according to Forbes magazine was taken by the head and the largest shareholder of the Louis Vuitton group, which produces luxury, Bernard Arno, moving to the second place of SpaceX founder Ilona Mask. - Ukrinform.</text:p>
      <text:p text:style-name="P4">
Images: ["<text:a xlink:type="simple" xlink:href="https://static.ukrinform.com/photos/2018_04/thumb_files/630_360_1523085372-2259.jpg" text:style-name="Internet_20_link" text:visited-style-name="Visited_20_Internet_20_Link">
630_360_15230...</text:a>
"]</text:p>
      <text:p text:style-name="P4">
Tags: ['Forbes', 'Рейтинг', 'Гроші', 'Бернар Арно']</text:p>
      <text:p text:style-name="P4">
Type: Article</text:p>
      <!--METADATA-->
      <text:p text:style-name="P4">
<draw:frame draw:style-name="fr1" draw:name="Image141" text:anchor-type="as-char" svg:width="6.9236in" svg:height="3.956343in" draw:z-index="0">
<draw:image xlink:href="../Images/yкринформ/2023-04-04T17-20-00-03-00/630_360_1523085372-2259.jpg" xlink:type="simple" xlink:show="embed" xlink:actuate="onLoad" draw:mime-type="image/jpeg"/>
</draw:frame>
The first position in the rating of the richest people according to Forbes Magazine was the leader of the largest shareholder of the group of companies Louis Vuitton, which produces the object, Bernard Arno, moving to the second stage of the founder of SpaceXilon Mask.</text:p>
      <text:p text:style-name="P4">
This is reported on <text:a xlink:type="simple" xlink:href="https://www.forbes.com/billionaires/" text:style-name="Internet_20_link" text:visited-style-name="Visited_20_Internet_20_Link">
</text:a>
, reports Ukrinform.</text:p>
      <text:p text:style-name="P4">
<text:span text:style-name="T5">
As noted, Frenchman Arno for the first time </text:span>
<text:span text:style-name="T5">
 headed </text:span>
<text:span text:style-name="T5">
 <text:a xlink:type="simple" xlink:href="https://www.ukrinform.ua/tag-rejting" text:style-name="Internet_20_link" text:visited-style-name="Visited_20_Internet_20_Link">
</text:a>
. His wealth is estimated at $ 211 billion. He is the only rating businessman whose capital exceeds $ 200 billion. </text:span>
On <text:span text:style-name="T4">
 second </text:span>
 the rating of the richest people on the planet according to Forbes found the American billionaire originally from South Africa Ilon Musk($ 180 billion), owner of Tesla Automobile Company, SpaceX Space Company, Twitter social network. <text:span text:style-name="T4">
<text:span text:style-name="T5">
 the third </text:span>
* step is occupied by the owner of Amazon Corporation American Jeff Bezos($ 114 billion).   * На </text:span>
четвертому<text:span text:style-name="T4">
 місці у списку - американець Ларрі Еллісон (107 billion), co -founder of Oracle - large manufacturer and supplier of business and server equipment. </text:span>
<text:span text:style-name="T5">
 Fifth </text:span>
* place is occupied by American Warren Buffett($ 106 billion), head of investment conglomerate Berkshire Hathaway, which has dozens of high -profit companies from different sectors of economy(from battery production to fast food networks).</text:p>
      <text:p text:style-name="P4">
<text:span text:style-name="T4">
Читайте також:</text:span>
 <text:a xlink:type="simple" xlink:href="https://www.ukrinform.ua/rubric-technology/3686455-kitaj-vtracae-milarderiv-cerez-represii-proti-tehnosektora.html" text:style-name="Internet_20_link" text:visited-style-name="Visited_20_Internet_20_Link">
 </text:a>
To <text:a xlink:type="simple" xlink:href="https://forbes.ua/richest/forbes-onoviv-reyting-naybagatshikh-lyudey-svitu-khto-z-ukrainskikh-milyarderiv-potrapiv-do-spisku-04042023-12825" text:style-name="Internet_20_link" text:visited-style-name="Visited_20_Internet_20_Link">
</text:a>
Five Ukrainian billionaires have also been drawn. Rinat Akhmetov's richest Ukrainian is the richest Ukrainian.($ 2.1 billion), Vadimnovsky($ 1.4 billion), Konstantin Zhevago($ 1.3 billion)and Gennady Bogolyubov($ 1.1 billion).</text:p>
      <text:p text:style-name="P4">
News Source: <text:a xlink:type="simple" xlink:href="https://www.ukrinform.ua/rubric-economy/3691524-najbagatsou-ludinou-svitu-za-versieu-forbes-stav-glava-louis-vuitton.html" text:style-name="Internet_20_link" text:visited-style-name="Visited_20_Internet_20_Link">
https://www.ukrinform.ua/rubric-economy/3691524-najbagatsou-ludinou-svitu-za-versieu-forbes-stav-glava-louis-vuitton.html</text:a>
</text:p>
      <!--NEWS-->
      <text:h text:style-name="P10" text:outline-level="1">
<text:span text:style-name="T4">
Zelensky and Shmigal greeted Finland with NATO's entry</text:span>
</text:h>
      <text:p text:style-name="P4">
Authors: Ukrinform (Person)</text:p>
      <text:p text:style-name="P4">
Publisher: Укринформ (Organization)</text:p>
      <text:p text:style-name="P4">
Published Time: 2023-04-04T17:23:00+03:00</text:p>
      <text:p text:style-name="P4">
Modified Time: 2023-04-04T17:23:00+03:00</text:p>
      <text:p text:style-name="P4">
Description: President of Ukraine Volodymyr Zelensky and Prime Minister Denis Shmigal congratulated Finland on NATO.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Фінляндія', 'НАТО', 'Зеленський']</text:p>
      <text:p text:style-name="P4">
Type: Article</text:p>
      <!--METADATA-->
      <text:p text:style-name="P4">
<draw:frame draw:style-name="fr1" draw:name="Image142" text:anchor-type="as-char" svg:width="6.9236in" svg:height="3.956343in" draw:z-index="0">
<draw:image xlink:href="../Images/yкринформ/2023-04-04T17-23-00-03-00/630_360_1679682020-565.jpeg" xlink:type="simple" xlink:show="embed" xlink:actuate="onLoad" draw:mime-type="image/jpeg"/>
</draw:frame>
President of Ukraine Volodymyr Zelensky and Prime Minister Denis Shmigal Welcome NATO.</text:p>
      <text:p text:style-name="P4">
The head of state wrote about it in <text:a xlink:type="simple" xlink:href="https://t.me/V_Zelenskiy_official/5754" text:style-name="Internet_20_link" text:visited-style-name="Visited_20_Internet_20_Link">
</text:a>
transmits Ukrinform.</text:p>
      <text:p text:style-name="P4">
"Congratulations to Finland and President Sauli Niinsto on NATO's joining the 74 -year.</text:p>
      <text:p text:style-name="P4">
He also expressed his hope that the Vilnius Summit would bring the Ukrainian Euro -Atlantic purpose.</text:p>
      <text:p text:style-name="P4">
<text:span text:style-name="T4">
 Read also: </text:span>
 <text:a xlink:type="simple" xlink:href="https://www.ukrinform.ua/rubric-world/3691381-stoltenberg-privitav-finlandiu-iz-vstupom-do-nato.html" text:style-name="Internet_20_link" text:visited-style-name="Visited_20_Internet_20_Link">
</text:a>
Prime Minister Denis Schmigal noted that Ukraine is expelling to support the Finland of accelerated accession to NATO.</text:p>
      <text:p text:style-name="P4">
“Ukraine welcomes Finland's accession to NATO. Europe is getting stronger. We look forward to drinking Finland with the accelerated accession of Ukraine to the Alliance in the future, ”the head of government in [] wrote.(https://twitter.com/Denys_Shmyhal/status/1643239541430448136?cxt=HHwWkMCzvYPq-s0tAAAA)Verkhovna Rada Chairman Ruslan Stefanchuk emphasized in <text:a xlink:type="simple" xlink:href="https://www.facebook.com/100058105416952/posts/pfbid0S4AjS6EvMo5iDE4cPLjTGCGjrUwYX5PzsTV8xQ1DzTTfnPGv3LYBGKAt1P5mDsmhl/" text:style-name="Internet_20_link" text:visited-style-name="Visited_20_Internet_20_Link">
</text:a>
that, after Finland's accession to the North Atlantic Alliance, the border between Russia's NATO extended 1340 km.</text:p>
      <text:p text:style-name="P4">
"24.02.2022 Russia, at the expense of Belarus, so to speak," extended "its border 1084 km. 04.04.2023 Finland became 31 NATO member country. And the border of the interrup and NATO continued for 1340 km,"-said the speaker.</text:p>
      <text:p text:style-name="P4">
He called the symbolic that on the day of its foundation, NATO became even more aware and strengthened the borders.</text:p>
      <text:p text:style-name="P4">
"I believe that the day will come when Ukraine will also join the Alliance. And I accurately know that the swamp" strategists "have overcome themselves again," - said Stefanchuk.</text:p>
      <text:p text:style-name="P4">
As reported by Ukrinform, <text:a xlink:type="simple" xlink:href="https://www.ukrinform.ua/tag-finlandia" text:style-name="Internet_20_link" text:visited-style-name="Visited_20_Internet_20_Link">
</text:a>
April 4 became a member of NATO.</text:p>
      <text:p text:style-name="P4">
In response to Russia's aggression against Ukraine, Finland and Sweden have applied for NATO. During the NATO Madrid Summit in June 2022, both Ukrainians were invited to join the Alliance. Today, the Finland has administered the admission procedure, while Sweden continues to negotiate with Turkey and the ratification of the protocol on the entry.</text:p>
      <text:p text:style-name="P4">
NATO Summit is scheduled for July 11-12 in Vilnius.</text:p>
      <text:p text:style-name="P4">
News Source: <text:a xlink:type="simple" xlink:href="https://www.ukrinform.ua/rubric-polytics/3691526-zelenskij-privitav-finlandiu-zi-vstupom-u-nato.html" text:style-name="Internet_20_link" text:visited-style-name="Visited_20_Internet_20_Link">
https://www.ukrinform.ua/rubric-polytics/3691526-zelenskij-privitav-finlandiu-zi-vstupom-u-nato.html</text:a>
</text:p>
      <!--NEWS-->
      <text:h text:style-name="P10" text:outline-level="1">
<text:span text:style-name="T4">
There are about 4,000 Russian military - border guards in Belarus</text:span>
</text:h>
      <text:p text:style-name="P4">
Authors: Ukrinform (Person)</text:p>
      <text:p text:style-name="P4">
Publisher: Укринформ (Organization)</text:p>
      <text:p text:style-name="P4">
Published Time: 2023-04-04T17:24:07+03:00</text:p>
      <text:p text:style-name="P4">
Modified Time: 2023-04-04T17:24:07+03:00</text:p>
      <text:p text:style-name="P4">
Description: On the territory of Belarus today there are just over four thousand servicemen of the Russian Federation, who are trained in training centers. There is no shock group that would be ready to invade the territory of Ukraine. - Ukrinform.</text:p>
      <text:p text:style-name="P4">
Images: ["<text:a xlink:type="simple" xlink:href="https://static.ukrinform.com/photos/2022_08/thumb_files/630_360_1659442133-180.jpg" text:style-name="Internet_20_link" text:visited-style-name="Visited_20_Internet_20_Link">
630_360_16594...</text:a>
"]</text:p>
      <text:p text:style-name="P4">
Tags: ['білорусь', 'Російські військові', 'Демченко', 'Війна з росією', 'Єдині новини']</text:p>
      <text:p text:style-name="P4">
Type: Article</text:p>
      <!--METADATA-->
      <text:p text:style-name="P4">
<draw:frame draw:style-name="fr1" draw:name="Image143" text:anchor-type="as-char" svg:width="6.9236in" svg:height="3.956343in" draw:z-index="0">
<draw:image xlink:href="../Images/yкринформ/2023-04-04T17-24-07-03-00/630_360_1659442133-180.jpg" xlink:type="simple" xlink:show="embed" xlink:actuate="onLoad" draw:mime-type="image/jpeg"/>
</draw:frame>
The suiterators of Belarus today are just over four thousand servicemen of the Russian Federation, which are trained in training centers. The shoal group, which would be ready to make an invasion of the territory of Ukraine, is not.</text:p>
      <text:p text:style-name="P4">
According to Ukrinform, Andrey Demchenko, a state border service, is reported on the air of the only news.</text:p>
      <text:p text:style-name="P4">
"On the territory <text:a xlink:type="simple" xlink:href="https://www.ukrinform.ua/tag-bilorus" text:style-name="Internet_20_link" text:visited-style-name="Visited_20_Internet_20_Link">
 </text:a>
The Russian military continues to be. According to our data, it is a little more than four thousand servicemen, and these data are somewhat lower than those that were before, infactly, the Russian army now uses the territory of Belarus to teaching the units, there is a constant rotation. Those who have undergone preparation are transferred to the territory of Russia, " - said the spokesman.</text:p>
      <text:p text:style-name="P4">
<text:span text:style-name="T4">
 Read also: </text:span>
 <text:a xlink:type="simple" xlink:href="https://www.ukrinform.ua/rubric-world/3691367-sojgu-zaaviv-so-rosia-peredala-bilorusi-iskanderi-zdatni-nesti-aderni-raketi.html" text:style-name="Internet_20_link" text:visited-style-name="Visited_20_Internet_20_Link">
</text:a>
Demchenko also reported that there is no transmission of military equipment or personnel of the units of the Army of Belarusian Russia near the Ukrainian border.</text:p>
      <text:p text:style-name="P4">
"Mostly they are on landfills in Belarus, but despite everything that is happening, our main task is to have strong defense, to have a proper possible to repel the enemy," Demchenko said.</text:p>
      <text:p text:style-name="P4">
He added that Ukraine continues to strengthen the border with Belarus and the Russian Federation for prodidy any acts of aggression that can occur in this direction.</text:p>
      <text:p text:style-name="P4">
The spokesman also assured that today the shock grouping of the enemy is in Belarusian.</text:p>
      <text:p text:style-name="P4">
"Fortunately, there is currently no shocking unit in Belarus at the moment that would be ready to invade the territory of Ukraine," Demchenko said.</text:p>
      <text:p text:style-name="P4">
<text:span text:style-name="T4">
 Read also: </text:span>
 <text:a xlink:type="simple" xlink:href="https://www.ukrinform.ua/rubric-ato/3691106-naev-rozpoviv-pro-gotovnist-sil-oboroni-na-kordoni-z-bilorussu.html" text:style-name="Internet_20_link" text:visited-style-name="Visited_20_Internet_20_Link">
</text:a>
As it was reported, the Minister of Defense of Russia Sergey Shoigu at the selector meeting with the country's armed forces reported <text:a xlink:type="simple" xlink:href="https://www.ukrinform.ua/rubric-world/3691367-sojgu-zaaviv-so-rosia-peredala-bilorusi-iskanderi-zdatni-nesti-aderni-raketi.html" text:style-name="Internet_20_link" text:visited-style-name="Visited_20_Internet_20_Link">
</text:a>
.</text:p>
      <text:p text:style-name="P4">
Today, in Brussels, following the meeting with US Secretary of State Atoniblinken, the high EU representative Josep Borrel said that the decision of Russian federation to place nuclear weapons in Belarus leads to further reaches of tension and is a direct threat to the entire European security system.</text:p>
      <text:p text:style-name="P4">
News Source: <text:a xlink:type="simple" xlink:href="https://www.ukrinform.ua/rubric-ato/3691525-u-bilorusi-prohodat-navcanna-blizko-4000-rosijskih-vijskovih-prikordonniki.html" text:style-name="Internet_20_link" text:visited-style-name="Visited_20_Internet_20_Link">
https://www.ukrinform.ua/rubric-ato/3691525-u-bilorusi-prohodat-navcanna-blizko-4000-rosijskih-vijskovih-prikordonniki.html</text:a>
</text:p>
      <!--NEWS-->
      <text:h text:style-name="P10" text:outline-level="1">
<text:span text:style-name="T4">
The new US military assistance package goes to Ukraine: Kuleba met Blinken</text:span>
</text:h>
      <text:p text:style-name="P4">
Authors: Ukrinform (Person)</text:p>
      <text:p text:style-name="P4">
Publisher: Укринформ (Organization)</text:p>
      <text:p text:style-name="P4">
Published Time: 2023-04-04T17:29:00+03:00</text:p>
      <text:p text:style-name="P4">
Modified Time: 2023-04-04T17:29:00+03:00</text:p>
      <text:p text:style-name="P4">
Description: Foreign Minister of Ukraine Dmytro Kuleba, after meeting in Brussels with US Secretary of State Anthony Blinken, said a new package of military assistance is already heading to Ukraine. - Ukrinform.</text:p>
      <text:p text:style-name="P4">
Images: ["<text:a xlink:type="simple" xlink:href="https://static.ukrinform.com/photos/2023_04/thumb_files/630_360_1680620816-839.jpeg" text:style-name="Internet_20_link" text:visited-style-name="Visited_20_Internet_20_Link">
630_360_16806...</text:a>
", "<text:a xlink:type="simple" xlink:href="https://static.ukrinform.com/photos/2023_04/1680618657-105.jpeg" text:style-name="Internet_20_link" text:visited-style-name="Visited_20_Internet_20_Link">
1680618657-10...</text:a>
", "<text:a xlink:type="simple" xlink:href="https://static.ukrinform.com/photos/2023_04/1680620816-441.jpeg" text:style-name="Internet_20_link" text:visited-style-name="Visited_20_Internet_20_Link">
1680620816-44...</text:a>
", "<text:a xlink:type="simple" xlink:href="https://static.ukrinform.com/photos/2023_04/1680620817-364.jpeg" text:style-name="Internet_20_link" text:visited-style-name="Visited_20_Internet_20_Link">
1680620817-36...</text:a>
", "<text:a xlink:type="simple" xlink:href="https://static.ukrinform.com/photos/2023_04/1680620817-624.jpeg" text:style-name="Internet_20_link" text:visited-style-name="Visited_20_Internet_20_Link">
1680620817-62...</text:a>
"]</text:p>
      <text:p text:style-name="P4">
Tags: ['Кулеба', 'США', 'Зброя', 'Блінкен', 'Війна з росією']</text:p>
      <text:p text:style-name="P4">
Type: Article</text:p>
      <!--METADATA-->
      <text:p text:style-name="P4">
<draw:frame draw:style-name="fr1" draw:name="Image144" text:anchor-type="as-char" svg:width="6.9236in" svg:height="3.956343in" draw:z-index="0">
<draw:image xlink:href="../Images/yкринформ/2023-04-04T17-29-00-03-00/630_360_1680620816-839.jpeg" xlink:type="simple" xlink:show="embed" xlink:actuate="onLoad" draw:mime-type="image/jpeg"/>
</draw:frame>
The Minister of Law of Ukraine Dmytro Kuleba after meeting in Brussels with US State Secretary Anthony Blinken reported that a new package of military aid was being heading to Ukraine.</text:p>
      <text:p text:style-name="P4">
The head of Ukrainian diplomacy wrote about it in <text:a xlink:type="simple" xlink:href="https://twitter.com/DmytroKuleba/status/1643246743352377345" text:style-name="Internet_20_link" text:visited-style-name="Visited_20_Internet_20_Link">
</text:a>
, reports Ukrinform.</text:p>
      <text:p text:style-name="P4">
"He was glad to meet US Secretary of State Anthony Blinken. New Packet Assistance is already going to Ukraine to help us liberate more from Russian occupation. I am grateful to the US for adamant support for Ukraine," - said <text:a xlink:type="simple" xlink:href="https://www.ukrinform.ua/tag-kuleba" text:style-name="Internet_20_link" text:visited-style-name="Visited_20_Internet_20_Link">
</text:a>
 .</text:p>
      <text:p text:style-name="P4">
<draw:frame draw:style-name="fr1" draw:name="Image145" text:anchor-type="as-char" svg:width="6.9236in" svg:height="4.734521in" draw:z-index="0">
<draw:image xlink:href="../Images/yкринформ/2023-04-04T17-29-00-03-00/1680618657-105.jpeg" xlink:type="simple" xlink:show="embed" xlink:actuate="onLoad" draw:mime-type="image/jpeg"/>
</draw:frame>
The minister added that they and Blinken also exchanged views on the current quotes on the eve of NATO summit in Vilnius.</text:p>
      <text:p text:style-name="P4">
<text:span text:style-name="T4">
 Read also: </text:span>
 <text:a xlink:type="simple" xlink:href="https://www.ukrinform.ua/rubric-world/3691443-ssa-i-es-edini-u-pidtrimci-ukraini-u-zahisti-proti-rosijskoi-agresii-blinken.html" text:style-name="Internet_20_link" text:visited-style-name="Visited_20_Internet_20_Link">
</text:a>
</text:p>
      <text:p text:style-name="P4">
<draw:frame draw:style-name="fr1" draw:name="Image146" text:anchor-type="as-char" svg:width="6.9236in" svg:height="3.89773in" draw:z-index="0">
<draw:image xlink:href="../Images/yкринформ/2023-04-04T17-29-00-03-00/1680620816-441.jpeg" xlink:type="simple" xlink:show="embed" xlink:actuate="onLoad" draw:mime-type="image/jpeg"/>
</draw:frame>
As it says in <text:a xlink:type="simple" xlink:href="https://www.state.gov/secretary-blinkens-meeting-with-ukrainian-foreign-minister-kuleba-8/" text:style-name="Internet_20_link" text:visited-style-name="Visited_20_Internet_20_Link">
</text:a>
The US State Department according to Brussels Anthony Blinken and Dmitry Kuleba, the United States of the Ukrainian People, which resists the cruelty of the Russian Federation, and see Ukraine with a powerful and independent democracy.</text:p>
      <text:p text:style-name="P4">
<draw:frame draw:style-name="fr1" draw:name="Image147" text:anchor-type="as-char" svg:width="6.9236in" svg:height="3.89773in" draw:z-index="0">
<draw:image xlink:href="../Images/yкринформ/2023-04-04T17-29-00-03-00/1680620817-364.jpeg" xlink:type="simple" xlink:show="embed" xlink:actuate="onLoad" draw:mime-type="image/jpeg"/>
</draw:frame>
"The Secretary of State has confirmed the support from the United States of Ukraine -NATO cooperation, as well as long -term commitment to the development of Ukraine's defense of Ukraine," the document noted.</text:p>
      <text:p text:style-name="P4">
The parties discussed, including the further military support of Ukrainian Sieces.</text:p>
      <text:p text:style-name="P4">
<draw:frame draw:style-name="fr1" draw:name="Image148" text:anchor-type="as-char" svg:width="6.9236in" svg:height="4.622144in" draw:z-index="0">
<draw:image xlink:href="../Images/yкринформ/2023-04-04T17-29-00-03-00/1680620817-624.jpeg" xlink:type="simple" xlink:show="embed" xlink:actuate="onLoad" draw:mime-type="image/jpeg"/>
</draw:frame>
"The Secretary of State emphasized the importance of Ukraine's future as a strong, independent and democratic country," the statement emphasizes.</text:p>
      <text:p text:style-name="P4">
As reported, the White House announced on Monday another package of defense assistance for Ukraine.</text:p>
      <text:p text:style-name="P4">
Last week, the US Agency Reuters with reference to the sources of the administration reported <text:a xlink:type="simple" xlink:href="https://www.ukrinform.ua/rubric-ato/3690109-ssa-gotuut-novij-paket-vijskovoi-dopomogi-ukraini-na-26-milarda-reuters.html" text:style-name="Internet_20_link" text:visited-style-name="Visited_20_Internet_20_Link">
</text:a>
.</text:p>
      <text:p text:style-name="P4">
<text:span text:style-name="T5">
Foto: @dmytrokuleba, @secblinken</text:span>
</text:p>
      <text:p text:style-name="P4">
News Source: <text:a xlink:type="simple" xlink:href="https://www.ukrinform.ua/rubric-polytics/3691529-novij-paket-vijskovoi-dopomogi-ssa-pramue-v-ukrainu-kuleba.html" text:style-name="Internet_20_link" text:visited-style-name="Visited_20_Internet_20_Link">
https://www.ukrinform.ua/rubric-polytics/3691529-novij-paket-vijskovoi-dopomogi-ssa-pramue-v-ukrainu-kuleba.html</text:a>
</text:p>
      <!--NEWS-->
      <text:h text:style-name="P10" text:outline-level="1">
<text:span text:style-name="T4">
US and EU supporting Ukraine and Moldova's transition to pure energy</text:span>
</text:h>
      <text:p text:style-name="P4">
Authors: Ukrinform (Person)</text:p>
      <text:p text:style-name="P4">
Publisher: Укринформ (Organization)</text:p>
      <text:p text:style-name="P4">
Published Time: 2023-04-04T17:32:36+03:00</text:p>
      <text:p text:style-name="P4">
Modified Time: 2023-04-04T17:32:36+03:00</text:p>
      <text:p text:style-name="P4">
Description: The US-EU Energy Council has intention to continue the support of Ukraine and the Republic of Moldova in order to promote the long-term transition of their energy complexes to pure energy. - Ukrinform.</text:p>
      <text:p text:style-name="P4">
Images: ["<text:a xlink:type="simple" xlink:href="https://static.ukrinform.com/photos/2019_02/thumb_files/630_360_1551122815-267.jpg" text:style-name="Internet_20_link" text:visited-style-name="Visited_20_Internet_20_Link">
630_360_15511...</text:a>
"]</text:p>
      <text:p text:style-name="P4">
Tags: ['Енергетика', 'Євросоюз', 'Молдова', 'Україна']</text:p>
      <text:p text:style-name="P4">
Type: Article</text:p>
      <!--METADATA-->
      <text:p text:style-name="P4">
<draw:frame draw:style-name="fr1" draw:name="Image149" text:anchor-type="as-char" svg:width="6.9236in" svg:height="3.956343in" draw:z-index="0">
<draw:image xlink:href="../Images/yкринформ/2023-04-04T17-32-36-03-00/630_360_1551122815-267.jpg" xlink:type="simple" xlink:show="embed" xlink:actuate="onLoad" draw:mime-type="image/jpeg"/>
</draw:frame>
The US-EU-EU Energy Council has intention to continue the support of Ukraine and the Republic of Moldova in order to promote the long-term transition of their energy complexes to pure energy.</text:p>
      <text:p text:style-name="P4">
This is stated in <text:a xlink:type="simple" xlink:href="http://www.state.gov/joint-statement-on-the-u-s-eu-energy-council-2/" text:style-name="Internet_20_link" text:visited-style-name="Visited_20_Internet_20_Link">
</text:a>
Councils published on the results of a meeting in Brussels, Ukrinform reports.</text:p>
      <text:p text:style-name="P4">
“After the successful synchronization of Ukraine and Moldova with the electricity network <text:a xlink:type="simple" xlink:href="https://www.ukrinform.ua/tag-evrosouz" text:style-name="Internet_20_link" text:visited-style-name="Visited_20_Internet_20_Link">
</text:a>
The Council intends to continue to maintain the rapid restoration and reconstruction of Ukraine, as well as to support both Ukraine and Moldova by promoting their long -term economic transition of clean energy, ”the document reads.</text:p>
      <text:p text:style-name="P4">
It is noted that the US and the European Union will provide emergency energy aid through support forums established in 2022. In particular, the G7+ Procoordination Forum and the International Advisory Energy Council for Ukraine, as well as other platforms.</text:p>
      <text:p text:style-name="P4">
The Council also confirmed that the future of Ukraine, Moldova and their citizens - the Evrosius.</text:p>
      <text:p text:style-name="P4">
At the same time, the US EU EU Council condemned Russia's dangerous actions by Nazaposhi NPP and declared full support for the IAEA efforts.</text:p>
      <text:p text:style-name="P4">
"The United States and the EU are strongly urging Russia to withdraw their staff from the Zaporizhzhya NPP and return it to its full control to its law owner - Ukraine," the document emphasizes.</text:p>
      <text:p text:style-name="P4">
In addition, it is noted that the Council intends to continue to reduce the dependence on the RFF supplies of nuclear materials and fuel cycle services, as well as to support the efforts of the affected EU member states to diversification of stations.</text:p>
      <text:p text:style-name="P4">
<text:span text:style-name="T4">
 Read also: </text:span>
 <text:a xlink:type="simple" xlink:href="https://www.ukrinform.ua/rubric-economy/3690309-ukraina-planue-stati-habom-evropi-u-rozvitku-vidnovluvanoi-energetiki.html" text:style-name="Internet_20_link" text:visited-style-name="Visited_20_Internet_20_Link">
</text:a>
The US -EU -EU Energy Council is a high -level body founded in 2009 in order to coordinate strategic energy issues of intensifying interest, as well as cooperation in research and development.</text:p>
      <text:p text:style-name="P4">
News Source: <text:a xlink:type="simple" xlink:href="https://www.ukrinform.ua/rubric-economy/3691530-ssa-i-evrosouz-pidtrimuut-perehid-ukraini-i-moldovi-do-cistoi-energii.html" text:style-name="Internet_20_link" text:visited-style-name="Visited_20_Internet_20_Link">
https://www.ukrinform.ua/rubric-economy/3691530-ssa-i-evrosouz-pidtrimuut-perehid-ukraini-i-moldovi-do-cistoi-energii.html</text:a>
</text:p>
      <!--NEWS-->
      <text:h text:style-name="P10" text:outline-level="1">
<text:span text:style-name="T4">
From the beginning of a full -scale invasion, Ukraine has returned 2005 people from captivity - GUR</text:span>
</text:h>
      <text:p text:style-name="P4">
Authors: Ukrinform (Person)</text:p>
      <text:p text:style-name="P4">
Publisher: Укринформ (Organization)</text:p>
      <text:p text:style-name="P4">
Published Time: 2023-04-04T17:33:00+03:00</text:p>
      <text:p text:style-name="P4">
Modified Time: 2023-04-04T17:33:00+03:00</text:p>
      <text:p text:style-name="P4">
Description: From the beginning of a full -scale invasion of the Russian Federation, Ukraine has returned 2005 people from Russian captivity. - Ukrinform.</text:p>
      <text:p text:style-name="P4">
Images: ["<text:a xlink:type="simple" xlink:href="https://static.ukrinform.com/photos/2022_03/thumb_files/630_360_1646152322-572.jpg" text:style-name="Internet_20_link" text:visited-style-name="Visited_20_Internet_20_Link">
630_360_16461...</text:a>
"]</text:p>
      <text:p text:style-name="P4">
Tags: ['Розвідка', 'Полонені', 'Війна з росією', 'Єдині новини']</text:p>
      <text:p text:style-name="P4">
Type: Article</text:p>
      <!--METADATA-->
      <text:p text:style-name="P4">
<draw:frame draw:style-name="fr1" draw:name="Image150" text:anchor-type="as-char" svg:width="6.9236in" svg:height="3.956343in" draw:z-index="0">
<draw:image xlink:href="../Images/yкринформ/2023-04-04T17-33-00-03-00/630_360_1646152322-572.jpg" xlink:type="simple" xlink:show="embed" xlink:actuate="onLoad" draw:mime-type="image/jpeg"/>
</draw:frame>
Initially, the full -scale invasion of the Russian Federation Ukraine returned from the Russian captivity of 2005.</text:p>
      <text:p text:style-name="P4">
According to Ukrinform, the reporter of the Main Directorate of Intelligence of the Ministry of Defense Andriy Yusov on the air of the Tele scale "Unified News".</text:p>
      <text:p text:style-name="P4">
<text:span text:style-name="T5">
Video: single news</text:span>
</text:p>
      <text:p text:style-name="P4">
“2005 Ukrainians have been returned from captivity from the beginning of a full -scale invasion. Unfortunately, there is still a lot of captivity or in fact hostages, if we are talking about civilians. Yesterday, 12 Ukrainians managed to return: these are 10 defenders, these are our servicemen, representatives of different units of the Inaprians. Mostly it is the East, but also Kharkiv region. And two civilians. Five -weighted Ukrainians have been returned from <text:a xlink:type="simple" xlink:href="https://www.ukrinform.ua/tag-poloneni" text:style-name="Internet_20_link" text:visited-style-name="Visited_20_Internet_20_Link">
</text:a>
This was a kind of answer - on March 24, Ukraine in unilateral order transferred all the seriously wounded captured invaders who were subject to the moment of transportation. It is 5 prisoners, ”Yusov said, adding that the Tobula Humanitarian Action of Ukraine for the implementation of the Geneva Convention, which obliges to return the seriously wounded without any conditions.</text:p>
      <text:p text:style-name="P4">
At the same time, Russia returned the Ukrainian wounded in fact on the terms of five.</text:p>
      <text:p text:style-name="P4">
<text:span text:style-name="T4">
 Read also: </text:span>
 <text:a xlink:type="simple" xlink:href="https://www.ukrinform.ua/rubric-ato/3691449-dodomu-z-polonu-povernulis-40-zahisnikiv-zmiinogo-lubinec.html" text:style-name="Internet_20_link" text:visited-style-name="Visited_20_Internet_20_Link">
</text:a>
As reported by Ukrinform, <text:a xlink:type="simple" xlink:href="https://www.ukrinform.ua/rubric-ato/3691043-ukraina-povernula-z-polonu-12-ludej-sered-nih-zahisniki-bahmuta.html" text:style-name="Internet_20_link" text:visited-style-name="Visited_20_Internet_20_Link">
</text:a>
Among the liberated are ten soldiers who were captured by Bilybakhmut, Experimental and Orikhovo-Vasylivka, Donetsk region, near Kreminna and Chervonopopivka of the Luhansk region. The liberated defenders belong to the Formate and Sergeant of the Armed Forces, in particular to the 518th separate-battalion of special purpose, the 25th separate airborne-sized brigade, the 95th separate landing brigade, the 93rd of the 56-Menzhari Brigade, the 93rd , 57th separate rifle battalion. The rest of the captivity - two civilians, which the aggressor was held as hostages: from the village of Lipzharkiv region and from Mariupol of Donetsk region.</text:p>
      <text:p text:style-name="P4">
News Source: <text:a xlink:type="simple" xlink:href="https://www.ukrinform.ua/rubric-ato/3691537-vid-pocatku-povnomasstabnogo-vtorgnenna-ukraina-povernula-z-polonu-2005-osib-gur.html" text:style-name="Internet_20_link" text:visited-style-name="Visited_20_Internet_20_Link">
https://www.ukrinform.ua/rubric-ato/3691537-vid-pocatku-povnomasstabnogo-vtorgnenna-ukraina-povernula-z-polonu-2005-osib-gur.html</text:a>
</text:p>
      <!--NEWS-->
      <text:h text:style-name="P10" text:outline-level="1">
<text:span text:style-name="T4">
Japan rejected the accusations</text:span>
</text:h>
      <text:p text:style-name="P4">
Authors: Ukrinform (Person)</text:p>
      <text:p text:style-name="P4">
Publisher: Укринформ (Organization)</text:p>
      <text:p text:style-name="P4">
Published Time: 2023-04-04T17:36:00+03:00</text:p>
      <text:p text:style-name="P4">
Modified Time: 2023-04-04T17:36:00+03:00</text:p>
      <text:p text:style-name="P4">
Description: Japan rejected the accusations of the Russian private lender "Sovcombank" about the illegality of the sanctions imposed against him and stated that the uncontrollable aggression of Russia against Ukraine should have a high price for the Russian Federation. - Ukrinform.</text:p>
      <text:p text:style-name="P4">
Images: ["<text:a xlink:type="simple" xlink:href="https://static.ukrinform.com/photos/2023_04/thumb_files/630_360_1680618950-534.jpg" text:style-name="Internet_20_link" text:visited-style-name="Visited_20_Internet_20_Link">
630_360_16806...</text:a>
"]</text:p>
      <text:p text:style-name="P4">
Tags: ['Антиросійські санкції', 'Японія', 'Банк', 'Війна з росією']</text:p>
      <text:p text:style-name="P4">
Type: Article</text:p>
      <!--METADATA-->
      <text:p text:style-name="P4">
<draw:frame draw:style-name="fr1" draw:name="Image151" text:anchor-type="as-char" svg:width="6.9236in" svg:height="3.956343in" draw:z-index="0">
<draw:image xlink:href="../Images/yкринформ/2023-04-04T17-36-00-03-00/630_360_1680618950-534.jpg" xlink:type="simple" xlink:show="embed" xlink:actuate="onLoad" draw:mime-type="image/jpeg"/>
</draw:frame>
Japan has caused the accusation of the Russian private lender "Sovcombank" to the protozoicness of the sanctions imposed against him and stated that Russia's uncontrollableaggression against Ukraine should have a high price for the Russian Federation.</text:p>
      <text:p text:style-name="P4">
As Ukrinform reports, it reports <text:a xlink:type="simple" xlink:href="https://www.reuters.com/business/japan-rejects-russian-sovcombanks-allegation-that-sanctions-are-illegal-2023-04-04/" text:style-name="Internet_20_link" text:visited-style-name="Visited_20_Internet_20_Link">
</text:a>
.</text:p>
      <text:p text:style-name="P4">
The publication became known that Sovkombank plans to appeal in court <text:a xlink:type="simple" xlink:href="https://www.ukrinform.ua/tag-sankcii" text:style-name="Internet_20_link" text:visited-style-name="Visited_20_Internet_20_Link">
</text:a>
, imposed on it by Western Ukrainians and their partners through the invasion of Russia into Ukraine, and will begin the confinement, where the bank has shareholders.</text:p>
      <text:p text:style-name="P4">
“Japan imposes strict sanctions against Russia in close coordination of the mass community, including G7 countries. The sanctions are implemented in accordance with the relevant legislation, so we do not consider them illegally introduced, ”the official representative of the Foreign Ministry of Japan in a statement sent by electronic form.</text:p>
      <text:p text:style-name="P4">
"Russia's aggression against Ukraine is an outrageous act that destroys the basis of the national order itself, and it is important to clearly demonstrate that such actions will have a high price," the Japanese Foreign Ministry said.</text:p>
      <text:p text:style-name="P4">
The Sovcombank, considered one of 13 "systematically important" credit institutions, was unable to access foreign markets due to restrictions.</text:p>
      <text:p text:style-name="P4">
<text:span text:style-name="T4">
 Read also: </text:span>
 <text:a xlink:type="simple" xlink:href="https://www.ukrinform.ua/rubric-world/3452380-najbilsij-bank-italii-pripiniv-finansuvanna-rosijskih-i-biloruskih-kontragentiv.html" text:style-name="Internet_20_link" text:visited-style-name="Visited_20_Internet_20_Link">
</text:a>
As reported <text:a xlink:type="simple" xlink:href="https://www.ukrinform.ua/rubric-world/3689744-aponia-rozsirila-spisok-tovariv-zaboronenih-do-eksportu-v-rosiu.html" text:style-name="Internet_20_link" text:visited-style-name="Visited_20_Internet_20_Link">
</text:a>
On the last day of March, the Ministry of Economy, Trade and Commerce of Japan has expanded goods banned from exports to Russia and included steel, aluminum and planes, including drones.</text:p>
      <text:p text:style-name="P4">
In addition, Japanese companies are forbidden to export a wide spectrum of industrial goods to Russia, such as construction equipment, ship engines, testing equipment and optical devices.</text:p>
      <text:p text:style-name="P4">
News Source: <text:a xlink:type="simple" xlink:href="https://www.ukrinform.ua/rubric-economy/3691536-aponia-vidkinula-zvinuvacenna-rosijskogo-sovkombanku-v-nezakonnosti-sankcij.html" text:style-name="Internet_20_link" text:visited-style-name="Visited_20_Internet_20_Link">
https://www.ukrinform.ua/rubric-economy/3691536-aponia-vidkinula-zvinuvacenna-rosijskogo-sovkombanku-v-nezakonnosti-sankcij.html</text:a>
</text:p>
      <!--NEWS-->
      <text:h text:style-name="P10" text:outline-level="1">
<text:span text:style-name="T4">
The MKIP approved the plan of this year's events to the 90's of the Holodomor</text:span>
</text:h>
      <text:p text:style-name="P4">
Authors: Ukrinform (Person)</text:p>
      <text:p text:style-name="P4">
Publisher: Укринформ (Organization)</text:p>
      <text:p text:style-name="P4">
Published Time: 2023-04-04T17:36:46+03:00</text:p>
      <text:p text:style-name="P4">
Modified Time: 2023-04-04T17:36:46+03:00</text:p>
      <text:p text:style-name="P4">
Description: The plan of this year's events to the 90's anniversary of the Holodomor envisages holding an international thematic forum and completing the construction of the Museum of the Holodomor. - Ukrinform.</text:p>
      <text:p text:style-name="P4">
Images: ["<text:a xlink:type="simple" xlink:href="https://static.ukrinform.com/photos/2023_04/thumb_files/630_360_1680618823-456.jpg" text:style-name="Internet_20_link" text:visited-style-name="Visited_20_Internet_20_Link">
630_360_16806...</text:a>
"]</text:p>
      <text:p text:style-name="P4">
Tags: ['Голодомор', 'Ткаченко', 'МКІП ']</text:p>
      <text:p text:style-name="P4">
Type: Article</text:p>
      <!--METADATA-->
      <text:p text:style-name="P4">
<draw:frame draw:style-name="fr1" draw:name="Image152" text:anchor-type="as-char" svg:width="6.9236in" svg:height="3.956343in" draw:z-index="0">
<draw:image xlink:href="../Images/yкринформ/2023-04-04T17-36-46-03-00/630_360_1680618823-456.jpg" xlink:type="simple" xlink:show="embed" xlink:actuate="onLoad" draw:mime-type="image/jpeg"/>
</draw:frame>
Planzouvyeorial events to the 90's anniversary of the Holodomor envisages an international thematic forum and the completion of the construction of the Museum of the Holodomor.</text:p>
      <text:p text:style-name="P4">
This was reported by the Minister of Culture and Information Policy Alexander Tkachenkov <text:a xlink:type="simple" xlink:href="http://t.me/otkachenkokyiv/3377" text:style-name="Internet_20_link" text:visited-style-name="Visited_20_Internet_20_Link">
</text:a>
, reports Ukrinform.</text:p>
      <text:p text:style-name="P4">
"Today, at a meeting of the Organizing Committee on Preparation and Conducting, in connection with the 90th anniversary of the Holodomor of 1932-1933, the plan of work for the current year-from holding the International Forum to the 90s [] <text:a xlink:type="simple" xlink:href="https://www.ukrinform.ua/tag-golodomor" text:style-name="Internet_20_link" text:visited-style-name="Visited_20_Internet_20_Link">
</text:a>
1932-1933 in Ukraine to, of course, the completion of the construction of the Museum of the Holodomor, " - wrote.</text:p>
      <text:p text:style-name="P4">
The MKIP Head recalled that on November 25, 2022, the Government approved a plan of events at 2022-2023 in connection with the 90th anniversary of the Holodomor of 1932-1933 in Ukraine-genocide of the Ukrainian people.</text:p>
      <text:p text:style-name="P4">
Tkachenko emphasized that in the conditions of war that Russia is leading against Ukraine today, "it is even more important to spend this year with the auspices of the anniversary of the tragedy and to indicate the world that if things are not recognized and called their names, the tones are repeated."</text:p>
      <text:p text:style-name="P4">
"We see how many countries have recognized the Holodomor of the Geno -Ukrainian people during the year. We have to do everything to keep this movement. For this Holodomor, we should become one of the leading areas of activity of Ukrainian cultural diplomacy," the minister is convinced.</text:p>
      <text:p text:style-name="P4">
<text:span text:style-name="T4">
 Read also: </text:span>
 <text:a xlink:type="simple" xlink:href="https://www.ukrinform.ua/rubric-polytics/3688730-zelenskij-podakuvav-francii-za-viznanna-golodomoru-193233-genocidom-ukrainskogo-narodu.html" text:style-name="Internet_20_link" text:visited-style-name="Visited_20_Internet_20_Link">
</text:a>
According to Ukrinform, Prime Minister Denis Shmigal <text:a xlink:type="simple" xlink:href="https://www.ukrinform.ua/rubric-polytics/3691485-viznanna-golodomoru-genocidom-smigal-doruciv-mzs-aktivizuvati-robotu-z-partnerami.html" text:style-name="Internet_20_link" text:visited-style-name="Visited_20_Internet_20_Link">
</text:a>
The Ministry of Foreign Affairs to intensify work with international partners in the preparation of resolutions and applications for recognition of the famine genocide.</text:p>
      <text:p text:style-name="P4">
At this time, more than 20 countries have recognized the Holodomor with genocide, 11 of which were in the year.</text:p>
      <text:p text:style-name="P4">
News Source: <text:a xlink:type="simple" xlink:href="https://www.ukrinform.ua/rubric-society/3691534-u-mkip-zatverdili-plan-cogoricnih-zahodiv-do-90h-rokovin-golodomoru.html" text:style-name="Internet_20_link" text:visited-style-name="Visited_20_Internet_20_Link">
https://www.ukrinform.ua/rubric-society/3691534-u-mkip-zatverdili-plan-cogoricnih-zahodiv-do-90h-rokovin-golodomoru.html</text:a>
</text:p>
      <!--NEWS-->
      <text:h text:style-name="P10" text:outline-level="1">
<text:span text:style-name="T4">
The Ministry of Finance has placed the T -bills of ₴ 4.5 billion</text:span>
</text:h>
      <text:p text:style-name="P4">
Authors: Ukrinform (Person)</text:p>
      <text:p text:style-name="P4">
Publisher: Укринформ (Organization)</text:p>
      <text:p text:style-name="P4">
Published Time: 2023-04-04T17:39:00+03:00</text:p>
      <text:p text:style-name="P4">
Modified Time: 2023-04-04T17:39:00+03:00</text:p>
      <text:p text:style-name="P4">
Description: On April 4, 2023, the Ministry of Finance at an auction for the placement of internal state loan bonds (T -bills) attracted UAH 4.5 billion in the state budget. - Ukrinform.</text:p>
      <text:p text:style-name="P4">
Images: ["<text:a xlink:type="simple" xlink:href="https://static.ukrinform.com/photos/2019_02/thumb_files/630_360_1550576451-985.jpg" text:style-name="Internet_20_link" text:visited-style-name="Visited_20_Internet_20_Link">
630_360_15505...</text:a>
"]</text:p>
      <text:p text:style-name="P4">
Tags: ['Бюджет', 'Економіка', 'Мінфін', 'Облігації']</text:p>
      <text:p text:style-name="P4">
Type: Article</text:p>
      <!--METADATA-->
      <text:p text:style-name="P4">
<draw:frame draw:style-name="fr1" draw:name="Image153" text:anchor-type="as-char" svg:width="6.9236in" svg:height="3.956343in" draw:z-index="0">
<draw:image xlink:href="../Images/yкринформ/2023-04-04T17-39-00-03-00/630_360_1550576451-985.jpg" xlink:type="simple" xlink:show="embed" xlink:actuate="onLoad" draw:mime-type="image/jpeg"/>
</draw:frame>
Ministry of Finance on April 4, 2023 at the auction for the placement of internal state loan(Towels)It attracted 4.5 billion UAH in the state budget.</text:p>
      <text:p text:style-name="P4">
According to Ukrinform, the Ministry's press service in [] reports it(https://www.facebook.com/minfin.gov.ua/posts/pfbid0oZTVszi377V5oNwrqxXqLZrxNA89dwbzaYgyhXARAv7UpDUNaJerukc7MTNTUmjdl)"The Ministry of Finance has placed the T -bills today in the amount of more than UAH 4.5 billion," - it is said.</text:p>
      <text:p text:style-name="P4">
The Ministry of Finance offered investors the hryvnia bonds of the T -bills: UAH 475 million at 188.5% with repayment in 1 year; UAH 303 million at 19% with repayment after 1.2 years; UAH 3.776 billion at 19.6% with repayment in 2 years.</text:p>
      <text:p text:style-name="P4">
<text:span text:style-name="T4">
 Read also: </text:span>
 <text:a xlink:type="simple" xlink:href="https://www.ukrinform.ua/rubric-economy/3686030-otrimani-pisla-1-kvitna-investoraminerezidentami-vidsotki-za-ovdp-dozvolili-vivesti-za-kordon.html" text:style-name="Internet_20_link" text:visited-style-name="Visited_20_Internet_20_Link">
</text:a>
As reported by Ukrinform, in connection with Russian aggression, the Ukrainian government has taken a decision on a step -by -step issue of military bonds in the amount of up to 400 billion. The Ministry of Finance conducts auctions for the sale of government bonds every Tuesday, starting with the 1st 2022. According to the Prime Minister of Ukraine Denis Shmigal, almost UAH 600 billion was obtained.</text:p>
      <text:p text:style-name="P4">
News Source: <text:a xlink:type="simple" xlink:href="https://www.ukrinform.ua/rubric-economy/3691539-minfin-rozmistiv-ovdp-na-45-milarda.html" text:style-name="Internet_20_link" text:visited-style-name="Visited_20_Internet_20_Link">
https://www.ukrinform.ua/rubric-economy/3691539-minfin-rozmistiv-ovdp-na-45-milarda.html</text:a>
</text:p>
      <!--NEWS-->
      <text:h text:style-name="P10" text:outline-level="1">
<text:span text:style-name="T4">
Stoltenberg: Ukraine's future - in the Euro -Atlantic family</text:span>
</text:h>
      <text:p text:style-name="P4">
Authors: Ukrinform (Person)</text:p>
      <text:p text:style-name="P4">
Publisher: Укринформ (Organization)</text:p>
      <text:p text:style-name="P4">
Published Time: 2023-04-04T17:42:12+03:00</text:p>
      <text:p text:style-name="P4">
Modified Time: 2023-04-04T17:42:12+03:00</text:p>
      <text:p text:style-name="P4">
Description: Ukraine belongs to the Euro -Atlantic family, and NATO partners will work on this goal. - Ukrinform.</text:p>
      <text:p text:style-name="P4">
Images: ["<text:a xlink:type="simple" xlink:href="https://static.ukrinform.com/photos/2021_02/thumb_files/630_360_1613784849-448.jpg" text:style-name="Internet_20_link" text:visited-style-name="Visited_20_Internet_20_Link">
630_360_16137...</text:a>
"]</text:p>
      <text:p text:style-name="P4">
Tags: ['НАТО', 'Столтенберг', 'Україна']</text:p>
      <text:p text:style-name="P4">
Type: Article</text:p>
      <!--METADATA-->
      <text:p text:style-name="P4">
<draw:frame draw:style-name="fr1" draw:name="Image154" text:anchor-type="as-char" svg:width="6.9236in" svg:height="3.956343in" draw:z-index="0">
<draw:image xlink:href="../Images/yкринформ/2023-04-04T17-42-12-03-00/630_360_1613784849-448.jpg" xlink:type="simple" xlink:show="embed" xlink:actuate="onLoad" draw:mime-type="image/jpeg"/>
</draw:frame>
Ukrainian is a Euro -Atlantic family, and NATO partners will work as a matter of this goal.</text:p>
      <text:p text:style-name="P4">
This was stated by the Secretary-General of the Alliance Jens Stoltenberg, opening the Ukraine-NATO commission in Brussels, Ukrinform correspondent reports.</text:p>
      <text:p text:style-name="P4">
“The future of Ukraine is in the Euro -Atlantic family. And we will continue to work for the Unapryamka achieving this goal, ”the Alliance head said.</text:p>
      <text:p text:style-name="P4">
Stoltenberg called today's meeting an important milestone on the way to Vilnius' Sumy of the Alliance. According to him, participants will discuss that "they can do to do so that Ukraine has won and continues to exist as a sovereign state in Europe."</text:p>
      <text:p text:style-name="P4">
Secretary -General recalled that the Allies were already providing Ukraine with important support, but acknowledged that it was "needed even more" and immediately. It is about the transfer of new types of weapons and training of the military. In this connection, Stoltenberggd was the need to increase the production of weapons and ammunition.</text:p>
      <text:p text:style-name="P4">
According to him, ministers of foreign affairs <text:a xlink:type="simple" xlink:href="https://www.ukrinform.ua/tag-nato" text:style-name="Internet_20_link" text:visited-style-name="Visited_20_Internet_20_Link">
</text:a>
They will also discuss the strengthening of political and practical support of Ukraine in reforms, in particular in the field of combating corruption, strengthening the rule of law, protecting minority rights, and more.</text:p>
      <text:p text:style-name="P4">
Secretary -General repeated that NATO partners will support Ukraine as much as they need.</text:p>
      <text:p text:style-name="P4">
<text:span text:style-name="T4">
 Read also: </text:span>
 <text:a xlink:type="simple" xlink:href="https://www.ukrinform.ua/rubric-polytics/3691412-kuleba-u-brusseli-govoritimemo-pro-priskorenna-postavok-zbroi-i-vstup-do-nato.html" text:style-name="Internet_20_link" text:visited-style-name="Visited_20_Internet_20_Link">
</text:a>
The Ukrainian delegation at this meeting is headed by Foreign Minister Dmitrykuleb.</text:p>
      <text:p text:style-name="P4">
News Source: <text:a xlink:type="simple" xlink:href="https://www.ukrinform.ua/rubric-world/3691540-stoltenberg-majbutne-ukraini-u-evroatlanticnij-rodini.html" text:style-name="Internet_20_link" text:visited-style-name="Visited_20_Internet_20_Link">
https://www.ukrinform.ua/rubric-world/3691540-stoltenberg-majbutne-ukraini-u-evroatlanticnij-rodini.html</text:a>
</text:p>
      <!--NEWS-->
      <text:h text:style-name="P10" text:outline-level="1">
<text:span text:style-name="T4">
Ukraine's demining will cost $ 35.7 million - UN Development Program</text:span>
</text:h>
      <text:p text:style-name="P4">
Authors: Ukrinform (Person)</text:p>
      <text:p text:style-name="P4">
Publisher: Укринформ (Organization)</text:p>
      <text:p text:style-name="P4">
Published Time: 2023-04-04T17:43:00+03:00</text:p>
      <text:p text:style-name="P4">
Modified Time: 2023-04-04T17:43:00+03:00</text:p>
      <text:p text:style-name="P4">
Description: According to the UNCO Development Program (UNDP), work on the demining of the territory of Ukraine will cost $ 35.7 million. - Ukrinform.</text:p>
      <text:p text:style-name="P4">
Images: ["<text:a xlink:type="simple" xlink:href="https://static.ukrinform.com/photos/2023_01/thumb_files/630_360_1673620107-766.jpeg" text:style-name="Internet_20_link" text:visited-style-name="Visited_20_Internet_20_Link">
630_360_16736...</text:a>
"]</text:p>
      <text:p text:style-name="P4">
Tags: ['ПРООН', 'Розмінування', 'Гроші', 'Війна з росією']</text:p>
      <text:p text:style-name="P4">
Type: Article</text:p>
      <!--METADATA-->
      <text:p text:style-name="P4">
<draw:frame draw:style-name="fr1" draw:name="Image155" text:anchor-type="as-char" svg:width="6.9236in" svg:height="3.956343in" draw:z-index="0">
<draw:image xlink:href="../Images/yкринформ/2023-04-04T17-43-00-03-00/630_360_1673620107-766.jpeg" xlink:type="simple" xlink:show="embed" xlink:actuate="onLoad" draw:mime-type="image/jpeg"/>
</draw:frame>
The concept of the UN Development Program(UNDP), the works of miners of Ukraine will cost $ 35.7 million.</text:p>
      <text:p text:style-name="P4">
This was stated by a permanent UNDP representative in Ukraine, as Syrus during the discovery of the exhibition "The War of the eyes of Pyrotechnics of the SES", correspondentationform reports.</text:p>
      <text:p text:style-name="P4">
"This job(with <text:a xlink:type="simple" xlink:href="https://www.ukrinform.ua/tag-mina" text:style-name="Internet_20_link" text:visited-style-name="Visited_20_Internet_20_Link">
</text:a>
activity - ed.)It will cost Ukraine $ 35.7 million. That is why I want to express great thanks and note the efforts of our partners who contribute to this work, in particular such countries as Japan, Denmark, Croatia, the United Kingdom, France and many others, ”Sylier said.</text:p>
      <text:p text:style-name="P4">
For his part, the deputy chairman of the EU Delegation in Ukraine Rey DufloAsauau that mine activity is a priority for the European Union. Diplomat recalled that during his last visit to Ukraine, High Representative Josep Borrel announced additional support for mine activities by bringing a total of up to 43 million euros.</text:p>
      <text:p text:style-name="P4">
The first secretary of the Embassy of Japan in Ukraine, named Yamashita, noted that Tokyopady would support financially and financially efforts to mine and eravine UNDP in Ukraine.</text:p>
      <text:p text:style-name="P4">
<text:span text:style-name="T4">
 Read also: </text:span>
 <text:a xlink:type="simple" xlink:href="https://www.ukrinform.ua/rubric-economy/3691017-ukraina-testue-peredovi-tehnologii-dla-rozminuvanna-teritorii-minekonomiki.html" text:style-name="Internet_20_link" text:visited-style-name="Visited_20_Internet_20_Link">
</text:a>
"The contribution of Japan is $ 10 million to the demining program of Ukraine, as well as the financial support of the SES of Ukraine directly and we will continue to assist, providing the necessary equipment for demining and carrying out works of confession of explosive objects until the last residue of the war is released," the diplomat said.</text:p>
      <text:p text:style-name="P4">
As reported <text:a xlink:type="simple" xlink:href="https://www.ukrinform.ua/rubric-kyiv/3691448-u-kievi-prezentuvali-vistavku-vijna-ocima-pirotehnikiv-dsns.html" text:style-name="Internet_20_link" text:visited-style-name="Visited_20_Internet_20_Link">
</text:a>
On the occasion of the International Day of Enlightenment on Ministry of Danger Rescuers, together with and abroid partners, opened the exhibition "War with the eyes of Pyrotechnics of the SES" and conducted a training on mine safety.</text:p>
      <text:p text:style-name="P4">
<text:span text:style-name="T5">
Foto: Alexander Pavlyuk, Telegram</text:span>
</text:p>
      <text:p text:style-name="P4">
News Source: <text:a xlink:type="simple" xlink:href="https://www.ukrinform.ua/rubric-society/3691541-rozminuvanna-ukraini-kostuvatime-357-miljona-programa-rozvitku-oon.html" text:style-name="Internet_20_link" text:visited-style-name="Visited_20_Internet_20_Link">
https://www.ukrinform.ua/rubric-society/3691541-rozminuvanna-ukraini-kostuvatime-357-miljona-programa-rozvitku-oon.html</text:a>
</text:p>
      <!--NEWS-->
      <text:h text:style-name="P10" text:outline-level="1">
<text:span text:style-name="T4">
In Ukraine, the State Center for Humanitarian Demining - Shmigal will be created</text:span>
</text:h>
      <text:p text:style-name="P4">
Authors: Ukrinform (Person)</text:p>
      <text:p text:style-name="P4">
Publisher: Укринформ (Organization)</text:p>
      <text:p text:style-name="P4">
Published Time: 2023-04-04T17:47:00+03:00</text:p>
      <text:p text:style-name="P4">
Modified Time: 2023-04-04T17:47:00+03:00</text:p>
      <text:p text:style-name="P4">
Description: In Ukraine, they plan to create the State Center for Humanitarian Demining, which will facilitate better coordination of work in the field of land minering. - Ukrinform.</text:p>
      <text:p text:style-name="P4">
Images: ["<text:a xlink:type="simple" xlink:href="https://static.ukrinform.com/photos/2023_03/thumb_files/630_360_1679674428-586.jpg" text:style-name="Internet_20_link" text:visited-style-name="Visited_20_Internet_20_Link">
630_360_16796...</text:a>
"]</text:p>
      <text:p text:style-name="P4">
Tags: ['Кабмін', 'Розмінування', 'Шмигаль']</text:p>
      <text:p text:style-name="P4">
Type: Article</text:p>
      <!--METADATA-->
      <text:p text:style-name="P4">
<draw:frame draw:style-name="fr1" draw:name="Image156" text:anchor-type="as-char" svg:width="6.9236in" svg:height="3.956343in" draw:z-index="0">
<draw:image xlink:href="../Images/yкринформ/2023-04-04T17-47-00-03-00/630_360_1679674428-586.jpg" xlink:type="simple" xlink:show="embed" xlink:actuate="onLoad" draw:mime-type="image/jpeg"/>
</draw:frame>
In Ukraine, the State Center for Humanitarian Demand, which contributes to the coordination of work in the field of demining of territories, will be created.</text:p>
      <text:p text:style-name="P4">
The Prime Minister of Ukraine Denis Shmigal said this at a government meeting, Ukrinform reports with reference to <text:a xlink:type="simple" xlink:href="http://t.me/uriad24/1957" text:style-name="Internet_20_link" text:visited-style-name="Visited_20_Internet_20_Link">
</text:a>
The Online Government.</text:p>
      <text:p text:style-name="P4">
“After a full -scale Russian invasion, Ukraine has become a naniszporene mines, bombs and shells in Europe. Ukraine needs a fast and careful humanitarian demining of the territories. In order to better coordinate in this field, it is instructed to create a separate structure - the State Central Humanitarian Demand, ” - said <text:a xlink:type="simple" xlink:href="https://www.ukrinform.ua/tag-smigal" text:style-name="Internet_20_link" text:visited-style-name="Visited_20_Internet_20_Link">
</text:a>
.</text:p>
      <text:p text:style-name="P4">
According to him, the Center will participate in the planning of mine -activity measures, will ensure the work of the quality management system of demining TAVIDDY for cooperation with our international partners.</text:p>
      <text:p text:style-name="P4">
According to the Prime Minister, about 174 thousand explosive objects. km² of our land. In the last month, 724 people have been blown up on Russian mines, 226 of them were killed.</text:p>
      <text:p text:style-name="P4">
"We have already formed a regulatory framework, intensified the work of the national organ on minetory activities, created an interagency working group of humanitarian demining, approved the mine for more than 470 thousand hectares of agricultural land in nine regions of Ukraine," he added.</text:p>
      <text:p text:style-name="P4">
Now, the head of government said, almost 350 demining groups are working with the involvement of Ukrainian and foreign specialists. About 320 thousand production objects are disposed of.</text:p>
      <text:p text:style-name="P4">
“Agrarians have already sown in all regions more than 500 thousand hectares. We generally consider sowing more than 13 million hectares this year. Therefore, all the work on the change and assistance to our farmers is a priority, ”Shmigal said.</text:p>
      <text:p text:style-name="P4">
The CMU begins the implementation of a new state policy in the field of demining. Its clay elements: renewal of national standards of mine activity; effective state demining program with priorities of territories; creation of mine services market; Active involvement of innovative technologies.<text:span text:style-name="T4">
 Read also: </text:span>
 <text:a xlink:type="simple" xlink:href="https://www.ukrinform.ua/rubric-society/3691329-minoboroni-i-kompania-tetra-tech-rozpocinaut-proekt-z-gumanitarnogo-rozminuvanna.html" text:style-name="Internet_20_link" text:visited-style-name="Visited_20_Internet_20_Link">
</text:a>
The Prime Minister recalled that the International Day for Mine Danger was celebrated on April 4.</text:p>
      <text:p text:style-name="P4">
News Source: <text:a xlink:type="simple" xlink:href="https://www.ukrinform.ua/rubric-world/3691542-v-ukraini-stvorat-derzavnij-centr-gumanitarnogo-rozminuvanna-smigal.html" text:style-name="Internet_20_link" text:visited-style-name="Visited_20_Internet_20_Link">
https://www.ukrinform.ua/rubric-world/3691542-v-ukraini-stvorat-derzavnij-centr-gumanitarnogo-rozminuvanna-smigal.html</text:a>
</text:p>
      <!--NEWS-->
      <text:h text:style-name="P10" text:outline-level="1">
<text:span text:style-name="T4">
Orikhov residents in Zaporozhye call to be evacuated</text:span>
</text:h>
      <text:p text:style-name="P4">
Authors: Ukrinform (Person)</text:p>
      <text:p text:style-name="P4">
Publisher: Укринформ (Organization)</text:p>
      <text:p text:style-name="P4">
Published Time: 2023-04-04T17:48:00+03:00</text:p>
      <text:p text:style-name="P4">
Modified Time: 2023-04-04T17:48:00+03:00</text:p>
      <text:p text:style-name="P4">
Description: Orikhov residents, especially families with children, were urged to leave the city. - Ukrinform.</text:p>
      <text:p text:style-name="P4">
Images: ["<text:a xlink:type="simple" xlink:href="https://static.ukrinform.com/photos/2023_04/thumb_files/630_360_1680619716-388.jpg" text:style-name="Internet_20_link" text:visited-style-name="Visited_20_Internet_20_Link">
630_360_16806...</text:a>
"]</text:p>
      <text:p text:style-name="P4">
Tags: ['Евакуація', 'Обстріл', 'Запоріжжя', 'Війна з росією']</text:p>
      <text:p text:style-name="P4">
Type: Article</text:p>
      <!--METADATA-->
      <text:p text:style-name="P4">
<draw:frame draw:style-name="fr1" draw:name="Image157" text:anchor-type="as-char" svg:width="6.9236in" svg:height="3.956343in" draw:z-index="0">
<draw:image xlink:href="../Images/yкринформ/2023-04-04T17-48-00-03-00/630_360_1680619716-388.jpg" xlink:type="simple" xlink:show="embed" xlink:actuate="onLoad" draw:mime-type="image/jpeg"/>
</draw:frame>
The residents of Orykhov, especially families with children, were urged to leave the city.</text:p>
      <text:p text:style-name="P4">
About it in <text:a xlink:type="simple" xlink:href="https://t.me/zoda_gov_ua/18046" text:style-name="Internet_20_link" text:visited-style-name="Visited_20_Internet_20_Link">
</text:a>
Yuri Malashko, Yuriy Malashko, reports, Ukrinform reports.</text:p>
      <text:p text:style-name="P4">
"Ohihiv again under shelling ... The enemy is treacherously in the city, so calling for inhabitants, and especially families with children, <text:a xlink:type="simple" xlink:href="https://www.ukrinform.ua/tag-evakuacia" text:style-name="Internet_20_link" text:visited-style-name="Visited_20_Internet_20_Link">
</text:a>
As soon as possible to create safe and calm conditions for the native, ”he wrote.</text:p>
      <text:p text:style-name="P4">
Currently, there are 7 children in Orikhov.</text:p>
      <text:p text:style-name="P4">
Also, during his visit to the city, the region was met with local -permanent men during a visit.</text:p>
      <text:p text:style-name="P4">
<text:span text:style-name="T4">
 Read also: </text:span>
 <text:a xlink:type="simple" xlink:href="https://www.ukrinform.ua/rubric-regions/3691019-na-zaporizzi-vijskovi-rf-skladaut-spiski-kolaborantiv-na-likvidaciu.html" text:style-name="Internet_20_link" text:visited-style-name="Visited_20_Internet_20_Link">
</text:a>
In addition to the destruction of the municipal systems and the residential sector, the army of the Russian Federation tries to collapse the salts without stable communications. Yes, a direct lesion destroyed.</text:p>
      <text:p text:style-name="P4">
Earlier it was reported that yesterday the Russians made three air strikes on Orikhov. <text:a xlink:type="simple" xlink:href="https://www.ukrinform.ua/rubric-regions/3691284-cerez-vorozij-aviaudar-zrujnovana-gimnazia-v-orihovi-na-zaporizzi.html" text:style-name="Internet_20_link" text:visited-style-name="Visited_20_Internet_20_Link">
</text:a>
.</text:p>
      <text:p text:style-name="P4">
<text:span text:style-name="T5">
Foto: Yuri Malashko / Telegram</text:span>
</text:p>
      <text:p text:style-name="P4">
News Source: <text:a xlink:type="simple" xlink:href="https://www.ukrinform.ua/rubric-regions/3691543-ziteliv-orihova-na-zaporizzi-zaklikaut-evakuuvatisa.html" text:style-name="Internet_20_link" text:visited-style-name="Visited_20_Internet_20_Link">
https://www.ukrinform.ua/rubric-regions/3691543-ziteliv-orihova-na-zaporizzi-zaklikaut-evakuuvatisa.html</text:a>
</text:p>
      <!--NEWS-->
      <text:h text:style-name="P10" text:outline-level="1">
<text:span text:style-name="T4">
IMF funds will go to social payments, pensions and salaries of teachers and doctors - Shmigal</text:span>
</text:h>
      <text:p text:style-name="P4">
Authors: Ukrinform (Person)</text:p>
      <text:p text:style-name="P4">
Publisher: Укринформ (Organization)</text:p>
      <text:p text:style-name="P4">
Published Time: 2023-04-04T17:55:00+03:00</text:p>
      <text:p text:style-name="P4">
Modified Time: 2023-04-04T17:55:00+03:00</text:p>
      <text:p text:style-name="P4">
Description: Funds from the International Monetary Fund will be aimed at financing priority expenditures, including pensions, social payments, salaries of teachers and doctors. - Ukrinform.</text:p>
      <text:p text:style-name="P4">
Images: ["<text:a xlink:type="simple" xlink:href="https://static.ukrinform.com/photos/2022_10/thumb_files/630_360_1667223703-775.jpg" text:style-name="Internet_20_link" text:visited-style-name="Visited_20_Internet_20_Link">
630_360_16672...</text:a>
"]</text:p>
      <text:p text:style-name="P4">
Tags: ['МВФ', 'Пенсія', 'Зарплата', 'Шмигаль']</text:p>
      <text:p text:style-name="P4">
Type: Article</text:p>
      <!--METADATA-->
      <text:p text:style-name="P4">
<draw:frame draw:style-name="fr1" draw:name="Image158" text:anchor-type="as-char" svg:width="6.9236in" svg:height="3.956343in" draw:z-index="0">
<draw:image xlink:href="../Images/yкринформ/2023-04-04T17-55-00-03-00/630_360_1667223703-775.jpg" xlink:type="simple" xlink:show="embed" xlink:actuate="onLoad" draw:mime-type="image/jpeg"/>
</draw:frame>
The funds of the International Monetary Fund will be aimed at financing priority exponents, including pensions, social payments, salaries of teachers and doctors.</text:p>
      <text:p text:style-name="P4">
The Prime Minister of Ukraine Denis Shmigal said this at a government meeting, Ukrinform reports with reference to <text:a xlink:type="simple" xlink:href="https://t.me/uriad24/1957" text:style-name="Internet_20_link" text:visited-style-name="Visited_20_Internet_20_Link">
</text:a>
The Online Government.</text:p>
      <text:p text:style-name="P4">
“<text:a xlink:type="simple" xlink:href="https://www.ukrinform.ua/tag-mvf" text:style-name="Internet_20_link" text:visited-style-name="Visited_20_Internet_20_Link">
</text:a>
Approved the $ 15.6 billion funding funding program for $ 2.7 billion yesterday yesterday. These funds are immediately used to finance priority expenditures, including pensions, social payments, salaries of teachers and doctors, ”said Shmigal.</text:p>
      <text:p text:style-name="P4">
As reported <text:a xlink:type="simple" xlink:href="https://www.ukrinform.ua/rubric-economy/3691087-nova-programa-z-mvf-ukraina-otrimala-persij-trans-na-27-milarda.html" text:style-name="Internet_20_link" text:visited-style-name="Visited_20_Internet_20_Link">
</text:a>
, On April 3, within the new expanded funding program, the first tranche of $ 2.7 billion received the International Monetary Fund.</text:p>
      <text:p text:style-name="P4">
<text:span text:style-name="T4">
 Read also: </text:span>
 <text:a xlink:type="simple" xlink:href="https://www.ukrinform.ua/rubric-world/3691467-zahidni-partneri-stali-planuvati-dopomogu-ukraini-na-trivalisi-termini.html" text:style-name="Internet_20_link" text:visited-style-name="Visited_20_Internet_20_Link">
</text:a>
On March 31, the IMF Executive Council approved a new EFF Finance Program for Ukraine worth $ 15.6 billion. This arrangement is part of a total cost of $ 115 billion.</text:p>
      <text:p text:style-name="P4">
News Source: <text:a xlink:type="simple" xlink:href="https://www.ukrinform.ua/rubric-economy/3691545-kosti-mvf-pidut-na-socviplati-pensii-ta-zarplati-uciteliv-i-likariv-smigal.html" text:style-name="Internet_20_link" text:visited-style-name="Visited_20_Internet_20_Link">
https://www.ukrinform.ua/rubric-economy/3691545-kosti-mvf-pidut-na-socviplati-pensii-ta-zarplati-uciteliv-i-likariv-smigal.html</text:a>
</text:p>
      <!--NEWS-->
      <text:h text:style-name="P10" text:outline-level="1">
<text:span text:style-name="T4">
Ukraine denounces the agreement with Belarus on pensions</text:span>
</text:h>
      <text:p text:style-name="P4">
Authors: Ukrinform (Person)</text:p>
      <text:p text:style-name="P4">
Publisher: Укринформ (Organization)</text:p>
      <text:p text:style-name="P4">
Published Time: 2023-04-04T17:56:01+03:00</text:p>
      <text:p text:style-name="P4">
Modified Time: 2023-04-04T17:56:01+03:00</text:p>
      <text:p text:style-name="P4">
Description: The Cabinet of Ministers initiated the denunciation of the agreement between the governments of Ukraine and Belarus on the guarantees of citizens' rights in the field of pension provision. - Ukrinform.</text:p>
      <text:p text:style-name="P4">
Images: ["<text:a xlink:type="simple" xlink:href="https://static.ukrinform.com/photos/2016_12/thumb_files/630_360_1482163654-7868.jpg" text:style-name="Internet_20_link" text:visited-style-name="Visited_20_Internet_20_Link">
630_360_14821...</text:a>
"]</text:p>
      <text:p text:style-name="P4">
Tags: ['білорусь', 'Кабмін', 'Пенсія']</text:p>
      <text:p text:style-name="P4">
Type: Article</text:p>
      <!--METADATA-->
      <text:p text:style-name="P4">
<draw:frame draw:style-name="fr1" draw:name="Image159" text:anchor-type="as-char" svg:width="6.9236in" svg:height="3.956343in" draw:z-index="0">
<draw:image xlink:href="../Images/yкринформ/2023-04-04T17-56-01-03-00/630_360_1482163654-7868.jpg" xlink:type="simple" xlink:show="embed" xlink:actuate="onLoad" draw:mime-type="image/jpeg"/>
</draw:frame>
The Cabinet of Ministers initiated the denunciation of the agreement between the governments of Ukraine and Belarus of the regional rights of citizens in the field of pension provision.</text:p>
      <text:p text:style-name="P4">
As Ukrinform reports, about it in <text:a xlink:type="simple" xlink:href="https://t.me/tmelnychuk/2010" text:style-name="Internet_20_link" text:visited-style-name="Visited_20_Internet_20_Link">
</text:a>
The Cabinet representative in the Verkhovna Rada reported Taras Melnychuk.</text:p>
      <text:p text:style-name="P4">
“The project of the Law“ On Denosation of the Agreement between the Government of Ukraine and the Government [] has been approved(https://www.ukrinform.ua/tag-bilorus)about the guarantees of citizens' rights in the industry, ”the message reads.</text:p>
      <text:p text:style-name="P4">
<text:span text:style-name="T4">
 Read also: </text:span>
 <text:a xlink:type="simple" xlink:href="https://www.ukrinform.ua/rubric-economy/3620141-ukraina-ostatocno-vijsla-iz-zaliznicnoi-ugodi-miz-krainami-snd.html" text:style-name="Internet_20_link" text:visited-style-name="Visited_20_Internet_20_Link">
</text:a>
The bill proposes to denounce the agreement between the governments of the two countries of the rights of citizens' rights in the field of pension security committed on December 14, 1995 in Kyiv.</text:p>
      <text:p text:style-name="P4">
<text:span text:style-name="T4">
 Read also: </text:span>
 <text:a xlink:type="simple" xlink:href="https://www.ukrinform.ua/rubric-world/3686526-38-krain-obse-iniciuvali-zapusk-moskovskogo-mehanizmu-sodo-bilorusi.html" text:style-name="Internet_20_link" text:visited-style-name="Visited_20_Internet_20_Link">
</text:a>
As it was reported, in November 2022 the Cabinet of Ministers adopted a decision of Ukraine on the Agreement on the Guarantees of the Rights of Citizen Citizens of the CIS Member States in the industry.</text:p>
      <text:p text:style-name="P4">
News Source: <text:a xlink:type="simple" xlink:href="https://www.ukrinform.ua/rubric-society/3691546-ukraina-denonsue-ugodu-z-bilorussu-pro-pensii.html" text:style-name="Internet_20_link" text:visited-style-name="Visited_20_Internet_20_Link">
https://www.ukrinform.ua/rubric-society/3691546-ukraina-denonsue-ugodu-z-bilorussu-pro-pensii.html</text:a>
</text:p>
      <!--NEWS-->
      <text:h text:style-name="P10" text:outline-level="1">
<text:span text:style-name="T4">
The government is working on options for military risk insurance - Sviridenko</text:span>
</text:h>
      <text:p text:style-name="P4">
Authors: Ukrinform (Person)</text:p>
      <text:p text:style-name="P4">
Publisher: Укринформ (Organization)</text:p>
      <text:p text:style-name="P4">
Published Time: 2023-04-04T17:57:24+03:00</text:p>
      <text:p text:style-name="P4">
Modified Time: 2023-04-04T17:57:24+03:00</text:p>
      <text:p text:style-name="P4">
Description: Ukraine is interested in attracting foreign investors to rebuilding the country and the development of key industries. - Ukrinform.</text:p>
      <text:p text:style-name="P4">
Images: ["<text:a xlink:type="simple" xlink:href="https://static.ukrinform.com/photos/2023_04/thumb_files/630_360_1680620208-717.jpg" text:style-name="Internet_20_link" text:visited-style-name="Visited_20_Internet_20_Link">
630_360_16806...</text:a>
"]</text:p>
      <text:p text:style-name="P4">
Tags: ['Інвестиції', 'Страхування', 'Юлія Свириденко']</text:p>
      <text:p text:style-name="P4">
Type: Article</text:p>
      <!--METADATA-->
      <text:p text:style-name="P4">
<draw:frame draw:style-name="fr1" draw:name="Image160" text:anchor-type="as-char" svg:width="6.9236in" svg:height="3.956343in" draw:z-index="0">
<draw:image xlink:href="../Images/yкринформ/2023-04-04T17-57-24-03-00/630_360_1680620208-717.jpg" xlink:type="simple" xlink:show="embed" xlink:actuate="onLoad" draw:mime-type="image/jpeg"/>
</draw:frame>
It is Ukrainian in the early involvement of foreign investors in the rebuilding of the country's development of key industries.</text:p>
      <text:p text:style-name="P4">
The first Viceremier -Minister - Minister of Economy of Ukraine Yuliasviridenko said this during a meeting with Vicecanzler, Federal Minister of Economics of the Basic Protection of Germany Robert Gabetk and representatives of large German companies, Ukrinform reports with reference to <text:a xlink:type="simple" xlink:href="http://me.gov.ua/News/Detail" text:style-name="Internet_20_link" text:visited-style-name="Visited_20_Internet_20_Link">
</text:a>
“Ukraine is interested in attracting foreign investments in the country and key sectors of the economy, without waiting for the end of the war. We understand that investors are important for investors with a crucial issue, so the Ukrainian government is working on options for solving it now. One of them is the creation of a targeted international trust fund, which will allow to consider export -credit agencies of countries <text:a xlink:type="simple" xlink:href="https://www.ukrinform.ua/tag-velika-simka" text:style-name="Internet_20_link" text:visited-style-name="Visited_20_Internet_20_Link">
</text:a>
, Multilateral Agency for Miga Investment Investment, American Corporation for Financing DFC Financing, ” - said the first Viceremier -Minister - Minister of Ukraine Yulia Sviridenko.</text:p>
      <text:p text:style-name="P4">
According to her, regardless of the creation of the trust fund, the German government is already in the preparation of military risks for German investors, and today more than 20 such investment projects are in processing and can be approved in the near future.</text:p>
      <text:p text:style-name="P4">
Ukraine has identified five priorities at the early renewal stage: energy infrastructure, humanitarian demining, housing recovery, critical tasotal infrastructure, support for small and medium -sized businesses.</text:p>
      <text:p text:style-name="P4">
For their part, representatives of German business expressed interest in vinvesting in the sphere of agriculture, chemical industry, metallurgy, energy, infrastructure.</text:p>
      <text:p text:style-name="P4">
<text:span text:style-name="T4">
 Read also: </text:span>
 <text:a xlink:type="simple" xlink:href="https://www.ukrinform.ua/rubric-economy/3691368-nimeckij-bayer-investue-v-ukrainu-60-miljoniv.html" text:style-name="Internet_20_link" text:visited-style-name="Visited_20_Internet_20_Link">
</text:a>
As reported by Ukrinform, the reconstruction of Ukraine is the most ambitious project of the 21st century, which requires huge resources, and at the same time opens new possibleness for investment. According to the World Bank, Ukraine's needs are $ 411 billion.</text:p>
      <text:p text:style-name="P4">
<text:span text:style-name="T5">
Foto: Ministry of Economy</text:span>
</text:p>
      <text:p text:style-name="P4">
News Source: <text:a xlink:type="simple" xlink:href="https://www.ukrinform.ua/rubric-economy/3691547-urad-pracue-nad-variantami-strahuvanna-voennih-rizikiv-sviridenko.html" text:style-name="Internet_20_link" text:visited-style-name="Visited_20_Internet_20_Link">
https://www.ukrinform.ua/rubric-economy/3691547-urad-pracue-nad-variantami-strahuvanna-voennih-rizikiv-sviridenko.html</text:a>
</text:p>
      <!--NEWS-->
      <text:h text:style-name="P10" text:outline-level="1">
<text:span text:style-name="T4">
In Khmelnitsky from the temple of the UOC MP, property - deputy is taken out</text:span>
</text:h>
      <text:p text:style-name="P4">
Authors: Ukrinform (Person)</text:p>
      <text:p text:style-name="P4">
Publisher: Укринформ (Organization)</text:p>
      <text:p text:style-name="P4">
Published Time: 2023-04-04T17:58:00+03:00</text:p>
      <text:p text:style-name="P4">
Modified Time: 2023-04-04T17:58:00+03:00</text:p>
      <text:p text:style-name="P4">
Description: In Khmelnitsky from the Church of the Kazan icon of the Mother of God of the UOC of the Moscow Patriarchate, property is exported. - Ukrinform.</text:p>
      <text:p text:style-name="P4">
Images: ["<text:a xlink:type="simple" xlink:href="https://static.ukrinform.com/photos/2023_04/thumb_files/630_360_1680620828-572.jpg" text:style-name="Internet_20_link" text:visited-style-name="Visited_20_Internet_20_Link">
630_360_16806...</text:a>
"]</text:p>
      <text:p text:style-name="P4">
Tags: ['Церква', 'УПЦ МП', 'Хмельницький']</text:p>
      <text:p text:style-name="P4">
Type: Article</text:p>
      <!--METADATA-->
      <text:p text:style-name="P4">
<draw:frame draw:style-name="fr1" draw:name="Image161" text:anchor-type="as-char" svg:width="6.9236in" svg:height="3.956343in" draw:z-index="0">
<draw:image xlink:href="../Images/yкринформ/2023-04-04T17-58-00-03-00/630_360_1680620828-572.jpg" xlink:type="simple" xlink:show="embed" xlink:actuate="onLoad" draw:mime-type="image/jpeg"/>
</draw:frame>
Uhmelnitsky from the Church of the Kazan icon of the Mother of God of the UOC of the Moscow Patriarchate export property.</text:p>
      <text:p text:style-name="P4">
About it in <text:a xlink:type="simple" xlink:href="https://www.facebook.com/permalink.php" text:style-name="Internet_20_link" text:visited-style-name="Visited_20_Internet_20_Link">
</text:a>
The deputy of the Khmelnytsky City Council Vitaliy Pidhaychuk reported, reports Ukrinform.</text:p>
      <text:p text:style-name="P4">
“Greeks(Khmelnitsky neighborhood - ed.), Shukhevych Street, 11/2, Khramomoskovsky Patriarchate. There is information that all the utensils are being taken from there ... Tamzaraz is already working as our colleagues are trying to restrain this all -way from the plumping of the temple, ”Pidhaychuk said.</text:p>
      <text:p text:style-name="P4">
In the SUNP in the Khmelnytsky region, Ukrinform correspondent reported that they have information about the removal of property from the church.</text:p>
      <text:p text:style-name="P4">
As you know, in <text:a xlink:type="simple" xlink:href="https://www.ukrinform.ua/tag-hmelnickij" text:style-name="Internet_20_link" text:visited-style-name="Visited_20_Internet_20_Link">
</text:a>
11/2 is the church of the Kazan Icon of the Mother of God.</text:p>
      <text:p text:style-name="P4">
<text:span text:style-name="T4">
 Read also: </text:span>
 <text:a xlink:type="simple" xlink:href="https://www.ukrinform.ua/rubric-regions/3691306-u-hmelnickomu-pripinili-pravo-koristuvanna-zemleu-dla-cerkov-upc-mp.html" text:style-name="Internet_20_link" text:visited-style-name="Visited_20_Internet_20_Link">
</text:a>
As it was reported, in Khmelnitsky near the Pokrovsky Cathedral of the UOC, where in the morning of April 2 there was an incident with a beating of the military, in the evening there were linutins between activists and representatives of the UOC -MP.</text:p>
      <text:p text:style-name="P4">
The UOC -MP reported that protesters held their "illegal meetings, which were inaccessible to the meeting of the parish community, demanding that they seal the temple, appealed to the leaders and brought the priesthood of the UOC from the territory of the cathedral."</text:p>
      <text:p text:style-name="P4">
In Khmelnitsky, the Ova was called to reduce the "degree of tension" and resolve the conflict.</text:p>
      <text:p text:style-name="P4">
Victor Burlyk was a video of a military man in one of the temples of the UOC -MP in one of the temples of the UOC -MP.</text:p>
      <text:p text:style-name="P4">
The mayor of Khmelnitsky Alexander Simchyshyn noted that the beating in the temple should become an argument for the Verkhovna Rada in order to vote a lawsuit on the ban on the UOC -MP.</text:p>
      <text:p text:style-name="P4">
<text:span text:style-name="T4">
 Read also: </text:span>
 <text:a xlink:type="simple" xlink:href="https://www.ukrinform.ua/rubric-regions/3691379-u-hmelnickomu-sobori-akij-perejsov-do-pcu-viavili-antiukrainsku-literaturu.html" text:style-name="Internet_20_link" text:visited-style-name="Visited_20_Internet_20_Link">
</text:a>
Participants of the meeting near the Pokrovsky Cathedral of the UOC of the Moscow Patriarchate voted for the transition of the religious community to the PCCU, dubbed.</text:p>
      <text:p text:style-name="P4">
The head of the Khmelnytsky Diocese of the PSCU, Bishop Khmelnytsky and Kamianets-Podilsky Pavel condemned the beating of the military in the Pokrovsky Cathedral.The Khmelnytsky Regional Council made a decision on the extraordinary session to prohibit the UOC of the Moscow Patriarchate in the region.</text:p>
      <text:p text:style-name="P4">
In the Pokrovsky Cathedral, during the inventory revealed the Ukrainian literature.</text:p>
      <text:p text:style-name="P4">
<text:a xlink:type="simple" xlink:href="https://www.ukrinform.ua/rubric-regions/3691483-policia-vidkrila-spravu-za-faktom-pobitta-vijskovogo-u-sobori-hmelnickogo.html" text:style-name="Internet_20_link" text:visited-style-name="Visited_20_Internet_20_Link">
</text:a>
under Part 1. Art. 125 Criminal Code(intentional light bodily injury)Against the representative of the Pokrovsky Cathedral in Khmelnitsky, who beat the former serviceman.</text:p>
      <text:p text:style-name="P4">
_ Photo: pixnio_</text:p>
      <text:p text:style-name="P4">
News Source: <text:a xlink:type="simple" xlink:href="https://www.ukrinform.ua/rubric-regions/3691550-u-hmelnickomu-z-hramu-upc-mp-vivozat-majno-deputat.html" text:style-name="Internet_20_link" text:visited-style-name="Visited_20_Internet_20_Link">
https://www.ukrinform.ua/rubric-regions/3691550-u-hmelnickomu-z-hramu-upc-mp-vivozat-majno-deputat.html</text:a>
</text:p>
      <!--NEWS-->
      <text:h text:style-name="P10" text:outline-level="1">
<text:span text:style-name="T4">
While Ukraine needs help, it will receive it - a mezzole</text:span>
</text:h>
      <text:p text:style-name="P4">
Authors: Ukrinform (Person)</text:p>
      <text:p text:style-name="P4">
Publisher: Укринформ (Organization)</text:p>
      <text:p text:style-name="P4">
Published Time: 2023-04-04T18:01:00+03:00</text:p>
      <text:p text:style-name="P4">
Modified Time: 2023-04-04T18:01:00+03:00</text:p>
      <text:p text:style-name="P4">
Description: The European Union will continue to support Ukraine regardless of moods or fatigue from the war in society. - Ukrinform.</text:p>
      <text:p text:style-name="P4">
Images: ["<text:a xlink:type="simple" xlink:href="https://static.ukrinform.com/photos/2022_09/thumb_files/630_360_1663364616-556.jpg" text:style-name="Internet_20_link" text:visited-style-name="Visited_20_Internet_20_Link">
630_360_16633...</text:a>
"]</text:p>
      <text:p text:style-name="P4">
Tags: ['Україна', 'допомога', 'Війна з росією', 'Мецола']</text:p>
      <text:p text:style-name="P4">
Type: Article</text:p>
      <!--METADATA-->
      <text:p text:style-name="P4">
<draw:frame draw:style-name="fr1" draw:name="Image162" text:anchor-type="as-char" svg:width="6.9236in" svg:height="3.956343in" draw:z-index="0">
<draw:image xlink:href="../Images/yкринформ/2023-04-04T18-01-00-03-00/630_360_1663364616-556.jpg" xlink:type="simple" xlink:show="embed" xlink:actuate="onLoad" draw:mime-type="image/jpeg"/>
</draw:frame>
The EU will support Ukraine regardless of the mood or fatigue of the war.</text:p>
      <text:p text:style-name="P4">
About it in an interview <text:a xlink:type="simple" xlink:href="https://suspilne.media/435003-posilenna-sankcij-proti-rf-i-bilorusi-mozlive-prezidentka-evroparlamentu/" text:style-name="Internet_20_link" text:visited-style-name="Visited_20_Internet_20_Link">
</text:a>
She told the President of the European Parliament Robert Motzol, Ukrinform reports.</text:p>
      <text:p text:style-name="P4">
"Until Ukraine needs help, it will receive it. It means and building, and the country's support to the EU, and military equipment," she said.</text:p>
      <text:p text:style-name="P4">
As reported by Ukrinform, according to <text:a xlink:type="simple" xlink:href="https://www.ukrinform.ua/rubric-polytics/3686638-es-nadavatime-ukraini-vijskovu-ekonomicnu-ta-politicnu-pidtrimku-skilki-bude-neobhidno.html" text:style-name="Internet_20_link" text:visited-style-name="Visited_20_Internet_20_Link">
</text:a>
The EU is released on the website of the European Council on March 23, the EU is decisive to continue to support Ukraine, including the provision of political, economic and military assistance, and will be able to stand with Ukraine in the fight against Russian aggression for a long time, as it will be necessary.</text:p>
      <text:p text:style-name="P4">
<text:span text:style-name="T4">
 Read also: </text:span>
 <text:a xlink:type="simple" xlink:href="https://www.ukrinform.ua/rubric-polytics/3686581-evropi-potribna-vilna-ukraina-toz-cina-ii-svobodi-ne-moze-buti-zavisokou-mecola.html" text:style-name="Internet_20_link" text:visited-style-name="Visited_20_Internet_20_Link">
</text:a>
About further pressure on Russia, in particular, through the plans of the Russian Presidential Putin to place tactical nuclear weapons in Belarus, as well as a million ammunition for Ukraine and replenishment of the arsenal of weapons - see in the Uniform News Marathon today at 22:15.</text:p>
      <text:p text:style-name="P4">
News Source: <text:a xlink:type="simple" xlink:href="https://www.ukrinform.ua/rubric-polytics/3691549-poki-ukraina-potrebuvatime-dopomogi-vona-ii-otrimuvatime-mecola.html" text:style-name="Internet_20_link" text:visited-style-name="Visited_20_Internet_20_Link">
https://www.ukrinform.ua/rubric-polytics/3691549-poki-ukraina-potrebuvatime-dopomogi-vona-ii-otrimuvatime-mecola.html</text:a>
</text:p>
      <!--NEWS-->
      <text:h text:style-name="P10" text:outline-level="1">
<text:span text:style-name="T4">
The government has simplified the procedure for obtaining a qualified e-signature</text:span>
</text:h>
      <text:p text:style-name="P4">
Authors: Ukrinform (Person)</text:p>
      <text:p text:style-name="P4">
Publisher: Укринформ (Organization)</text:p>
      <text:p text:style-name="P4">
Published Time: 2023-04-04T18:06:00+03:00</text:p>
      <text:p text:style-name="P4">
Modified Time: 2023-04-04T18:06:00+03:00</text:p>
      <text:p text:style-name="P4">
Description: The Cabinet of Ministers approved changes to resolutions that simplify the identification of a person when receiving a qualified electronic signature. - Ukrinform.</text:p>
      <text:p text:style-name="P4">
Images: ["<text:a xlink:type="simple" xlink:href="https://static.ukrinform.com/photos/2017_12/thumb_files/630_360_1514454637-3475.jpg" text:style-name="Internet_20_link" text:visited-style-name="Visited_20_Internet_20_Link">
630_360_15144...</text:a>
"]</text:p>
      <text:p text:style-name="P4">
Tags: ['Уряд', 'Ідентифікація', 'Діджиталізація', 'Дія.Підпис']</text:p>
      <text:p text:style-name="P4">
Type: Article</text:p>
      <!--METADATA-->
      <text:p text:style-name="P4">
<draw:frame draw:style-name="fr1" draw:name="Image163" text:anchor-type="as-char" svg:width="6.9236in" svg:height="3.956343in" draw:z-index="0">
<draw:image xlink:href="../Images/yкринформ/2023-04-04T18-06-00-03-00/630_360_1514454637-3475.jpg" xlink:type="simple" xlink:show="embed" xlink:actuate="onLoad" draw:mime-type="image/jpeg"/>
</draw:frame>
The Cabinet of Ministers has approved changes to resolutions that simplify the identification of a person during a qualified electronic signature.</text:p>
      <text:p text:style-name="P4">
About it reports Ukrinform with reference to <text:a xlink:type="simple" xlink:href="https://thedigital.gov.ua/news/uryad-ukhvaliv-postanovu-yaka-dozvolyae-otrimati-kvalifikovaniy-elektronniy-pidpis-vidpovidno-do-vimog-es" text:style-name="Internet_20_link" text:visited-style-name="Visited_20_Internet_20_Link">
</text:a>
.</text:p>
      <text:p text:style-name="P4">
"Not all providers can be identified remotely. During the time, this takes much more time and makes it impossible to receive the users in a timely manner, ”the message reads.</text:p>
      <text:p text:style-name="P4">
From now on, when receiving trust services, including representatives of foreign legal entities, the formation and issuance of a qualified certificate for physical or legal entities should not be present personally. You can confirm the person online.</text:p>
      <text:p text:style-name="P4">
“The approved resolution allows you to use more ways to identify the person acting in <text:a xlink:type="simple" xlink:href="https://www.ukrinform.ua/tag-evrosouz" text:style-name="Internet_20_link" text:visited-style-name="Visited_20_Internet_20_Link">
</text:a>
, while forming qualified certificates to all categories of users. These will be possible regardless of the martial law in Ukraine, ”the Ministry emphasized.</text:p>
      <text:p text:style-name="P4">
<text:span text:style-name="T4">
 Read also: </text:span>
 <text:a xlink:type="simple" xlink:href="https://www.ukrinform.ua/rubric-society/3691266-ak-oformiti-pensiu-onlajn-za-dopomogou-diapidpisu-pokrokova-instrukcia.html" text:style-name="Internet_20_link" text:visited-style-name="Visited_20_Internet_20_Link">
</text:a>
As reported, the Ministry of Digital Transformation has begun <text:a xlink:type="simple" xlink:href="https://www.ukrinform.ua/rubric-technology/3690898-mincifri-rozpocalo-betatestuvanna-diapidpisueu.html" text:style-name="Internet_20_link" text:visited-style-name="Visited_20_Internet_20_Link">
</text:a>
, which complies with the Eidaseurov Union. It can sign documents or contracts that are valid to Ukraine and EU countries.</text:p>
      <text:p text:style-name="P4">
News Source: <text:a xlink:type="simple" xlink:href="https://www.ukrinform.ua/rubric-society/3691553-urad-sprostiv-proceduru-otrimanna-kvalifikovanogo-epidpisu.html" text:style-name="Internet_20_link" text:visited-style-name="Visited_20_Internet_20_Link">
https://www.ukrinform.ua/rubric-society/3691553-urad-sprostiv-proceduru-otrimanna-kvalifikovanogo-epidpisu.html</text:a>
</text:p>
      <!--NEWS-->
      <text:h text:style-name="P10" text:outline-level="1">
<text:span text:style-name="T4">
The Cabinet has approved the order of response to cyberincidents and cyberattacks</text:span>
</text:h>
      <text:p text:style-name="P4">
Authors: Ukrinform (Person)</text:p>
      <text:p text:style-name="P4">
Publisher: Укринформ (Organization)</text:p>
      <text:p text:style-name="P4">
Published Time: 2023-04-04T18:11:00+03:00</text:p>
      <text:p text:style-name="P4">
Modified Time: 2023-04-04T18:11:00+03:00</text:p>
      <text:p text:style-name="P4">
Description: The Cabinet of Ministers has approved the procedure for responding to cyberincidents and cyberattacks. - Ukrinform.</text:p>
      <text:p text:style-name="P4">
Images: ["<text:a xlink:type="simple" xlink:href="https://static.ukrinform.com/photos/2019_12/thumb_files/630_360_1575644583-214.jpg" text:style-name="Internet_20_link" text:visited-style-name="Visited_20_Internet_20_Link">
630_360_15756...</text:a>
"]</text:p>
      <text:p text:style-name="P4">
Tags: ['Кабмін', 'Кібератака', 'Кібербезпека', "Держспецзв'язку"]</text:p>
      <text:p text:style-name="P4">
Type: Article</text:p>
      <!--METADATA-->
      <text:p text:style-name="P4">
<draw:frame draw:style-name="fr1" draw:name="Image164" text:anchor-type="as-char" svg:width="6.9236in" svg:height="3.956343in" draw:z-index="0">
<draw:image xlink:href="../Images/yкринформ/2023-04-04T18-11-00-03-00/630_360_1575644583-214.jpg" xlink:type="simple" xlink:show="embed" xlink:actuate="onLoad" draw:mime-type="image/jpeg"/>
</draw:frame>
The Cabinet of Ministers approved the order of response to cyberincidents and cyberattacks.</text:p>
      <text:p text:style-name="P4">
This was reported by the Deputy Head of the State Special Communication of Information Special Communications Alexander Poti, Ukrinform reports with reference to <text:a xlink:type="simple" xlink:href="https://t.me/dsszzi_official/5677" text:style-name="Internet_20_link" text:visited-style-name="Visited_20_Internet_20_Link">
</text:a>
Office.</text:p>
      <text:p text:style-name="P4">
“The order approves a single mechanism for the implementation of security entities <text:a xlink:type="simple" xlink:href="https://www.ukrinform.ua/tag-kiberbezpeka" text:style-name="Internet_20_link" text:visited-style-name="Visited_20_Internet_20_Link">
</text:a>
Operational procedures are reacted by cyberincidents. He also defines clear and clear levels of criticality of kiberincyders/cyberattacks and stages of response to them, ”said the head of the state -specific communication.</text:p>
      <text:p text:style-name="P4">
The approval of the document makes it possible to form the processes of response of rampings and cyberattacks in accordance with the pre-planned measures, as well as developing approaches that were laid in the organizational and technical engineering of the modelkiber protection, developed in 2021.</text:p>
      <text:p text:style-name="P4">
Potius added that within three months from the date of entry into force of the production institution, the methodological recommendations for the response of the subjects of cyber security to the events in cyberspace should be approved.</text:p>
      <text:p text:style-name="P4">
<text:span text:style-name="T4">
 Read also: </text:span>
 <text:a xlink:type="simple" xlink:href="https://www.ukrinform.ua/rubric-technology/3679866-devat-iz-desati-kiberatak-vidbuvautsa-cerez-neobereznist-ci-vidsutnist-znan-u-personalu.html" text:style-name="Internet_20_link" text:visited-style-name="Visited_20_Internet_20_Link">
</text:a>
As reported, in January-February 2023, the government team of response of Cert-UA emergencies, which operates with the State Secretariat, processed 300 cyberincyders and cyberattacks.</text:p>
      <text:p text:style-name="P4">
News Source: <text:a xlink:type="simple" xlink:href="https://www.ukrinform.ua/rubric-technology/3691554-kabmin-zatverdiv-poradok-reaguvanna-na-kiberincidenti-ta-kiberataki.html" text:style-name="Internet_20_link" text:visited-style-name="Visited_20_Internet_20_Link">
https://www.ukrinform.ua/rubric-technology/3691554-kabmin-zatverdiv-poradok-reaguvanna-na-kiberincidenti-ta-kiberataki.html</text:a>
</text:p>
      <!--NEWS-->
      <text:h text:style-name="P10" text:outline-level="1">
<text:span text:style-name="T4">
Biden hopes Sweden will be in NATO as soon as possible</text:span>
</text:h>
      <text:p text:style-name="P4">
Authors: Ukrinform (Person)</text:p>
      <text:p text:style-name="P4">
Publisher: Укринформ (Organization)</text:p>
      <text:p text:style-name="P4">
Published Time: 2023-04-04T18:13:00+03:00</text:p>
      <text:p text:style-name="P4">
Modified Time: 2023-04-04T18:13:00+03:00</text:p>
      <text:p text:style-name="P4">
Description: US President Joe Biden congratulated Finland's accession to the North Atlantic Alliance and called on Turkey and Hungary to hurry up with the ratification of Sweden membership in NATO. - Ukrinform.</text:p>
      <text:p text:style-name="P4">
Images: ["<text:a xlink:type="simple" xlink:href="https://static.ukrinform.com/photos/2022_11/thumb_files/630_360_1668525144-241.jpg" text:style-name="Internet_20_link" text:visited-style-name="Visited_20_Internet_20_Link">
630_360_16685...</text:a>
"]</text:p>
      <text:p text:style-name="P4">
Tags: ['Байден', 'Фінляндія', 'НАТО', 'Швеція']</text:p>
      <text:p text:style-name="P4">
Type: Article</text:p>
      <!--METADATA-->
      <text:p text:style-name="P4">
<draw:frame draw:style-name="fr1" draw:name="Image165" text:anchor-type="as-char" svg:width="6.9236in" svg:height="3.956343in" draw:z-index="0">
<draw:image xlink:href="../Images/yкринформ/2023-04-04T18-13-00-03-00/630_360_1668525144-241.jpg" xlink:type="simple" xlink:show="embed" xlink:actuate="onLoad" draw:mime-type="image/jpeg"/>
</draw:frame>
Presidential Joe Biden congratulated Finland's accession to the North Atlantic Alliance, called Turkey and Hungary to hurry up with the ratification of Sweden's membership.</text:p>
      <text:p text:style-name="P4">
This is stated in <text:a xlink:type="simple" xlink:href="https://www.whitehouse.gov/briefing-room/statements-releases/2023/04/04/statement-from-president-joe-biden-welcoming-finland-to-nato/" text:style-name="Internet_20_link" text:visited-style-name="Visited_20_Internet_20_Link">
</text:a>
The head of the White House, published on Tuesday, reports Ukrinform.</text:p>
      <text:p text:style-name="P4">
"Today I am proud to congratulate Finland as a 31 NATO ally," the United States emphasized.</text:p>
      <text:p text:style-name="P4">
He recalled that in May 2022, Finland and Sweden applied for the Alliance. Biden emphasized that both countries are powerful democratia, have capable troops and share common values and visions of the world.</text:p>
      <text:p text:style-name="P4">
“In less than a year, we congratulate Finland as a member - it is the fastest processatification process in modern NATO history. I look forward to the opportunity to greet Sweden as a member <text:a xlink:type="simple" xlink:href="https://www.ukrinform.ua/tag-nato" text:style-name="Internet_20_link" text:visited-style-name="Visited_20_Internet_20_Link">
</text:a>
But I urge Turkey and Hungary to complete the ratification process without delay, ”the US President emphasized.</text:p>
      <text:p text:style-name="P4">
<text:span text:style-name="T4">
 Read also: </text:span>
 <text:a xlink:type="simple" xlink:href="https://www.ukrinform.ua/rubric-polytics/3691526-zelenskij-privitav-finlandiu-zi-vstupom-u-nato.html" text:style-name="Internet_20_link" text:visited-style-name="Visited_20_Internet_20_Link">
</text:a>
Biden also stressed that when Putin began his cruel invading against the people of Ukraine, he thought he would be able to share Europe and NATO.</text:p>
      <text:p text:style-name="P4">
“Today we are more united. And together -strengthened by our new ally, Finland -we will continue to maintain transatlantic security, protect every in diligence territory of NATO and overcome any challenges that we face, ”the US president proclaimed.</text:p>
      <text:p text:style-name="P4">
As reported by Ukrinform, <text:a xlink:type="simple" xlink:href="https://www.ukrinform.ua/rubric-world/3691469-finlandia-oficijno-stala-clenom-nato.html" text:style-name="Internet_20_link" text:visited-style-name="Visited_20_Internet_20_Link">
</text:a>
It took place on Tuesday Brussels.</text:p>
      <text:p text:style-name="P4">
News Source: <text:a xlink:type="simple" xlink:href="https://www.ukrinform.ua/rubric-world/3691558-bajden-spodivaetsa-so-svecia-aknajsvidse-bude-v-nato.html" text:style-name="Internet_20_link" text:visited-style-name="Visited_20_Internet_20_Link">
https://www.ukrinform.ua/rubric-world/3691558-bajden-spodivaetsa-so-svecia-aknajsvidse-bude-v-nato.html</text:a>
</text:p>
      <!--NEWS-->
      <text:h text:style-name="P10" text:outline-level="1">
<text:span text:style-name="T4">
In Zaporozhye pyrotechnics destroyed the Russian airbomb</text:span>
</text:h>
      <text:p text:style-name="P4">
Authors: Ukrinform (Person)</text:p>
      <text:p text:style-name="P4">
Publisher: Укринформ (Organization)</text:p>
      <text:p text:style-name="P4">
Published Time: 2023-04-04T18:15:00+03:00</text:p>
      <text:p text:style-name="P4">
Modified Time: 2023-04-04T18:15:00+03:00</text:p>
      <text:p text:style-name="P4">
Description: In the Zaporizhzhia region, in one of the private yards after enemy shelling, citizens found an aviation bomb and called rescuers.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Вибух', 'Бомба', 'Запоріжжя', 'Війна з росією']</text:p>
      <text:p text:style-name="P4">
Type: Article</text:p>
      <!--METADATA-->
      <text:p text:style-name="P4">
<draw:frame draw:style-name="fr1" draw:name="Image166" text:anchor-type="as-char" svg:width="6.9236in" svg:height="3.956343in" draw:z-index="0">
<draw:image xlink:href="../Images/yкринформ/2023-04-04T18-15-00-03-00/630_360_1640330796-210.jpeg" xlink:type="simple" xlink:show="embed" xlink:actuate="onLoad" draw:mime-type="image/jpeg"/>
</draw:frame>
Uzpozhzhia region in one of the private yards after enemy shelling found an aviation bomb and called rescuers.</text:p>
      <text:p text:style-name="P4">
This is reported on Facebook <text:a xlink:type="simple" xlink:href="https://www.facebook.com/watch/" text:style-name="Internet_20_link" text:visited-style-name="Visited_20_Internet_20_Link">
</text:a>
, reports Ukrinform.</text:p>
      <text:p text:style-name="P4">
"On April 4, pyrotechnic units of the State Emergency Service of Ukraine in Zaporizhzhia region, arriving at the place, identified an explosive object as an aviation <text:a xlink:type="simple" xlink:href="https://www.ukrinform.ua/tag-vibuhivka" text:style-name="Internet_20_link" text:visited-style-name="Visited_20_Internet_20_Link">
</text:a>
Fab-500(Vaga 500 kg - ed.).Піротехніки її вилучили та знищили", - йдеться у дописі.</text:p>
      <text:p text:style-name="P4">
Від ГУ ДСНС України у Запорізькій області залучалося 5 рятувальників та 3одиниці техніки.</text:p>
      <text:p text:style-name="P4">
<text:span text:style-name="T4">
Читайте також:</text:span>
 <text:a xlink:type="simple" xlink:href="https://www.ukrinform.ua/rubric-ato/3689082-na-kiivsini-znisili-rosijsku-protitankovu-granatu.html" text:style-name="Internet_20_link" text:visited-style-name="Visited_20_Internet_20_Link">
 </text:a>
Earlier it was reported that the enemy had caused three air strikes in the Pologovsky district, including the city of Orikhiv of Zaporizhzhya region.</text:p>
      <text:p text:style-name="P4">
News Source: <text:a xlink:type="simple" xlink:href="https://www.ukrinform.ua/rubric-regions/3691557-na-zaporizzi-pirotehniki-znisili-aviabombu.html" text:style-name="Internet_20_link" text:visited-style-name="Visited_20_Internet_20_Link">
https://www.ukrinform.ua/rubric-regions/3691557-na-zaporizzi-pirotehniki-znisili-aviabombu.html</text:a>
</text:p>
      <!--NEWS-->
      <text:h text:style-name="P10" text:outline-level="1">
<text:span text:style-name="T4">
Ukraine has terminated the agreement with Belarus on tourism</text:span>
</text:h>
      <text:p text:style-name="P4">
Authors: Ukrinform (Person)</text:p>
      <text:p text:style-name="P4">
Publisher: Укринформ (Organization)</text:p>
      <text:p text:style-name="P4">
Published Time: 2023-04-04T18:18:00+03:00</text:p>
      <text:p text:style-name="P4">
Modified Time: 2023-04-04T18:18:00+03:00</text:p>
      <text:p text:style-name="P4">
Description: The government has terminated a bilateral agreement between the governments of Ukraine and Belarus on cooperation in the tourism. - Ukrinform.</text:p>
      <text:p text:style-name="P4">
Images: ["<text:a xlink:type="simple" xlink:href="https://static.ukrinform.com/photos/2022_11/thumb_files/630_360_1668181166-4441.jpeg" text:style-name="Internet_20_link" text:visited-style-name="Visited_20_Internet_20_Link">
630_360_16681...</text:a>
"]</text:p>
      <text:p text:style-name="P4">
Tags: ['білорусь', 'Кабмін', 'Туризм']</text:p>
      <text:p text:style-name="P4">
Type: Article</text:p>
      <!--METADATA-->
      <text:p text:style-name="P4">
<draw:frame draw:style-name="fr1" draw:name="Image167" text:anchor-type="as-char" svg:width="6.9236in" svg:height="3.956343in" draw:z-index="0">
<draw:image xlink:href="../Images/yкринформ/2023-04-04T18-18-00-03-00/630_360_1668181166-4441.jpeg" xlink:type="simple" xlink:show="embed" xlink:actuate="onLoad" draw:mime-type="image/jpeg"/>
</draw:frame>
The government has drawn up a bilateral agreement between the governments of Ukraine and Belarus Sports in tourism.</text:p>
      <text:p text:style-name="P4">
As Ukrinform reports, about it in <text:a xlink:type="simple" xlink:href="https://t.me/tmelnychuk/2010" text:style-name="Internet_20_link" text:visited-style-name="Visited_20_Internet_20_Link">
</text:a>
The Cabinet representative in the Verkhovna Rada reported Taras Melnychuk.</text:p>
      <text:p text:style-name="P4">
“The agreement between [] has been terminated(https://www.ukrinform.ua/tag-kabmin)and the Government Republic of Belarus about cooperation in the field of tourism committed in Minskskaya16.02.2006, ”the message reads.</text:p>
      <text:p text:style-name="P4">
<text:span text:style-name="T4">
 Read also: </text:span>
 <text:a xlink:type="simple" xlink:href="https://www.ukrinform.ua/rubric-society/3691546-ukraina-denonsue-ugodu-z-bilorussu-pro-pensii.html" text:style-name="Internet_20_link" text:visited-style-name="Visited_20_Internet_20_Link">
</text:a>
According to the explanatory note to the document, the adoption of the document will not have a influential market environment and ensure the rights and interests of the entities, citizens and the state.</text:p>
      <text:p text:style-name="P4">
As reported, Ukraine has terminated agreements with the Russian Federation and Belarus Supporting in the field of air search and rescue.</text:p>
      <text:p text:style-name="P4">
News Source: <text:a xlink:type="simple" xlink:href="https://www.ukrinform.ua/rubric-economy/3691559-ukraina-rozirvala-ugodu-z-bilorussu-pro-turizm.html" text:style-name="Internet_20_link" text:visited-style-name="Visited_20_Internet_20_Link">
https://www.ukrinform.ua/rubric-economy/3691559-ukraina-rozirvala-ugodu-z-bilorussu-pro-turizm.html</text:a>
</text:p>
      <!--NEWS-->
      <text:h text:style-name="P10" text:outline-level="1">
<text:span text:style-name="T4">
The Guarantee Fund sells banks for UAH 2.1 billion</text:span>
</text:h>
      <text:p text:style-name="P4">
Authors: Ukrinform (Person)</text:p>
      <text:p text:style-name="P4">
Publisher: Укринформ (Organization)</text:p>
      <text:p text:style-name="P4">
Published Time: 2023-04-04T18:25:10+03:00</text:p>
      <text:p text:style-name="P4">
Modified Time: 2023-04-04T18:25:10+03:00</text:p>
      <text:p text:style-name="P4">
Description: The Deposit Guarantee Fund of Individuals in the current week is putting assets of 9 banks for a total amount of UAH 2.1 billion. - Ukrinform.</text:p>
      <text:p text:style-name="P4">
Images: ["<text:a xlink:type="simple" xlink:href="https://static.ukrinform.com/photos/2017_10/thumb_files/630_360_1507826399-4077.jpeg" text:style-name="Internet_20_link" text:visited-style-name="Visited_20_Internet_20_Link">
630_360_15078...</text:a>
"]</text:p>
      <text:p text:style-name="P4">
Tags: ['Аукціон', 'Банк', 'Фонд гарантування', 'Кредит']</text:p>
      <text:p text:style-name="P4">
Type: Article</text:p>
      <!--METADATA-->
      <text:p text:style-name="P4">
<draw:frame draw:style-name="fr1" draw:name="Image168" text:anchor-type="as-char" svg:width="6.9236in" svg:height="3.956343in" draw:z-index="0">
<draw:image xlink:href="../Images/yкринформ/2023-04-04T18-25-10-03-00/630_360_1507826399-4077.jpeg" xlink:type="simple" xlink:show="embed" xlink:actuate="onLoad" draw:mime-type="image/jpeg"/>
</draw:frame>
The funding of individuals of individuals in the current week puts 9 banks for sales of UAH 2.1 billion.</text:p>
      <text:p text:style-name="P4">
As Ukrinform reports, it reports <text:a xlink:type="simple" xlink:href="https://www.fg.gov.ua/articles/53444-cogo-tizhnya-na-prodazh-vistavleno-aktivi-na-zagalnu-sumu-21-mlrd-grn.html" text:style-name="Internet_20_link" text:visited-style-name="Visited_20_Internet_20_Link">
</text:a>
"During the current week(03 - 07 April 2023)The planned sales of 9 banks, which are liquidated by the Deposit Guarantee Fund. The initial price value of all lots is UAH 2 083.5 million, " - the message reads.</text:p>
      <text:p text:style-name="P4">
<text:span text:style-name="T4">
 Read also: </text:span>
 <text:a xlink:type="simple" xlink:href="https://www.ukrinform.ua/rubric-economy/3691547-urad-pracue-nad-variantami-strahuvanna-voennih-rizikiv-sviridenko.html" text:style-name="Internet_20_link" text:visited-style-name="Visited_20_Internet_20_Link">
</text:a>
Of these, UAH 1,789.4 million was set for the sale of the rights for loans, and UAH 271.0 million - the initial price of the real estate, land and other fixed assets for sale. Receivables are put for sale for UAH 18.2 million before banks, and securities for UAH 4.9 million.</text:p>
      <text:p text:style-name="P4">
As reported by Ukrinform, the amount of sales of assets <text:a xlink:type="simple" xlink:href="https://www.ukrinform.ua/tag-bank" text:style-name="Internet_20_link" text:visited-style-name="Visited_20_Internet_20_Link">
</text:a>
, which is liquidated by the Guarantee Fund of Individuals, in February 2023 amounted to UAH 140.9 million.</text:p>
      <text:p text:style-name="P4">
News Source: <text:a xlink:type="simple" xlink:href="https://www.ukrinform.ua/rubric-economy/3691560-fond-garantuvanna-prodae-aktivi-bankiv-na-21-milarda-griven.html" text:style-name="Internet_20_link" text:visited-style-name="Visited_20_Internet_20_Link">
https://www.ukrinform.ua/rubric-economy/3691560-fond-garantuvanna-prodae-aktivi-bankiv-na-21-milarda-griven.html</text:a>
</text:p>
      <!--NEWS-->
      <text:h text:style-name="P10" text:outline-level="1">
<text:span text:style-name="T4">
Military Crimes of the Russian Federation: Ukraine welcomes the continuation of the UN Commission for a year</text:span>
</text:h>
      <text:p text:style-name="P4">
Authors: Ukrinform (Person)</text:p>
      <text:p text:style-name="P4">
Publisher: Укринформ (Organization)</text:p>
      <text:p text:style-name="P4">
Published Time: 2023-04-04T18:29:16+03:00</text:p>
      <text:p text:style-name="P4">
Modified Time: 2023-04-04T18:29:16+03:00</text:p>
      <text:p text:style-name="P4">
Description: The Ministry of Foreign Affairs of Ukraine congratulated the continuation of the UN International International Commission for Investigation in the context of Russian armed aggression against Ukraine for a year. - Ukrinform.</text:p>
      <text:p text:style-name="P4">
Images: ["<text:a xlink:type="simple" xlink:href="https://static.ukrinform.com/photos/2023_04/thumb_files/630_360_1680622138-715.jpg" text:style-name="Internet_20_link" text:visited-style-name="Visited_20_Internet_20_Link">
630_360_16806...</text:a>
"]</text:p>
      <text:p text:style-name="P4">
Tags: ['МЗС', 'ООН', 'Війна з росією']</text:p>
      <text:p text:style-name="P4">
Type: Article</text:p>
      <!--METADATA-->
      <text:p text:style-name="P4">
<draw:frame draw:style-name="fr1" draw:name="Image169" text:anchor-type="as-char" svg:width="6.9236in" svg:height="3.956343in" draw:z-index="0">
<draw:image xlink:href="../Images/yкринформ/2023-04-04T18-29-16-03-00/630_360_1680622138-715.jpg" xlink:type="simple" xlink:show="embed" xlink:actuate="onLoad" draw:mime-type="image/jpeg"/>
</draw:frame>
The Ministry of Foreign Affairs of Ukraine congratulated the continuation of the UN International Commission for Investigation of violations in the context of Russian armed aggression against Ukraine for a year.</text:p>
      <text:p text:style-name="P4">
This is stated in a comment on <text:a xlink:type="simple" xlink:href="http://mfa.gov.ua/news/komentar-mzs-ukrayini-shchodo-shvalennya-radoyu-oon-z-prav-lyudini-rezolyuciyi-situaciya-z-pravami-lyudini-v-ukrayini-vnaslidok-rosijskoyi-agresiyi" text:style-name="Internet_20_link" text:visited-style-name="Visited_20_Internet_20_Link">
</text:a>
, reports Ukrinform.</text:p>
      <text:p text:style-name="P4">
"The Ministry of Foreign Affairs of Ukraine welcomes the approval by the UN Human Rights Council of the Resolution" Human Rights in Ukraine as a result of Russian Aggression ", according to which the mandate of the UN Independent International Commission has been extended for a year in order to investigate all violations of international law in the field The crimes of Russian armed aggression against Ukraine have been with them, " - said the offspring department.</text:p>
      <text:p text:style-name="P4">
The Ministry of Foreign Affairs noted that an important element of the resolution is to confirm the need to provide liability for human rights violations, international humanitarian law and the most serious international crimes. Ukraine will continue to work on the creation of a special tribunal to bring the Russian leadership for the crime of aggression, said in the department.</text:p>
      <text:p text:style-name="P4">
It is noted that in connection with the study of the commission of the facts of illegal displacement and deportation of civilians, in particular children, in the territories of Ukraine in the territory of the Russian Federation, the resolution contains a call for a prognosis to terminate such actions and to allow relevant international humanities.</text:p>
      <text:p text:style-name="P4">
In addition, the UN Human Rights Council appeals to the Russian Federation to provide international mechanisms with immediate access to all -aged, forcibly detained and deported persons.</text:p>
      <text:p text:style-name="P4">
"Ukraine expresses gratitude to the Member States of the UN Human Rights Council that supported this document, because the continuation of the commission of independent investigation of the facts of flashy violations of human rights and international humanitarian law and international crimes will contribute to the prosecution In <text:a xlink:type="simple" xlink:href="https://www.ukrinform.ua/tag-mzs" text:style-name="Internet_20_link" text:visited-style-name="Visited_20_Internet_20_Link">
</text:a>
.</text:p>
      <text:p text:style-name="P4">
<text:span text:style-name="T4">
 Read also: </text:span>
 <text:a xlink:type="simple" xlink:href="https://www.ukrinform.ua/rubric-ato/3684172-komisia-oon-nazvala-voennim-zlocinom-nezakonne-peremisenna-ditej-z-ukraini-v-rosiu.html" text:style-name="Internet_20_link" text:visited-style-name="Visited_20_Internet_20_Link">
</text:a>
</text:p>
      <text:p text:style-name="P4">
News Source: <text:a xlink:type="simple" xlink:href="https://www.ukrinform.ua/rubric-polytics/3691561-voenni-zlocini-rf-ukraina-vitae-prodovzenna-mandata-komisii-oon-na-rik.html" text:style-name="Internet_20_link" text:visited-style-name="Visited_20_Internet_20_Link">
https://www.ukrinform.ua/rubric-polytics/3691561-voenni-zlocini-rf-ukraina-vitae-prodovzenna-mandata-komisii-oon-na-rik.html</text:a>
</text:p>
      <!--NEWS-->
      <text:h text:style-name="P10" text:outline-level="1">
<text:span text:style-name="T4">
Svitolina: WTA should do much more of many questions</text:span>
</text:h>
      <text:p text:style-name="P4">
Authors: Ukrinform (Person)</text:p>
      <text:p text:style-name="P4">
Publisher: Укринформ (Organization)</text:p>
      <text:p text:style-name="P4">
Published Time: 2023-04-04T18:31:48+03:00</text:p>
      <text:p text:style-name="P4">
Modified Time: 2023-04-04T18:31:48+03:00</text:p>
      <text:p text:style-name="P4">
Description: The Ukrainian tennis player criticized the reaction of the WTA Women's Tennis Association to the war in Ukraine. - Ukrinform.</text:p>
      <text:p text:style-name="P4">
Images: ["<text:a xlink:type="simple" xlink:href="https://static.ukrinform.com/photos/2023_04/thumb_files/630_360_1680622215-673.jpg" text:style-name="Internet_20_link" text:visited-style-name="Visited_20_Internet_20_Link">
630_360_16806...</text:a>
"]</text:p>
      <text:p text:style-name="P4">
Tags: ['Світоліна', 'Теніс']</text:p>
      <text:p text:style-name="P4">
Type: Article</text:p>
      <!--METADATA-->
      <text:p text:style-name="P4">
<draw:frame draw:style-name="fr1" draw:name="Image170" text:anchor-type="as-char" svg:width="6.9236in" svg:height="3.956343in" draw:z-index="0">
<draw:image xlink:href="../Images/yкринформ/2023-04-04T18-31-48-03-00/630_360_1680622215-673.jpg" xlink:type="simple" xlink:show="embed" xlink:actuate="onLoad" draw:mime-type="image/jpeg"/>
</draw:frame>
The Ukrainianianist criticized the reaction of the WTA Women's Tennis Association to the War of the In Ukraine.</text:p>
      <text:p text:style-name="P4">
She told about it in <text:a xlink:type="simple" xlink:href="https://www.lequipe.fr/Tennis/Article/Elina-svitolina-en-mission-pour-mon-pays/1389555" text:style-name="Internet_20_link" text:visited-style-name="Visited_20_Internet_20_Link">
</text:a>
L'Equipe, Ukrinform reports.</text:p>
      <text:p text:style-name="P4">
“We are frightened, we feel devastated. What happens to Lesya Turenko is very sad. People who have not passed because of this cannot understand how it is: you do not have home when you do not feel safe anywhere when your birth is in Ukraine, under bombing, knowing that Ukrainian is a lot. It is at the same time a feeling of fear and great devastation. WTA had more, much more, many questions. But now too late. Many presents were released, a lot of interviews were conducted. But it was useless, ”Svitolina said.</text:p>
      <text:p text:style-name="P4">
<text:span text:style-name="T4">
 Read also: </text:span>
 <text:a xlink:type="simple" xlink:href="https://www.ukrinform.ua/rubric-sports/3681596-curenko-vidmovilasa-vid-matcu-proti-biloruski-na-tenisnomu-turniri-v-indianvellsi.html" text:style-name="Internet_20_link" text:visited-style-name="Visited_20_Internet_20_Link">
</text:a>
As reported by Ukrinform, Tsurenko starred from the match against Belarusiana Ariniosolenko due to a panic attack after talking to the head of the organization Steveomsimon.</text:p>
      <text:p text:style-name="P4">
Photo: Getty Image</text:p>
      <text:p text:style-name="P4">
News Source: <text:a xlink:type="simple" xlink:href="https://www.ukrinform.ua/rubric-sports/3691563-svitolina-wta-mala-b-zrobiti-znacno-bilse-z-bagatoh-pitan.html" text:style-name="Internet_20_link" text:visited-style-name="Visited_20_Internet_20_Link">
https://www.ukrinform.ua/rubric-sports/3691563-svitolina-wta-mala-b-zrobiti-znacno-bilse-z-bagatoh-pitan.html</text:a>
</text:p>
      <!--NEWS-->
      <text:h text:style-name="P10" text:outline-level="1">
<text:span text:style-name="T4">
In Latvia, a pro -Russian activist was detained who guarded Soviet monuments</text:span>
</text:h>
      <text:p text:style-name="P4">
Authors: Ukrinform (Person)</text:p>
      <text:p text:style-name="P4">
Publisher: Укринформ (Organization)</text:p>
      <text:p text:style-name="P4">
Published Time: 2023-04-04T18:44:00+03:00</text:p>
      <text:p text:style-name="P4">
Modified Time: 2023-04-04T18:44:00+03:00</text:p>
      <text:p text:style-name="P4">
Description: The staff of the Latvian State Security Service (VDD) last Monday detained the participant of the pro -Russian group "Night Warta" Alexander Zhgun. - Ukrinform.</text:p>
      <text:p text:style-name="P4">
Images: ["<text:a xlink:type="simple" xlink:href="https://static.ukrinform.com/photos/2016_02/thumb_files/630_360_1455738623-7912-narucniki.jpeg" text:style-name="Internet_20_link" text:visited-style-name="Visited_20_Internet_20_Link">
630_360_14557...</text:a>
", "<text:a xlink:type="simple" xlink:href="https://static.ukrinform.com/photos/2023_04/1680622745-827.jpg" text:style-name="Internet_20_link" text:visited-style-name="Visited_20_Internet_20_Link">
1680622745-82...</text:a>
"]</text:p>
      <text:p text:style-name="P4">
Tags: ['Декомунізація', 'Латвія', "Пам'ятник", 'Затримання']</text:p>
      <text:p text:style-name="P4">
Type: Article</text:p>
      <!--METADATA-->
      <text:p text:style-name="P4">
<draw:frame draw:style-name="fr1" draw:name="Image171" text:anchor-type="as-char" svg:width="6.9236in" svg:height="3.956343in" draw:z-index="0">
<draw:image xlink:href="../Images/yкринформ/2023-04-04T18-44-00-03-00/630_360_1455738623-7912-narucniki.jpeg" xlink:type="simple" xlink:show="embed" xlink:actuate="onLoad" draw:mime-type="image/jpeg"/>
</draw:frame>
Employees of the Latvian State Security Service(VDD)Last Monday, a participant of the pro -Russian Group "Night Guard" Alexander Zhgun was a participant.</text:p>
      <text:p text:style-name="P4">
About it reports Ukrinform with reference to <text:a xlink:type="simple" xlink:href="https://rus.delfi.lv/news/daily/criminal/sluzhba-gosbezopasnosti-zaderzhala-aktivista-nochnogo-dozora-aleksandra-zhguna-dopolneno.d" text:style-name="Internet_20_link" text:visited-style-name="Visited_20_Internet_20_Link">
</text:a>
.</text:p>
      <text:p text:style-name="P4">
On Tuesday, the Riga City Court at the request of VDD applied a pre -trial detention measure. The court's decision may be appealed in the Ryzkovsky court in the coming days.</text:p>
      <text:p text:style-name="P4">
<draw:frame draw:style-name="fr1" draw:name="Image172" text:anchor-type="as-char" svg:width="6.9236in" svg:height="3.943175in" draw:z-index="0">
<draw:image xlink:href="../Images/yкринформ/2023-04-04T18-44-00-03-00/1680622745-827.jpg" xlink:type="simple" xlink:show="embed" xlink:actuate="onLoad" draw:mime-type="image/jpeg"/>
</draw:frame>
The Night Guard group was organized by the Russian Union of Latvia for the Soviet Security <text:a xlink:type="simple" xlink:href="https://www.ukrinform.ua/tag-pamatnik" text:style-name="Internet_20_link" text:visited-style-name="Visited_20_Internet_20_Link">
</text:a>
.</text:p>
      <text:p text:style-name="P4">
According to social networks, Zhhun, who previously actively opposed the demolition of memoirs, was detained on the road, and then taken home, where he spent.</text:p>
      <text:p text:style-name="P4">
VDD has not yet provided information that it was charged with Alexander Zhgun.</text:p>
      <text:p text:style-name="P4">
<text:span text:style-name="T4">
 Read also: </text:span>
 <text:a xlink:type="simple" xlink:href="https://www.ukrinform.ua/rubric-regions/3691501-prikordonniki-zatrimali-agenta-rf-na-slahu-do-bilorusi.html" text:style-name="Internet_20_link" text:visited-style-name="Visited_20_Internet_20_Link">
</text:a>
As reported by Ukrinform, at the entrance to Kiev border guards found <text:a xlink:type="simple" xlink:href="https://www.ukrinform.ua/rubric-kyiv/3686980-na-vizdi-do-kieva-zatrimali-prorosijskogo-batusku-z-nedijsnim-pasportom.html" text:style-name="Internet_20_link" text:visited-style-name="Visited_20_Internet_20_Link">
</text:a>
, in the phone of which they exposed a correspondence with subscribers of the Russian Federation.  Photo: Delfi</text:p>
      <text:p text:style-name="P4">
News Source: <text:a xlink:type="simple" xlink:href="https://www.ukrinform.ua/rubric-world/3691572-u-latvii-zatrimali-prorosijskogo-aktivista-akij-ohoronav-radanski-pamatniki.html" text:style-name="Internet_20_link" text:visited-style-name="Visited_20_Internet_20_Link">
https://www.ukrinform.ua/rubric-world/3691572-u-latvii-zatrimali-prorosijskogo-aktivista-akij-ohoronav-radanski-pamatniki.html</text:a>
</text:p>
      <!--NEWS-->
      <text:h text:style-name="P10" text:outline-level="1">
<text:span text:style-name="T4">
Pentagon has announced a new $ 2.6 billion defense assistance package</text:span>
</text:h>
      <text:p text:style-name="P4">
Authors: Ukrinform (Person)</text:p>
      <text:p text:style-name="P4">
Publisher: Укринформ (Organization)</text:p>
      <text:p text:style-name="P4">
Published Time: 2023-04-04T18:46:00+03:00</text:p>
      <text:p text:style-name="P4">
Modified Time: 2023-04-04T18:46:00+03:00</text:p>
      <text:p text:style-name="P4">
Description: The United States Government has announced the allocation of a new large -scale security for Ukraine in the field of security and defense with a total value of $ 2.6 billion. - Ukrinform.</text:p>
      <text:p text:style-name="P4">
Images: ["<text:a xlink:type="simple" xlink:href="https://static.ukrinform.com/photos/2017_12/thumb_files/630_360_1513407469-9227.jpg" text:style-name="Internet_20_link" text:visited-style-name="Visited_20_Internet_20_Link">
630_360_15134...</text:a>
"]</text:p>
      <text:p text:style-name="P4">
Tags: ['Пентагон', 'Україна', 'Зброя', 'Війна з росією']</text:p>
      <text:p text:style-name="P4">
Type: Article</text:p>
      <!--METADATA-->
      <text:p text:style-name="P4">
<draw:frame draw:style-name="fr1" draw:name="Image173" text:anchor-type="as-char" svg:width="6.9236in" svg:height="3.956343in" draw:z-index="0">
<draw:image xlink:href="../Images/yкринформ/2023-04-04T18-46-00-03-00/630_360_1513407469-9227.jpg" xlink:type="simple" xlink:show="embed" xlink:actuate="onLoad" draw:mime-type="image/jpeg"/>
</draw:frame>
The government -owned state has announced the allocation of a new large -scale security for Ukraine in the field of security and defense with a total value of $ 2.6 billion.</text:p>
      <text:p text:style-name="P4">
This is stated in the official <text:a xlink:type="simple" xlink:href="http://www.defense.gov/News/Releases/Release/Article/3350958/biden-administration-announces-additional-security-assistance-for-ukraine/" text:style-name="Internet_20_link" text:visited-style-name="Visited_20_Internet_20_Link">
</text:a>
US defense agency, Ukrinform reports.</text:p>
      <text:p text:style-name="P4">
"Today, the US Department of Defense announces the allocation of new critical security for Ukraine in the field of security," the statement said.</text:p>
      <text:p text:style-name="P4">
It is clarified that the new package includes both Pentagonase funds with a $ 500 million presidential authority, as well as $ 2.1 billion in initiative to promote security in Ukraine(After).</text:p>
      <text:p text:style-name="P4">
<text:span text:style-name="T4">
Читайте також:</text:span>
 <text:a xlink:type="simple" xlink:href="https://www.ukrinform.ua/rubric-world/3691467-zahidni-partneri-stali-planuvati-dopomogu-ukraini-na-trivalisi-termini.html" text:style-name="Internet_20_link" text:visited-style-name="Visited_20_Internet_20_Link">
 </text:a>
In particular, the first part of the cost of half a billion dollars will be sent in Ukraine immediately and will include mostly ammunition and other necessary deliveries. In particular, it is about missiles for HIMARS and air defense systems, artillery shells, anti -tank systems, as well as other weapons and equipment, technical service services. US Defense Ministry.</text:p>
      <text:p text:style-name="P4">
At the expense of the USAI initiative, it is planned to buy additional NASAMS -protruding systems with missiles for them; antitrone caliber systems 30 mm; Mobile laser reactive systems. The new package will include radar, Grad missiles, missile installations, mortar systems, tank ammunition, Javelin complexes, high -precision aviation ammunition, small arms and ammunition. In addition, the purchase of repair vehicles, fuel system, armored vehicles, Satcom satellite terminals, other equipment, and the services of maintenance of the transmitted weapons and equipment is envisaged and transmitted to Ukraine.</text:p>
      <text:p text:style-name="P4">
"The United States will continue to work with their allies and partners to secure Ukraine to meet the direct needs on the battle field for long -term security needs," the Ministry of Defense said <text:a xlink:type="simple" xlink:href="https://www.ukrinform.ua/tag-ssa" text:style-name="Internet_20_link" text:visited-style-name="Visited_20_Internet_20_Link">
</text:a>
.</text:p>
      <text:p text:style-name="P4">
President Volodymyr Zelenskyy expressed his gratitude to the United States of America a launch of defense aid.<text:span text:style-name="T4">
 Read also: </text:span>
 <text:a xlink:type="simple" xlink:href="https://www.ukrinform.ua/rubric-world/3691540-stoltenberg-majbutne-ukraini-u-evroatlanticnij-rodini.html" text:style-name="Internet_20_link" text:visited-style-name="Visited_20_Internet_20_Link">
</text:a>
As reported by Ukrinform, on Tuesday the Minister of Foreign Affairs of Ukraine Dmitrykuleb <text:a xlink:type="simple" xlink:href="https://www.ukrinform.ua/rubric-polytics/3691529-novij-paket-vijskovoi-dopomogi-ssa-pramue-v-ukrainu-kuleba.html" text:style-name="Internet_20_link" text:visited-style-name="Visited_20_Internet_20_Link">
</text:a>
In Brussels, the US Secretary of State Anthony Blinken further efforts to support Ukraine. According to the results of the conversation, the Ukrainian Minister reported that the new US package is already heading to Ukraine.</text:p>
      <text:p text:style-name="P4">
News Source: <text:a xlink:type="simple" xlink:href="https://www.ukrinform.ua/rubric-ato/3691573-pentagon-ogolosiv-pro-novij-paket-oboronnoi-dopomogi-ukraini-na-26-milarda.html" text:style-name="Internet_20_link" text:visited-style-name="Visited_20_Internet_20_Link">
https://www.ukrinform.ua/rubric-ato/3691573-pentagon-ogolosiv-pro-novij-paket-oboronnoi-dopomogi-ukraini-na-26-milarda.html</text:a>
</text:p>
      <!--NEWS-->
      <text:h text:style-name="P10" text:outline-level="1">
<text:span text:style-name="T4">
Ukraine's women's national team suffered the first defeat on the World Cup with hockey</text:span>
</text:h>
      <text:p text:style-name="P4">
Authors: Ukrinform (Person)</text:p>
      <text:p text:style-name="P4">
Publisher: Укринформ (Organization)</text:p>
      <text:p text:style-name="P4">
Published Time: 2023-04-04T18:48:13+03:00</text:p>
      <text:p text:style-name="P4">
Modified Time: 2023-04-04T18:48:13+03:00</text:p>
      <text:p text:style-name="P4">
Description: Ukrainian hockey players gave way to Hong Kong. - Ukrinform.</text:p>
      <text:p text:style-name="P4">
Images: ["<text:a xlink:type="simple" xlink:href="https://static.ukrinform.com/photos/2023_04/thumb_files/630_360_1680623213-390.jpg" text:style-name="Internet_20_link" text:visited-style-name="Visited_20_Internet_20_Link">
630_360_16806...</text:a>
"]</text:p>
      <text:p text:style-name="P4">
Tags: ['Чемпіонат світу з хокею', 'хокей']</text:p>
      <text:p text:style-name="P4">
Type: Article</text:p>
      <!--METADATA-->
      <text:p text:style-name="P4">
<draw:frame draw:style-name="fr1" draw:name="Image174" text:anchor-type="as-char" svg:width="6.9236in" svg:height="3.956343in" draw:z-index="0">
<draw:image xlink:href="../Images/yкринформ/2023-04-04T18-48-13-03-00/630_360_1680623213-390.jpg" xlink:type="simple" xlink:show="embed" xlink:actuate="onLoad" draw:mime-type="image/jpeg"/>
</draw:frame>
The Ukrainian hokes gave way to Hong Kong.</text:p>
      <text:p text:style-name="P4">
In the match of the second round, "Blue and yellow" gave way to Hong Kong in the third divisional-nagin-miracle World Cup 2023-1: 2, reports Ukrinform.</text:p>
      <text:p text:style-name="P4">
The first goals in the match had to wait until the third period. In the final 20 minutes, the hockey players of Hong Kong twice were distinguished, having held one washer with an ice advantage. Before the final siren, Ukraine played one puck - the attacker Polina Telegin was distinguished.</text:p>
      <text:p text:style-name="P4">
Hoke's hockey players celebrated their second victory in the tournament and a top 6 points to head the group table. Ukraine remains a three -round points on the eve of the final match of the second round - a meeting between Lithuania Romania, which will take place at 8:00 pm Kyiv time.</text:p>
      <text:p text:style-name="P4">
The next Ukrainian match will be held with the outsiders of the Estonia group on Thursday, April 6.</text:p>
      <text:p text:style-name="P4">
<text:span text:style-name="T4">
 Read also: </text:span>
 <text:a xlink:type="simple" xlink:href="https://www.ukrinform.ua/rubric-sports/3691167-hokeistki-zbirnoi-ukraini-z-peremogi-startuvali-na-cs2023.html" text:style-name="Internet_20_link" text:visited-style-name="Visited_20_Internet_20_Link">
</text:a>
As reported by Ukrinform, the Ukrainians started on the World Cup, with a score of 4: 0, the collection defeated the host of competitions from Romania in local Brashov.</text:p>
      <text:p text:style-name="P4">
Photo: fhu.com.ua</text:p>
      <text:p text:style-name="P4">
News Source: <text:a xlink:type="simple" xlink:href="https://www.ukrinform.ua/rubric-sports/3691574-zinoca-zbirna-ukraini-zaznala-persoi-porazki-na-cs-z-hokeu.html" text:style-name="Internet_20_link" text:visited-style-name="Visited_20_Internet_20_Link">
https://www.ukrinform.ua/rubric-sports/3691574-zinoca-zbirna-ukraini-zaznala-persoi-porazki-na-cs-z-hokeu.html</text:a>
</text:p>
      <!--NEWS-->
      <text:h text:style-name="P10" text:outline-level="1">
<text:span text:style-name="T4">
Jameson whiskey manufacturer returned to the Russian market - media</text:span>
</text:h>
      <text:p text:style-name="P4">
Authors: Ukrinform (Person)</text:p>
      <text:p text:style-name="P4">
Publisher: Укринформ (Organization)</text:p>
      <text:p text:style-name="P4">
Published Time: 2023-04-04T18:51:00+03:00</text:p>
      <text:p text:style-name="P4">
Modified Time: 2023-04-04T18:51:00+03:00</text:p>
      <text:p text:style-name="P4">
Description: Pernod Ricard, which owns the Jameson whiskey brand, has renewed supplies to the Russian market, which was suspended after a full -scale invasion of Russia into Ukraine. - Ukrinform.</text:p>
      <text:p text:style-name="P4">
Images: ["<text:a xlink:type="simple" xlink:href="https://static.ukrinform.com/photos/2023_04/thumb_files/630_360_1680623325-613.jpg" text:style-name="Internet_20_link" text:visited-style-name="Visited_20_Internet_20_Link">
630_360_16806...</text:a>
"]</text:p>
      <text:p text:style-name="P4">
Tags: ['Алкоголь', 'Економіка', 'Війна з росією', 'Jameson']</text:p>
      <text:p text:style-name="P4">
Type: Article</text:p>
      <!--METADATA-->
      <text:p text:style-name="P4">
<draw:frame draw:style-name="fr1" draw:name="Image175" text:anchor-type="as-char" svg:width="6.9236in" svg:height="3.956343in" draw:z-index="0">
<draw:image xlink:href="../Images/yкринформ/2023-04-04T18-51-00-03-00/630_360_1680623325-613.jpg" xlink:type="simple" xlink:show="embed" xlink:actuate="onLoad" draw:mime-type="image/jpeg"/>
</draw:frame>
The company of the Jameson whiskey brand has renewed the supply of the Russian market, which was suspended after a full -scale invasion of Russia.</text:p>
      <text:p text:style-name="P4">
About it reports <text:a xlink:type="simple" xlink:href="https://www.independent.ie/business/irish/jameson-owner-pernod-ricard-resumes-russia-sales-42413658.html" text:style-name="Internet_20_link" text:visited-style-name="Visited_20_Internet_20_Link">
</text:a>
, reports Ukrinform.</text:p>
      <text:p text:style-name="P4">
Last week, it became known that different Jameson brand products are available for ordering on a popular <text:a xlink:type="simple" xlink:href="https://www.ukrinform.ua/tag-rosia" text:style-name="Internet_20_link" text:visited-style-name="Visited_20_Internet_20_Link">
</text:a>
Site.</text:p>
      <text:p text:style-name="P4">
When asked about the availability of Jameson whiskey in Russia, the company pressed that the company was set for the priority "Protection of local workers both in Ukraine and in Russia" since the beginning of the war.</text:p>
      <text:p text:style-name="P4">
Jameson whiskey is produced by Irish Distillers, which owns Pernod Ricard, which also produces other well -known whiskey brands, including Powers and Redbreast.</text:p>
      <text:p text:style-name="P4">
<text:span text:style-name="T4">
 Read also: </text:span>
 <text:a xlink:type="simple" xlink:href="https://www.ukrinform.ua/rubric-economy/3679352-carlsberg-planue-do-lita-prodati-biznes-u-rf.html" text:style-name="Internet_20_link" text:visited-style-name="Visited_20_Internet_20_Link">
</text:a>
According to the Irish Association of Whiskey, before the war, Russia was the second in the export market of whiskey for Ireland after the United States. In particular, in 2020, 534 thousand boxes of whiskey were sold to RFBUL.</text:p>
      <text:p text:style-name="P4">
As <text:a xlink:type="simple" xlink:href="https://www.ukrinform.ua/rubric-economy/3676951-u-rosii-pracue-se-cimalo-kompanij-na-aki-treba-naklasti-sankcii-es-podolak.html" text:style-name="Internet_20_link" text:visited-style-name="Visited_20_Internet_20_Link">
 </text:a>
, Presidential Office Advisor Mikhail Podolyak stated that a number of European companies were still working in Russia and receiving extra profits there.</text:p>
      <text:p text:style-name="P4">
News Source: <text:a xlink:type="simple" xlink:href="https://www.ukrinform.ua/rubric-economy/3691575-virobnik-viski-jameson-povernuvsa-na-rosijskij-rinok-zmi.html" text:style-name="Internet_20_link" text:visited-style-name="Visited_20_Internet_20_Link">
https://www.ukrinform.ua/rubric-economy/3691575-virobnik-viski-jameson-povernuvsa-na-rosijskij-rinok-zmi.html</text:a>
</text:p>
      <!--NEWS-->
      <text:h text:style-name="P10" text:outline-level="1">
<text:span text:style-name="T4">
Two Russian fighters hit the village in Chernihiv region</text:span>
</text:h>
      <text:p text:style-name="P4">
Authors: Ukrinform (Person)</text:p>
      <text:p text:style-name="P4">
Publisher: Укринформ (Organization)</text:p>
      <text:p text:style-name="P4">
Published Time: 2023-04-04T18:52:00+03:00</text:p>
      <text:p text:style-name="P4">
Modified Time: 2023-04-04T18:52:00+03:00</text:p>
      <text:p text:style-name="P4">
Description: The Russian army was conducted by the Air Force in the village of Pecheyuha in the Chernihiv region. - Ukrinform.</text:p>
      <text:p text:style-name="P4">
Images: ["<text:a xlink:type="simple" xlink:href="https://static.ukrinform.com/photos/2022_03/thumb_files/630_360_1646224702-609.jpg" text:style-name="Internet_20_link" text:visited-style-name="Visited_20_Internet_20_Link">
630_360_16462...</text:a>
"]</text:p>
      <text:p text:style-name="P4">
Tags: ['Обстріл', 'Чернігівщина', 'Війна з росією']</text:p>
      <text:p text:style-name="P4">
Type: Article</text:p>
      <!--METADATA-->
      <text:p text:style-name="P4">
<draw:frame draw:style-name="fr1" draw:name="Image176" text:anchor-type="as-char" svg:width="6.9236in" svg:height="3.956343in" draw:z-index="0">
<draw:image xlink:href="../Images/yкринформ/2023-04-04T18-52-00-03-00/630_360_1646224702-609.jpg" xlink:type="simple" xlink:show="embed" xlink:actuate="onLoad" draw:mime-type="image/jpeg"/>
</draw:frame>
The Russian army was carried out by the Air Force in the village of Pecheneyuga in the Chernihiv region.</text:p>
      <text:p text:style-name="P4">
About it in <text:a xlink:type="simple" xlink:href="http://t.me/ok_pivnich1/1634" text:style-name="Internet_20_link" text:visited-style-name="Visited_20_Internet_20_Link">
</text:a>
The press service of OK "North" reports, Ukrinform reports.</text:p>
      <text:p text:style-name="P4">
“Around 17:31, a message was received from the SES dispatcher that a private house and outbuildings would be in Pecheyujuigorigor. As it became known, the fire was as a result of an aviation strike, which was made by two Russian Su-35, ”the message said.</text:p>
      <text:p text:style-name="P4">
According to preliminary data, fighters <text:a xlink:type="simple" xlink:href="https://www.ukrinform.ua/tag-rosia" text:style-name="Internet_20_link" text:visited-style-name="Visited_20_Internet_20_Link">
</text:a>
Two bombs were dropped on the settlement. The victims have not been tested about the victims.</text:p>
      <text:p text:style-name="P4">
<text:span text:style-name="T4">
 Read also: </text:span>
 <text:a xlink:type="simple" xlink:href="https://www.ukrinform.ua/rubric-ato/3691498-rosiani-z-gradiv-obstrilali-ukrainsk-na-doneccini.html" text:style-name="Internet_20_link" text:visited-style-name="Visited_20_Internet_20_Link">
</text:a>
As it was reported, the Russian army was fired at the borderline of mortars from April 4 from April 4. From 11:40 to 13:55 22 parishes were recorded, probably with a mortar 120 mm, on the np. Leonivka. There was no information about the loss of local population or damage to civilian infrastructure.</text:p>
      <text:p text:style-name="P4">
News Source: <text:a xlink:type="simple" xlink:href="https://www.ukrinform.ua/rubric-ato/3691578-dva-rosijski-vinisuvaci-vdarili-po-selu-na-cernigivsini.html" text:style-name="Internet_20_link" text:visited-style-name="Visited_20_Internet_20_Link">
https://www.ukrinform.ua/rubric-ato/3691578-dva-rosijski-vinisuvaci-vdarili-po-selu-na-cernigivsini.html</text:a>
</text:p>
      <!--NEWS-->
      <text:h text:style-name="P10" text:outline-level="1">
<text:span text:style-name="T4">
In Bangladesh, the capital market was burning - about 5,000 shops were destroyed</text:span>
</text:h>
      <text:p text:style-name="P4">
Authors: Ukrinform (Person)</text:p>
      <text:p text:style-name="P4">
Publisher: Укринформ (Organization)</text:p>
      <text:p text:style-name="P4">
Published Time: 2023-04-04T18:58:00+03:00</text:p>
      <text:p text:style-name="P4">
Modified Time: 2023-04-04T18:58:00+03:00</text:p>
      <text:p text:style-name="P4">
Description: In the Bangladesh capital, Dotsi extinguished a large -scale fire in the shopping complex.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Бангладеш', 'Пожежа', 'Ринок']</text:p>
      <text:p text:style-name="P4">
Type: Article</text:p>
      <!--METADATA-->
      <text:p text:style-name="P4">
<draw:frame draw:style-name="fr1" draw:name="Image177" text:anchor-type="as-char" svg:width="6.9236in" svg:height="3.956343in" draw:z-index="0">
<draw:image xlink:href="../Images/yкринформ/2023-04-04T18-58-00-03-00/630_360_1667124180-530.jpg" xlink:type="simple" xlink:show="embed" xlink:actuate="onLoad" draw:mime-type="image/jpeg"/>
</draw:frame>
In the capital, Dotsi, Dotsi extinguished a large -scale fire in the shopping complex.</text:p>
      <text:p text:style-name="P4">
About it reports <text:a xlink:type="simple" xlink:href="https://www.reuters.com/world/asia-pacific/massive-fire-rages-through-bangladesh-cloth-markets-2023-04-04/" text:style-name="Internet_20_link" text:visited-style-name="Visited_20_Internet_20_Link">
</text:a>
, reports Ukrinform.</text:p>
      <text:p text:style-name="P4">
As it is noted, about 5 thousand commercial premises were burned, several firefighters were injured during the expenditure.</text:p>
      <text:p text:style-name="P4">
The fire occurred in the Bangabazar area, where markets known in the country are located. The foundations of local officials, the ignition arose in the morning before the opening points and spread to adjacent structures.</text:p>
      <text:p text:style-name="P4">
The Director of the Bangladeshzhlasi Fire Safety and Civil Defense reported that several firefighters were injured during extinguishing <text:a xlink:type="simple" xlink:href="https://www.ukrinform.ua/tag-pozeza" text:style-name="Internet_20_link" text:visited-style-name="Visited_20_Internet_20_Link">
</text:a>
, two of them are in critical condition.</text:p>
      <text:p text:style-name="P4">
According to the official, his department declared this market and surrounding the "risky" in 2019, but entrepreneurs did not weigh the persistence.</text:p>
      <text:p text:style-name="P4">
<text:span text:style-name="T4">
 Read also: </text:span>
 <text:a xlink:type="simple" xlink:href="https://www.ukrinform.ua/rubric-world/3688566-u-meksici-stalasa-pozeza-v-tabori-dla-migrantiv-majze-40-zagiblih.html" text:style-name="Internet_20_link" text:visited-style-name="Visited_20_Internet_20_Link">
</text:a>
A commission will be created to investigate the causes of the fire.</text:p>
      <text:p text:style-name="P4">
As it was reported, April 3 <text:a xlink:type="simple" xlink:href="https://www.ukrinform.ua/rubric-world/3690914-u-berlinskij-likarni-stalasa-pozeza-postrazdali-troe-pacientiv-i-medsestra.html" text:style-name="Internet_20_link" text:visited-style-name="Visited_20_Internet_20_Link">
</text:a>
, 4 people were seriously injured.</text:p>
      <text:p text:style-name="P4">
News Source: <text:a xlink:type="simple" xlink:href="https://www.ukrinform.ua/rubric-world/3691579-u-banglades-goriv-stolicnij-rinok-zniseni-blizko-5-tisac-kramnic.html" text:style-name="Internet_20_link" text:visited-style-name="Visited_20_Internet_20_Link">
https://www.ukrinform.ua/rubric-world/3691579-u-banglades-goriv-stolicnij-rinok-zniseni-blizko-5-tisac-kramnic.html</text:a>
</text:p>
      <!--NEWS-->
      <text:h text:style-name="P10" text:outline-level="1">
<text:span text:style-name="T4">
Russia is unbuttoning IPSO on handing stories in amazing places - painter</text:span>
</text:h>
      <text:p text:style-name="P4">
Authors: Ukrinform (Person)</text:p>
      <text:p text:style-name="P4">
Publisher: Укринформ (Organization)</text:p>
      <text:p text:style-name="P4">
Published Time: 2023-04-04T19:00:00+03:00</text:p>
      <text:p text:style-name="P4">
Modified Time: 2023-04-04T19:00:00+03:00</text:p>
      <text:p text:style-name="P4">
Description: Deputy Minister of Defense of Ukraine Anna Malyar warned about the new information campaign of the Russians on the delivery of stories. - Ukrinform.</text:p>
      <text:p text:style-name="P4">
Images: ["<text:a xlink:type="simple" xlink:href="https://static.ukrinform.com/photos/2022_11/thumb_files/630_360_1668083126-613.jpg" text:style-name="Internet_20_link" text:visited-style-name="Visited_20_Internet_20_Link">
630_360_16680...</text:a>
"]</text:p>
      <text:p text:style-name="P4">
Tags: ['Міноборони', 'Призов', 'Повістка', 'Ганна Маляр', 'ІПСО']</text:p>
      <text:p text:style-name="P4">
Type: Article</text:p>
      <!--METADATA-->
      <text:p text:style-name="P4">
<draw:frame draw:style-name="fr1" draw:name="Image178" text:anchor-type="as-char" svg:width="6.9236in" svg:height="3.956343in" draw:z-index="0">
<draw:image xlink:href="../Images/yкринформ/2023-04-04T19-00-00-03-00/630_360_1668083126-613.jpg" xlink:type="simple" xlink:show="embed" xlink:actuate="onLoad" draw:mime-type="image/jpeg"/>
</draw:frame>
Deputy Minister of Defense of Ukraine Anna Malyar warned about a new information campaign for the delivery of stories.</text:p>
      <text:p text:style-name="P4">
As Ukrinform reports, about it <text:a xlink:type="simple" xlink:href="https://www.ukrinform.ua/tag-minoboroni" text:style-name="Internet_20_link" text:visited-style-name="Visited_20_Internet_20_Link">
</text:a>
reports in <text:a xlink:type="simple" xlink:href="https://t.me/ministry_of_defense_ua/7486" text:style-name="Internet_20_link" text:visited-style-name="Visited_20_Internet_20_Link">
</text:a>
.</text:p>
      <text:p text:style-name="P4">
“We also recorded a great invasion of the Russian information campaigns on the topic of" summons "and conscription. Technology has always been alone.The untouched a story where the summons was written out of a disabled person who was a deceased ablazen of World War II. The hero is always different, it is about the essence. Or they widowed some wild text of the summons or questionnaire of the conscript. We have regularly focused. Now the enemy has a little complicated by its technology and adds to the stories of the surprise places of delivery of stories and "waves" of mobilization, " - said the painter.</text:p>
      <text:p text:style-name="P4">
<text:span text:style-name="T4">
 Read also: </text:span>
 <text:a xlink:type="simple" xlink:href="https://www.ukrinform.ua/rubric-ato/3684283-u-minoboroni-poasnili-naviso-rospropaganda-rozkrucue-temu-mobilizacii-zinok-v-ukraini.html" text:style-name="Internet_20_link" text:visited-style-name="Visited_20_Internet_20_Link">
</text:a>
According to her, the purpose is obvious: to discredit and disrupt the work of territorial centers of manning and social support(Former troops).</text:p>
      <text:p text:style-name="P4">
«Маніпулювати вони намагаються на двох речах: страх отримання повістки таформування суспільного осуду до роботи ТЦК СП. Але після широкомасштабноговторгнення цими ІПСО важко на щось чи на когось вплинути. Бо перелякатиповістками після всього, що ми пройшли за цей рік, - важко. На кону - держава,і всі це розуміють», - наголосила Маляр.</text:p>
      <text:p text:style-name="P4">
Вона зауважила, що українці мусять розуміти кілька речей.</text:p>
      <text:p text:style-name="P4">
<text:span text:style-name="T4">
Читайте також:</text:span>
 <text:a xlink:type="simple" xlink:href="https://www.ukrinform.ua/rubric-polytics/3673071-botataki-fejki-ta-poradi-psevdouristiv-ak-rosia-namagaetsa-zirvati-mobilizaciu-v-ukraini.html" text:style-name="Internet_20_link" text:visited-style-name="Visited_20_Internet_20_Link">
 </text:a>
"TCC joint venture(the army)Today, the problem is strategically important for the defense. Living people work there and they can be mistaken or even get a violation. In such cases, it is necessary to act legal. And most importantly, it is not necessary to make sensation and loud headings from these cases. Just turn to the shopping center of the joint venture, "the painter emphasized.</text:p>
      <text:p text:style-name="P4">
As reported by Ukrinform, Viceremier-Minister for Innovation, Development of Education, Science and Technology-Minister of Digital Transformation Mikhail Fedorov stated that today <text:a xlink:type="simple" xlink:href="https://www.ukrinform.ua/rubric-society/3691072-fedorov-vidkidae-vrucenna-povistok-cerez-mesendzeri-tehnicno-nemozlivo.html" text:style-name="Internet_20_link" text:visited-style-name="Visited_20_Internet_20_Link">
</text:a>
Make the distribution of stories by the military through popular messengers - Viber Telegram.</text:p>
      <text:p text:style-name="P4">
News Source: <text:a xlink:type="simple" xlink:href="https://www.ukrinform.ua/rubric-ato/3691580-rosia-rozkrucue-ipso-pro-vrucenna-povistok-u-divoviznih-miscah-malar.html" text:style-name="Internet_20_link" text:visited-style-name="Visited_20_Internet_20_Link">
https://www.ukrinform.ua/rubric-ato/3691580-rosia-rozkrucue-ipso-pro-vrucenna-povistok-u-divoviznih-miscah-malar.html</text:a>
</text:p>
      <!--NEWS-->
      <text:h text:style-name="P10" text:outline-level="1">
<text:span text:style-name="T4">
At the epicenter of hostilities - Bakhmut and Marinka</text:span>
</text:h>
      <text:p text:style-name="P4">
Authors: Ukrinform (Person)</text:p>
      <text:p text:style-name="P4">
Publisher: Укринформ (Organization)</text:p>
      <text:p text:style-name="P4">
Published Time: 2023-04-04T19:12:21+03:00</text:p>
      <text:p text:style-name="P4">
Modified Time: 2023-04-04T19:12:21+03:00</text:p>
      <text:p text:style-name="P4">
Description: Marinka and Bakhmut, Donetsk region, remain at the epicenter of the fighting, and in the last day, Ukrainian defenders reflected about 20 enemy attacks. - Ukrinform.</text:p>
      <text:p text:style-name="P4">
Images: ["<text:a xlink:type="simple" xlink:href="https://static.ukrinform.com/photos/2022_03/thumb_files/630_360_1648629925-771.jpg" text:style-name="Internet_20_link" text:visited-style-name="Visited_20_Internet_20_Link">
630_360_16486...</text:a>
"]</text:p>
      <text:p text:style-name="P4">
Tags: ['Бахмут', 'Генштаб', 'ЗСУ', 'Війна з росією']</text:p>
      <text:p text:style-name="P4">
Type: Article</text:p>
      <!--METADATA-->
      <text:p text:style-name="P4">
<draw:frame draw:style-name="fr1" draw:name="Image179" text:anchor-type="as-char" svg:width="6.9236in" svg:height="3.956343in" draw:z-index="0">
<draw:image xlink:href="../Images/yкринформ/2023-04-04T19-12-21-03-00/630_360_1648629925-771.jpg" xlink:type="simple" xlink:show="embed" xlink:actuate="onLoad" draw:mime-type="image/jpeg"/>
</draw:frame>
Maryna and Bakhmut, Donetsk region, the wiping of the fighting, and the Ukrainian defenders reflected about 20 -war attacks in the last day.</text:p>
      <text:p text:style-name="P4">
According to Ukrinform, the General Staff of the Armed Forces of Ukraine reported in <text:a xlink:type="simple" xlink:href="https://www.facebook.com/GeneralStaff.ua/posts/pfbid0nie7mQLn8DrFACGiivUr6psS7oj4f53oV3pB8QZ7Y16hn6MNjqpphqZjWxBShGE5l" text:style-name="Internet_20_link" text:visited-style-name="Visited_20_Internet_20_Link">
</text:a>
Having published the prompt information as of 18:00 Tuesday, April 4.</text:p>
      <text:p text:style-name="P4">
According to the General Staff, Russian troops continue to focus on the main assets on the offensive actions on Liman, Bakhmut, and Avdiivsky and Mariinsky. Forces of Ukraine's defense within a day there were reflected after 45 enemy attacks.</text:p>
      <text:p text:style-name="P4">
The Ukrainian aviation per day made seven beats in total. The tasks were the areas of concentration of the invaders.</text:p>
      <text:p text:style-name="P4">
<text:span text:style-name="T4">
 Read also: </text:span>
 <text:a xlink:type="simple" xlink:href="https://www.ukrinform.ua/rubric-ato/3691578-dva-rosijski-vinisuvaci-vdarili-po-selu-na-cernigivsini.html" text:style-name="Internet_20_link" text:visited-style-name="Visited_20_Internet_20_Link">
</text:a>
Units of rocket troops and artillery forces of defense forces, for their part, struck the two -partnerships and a radio -electronic struggle station of the Russians.</text:p>
      <text:p text:style-name="P4">
During the day, the Russian army made two rocket and 28 aircraft blows, in particular, used 17 Shahhed-136 drones. Also the enemy made shelling of jet fire systems. As a result of Russian attacks, the Ezagyli and the injured among civilians.</text:p>
      <text:p text:style-name="P4">
The General Staff warns: the probability of carrying out the enemy of missile and aviation strikes throughout Ukraine remains high, because the invaders do the use of terror tactics.</text:p>
      <text:p text:style-name="P4">
<text:span text:style-name="T4">
 In Volyn, Polissya, Siversky and Slobozhansky directions </text:span>
 The operational situation has not undergone significant changes, the signs of formation of offensive groups of Russians were not detected.</text:p>
      <text:p text:style-name="P4">
Defined units of the Armed Forces of the Republic of Belarus continue to execute the operations in border areas with Ukraine. Russia continues to use air space, territory and military infrastructure of Belarus.</text:p>
      <text:p text:style-name="P4">
The presence of units of the Armed Forces of the Russian Federation in the border regions of Kursk and Belgorod regions is maintained.</text:p>
      <text:p text:style-name="P4">
Bachivsk, Volfine and Zapsillya region, as well as veterinary, Sagittarius, Ogirtseve, Vovchansk, Zrubanets of the two -year -old Kharkiv region, were suffering from hostile blows during the day.<text:span text:style-name="T4">
 In the Liman direction </text:span>
 During the day, the invaders have been unsuccessful in the area that south of Kreminna. The Artillery Udarian Army was suffered by Makeevka, Dibrova and Bigorivka, Luhansk region, Ivanivka, Kolodyaz and Zarichne, Donetsk region.</text:p>
      <text:p text:style-name="P4">
"<text:span text:style-name="T4">
 In the Bakhmut direction </text:span>
 the enemy does not stop storming the city of Bakhmut - the next day our defenders repelled about 20 enemy attacks," the General Staff said.</text:p>
      <text:p text:style-name="P4">
At the same time, the Russians were unsuccessful offensive actions in the Bogdanivka area of the Donetsk region. Vasyukivka, Minskivka, Bakhmut, Grigorivka, Ivanivske, White Gora, Kleban-Bik and Novodmitrovka were injured from enemy shelling.</text:p>
      <text:p text:style-name="P4">
<text:span text:style-name="T4">
 In the Avdeevsky and Marinsky directions </text:span>
 the Russian Federation troops took offensive actions of the novokalin, Pervomaisky and Marinka, but did not have success.</text:p>
      <text:p text:style-name="P4">
<text:span text:style-name="T4">
 Read also: </text:span>
 <text:a xlink:type="simple" xlink:href="https://www.ukrinform.ua/rubric-ato/3691462-rosia-ne-mae-sil-dla-nastupu-po-vsij-linii-frontu-i-okopuetsa-poblizu-krimu-vijskovi.html" text:style-name="Internet_20_link" text:visited-style-name="Visited_20_Internet_20_Link">
</text:a>
<text:span text:style-name="T4">
 In the mineral direction </text:span>
 During the day, the Russian army of offensive action was not. The enemy was actively used for adjusting artillery fire. He also struck Novomykhailivka, Village, and the Big Novosilka of Donetsk region.</text:p>
      <text:p text:style-name="P4">
<text:span text:style-name="T4">
 In Zaporizhzhya and Kherson directions </text:span>
 Russian troops continue to align defense capabilities. From the blows of the enemy army to suffer, the railway, the Belogorye, the small Tokmachka and the Kamianske Zaporizhzhya region, as well as Kherson, Berislav, Vesele, Burgunka, Antonovka and Giant Cherson region.</text:p>
      <text:p text:style-name="P4">
<text:span text:style-name="T4">
 Read also: </text:span>
 <text:a xlink:type="simple" xlink:href="https://www.ukrinform.ua/rubric-ato/3691439-rosiani-znovu-zastosuvali-boepripasi-z-himicnou-recovinou-vijskovi.html" text:style-name="Internet_20_link" text:visited-style-name="Visited_20_Internet_20_Link">
</text:a>
It is established that in the temporarily captured territories of Ukraine, the invaders are to plunder civilians, appropriating their housing.</text:p>
      <text:p text:style-name="P4">
In particular, in the Starobilsk Luhansk region, Russian pseudo -representatives of utility services for the settlement of military personnel of the Russian Federation UKKARTIRA and houses, temporarily left of citizens of Ukraine. Such actions are used under the guise of preventive checks of meters.</text:p>
      <text:p text:style-name="P4">
Cases of export of civilians in an unknown direction of unknown explanations after selecting mobile phone checks were also increased.</text:p>
      <text:p text:style-name="P4">
News Source: <text:a xlink:type="simple" xlink:href="https://www.ukrinform.ua/rubric-ato/3691584-v-epicentri-bojovih-dij-bahmut-i-marinka.html" text:style-name="Internet_20_link" text:visited-style-name="Visited_20_Internet_20_Link">
https://www.ukrinform.ua/rubric-ato/3691584-v-epicentri-bojovih-dij-bahmut-i-marinka.html</text:a>
</text:p>
      <!--NEWS-->
      <text:h text:style-name="P10" text:outline-level="1">
<text:span text:style-name="T4">
Moscow is trying to revive the spy network in European countries - Politico</text:span>
</text:h>
      <text:p text:style-name="P4">
Authors: Ukrinform (Person)</text:p>
      <text:p text:style-name="P4">
Publisher: Укринформ (Organization)</text:p>
      <text:p text:style-name="P4">
Published Time: 2023-04-04T19:13:00+03:00</text:p>
      <text:p text:style-name="P4">
Modified Time: 2023-04-04T19:13:00+03:00</text:p>
      <text:p text:style-name="P4">
Description: Moscow is trying to restore power in Europe after a coordinated mass extinguishing of Russian intelligence staff who acted under diplomatic cover, last year. - Ukrinform.</text:p>
      <text:p text:style-name="P4">
Images: ["<text:a xlink:type="simple" xlink:href="https://static.ukrinform.com/photos/2015_12/thumb_files/630_360_1449050653-9087-shpion.jpeg" text:style-name="Internet_20_link" text:visited-style-name="Visited_20_Internet_20_Link">
630_360_14490...</text:a>
"]</text:p>
      <text:p text:style-name="P4">
Tags: ['Європа', 'Шпигун', 'росія']</text:p>
      <text:p text:style-name="P4">
Type: Article</text:p>
      <!--METADATA-->
      <text:p text:style-name="P4">
<draw:frame draw:style-name="fr1" draw:name="Image180" text:anchor-type="as-char" svg:width="6.9236in" svg:height="3.956343in" draw:z-index="0">
<draw:image xlink:href="../Images/yкринформ/2023-04-04T19-13-00-03-00/630_360_1449050653-9087-shpion.jpeg" xlink:type="simple" xlink:show="embed" xlink:actuate="onLoad" draw:mime-type="image/jpeg"/>
</draw:frame>
Moscow is trying to restore power in Europe after the coordinated public expulsion of Russian intelligence staff, who acted with sub -water cover, last year.</text:p>
      <text:p text:style-name="P4">
As Ukrinform reports, it reports <text:a xlink:type="simple" xlink:href="https://www.politico.eu/article/russia-spy-rebound-europe/" text:style-name="Internet_20_link" text:visited-style-name="Visited_20_Internet_20_Link">
</text:a>
.</text:p>
      <text:p text:style-name="P4">
It is noted that critical infrastructure objects are the main goal for Russian spies intelligent, whose priority is to monitor the stancing and supply of Western weapons to Ukraine.</text:p>
      <text:p text:style-name="P4">
There is more and more evidence that the external intelligence service of the Russian Federation and its military intelligence department(The game)are actively trying to restore their own buildings <text:a xlink:type="simple" xlink:href="https://www.ukrinform.ua/tag-spigun" text:style-name="Internet_20_link" text:visited-style-name="Visited_20_Internet_20_Link">
</text:a>
, especially in view of the Naugian assistance coming to Ukraine.</text:p>
      <text:p text:style-name="P4">
The head of the British Intelligence Service Ken McCallum called the "most significant strategic blow" in Moscow in the recent reconnaissance history is the fact that the beginning of the start of a full -scale invasion The Kremlin's ability to spy in Europe.</text:p>
      <text:p text:style-name="P4">
<text:span text:style-name="T4">
 Read also: </text:span>
 <text:a xlink:type="simple" xlink:href="https://www.ukrinform.ua/rubric-world/3689502-u-finlandii-znacno-poslabilasa-spigunska-dialnist-rosian-rozvidka.html" text:style-name="Internet_20_link" text:visited-style-name="Visited_20_Internet_20_Link">
</text:a>
And the other day the Finland Security and Intelligence Service(HE KNEW)She stated that the extortion of Russian intelligence officers and refusing to issue visas to those who had to change them significantly weakened Moscow's intelligence operations in the northern region of Europe.</text:p>
      <text:p text:style-name="P4">
Director of the Lithuanian State Security Department Darus Yauschkis stated that "Russian special services seek to restore or create new opportunities for their intelligence in Europe." According to him, the Russians now study other methods of collecting intelligence: cybernetic, traditional cover, online operation.</text:p>
      <text:p text:style-name="P4">
It was reported that the Federal Minister of Internal Affairs Nancy Feser wants <text:a xlink:type="simple" xlink:href="https://www.ukrinform.ua/rubric-world/3687463-berlin-hoce-vislati-30-rosijskih-diplomativ-zmi.html" text:style-name="Internet_20_link" text:visited-style-name="Visited_20_Internet_20_Link">
</text:a>
And her colleague in the government, Minister of Law Berbok, apparently implements this plan: she wants to exclude more than 30 diplomats of the Russian Federation accredited in Berlin.</text:p>
      <text:p text:style-name="P4">
News Source: <text:a xlink:type="simple" xlink:href="https://www.ukrinform.ua/rubric-world/3691586-moskva-namagaetsa-vidroditi-spigunsku-merezu-v-krainah-evropi-politico.html" text:style-name="Internet_20_link" text:visited-style-name="Visited_20_Internet_20_Link">
https://www.ukrinform.ua/rubric-world/3691586-moskva-namagaetsa-vidroditi-spigunsku-merezu-v-krainah-evropi-politico.html</text:a>
</text:p>
      <!--NEWS-->
      <text:h text:style-name="P10" text:outline-level="1">
<text:span text:style-name="T4">
GRP refused to dismiss the judge of the Pechersk District Court who was informed of suspicion</text:span>
</text:h>
      <text:p text:style-name="P4">
Authors: Ukrinform (Person)</text:p>
      <text:p text:style-name="P4">
Publisher: Укринформ (Organization)</text:p>
      <text:p text:style-name="P4">
Published Time: 2023-04-04T19:18:17+03:00</text:p>
      <text:p text:style-name="P4">
Modified Time: 2023-04-04T19:18:17+03:00</text:p>
      <text:p text:style-name="P4">
Description: The High Council of Justice refused to grant the request for temporary removal from the administration of justice to the judge of the Pechersk District Court of Kyiv Tatiana Ilyeva, who was notified of suspicion of committing criminal offenses. - Ukrinform.</text:p>
      <text:p text:style-name="P4">
Images: ["<text:a xlink:type="simple" xlink:href="https://static.ukrinform.com/photos/2023_04/thumb_files/630_360_1680624799-145.jpg" text:style-name="Internet_20_link" text:visited-style-name="Visited_20_Internet_20_Link">
630_360_16806...</text:a>
"]</text:p>
      <text:p text:style-name="P4">
Tags: ['НАБУ', 'Вища рада правосуддя']</text:p>
      <text:p text:style-name="P4">
Type: Article</text:p>
      <!--METADATA-->
      <text:p text:style-name="P4">
<draw:frame draw:style-name="fr1" draw:name="Image181" text:anchor-type="as-char" svg:width="6.9236in" svg:height="3.956343in" draw:z-index="0">
<draw:image xlink:href="../Images/yкринформ/2023-04-04T19-18-17-03-00/630_360_1680624799-145.jpg" xlink:type="simple" xlink:show="embed" xlink:actuate="onLoad" draw:mime-type="image/jpeg"/>
</draw:frame>
The Higher Rada of the Rightmaster refused to satisfy the request for temporary removal of the judge of the Judge of the Pechersk District Court of Kyiv Tatiana Ilyeva, who was informed of the suspicion of criminal offenses.</text:p>
      <text:p text:style-name="P4">
About it reports <text:a xlink:type="simple" xlink:href="http://www.hcj.gov.ua/news/vrp-diyshla-vysnovku-pro-vidsutnist-pidstav-dlya-tymchasovogo-vidstoronennya-suddi-tetyany" text:style-name="Internet_20_link" text:visited-style-name="Visited_20_Internet_20_Link">
</text:a>
, reports Ukrinform.</text:p>
      <text:p text:style-name="P4">
“The High Council of Justice has concluded that Judge Tatiana Ilyeva's no grounds for temporary development of judge Tatiana Ilyeva from the judicial proceedings. 14 of the 17 members of the GRP proposed this decision, ”the department was informed.</text:p>
      <text:p text:style-name="P4">
They added that the full text of the decision with the motivation will be prepared in the near future.</text:p>
      <text:p text:style-name="P4">
As it is noted, the petition came from the Deputy Prosecutor General - Head of the Specialized Anti -Corruption Prosecutor's Office in connection with the prosecution of the court.</text:p>
      <text:p text:style-name="P4">
On March 30, Judge Ilyeva reported suspected criminal offenses.</text:p>
      <text:p text:style-name="P4">
<text:span text:style-name="T4">
 Read also: </text:span>
 <text:a xlink:type="simple" xlink:href="https://www.ukrinform.ua/rubric-society/3689487-vrp-vidterminuvala-do-1-travna-vidnovlenna-roboti-sudiv-hersonskoi-oblasti.html" text:style-name="Internet_20_link" text:visited-style-name="Visited_20_Internet_20_Link">
</text:a>
According to <text:a xlink:type="simple" xlink:href="https://nabu.gov.ua/novyny/nabu-i-sap-pidozryuyut-stolychnu-suddyu-u-nezakonnomu-znyatti-areshtu-z-koshtiv" text:style-name="Internet_20_link" text:visited-style-name="Visited_20_Internet_20_Link">
 </text:a>
, On March 30, the judge of the Kyiv District Court reported suspicion of abuse of power and admission to the adoption(Part 2 of Art. 364, Part 1 of Art. 366 of the Criminal Code of Ukraine).</text:p>
      <text:p text:style-name="P4">
За даними слідства, у листопаді 2020 року суддя ухвалила рішення про зняттяарешту з 110,7 тис. євро та 9,3 тис. дол., посилаючись на нібито належністьцих коштів не обвинуваченому у справі, а іншій особі. Рішення було ухваленозавідомо незаконно, заявляють у НАБУ.</text:p>
      <text:p text:style-name="P4">
<text:span text:style-name="T5">
Фото: Вища рада правосуддя</text:span>
</text:p>
      <text:p text:style-name="P4">
News Source: <text:a xlink:type="simple" xlink:href="https://www.ukrinform.ua/rubric-society/3691585-vrp-vidmovilasa-vidstoroniti-suddu-pecerskogo-rajsudu-akij-povidomili-pro-pidozru.html" text:style-name="Internet_20_link" text:visited-style-name="Visited_20_Internet_20_Link">
https://www.ukrinform.ua/rubric-society/3691585-vrp-vidmovilasa-vidstoroniti-suddu-pecerskogo-rajsudu-akij-povidomili-pro-pidozru.html</text:a>
</text:p>
      <!--NEWS-->
      <text:h text:style-name="P10" text:outline-level="1">
<text:span text:style-name="T4">
In Mariupol, explosions were heard - the occupiers of defense structures were blown up by shells</text:span>
</text:h>
      <text:p text:style-name="P4">
Authors: Ukrinform (Person)</text:p>
      <text:p text:style-name="P4">
Publisher: Укринформ (Organization)</text:p>
      <text:p text:style-name="P4">
Published Time: 2023-04-04T19:19:00+03:00</text:p>
      <text:p text:style-name="P4">
Modified Time: 2023-04-04T19:19:00+03:00</text:p>
      <text:p text:style-name="P4">
Description: In the captured Russian military Mariupol in the process of building their defense structures, they stopped the shells and explod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Вибух', 'Боєприпаси', 'Війна з росією']</text:p>
      <text:p text:style-name="P4">
Type: Article</text:p>
      <!--METADATA-->
      <text:p text:style-name="P4">
<draw:frame draw:style-name="fr1" draw:name="Image182" text:anchor-type="as-char" svg:width="6.9236in" svg:height="3.956343in" draw:z-index="0">
<draw:image xlink:href="../Images/yкринформ/2023-04-04T19-19-00-03-00/630_360_1669987737-966.jpg" xlink:type="simple" xlink:show="embed" xlink:actuate="onLoad" draw:mime-type="image/jpeg"/>
</draw:frame>
In the process of construction of them, the Russian military Mariupol, in the process of construction of the naval structures, stopped the shells and exploded.</text:p>
      <text:p text:style-name="P4">
As Ukrinform reports, about it in <text:a xlink:type="simple" xlink:href="https://t.me/andriyshTime/8294" text:style-name="Internet_20_link" text:visited-style-name="Visited_20_Internet_20_Link">
</text:a>
The mayor of Mariupol Petro Andryushchenko.</text:p>
      <text:p text:style-name="P4">
“Mariupol. Report on sound <text:a xlink:type="simple" xlink:href="https://www.ukrinform.ua/tag-vibuh" text:style-name="Internet_20_link" text:visited-style-name="Visited_20_Internet_20_Link">
</text:a>
In the area of AU 2(Peace and Kuprina Crossroads). Деталі з’ясовуємо», - написав він усвоєму першому пості.</text:p>
      <text:p text:style-name="P4">
У наступному пості Андрющенко додав: «Звуки вибуху - результат детонаціїснарядів через підпал на полях в процесі будівництва оборонних споруд».</text:p>
      <text:p text:style-name="P4">
<text:span text:style-name="T4">
Читайте також:</text:span>
 <text:a xlink:type="simple" xlink:href="https://www.ukrinform.ua/rubric-regions/3691146-u-mariupoli-zagarbniki-planuut-rozseliti-vijskovih-rf-ta-gastrolerivcinovnikiv-u-665-budinkah.html" text:style-name="Internet_20_link" text:visited-style-name="Visited_20_Internet_20_Link">
 </text:a>
As it was reported, according to Mariupol to the Berdyansk Russian invaders set up several rows of protective structures, the so -called "teeth of the dragon".</text:p>
      <text:p text:style-name="P4">
Mariupol and surrounding settlements are transformed by the invaders into a Russian army's military-logistics hub.</text:p>
      <text:p text:style-name="P4">
News Source: <text:a xlink:type="simple" xlink:href="https://www.ukrinform.ua/rubric-regions/3691587-u-mariupoli-pri-budivnictvi-vorozih-oboronnih-sporud-pidirvalisa-snaradi-andrusenko.html" text:style-name="Internet_20_link" text:visited-style-name="Visited_20_Internet_20_Link">
https://www.ukrinform.ua/rubric-regions/3691587-u-mariupoli-pri-budivnictvi-vorozih-oboronnih-sporud-pidirvalisa-snaradi-andrusenko.html</text:a>
</text:p>
      <!--NEWS-->
      <text:h text:style-name="P10" text:outline-level="1">
<text:span text:style-name="T4">
In the Donetsk region, electricity supply was restored in 9 settlements - DTEK per day</text:span>
</text:h>
      <text:p text:style-name="P4">
Authors: Ukrinform (Person)</text:p>
      <text:p text:style-name="P4">
Publisher: Укринформ (Organization)</text:p>
      <text:p text:style-name="P4">
Published Time: 2023-04-04T19:22:00+03:00</text:p>
      <text:p text:style-name="P4">
Modified Time: 2023-04-04T19:22:00+03:00</text:p>
      <text:p text:style-name="P4">
Description: In the Donetsk region of energy last day, on April 3, electricity supply to residents of nine settlements for 4.5 thousand families, without electricity, remains 109 settlements. - Ukrinform.</text:p>
      <text:p text:style-name="P4">
Images: ["<text:a xlink:type="simple" xlink:href="https://static.ukrinform.com/photos/2023_03/thumb_files/630_360_1679901314-861.jpg" text:style-name="Internet_20_link" text:visited-style-name="Visited_20_Internet_20_Link">
630_360_16799...</text:a>
"]</text:p>
      <text:p text:style-name="P4">
Tags: ['Донеччина', 'ДТЕК', 'Електроенергія']</text:p>
      <text:p text:style-name="P4">
Type: Article</text:p>
      <!--METADATA-->
      <text:p text:style-name="P4">
<draw:frame draw:style-name="fr1" draw:name="Image183" text:anchor-type="as-char" svg:width="6.9236in" svg:height="3.956343in" draw:z-index="0">
<draw:image xlink:href="../Images/yкринформ/2023-04-04T19-22-00-03-00/630_360_1679901314-861.jpg" xlink:type="simple" xlink:show="embed" xlink:actuate="onLoad" draw:mime-type="image/jpeg"/>
</draw:frame>
The Nine Settlements for 4.5 thousand families were resumed for the last day, on April 3, with electricity, 109 settlements.</text:p>
      <text:p text:style-name="P4">
According to Ukrinform, it was reported in <text:a xlink:type="simple" xlink:href="https://www.dtek-dem.com.ua/ua/news/za-dobu-dtek-donecki-elektromerezhi-vdalosya-vidnoviti-elektriku-dlya-4-5-tisyach-domogospodarstv-na-donechchini" text:style-name="Internet_20_link" text:visited-style-name="Visited_20_Internet_20_Link">
</text:a>
.</text:p>
      <text:p text:style-name="P4">
“For April 3, DTEK's emergency repair crews were able to repair a number of damage to networks and equipment and return the light in 9 painted points, de-related through shelling. Thus, 4,569 houses receive electricity again, ”the message said.</text:p>
      <text:p text:style-name="P4">
It is noted that damage to energy infrastructure due to constant fire, and therefore without <text:a xlink:type="simple" xlink:href="https://www.ukrinform.ua/tag-elektroenergia" text:style-name="Internet_20_link" text:visited-style-name="Visited_20_Internet_20_Link">
</text:a>
So far, there are 109 settlements where the specialists of the power company do not have access to work.</text:p>
      <text:p text:style-name="P4">
<text:span text:style-name="T4">
 Read also: </text:span>
 <text:a xlink:type="simple" xlink:href="https://www.ukrinform.ua/rubric-economy/3688653-u-najblizci-piv-roku-situacia-v-energosistemi-bude-zbalansovanou-ukrenergo.html" text:style-name="Internet_20_link" text:visited-style-name="Visited_20_Internet_20_Link">
</text:a>
It was reported that the Donetsk region is under constant gunshot troops, daily the enemy kills and injures civilians, damages infrastructure.</text:p>
      <text:p text:style-name="P4">
News Source: <text:a xlink:type="simple" xlink:href="https://www.ukrinform.ua/rubric-vidbudova/3691588-na-doneccini-energetiki-za-dobu-vidnovili-elektropostacanna-u-9-naselenih-punktah-dtek.html" text:style-name="Internet_20_link" text:visited-style-name="Visited_20_Internet_20_Link">
https://www.ukrinform.ua/rubric-vidbudova/3691588-na-doneccini-energetiki-za-dobu-vidnovili-elektropostacanna-u-9-naselenih-punktah-dtek.html</text:a>
</text:p>
      <!--NEWS-->
      <text:h text:style-name="P10" text:outline-level="1">
<text:span text:style-name="T4">
Ukraine discusses the construction of another power line with Poland - Energoatom</text:span>
</text:h>
      <text:p text:style-name="P4">
Authors: Ukrinform (Person)</text:p>
      <text:p text:style-name="P4">
Publisher: Укринформ (Organization)</text:p>
      <text:p text:style-name="P4">
Published Time: 2023-04-04T19:29:00+03:00</text:p>
      <text:p text:style-name="P4">
Modified Time: 2023-04-04T19:29:00+03:00</text:p>
      <text:p text:style-name="P4">
Description: Ukraine discusses the construction of power lines between the Rivne Nuclear Power Plant (RAES) and the Polish Helm, which will increase the capacity of lines to the European Union. - Ukrinform.</text:p>
      <text:p text:style-name="P4">
Images: ["<text:a xlink:type="simple" xlink:href="https://static.ukrinform.com/photos/2022_07/thumb_files/630_360_1657621866-830.jpg" text:style-name="Internet_20_link" text:visited-style-name="Visited_20_Internet_20_Link">
630_360_16576...</text:a>
"]</text:p>
      <text:p text:style-name="P4">
Tags: ['Електроенергія', 'Енергетика', 'Польща', 'Україна']</text:p>
      <text:p text:style-name="P4">
Type: Article</text:p>
      <!--METADATA-->
      <text:p text:style-name="P4">
<draw:frame draw:style-name="fr1" draw:name="Image184" text:anchor-type="as-char" svg:width="6.9236in" svg:height="3.956343in" draw:z-index="0">
<draw:image xlink:href="../Images/yкринформ/2023-04-04T19-29-00-03-00/630_360_1657621866-830.jpg" xlink:type="simple" xlink:show="embed" xlink:actuate="onLoad" draw:mime-type="image/jpeg"/>
</draw:frame>
Ukraine builds the construction of power lines between the Rivne nuclear power plant(RAES)and Polish Helm, which will increase the transmitting of lines to the European Union.</text:p>
      <text:p text:style-name="P4">
President Petrocotin announced this in a comment to Ukrinform.</text:p>
      <text:p text:style-name="P4">
“The RAES line is one of our most powerful stations and has 4 power units -generating power of 2835 MW. Since it is located in the northwest of Ukraine, there is really a line from the EU. There was an investor - a Polish company Orlen, which proposed construction of such a line on some conditions. But this issue is now discussed, in particular, with the participation <text:a xlink:type="simple" xlink:href="https://www.ukrinform.ua/tag-minenergo" text:style-name="Internet_20_link" text:visited-style-name="Visited_20_Internet_20_Link">
</text:a>
, NAEK "Energoatom", NEC "Ukrenergo". It will be a project that will allow us to increase the capacity of the lines to the European Union, ”Kotin said.</text:p>
      <text:p text:style-name="P4">
According to him, construction is now considered at the proposal of and protocol about intentions, so negotiations on this topic are ongoing.</text:p>
      <text:p text:style-name="P4">
“There are so many projects today that are aimed at increasing the number of these interconckers between Ukraine and the EU. One of them is the line of the Interkmelnitsky NPP and the Polish city of Rzeszow, which has not worked for 30 years, ”said the head of Energoatom.</text:p>
      <text:p text:style-name="P4">
<text:span text:style-name="T4">
 Read also: </text:span>
 <text:a xlink:type="simple" xlink:href="https://www.ukrinform.ua/rubric-economy/3679178-ukraina-otrimala-dopomogu-dla-energosektoru-z-30-krain-galusenko.html" text:style-name="Internet_20_link" text:visited-style-name="Visited_20_Internet_20_Link">
</text:a>
As it was reported, SE "NNEC" Energoatom "is prepared for <text:a xlink:type="simple" xlink:href="https://www.ukrinform.ua/rubric-economy/3689666-energoatom-vidnovit-lep-miz-ukrainou-ta-polseu-aka-ne-pracuvala-ponad-30-rokiv.html" text:style-name="Internet_20_link" text:visited-style-name="Visited_20_Internet_20_Link">
</text:a>
. This airline was decommissioned and has not worked since 1991. Azaraz in the future it will give Ukraine the opportunity to export and import electricity to EU countries, which will have a positive impact on the development of the industrial economy.</text:p>
      <text:p text:style-name="P4">
News Source: <text:a xlink:type="simple" xlink:href="https://www.ukrinform.ua/rubric-vidbudova/3691589-ukraina-obgovorue-budivnictvo-se-odniei-linii-elektroperedac-iz-polseu-energoatom.html" text:style-name="Internet_20_link" text:visited-style-name="Visited_20_Internet_20_Link">
https://www.ukrinform.ua/rubric-vidbudova/3691589-ukraina-obgovorue-budivnictvo-se-odniei-linii-elektroperedac-iz-polseu-energoatom.html</text:a>
</text:p>
      <!--NEWS-->
      <text:h text:style-name="P10" text:outline-level="1">
<text:span text:style-name="T4">
In the Russian Federation, the suspect was arrested in the murder of Tatar Warrior</text:span>
</text:h>
      <text:p text:style-name="P4">
Authors: Ukrinform (Person)</text:p>
      <text:p text:style-name="P4">
Publisher: Укринформ (Organization)</text:p>
      <text:p text:style-name="P4">
Published Time: 2023-04-04T19:32:41+03:00</text:p>
      <text:p text:style-name="P4">
Modified Time: 2023-04-04T19:32:41+03:00</text:p>
      <text:p text:style-name="P4">
Description: The Basmann District Court of Moscow granted the request of the investigation to the arrest of Daria Trepova, who was detained in the case of an explosion in St. Petersburg, which resulted in the died of Z-Inskcor Vladlen Tatarsky. - Ukrinform.</text:p>
      <text:p text:style-name="P4">
Images: ["<text:a xlink:type="simple" xlink:href="https://static.ukrinform.com/photos/2023_04/thumb_files/630_360_1680625792-828.jpg" text:style-name="Internet_20_link" text:visited-style-name="Visited_20_Internet_20_Link">
630_360_16806...</text:a>
"]</text:p>
      <text:p text:style-name="P4">
Tags: None</text:p>
      <text:p text:style-name="P4">
Type: Article</text:p>
      <!--METADATA-->
      <text:p text:style-name="P4">
<draw:frame draw:style-name="fr1" draw:name="Image185" text:anchor-type="as-char" svg:width="6.9236in" svg:height="3.956343in" draw:z-index="0">
<draw:image xlink:href="../Images/yкринформ/2023-04-04T19-32-41-03-00/630_360_1680625792-828.jpg" xlink:type="simple" xlink:show="embed" xlink:actuate="onLoad" draw:mime-type="image/jpeg"/>
</draw:frame>
The Moscow Basman-district court granted the request of the investigation to the arrest of Daria Trepova, who was detained in the case of an explosion in St. Petersburg, which resulted in the died of Z-Yanskcor Vladlen Tatarsky.</text:p>
      <text:p text:style-name="P4">
About it reports Ukrinform with reference to <text:a xlink:type="simple" xlink:href="http://t.me/moscowcourts/1530" text:style-name="Internet_20_link" text:visited-style-name="Visited_20_Internet_20_Link">
</text:a>
The press service of the courts of Moscow.</text:p>
      <text:p text:style-name="P4">
Trepov, which is accused of Russian in the case of terrorist attacks and illegal branches, was taken into custody for two months, until June 2. The meeting was in closed mode.</text:p>
      <text:p text:style-name="P4">
For <text:a xlink:type="simple" xlink:href="http://meduza.io/news/2023/04/04/arestovana-darya-trepova-obvinyaemaya-po-delu-o-terakte-v-peterburge" text:style-name="Internet_20_link" text:visited-style-name="Visited_20_Internet_20_Link">
</text:a>
, On April 2, Trepov, according to "Organizer Zhlochyna from Ukraine", brought to the "creative evening" of the Tatar statuette, a man -made one, and handed it to Tatar. As a result of the explosion, Tatar died, 40 people were injured.</text:p>
      <text:p text:style-name="P4">
In the Investigative Committee <text:a xlink:type="simple" xlink:href="https://www.ukrinform.ua/tag-rosia" text:style-name="Internet_20_link" text:visited-style-name="Visited_20_Internet_20_Link">
</text:a>
They argued that the terract was allegedly planned and organized from the territory of Ukraine, and is treated by opposition views and is a supporter of the Fund of Struggle. The FBC rejected any connection with the explosion in St. Petersburg.</text:p>
      <text:p text:style-name="P4">
<text:span text:style-name="T4">
 Read also: </text:span>
 <text:a xlink:type="simple" xlink:href="https://www.ukrinform.ua/rubric-world/3691509-za-vbivstvo-propagandista-tatarskogo-personalno-vidpovidalnij-putin-usov.html" text:style-name="Internet_20_link" text:visited-style-name="Visited_20_Internet_20_Link">
</text:a>
The real name of the killed is Maxim Fomin. He from Makeevka, had a criminal record, several years fought on the side of the DNR puppet. Becoming a blogger, Fomin took the changing name of the main character of Victor Pelvin's novel "Generation" P "Patarsky.</text:p>
      <text:p text:style-name="P4">
Fomin became widely known when, on September 30, 2022, after the "acceptance of the Russian Federation" annexed Ukrainian regions, he published a video of a video that said: "Let us win all, let us kill everyone, all, Chortreb, we rob. Everything will be as we love. "</text:p>
      <text:p text:style-name="P4">
News Source: <text:a xlink:type="simple" xlink:href="https://www.ukrinform.ua/rubric-world/3691591-u-rf-arestuvali-pidozruvanu-u-vbivstvi-voenkora-tatarskogo.html" text:style-name="Internet_20_link" text:visited-style-name="Visited_20_Internet_20_Link">
https://www.ukrinform.ua/rubric-world/3691591-u-rf-arestuvali-pidozruvanu-u-vbivstvi-voenkora-tatarskogo.html</text:a>
</text:p>
      <!--NEWS-->
      <text:h text:style-name="P10" text:outline-level="1">
<text:span text:style-name="T4">
Vereshchuk recommends that Ukrainians temporarily leave tot to third countries</text:span>
</text:h>
      <text:p text:style-name="P4">
Authors: Ukrinform (Person)</text:p>
      <text:p text:style-name="P4">
Publisher: Укринформ (Organization)</text:p>
      <text:p text:style-name="P4">
Published Time: 2023-04-04T19:37:00+03:00</text:p>
      <text:p text:style-name="P4">
Modified Time: 2023-04-04T19:37:00+03:00</text:p>
      <text:p text:style-name="P4">
Description: Ukrainians in the temporarily occupied territories should go to third countries for some time. - Ukrinform.</text:p>
      <text:p text:style-name="P4">
Images: ["<text:a xlink:type="simple" xlink:href="https://static.ukrinform.com/photos/2022_09/thumb_files/630_360_1662746134-239.jpg" text:style-name="Internet_20_link" text:visited-style-name="Visited_20_Internet_20_Link">
630_360_16627...</text:a>
"]</text:p>
      <text:p text:style-name="P4">
Tags: ['Евакуація', 'Окупація', 'Верещук', 'Війна з росією']</text:p>
      <text:p text:style-name="P4">
Type: Article</text:p>
      <!--METADATA-->
      <text:p text:style-name="P4">
<draw:frame draw:style-name="fr1" draw:name="Image186" text:anchor-type="as-char" svg:width="6.9236in" svg:height="3.956343in" draw:z-index="0">
<draw:image xlink:href="../Images/yкринформ/2023-04-04T19-37-00-03-00/630_360_1662746134-239.jpg" xlink:type="simple" xlink:show="embed" xlink:actuate="onLoad" draw:mime-type="image/jpeg"/>
</draw:frame>
The Ukrainian temporarily occupied territories should leave for some time.</text:p>
      <text:p text:style-name="P4">
Irina Vereshchuk said this Viceremier-Minister-Minister of Reintegration of the Temporarily Coopered Territories of Ukraine Irina Vereshchuk.(https://t.me/vereshchuk_iryna/1871?fbclid=IwAR36LwULzhEUvVQZcQcMu2y_Pc97IE9GU_5pKZeDUZPBkMuDgxQHfAGJG-U), reports Ukrinform.</text:p>
      <text:p text:style-name="P4">
"Ukrainians on that that I advise or temporarily <text:a xlink:type="simple" xlink:href="https://www.ukrinform.ua/tag-evakuacia" text:style-name="Internet_20_link" text:visited-style-name="Visited_20_Internet_20_Link">
</text:a>
For third countries, or prepare: what to do, you know. The main thing is to protect yourself and children, ”she said.</text:p>
      <text:p text:style-name="P4">
According to Vereshchuk, the territories temporarily captured by the enemy are now "anxious".</text:p>
      <text:p text:style-name="P4">
"This is not surprising. Occupational officials still have a little time to get out of there. Some of them are already collecting things. It would be good if they took away the co -laborer. But it will come out," the minister said.</text:p>
      <text:p text:style-name="P4">
<text:span text:style-name="T4">
 Read also: </text:span>
 <text:a xlink:type="simple" xlink:href="https://www.ukrinform.ua/rubric-regions/3690654-u-zaporizkij-oblasti-pid-obstrilami-zivut-34-ditini-veresuk.html" text:style-name="Internet_20_link" text:visited-style-name="Visited_20_Internet_20_Link">
</text:a>
According to Ukrinform, according to the mayor of Melitopol Ivan Fedorov, the Russian territory of Zaporizhzhya region was Russian <text:a xlink:type="simple" xlink:href="https://www.ukrinform.ua/rubric-regions/3691019-na-zaporizzi-vijskovi-rf-skladaut-spiski-kolaborantiv-na-likvidaciu.html" text:style-name="Internet_20_link" text:visited-style-name="Visited_20_Internet_20_Link">
</text:a>
. They are eliminated or intentional to the Ukrainian authorities.</text:p>
      <text:p text:style-name="P4">
News Source: <text:a xlink:type="simple" xlink:href="https://www.ukrinform.ua/rubric-society/3691595-veresuk-rekomendue-ukraincam-timcasovo-viihati-z-tot-do-tretih-krain.html" text:style-name="Internet_20_link" text:visited-style-name="Visited_20_Internet_20_Link">
https://www.ukrinform.ua/rubric-society/3691595-veresuk-rekomendue-ukraincam-timcasovo-viihati-z-tot-do-tretih-krain.html</text:a>
</text:p>
      <!--NEWS-->
      <text:h text:style-name="P10" text:outline-level="1">
<text:span text:style-name="T4">
Energoatom in the summer will bring half the NPP units to repair</text:span>
</text:h>
      <text:p text:style-name="P4">
Authors: Ukrinform (Person)</text:p>
      <text:p text:style-name="P4">
Publisher: Укринформ (Organization)</text:p>
      <text:p text:style-name="P4">
Published Time: 2023-04-04T19:39:00+03:00</text:p>
      <text:p text:style-name="P4">
Modified Time: 2023-04-04T19:39:00+03:00</text:p>
      <text:p text:style-name="P4">
Description: In the summer of NNEGC, Energoatom plans to remove half of nuclear power plants for repair and modernization for more than two months. - Ukrinform.</text:p>
      <text:p text:style-name="P4">
Images: ["<text:a xlink:type="simple" xlink:href="https://static.ukrinform.com/photos/2023_03/thumb_files/630_360_1679389838-404.jpg" text:style-name="Internet_20_link" text:visited-style-name="Visited_20_Internet_20_Link">
630_360_16793...</text:a>
"]</text:p>
      <text:p text:style-name="P4">
Tags: ['АЕС', 'Енергоатом', 'Ремонт']</text:p>
      <text:p text:style-name="P4">
Type: Article</text:p>
      <!--METADATA-->
      <text:p text:style-name="P4">
<draw:frame draw:style-name="fr1" draw:name="Image187" text:anchor-type="as-char" svg:width="6.9236in" svg:height="3.956343in" draw:z-index="0">
<draw:image xlink:href="../Images/yкринформ/2023-04-04T19-39-00-03-00/630_360_1679389838-404.jpg" xlink:type="simple" xlink:show="embed" xlink:actuate="onLoad" draw:mime-type="image/jpeg"/>
</draw:frame>
In the summer, Energoatom plans to deduce half of energy -locking auto -tobaccos for repair and modernization for more than two months.</text:p>
      <text:p text:style-name="P4">
President Petrocotin announced this in a comment to Ukrinform.</text:p>
      <text:p text:style-name="P4">
“The most difficult period has passed, all the units worked, but the block should be restarted. Therefore, the best period when it can be made by the famous costs and impact on the power system in terms of lack of electricity is summer. During this period there is no great consumption <text:a xlink:type="simple" xlink:href="https://www.ukrinform.ua/tag-elektroenergia" text:style-name="Internet_20_link" text:visited-style-name="Visited_20_Internet_20_Link">
</text:a>
Because you do not need to sign. This time, the units will be repaired in the summer, so that the blockage of the blocks operated and the other half was in repair, ”Kotin said.</text:p>
      <text:p text:style-name="P4">
According to him, the normal time of repair of the unit is about 50-60, it all depends on additional work. But, for example, now you need to make modernization, which takes much more time.</text:p>
      <text:p text:style-name="P4">
<text:span text:style-name="T4">
 Read also: </text:span>
 <text:a xlink:type="simple" xlink:href="https://www.ukrinform.ua/rubric-economy/3689666-energoatom-vidnovit-lep-miz-ukrainou-ta-polseu-aka-ne-pracuvala-ponad-30-rokiv.html" text:style-name="Internet_20_link" text:visited-style-name="Visited_20_Internet_20_Link">
</text:a>
It was reported that 9 blocks of nuclear power plants operate in the territory controlled by Ukraine, 6 more power units of the temporarily occupied Zaporozhye NPPs are stopped, and their inclusion is blocked by invaders. Currently, it is constantly consuming about 100 MW for its own needs of Ukraine.</text:p>
      <text:p text:style-name="P4">
News Source: <text:a xlink:type="simple" xlink:href="https://www.ukrinform.ua/rubric-economy/3691598-energoatom-ulitku-vivede-polovinu-energoblokiv-aes-u-remont.html" text:style-name="Internet_20_link" text:visited-style-name="Visited_20_Internet_20_Link">
https://www.ukrinform.ua/rubric-economy/3691598-energoatom-ulitku-vivede-polovinu-energoblokiv-aes-u-remont.html</text:a>
</text:p>
      <!--NEWS-->
      <text:h text:style-name="P10" text:outline-level="1">
<text:span text:style-name="T4">
The Heads of the Ministry of Foreign Affairs of Ukraine and Britain discussed the strengthening of the counter -offensive capabilities of the Armed Forces</text:span>
</text:h>
      <text:p text:style-name="P4">
Authors: Ukrinform (Person)</text:p>
      <text:p text:style-name="P4">
Publisher: Укринформ (Organization)</text:p>
      <text:p text:style-name="P4">
Published Time: 2023-04-04T19:45:00+03:00</text:p>
      <text:p text:style-name="P4">
Modified Time: 2023-04-04T19:45:00+03:00</text:p>
      <text:p text:style-name="P4">
Description: Foreign Minister of Ukraine Dmytro Kuleba discussed with British colleague James Kleverla to strengthen Ukraine's counter -offensive opportunities. - Ukrinform.</text:p>
      <text:p text:style-name="P4">
Images: ["<text:a xlink:type="simple" xlink:href="https://static.ukrinform.com/photos/2023_04/thumb_files/630_360_1680626533-406.jpg" text:style-name="Internet_20_link" text:visited-style-name="Visited_20_Internet_20_Link">
630_360_16806...</text:a>
"]</text:p>
      <text:p text:style-name="P4">
Tags: ['Британія', 'Кулеба', 'Війна з росією', 'Контрнаступ']</text:p>
      <text:p text:style-name="P4">
Type: Article</text:p>
      <!--METADATA-->
      <text:p text:style-name="P4">
<draw:frame draw:style-name="fr1" draw:name="Image188" text:anchor-type="as-char" svg:width="6.9236in" svg:height="3.956343in" draw:z-index="0">
<draw:image xlink:href="../Images/yкринформ/2023-04-04T19-45-00-03-00/630_360_1680626533-406.jpg" xlink:type="simple" xlink:show="embed" xlink:actuate="onLoad" draw:mime-type="image/jpeg"/>
</draw:frame>
The Minister of Law of Ukraine Dmytro Kuleba discussed with the British Coligrezhems Kleverli strengthening Ukraine's counter -offensive opportunities.</text:p>
      <text:p text:style-name="P4">
The head of Ukrainian diplomacy reported this in <text:a xlink:type="simple" xlink:href="http://twitter.com/DmytroKuleba/status/1643278566111563777" text:style-name="Internet_20_link" text:visited-style-name="Visited_20_Internet_20_Link">
</text:a>
, reports Ukrinform.</text:p>
      <text:p text:style-name="P4">
“I met James Kleverla to discuss the strengthening of Ukraine's counter -offensive. We both agreed that <text:a xlink:type="simple" xlink:href="https://www.ukrinform.ua/tag-rosia" text:style-name="Internet_20_link" text:visited-style-name="Visited_20_Internet_20_Link">
</text:a>
It must leave Ukraine to get war on, ”the minister said.</text:p>
      <text:p text:style-name="P4">
In addition, as Kuleba noted, during the meeting he stressed that NATO's membership in NATO would prevent future aggression in Europe.</text:p>
      <text:p text:style-name="P4">
<text:span text:style-name="T4">
 Read also: </text:span>
 <text:a xlink:type="simple" xlink:href="https://www.ukrinform.ua/rubric-polytics/3691529-novij-paket-vijskovoi-dopomogi-ssa-pramue-v-ukrainu-kuleba.html" text:style-name="Internet_20_link" text:visited-style-name="Visited_20_Internet_20_Link">
</text:a>
As reported <text:a xlink:type="simple" xlink:href="https://www.ukrinform.ua/rubric-polytics/3691356-ministri-nato-obgovorat-negajnu-dopomogu-ukraini-ta-podalsu-pidtrimku-stoltenberg.html" text:style-name="Internet_20_link" text:visited-style-name="Visited_20_Internet_20_Link">
</text:a>
, On April 4, a two -day meeting of NATO foreign ministers begins in Brussels. Today there is a meeting with the Foreign Minister of Ukraine Dmitry Kuleba.</text:p>
      <text:p text:style-name="P4">
Photo: @dmytrokuleba</text:p>
      <text:p text:style-name="P4">
News Source: <text:a xlink:type="simple" xlink:href="https://www.ukrinform.ua/rubric-polytics/3691599-kuleba-i-glava-mzs-britanii-obgovorili-posilenna-kontrnastupalnih-mozlivostej-ukraini.html" text:style-name="Internet_20_link" text:visited-style-name="Visited_20_Internet_20_Link">
https://www.ukrinform.ua/rubric-polytics/3691599-kuleba-i-glava-mzs-britanii-obgovorili-posilenna-kontrnastupalnih-mozlivostej-ukraini.html</text:a>
</text:p>
      <!--NEWS-->
      <text:h text:style-name="P10" text:outline-level="1">
<text:span text:style-name="T4">
In the Donetsk region in 21 settlements, forced evacuation of children was declared</text:span>
</text:h>
      <text:p text:style-name="P4">
Authors: Ukrinform (Person)</text:p>
      <text:p text:style-name="P4">
Publisher: Укринформ (Organization)</text:p>
      <text:p text:style-name="P4">
Published Time: 2023-04-04T19:46:00+03:00</text:p>
      <text:p text:style-name="P4">
Modified Time: 2023-04-04T19:46:00+03:00</text:p>
      <text:p text:style-name="P4">
Description: In the Donetsk region, a forced evacuation of children was announced in 21 settlements. - Ukrinform.</text:p>
      <text:p text:style-name="P4">
Images: ["<text:a xlink:type="simple" xlink:href="https://static.ukrinform.com/photos/2016_06/thumb_files/630_360_1465997464-4957.jpg" text:style-name="Internet_20_link" text:visited-style-name="Visited_20_Internet_20_Link">
630_360_14659...</text:a>
"]</text:p>
      <text:p text:style-name="P4">
Tags: ['Діти', 'Донеччина', 'Евакуація', 'Війна з росією']</text:p>
      <text:p text:style-name="P4">
Type: Article</text:p>
      <!--METADATA-->
      <text:p text:style-name="P4">
<draw:frame draw:style-name="fr1" draw:name="Image189" text:anchor-type="as-char" svg:width="6.9236in" svg:height="3.956343in" draw:z-index="0">
<draw:image xlink:href="../Images/yкринформ/2023-04-04T19-46-00-03-00/630_360_1465997464-4957.jpg" xlink:type="simple" xlink:show="embed" xlink:actuate="onLoad" draw:mime-type="image/jpeg"/>
</draw:frame>
In the 21 settlement the forced evacuation of children was announced in the Udontian region.</text:p>
      <text:p text:style-name="P4">
According to Ukrinform, the Ministry of Reintegration of the Temporary -Cup areas of Ukraine reports this in <text:a xlink:type="simple" xlink:href="https://t.me/minre_ua/3012" text:style-name="Internet_20_link" text:visited-style-name="Visited_20_Internet_20_Link">
</text:a>
.</text:p>
      <text:p text:style-name="P4">
Today, under the chairmanship of Viceremer Irina Vereshchuk, there was a coordination headquarters on the issues of compulsory evacuation in martial law.</text:p>
      <text:p text:style-name="P4">
“Coordination members unanimously supported the decision of the Donetsk OVA on the declaration of a compulsory evacuation of 126 children from 21 settlements <text:a xlink:type="simple" xlink:href="https://www.ukrinform.ua/tag-doneccina" text:style-name="Internet_20_link" text:visited-style-name="Visited_20_Internet_20_Link">
</text:a>
where the security situation remains critical, ”the message reads.</text:p>
      <text:p text:style-name="P4">
There are five evacuation crews of the White Angels. They ensure the safe removal of children on armored vehicles.</text:p>
      <text:p text:style-name="P4">
"Evacuus children accompanied by one parent or a legal representative will be provided with free reflection, social guarantees, humanitarian assistance and psychological support," the skills stressed.</text:p>
      <text:p text:style-name="P4">
<text:span text:style-name="T4">
 Read also: </text:span>
 <text:a xlink:type="simple" xlink:href="https://www.ukrinform.ua/rubric-regions/3690654-u-zaporizkij-oblasti-pid-obstrilami-zivut-34-ditini-veresuk.html" text:style-name="Internet_20_link" text:visited-style-name="Visited_20_Internet_20_Link">
</text:a>
For evacuation issues from Donetsk region, you should contact the local authorities or number:(098)890-33-18.</text:p>
      <text:p text:style-name="P4">
To evacuate seriously ill people and persons with disabilities, you should call:(099)710-48-72,(099)311-53-14,(099)311-53-36,(096)108-60-48,(096)108-52-24.</text:p>
      <text:p text:style-name="P4">
According to Ukrinform, guardians who refuse to leave Donetsk will be deprived of duties, and children are forcibly evacuated.</text:p>
      <text:p text:style-name="P4">
News Source: <text:a xlink:type="simple" xlink:href="https://www.ukrinform.ua/rubric-regions/3691600-na-doneccini-u-21-naselenomu-punkti-ogolosili-primusovu-evakuaciu-ditej.html" text:style-name="Internet_20_link" text:visited-style-name="Visited_20_Internet_20_Link">
https://www.ukrinform.ua/rubric-regions/3691600-na-doneccini-u-21-naselenomu-punkti-ogolosili-primusovu-evakuaciu-ditej.html</text:a>
</text:p>
      <!--NEWS-->
      <text:h text:style-name="P10" text:outline-level="1">
<text:span text:style-name="T4">
UEFA called the female euro-2025</text:span>
</text:h>
      <text:p text:style-name="P4">
Authors: Ukrinform (Person)</text:p>
      <text:p text:style-name="P4">
Publisher: Укринформ (Organization)</text:p>
      <text:p text:style-name="P4">
Published Time: 2023-04-04T19:46:38+03:00</text:p>
      <text:p text:style-name="P4">
Modified Time: 2023-04-04T19:46:38+03:00</text:p>
      <text:p text:style-name="P4">
Description: The Executive Committee of the Union of European Football Associations (UEFA) at today's meeting in Lisbon (Portugal) identified the organizer of the European Championship in 2025 among women's teams. - Ukrinform.</text:p>
      <text:p text:style-name="P4">
Images: ["<text:a xlink:type="simple" xlink:href="https://static.ukrinform.com/photos/2023_04/thumb_files/630_360_1680626730-210.jpg" text:style-name="Internet_20_link" text:visited-style-name="Visited_20_Internet_20_Link">
630_360_16806...</text:a>
"]</text:p>
      <text:p text:style-name="P4">
Tags: ['Футбол', 'Жінки']</text:p>
      <text:p text:style-name="P4">
Type: Article</text:p>
      <!--METADATA-->
      <text:p text:style-name="P4">
<draw:frame draw:style-name="fr1" draw:name="Image190" text:anchor-type="as-char" svg:width="6.9236in" svg:height="3.956343in" draw:z-index="0">
<draw:image xlink:href="../Images/yкринформ/2023-04-04T19-46-38-03-00/630_360_1680626730-210.jpg" xlink:type="simple" xlink:show="embed" xlink:actuate="onLoad" draw:mime-type="image/jpeg"/>
</draw:frame>
Executive Committee of the Union of European Football Associations(UEFA)At today's meeting in Lisbon(Portugal)He identified the organizer of the European Championship 2025 among women's teams.</text:p>
      <text:p text:style-name="P4">
As the official informs <text:a xlink:type="simple" xlink:href="https://ru.uefa.com/womenseuro/news/0280-17b2776206ed-6d072fce03b4-1000--%D1%88%D0%B2%D0%B5%D0%B8%D1%86%D0%B0%D1%80%D0%B8%D1%8F/" text:style-name="Internet_20_link" text:visited-style-name="Visited_20_Internet_20_Link">
</text:a>
The organization, according to the results of three stages of voting by the mistress of the female female Europe-2025, became Switzerland, Ukrinform reports.</text:p>
      <text:p text:style-name="P4">
The tournament, which will be attended by 16 national teams, will take place in the summer of 2025 by the city of this alpine country.</text:p>
      <text:p text:style-name="P4">
<text:span text:style-name="T4">
 Read also: </text:span>
 <text:a xlink:type="simple" xlink:href="https://www.ukrinform.ua/rubric-sports/3690931-ukrainski-futbolistki-u-polsi-rozpocali-zbir-na-slahu-do-ligi-nacij.html" text:style-name="Internet_20_link" text:visited-style-name="Visited_20_Internet_20_Link">
</text:a>
It should be noted that France, Poland and the joint application of Denmark, Finland, Norway and Sweden were also fought for the right to accept the women's Euro-2025.</text:p>
      <text:p text:style-name="P4">
Photo: uefa.com.</text:p>
      <text:p text:style-name="P4">
News Source: <text:a xlink:type="simple" xlink:href="https://www.ukrinform.ua/rubric-sports/3691601-uefa-nazvav-gospodarku-zinocogo-evro2025.html" text:style-name="Internet_20_link" text:visited-style-name="Visited_20_Internet_20_Link">
https://www.ukrinform.ua/rubric-sports/3691601-uefa-nazvav-gospodarku-zinocogo-evro2025.html</text:a>
</text:p>
      <!--NEWS-->
      <text:h text:style-name="P10" text:outline-level="1">
<text:span text:style-name="T4">
In Khmelnitsky, another parish went to the PCCU</text:span>
</text:h>
      <text:p text:style-name="P4">
Authors: Ukrinform (Person)</text:p>
      <text:p text:style-name="P4">
Publisher: Укринформ (Organization)</text:p>
      <text:p text:style-name="P4">
Published Time: 2023-04-04T19:55:00+03:00</text:p>
      <text:p text:style-name="P4">
Modified Time: 2023-04-04T19:55:00+03:00</text:p>
      <text:p text:style-name="P4">
Description: In Khmelnitsky, people who gathered near the Church of the Kazan Icon of the Mother of God of the UOC of the Moscow Patriarchate voted for the transition to the Orthodox Church of Ukraine. - Ukrinform.</text:p>
      <text:p text:style-name="P4">
Images: ["<text:a xlink:type="simple" xlink:href="https://static.ukrinform.com/photos/2023_04/thumb_files/630_360_1680626473-400.jpg" text:style-name="Internet_20_link" text:visited-style-name="Visited_20_Internet_20_Link">
630_360_16806...</text:a>
", "<text:a xlink:type="simple" xlink:href="https://static.ukrinform.com/photos/2023_04/1680626473-750.jpg" text:style-name="Internet_20_link" text:visited-style-name="Visited_20_Internet_20_Link">
1680626473-75...</text:a>
", "<text:a xlink:type="simple" xlink:href="https://static.ukrinform.com/photos/2023_04/1680626473-748.jpg" text:style-name="Internet_20_link" text:visited-style-name="Visited_20_Internet_20_Link">
1680626473-74...</text:a>
", "<text:a xlink:type="simple" xlink:href="https://static.ukrinform.com/photos/2023_04/1680627546-758.jpg" text:style-name="Internet_20_link" text:visited-style-name="Visited_20_Internet_20_Link">
1680627546-75...</text:a>
"]</text:p>
      <text:p text:style-name="P4">
Tags: ['Церква', 'УПЦ МП', 'Хмельницький', 'Православна церква України']</text:p>
      <text:p text:style-name="P4">
Type: Article</text:p>
      <!--METADATA-->
      <text:p text:style-name="P4">
<draw:frame draw:style-name="fr1" draw:name="Image191" text:anchor-type="as-char" svg:width="6.9236in" svg:height="3.956343in" draw:z-index="0">
<draw:image xlink:href="../Images/yкринформ/2023-04-04T19-55-00-03-00/630_360_1680626473-400.jpg" xlink:type="simple" xlink:show="embed" xlink:actuate="onLoad" draw:mime-type="image/jpeg"/>
</draw:frame>
Uchmelnitsky people who gathered near the Church of the Kazan Icon of the Mother of God of the Uptsomoskovsky Patriarchate voted for the transition to the Orthodox Church of Ukraine.</text:p>
      <text:p text:style-name="P4">
As Ukrinform reports, it reports <text:a xlink:type="simple" xlink:href="https://t.me/suspilnekhmelnytskyi/9028" text:style-name="Internet_20_link" text:visited-style-name="Visited_20_Internet_20_Link">
</text:a>
.</text:p>
      <text:p text:style-name="P4">
“In Khmelnitsky, near the church of the Kazan icon of the Mother of God of the UOC(MP), the first prayer in Ukrainian sounds pre -closed gates. They gathered hundreds of locals and they voted for the transition to the PCCU, ”the testimony reads.</text:p>
      <text:p text:style-name="P4">
More than 500 people were registered in the general meeting. The priests were tempted voluntarily to give the community the keys.</text:p>
      <text:p text:style-name="P4">
<draw:frame draw:style-name="fr1" draw:name="Image192" text:anchor-type="as-char" svg:width="6.9236in" svg:height="9.231467in" draw:z-index="0">
<draw:image xlink:href="../Images/yкринформ/2023-04-04T19-55-00-03-00/1680626473-750.jpg" xlink:type="simple" xlink:show="embed" xlink:actuate="onLoad" draw:mime-type="image/jpeg"/>
</draw:frame>
Earlier, Khmelnytsky City Council deputy Vitaliy Pidhaychuk reported that <text:a xlink:type="simple" xlink:href="https://www.ukrinform.ua/tag-hmelnickij" text:style-name="Internet_20_link" text:visited-style-name="Visited_20_Internet_20_Link">
</text:a>
As it was reported, in Khmelnitsky near the Pokrovsky Cathedral of the UOC, where in the morning of April 2 there was an incident with a beating of the military, in the evening there were linutins between activists and representatives of the UOC -MP.</text:p>
      <text:p text:style-name="P4">
<draw:frame draw:style-name="fr1" draw:name="Image193" text:anchor-type="as-char" svg:width="6.9236in" svg:height="5.1927in" draw:z-index="0">
<draw:image xlink:href="../Images/yкринформ/2023-04-04T19-55-00-03-00/1680626473-748.jpg" xlink:type="simple" xlink:show="embed" xlink:actuate="onLoad" draw:mime-type="image/jpeg"/>
</draw:frame>
<text:span text:style-name="T4">
 Read also: </text:span>
 <text:a xlink:type="simple" xlink:href="https://www.ukrinform.ua/rubric-regions/3691306-u-hmelnickomu-pripinili-pravo-koristuvanna-zemleu-dla-cerkov-upc-mp.html" text:style-name="Internet_20_link" text:visited-style-name="Visited_20_Internet_20_Link">
</text:a>
The UOC -MP reported that protesters held their "illegal meetings, which were inaccessible to the meeting of the parish community, demanding that they seal the temple, appealed to the leaders and brought the priesthood of the UOC from the territory of the cathedral."</text:p>
      <text:p text:style-name="P4">
<draw:frame draw:style-name="fr1" draw:name="Image194" text:anchor-type="as-char" svg:width="6.9236in" svg:height="5.1927in" draw:z-index="0">
<draw:image xlink:href="../Images/yкринформ/2023-04-04T19-55-00-03-00/1680627546-758.jpg" xlink:type="simple" xlink:show="embed" xlink:actuate="onLoad" draw:mime-type="image/jpeg"/>
</draw:frame>
In Khmelnitsky, the Ova was called to reduce the "degree of tension" and resolve the conflict.</text:p>
      <text:p text:style-name="P4">
Victor Burlyk was a video of a military man in one of the temples of the UOC -MP in one of the temples of the UOC -MP.</text:p>
      <text:p text:style-name="P4">
The mayor of Khmelnitsky Alexander Simchyshyn noted that the beating in the temple should become an argument for the Verkhovna Rada in order to vote a lawsuit on the ban on the UOC -MP.</text:p>
      <text:p text:style-name="P4">
Participants of the meeting near the Pokrovsky Cathedral of the UOC of the Moscow Patriarchate voted for the transition of the religious community to <text:a xlink:type="simple" xlink:href="https://www.ukrinform.ua/tag-pravoslavna-cerkva-ukraini" text:style-name="Internet_20_link" text:visited-style-name="Visited_20_Internet_20_Link">
</text:a>
, the temple was sealed.</text:p>
      <text:p text:style-name="P4">
The head of the Khmelnytsky Diocese of the PSCU, Bishop Khmelnytsky and Kamianets-Podilsky Pavel condemned the beating of the military in the Pokrovsky Cathedral.</text:p>
      <text:p text:style-name="P4">
<text:span text:style-name="T4">
 Read also: </text:span>
 <text:a xlink:type="simple" xlink:href="https://www.ukrinform.ua/rubric-regions/3690818-pcu-zasudila-pobitta-vijskovogo-u-hmelnickomu-kafedralnomu-sobori.html" text:style-name="Internet_20_link" text:visited-style-name="Visited_20_Internet_20_Link">
</text:a>
</text:p>
      <text:p text:style-name="P4">
The Khmelnytsky Regional Council made a decision on the extraordinary session to prohibit the UOC of the Moscow Patriarchate in the region.</text:p>
      <text:p text:style-name="P4">
In the Pokrovsky Cathedral, during the inventory revealed the Ukrainian literature.</text:p>
      <text:p text:style-name="P4">
<text:span text:style-name="T4">
 Read also: </text:span>
 <text:a xlink:type="simple" xlink:href="https://www.ukrinform.ua/rubric-regions/3691379-u-hmelnickomu-sobori-akij-perejsov-do-pcu-viavili-antiukrainsku-literaturu.html" text:style-name="Internet_20_link" text:visited-style-name="Visited_20_Internet_20_Link">
</text:a>
Police opened criminal proceedings under Part 1. Art. 125 Criminal Codex(intentional light bodily injury)Against the representative of the Pokrovsky Cathedral in Khmelnitsky, who beat the former serviceman.</text:p>
      <text:p text:style-name="P4">
<text:span text:style-name="T5">
Foto Andrew Popik</text:span>
</text:p>
      <text:p text:style-name="P4">
News Source: <text:a xlink:type="simple" xlink:href="https://www.ukrinform.ua/rubric-regions/3691602-u-hmelnickomu-se-odna-parafia-perejsla-do-pcu.html" text:style-name="Internet_20_link" text:visited-style-name="Visited_20_Internet_20_Link">
https://www.ukrinform.ua/rubric-regions/3691602-u-hmelnickomu-se-odna-parafia-perejsla-do-pcu.html</text:a>
</text:p>
      <!--NEWS-->
      <text:h text:style-name="P10" text:outline-level="1">
<text:span text:style-name="T4">
Zaluzhny discussed with General Millie the situation on the front and the future steps of the Armed Forces</text:span>
</text:h>
      <text:p text:style-name="P4">
Authors: Ukrinform (Person)</text:p>
      <text:p text:style-name="P4">
Publisher: Укринформ (Organization)</text:p>
      <text:p text:style-name="P4">
Published Time: 2023-04-04T20:01:51+03:00</text:p>
      <text:p text:style-name="P4">
Modified Time: 2023-04-04T20:01:51+03:00</text:p>
      <text:p text:style-name="P4">
Description: The Commander -in -Chief of the Armed Forces of Ukraine Valery Zaluzhny discussed with the Chairman of the Joint Committee of US Chiefs of Staff, General Milly Millie Milly Future steps of the Armed Forces for further liberation of territories from Russian invaders. - Ukrinform.</text:p>
      <text:p text:style-name="P4">
Images: ["<text:a xlink:type="simple" xlink:href="https://static.ukrinform.com/photos/2023_03/thumb_files/630_360_1679686596-447.jpg" text:style-name="Internet_20_link" text:visited-style-name="Visited_20_Internet_20_Link">
630_360_16796...</text:a>
"]</text:p>
      <text:p text:style-name="P4">
Tags: ['США', 'Валерій Залужний', 'Війна з росією', 'Марк Міллі ']</text:p>
      <text:p text:style-name="P4">
Type: Article</text:p>
      <!--METADATA-->
      <text:p text:style-name="P4">
<draw:frame draw:style-name="fr1" draw:name="Image195" text:anchor-type="as-char" svg:width="6.9236in" svg:height="3.956343in" draw:z-index="0">
<draw:image xlink:href="../Images/yкринформ/2023-04-04T20-01-51-03-00/630_360_1679686596-447.jpg" xlink:type="simple" xlink:show="embed" xlink:actuate="onLoad" draw:mime-type="image/jpeg"/>
</draw:frame>
The Commander -in -Chief of the Armed Forces of Ukraine Valery Zaluzhny discussed from the head of the United States Headquarters, General Milly Millie, the Armed Forces of the Armed Forces for further liberation of territories from Russian invaders.</text:p>
      <text:p text:style-name="P4">
Zaluzhny reported this in <text:a xlink:type="simple" xlink:href="https://t.me/CinCAFU/454" text:style-name="Internet_20_link" text:visited-style-name="Visited_20_Internet_20_Link">
</text:a>
, reports Ukrinform.</text:p>
      <text:p text:style-name="P4">
"He spent meaningful telephone talks with the chairman of the United States Committee on US General Mark Millie. He spoke about the situation of the front of the front. The situation is difficult but controlled," he said.</text:p>
      <text:p text:style-name="P4">
<text:span text:style-name="T4">
 Read also: </text:span>
 <text:a xlink:type="simple" xlink:href="https://www.ukrinform.ua/rubric-ato/3689043-zaluznij-obgovoriv-postacanna-zbroi-ta-tehniki-z-komanduvacem-obednanih-sil-nato-v-evropi.html" text:style-name="Internet_20_link" text:visited-style-name="Visited_20_Internet_20_Link">
</text:a>
Particular attention was paid to the topic of supply of campaign weapons. Also emphasized the importance of strengthening the protrusion of Ukraine.</text:p>
      <text:p text:style-name="P4">
<text:span text:style-name="T4">
 Read also: </text:span>
 <text:a xlink:type="simple" xlink:href="https://www.ukrinform.ua/rubric-ato/3691150-na-ozbroenni-zsu-vze-e-pat-brigad-vinisuvaciv-ignat.html" text:style-name="Internet_20_link" text:visited-style-name="Visited_20_Internet_20_Link">
</text:a>
The Commander -in -Chief of the Armed Forces expressed his gratitude to General Millie for consistent support of Ukraine. The parties agreed and further actively interact.</text:p>
      <text:p text:style-name="P4">
According to Ukrinform, according to the Minister of Foreign Affairs Dmitry Kuleba, <text:a xlink:type="simple" xlink:href="https://www.ukrinform.ua/rubric-polytics/3691529-novij-paket-vijskovoi-dopomogi-ssa-pramue-v-ukrainu-kuleba.html" text:style-name="Internet_20_link" text:visited-style-name="Visited_20_Internet_20_Link">
</text:a>
from <text:a xlink:type="simple" xlink:href="https://www.ukrinform.ua/tag-ssa" text:style-name="Internet_20_link" text:visited-style-name="Visited_20_Internet_20_Link">
</text:a>
He is already heading to Ukraine.</text:p>
      <text:p text:style-name="P4">
<text:span text:style-name="T5">
Foto: AFS</text:span>
</text:p>
      <text:p text:style-name="P4">
News Source: <text:a xlink:type="simple" xlink:href="https://www.ukrinform.ua/rubric-ato/3691605-zaluznij-obgovoriv-iz-generalom-milli-obstanovku-na-fronti-i-majbutni-kroki-zsu.html" text:style-name="Internet_20_link" text:visited-style-name="Visited_20_Internet_20_Link">
https://www.ukrinform.ua/rubric-ato/3691605-zaluznij-obgovoriv-iz-generalom-milli-obstanovku-na-fronti-i-majbutni-kroki-zsu.html</text:a>
</text:p>
      <!--NEWS-->
      <text:h text:style-name="P10" text:outline-level="1">
<text:span text:style-name="T4">
NATO countries have confirmed dedication to Ukraine and declared a new support - Stoltenberg</text:span>
</text:h>
      <text:p text:style-name="P4">
Authors: Ukrinform (Person)</text:p>
      <text:p text:style-name="P4">
Publisher: Укринформ (Organization)</text:p>
      <text:p text:style-name="P4">
Published Time: 2023-04-04T20:07:00+03:00</text:p>
      <text:p text:style-name="P4">
Modified Time: 2023-04-04T20:07:00+03:00</text:p>
      <text:p text:style-name="P4">
Description: NATO allies during a meeting of the NATO-Ukraine Commission confirmed their dedication to Ukraine and made a number of applications for providing it with new support. - Ukrinform.</text:p>
      <text:p text:style-name="P4">
Images: ["<text:a xlink:type="simple" xlink:href="https://static.ukrinform.com/photos/2022_12/thumb_files/630_360_1669912773-459.jpg" text:style-name="Internet_20_link" text:visited-style-name="Visited_20_Internet_20_Link">
630_360_16699...</text:a>
"]</text:p>
      <text:p text:style-name="P4">
Tags: ['НАТО', 'Столтенберг', 'Комісія Україна-НАТО', 'допомога']</text:p>
      <text:p text:style-name="P4">
Type: Article</text:p>
      <!--METADATA-->
      <text:p text:style-name="P4">
<draw:frame draw:style-name="fr1" draw:name="Image196" text:anchor-type="as-char" svg:width="6.9236in" svg:height="3.956343in" draw:z-index="0">
<draw:image xlink:href="../Images/yкринформ/2023-04-04T20-07-00-03-00/630_360_1669912773-459.jpg" xlink:type="simple" xlink:show="embed" xlink:actuate="onLoad" draw:mime-type="image/jpeg"/>
</draw:frame>
NATO Allies during a meeting of the NATO-Ukraine Commission confirmed its dedication and made a number of applications for providing it with new support.</text:p>
      <text:p text:style-name="P4">
According to the Ukrinform correspondent, the General Secretary General of Natons Stoltenberg said this during a press conference in Brussels as a result of a meeting of the Commission of Ukraine-NATO.</text:p>
      <text:p text:style-name="P4">
"We have discussed the brutal aggressive war of Russia, our support of Ukraine and its euro -Atlantic aspirations. The people of Ukraine continue skillfully and brave to protect the country, and we will continue to support it as much as it will be necessary," Stoltenberg said.</text:p>
      <text:p text:style-name="P4">
He pointed out that allies by <text:a xlink:type="simple" xlink:href="https://www.ukrinform.ua/tag-nato" text:style-name="Internet_20_link" text:visited-style-name="Visited_20_Internet_20_Link">
</text:a>
Ukraine has already provided nearly 150 billion euros of support, including 65 billion Euro -aid.</text:p>
      <text:p text:style-name="P4">
Along with this, NATO Secretary General indicated that the President of the Russian Federation Putin "did not change Ukraine's course" and therefore the Allies should continue and strengthen their support for the Ukrainian people.</text:p>
      <text:p text:style-name="P4">
"Our meeting today emphasized the unchanged devotion of NATO to Ukraine. The membership is increasing the production of weapons and ammunition and providing assistance with the special weapons of new heavy weapons. The first tanks" Leopard "and" Challenger "are already in Ukraine, along with the tanks and combat vehicles. , - said Stoltenberg.</text:p>
      <text:p text:style-name="P4">
He also pointed out that the Allies strengthened Ukraine's non -lethal support through the Alliance Fund, which includes the supply of fuel, medicines, mobile satellite systems and pontoon bridges. Against this background, they thanked the universities who made significant contributions - "such as Germany, the Netherlands, Norway and the United Kingdom", as well as partners - "such as Australia Iyaponia."</text:p>
      <text:p text:style-name="P4">
"I congratulate that the ministers have made a few more ads today, and we expect more in the coming days and months," NATO Secretary General.</text:p>
      <text:p text:style-name="P4">
<text:span text:style-name="T4">
 Read also: </text:span>
 <text:a xlink:type="simple" xlink:href="https://www.ukrinform.ua/rubric-world/3691540-stoltenberg-majbutne-ukraini-u-evroatlanticnij-rodini.html" text:style-name="Internet_20_link" text:visited-style-name="Visited_20_Internet_20_Link">
</text:a>
He also pointed out that the Allies are developing a long -standing Ukrainian support program that would bring it closer to NATO standards and strengthen the Alliance's operational compatibility.</text:p>
      <text:p text:style-name="P4">
News Source: <text:a xlink:type="simple" xlink:href="https://www.ukrinform.ua/rubric-polytics/3691606-kraini-nato-pidtverdili-viddanist-ukraini-ta-zaavili-pro-novu-pidtrimku-stoltenberg.html" text:style-name="Internet_20_link" text:visited-style-name="Visited_20_Internet_20_Link">
https://www.ukrinform.ua/rubric-polytics/3691606-kraini-nato-pidtverdili-viddanist-ukraini-ta-zaavili-pro-novu-pidtrimku-stoltenberg.html</text:a>
</text:p>
      <!--NEWS-->
      <text:h text:style-name="P10" text:outline-level="1">
<text:span text:style-name="T4">
Border guards detained the Russian agent who was traveling to Belarus</text:span>
</text:h>
      <text:p text:style-name="P4">
Authors: Ukrinform (Person)</text:p>
      <text:p text:style-name="P4">
Publisher: Укринформ (Organization)</text:p>
      <text:p text:style-name="P4">
Published Time: 2023-04-04T20:17:00+03:00</text:p>
      <text:p text:style-name="P4">
Modified Time: 2023-04-04T20:17:00+03:00</text:p>
      <text:p text:style-name="P4">
Description: In the Zhytomyr region, the fighters of the State Border Service of Ukraine detained a Russian agent who was heading to Belarus, having data on Ukrainian military units. - Ukrinform.</text:p>
      <text:p text:style-name="P4">
Images: ["<text:a xlink:type="simple" xlink:href="https://static.ukrinform.com/photos/2019_03/thumb_files/630_360_1552912999-235.jpg" text:style-name="Internet_20_link" text:visited-style-name="Visited_20_Internet_20_Link">
630_360_15529...</text:a>
", "<text:a xlink:type="simple" xlink:href="https://static.ukrinform.com/photos/2023_04/1680615677-346.jpg" text:style-name="Internet_20_link" text:visited-style-name="Visited_20_Internet_20_Link">
1680615677-34...</text:a>
"]</text:p>
      <text:p text:style-name="P4">
Tags: ['Прикордонники', 'Шпигун', 'росія', 'Затримання']</text:p>
      <text:p text:style-name="P4">
Type: Article</text:p>
      <!--METADATA-->
      <text:p text:style-name="P4">
<draw:frame draw:style-name="fr1" draw:name="Image197" text:anchor-type="as-char" svg:width="6.9236in" svg:height="3.956343in" draw:z-index="0">
<draw:image xlink:href="../Images/yкринформ/2023-04-04T20-17-00-03-00/630_360_1552912999-235.jpg" xlink:type="simple" xlink:show="embed" xlink:actuate="onLoad" draw:mime-type="image/jpeg"/>
</draw:frame>
The Fighters of the State Border Guard Service of Ukraine of the Derimalirosian agent, who headed to Belarus, having data of pro -Ukrainian military units.</text:p>
      <text:p text:style-name="P4">
As Ukrinform reports, the State Tax Service of Ukraine reported in <text:a xlink:type="simple" xlink:href="http://t.me/DPSUkr/10417" text:style-name="Internet_20_link" text:visited-style-name="Visited_20_Internet_20_Link">
</text:a>
.</text:p>
      <text:p text:style-name="P4">
The man was stopped near <text:a xlink:type="simple" xlink:href="https://www.ukrinform.ua/tag-kordon" text:style-name="Internet_20_link" text:visited-style-name="Visited_20_Internet_20_Link">
</text:a>
. He did not appear.</text:p>
      <text:p text:style-name="P4">
The detainee was introduced to law enforcement officers by another person, had a tablet and writer with information about military units of defense forces. Subsequently, it was determined that he was a person involved in criminal proceedings against basic security.</text:p>
      <text:p text:style-name="P4">
<draw:frame draw:style-name="fr1" draw:name="Image198" text:anchor-type="as-char" svg:width="6.9236in" svg:height="5.540801in" draw:z-index="0">
<draw:image xlink:href="../Images/yкринформ/2023-04-04T20-17-00-03-00/1680615677-346.jpg" xlink:type="simple" xlink:show="embed" xlink:actuate="onLoad" draw:mime-type="image/jpeg"/>
</draw:frame>
"The offender has been detained and his route will be planned in the future competent authorities," the State Border Service said.</text:p>
      <text:p text:style-name="P4">
<text:span text:style-name="T4">
 Read also: </text:span>
 <text:a xlink:type="simple" xlink:href="https://www.ukrinform.ua/rubric-regions/3691464-sbu-vikrila-kolisnogo-nastoatela-hramu-izumskoi-eparhii-upc-mp-akij-osvacuvav-koloni-okupantiv.html" text:style-name="Internet_20_link" text:visited-style-name="Visited_20_Internet_20_Link">
</text:a>
As reported by Ukrinform, earlier the counterintelligence of the Security Service of Ukraine of the detention of the detention of Ukraine, which transmitted information about the location and regime of Ukrainian military aircraft in the Dnipropetrovsk region.</text:p>
      <text:p text:style-name="P4">
News Source: <text:a xlink:type="simple" xlink:href="https://www.ukrinform.ua/rubric-regions/3691501-prikordonniki-zatrimali-agenta-rf-akij-ihav-do-bilorusi.html" text:style-name="Internet_20_link" text:visited-style-name="Visited_20_Internet_20_Link">
https://www.ukrinform.ua/rubric-regions/3691501-prikordonniki-zatrimali-agenta-rf-akij-ihav-do-bilorusi.html</text:a>
</text:p>
      <!--NEWS-->
      <text:h text:style-name="P10" text:outline-level="1">
<text:span text:style-name="T4">
Italy's viceremier declared a willingness to help restore Ukraine</text:span>
</text:h>
      <text:p text:style-name="P4">
Authors: Ukrinform (Person)</text:p>
      <text:p text:style-name="P4">
Publisher: Укринформ (Organization)</text:p>
      <text:p text:style-name="P4">
Published Time: 2023-04-04T20:20:23+03:00</text:p>
      <text:p text:style-name="P4">
Modified Time: 2023-04-04T20:20:23+03:00</text:p>
      <text:p text:style-name="P4">
Description: Viceremier -Minister - Minister of Infrastructure and Transport of Italy Matteo Salvini said that the government was ready to participate in the restoration of Ukraine after the war with all possible means. - Ukrinform.</text:p>
      <text:p text:style-name="P4">
Images: ["<text:a xlink:type="simple" xlink:href="https://static.ukrinform.com/photos/2018_05/thumb_files/630_360_1526891279-8303.jpg" text:style-name="Internet_20_link" text:visited-style-name="Visited_20_Internet_20_Link">
630_360_15268...</text:a>
"]</text:p>
      <text:p text:style-name="P4">
Tags: ['Італія', 'Україна', 'Відбудова']</text:p>
      <text:p text:style-name="P4">
Type: Article</text:p>
      <!--METADATA-->
      <text:p text:style-name="P4">
<draw:frame draw:style-name="fr1" draw:name="Image199" text:anchor-type="as-char" svg:width="6.9236in" svg:height="3.956343in" draw:z-index="0">
<draw:image xlink:href="../Images/yкринформ/2023-04-04T20-20-23-03-00/630_360_1526891279-8303.jpg" xlink:type="simple" xlink:show="embed" xlink:actuate="onLoad" draw:mime-type="image/jpeg"/>
</draw:frame>
Viceremier -Minister - Minister of Infrastructure and Transport of Italy Matteosalvini said that the government is ready to participate in the restoration of Ukraine after all possible means.</text:p>
      <text:p text:style-name="P4">
About it reports <text:a xlink:type="simple" xlink:href="http://www.lasicilia.it/ultimi-aggiornamenti/ucraina-salvini-saremo-partecipi-e-coprotagonisti-ricostruzione-1756806/" text:style-name="Internet_20_link" text:visited-style-name="Visited_20_Internet_20_Link">
</text:a>
, reports Ukrinform.</text:p>
      <text:p text:style-name="P4">
“We will participate and cooperate in the reconstruction of Ukraine, there is a willingness to join. Anyone can rely on the Ministry of Infrastructure, "the minister said.</text:p>
      <text:p text:style-name="P4">
So Salvini answered during a conference for a foreign press when asked for a proconference on the restoration of Ukraine.</text:p>
      <text:p text:style-name="P4">
<text:span text:style-name="T4">
 Read also: </text:span>
 <text:a xlink:type="simple" xlink:href="https://www.ukrinform.ua/rubric-vidbudova/3691422-ukraina-vze-otrimala-vid-kraindonoriv-15-miljoniv-na-vidnovlenna-cornobilskoi-zoni.html" text:style-name="Internet_20_link" text:visited-style-name="Visited_20_Internet_20_Link">
</text:a>
As reported by Ukrinform, the conference will take place in Rome on April 26 and will be dedicated to increased interaction between Ukraine and <text:a xlink:type="simple" xlink:href="https://www.ukrinform.ua/tag-italia" text:style-name="Internet_20_link" text:visited-style-name="Visited_20_Internet_20_Link">
</text:a>
, development of business communications and construction foundation of Ukrainian-Italian relations.</text:p>
      <text:p text:style-name="P4">
<text:span text:style-name="T5">
Foto: lostampateo.com</text:span>
</text:p>
      <text:p text:style-name="P4">
News Source: <text:a xlink:type="simple" xlink:href="https://www.ukrinform.ua/rubric-vidbudova/3691609-vicepremer-italii-zaaviv-pro-gotovnist-dopomogti-u-vidnovlenni-ukraini.html" text:style-name="Internet_20_link" text:visited-style-name="Visited_20_Internet_20_Link">
https://www.ukrinform.ua/rubric-vidbudova/3691609-vicepremer-italii-zaaviv-pro-gotovnist-dopomogti-u-vidnovlenni-ukraini.html</text:a>
</text:p>
      <!--NEWS-->
      <text:h text:style-name="P10" text:outline-level="1">
<text:span text:style-name="T4">
Sloved hundreds of yards: in the Kramatorsk district they evacuate people and "patch" a dam</text:span>
</text:h>
      <text:p text:style-name="P4">
Authors: Ukrinform (Person)</text:p>
      <text:p text:style-name="P4">
Publisher: Укринформ (Organization)</text:p>
      <text:p text:style-name="P4">
Published Time: 2023-04-04T20:23:00+03:00</text:p>
      <text:p text:style-name="P4">
Modified Time: 2023-04-04T20:23:00+03:00</text:p>
      <text:p text:style-name="P4">
Description: In the village of Gorodeshchyna, Kramatorsk district of Donetsk region, 209 diocese and 51 private residential buildings remain flooded. - Ukrinform.</text:p>
      <text:p text:style-name="P4">
Images: ["<text:a xlink:type="simple" xlink:href="https://static.ukrinform.com/photos/2023_04/thumb_files/630_360_1680628552-4032.jpeg" text:style-name="Internet_20_link" text:visited-style-name="Visited_20_Internet_20_Link">
630_360_16806...</text:a>
", "<text:a xlink:type="simple" xlink:href="https://static.ukrinform.com/photos/2023_04/1680628552-6793.jpeg" text:style-name="Internet_20_link" text:visited-style-name="Visited_20_Internet_20_Link">
1680628552-67...</text:a>
", "<text:a xlink:type="simple" xlink:href="https://static.ukrinform.com/photos/2023_04/1680628552-7096.jpeg" text:style-name="Internet_20_link" text:visited-style-name="Visited_20_Internet_20_Link">
1680628552-70...</text:a>
"]</text:p>
      <text:p text:style-name="P4">
Tags: ['Донеччина', 'ДСНС', 'Краматорськ', 'Повінь']</text:p>
      <text:p text:style-name="P4">
Type: Article</text:p>
      <!--METADATA-->
      <text:p text:style-name="P4">
<draw:frame draw:style-name="fr1" draw:name="Image200" text:anchor-type="as-char" svg:width="6.9236in" svg:height="3.956343in" draw:z-index="0">
<draw:image xlink:href="../Images/yкринформ/2023-04-04T20-23-00-03-00/630_360_1680628552-4032.jpeg" xlink:type="simple" xlink:show="embed" xlink:actuate="onLoad" draw:mime-type="image/jpeg"/>
</draw:frame>
In the Kramatorsk district of Donetsk region, 209 two farms and 51 private residential buildings remain flooded in the Kramatorsk district of Donetsk region.</text:p>
      <text:p text:style-name="P4">
According to Ukrinform, the State Emergency Service reports in <text:a xlink:type="simple" xlink:href="https://t.me/dsns_telegram/15532" text:style-name="Internet_20_link" text:visited-style-name="Visited_20_Internet_20_Link">
</text:a>
.</text:p>
      <text:p text:style-name="P4">
As of 6:30 pm, 209 two farms and 51 private residential buildings remain subjected to the Kramatorsk district of Kramatorsk district.</text:p>
      <text:p text:style-name="P4">
Divisions <text:a xlink:type="simple" xlink:href="https://www.ukrinform.ua/tag-dsns" text:style-name="Internet_20_link" text:visited-style-name="Visited_20_Internet_20_Link">
</text:a>
Three people were rescued.</text:p>
      <text:p text:style-name="P4">
The river coastline is strengthened and measures are continued to create a gateway barrier.</text:p>
      <text:p text:style-name="P4">
<text:a xlink:type="simple" xlink:href="https://static.ukrinform.com/photos/2023_04/1680628552-8924.jpeg" text:style-name="Internet_20_link" text:visited-style-name="Visited_20_Internet_20_Link">
</text:a>
 <text:a xlink:type="simple" xlink:href="https://static.ukrinform.com/photos/2023_04/1680628552-6793.jpeg" text:style-name="Internet_20_link" text:visited-style-name="Visited_20_Internet_20_Link">
</text:a>
 <text:a xlink:type="simple" xlink:href="https://static.ukrinform.com/photos/2023_04/1680628552-4032.jpeg" text:style-name="Internet_20_link" text:visited-style-name="Visited_20_Internet_20_Link">
</text:a>
 <text:a xlink:type="simple" xlink:href="https://static.ukrinform.com/photos/2023_04/1680628552-7096.jpeg" text:style-name="Internet_20_link" text:visited-style-name="Visited_20_Internet_20_Link">
</text:a>
 <text:a xlink:type="simple" xlink:href="https://static.ukrinform.com/photos/2023_04/1680628552-8822.jpeg" text:style-name="Internet_20_link" text:visited-style-name="Visited_20_Internet_20_Link">
</text:a>
 <text:a xlink:type="simple" xlink:href="https://static.ukrinform.com/photos/2023_04/1680628552-2993.jpeg" text:style-name="Internet_20_link" text:visited-style-name="Visited_20_Internet_20_Link">
</text:a>
<text:span text:style-name="T4">
 Read also: </text:span>
 <text:a xlink:type="simple" xlink:href="https://www.ukrinform.ua/rubric-regions/3691463-proriv-dambi-u-kramatorsku-mer-kaze-so-situacia-skladna-zaluceni-vsi-sluzbi.html" text:style-name="Internet_20_link" text:visited-style-name="Visited_20_Internet_20_Link">
</text:a>
The water pressure in the watering gate has decreased and a gradual decrease in water levels in the Bychok River.</text:p>
      <text:p text:style-name="P4">
47 persons and 19 pieces of equipment, including triples, are involved in the work from the SESS.</text:p>
      <text:p text:style-name="P4">
<draw:frame draw:style-name="fr1" draw:name="Image201" text:anchor-type="as-char" svg:width="6.9236in" svg:height="4.096463in" draw:z-index="0">
<draw:image xlink:href="../Images/yкринформ/2023-04-04T20-23-00-03-00/1680628552-6793.jpeg" xlink:type="simple" xlink:show="embed" xlink:actuate="onLoad" draw:mime-type="image/jpeg"/>
</draw:frame>
As reports <text:a xlink:type="simple" xlink:href="https://mvs.gov.ua/uk/news/u-kramatorsku-stavsia-proriv-dambi-riatuvalniki-evakuiovuiut-liudei-ta-usuvaiut-naslidki-avariyi" text:style-name="Internet_20_link" text:visited-style-name="Visited_20_Internet_20_Link">
</text:a>
, mediated - two women, one person with disabilities.</text:p>
      <text:p text:style-name="P4">
Currently, rescuers of Donetsk region do a podim survey to evacuate local ones.</text:p>
      <text:p text:style-name="P4">
<draw:frame draw:style-name="fr1" draw:name="Image202" text:anchor-type="as-char" svg:width="6.9236in" svg:height="4.283978in" draw:z-index="0">
<draw:image xlink:href="../Images/yкринформ/2023-04-04T20-23-00-03-00/1680628552-7096.jpeg" xlink:type="simple" xlink:show="embed" xlink:actuate="onLoad" draw:mime-type="image/jpeg"/>
</draw:frame>
After the destruction of the dam in Kramatorsk, 17 people were evacuated. About it in <text:a xlink:type="simple" xlink:href="https://www.facebook.com/iklymenko.fb/posts/pfbid02Tx9FKRe1UN3JESCJ5NYs2kYyN694Qor2scKUbmhGWyAtsNCcAH3cc3dhUWh2AFZul" text:style-name="Internet_20_link" text:visited-style-name="Visited_20_Internet_20_Link">
</text:a>
Igor Klimenko Minister Igor Klimenko.</text:p>
      <text:p text:style-name="P4">
“As of now in the village. The Horodeshchina Kramatorsk district remains 260 households. The SES of Ukraine rescued 5 people who have two children aged 8 and 10 years, two elderly women and a disciplinary man. In total, 17 people were evacuated by police and rescuers, ”the Ministry of Internal Affairs was written.As reported by Ukrinform, in Kramatorsk in Donetsk region due to the breakthrough of part of the Damba on 30 streets were <text:a xlink:type="simple" xlink:href="https://www.ukrinform.ua/rubric-regions/3691517-u-kramatorsku-cerez-proriv-castini-dambi-pidtopleni-blizko-260-budinkiv.html" text:style-name="Internet_20_link" text:visited-style-name="Visited_20_Internet_20_Link">
</text:a>
 .</text:p>
      <text:p text:style-name="P4">
News Source: <text:a xlink:type="simple" xlink:href="https://www.ukrinform.ua/rubric-regions/3691612-pidtopleni-sotni-dvoriv-u-kramatorskomu-rajoni-evakuuut-ludej-i-lataut-dambu.html" text:style-name="Internet_20_link" text:visited-style-name="Visited_20_Internet_20_Link">
https://www.ukrinform.ua/rubric-regions/3691612-pidtopleni-sotni-dvoriv-u-kramatorskomu-rajoni-evakuuut-ludej-i-lataut-dambu.html</text:a>
</text:p>
      <!--NEWS-->
      <text:h text:style-name="P10" text:outline-level="1">
<text:span text:style-name="T4">
Ukraine for NATO accession should maintain sovereignty and independence - Stoltenberg</text:span>
</text:h>
      <text:p text:style-name="P4">
Authors: Ukrinform (Person)</text:p>
      <text:p text:style-name="P4">
Publisher: Укринформ (Organization)</text:p>
      <text:p text:style-name="P4">
Published Time: 2023-04-04T20:26:00+03:00</text:p>
      <text:p text:style-name="P4">
Modified Time: 2023-04-04T20:26:00+03:00</text:p>
      <text:p text:style-name="P4">
Description: In order to acquire NATO membership in Ukraine, it must preserve and consolidate its sovereignty that Ukraine helps Ukraine. - Ukrinform.</text:p>
      <text:p text:style-name="P4">
Images: ["<text:a xlink:type="simple" xlink:href="https://static.ukrinform.com/photos/2021_08/thumb_files/630_360_1630432633-166.jpg" text:style-name="Internet_20_link" text:visited-style-name="Visited_20_Internet_20_Link">
630_360_16304...</text:a>
"]</text:p>
      <text:p text:style-name="P4">
Tags: ['Столтенберг', 'Комісія Україна-НАТО', 'Війна з росією']</text:p>
      <text:p text:style-name="P4">
Type: Article</text:p>
      <!--METADATA-->
      <text:p text:style-name="P4">
<draw:frame draw:style-name="fr1" draw:name="Image203" text:anchor-type="as-char" svg:width="6.9236in" svg:height="3.956343in" draw:z-index="0">
<draw:image xlink:href="../Images/yкринформ/2023-04-04T20-26-00-03-00/630_360_1630432633-166.jpg" xlink:type="simple" xlink:show="embed" xlink:actuate="onLoad" draw:mime-type="image/jpeg"/>
</draw:frame>
For the habitation of Ukraine, NATO membership should preserve and consolidate vulnerapy that Ukraine is helping Ukraine.</text:p>
      <text:p text:style-name="P4">
This was stated by the Secretary General of the North Atlantic Alliance, Jenstoltenberg at a press conference as a result of the meeting of the Ukraine-NATO Commission, reports Ukrinform correspondent.</text:p>
      <text:p text:style-name="P4">
“Our position on membership has not changed: Ukraine will become a member of the Alliance ... At the same time, we all realize that in order to achieve at least a minimum progress in this matter, the first step should be to ensure that Ukraine is preserved as a sovereign independent nation. Therefore, partners and allies by <text:a xlink:type="simple" xlink:href="https://www.ukrinform.ua/tag-nato" text:style-name="Internet_20_link" text:visited-style-name="Visited_20_Internet_20_Link">
</text:a>
They provide an unprecedented level of support and continue to do so, ”Stoltenberg said.</text:p>
      <text:p text:style-name="P4">
He noted that the members of the organization confirmed the commitment of open -headed policy and encourage Ukraine to continue the reforms.</text:p>
      <text:p text:style-name="P4">
<text:span text:style-name="T4">
 Read also: </text:span>
 <text:a xlink:type="simple" xlink:href="https://www.ukrinform.ua/rubric-polytics/3691606-kraini-nato-pidtverdili-viddanist-ukraini-ta-zaavili-pro-novu-pidtrimku-stoltenberg.html" text:style-name="Internet_20_link" text:visited-style-name="Visited_20_Internet_20_Link">
</text:a>
Secretary -General noted that within a future initiative with many years of support, the Secretary of Ukraine will make sure that Ukraine has strengthened its defense and NATO standards, increased compatibility with the Alliance's troops.</text:p>
      <text:p text:style-name="P4">
According to Stoltenberg, NATO allies are looking forward to meeting the pre -resident of Ukraine Vladimir Zelensky in July Summit in Vilnius.</text:p>
      <text:p text:style-name="P4">
<text:span text:style-name="T4">
 Read also: </text:span>
 <text:a xlink:type="simple" xlink:href="https://www.ukrinform.ua/rubric-ato/3691620-zsu-svidse-otrimaut-use-so-treba-dla-kontrnastupu-kuleba-pro-rezultati-komisii-ukrainanato.html" text:style-name="Internet_20_link" text:visited-style-name="Visited_20_Internet_20_Link">
</text:a>
The NATO Secretary General assured that the Alliance would support Ukraine as much as it should be. "Strong and independent Ukraine is extremely important for the stability of the euro -Atlantic space," he emphasized.</text:p>
      <text:p text:style-name="P4">
The Minister of Foreign Affairs Dmytro Kuleba represented Ukraine at the meeting.</text:p>
      <text:p text:style-name="P4">
News Source: <text:a xlink:type="simple" xlink:href="https://www.ukrinform.ua/rubric-polytics/3691613-ukraina-dla-vstupu-v-nato-mae-zberegti-suverenitet-ta-nezaleznist-stoltenberg.html" text:style-name="Internet_20_link" text:visited-style-name="Visited_20_Internet_20_Link">
https://www.ukrinform.ua/rubric-polytics/3691613-ukraina-dla-vstupu-v-nato-mae-zberegti-suverenitet-ta-nezaleznist-stoltenberg.html</text:a>
</text:p>
      <!--NEWS-->
      <text:h text:style-name="P10" text:outline-level="1">
<text:span text:style-name="T4">
The Armed Forces will get everything that is needed for a counter -offensive - Kuleba about the results of the Commission Ukraine -Nato</text:span>
</text:h>
      <text:p text:style-name="P4">
Authors: Ukrinform (Person)</text:p>
      <text:p text:style-name="P4">
Publisher: Укринформ (Organization)</text:p>
      <text:p text:style-name="P4">
Published Time: 2023-04-04T20:29:00+03:00</text:p>
      <text:p text:style-name="P4">
Modified Time: 2023-04-04T20:29:00+03:00</text:p>
      <text:p text:style-name="P4">
Description: At the meeting of the Commission, Ukraine-NATO partners agreed to increase the financing of projects for Ukraine, as well as to accelerate the supply of several types of weapons. - Ukrinform.</text:p>
      <text:p text:style-name="P4">
Images: ["<text:a xlink:type="simple" xlink:href="https://static.ukrinform.com/photos/2023_02/thumb_files/630_360_1677425770-936.jpg" text:style-name="Internet_20_link" text:visited-style-name="Visited_20_Internet_20_Link">
630_360_16774...</text:a>
"]</text:p>
      <text:p text:style-name="P4">
Tags: ['Кулеба', 'НАТО', 'ЗСУ', 'Війна з росією', 'Контрнаступ']</text:p>
      <text:p text:style-name="P4">
Type: Article</text:p>
      <!--METADATA-->
      <text:p text:style-name="P4">
<draw:frame draw:style-name="fr1" draw:name="Image204" text:anchor-type="as-char" svg:width="6.9236in" svg:height="3.956343in" draw:z-index="0">
<draw:image xlink:href="../Images/yкринформ/2023-04-04T20-29-00-03-00/630_360_1677425770-936.jpg" xlink:type="simple" xlink:show="embed" xlink:actuate="onLoad" draw:mime-type="image/jpeg"/>
</draw:frame>
The NATO-NATO Commission has agreed to increase the funding of projections for Ukraine, as well as to accelerate the supply of several types of weapons.</text:p>
      <text:p text:style-name="P4">
This was stated by Foreign Minister Dmitry Kuleb at a briefing with the suspicion of the meeting of the Ukraine-NATO commission in Brussels, correspondenttukinform reports.</text:p>
      <text:p text:style-name="P4">
“There is absolutely no fatigue that is being spoken from time to time in those or other media. Today, not only words of support were very clear, but its new obligations. For example, the Netherlands today announced, every tens of millions of euros to the Foundation <text:a xlink:type="simple" xlink:href="https://www.ukrinform.ua/tag-nato" text:style-name="Internet_20_link" text:visited-style-name="Visited_20_Internet_20_Link">
</text:a>
From which the projects for Ukraine are financed, ”the Foreign Minister said.</text:p>
      <text:p text:style-name="P4">
<text:span text:style-name="T4">
 Read also: </text:span>
 <text:a xlink:type="simple" xlink:href="https://www.ukrinform.ua/rubric-polytics/3691606-kraini-nato-pidtverdili-viddanist-ukraini-ta-zaavili-pro-novu-pidtrimku-stoltenberg.html" text:style-name="Internet_20_link" text:visited-style-name="Visited_20_Internet_20_Link">
</text:a>
He noted that the partners of Ukraine have increased the NATO budget for funding for the Armed Forces of Ukraine, for defense and accelerated the supply of several types of weapons previously promised to Ukraine.</text:p>
      <text:p text:style-name="P4">
“This was achieved not only by participating in the meeting of the Ukrainian Commission, but also by the bilateral meetings that I had here, first of all by the US Secretary of State… In principle, this main goal is to accelerate the supply of everything that is necessary for Ukrainian counter -offensive achieved, ”the head of Ukrainian diplomacy emphasized.</text:p>
      <text:p text:style-name="P4">
<text:span text:style-name="T4">
 Read also: </text:span>
 <text:a xlink:type="simple" xlink:href="https://www.ukrinform.ua/rubric-polytics/3691613-ukraina-dla-vstupu-v-nato-mae-zberegti-suverenitet-ta-nezaleznist-stoltenberg.html" text:style-name="Internet_20_link" text:visited-style-name="Visited_20_Internet_20_Link">
</text:a>
As reported <text:a xlink:type="simple" xlink:href="https://www.ukrinform.ua/rubric-polytics/3691356-ministri-nato-obgovorat-negajnu-dopomogu-ukraini-ta-podalsu-pidtrimku-stoltenberg.html" text:style-name="Internet_20_link" text:visited-style-name="Visited_20_Internet_20_Link">
</text:a>
, On April 4, a two -day meeting of NATO foreign ministers begins in Brussels. Today there is a meeting with the Foreign Minister of Ukraine Dmitry Kuleba.</text:p>
      <text:p text:style-name="P4">
News Source: <text:a xlink:type="simple" xlink:href="https://www.ukrinform.ua/rubric-ato/3691620-zsu-svidse-otrimaut-use-so-treba-dla-kontrnastupu-kuleba-pro-rezultati-komisii-ukrainanato.html" text:style-name="Internet_20_link" text:visited-style-name="Visited_20_Internet_20_Link">
https://www.ukrinform.ua/rubric-ato/3691620-zsu-svidse-otrimaut-use-so-treba-dla-kontrnastupu-kuleba-pro-rezultati-komisii-ukrainanato.html</text:a>
</text:p>
      <!--NEWS-->
      <text:h text:style-name="P10" text:outline-level="1">
<text:span text:style-name="T4">
The invaders fired at the Nikopol district three times in Dnipropetrovsk region</text:span>
</text:h>
      <text:p text:style-name="P4">
Authors: Ukrinform (Person)</text:p>
      <text:p text:style-name="P4">
Publisher: Укринформ (Organization)</text:p>
      <text:p text:style-name="P4">
Published Time: 2023-04-04T20:31:00+03:00</text:p>
      <text:p text:style-name="P4">
Modified Time: 2023-04-04T20:31:00+03:00</text:p>
      <text:p text:style-name="P4">
Description: The army of the Russian Federation on April 4 was fired at the Nikopol district of Dnipropetrovsk region, the manganese community was injured. - Ukrinform.</text:p>
      <text:p text:style-name="P4">
Images: ["<text:a xlink:type="simple" xlink:href="https://static.ukrinform.com/photos/2023_04/thumb_files/630_360_1680629493-503.jpg" text:style-name="Internet_20_link" text:visited-style-name="Visited_20_Internet_20_Link">
630_360_16806...</text:a>
"]</text:p>
      <text:p text:style-name="P4">
Tags: ['Дніпропетровщина', 'Обстріл', 'Війна з росією']</text:p>
      <text:p text:style-name="P4">
Type: Article</text:p>
      <!--METADATA-->
      <text:p text:style-name="P4">
<draw:frame draw:style-name="fr1" draw:name="Image205" text:anchor-type="as-char" svg:width="6.9236in" svg:height="3.956343in" draw:z-index="0">
<draw:image xlink:href="../Images/yкринформ/2023-04-04T20-31-00-03-00/630_360_1680629493-503.jpg" xlink:type="simple" xlink:show="embed" xlink:actuate="onLoad" draw:mime-type="image/jpeg"/>
</draw:frame>
The army of the Russian Federation 4th three times fired at the Nikopol district of Dnipropetrovsk region, the manganese community was injured.</text:p>
      <text:p text:style-name="P4">
About it in <text:a xlink:type="simple" xlink:href="https://t.me/mykola_lukashuk/4012" text:style-name="Internet_20_link" text:visited-style-name="Visited_20_Internet_20_Link">
</text:a>
Mykola Lukashuk, the Chief Properepetrovsk Regional Council, reported, Ukrinform reports.</text:p>
      <text:p text:style-name="P4">
"A few days of lull has changed <text:a xlink:type="simple" xlink:href="https://www.ukrinform.ua/tag-obstril" text:style-name="Internet_20_link" text:visited-style-name="Visited_20_Internet_20_Link">
</text:a>
Nikopol region: Today, the Russians fired at heavy artillery three times, releasing about three dozen shells on it, "Lukashuk said.</text:p>
      <text:p text:style-name="P4">
<text:span text:style-name="T4">
 Read also: </text:span>
 <text:a xlink:type="simple" xlink:href="https://www.ukrinform.ua/rubric-ato/3691498-rosiani-z-gradiv-obstrilali-ukrainsk-na-doneccini.html" text:style-name="Internet_20_link" text:visited-style-name="Visited_20_Internet_20_Link">
</text:a>
According to him, in the Marganets community, as a result of shelling of the destroyed economic structure, five more were damaged, as well as several private homes. There are no victims.</text:p>
      <text:p text:style-name="P4">
<text:span text:style-name="T5">
Foto: Mykola Lukashuk / Telegram</text:span>
</text:p>
      <text:p text:style-name="P4">
News Source: <text:a xlink:type="simple" xlink:href="https://www.ukrinform.ua/rubric-ato/3691614-zagarbniki-trici-obstrilali-nikopolskij-rajon-na-dnipropetrovsini.html" text:style-name="Internet_20_link" text:visited-style-name="Visited_20_Internet_20_Link">
https://www.ukrinform.ua/rubric-ato/3691614-zagarbniki-trici-obstrilali-nikopolskij-rajon-na-dnipropetrovsini.html</text:a>
</text:p>
      <!--NEWS-->
      <text:h text:style-name="P10" text:outline-level="1">
<text:span text:style-name="T4">
Zelensky formed a delegation to participate in negotiations with Poland</text:span>
</text:h>
      <text:p text:style-name="P4">
Authors: Ukrinform (Person)</text:p>
      <text:p text:style-name="P4">
Publisher: Укринформ (Organization)</text:p>
      <text:p text:style-name="P4">
Published Time: 2023-04-04T20:35:00+03:00</text:p>
      <text:p text:style-name="P4">
Modified Time: 2023-04-04T20:35:00+03:00</text:p>
      <text:p text:style-name="P4">
Description: President Volodymyr Zelensky created a delegation of Ukraine to participate in negotiations with Poland on the preparation of amendments to the treaty on legal assistance and legal relations in civil and criminal cases. - Ukrinform.</text:p>
      <text:p text:style-name="P4">
Images: ["<text:a xlink:type="simple" xlink:href="https://static.ukrinform.com/photos/2022_07/thumb_files/630_360_1658265794-531.jpg" text:style-name="Internet_20_link" text:visited-style-name="Visited_20_Internet_20_Link">
630_360_16582...</text:a>
"]</text:p>
      <text:p text:style-name="P4">
Tags: ['Переговори', 'Польща', 'Зеленський']</text:p>
      <text:p text:style-name="P4">
Type: Article</text:p>
      <!--METADATA-->
      <text:p text:style-name="P4">
<draw:frame draw:style-name="fr1" draw:name="Image206" text:anchor-type="as-char" svg:width="6.9236in" svg:height="3.956343in" draw:z-index="0">
<draw:image xlink:href="../Images/yкринформ/2023-04-04T20-35-00-03-00/630_360_1658265794-531.jpg" xlink:type="simple" xlink:show="embed" xlink:actuate="onLoad" draw:mime-type="image/jpeg"/>
</draw:frame>
The Presidential Lordir Zelensky formed a delegation of Ukraine to participate in the negotiations of Polyshche on the preparation of amendments to the contract on legal assistance and legal relations in civil and criminal cases.</text:p>
      <text:p text:style-name="P4">
According to Ukrinform, the corresponding decree <text:a xlink:type="simple" xlink:href="https://www.president.gov.ua/documents/1962023-46281" text:style-name="Internet_20_link" text:visited-style-name="Visited_20_Internet_20_Link">
</text:a>
Posted on the state site.</text:p>
      <text:p text:style-name="P4">
"To form a delegation of Ukraine for participation in negotiations between Ukraine Taraspubble <text:a xlink:type="simple" xlink:href="https://www.ukrinform.ua/tag-polsa" text:style-name="Internet_20_link" text:visited-style-name="Visited_20_Internet_20_Link">
</text:a>
Concerning the preparation of the prosecuting between Ukraine and the Republic of Poland on the amendments to the Treaty of the Courting and the Republic of Poland on legal assistance and legal relations of regional and criminal cases, " - the document reads.</text:p>
      <text:p text:style-name="P4">
Deputy Minister of Justice of Ukraine Irinaudra was appointed head of the delegation.</text:p>
      <text:p text:style-name="P4">
The remaining five members are the officials of the Ministry of Justice of the Ministry of Justice, the Department of Analytical and Legal Work of the Supreme Court, the Directorate of Legal Policy of the Presidential Office and the Department of International Right -General of Ukraine.</text:p>
      <text:p text:style-name="P4">
According to the decree, the head of the delegation is allowed to make changes in the delegation of the delegation, involving the members of the expert commission for the preparation of prosectors of international treaties of Ukraine on legal relations and legal assistance in civil, criminal and administrative cases established by the Presidential Decree No. 724.10.</text:p>
      <text:p text:style-name="P4">
<text:span text:style-name="T4">
 Read also: </text:span>
 <text:a xlink:type="simple" xlink:href="https://www.ukrinform.ua/rubric-vidbudova/3691589-ukraina-obgovorue-budivnictvo-se-odniei-linii-elektroperedac-iz-polseu-energoatom.html" text:style-name="Internet_20_link" text:visited-style-name="Visited_20_Internet_20_Link">
</text:a>
To provide funding for the costs associated with the participation of the Ukrainian delegation in advance with Poland is entrusted to the Cabinet of Ministers of Ukraine.</text:p>
      <text:p text:style-name="P4">
The decree also approved the directives that should be guided by the Ukrainian delegation in their work.</text:p>
      <text:p text:style-name="P4">
As reported by Ukrinform, on April 5, Zelensky <text:a xlink:type="simple" xlink:href="https://www.ukrinform.ua/rubric-polytics/3690811-zelenskij-5-kvitna-priide-z-oficijnim-vizitom-do-polsi.html" text:style-name="Internet_20_link" text:visited-style-name="Visited_20_Internet_20_Link">
</text:a>
. Among the planned measures are the negotiations of the President Andrzej Duda on the whole spectrum of Ukrainian-Polish relations, in particular political, economic, security and historical issues.</text:p>
      <text:p text:style-name="P4">
<text:span text:style-name="T5">
Foto: op</text:span>
</text:p>
      <text:p text:style-name="P4">
News Source: <text:a xlink:type="simple" xlink:href="https://www.ukrinform.ua/rubric-polytics/3691615-zelenskij-utvoriv-delegaciu-dla-ucasti-v-peregovorah-z-polseu.html" text:style-name="Internet_20_link" text:visited-style-name="Visited_20_Internet_20_Link">
https://www.ukrinform.ua/rubric-polytics/3691615-zelenskij-utvoriv-delegaciu-dla-ucasti-v-peregovorah-z-polseu.html</text:a>
</text:p>
      <!--NEWS-->
      <text:h text:style-name="P10" text:outline-level="1">
<text:span text:style-name="T4">
Russians and Belarus were admitted to international sports competitions</text:span>
</text:h>
      <text:p text:style-name="P4">
Authors: Ukrinform (Person)</text:p>
      <text:p text:style-name="P4">
Publisher: Укринформ (Organization)</text:p>
      <text:p text:style-name="P4">
Published Time: 2023-04-04T20:40:00+03:00</text:p>
      <text:p text:style-name="P4">
Modified Time: 2023-04-04T20:40:00+03:00</text:p>
      <text:p text:style-name="P4">
Description: He voted for the relevant decision by the executive committee of the united world of struggle (UWW). - Ukrinform.</text:p>
      <text:p text:style-name="P4">
Images: ["<text:a xlink:type="simple" xlink:href="https://static.ukrinform.com/photos/2023_04/thumb_files/630_360_1680629948-427.jpg" text:style-name="Internet_20_link" text:visited-style-name="Visited_20_Internet_20_Link">
630_360_16806...</text:a>
"]</text:p>
      <text:p text:style-name="P4">
Tags: ['Греко-римська боротьба', 'МОК', 'вільна боротьба']</text:p>
      <text:p text:style-name="P4">
Type: Article</text:p>
      <!--METADATA-->
      <text:p text:style-name="P4">
<draw:frame draw:style-name="fr1" draw:name="Image207" text:anchor-type="as-char" svg:width="6.9236in" svg:height="3.956343in" draw:z-index="0">
<draw:image xlink:href="../Images/yкринформ/2023-04-04T20-40-00-03-00/630_360_1680629948-427.jpg" xlink:type="simple" xlink:show="embed" xlink:actuate="onLoad" draw:mime-type="image/jpeg"/>
</draw:frame>
The proceedings voted in voting by the executive committee of the united world of struggle(Selling w).</text:p>
      <text:p text:style-name="P4">
Як інформує <text:a xlink:type="simple" xlink:href="https://xsport.ua/ua/wrestling_s/news/rosiyan-i-bilorusiv-dopustyly-do-mizhnarodnykh-turniriv-po-borotbi_8784057/" text:style-name="Internet_20_link" text:visited-style-name="Visited_20_Internet_20_Link">
 </text:a>
, the director of the centuspiece training of Russian national teams of Russia, Georgy Brussov, reported in the telegram, Ukrinform reports.</text:p>
      <text:p text:style-name="P4">
“Today he passed the executive committee of the united world of struggle, which made the following decisions:</text:p>
      <text:p text:style-name="P4">
- to allow Russian and Belarussian athletes to participate in international competitions while following the recommendations of the IOC;</text:p>
      <text:p text:style-name="P4">
- to propose an IOC to mitigate criteria that allow Russian Ibilorus athletes to participate in international competitions, especially in case of exports who work under contract with military organizations;</text:p>
      <text:p text:style-name="P4">
- requirements of the World Anti-Doping Agency(WADA)not subject to combustion;</text:p>
      <text:p text:style-name="P4">
- provide additional safety measures in the competitions for the protection of athletes;</text:p>
      <text:p text:style-name="P4">
- athletes of youthful national teams of Russia and Belarus(U15 and U17)not to check in connection with military organizations;</text:p>
      <text:p text:style-name="P4">
- Decision on participation in competitions of youth teams of Russia and Belarus(U15 and U17)comes into force immediately;</text:p>
      <text:p text:style-name="P4">
- ensure the safe involvement of youth teams of Russia and Belarus(U15 and U17)International competitions, ”the message reads.</text:p>
      <text:p text:style-name="P4">
<text:span text:style-name="T4">
 Read also: </text:span>
 <text:a xlink:type="simple" xlink:href="https://www.ukrinform.ua/rubric-sports/3691055-sportsmeniv-rf-ta-bilorusi-dopustat-na-cs2023-z-thekvondo.html" text:style-name="Internet_20_link" text:visited-style-name="Visited_20_Internet_20_Link">
</text:a>
As Ukrinform passed, April 17-23 in Zagreb(Croatia)The European Sports Fighting Championship will take place.</text:p>
      <text:p text:style-name="P4">
Photo: UWW.</text:p>
      <text:p text:style-name="P4">
News Source: <text:a xlink:type="simple" xlink:href="https://www.ukrinform.ua/rubric-sports/3691617-rosian-ta-bilorusiv-dopustili-do-miznarodnih-zmagan-zi-sportivnoi-borotbi.html" text:style-name="Internet_20_link" text:visited-style-name="Visited_20_Internet_20_Link">
https://www.ukrinform.ua/rubric-sports/3691617-rosian-ta-bilorusiv-dopustili-do-miznarodnih-zmagan-zi-sportivnoi-borotbi.html</text:a>
</text:p>
      <!--NEWS-->
      <text:h text:style-name="P10" text:outline-level="1">
<text:span text:style-name="T4">
In the US arrested Trump</text:span>
</text:h>
      <text:p text:style-name="P4">
Authors: Ukrinform (Person)</text:p>
      <text:p text:style-name="P4">
Publisher: Укринформ (Organization)</text:p>
      <text:p text:style-name="P4">
Published Time: 2023-04-04T20:42:00+03:00</text:p>
      <text:p text:style-name="P4">
Modified Time: 2023-04-04T20:42:00+03:00</text:p>
      <text:p text:style-name="P4">
Description: Former US President Donald Trump arrived at the office of the district prosecutor Manmetten, where he was arrested and is in custody before expected to make official charges. - Ukrinform.</text:p>
      <text:p text:style-name="P4">
Images: ["<text:a xlink:type="simple" xlink:href="https://static.ukrinform.com/photos/2021_02/thumb_files/630_360_1612979026-306.jpg" text:style-name="Internet_20_link" text:visited-style-name="Visited_20_Internet_20_Link">
630_360_16129...</text:a>
"]</text:p>
      <text:p text:style-name="P4">
Tags: ['Арешт', 'США', 'Трамп']</text:p>
      <text:p text:style-name="P4">
Type: Article</text:p>
      <!--METADATA-->
      <text:p text:style-name="P4">
<draw:frame draw:style-name="fr1" draw:name="Image208" text:anchor-type="as-char" svg:width="6.9236in" svg:height="3.956343in" draw:z-index="0">
<draw:image xlink:href="../Images/yкринформ/2023-04-04T20-42-00-03-00/630_360_1612979026-306.jpg" xlink:type="simple" xlink:show="embed" xlink:actuate="onLoad" draw:mime-type="image/jpeg"/>
</draw:frame>
Former US President Donald Trump arrived at the office of the district prosecutor Manhattan, Devin was arrested and is in custody before the expected expectoration of official accusations.</text:p>
      <text:p text:style-name="P4">
About it reports on Tuesday TV channel <text:a xlink:type="simple" xlink:href="https://edition.cnn.com/politics/live-news/trump-new-york-court-arraignment-04-04-23/h_262b0e73555a20dcb7af91255cf61003" text:style-name="Internet_20_link" text:visited-style-name="Visited_20_Internet_20_Link">
</text:a>
, reports Ukrinform.</text:p>
      <text:p text:style-name="P4">
"It is expected that when arrest, Trump will take fingerprints," he is in the message.</text:p>
      <text:p text:style-name="P4">
It is still unclear whether the standard photo of the expanded expands will be taken, as it was earlier to bypass this procedure together with <text:a xlink:type="simple" xlink:href="https://www.ukrinform.ua/tag-tramp" text:style-name="Internet_20_link" text:visited-style-name="Visited_20_Internet_20_Link">
</text:a>
handcuffs - in view of the addy to his former position.</text:p>
      <text:p text:style-name="P4">
Trump will be taken to the courtroom where he will be charged.</text:p>
      <text:p text:style-name="P4">
The Explore -resident himself wrote in his social network Truth Social to the pre -post with law enforcement: “It seems so surreal - wow!They hide me arrest. I can't believe it is happening in America. "</text:p>
      <text:p text:style-name="P4">
At the same time, he added the word Maga and put an exclamation point, appealing to his ghosts of the eponymous republican wing, which have already gathered Namogetten for demonstrations.</text:p>
      <text:p text:style-name="P4">
<text:span text:style-name="T4">
 Read also: </text:span>
 <text:a xlink:type="simple" xlink:href="https://www.ukrinform.ua/rubric-world/3689970-tramp-ne-pide-na-ugodu-zi-slidstvom-advokat.html" text:style-name="Internet_20_link" text:visited-style-name="Visited_20_Internet_20_Link">
</text:a>
According to Ukrinform, the day before, US Explore Donald Trump arrived a set of estate in Florida to New York, where a large jury made a decision to make criminal charges against him. The case concerns Trump's secretary payments porn Stormy Daniels for her silence during the 2016 election campaign. The indictment has not yet been declassified, however, it is said that the redemption of the porn was made in violation of non -financially regulating financial and tax activities in the United States.</text:p>
      <text:p text:style-name="P4">
<text:span text:style-name="T5">
Foto: zumapress.com</text:span>
</text:p>
      <text:p text:style-name="P4">
News Source: <text:a xlink:type="simple" xlink:href="https://www.ukrinform.ua/rubric-world/3691619-u-ssa-zaarestuvali-trampa.html" text:style-name="Internet_20_link" text:visited-style-name="Visited_20_Internet_20_Link">
https://www.ukrinform.ua/rubric-world/3691619-u-ssa-zaarestuvali-trampa.html</text:a>
</text:p>
      <!--NEWS-->
      <text:h text:style-name="P10" text:outline-level="1">
<text:span text:style-name="T4">
NATO countries will discuss Ukraine F-16-Kuleba</text:span>
</text:h>
      <text:p text:style-name="P4">
Authors: Ukrinform (Person)</text:p>
      <text:p text:style-name="P4">
Publisher: Укринформ (Organization)</text:p>
      <text:p text:style-name="P4">
Published Time: 2023-04-04T20:54:02+03:00</text:p>
      <text:p text:style-name="P4">
Modified Time: 2023-04-04T20:54:02+03:00</text:p>
      <text:p text:style-name="P4">
Description: Foreign Minister Dmytro Kuleba has been assured of partners that in their countries will discuss the readiness of Ukrainian pilots to manage F-16 fighters, which is much higher than some people think. - Ukrinform.</text:p>
      <text:p text:style-name="P4">
Images: ["<text:a xlink:type="simple" xlink:href="https://static.ukrinform.com/photos/2022_09/thumb_files/630_360_1664282849-370.jpg" text:style-name="Internet_20_link" text:visited-style-name="Visited_20_Internet_20_Link">
630_360_16642...</text:a>
"]</text:p>
      <text:p text:style-name="P4">
Tags: ['Кулеба', 'Комісія Україна-НАТО', 'Винищувач']</text:p>
      <text:p text:style-name="P4">
Type: Article</text:p>
      <!--METADATA-->
      <text:p text:style-name="P4">
<draw:frame draw:style-name="fr1" draw:name="Image209" text:anchor-type="as-char" svg:width="6.9236in" svg:height="3.956343in" draw:z-index="0">
<draw:image xlink:href="../Images/yкринформ/2023-04-04T20-54-02-03-00/630_360_1664282849-370.jpg" xlink:type="simple" xlink:show="embed" xlink:actuate="onLoad" draw:mime-type="image/jpeg"/>
</draw:frame>
Dmytro Kuleba's Minister of Lawyed Affairs received assurances from partners that in their countries they will discuss the readiness of Ukrainian pilots to manage F-16 fighters, which is much higher than some people think.</text:p>
      <text:p text:style-name="P4">
Kuleba said this at a briefing following the meeting of the Ukraine-NATO Commission, Ukrinform correspondent reports.</text:p>
      <text:p text:style-name="P4">
The head of Ukrainian diplomacy noted that he discussed the issue of providing UkraineF-16 at some bilateral meetings in Brussels.</text:p>
      <text:p text:style-name="P4">
According to him, the Ukrainian side dispelled some arguments of those who believe that giving Ukraine Western aircraft is "it is too long and too difficult to make an image from a practical point of view."</text:p>
      <text:p text:style-name="P4">
“No one says it is unnecessary. There are no decisions, but I have received today that the information I gave about the much higher readiness of Ukraine to operate these aircraft than some people consider to be discussed in the capitals by the political leadership of these states, ”said <text:a xlink:type="simple" xlink:href="https://www.ukrinform.ua/tag-kuleba" text:style-name="Internet_20_link" text:visited-style-name="Visited_20_Internet_20_Link">
</text:a>
.</text:p>
      <text:p text:style-name="P4">
Finally, he expressed confidence that the decision to give Ukraine Western Shrews would be made - "it will just take time."</text:p>
      <text:p text:style-name="P4">
<text:span text:style-name="T4">
 Read also: </text:span>
 <text:a xlink:type="simple" xlink:href="https://www.ukrinform.ua/rubric-ato/3691620-zsu-svidse-otrimaut-use-so-treba-dla-kontrnastupu-kuleba-pro-rezultati-komisii-ukrainanato.html" text:style-name="Internet_20_link" text:visited-style-name="Visited_20_Internet_20_Link">
</text:a>
As it was reported, Estonia Minister of Estonia Urmas Rinsal <text:a xlink:type="simple" xlink:href="https://www.ukrinform.ua/rubric-polytics/3687921-glava-mzs-estonii-pro-nadanna-ukraini-f16-ce-ne-kosmicni-korabli-a-piloti-litakiv-u-vas-e.html" text:style-name="Internet_20_link" text:visited-style-name="Visited_20_Internet_20_Link">
</text:a>
The partners should give up the principle of step-by-step military support of Ukraine and provide everything necessary for the Ukrainian victory, including F-16 fighter jets.</text:p>
      <text:p text:style-name="P4">
News Source: <text:a xlink:type="simple" xlink:href="https://www.ukrinform.ua/rubric-polytics/3691621-kraini-nato-obgovorat-nadanna-ukraini-f16-kuleba.html" text:style-name="Internet_20_link" text:visited-style-name="Visited_20_Internet_20_Link">
https://www.ukrinform.ua/rubric-polytics/3691621-kraini-nato-obgovorat-nadanna-ukraini-f16-kuleba.html</text:a>
</text:p>
      <!--NEWS-->
      <text:h text:style-name="P10" text:outline-level="1">
<text:span text:style-name="T4">
The PCU will hold the liturgy for the Annunciation at the Assumption Cathedral of the Kiev-Pechersk Lavra</text:span>
</text:h>
      <text:p text:style-name="P4">
Authors: Ukrinform (Person)</text:p>
      <text:p text:style-name="P4">
Publisher: Укринформ (Organization)</text:p>
      <text:p text:style-name="P4">
Published Time: 2023-04-04T20:57:00+03:00</text:p>
      <text:p text:style-name="P4">
Modified Time: 2023-04-04T20:57:00+03:00</text:p>
      <text:p text:style-name="P4">
Description: The Orthodox Church of Ukraine will hold a liturgy for the Annunciation Feast at the Assumption Cathedral of the Kiev-Pechersk Lavra. - Ukrinform.</text:p>
      <text:p text:style-name="P4">
Images: ["<text:a xlink:type="simple" xlink:href="https://static.ukrinform.com/photos/2023_04/thumb_files/630_360_1680630783-552.jpg" text:style-name="Internet_20_link" text:visited-style-name="Visited_20_Internet_20_Link">
630_360_16806...</text:a>
"]</text:p>
      <text:p text:style-name="P4">
Tags: ['Релігія', 'Свято', 'Київська Лавра', 'Православна церква України']</text:p>
      <text:p text:style-name="P4">
Type: Article</text:p>
      <!--METADATA-->
      <text:p text:style-name="P4">
<draw:frame draw:style-name="fr1" draw:name="Image210" text:anchor-type="as-char" svg:width="6.9236in" svg:height="3.956343in" draw:z-index="0">
<draw:image xlink:href="../Images/yкринформ/2023-04-04T20-57-00-03-00/630_360_1680630783-552.jpg" xlink:type="simple" xlink:show="embed" xlink:actuate="onLoad" draw:mime-type="image/jpeg"/>
</draw:frame>
The Orthodox Church of Ukraine will hold a liturgy on the feast of the Annunciation of the Cathedral of the Kiev-Pechersk Lavra.</text:p>
      <text:p text:style-name="P4">
According to Ukrinform, the press service [] reported(https://www.pomisna.info/uk/vsi-novyny/ogoloshennya-z-nagody-svyata-blagovishhennya-vidbudetsya-bozhestvenna-liturgiya-v-uspenskomu-sobori-lavry/).</text:p>
      <text:p text:style-name="P4">
"З нагоди великого світлого свята Благовіщення Пресвятої Богородиці в <text:a xlink:type="simple" xlink:href="https://www.ukrinform.ua/tag-kiivska-lavra" text:style-name="Internet_20_link" text:visited-style-name="Visited_20_Internet_20_Link">
</text:a>
The solemn service will be held. We invite all the faithful to join the festive divine -lulurgy, which will begin on April 7, on Friday, at the main cathedral of Lavra O9: 00, " - the message reads.</text:p>
      <text:p text:style-name="P4">
The PCC invites the believers to join the joint prayer for the Ukrainian people, defenders and the victory of Ukraine.</text:p>
      <text:p text:style-name="P4">
<text:span text:style-name="T4">
 Read also: </text:span>
 <text:a xlink:type="simple" xlink:href="https://www.ukrinform.ua/rubric-society/3689073-pcu-priznacila-novogo-namisnika-kievopecerskoi-lavri.html" text:style-name="Internet_20_link" text:visited-style-name="Visited_20_Internet_20_Link">
</text:a>
As it was reported, the National Reserve "Kyiv-Pechersk Lavra" <text:a xlink:type="simple" xlink:href="https://www.ukrinform.ua/rubric-society/3680840-kievopecerska-lavra-rozrivae-dogovir-z-upc-mp-pro-orendu.html" text:style-name="Internet_20_link" text:visited-style-name="Visited_20_Internet_20_Link">
</text:a>
Since March 29, 2023.</text:p>
      <text:p text:style-name="P4">
<text:span text:style-name="T5">
Foto: www.pomisna.info</text:span>
</text:p>
      <text:p text:style-name="P4">
News Source: <text:a xlink:type="simple" xlink:href="https://www.ukrinform.ua/rubric-society/3691623-pcu-provede-liturgiu-na-blagovisenna-v-uspenskomu-sobori-kievopecerskoi-lavri.html" text:style-name="Internet_20_link" text:visited-style-name="Visited_20_Internet_20_Link">
https://www.ukrinform.ua/rubric-society/3691623-pcu-provede-liturgiu-na-blagovisenna-v-uspenskomu-sobori-kievopecerskoi-lavri.html</text:a>
</text:p>
      <!--NEWS-->
      <text:h text:style-name="P10" text:outline-level="1">
<text:span text:style-name="T4">
The line of active fighting is over 1200 kilometers - Zelensky</text:span>
</text:h>
      <text:p text:style-name="P4">
Authors: Ukrinform (Person)</text:p>
      <text:p text:style-name="P4">
Publisher: Укринформ (Organization)</text:p>
      <text:p text:style-name="P4">
Published Time: 2023-04-04T20:58:00+03:00</text:p>
      <text:p text:style-name="P4">
Modified Time: 2023-04-04T20:58:00+03:00</text:p>
      <text:p text:style-name="P4">
Description: In Ukraine, the active fighting line is over 1200 kilometers. - Ukrinform.</text:p>
      <text:p text:style-name="P4">
Images: ["<text:a xlink:type="simple" xlink:href="https://static.ukrinform.com/photos/2023_02/thumb_files/630_360_1677259615-761.jpeg" text:style-name="Internet_20_link" text:visited-style-name="Visited_20_Internet_20_Link">
630_360_16772...</text:a>
"]</text:p>
      <text:p text:style-name="P4">
Tags: ['НАТО', 'США', 'Зеленський', 'Війна з росією']</text:p>
      <text:p text:style-name="P4">
Type: Article</text:p>
      <!--METADATA-->
      <text:p text:style-name="P4">
<draw:frame draw:style-name="fr1" draw:name="Image211" text:anchor-type="as-char" svg:width="6.9236in" svg:height="3.956343in" draw:z-index="0">
<draw:image xlink:href="../Images/yкринформ/2023-04-04T20-58-00-03-00/630_360_1677259615-761.jpeg" xlink:type="simple" xlink:show="embed" xlink:actuate="onLoad" draw:mime-type="image/jpeg"/>
</draw:frame>
In Ukraine, active fighting is more than 1,200 kilometers.</text:p>
      <text:p text:style-name="P4">
President Volodymyr Zelenskyy stated this <text:a xlink:type="simple" xlink:href="https://t.me/V_Zelenskiy_official/5755" text:style-name="Internet_20_link" text:visited-style-name="Visited_20_Internet_20_Link">
</text:a>
With members of the National Association Governors, Ukrinform reports.</text:p>
      <text:p text:style-name="P4">
“The line of active fighting in Ukraine is now over 1200 kilometers. It's like a crashing to Chicago and back!The front in general is even greater, ”the heads said.</text:p>
      <text:p text:style-name="P4">
According to him, millions of people live in cities and villages, from where the forces have expelled the invaders or are preparing to expel.</text:p>
      <text:p text:style-name="P4">
The President emphasized that the Kremlin dreams of humiliation of the whole free world, distorted, provoke a conflict that will put an American nation before choosing: to fight or not.</text:p>
      <text:p text:style-name="P4">
<text:span text:style-name="T4">
 Read also: </text:span>
 <text:a xlink:type="simple" xlink:href="https://www.ukrinform.ua/rubric-world/3691516-vizit-zelenskogo-do-varsavi-cogo-ocikuvati.html" text:style-name="Internet_20_link" text:visited-style-name="Visited_20_Internet_20_Link">
</text:a>
"It is Ukraine that is now your reliable last boundary, your reliable border ... Thanks to Ukrainian strength in particular your people do not have to make this choice - the choice for your men and women, brave warriors, which would be laid on the altar of protection of the most valuable - freedom," <text:a xlink:type="simple" xlink:href="https://www.ukrinform.ua/tag-zelenskij" text:style-name="Internet_20_link" text:visited-style-name="Visited_20_Internet_20_Link">
</text:a>
.</text:p>
      <text:p text:style-name="P4">
He emphasized that Ukraine is able to prevent the expansion of war and overcome the Russia.</text:p>
      <text:p text:style-name="P4">
<text:span text:style-name="T4">
 Read also: </text:span>
 <text:a xlink:type="simple" xlink:href="https://www.ukrinform.ua/rubric-polytics/3691606-kraini-nato-pidtverdili-viddanist-ukraini-ta-zaavili-pro-novu-pidtrimku-stoltenberg.html" text:style-name="Internet_20_link" text:visited-style-name="Visited_20_Internet_20_Link">
</text:a>
According to Ukrinform, according to the General Staff of the Armed Forces, Marinka and Bakhmut, Donetsk region, are released at the epicenter of the fighting, in the area of the latter, Ukrainian military <text:a xlink:type="simple" xlink:href="https://www.ukrinform.ua/rubric-ato/3691584-v-epicentri-bojovih-dij-bahmut-i-marinka.html" text:style-name="Internet_20_link" text:visited-style-name="Visited_20_Internet_20_Link">
</text:a>
<text:span text:style-name="T5">
Foto: op</text:span>
</text:p>
      <text:p text:style-name="P4">
News Source: <text:a xlink:type="simple" xlink:href="https://www.ukrinform.ua/rubric-ato/3691625-linia-aktivnih-bojovih-dij-stanovit-ponad-1200-kilometriv-zelenskij.html" text:style-name="Internet_20_link" text:visited-style-name="Visited_20_Internet_20_Link">
https://www.ukrinform.ua/rubric-ato/3691625-linia-aktivnih-bojovih-dij-stanovit-ponad-1200-kilometriv-zelenskij.html</text:a>
</text:p>
      <!--NEWS-->
      <text:h text:style-name="P10" text:outline-level="1">
<text:span text:style-name="T4">
NATO VAT issues for Ukraine is removed from the agenda - Kuleba</text:span>
</text:h>
      <text:p text:style-name="P4">
Authors: Ukrinform (Person)</text:p>
      <text:p text:style-name="P4">
Publisher: Укринформ (Organization)</text:p>
      <text:p text:style-name="P4">
Published Time: 2023-04-04T21:00:50+03:00</text:p>
      <text:p text:style-name="P4">
Modified Time: 2023-04-04T21:00:50+03:00</text:p>
      <text:p text:style-name="P4">
Description: The issue of the NATO Membership Action Plan for Ukraine is removed from the agenda. - Ukrinform.</text:p>
      <text:p text:style-name="P4">
Images: ["<text:a xlink:type="simple" xlink:href="https://static.ukrinform.com/photos/2022_03/thumb_files/630_360_1647525027-868.jpg" text:style-name="Internet_20_link" text:visited-style-name="Visited_20_Internet_20_Link">
630_360_16475...</text:a>
"]</text:p>
      <text:p text:style-name="P4">
Tags: ['Кулеба', 'Україна', 'Комісія Україна-НАТО']</text:p>
      <text:p text:style-name="P4">
Type: Article</text:p>
      <!--METADATA-->
      <text:p text:style-name="P4">
<draw:frame draw:style-name="fr1" draw:name="Image212" text:anchor-type="as-char" svg:width="6.9236in" svg:height="3.956343in" draw:z-index="0">
<draw:image xlink:href="../Images/yкринформ/2023-04-04T21-00-50-03-00/630_360_1647525027-868.jpg" xlink:type="simple" xlink:show="embed" xlink:actuate="onLoad" draw:mime-type="image/jpeg"/>
</draw:frame>
The issue of plans for NATO membership actions for Ukraine is removed from the agenda.</text:p>
      <text:p text:style-name="P4">
This was stated by the Minister of Foreign Affairs of Ukraine Dmytro Kuleba at a briefing with the suspicions of the meeting of the Ukraine-Ukraine-NATO commission, answering the question of the correspondent of Ukrinform.</text:p>
      <text:p text:style-name="P4">
"The issue of VAT was removed from the agenda because we have updated, applied. There is an additional strengthening(https://www.ukrinform.ua/tag-nato), and this cannot be a replacement for membership, and this cannot be a condition for membership. It is a mechanism of practical assistance, which, which, who wants to make the most powerful and powerful, and in parallel is the process of promoting political decisions on Ukraine's membership in NATO, ”said the Head of Ukrainian Diplomacy.</text:p>
      <text:p text:style-name="P4">
Kuleba emphasized that at a meeting with NATO Secretary General Yinstoltenberg, they have clearly spoke this issue today.</text:p>
      <text:p text:style-name="P4">
<text:span text:style-name="T4">
 Read also: </text:span>
 <text:a xlink:type="simple" xlink:href="https://www.ukrinform.ua/rubric-world/3691540-stoltenberg-majbutne-ukraini-u-evroatlanticnij-rodini.html" text:style-name="Internet_20_link" text:visited-style-name="Visited_20_Internet_20_Link">
</text:a>
As reported <text:a xlink:type="simple" xlink:href="https://www.ukrinform.ua/rubric-polytics/3691356-ministri-nato-obgovorat-negajnu-dopomogu-ukraini-ta-podalsu-pidtrimku-stoltenberg.html" text:style-name="Internet_20_link" text:visited-style-name="Visited_20_Internet_20_Link">
</text:a>
, On April 4, a two -day meeting of NATO foreign ministers begins in Brussels. Today there is a meeting with the Foreign Minister of Ukraine Dmitry Kuleba.</text:p>
      <text:p text:style-name="P4">
September 30 President Volodymyr Zelenskyy, Verkhovna Rada Chairman Ruslantefanchuk and Prime Minister Denis Shmigal <text:a xlink:type="simple" xlink:href="https://www.ukrinform.ua/rubric-polytics/3583117-ukraina-podae-zaavku-na-vstup-do-nato-zelenskij.html" text:style-name="Internet_20_link" text:visited-style-name="Visited_20_Internet_20_Link">
</text:a>
in an accelerated order.</text:p>
      <text:p text:style-name="P4">
News Source: <text:a xlink:type="simple" xlink:href="https://www.ukrinform.ua/rubric-polytics/3691624-pitanna-pdc-v-nato-dla-ukraini-znate-z-poradku-dennogo-kuleba.html" text:style-name="Internet_20_link" text:visited-style-name="Visited_20_Internet_20_Link">
https://www.ukrinform.ua/rubric-polytics/3691624-pitanna-pdc-v-nato-dla-ukraini-znate-z-poradku-dennogo-kuleba.html</text:a>
</text:p>
      <!--NEWS-->
      <text:h text:style-name="P10" text:outline-level="1">
<text:span text:style-name="T4">
Yastremskaya lost the third "rackets" of Brazil at a tennis tournament in Colombia</text:span>
</text:h>
      <text:p text:style-name="P4">
Authors: Ukrinform (Person)</text:p>
      <text:p text:style-name="P4">
Publisher: Укринформ (Organization)</text:p>
      <text:p text:style-name="P4">
Published Time: 2023-04-04T21:04:55+03:00</text:p>
      <text:p text:style-name="P4">
Modified Time: 2023-04-04T21:04:55+03:00</text:p>
      <text:p text:style-name="P4">
Description: The Ukrainian Diana Yastremskaya was unable to overcome the starting barrier of the Women's Tennis Association (WTA) - Copa Colsanitas Presentado Por Zurich - in Bogot (Columbia) with a prize fund of $ 259.3 thousand - Ukrinform.</text:p>
      <text:p text:style-name="P4">
Images: ["<text:a xlink:type="simple" xlink:href="https://static.ukrinform.com/photos/2023_04/thumb_files/630_360_1680628064-436.jpg" text:style-name="Internet_20_link" text:visited-style-name="Visited_20_Internet_20_Link">
630_360_16806...</text:a>
"]</text:p>
      <text:p text:style-name="P4">
Tags: ['Теніс', 'Даяна Ястремська']</text:p>
      <text:p text:style-name="P4">
Type: Article</text:p>
      <!--METADATA-->
      <text:p text:style-name="P4">
<draw:frame draw:style-name="fr1" draw:name="Image213" text:anchor-type="as-char" svg:width="6.9236in" svg:height="3.956343in" draw:z-index="0">
<draw:image xlink:href="../Images/yкринформ/2023-04-04T21-04-55-03-00/630_360_1680628064-436.jpg" xlink:type="simple" xlink:show="embed" xlink:actuate="onLoad" draw:mime-type="image/jpeg"/>
</draw:frame>
Ukrainian Yastremskaya was unable to overcome the starting barrier(WTA)- Copa Colsanitas presented by Zurich - уоготі(Colombia)With a prize fund $ 259.3 thousand</text:p>
      <text:p text:style-name="P4">
In a duel for reaching the second circle of competition Yastremskaya(# 134 WTA rating)In 2 hours 40 minutes gave way to the third "rackets" of Brazil Karolini Alves(№239)- 6:4, 6:7(5:7), 2: 6, reports Ukrinform.</text:p>
      <text:p text:style-name="P4">
The permanent) permit of alsche plays with the sown under the 2nd number of the tournament to the tournament by the German Tatiana Maria(№66), what kind of Katrina Scott's victorious(№161)- 6: 1, 6: 4.</text:p>
      <text:p text:style-name="P4">
<text:span text:style-name="T4">
 Read also: </text:span>
 <text:a xlink:type="simple" xlink:href="https://www.ukrinform.ua/rubric-sports/3691454-gutcajt-vistupi-nasih-tenisistiv-proti-rosian-zigrali-proti-nas.html" text:style-name="Internet_20_link" text:visited-style-name="Visited_20_Internet_20_Link">
</text:a>
The tournament in Bogot will last until April 9.</text:p>
      <text:p text:style-name="P4">
Photo: BTU.</text:p>
      <text:p text:style-name="P4">
News Source: <text:a xlink:type="simple" xlink:href="https://www.ukrinform.ua/rubric-sports/3691626-astremska-prograla-tretij-raketci-brazilii-na-tenisnomu-turniri-v-kolumbii.html" text:style-name="Internet_20_link" text:visited-style-name="Visited_20_Internet_20_Link">
https://www.ukrinform.ua/rubric-sports/3691626-astremska-prograla-tretij-raketci-brazilii-na-tenisnomu-turniri-v-kolumbii.html</text:a>
</text:p>
      <!--NEWS-->
      <text:h text:style-name="P10" text:outline-level="1">
<text:span text:style-name="T4">
The SBU exposed the former rector of the Church of the Izium Diocese of the UOC -MP, who "consecrated" columns of the invaders</text:span>
</text:h>
      <text:p text:style-name="P4">
Authors: Ukrinform (Person)</text:p>
      <text:p text:style-name="P4">
Publisher: Укринформ (Organization)</text:p>
      <text:p text:style-name="P4">
Published Time: 2023-04-04T21:05:00+03:00</text:p>
      <text:p text:style-name="P4">
Modified Time: 2023-04-04T21:05:00+03:00</text:p>
      <text:p text:style-name="P4">
Description: In the Kharkiv region, the Security Service of Ukraine has collected an evidence of support for Russian armed aggression for the former rector of one of the temples of the Izium Diocese of the Ukrainian Orthodox Church of the Moscow Patriarchate. - Ukrinform.</text:p>
      <text:p text:style-name="P4">
Images: ["<text:a xlink:type="simple" xlink:href="https://static.ukrinform.com/photos/2021_10/thumb_files/630_360_1634664278-801.jpg" text:style-name="Internet_20_link" text:visited-style-name="Visited_20_Internet_20_Link">
630_360_16346...</text:a>
"]</text:p>
      <text:p text:style-name="P4">
Tags: ['Окупація', 'СБУ', 'УПЦ МП', 'Держзрада', 'Харківщина', 'Війна з росією']</text:p>
      <text:p text:style-name="P4">
Type: Article</text:p>
      <!--METADATA-->
      <text:p text:style-name="P4">
<draw:frame draw:style-name="fr1" draw:name="Image214" text:anchor-type="as-char" svg:width="6.9236in" svg:height="3.956343in" draw:z-index="0">
<draw:image xlink:href="../Images/yкринформ/2023-04-04T21-05-00-03-00/630_360_1634664278-801.jpg" xlink:type="simple" xlink:show="embed" xlink:actuate="onLoad" draw:mime-type="image/jpeg"/>
</draw:frame>
In the Kharkiv region, the Security Service of Ukraine has collected the evidence of support for Russian armed aggression for the former rector of one of the temple Diocese of the Ukrainian Orthodox Church of the Moscow Patriarchate.</text:p>
      <text:p text:style-name="P4">
As Ukrinform reports, this has reported <text:a xlink:type="simple" xlink:href="https://ssu.gov.ua/novyny/sbu-vykryla-kolyshnoho-nastoiatelia-khramu-upts-mp-yakyi-blahoslovliav-rosiiskykh-viiskovykh-pid-chas-okupatsii-kharkivshchyny" text:style-name="Internet_20_link" text:visited-style-name="Visited_20_Internet_20_Link">
</text:a>
.</text:p>
      <text:p text:style-name="P4">
On the actions of the abbot, criminal proceedings under Art. 436-2(justification, recognition legitimate, denial of armed aggression of the Russian Federation of anti -Ukraine, glorification of its participants)Criminal Code of Ukraine.</text:p>
      <text:p text:style-name="P4">
According to the investigation, in the period of temporary seizure of the Russians part of the Archpriest, the Archpriest organized the staging church course before the Day of Turning of Kievan Rus and tried to attract locals to it.</text:p>
      <text:p text:style-name="P4">
<text:span text:style-name="T4">
 Read also: </text:span>
 <text:a xlink:type="simple" xlink:href="https://www.ukrinform.ua/rubric-regions/3691379-u-hmelnickomu-sobori-akij-perejsov-do-pcu-viavili-antiukrainsku-literaturu.html" text:style-name="Internet_20_link" text:visited-style-name="Visited_20_Internet_20_Link">
</text:a>
During the event, the person involved in the Russian invaders and consecrated their military equipment in the Kupyansk district, ordering their associates to fix the whole process on the camera for further publication on the Kremlin mediaresurs. Thus, an attempt was made to simulate the "support" of invaders by local believers.</text:p>
      <text:p text:style-name="P4">
During the liberation of the Kharkiv region, the abbot, together with the family, escaped the scent of the Russian Federation, where he was appointed the rector of the Orthodox receipt of the John-Predtechensky Temple of the Tvere and Kashin Diocese of the Russian Orthodox Church.</text:p>
      <text:p text:style-name="P4">
Investigative actions are ongoing to establish all the circumstances of the crime and bring the perpetrators responsible.</text:p>
      <text:p text:style-name="P4">
In <text:a xlink:type="simple" xlink:href="https://gp.gov.ua/ua/posts/vstanovleno-kolisnyogo-nastoyatelya-xramu-upc-mp-yakii-blagoslovlyav-rosiiskix-viiskovix-pid-cas-okupaciyi-xarkivshhini" text:style-name="Internet_20_link" text:visited-style-name="Visited_20_Internet_20_Link">
</text:a>
It was specified that the mentioned event was organized by the person involved in the village of two -year -olds of the District at the end of July 2022.</text:p>
      <text:p text:style-name="P4">
As reported by Ukrinform, the SBU stated that she had collected a reasonable evidence -based involvement <text:a xlink:type="simple" xlink:href="https://www.ukrinform.ua/rubric-society/3690250-pidozra-mitropolitu-upc-mp-pavlu-u-sbu-rozkrili-detali.html" text:style-name="Internet_20_link" text:visited-style-name="Visited_20_Internet_20_Link">
</text:a>
 (Peter Lebed)Imbling religious enmity, justification and denial of armed aggression of the Russian Federation against Ukraine.</text:p>
      <text:p text:style-name="P4">
News Source: <text:a xlink:type="simple" xlink:href="https://www.ukrinform.ua/rubric-regions/3691464-sbu-vikrila-kolisnogo-nastoatela-hramu-izumskoi-eparhii-upc-mp-akij-osvacuvav-koloni-okupantiv.html" text:style-name="Internet_20_link" text:visited-style-name="Visited_20_Internet_20_Link">
https://www.ukrinform.ua/rubric-regions/3691464-sbu-vikrila-kolisnogo-nastoatela-hramu-izumskoi-eparhii-upc-mp-akij-osvacuvav-koloni-okupantiv.html</text:a>
</text:p>
      <!--NEWS-->
      <text:h text:style-name="P10" text:outline-level="1">
<text:span text:style-name="T4">
Ukraine appeals to support to the United States because the enemy of freedom must lose - Zelensky</text:span>
</text:h>
      <text:p text:style-name="P4">
Authors: Ukrinform (Person)</text:p>
      <text:p text:style-name="P4">
Publisher: Укринформ (Organization)</text:p>
      <text:p text:style-name="P4">
Published Time: 2023-04-04T21:08:00+03:00</text:p>
      <text:p text:style-name="P4">
Modified Time: 2023-04-04T21:08:00+03:00</text:p>
      <text:p text:style-name="P4">
Description: The enemy of freedom must lose, which is why Ukraine appeals to the United States for support - armed and financial.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США', 'допомога', 'Зеленський', 'Війна з росією']</text:p>
      <text:p text:style-name="P4">
Type: Article</text:p>
      <!--METADATA-->
      <text:p text:style-name="P4">
<draw:frame draw:style-name="fr1" draw:name="Image215" text:anchor-type="as-char" svg:width="6.9236in" svg:height="3.956343in" draw:z-index="0">
<draw:image xlink:href="../Images/yкринформ/2023-04-04T21-08-00-03-00/630_360_1679682020-565.jpeg" xlink:type="simple" xlink:show="embed" xlink:actuate="onLoad" draw:mime-type="image/jpeg"/>
</draw:frame>
The enemies should lose, which is why Ukraine goes to the United States for support -armed and financial.</text:p>
      <text:p text:style-name="P4">
President Volodymyr Zelenskyy stated this during <text:a xlink:type="simple" xlink:href="https://t.me/V_Zelenskiy_official/5755" text:style-name="Internet_20_link" text:visited-style-name="Visited_20_Internet_20_Link">
</text:a>
, Ukrinform correspondent reports.</text:p>
      <text:p text:style-name="P4">
“The enemy of freedom must lose quickly and reliably where he came from the criminal aggressive war. This is why we turn to support to <text:a xlink:type="simple" xlink:href="https://www.ukrinform.ua/tag-ssa" text:style-name="Internet_20_link" text:visited-style-name="Visited_20_Internet_20_Link">
</text:a>
, weapons and finances. Ukraine stands - your peace, your allies and partners will stand, ”the heads emphasized.</text:p>
      <text:p text:style-name="P4">
He thanked all the Americans who understand how important it is to protect freedom and support Ukraine.</text:p>
      <text:p text:style-name="P4">
Zelensky noted that Ukraine is grateful to the President Biden, both parties of the Ipalates of Congress and every state, which is now involved in freedom, grateful to those who are ready to work together on the reconstruction of Ukraine.</text:p>
      <text:p text:style-name="P4">
"Harpons" and "Silegers", "First" and "Bradley", other systems and products(Not safety), services and solutions that bring Ukrainian victory to give Ukrainian life stability despite the war, it is your production, your states of people. Texas and Nevada, Maryland and California, Indiana and Oregon, tripodsington and New York and many others, ”the President said.</text:p>
      <text:p text:style-name="P4">
According to him, each of the states has experience in assisting Ukraine not only by the Vocal Sphere, but also for people, in particular in the treatment and rehabilitation of soldiers of and, wounded children.</text:p>
      <text:p text:style-name="P4">
The Head of State also noted that hundreds of US companies, banks of and disregarding business with Ukraine, and thousands of companies will join the proceeding.</text:p>
      <text:p text:style-name="P4">
“I know that some states are negotiating special cooperation. Something is being restored. Ohio and our Kharkiv region, Illinois and Nashayiv region, Minnesota and our Chernihiv region. We have to expand such a direction of bilateral cooperation - from state to region, from the city of the house. What will complement the interstate work powerfully, ”Zelensky said.</text:p>
      <text:p text:style-name="P4">
<text:span text:style-name="T4">
 Read also: </text:span>
 <text:a xlink:type="simple" xlink:href="https://www.ukrinform.ua/rubric-polytics/3691529-novij-paket-vijskovoi-dopomogi-ssa-pramue-v-ukrainu-kuleba.html" text:style-name="Internet_20_link" text:visited-style-name="Visited_20_Internet_20_Link">
</text:a>
He added that it is with Ukraine that America is able to protect its values. Such work also contributes to the safety of both countries, the growth of the economy, the emergence of working places.As reported by Ukrinform, since the beginning of a full -scale Russian invasion, the country has provided more than $ 14 billion in financial assistance to Ukraine.</text:p>
      <text:p text:style-name="P4">
<text:span text:style-name="T5">
Foto: op</text:span>
</text:p>
      <text:p text:style-name="P4">
News Source: <text:a xlink:type="simple" xlink:href="https://www.ukrinform.ua/rubric-polytics/3691627-ukraina-zvertaetsa-po-pidtrimku-do-ssa-bo-vorog-svobodi-mae-prograti-zelenskij.html" text:style-name="Internet_20_link" text:visited-style-name="Visited_20_Internet_20_Link">
https://www.ukrinform.ua/rubric-polytics/3691627-ukraina-zvertaetsa-po-pidtrimku-do-ssa-bo-vorog-svobodi-mae-prograti-zelenskij.html</text:a>
</text:p>
      <!--NEWS-->
      <text:h text:style-name="P10" text:outline-level="1">
<text:span text:style-name="T4">
In Ukraine nearly 1900 cities and villages need reconstruction - President</text:span>
</text:h>
      <text:p text:style-name="P4">
Authors: Ukrinform (Person)</text:p>
      <text:p text:style-name="P4">
Publisher: Укринформ (Organization)</text:p>
      <text:p text:style-name="P4">
Published Time: 2023-04-04T21:12:00+03:00</text:p>
      <text:p text:style-name="P4">
Modified Time: 2023-04-04T21:12:00+03:00</text:p>
      <text:p text:style-name="P4">
Description: About 1900 cities and villages of Ukraine need reconstruction as a result of Russian aggression.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Україна', 'Зеленський', 'Війна з росією', 'Відбудова']</text:p>
      <text:p text:style-name="P4">
Type: Article</text:p>
      <!--METADATA-->
      <text:p text:style-name="P4">
<draw:frame draw:style-name="fr1" draw:name="Image216" text:anchor-type="as-char" svg:width="6.9236in" svg:height="3.956343in" draw:z-index="0">
<draw:image xlink:href="../Images/yкринформ/2023-04-04T21-12-00-03-00/630_360_1678962741-175.jpeg" xlink:type="simple" xlink:show="embed" xlink:actuate="onLoad" draw:mime-type="image/jpeg"/>
</draw:frame>
About 1900 cities and villages of Ukraine need reconstruction as a result of Russian aggression.</text:p>
      <text:p text:style-name="P4">
President Volodymyr Zelenskyy stated this during a meeting with the members of the National Governor Association, Ukrinform correspondent reports.</text:p>
      <text:p text:style-name="P4">
“... nearly 1900 cities and villages of our country need reconstruction. Schools and churches, houses and enterprises, transport and power plants ... All you are good at restoring living conditions after a devastating tornado. You will do it!We do it!But after the blows of the human element, human evil, and unnatural cataclysm, ”the Head of State emphasized.</text:p>
      <text:p text:style-name="P4">
He noted that recovery <text:a xlink:type="simple" xlink:href="https://www.ukrinform.ua/tag-ukraina" text:style-name="Internet_20_link" text:visited-style-name="Visited_20_Internet_20_Link">
</text:a>
Budenaei in Europe a major economic project for the lives of several generations.</text:p>
      <text:p text:style-name="P4">
“And I believe that America will be with us in this reconstruction!Your companies, your working places ... just as you are now with us in defense. To whom, not to you, the governors of the state, to know what really stands according to "reconstruction" and "defense", - Zelensky said.</text:p>
      <text:p text:style-name="P4">
The President stressed that Russia has not resolved the war against Ukraine as patients in Europe and the world as a whole.</text:p>
      <text:p text:style-name="P4">
According to him, millions of Ukrainian families have been torn by war, millions of people to look for in other countries of protection against Russian terror, hundreds of Ukrainian cities and villages burned by Russian artillery, missiles, and Tairan's aviation.</text:p>
      <text:p text:style-name="P4">
“There was a city of coal. 15 thousand inhabitants. The aggressor burned it. Mariupol. More 400 thousand inhabitants. Russia has left it only the ruins from him, ”the Glava state.</text:p>
      <text:p text:style-name="P4">
<text:span text:style-name="T4">
 Read also: </text:span>
 <text:a xlink:type="simple" xlink:href="https://www.ukrinform.ua/rubric-world/3691467-zahidni-partneri-stali-planuvati-dopomogu-ukraini-na-trivalisi-termini.html" text:style-name="Internet_20_link" text:visited-style-name="Visited_20_Internet_20_Link">
</text:a>
He emphasized that thousands of fields have been replaced in Ukraine, part of the economic, thousands of people are forcibly deported to Russia.</text:p>
      <text:p text:style-name="P4">
As reported by Ukrinform, President of Ukraine Volodymyr Zelensky reported that Ukraine needs partners' money for a quick recovery, because now they are going to the army and salaries for employees.</text:p>
      <text:p text:style-name="P4">
<text:span text:style-name="T5">
Foto: op</text:span>
</text:p>
      <text:p text:style-name="P4">
News Source: <text:a xlink:type="simple" xlink:href="https://www.ukrinform.ua/rubric-vidbudova/3691628-v-ukraini-majze-1900-mist-i-sil-potrebuut-vidbudovi-prezident.html" text:style-name="Internet_20_link" text:visited-style-name="Visited_20_Internet_20_Link">
https://www.ukrinform.ua/rubric-vidbudova/3691628-v-ukraini-majze-1900-mist-i-sil-potrebuut-vidbudovi-prezident.html</text:a>
</text:p>
      <!--NEWS-->
      <text:h text:style-name="P10" text:outline-level="1">
<text:span text:style-name="T4">
Kuleba: At a meeting of the Commission Ukraine-NATO no one pushed us to negotiations with Russia</text:span>
</text:h>
      <text:p text:style-name="P4">
Authors: Ukrinform (Person)</text:p>
      <text:p text:style-name="P4">
Publisher: Укринформ (Organization)</text:p>
      <text:p text:style-name="P4">
Published Time: 2023-04-04T21:20:00+03:00</text:p>
      <text:p text:style-name="P4">
Modified Time: 2023-04-04T21:20:00+03:00</text:p>
      <text:p text:style-name="P4">
Description: At the meeting of the Commission, Ukraine-no one pushed Ukraine to negotiate with Russia in a format that does not meet our interests. - Ukrinform.</text:p>
      <text:p text:style-name="P4">
Images: ["<text:a xlink:type="simple" xlink:href="https://static.ukrinform.com/photos/2022_11/thumb_files/630_360_1668440631-706.jpeg" text:style-name="Internet_20_link" text:visited-style-name="Visited_20_Internet_20_Link">
630_360_16684...</text:a>
"]</text:p>
      <text:p text:style-name="P4">
Tags: ['Кулеба', 'НАТО', 'Комісія Україна-НАТО', 'Війна з росією']</text:p>
      <text:p text:style-name="P4">
Type: Article</text:p>
      <!--METADATA-->
      <text:p text:style-name="P4">
<draw:frame draw:style-name="fr1" draw:name="Image217" text:anchor-type="as-char" svg:width="6.9236in" svg:height="3.956343in" draw:z-index="0">
<draw:image xlink:href="../Images/yкринформ/2023-04-04T21-20-00-03-00/630_360_1668440631-706.jpeg" xlink:type="simple" xlink:show="embed" xlink:actuate="onLoad" draw:mime-type="image/jpeg"/>
</draw:frame>
The NATO-Ukraine commission no one pushed Ukraine to talk in a format that does not meet our interests.</text:p>
      <text:p text:style-name="P4">
This was stated by Foreign Minister Dmytro Kuleba at a briefing with the suspicion of the meeting in response to the question of Ukrinform correspondent.</text:p>
      <text:p text:style-name="P4">
“There was no voice that would pushed Ukraine to negotiate in a format that somehow does not meet the interests of Ukraine. Moreover, even the countries that, say, less loud in the support of Ukraine, have stated that any negotiations should meet two basic principles - Ceteristical integrity and sovereignty of Ukraine, ”said <text:a xlink:type="simple" xlink:href="https://www.ukrinform.ua/tag-kuleba" text:style-name="Internet_20_link" text:visited-style-name="Visited_20_Internet_20_Link">
</text:a>
.</text:p>
      <text:p text:style-name="P4">
He also emphasized that "neither in lines nor between lines" there was no fatigue against Ukraine and hints, they say, "let's roll it all."</text:p>
      <text:p text:style-name="P4">
<text:span text:style-name="T4">
 Read also: </text:span>
 <text:a xlink:type="simple" xlink:href="https://www.ukrinform.ua/rubric-ato/3691620-zsu-svidse-otrimaut-use-so-treba-dla-kontrnastupu-kuleba-pro-rezultati-komisii-ukrainanato.html" text:style-name="Internet_20_link" text:visited-style-name="Visited_20_Internet_20_Link">
</text:a>
"On the contrary - specific things: we have to do it, let's think, maybe do this, and a lot of clear statements that we will be with Ukraine to Tympir until it wins," the Foreign Minister emphasized.</text:p>
      <text:p text:style-name="P4">
As reported, <text:a xlink:type="simple" xlink:href="https://www.ukrinform.ua/rubric-polytics/3691275-kuleba-obgovoriv-z-glavou-diplomatii-es-rozsirenna-bezpekovoi-pidtrimki-ukraini.html" text:style-name="Internet_20_link" text:visited-style-name="Visited_20_Internet_20_Link">
</text:a>
, during which it was about expanding Ukraine's security support.</text:p>
      <text:p text:style-name="P4">
News Source: <text:a xlink:type="simple" xlink:href="https://www.ukrinform.ua/rubric-polytics/3691630-kuleba-na-zasidanni-komisii-ukrainanato-nihto-ne-pidstovhuvav-nas-do-peremovin-z-rosieu.html" text:style-name="Internet_20_link" text:visited-style-name="Visited_20_Internet_20_Link">
https://www.ukrinform.ua/rubric-polytics/3691630-kuleba-na-zasidanni-komisii-ukrainanato-nihto-ne-pidstovhuvav-nas-do-peremovin-z-rosieu.html</text:a>
</text:p>
      <!--NEWS-->
      <text:h text:style-name="P10" text:outline-level="1">
<text:span text:style-name="T4">
In Germany presented air taxi</text:span>
</text:h>
      <text:p text:style-name="P4">
Authors: Ukrinform (Person)</text:p>
      <text:p text:style-name="P4">
Publisher: Укринформ (Organization)</text:p>
      <text:p text:style-name="P4">
Published Time: 2023-04-04T21:24:00+03:00</text:p>
      <text:p text:style-name="P4">
Modified Time: 2023-04-04T21:24:00+03:00</text:p>
      <text:p text:style-name="P4">
Description: Volocopter solemnly opened the Angar-Taxi Angar Taxi in Brukhzal, the land of Baden-Württemberg. - Ukrinform.</text:p>
      <text:p text:style-name="P4">
Images: ["<text:a xlink:type="simple" xlink:href="https://static.ukrinform.com/photos/2023_04/thumb_files/630_360_1680632562-682.png" text:style-name="Internet_20_link" text:visited-style-name="Visited_20_Internet_20_Link">
630_360_16806...</text:a>
"]</text:p>
      <text:p text:style-name="P4">
Tags: ['Німеччина', 'Технології', 'Транспорт', 'Таксі']</text:p>
      <text:p text:style-name="P4">
Type: Article</text:p>
      <!--METADATA-->
      <text:p text:style-name="P4">
<draw:frame draw:style-name="fr1" draw:name="Image218" text:anchor-type="as-char" svg:width="6.9236in" svg:height="3.956343in" draw:z-index="0">
<draw:image xlink:href="../Images/yкринформ/2023-04-04T21-24-00-03-00/630_360_1680632562-682.png" xlink:type="simple" xlink:show="embed" xlink:actuate="onLoad" draw:mime-type="image/png"/>
</draw:frame>
Angar-sheh was solemnly opened by the Angar-this Angar Taxi Air Taxi, the land of Baden-Württemberg.</text:p>
      <text:p text:style-name="P4">
About it reports Ukrinform.</text:p>
      <text:p text:style-name="P4">
It is planned that completely electrical, the so -called "air taxis" from this manufacturer will be used at the 2024 Olympic Games in Paris.</text:p>
      <text:p text:style-name="P4">
<text:a xlink:type="simple" xlink:href="https://www.volocopter.com/" text:style-name="Internet_20_link" text:visited-style-name="Visited_20_Internet_20_Link">
</text:a>
The approval and certification of a aircraft novelty, which can fly and land vertically, is waiting for the approval and certification. The premiere remains less than 500 days.</text:p>
      <text:p text:style-name="P4">
"I am sure that we will be the first in the world to make commercial flights," Dirk Goke, head of the company Dirk Guke, told reporters. According to him, the company will be able to produce 50 such in the future <text:a xlink:type="simple" xlink:href="https://www.ukrinform.ua/tag-transport" text:style-name="Internet_20_link" text:visited-style-name="Visited_20_Internet_20_Link">
</text:a>
for a year.</text:p>
      <text:p text:style-name="P4">
Transport Minister Vising, who visited the presentation, stated the "beginning of a new era", and that the dream of having a cheap, quiet, without emissions, the transport of "became closer to many".</text:p>
      <text:p text:style-name="P4">
<text:span text:style-name="T4">
 Read also: </text:span>
 <text:a xlink:type="simple" xlink:href="https://www.ukrinform.ua/rubric-technology/3677340-aerotaksi-vid-autoflight-vstanovilo-rekord-dalnosti-polotu.html" text:style-name="Internet_20_link" text:visited-style-name="Visited_20_Internet_20_Link">
</text:a>
The European Aviation Safety Agency is currently studying the issue of Volocity and hopes that certification will be completed in the first half of 2024. The next step should be to obtain the so -called air operator and pilots licensing.</text:p>
      <text:p text:style-name="P4">
Aircraft operates from batteries, so they are more friendly to nature than many other modes of transport.</text:p>
      <text:p text:style-name="P4">
<text:span text:style-name="T5">
Foto: www.volocopter.com</text:span>
</text:p>
      <text:p text:style-name="P4">
News Source: <text:a xlink:type="simple" xlink:href="https://www.ukrinform.ua/rubric-technology/3691633-u-nimeccini-prezentuvali-povitrane-taksi.html" text:style-name="Internet_20_link" text:visited-style-name="Visited_20_Internet_20_Link">
https://www.ukrinform.ua/rubric-technology/3691633-u-nimeccini-prezentuvali-povitrane-taksi.html</text:a>
</text:p>
      <!--NEWS-->
      <text:h text:style-name="P10" text:outline-level="1">
<text:span text:style-name="T4">
In Ukraine predicted rain and snow, at night to 5 ° frost</text:span>
</text:h>
      <text:p text:style-name="P4">
Authors: Ukrinform (Person)</text:p>
      <text:p text:style-name="P4">
Publisher: Укринформ (Organization)</text:p>
      <text:p text:style-name="P4">
Published Time: 2023-04-04T21:31:00+03:00</text:p>
      <text:p text:style-name="P4">
Modified Time: 2023-04-04T21:31:00+03:00</text:p>
      <text:p text:style-name="P4">
Description: In Ukraine, on April 5, wet snow is expected in Western, Zhytomyr and Vinnytsia regions, it will rain in the rest of the territory, the temperature at night is 2-7 ° heat, in places up to 5 ° frost, in the afternoon in some regions 0-5 ° heat, in Kyiv, Cherkasy, Cherkasy, Cherkasy, Cherkasy, Cherkasy, Cherkasy, Cherkasy Odessa regions 7-12 °. - Ukrinform.</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Сніг', 'Прогноз']</text:p>
      <text:p text:style-name="P4">
Type: Article</text:p>
      <!--METADATA-->
      <text:p text:style-name="P4">
<draw:frame draw:style-name="fr1" draw:name="Image219" text:anchor-type="as-char" svg:width="6.9236in" svg:height="3.956343in" draw:z-index="0">
<draw:image xlink:href="../Images/yкринформ/2023-04-04T21-31-00-03-00/630_360_1609397815-516.jpg" xlink:type="simple" xlink:show="embed" xlink:actuate="onLoad" draw:mime-type="image/jpeg"/>
</draw:frame>
In Ukraine on April 5, wet snow is expected in Western, Zhytomyr and Vinnytsia region, it will rain in the rest of the territory, a temperature of 2-7 ° heat at night, 5 ° frost in places, in some regions 0-5 ° heat, in Kyiv, Cherkasy, Odessa regions 7 -12 °.</text:p>
      <text:p text:style-name="P4">
Ukrinform was reported at the Ukrainian Hydrometeorological Center.</text:p>
      <text:p text:style-name="P4">
"In the western regions moderate, in the Zhytomyr and Vinnytsia regions significant <text:a xlink:type="simple" xlink:href="https://www.ukrinform.ua/tag-snig" text:style-name="Internet_20_link" text:visited-style-name="Visited_20_Internet_20_Link">
</text:a>
; on the roads in places of ice; temperature at night 0-5 ° frost(In Vinnytsia region 0-5 ° heat); in the afternoon 0-5 ° heat, Nazakarpatti up to 9 °(In the Carpathians snow, temperature at night 5-10 ° frost, daytime 0-5 ° frost). На решті території дощ, на північному сході без істотних опадів;температура вночі 2-7° тепла, у південній частині до 10°; вдень 13-18°, уКиївській, Черкаській, Одеській областях 7-12°. Вітер північний, північно-східний, 7-12 м/с, у східних та південних областях місцями пориви 15-20 м/с",- йдеться в повідомленні.</text:p>
      <text:p text:style-name="P4">
У Києві та області у середу дощитиме. Вітер північно-східний, 7-12 м/с. Устолиці температура вночі 3-5° тепла, вдень 8-10°; на Київщині вночі 2-7°тепла, вдень 7-12°.</text:p>
      <text:p text:style-name="P4">
Синоптики прогнозують 6-7 квітня в західних областях мокрий сніг та дощ, вКарпатах сніг, лише вдень 7 квітня без істотних опадів; температура вночі тавдень від 2° тепла до 3° морозу (in the Carpathians at night 5-10 ° frost), in the afternoon 7 April 0-5 ° heat; On the roads, ice.</text:p>
      <text:p text:style-name="P4">
The rest of the territory will sometimes be light rain; The temperature at night is 4-9 ° heat, in the afternoon 7-12 °, in the eastern regions up to 16 °. Wind in Ukraine on April 6 Eastern, Northeast, 7-12 m/s, at night gusts 15-20 m/s, April 7 variables, 3-8 m/s.</text:p>
      <text:p text:style-name="P4">
<text:span text:style-name="T4">
 Read also: </text:span>
 <text:a xlink:type="simple" xlink:href="https://www.ukrinform.ua/rubric-regions/3691397-sinoptiki-poperedzaut-pro-mokrij-snig-ta-ozeledicu-na-zitomirsini-j-vinniccini.html" text:style-name="Internet_20_link" text:visited-style-name="Visited_20_Internet_20_Link">
</text:a>
In Kiev and the region, sometimes light rain is likely. Wind on April 6 Eastern, northeast, 7-12 m/s, at night gusts 15-20 m/s; April 7 variables, 3-8 m/s. In the capital the temperature at night 6-8 ° heat, in the afternoon 10-12 °; Nakhiv region at night 4-9 ° heat, in the afternoon 7-12 °.</text:p>
      <text:p text:style-name="P4">
According to the forecast, in Ukraine, April 8-9 is sometimes a light rain, a country's night with wet snow.</text:p>
      <text:p text:style-name="P4">
Temperature at night 1-7 ° heat, in the Carpathian region 0-5 ° frost; in the afternoon 8-14 ° heat.</text:p>
      <text:p text:style-name="P4">
In the capital region, a light rain is likely for the weekend. In Kiev Vivememperia at night 4-6 ° heat, in the afternoon 10-12 °; In the area at night 2-7 ° heat, day8-13 °.</text:p>
      <text:p text:style-name="P4">
News Source: <text:a xlink:type="simple" xlink:href="https://www.ukrinform.ua/rubric-regions/3691406-v-ukraini-prognozuut-dos-ta-snig-unoci-do-5-morozu.html" text:style-name="Internet_20_link" text:visited-style-name="Visited_20_Internet_20_Link">
https://www.ukrinform.ua/rubric-regions/3691406-v-ukraini-prognozuut-dos-ta-snig-unoci-do-5-morozu.html</text:a>
</text:p>
      <!--NEWS-->
      <text:h text:style-name="P10" text:outline-level="1">
<text:span text:style-name="T4">
Ukraine and Germany increase cooperation for “green” recovery</text:span>
</text:h>
      <text:p text:style-name="P4">
Authors: Ukrinform (Person)</text:p>
      <text:p text:style-name="P4">
Publisher: Укринформ (Organization)</text:p>
      <text:p text:style-name="P4">
Published Time: 2023-04-04T21:33:00+03:00</text:p>
      <text:p text:style-name="P4">
Modified Time: 2023-04-04T21:33:00+03:00</text:p>
      <text:p text:style-name="P4">
Description: Ukraine and Germany have signed a statement about the expansion of energy partnership for the "green" restoration and reconstruction of Ukrainian energy. - Ukrinform.</text:p>
      <text:p text:style-name="P4">
Images: ["<text:a xlink:type="simple" xlink:href="https://static.ukrinform.com/photos/2023_04/thumb_files/630_360_1680633078-955.jpg" text:style-name="Internet_20_link" text:visited-style-name="Visited_20_Internet_20_Link">
630_360_16806...</text:a>
", "<text:a xlink:type="simple" xlink:href="https://static.ukrinform.com/photos/2023_04/1680633077-433.jpg" text:style-name="Internet_20_link" text:visited-style-name="Visited_20_Internet_20_Link">
1680633077-43...</text:a>
", "<text:a xlink:type="simple" xlink:href="https://static.ukrinform.com/photos/2023_04/1680633077-539.jpg" text:style-name="Internet_20_link" text:visited-style-name="Visited_20_Internet_20_Link">
1680633077-53...</text:a>
", "<text:a xlink:type="simple" xlink:href="https://static.ukrinform.com/photos/2023_04/1680633077-628.jpg" text:style-name="Internet_20_link" text:visited-style-name="Visited_20_Internet_20_Link">
1680633077-62...</text:a>
"]</text:p>
      <text:p text:style-name="P4">
Tags: ['Енергетика', 'Німеччина', 'Україна', 'Відбудова']</text:p>
      <text:p text:style-name="P4">
Type: Article</text:p>
      <!--METADATA-->
      <text:p text:style-name="P4">
<draw:frame draw:style-name="fr1" draw:name="Image220" text:anchor-type="as-char" svg:width="6.9236in" svg:height="3.956343in" draw:z-index="0">
<draw:image xlink:href="../Images/yкринформ/2023-04-04T21-33-00-03-00/630_360_1680633078-955.jpg" xlink:type="simple" xlink:show="embed" xlink:actuate="onLoad" draw:mime-type="image/jpeg"/>
</draw:frame>
Ukraine Inimchina has signed a statement on expansion of energy partnership for the "green" restoration and reconstruction of Ukrainian energy.</text:p>
      <text:p text:style-name="P4">
About it reports <text:a xlink:type="simple" xlink:href="https://mev.gov.ua/novyna/ukrayina-i-nimechchyna-rozshyryuyut-enerhetychne-partnerstvo-dlya-zelenoho-vidnovlennya-ta" text:style-name="Internet_20_link" text:visited-style-name="Visited_20_Internet_20_Link">
</text:a>
, reports Ukrinform.</text:p>
      <text:p text:style-name="P4">
As it is noted, the Minister of Energy of Ukraine Herman Galushchenko and Vicecanzantzlerfrn, the Federal Minister of Economy and Climate Protection Robert Gabex signed in Kiev a joint statement about intention(https://www.ukrinform.ua/tag-energetika)Partnerships on the "green" restoration and reconstruction of Ukraine's energy.</text:p>
      <text:p text:style-name="P4">
<draw:frame draw:style-name="fr1" draw:name="Image221" text:anchor-type="as-char" svg:width="6.9236in" svg:height="4.617987in" draw:z-index="0">
<draw:image xlink:href="../Images/yкринформ/2023-04-04T21-33-00-03-00/1680633077-433.jpg" xlink:type="simple" xlink:show="embed" xlink:actuate="onLoad" draw:mime-type="image/jpeg"/>
</draw:frame>
“Germany is a true great friend of Ukraine, and today we deepen their partnership by opening up opportunities for cooperation, restoration and reconstruction of the energy sector. It is cooperation at the level of not only governments, but also businesses. It is very important that German companies are interested in the construction and implementation of energy projects in Ukraine. I am sure that the results of this cooperation will be a Ukrainian stable and independent power system in Ukraine of a large energy hub for all of Europe, ”said Galushchenko.</text:p>
      <text:p text:style-name="P4">
<draw:frame draw:style-name="fr1" draw:name="Image222" text:anchor-type="as-char" svg:width="6.9236in" svg:height="4.617987in" draw:z-index="0">
<draw:image xlink:href="../Images/yкринформ/2023-04-04T21-33-00-03-00/1680633077-539.jpg" xlink:type="simple" xlink:show="embed" xlink:actuate="onLoad" draw:mime-type="image/jpeg"/>
</draw:frame>
In particular, the parties agreed to expand partnerships in such areas as the restoration of energy infrastructure, to promote the stable stability of the energy sector and the expanded use of renewable energy, including wind, sun, biomass, hydropower and "green" hydrogen.</text:p>
      <text:p text:style-name="P4">
<draw:frame draw:style-name="fr1" draw:name="Image223" text:anchor-type="as-char" svg:width="6.9236in" svg:height="4.617987in" draw:z-index="0">
<draw:image xlink:href="../Images/yкринформ/2023-04-04T21-33-00-03-00/1680633077-628.jpg" xlink:type="simple" xlink:show="embed" xlink:actuate="onLoad" draw:mime-type="image/jpeg"/>
</draw:frame>
Partnership also envisages cooperation in the field of energy saving through energy efficiency; Decarbonization and reduction of carbon dioxide emissions with the utmost acceleration of the transition to pure energy, as well as maintaining structural changes in the coal regions of Ukraine, in particular the implementation of the projects of fair transition and "green" projects in these regions.</text:p>
      <text:p text:style-name="P4">
<text:span text:style-name="T4">
 Read also: </text:span>
 <text:a xlink:type="simple" xlink:href="https://www.ukrinform.ua/rubric-vidbudova/3691589-ukraina-obgovorue-budivnictvo-se-odniei-linii-elektroperedac-iz-polseu-energoatom.html" text:style-name="Internet_20_link" text:visited-style-name="Visited_20_Internet_20_Link">
</text:a>
</text:p>
      <text:p text:style-name="P4">
As it was reported, at the end of March, the Ministry of Energy of Ukraine Inimtsk Eastern Business Association signed a memorandum on cooperation in the direction of ensuring the stable work of the energy sector of Ukraine, as well as disconnecting the sustainable and stable energy system of the future.</text:p>
      <text:p text:style-name="P4">
<text:span text:style-name="T5">
Foto: mev.gov.ua</text:span>
</text:p>
      <text:p text:style-name="P4">
News Source: <text:a xlink:type="simple" xlink:href="https://www.ukrinform.ua/rubric-vidbudova/3691634-ukraina-i-nimeccina-posiluut-spivpracu-dla-zelenogo-vidnovlenna.html" text:style-name="Internet_20_link" text:visited-style-name="Visited_20_Internet_20_Link">
https://www.ukrinform.ua/rubric-vidbudova/3691634-ukraina-i-nimeccina-posiluut-spivpracu-dla-zelenogo-vidnovlenna.html</text:a>
</text:p>
      <!--NEWS-->
      <text:h text:style-name="P10" text:outline-level="1">
<text:span text:style-name="T4">
Russians fired three communities of Sumy region, there is a wounded</text:span>
</text:h>
      <text:p text:style-name="P4">
Authors: Ukrinform (Person)</text:p>
      <text:p text:style-name="P4">
Publisher: Укринформ (Organization)</text:p>
      <text:p text:style-name="P4">
Published Time: 2023-04-04T21:37:00+03:00</text:p>
      <text:p text:style-name="P4">
Modified Time: 2023-04-04T21:37:00+03:00</text:p>
      <text:p text:style-name="P4">
Description: The troops of the Russian Federation fired at three territorial communities of Sumy region during the day, there are injured, damaged civilian buildings and a power line.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Поранені', 'Сумщина', 'Війна з росією']</text:p>
      <text:p text:style-name="P4">
Type: Article</text:p>
      <!--METADATA-->
      <text:p text:style-name="P4">
<draw:frame draw:style-name="fr1" draw:name="Image224" text:anchor-type="as-char" svg:width="6.9236in" svg:height="3.956343in" draw:z-index="0">
<draw:image xlink:href="../Images/yкринформ/2023-04-04T21-37-00-03-00/630_360_1640330796-210.jpeg" xlink:type="simple" xlink:show="embed" xlink:actuate="onLoad" draw:mime-type="image/jpeg"/>
</draw:frame>
The Russian Federation was fired at three territorial communities of the Sumy region during the day, there are injured, damaged civilian buildings and lines of electric programs.</text:p>
      <text:p text:style-name="P4">
According to Ukrinform, the Sumy Regional Military Administration reported in <text:a xlink:type="simple" xlink:href="https://t.me/Sumy_news_ODA/15263" text:style-name="Internet_20_link" text:visited-style-name="Visited_20_Internet_20_Link">
</text:a>
.</text:p>
      <text:p text:style-name="P4">
In particular, in the territory of one of the villages of the Krasnopil community, the invaders of drones of drones two grenade launchers shots(Vog). Унаслідок ворожої атакипоранення дістав цивільний, також пошкоджений торговельний заклад.</text:p>
      <text:p text:style-name="P4">
Білопільську громаду росіяни <text:a xlink:type="simple" xlink:href="https://www.ukrinform.ua/tag-obstril" text:style-name="Internet_20_link" text:visited-style-name="Visited_20_Internet_20_Link">
 </text:a>
Almost throughout the day - a total of 49 mortars of mortars and 58 steps from easel grenade launchers(Ths).</text:p>
      <text:p text:style-name="P4">
По Середино-Будській громаді з території росії відбувся мінометний обстріл –зафіксовані 15 влучань. Ворожим вогнем пошкоджені два приватні житлові будинкий лінія електропередач.</text:p>
      <text:p text:style-name="P4">
<text:span text:style-name="T4">
Читайте також:</text:span>
 <text:a xlink:type="simple" xlink:href="https://www.ukrinform.ua/rubric-ato/3691614-zagarbniki-trici-obstrilali-nikopolskij-rajon-na-dnipropetrovsini.html" text:style-name="Internet_20_link" text:visited-style-name="Visited_20_Internet_20_Link">
 </text:a>
As reported by Ukrinform, on April 3 in the Sumy region from the hostile blows the Belopolsk community - 14 mortars and hundred shots from easel grenade launchers took place in its territory.</text:p>
      <text:p text:style-name="P4">
On the night of April 4, the Russians <text:a xlink:type="simple" xlink:href="https://www.ukrinform.ua/rubric-ato/3691249-na-sumsini-vnaslidok-nicnih-obstriliv-e-poraneni-poskodzeni-budivli.html" text:style-name="Internet_20_link" text:visited-style-name="Visited_20_Internet_20_Link">
</text:a>
The middle-and-Budsk and Essman communities of Sumy region, which causes the wounds to get three civilians.</text:p>
      <text:p text:style-name="P4">
News Source: <text:a xlink:type="simple" xlink:href="https://www.ukrinform.ua/rubric-ato/3691635-rosiani-vdarili-po-troh-gromadah-sumsini-e-poranenij.html" text:style-name="Internet_20_link" text:visited-style-name="Visited_20_Internet_20_Link">
https://www.ukrinform.ua/rubric-ato/3691635-rosiani-vdarili-po-troh-gromadah-sumsini-e-poranenij.html</text:a>
</text:p>
      <!--NEWS-->
      <text:h text:style-name="P10" text:outline-level="1">
<text:span text:style-name="T4">
Kuleba stated that in Brussels there was a frank conversation about Ukraine's membership in NATO</text:span>
</text:h>
      <text:p text:style-name="P4">
Authors: Ukrinform (Person)</text:p>
      <text:p text:style-name="P4">
Publisher: Укринформ (Organization)</text:p>
      <text:p text:style-name="P4">
Published Time: 2023-04-04T22:04:00+03:00</text:p>
      <text:p text:style-name="P4">
Modified Time: 2023-04-04T22:04:00+03:00</text:p>
      <text:p text:style-name="P4">
Description: Foreign Minister Dmytro Kuleba stated that during a meeting of the Commission Ukraine-NATO there was a frank conversation about the position of some countries that "Ukraine's membership in the Alliance is not on time." - Ukrinform.</text:p>
      <text:p text:style-name="P4">
Images: ["<text:a xlink:type="simple" xlink:href="https://static.ukrinform.com/photos/2022_12/thumb_files/630_360_1670682428-944.jpg" text:style-name="Internet_20_link" text:visited-style-name="Visited_20_Internet_20_Link">
630_360_16706...</text:a>
"]</text:p>
      <text:p text:style-name="P4">
Tags: ['Брюссель', 'Кулеба', 'НАТО', 'Україна']</text:p>
      <text:p text:style-name="P4">
Type: Article</text:p>
      <!--METADATA-->
      <text:p text:style-name="P4">
<draw:frame draw:style-name="fr1" draw:name="Image225" text:anchor-type="as-char" svg:width="6.9236in" svg:height="3.956343in" draw:z-index="0">
<draw:image xlink:href="../Images/yкринформ/2023-04-04T22-04-00-03-00/630_360_1670682428-944.jpg" xlink:type="simple" xlink:show="embed" xlink:actuate="onLoad" draw:mime-type="image/jpeg"/>
</draw:frame>
Minister of Lawying Dmytro Kuleba stated that during a meeting of the Commission Ukraine-NATO there was a frank conversation about the position of some countries that "Ukraine's membership in the Alliance is not on time."</text:p>
      <text:p text:style-name="P4">
He said this at a briefing following the meeting, reports correspondent.</text:p>
      <text:p text:style-name="P4">
“I will say so: that I said everything that Ukraine thinks about the argumentary countries that Ukraine's membership in <text:a xlink:type="simple" xlink:href="https://www.ukrinform.ua/tag-nato" text:style-name="Internet_20_link" text:visited-style-name="Visited_20_Internet_20_Link">
</text:a>
Not on time, instead, while the maximum strengthening of Ukraine's support. We had a frank conversation on this topic and literally said everything we think. Now the Allies have to discuss this and finally come out a good result that will be achieved during a summit in Vilnius, ”said Ukrainian diplomacy.</text:p>
      <text:p text:style-name="P4">
According to Kuleba, his main message to the Alliance was that the 1923 compassion would be an opportunity to correct Bucharest's mistakes in 2008. The minister's persuasion, today the discussion has been brought to a new level.</text:p>
      <text:p text:style-name="P4">
Kuleba emphasized that Kyiv will definitely strive for membership in the Alliance, that the only way of guaranteeing Euro -Atlantic security is the full -fledged of Ukraine in NATO, has heard at today's meetings.</text:p>
      <text:p text:style-name="P4">
<text:span text:style-name="T4">
 Read also: </text:span>
 <text:a xlink:type="simple" xlink:href="https://www.ukrinform.ua/rubric-polytics/3691624-pitanna-pdc-v-nato-dla-ukraini-znate-z-poradku-dennogo-kuleba.html" text:style-name="Internet_20_link" text:visited-style-name="Visited_20_Internet_20_Link">
</text:a>
In the context of the future Alliance summit in Vilnius, the Minister said: “We are not looking for decisions that state the current state of relations. In short, unprocessed, repetition again that the doors in NATO remain open - this is not enough. ”</text:p>
      <text:p text:style-name="P4">
As reported by Ukrinform, in 2008, during a summit in Bucharest, he alliated that he would not yet offer the membership of Georgia and Ukraine.</text:p>
      <text:p text:style-name="P4">
NATO Summit in Vilnius will take place on July 11-12.</text:p>
      <text:p text:style-name="P4">
<text:span text:style-name="T5">
Foto: Foreign Ministry of Ukraine</text:span>
</text:p>
      <text:p text:style-name="P4">
News Source: <text:a xlink:type="simple" xlink:href="https://www.ukrinform.ua/rubric-polytics/3691639-kuleba-zaaviv-so-u-brusseli-bula-vidverta-rozmova-pro-clenstvo-ukraini-v-nato.html" text:style-name="Internet_20_link" text:visited-style-name="Visited_20_Internet_20_Link">
https://www.ukrinform.ua/rubric-polytics/3691639-kuleba-zaaviv-so-u-brusseli-bula-vidverta-rozmova-pro-clenstvo-ukraini-v-nato.html</text:a>
</text:p>
      <!--NEWS-->
      <text:h text:style-name="P10" text:outline-level="1">
<text:span text:style-name="T4">
ABRAMS Tanks Tanks: Pentagon named approximate time</text:span>
</text:h>
      <text:p text:style-name="P4">
Authors: Ukrinform (Person)</text:p>
      <text:p text:style-name="P4">
Publisher: Укринформ (Organization)</text:p>
      <text:p text:style-name="P4">
Published Time: 2023-04-04T22:16:00+03:00</text:p>
      <text:p text:style-name="P4">
Modified Time: 2023-04-04T22:16:00+03:00</text:p>
      <text:p text:style-name="P4">
Description: The training of Ukrainians on American tanks of M1-A1 Abrams should start "relatively soon". - Ukrinform.</text:p>
      <text:p text:style-name="P4">
Images: ["<text:a xlink:type="simple" xlink:href="https://static.ukrinform.com/photos/2023_01/thumb_files/630_360_1674607984-221.jpg" text:style-name="Internet_20_link" text:visited-style-name="Visited_20_Internet_20_Link">
630_360_16746...</text:a>
"]</text:p>
      <text:p text:style-name="P4">
Tags: ['США', 'Україна', 'ЗСУ', 'Abrams ', 'Війна з росією']</text:p>
      <text:p text:style-name="P4">
Type: Article</text:p>
      <!--METADATA-->
      <text:p text:style-name="P4">
<draw:frame draw:style-name="fr1" draw:name="Image226" text:anchor-type="as-char" svg:width="6.9236in" svg:height="3.956343in" draw:z-index="0">
<draw:image xlink:href="../Images/yкринформ/2023-04-04T22-16-00-03-00/630_360_1674607984-221.jpg" xlink:type="simple" xlink:show="embed" xlink:actuate="onLoad" draw:mime-type="image/jpeg"/>
</draw:frame>
The training of Ukrainian tanks of M1-A1 Abrams should start "relatively”.</text:p>
      <text:p text:style-name="P4">
A high -ranking representative of the US defense identity told reporters on Tuesday, Ukrinform reports with reference to <text:a xlink:type="simple" xlink:href="https://edition.cnn.com/europe/live-news/russia-ukraine-war-news-04-04-23/h_c22ea40b53c048aaaf261128a86d5e42" text:style-name="Internet_20_link" text:visited-style-name="Visited_20_Internet_20_Link">
</text:a>
.</text:p>
      <text:p text:style-name="P4">
"We are still working on the purchase of equipment, so we are not starting training, but I expect it to happen relatively soon," the representatives of the American department said.</text:p>
      <text:p text:style-name="P4">
He also informed that since the beginning of a full -scale invasion of Rfanrican instructors have already prepared more than seven thousand Ukrainian Ukrainian.</text:p>
      <text:p text:style-name="P4">
<text:span text:style-name="T4">
 Read also: </text:span>
 <text:span text:style-name="T4">
 <text:a xlink:type="simple" xlink:href="https://www.ukrinform.ua/rubric-ato/3685600-peredaca-starsih-versij-abrams-dla-zsu-uzgodzuvalasa-z-ukrainou-pentagon.html" text:style-name="Internet_20_link" text:visited-style-name="Visited_20_Internet_20_Link">
</text:a>
</text:span>
</text:p>
      <text:p text:style-name="P4">
As reported by Ukrinform, in January the United States stated that they plan to send 31 tank M1-A2 <text:span text:style-name="T4">
 <text:a xlink:type="simple" xlink:href="https://www.ukrinform.ua/tag-abrams" text:style-name="Internet_20_link" text:visited-style-name="Visited_20_Internet_20_Link">
</text:a>
</text:span>
, in size of the Ukrainian tank battalion. According to preliminary estimates, to recruit these tanks, the training of the Ukrainian military, as well as the deployment of the relevant infrastructure would take more than a year.</text:p>
      <text:p text:style-name="P4">
<text:span text:style-name="T4">
 Read also: </text:span>
 <text:span text:style-name="T4">
 <text:a xlink:type="simple" xlink:href="https://www.ukrinform.ua/rubric-ato/3687392-reznikov-pro-ideu-rf-znati-z-postamentiv-tanki-t34-abrams-i-leopard-uze-nalakani.html" text:style-name="Internet_20_link" text:visited-style-name="Visited_20_Internet_20_Link">
</text:a>
</text:span>
</text:p>
      <text:p text:style-name="P4">
In March in Washington, it was announced that in cooperation with Kiev it was necessary to put advanced tanks of the previous version of M1-A1 to significantly shorten the time for their deployment in Ukraine.</text:p>
      <text:p text:style-name="P4">
News Source: <text:a xlink:type="simple" xlink:href="https://www.ukrinform.ua/rubric-ato/3691644-navcanna-vijskovih-zsu-na-tankah-abrams-u-pentagoni-nazvali-priblizni-stroki.html" text:style-name="Internet_20_link" text:visited-style-name="Visited_20_Internet_20_Link">
https://www.ukrinform.ua/rubric-ato/3691644-navcanna-vijskovih-zsu-na-tankah-abrams-u-pentagoni-nazvali-priblizni-stroki.html</text:a>
</text:p>
      <!--NEWS-->
      <text:h text:style-name="P10" text:outline-level="1">
<text:span text:style-name="T4">
"Motor" continued the cheerful series in handball Bundesliza-2</text:span>
</text:h>
      <text:p text:style-name="P4">
Authors: Ukrinform (Person)</text:p>
      <text:p text:style-name="P4">
Publisher: Укринформ (Organization)</text:p>
      <text:p text:style-name="P4">
Published Time: 2023-04-04T22:25:10+03:00</text:p>
      <text:p text:style-name="P4">
Modified Time: 2023-04-04T22:25:10+03:00</text:p>
      <text:p text:style-name="P4">
Description: The Ukrainian club is close to the "departure zone". - Ukrinform.</text:p>
      <text:p text:style-name="P4">
Images: ["<text:a xlink:type="simple" xlink:href="https://static.ukrinform.com/photos/2023_04/thumb_files/630_360_1680636202-362.jpg" text:style-name="Internet_20_link" text:visited-style-name="Visited_20_Internet_20_Link">
630_360_16806...</text:a>
"]</text:p>
      <text:p text:style-name="P4">
Tags: ['гандбол', 'Мотор Запоріжжя']</text:p>
      <text:p text:style-name="P4">
Type: Article</text:p>
      <!--METADATA-->
      <text:p text:style-name="P4">
<draw:frame draw:style-name="fr1" draw:name="Image227" text:anchor-type="as-char" svg:width="6.9236in" svg:height="3.956343in" draw:z-index="0">
<draw:image xlink:href="../Images/yкринформ/2023-04-04T22-25-10-03-00/630_360_1680636202-362.jpg" xlink:type="simple" xlink:show="embed" xlink:actuate="onLoad" draw:mime-type="image/jpeg"/>
</draw:frame>
The Ukrainian club is close to the "departure zone".</text:p>
      <text:p text:style-name="P4">
The Handball players of the Zaporizhzhya Motor in the match of the 28th round of the German Bundesliga-2 played Ludvishafen with a score of 26:35, Ukrinform reports.</text:p>
      <text:p text:style-name="P4">
After the first half of the meeting, Ludvishafen won with a difference of 7 goals, and after a break increased the advantage.</text:p>
      <text:p text:style-name="P4">
<text:span text:style-name="T4">
 Read also: </text:span>
 <text:a xlink:type="simple" xlink:href="https://www.ukrinform.ua/rubric-sports/3688717-motor-ne-zmig-probitisa-do-14-finalu-evropejskoi-ligi-z-gandbolu.html" text:style-name="Internet_20_link" text:visited-style-name="Visited_20_Internet_20_Link">
</text:a>
The Motor has 18 points in the asset and ranks 17th among 20 teams. The Baingen-B leader(47 points).</text:p>
      <text:p text:style-name="P4">
Фото: ГК «Мотор».</text:p>
      <text:p text:style-name="P4">
News Source: <text:a xlink:type="simple" xlink:href="https://www.ukrinform.ua/rubric-sports/3691643-motor-prodovziv-bezvigrasu-seriu-u-gandbolnij-bundeslizi2.html" text:style-name="Internet_20_link" text:visited-style-name="Visited_20_Internet_20_Link">
https://www.ukrinform.ua/rubric-sports/3691643-motor-prodovziv-bezvigrasu-seriu-u-gandbolnij-bundeslizi2.html</text:a>
</text:p>
      <!--NEWS-->
      <text:h text:style-name="P10" text:outline-level="1">
<text:span text:style-name="T4">
Lubinets: The Russian Federation involves special services so that Ukrainian children cannot return home</text:span>
</text:h>
      <text:p text:style-name="P4">
Authors: Ukrinform (Person)</text:p>
      <text:p text:style-name="P4">
Publisher: Укринформ (Organization)</text:p>
      <text:p text:style-name="P4">
Published Time: 2023-04-04T22:27:00+03:00</text:p>
      <text:p text:style-name="P4">
Modified Time: 2023-04-04T22:27:00+03:00</text:p>
      <text:p text:style-name="P4">
Description: In order for Ukrainian children to be able to return home, special services are involved in Russia. - Ukrinform.</text:p>
      <text:p text:style-name="P4">
Images: ["<text:a xlink:type="simple" xlink:href="https://static.ukrinform.com/photos/2023_02/thumb_files/630_360_1677395798-958.jpg" text:style-name="Internet_20_link" text:visited-style-name="Visited_20_Internet_20_Link">
630_360_16773...</text:a>
"]</text:p>
      <text:p text:style-name="P4">
Tags: ['Діти', 'Війна з росією', 'Спецслужби рф', 'Дмитро Лубінець']</text:p>
      <text:p text:style-name="P4">
Type: Article</text:p>
      <!--METADATA-->
      <text:p text:style-name="P4">
<draw:frame draw:style-name="fr1" draw:name="Image228" text:anchor-type="as-char" svg:width="6.9236in" svg:height="3.956343in" draw:z-index="0">
<draw:image xlink:href="../Images/yкринформ/2023-04-04T22-27-00-03-00/630_360_1677395798-958.jpg" xlink:type="simple" xlink:show="embed" xlink:actuate="onLoad" draw:mime-type="image/jpeg"/>
</draw:frame>
To ensure that Ukrainian children were not able to return home, the Special Service is involved in Russia.</text:p>
      <text:p text:style-name="P4">
About it in <text:a xlink:type="simple" xlink:href="https://t.me/dmytro_lubinetzs/2057" text:style-name="Internet_20_link" text:visited-style-name="Visited_20_Internet_20_Link">
</text:a>
The Commissioner of Human Rights Dmitry Lubinets informed, Ukrinform reports.</text:p>
      <text:p text:style-name="P4">
“In order for Ukrainian <text:a xlink:type="simple" xlink:href="https://www.ukrinform.ua/tag-diti" text:style-name="Internet_20_link" text:visited-style-name="Visited_20_Internet_20_Link">
</text:a>
They were not able to turn home, in Russia are involved in special services, ”he said.</text:p>
      <text:p text:style-name="P4">
In particular, according to him, the Russian Commissioner for the Rights of the Child Maria Lviv-Belov, who was "awarded" the ICS warrant for arrest for war crimes, during a present-day press conference for foreign media publicly declared that the Russian service had prevented the Ukrainian child.</text:p>
      <text:p text:style-name="P4">
According to Lubinets, it is a citizen of Ukraine, a 17-year-old Bogdanoremokhin, whom Russian soldiers were initially taken out of Mariupol to Donetsk, an apothis to the Russian Federation. At the same time, Bogdan has a sister in Ukraine, informed Ombudsman.</text:p>
      <text:p text:style-name="P4">
The Commissioner of the Verkhovna Rada said that the guy tried to return to Nabatkivshchyna on his own - he actually reached Belarus, but was detained by the Russian service and returned to the Russian Federation.</text:p>
      <text:p text:style-name="P4">
“It is worth noting that this young man has Ukrainian citizenship. Therefore, the enforcement of it into the territory of the aggressor country is not "salvation", as it is noted by the Bielova, but a crime. This story is another public confession in the crimes committed - the abduction of Ukrainian children, ”said the head of the office.</text:p>
      <text:p text:style-name="P4">
<text:span text:style-name="T4">
 Read also: </text:span>
 <text:a xlink:type="simple" xlink:href="https://www.ukrinform.ua/rubric-ato/3686633-deportacia-ditej-do-rf-lubinec-kaze-so-kilkist-moze-sagati-soten-tisac.html" text:style-name="Internet_20_link" text:visited-style-name="Visited_20_Internet_20_Link">
</text:a>
He expressed confidence that it would certainly be fair punishment. "We are working for this, but we will turn to the competent authorities for the above mentioned fact," - said Lubinets.</text:p>
      <text:p text:style-name="P4">
In addition, the Ombudsman informed that Lviv -Belova stated that in Russia, there was a special report on the work of this so -called institution for assistance to children who "touched" a "special military operation" - that is, a cynical attack on our country.</text:p>
      <text:p text:style-name="P4">
"I emphasize again that these are our Ukrainian children and Russia will answer each other," he wrote.</text:p>
      <text:p text:style-name="P4">
As it was reported, on March 24, Lubinets informed that the Ukrainian authorities had received signals from the Russians that the Russian Federation could start returning Ukrainian children to our country on a systematic basis.</text:p>
      <text:p text:style-name="P4">
News Source: <text:a xlink:type="simple" xlink:href="https://www.ukrinform.ua/rubric-ato/3691646-lubinec-rf-zalucae-specsluzbi-sob-ukrainski-diti-ne-mogli-povernutisa-dodomu.html" text:style-name="Internet_20_link" text:visited-style-name="Visited_20_Internet_20_Link">
https://www.ukrinform.ua/rubric-ato/3691646-lubinec-rf-zalucae-specsluzbi-sob-ukrainski-diti-ne-mogli-povernutisa-dodomu.html</text:a>
</text:p>
      <!--NEWS-->
      <text:h text:style-name="P10" text:outline-level="1">
<text:span text:style-name="T4">
Trump officially declared charges, he denies his guilt</text:span>
</text:h>
      <text:p text:style-name="P4">
Authors: Ukrinform (Person)</text:p>
      <text:p text:style-name="P4">
Publisher: Укринформ (Organization)</text:p>
      <text:p text:style-name="P4">
Published Time: 2023-04-04T22:34:00+03:00</text:p>
      <text:p text:style-name="P4">
Modified Time: 2023-04-04T22:34:00+03:00</text:p>
      <text:p text:style-name="P4">
Description: Donald Trump's Explore, appeared in the Manhattan Court in New York, where he was charged. - Ukrinform.</text:p>
      <text:p text:style-name="P4">
Images: ["<text:a xlink:type="simple" xlink:href="https://static.ukrinform.com/photos/2020_04/thumb_files/630_360_1587533138-677.jpg" text:style-name="Internet_20_link" text:visited-style-name="Visited_20_Internet_20_Link">
630_360_15875...</text:a>
"]</text:p>
      <text:p text:style-name="P4">
Tags: ['Арешт', 'США', 'Трамп', 'Вибори у США']</text:p>
      <text:p text:style-name="P4">
Type: Article</text:p>
      <!--METADATA-->
      <text:p text:style-name="P4">
<draw:frame draw:style-name="fr1" draw:name="Image229" text:anchor-type="as-char" svg:width="6.9236in" svg:height="3.956343in" draw:z-index="0">
<draw:image xlink:href="../Images/yкринформ/2023-04-04T22-34-00-03-00/630_360_1587533138-677.jpg" xlink:type="simple" xlink:show="embed" xlink:actuate="onLoad" draw:mime-type="image/jpeg"/>
</draw:frame>
Donald Trump's Explore, appeared in the Hall of Manhattan in New York, and Deioma was charged.</text:p>
      <text:p text:style-name="P4">
Ukrinform transfers this with reference to <text:a xlink:type="simple" xlink:href="https://www.cnn.com/politics/live-news/trump-new-york-court-arraignment-04-04-23/h_b7a6d055b68abca4ee38d5df9d6e39b5" text:style-name="Internet_20_link" text:visited-style-name="Visited_20_Internet_20_Link">
</text:a>
.</text:p>
      <text:p text:style-name="P4">
The details of the 34 points of the accusation that he has been put forward will be known when the indictment of the Great Jury will be published.</text:p>
      <text:p text:style-name="P4">
This conclusion is based on the investigative, related to the payment of the money of the silence of the porn star Stormy Daniels during the 2016 presidential campaign.</text:p>
      <text:p text:style-name="P4">
The court did not allow the media to broadcast from the court.</text:p>
      <text:p text:style-name="P4">
<text:span text:style-name="T4">
 Read also: </text:span>
 <text:span text:style-name="T4">
 <text:a xlink:type="simple" xlink:href="https://www.ukrinform.ua/rubric-world/3691190-tramp-pribuv-do-nujorka-abi-postati-pered-sudom.html" text:style-name="Internet_20_link" text:visited-style-name="Visited_20_Internet_20_Link">
</text:a>
</text:span>
</text:p>
      <text:p text:style-name="P4">
It is noted that Trump does not plead guilty to any of the points. According to the data of the publication, the court decided to declassify the indictment of the jury.</text:p>
      <text:p text:style-name="P4">
<text:span text:style-name="T4">
 <text:a xlink:type="simple" xlink:href="https://www.ukrinform.ua/tag-tramp" text:style-name="Internet_20_link" text:visited-style-name="Visited_20_Internet_20_Link">
</text:a>
</text:span>
 intends to challenge the charges.</text:p>
      <text:p text:style-name="P4">
Tonight, he will return to Florida in the estate of Mar-A-Slavo and protrude on television.</text:p>
      <text:p text:style-name="P4">
<text:span text:style-name="T4">
 Read also: </text:span>
 <text:span text:style-name="T4">
 <text:a xlink:type="simple" xlink:href="https://www.ukrinform.ua/rubric-world/3691619-u-ssa-zaarestuvali-trampa.html" text:style-name="Internet_20_link" text:visited-style-name="Visited_20_Internet_20_Link">
</text:a>
</text:span>
</text:p>
      <text:p text:style-name="P4">
It is reported that Trump left the courtroom and returned to the office of the district prosecutor. He did not give any comments on the press.</text:p>
      <text:p text:style-name="P4">
The arrest of it was removed.</text:p>
      <text:p text:style-name="P4">
As reported by Ukrinform on Tuesday, the Explore -resident arrived in the office of the district prosecutor Manmetten, where, as expected, was _ <text:span text:style-name="T4">
 <text:a xlink:type="simple" xlink:href="https://www.ukrinform.ua/rubric-world/3691619-u-ssa-zaarestuvali-trampa.html" text:style-name="Internet_20_link" text:visited-style-name="Visited_20_Internet_20_Link">
</text:a>
</text:span>
 _</text:p>
      <text:p text:style-name="P4">
News Source: <text:a xlink:type="simple" xlink:href="https://www.ukrinform.ua/rubric-world/3691647-trampu-oficijno-ogolosili-obvinuvacenna-vin-svou-vinu-zaperecue.html" text:style-name="Internet_20_link" text:visited-style-name="Visited_20_Internet_20_Link">
https://www.ukrinform.ua/rubric-world/3691647-trampu-oficijno-ogolosili-obvinuvacenna-vin-svou-vinu-zaperecue.html</text:a>
</text:p>
      <!--NEWS-->
      <text:h text:style-name="P10" text:outline-level="1">
<text:span text:style-name="T4">
Only collective security guarantees from Russian aggression can be reliable - Zelensky</text:span>
</text:h>
      <text:p text:style-name="P4">
Authors: Ukrinform (Person)</text:p>
      <text:p text:style-name="P4">
Publisher: Укринформ (Organization)</text:p>
      <text:p text:style-name="P4">
Published Time: 2023-04-04T22:48:00+03:00</text:p>
      <text:p text:style-name="P4">
Modified Time: 2023-04-04T22:48:00+03:00</text:p>
      <text:p text:style-name="P4">
Description: Russian aggression clearly proves that only collective preventive guarantees can be reliable.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вернення', 'Зеленський', 'Війна з росією', 'Гарантії безпеки']</text:p>
      <text:p text:style-name="P4">
Type: Article</text:p>
      <!--METADATA-->
      <text:p text:style-name="P4">
<draw:frame draw:style-name="fr1" draw:name="Image230" text:anchor-type="as-char" svg:width="6.9236in" svg:height="3.956343in" draw:z-index="0">
<draw:image xlink:href="../Images/yкринформ/2023-04-04T22-48-00-03-00/630_360_1679682020-565.jpeg" xlink:type="simple" xlink:show="embed" xlink:actuate="onLoad" draw:mime-type="image/jpeg"/>
</draw:frame>
Russian aggression clearly proves that only collective preventive guarantees can be wandering.</text:p>
      <text:p text:style-name="P4">
About it in your <text:a xlink:type="simple" xlink:href="https://www.youtube.com/watch" text:style-name="Internet_20_link" text:visited-style-name="Visited_20_Internet_20_Link">
</text:a>
At the end of the 405th day of the full-scale war said President of Ukraine Vladimirzelensky, reports Ukrinform.</text:p>
      <text:p text:style-name="P4">
Video: <text:a xlink:type="simple" xlink:href="https://t.me/OP_UA/9174" text:style-name="Internet_20_link" text:visited-style-name="Visited_20_Internet_20_Link">
</text:a>
<text:span text:style-name="T4">
 _ I wish health, dear Ukrainians!_ </text:span>
</text:p>
      <text:p text:style-name="P4">
He just turned to the Chile Parliament - another country that heard Ukraine, heard what we want. It doesn't matter what the distance between our peoples. We appreciate life and protect the international order. We must deprive the hope of support in Latin America.</text:p>
      <text:p text:style-name="P4">
He also addressed the governors of the US states - this is the first time such a special appeal to the representatives of each state. He thanked them with the suspension, emphasizing how we, together with America, can not only win the ongoing killing, but also prove that freedom and cooperation always restore an indirect life after the strikes of aggression.</text:p>
      <text:p text:style-name="P4">
He spent several international conversations today, talking to our partners.</text:p>
      <text:p text:style-name="P4">
He thanked Canada and personally Mr. Prime Minister Trudeau for unchanged support. For its next manifestation - financial assistance of 2 billion 400 million Canadian dollars, which our budget has already received. In detail, we discussed in the battlefield and the security needs of our country.</text:p>
      <text:p text:style-name="P4">
To reject the enemy from our earth and thus finish this faster, we have to mobilize the world, our partners, all the peoples, as they agree with the chaos that Russian aggression brings the world.</text:p>
      <text:p text:style-name="P4">
He spoke to Ursula von Der Lyen, Mrs. President of the European Commission. Our steps of Vevrointegration, our joint measures, which we are preparing ... a new sanction packing bush, which must continue the pressure line on Russia, pressure to reduce its terrorist potential, its threat.</text:p>
      <text:p text:style-name="P4">
Today, by the way, a historic event for our region, for the whole of Europe, the entire Euro -Atlantic community. Finland becomes a 31st NATO member.</text:p>
      <text:p text:style-name="P4">
I congratulate the entire people of Finland and personally Mr. President. With reliable security guarantee - collective guarantee.</text:p>
      <text:p text:style-name="P4">
Russian aggression clearly proves: only collective guarantees, only prerequisite guarantees can be reliable. This is what we have always talked about. We also talk about speed - the speed of security decisions matters. We in the infect, what can be the speed of procedures.There will be a day when security will be guaranteed for our country.</text:p>
      <text:p text:style-name="P4">
He is constantly in connection with our commander who oppose the state-pursuer of Napoli battle. Today there was a special format of our military meeting. General Syrsky - regarding Bakhmut, Head, Head of GUR - in the general war situation. The Ministry of Defense - on the supply of ammunition and even more by the needs of our defenders. Decisions are already being implemented.</text:p>
      <text:p text:style-name="P4">
All day we are preparing for international events planned for this week. They are important, bold, ambitious. As this is a rule for Ukraine.</text:p>
      <text:p text:style-name="P4">
We keep in control and the internal situation, in particular about spiritual independence. We also guarantee it. To break Ukraine - neither from the outside nor from the inside - no one.</text:p>
      <text:p text:style-name="P4">
I thank everyone who is in battle for Ukraine!Avdiivka and Bakhmut, Marinka Takrasnovrovka, every hot direction ... I thank you, warriors!</text:p>
      <text:p text:style-name="P4">
Thank you all who help Ukraine!</text:p>
      <text:p text:style-name="P4">
I will note two decisions today.</text:p>
      <text:p text:style-name="P4">
The United States provides a 2 billion $ 600 million defense support package. The HIMARS Boobes for Air Defense, and Artillery, what is needed. Thank you, Pan -President Biden, thank you, Congress, thank every American!</text:p>
      <text:p text:style-name="P4">
And the second solution. Today, the work of the Independent International Commission of the United Nations, which investigates Russian crimes against Ukrainians, has been extended. Each such international legal step brings the racists to the inevitable, fair responsibility.</text:p>
      <text:p text:style-name="P4">
<text:span text:style-name="T4">
<text:span text:style-name="T5">
Glory to Ukraine!</text:span>
 </text:span>
</text:p>
      <text:p text:style-name="P4">
News Source: <text:a xlink:type="simple" xlink:href="https://www.ukrinform.ua/rubric-ato/3691650-lise-kolektivni-garantii-bezpeki-vid-agresii-rf-mozut-buti-nadijnimi-zelenskij.html" text:style-name="Internet_20_link" text:visited-style-name="Visited_20_Internet_20_Link">
https://www.ukrinform.ua/rubric-ato/3691650-lise-kolektivni-garantii-bezpeki-vid-agresii-rf-mozut-buti-nadijnimi-zelenskij.html</text:a>
</text:p>
      <!--NEWS-->
      <text:h text:style-name="P10" text:outline-level="1">
<text:span text:style-name="T4">
President: We must deprive Rashism even hope in support in Latin America</text:span>
</text:h>
      <text:p text:style-name="P4">
Authors: Ukrinform (Person)</text:p>
      <text:p text:style-name="P4">
Publisher: Укринформ (Organization)</text:p>
      <text:p text:style-name="P4">
Published Time: 2023-04-04T23:10:00+03:00</text:p>
      <text:p text:style-name="P4">
Modified Time: 2023-04-04T23:10:00+03:00</text:p>
      <text:p text:style-name="P4">
Description: It is necessary to deprive Rashism even hope for support in Latin America. - Ukrinform.</text:p>
      <text:p text:style-name="P4">
Images: ["<text:a xlink:type="simple" xlink:href="https://static.ukrinform.com/photos/2022_12/thumb_files/630_360_1670633925-606.jpeg" text:style-name="Internet_20_link" text:visited-style-name="Visited_20_Internet_20_Link">
630_360_16706...</text:a>
"]</text:p>
      <text:p text:style-name="P4">
Tags: ['Латинська Америка', 'Зеленський', 'Війна з росією']</text:p>
      <text:p text:style-name="P4">
Type: Article</text:p>
      <!--METADATA-->
      <text:p text:style-name="P4">
<draw:frame draw:style-name="fr1" draw:name="Image231" text:anchor-type="as-char" svg:width="6.9236in" svg:height="3.956343in" draw:z-index="0">
<draw:image xlink:href="../Images/yкринформ/2023-04-04T23-10-00-03-00/630_360_1670633925-606.jpeg" xlink:type="simple" xlink:show="embed" xlink:actuate="onLoad" draw:mime-type="image/jpeg"/>
</draw:frame>
It is necessary to delay Rashism even hopes for support in Latin America.</text:p>
      <text:p text:style-name="P4">
About it in your <text:a xlink:type="simple" xlink:href="https://t.me/V_Zelenskiy_official/5756" text:style-name="Internet_20_link" text:visited-style-name="Visited_20_Internet_20_Link">
</text:a>
Presidential lodge Zelensky said, Ukrinform reports.</text:p>
      <text:p text:style-name="P4">
“He appealed to the Chile Parliament - another country that heard <text:a xlink:type="simple" xlink:href="https://www.ukrinform.ua/tag-ukraina" text:style-name="Internet_20_link" text:visited-style-name="Visited_20_Internet_20_Link">
</text:a>
, I heard what we strive. We must deprive Rashism even hope in Latin America, ”he said.</text:p>
      <text:p text:style-name="P4">
<text:span text:style-name="T5">
Viso: <text:a xlink:type="simple" xlink:href="https://t.me/V_Zelenskiy_official/5756" text:style-name="Internet_20_link" text:visited-style-name="Visited_20_Internet_20_Link">
</text:a>
</text:span>
</text:p>
      <text:p text:style-name="P4">
The President said that he had addressed the US governors and said that it was first such a special appeal to the representatives elected by citizens.</text:p>
      <text:p text:style-name="P4">
“He thanked them for their support. He emphasized how we, together with America, can not only prevented in the battle that is ongoing, but also prove that freedom and cooperation always diverge a normal life after the strikes of aggression, ”the head of Ukrainian state informed.</text:p>
      <text:p text:style-name="P4">
<text:span text:style-name="T4">
 Read also: </text:span>
 <text:a xlink:type="simple" xlink:href="https://www.ukrinform.ua/rubric-polytics/3691627-ukraina-zvertaetsa-po-pidtrimku-do-ssa-bo-vorog-svobodi-mae-prograti-zelenskij.html" text:style-name="Internet_20_link" text:visited-style-name="Visited_20_Internet_20_Link">
</text:a>
As it was reported, President Volodymyr Zelenskyy stated during the meeting by the National Association of US Governor that <text:a xlink:type="simple" xlink:href="https://www.ukrinform.ua/rubric-vidbudova/3691628-v-ukraini-majze-1900-mist-i-sil-potrebuut-vidbudovi-prezident.html" text:style-name="Internet_20_link" text:visited-style-name="Visited_20_Internet_20_Link">
</text:a>
.</text:p>
      <text:p text:style-name="P4">
<text:span text:style-name="T5">
Foto: op</text:span>
</text:p>
      <text:p text:style-name="P4">
News Source: <text:a xlink:type="simple" xlink:href="https://www.ukrinform.ua/rubric-polytics/3691653-prezident-maemo-pozbaviti-rasizm-navit-nadii-na-pidtrimku-u-latinskij-americi.html" text:style-name="Internet_20_link" text:visited-style-name="Visited_20_Internet_20_Link">
https://www.ukrinform.ua/rubric-polytics/3691653-prezident-maemo-pozbaviti-rasizm-navit-nadii-na-pidtrimku-u-latinskij-americi.html</text:a>
</text:p>
      <!--NEWS-->
      <text:h text:style-name="P10" text:outline-level="1">
<text:span text:style-name="T4">
Wallace: Let Finland become a lesson for Putin</text:span>
</text:h>
      <text:p text:style-name="P4">
Authors: Ukrinform (Person)</text:p>
      <text:p text:style-name="P4">
Publisher: Укринформ (Organization)</text:p>
      <text:p text:style-name="P4">
Published Time: 2023-04-04T23:11:00+03:00</text:p>
      <text:p text:style-name="P4">
Modified Time: 2023-04-04T23:11:00+03:00</text:p>
      <text:p text:style-name="P4">
Description: The UK Defense Minister Ben Volles has expressed his wishes for Finland to become a lesson for Putin. - Ukrinform.</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Фінляндія', 'НАТО', 'путін']</text:p>
      <text:p text:style-name="P4">
Type: Article</text:p>
      <!--METADATA-->
      <text:p text:style-name="P4">
<draw:frame draw:style-name="fr1" draw:name="Image232" text:anchor-type="as-char" svg:width="6.9236in" svg:height="3.956343in" draw:z-index="0">
<draw:image xlink:href="../Images/yкринформ/2023-04-04T23-11-00-03-00/630_360_1522941676-5218.jpg" xlink:type="simple" xlink:show="embed" xlink:actuate="onLoad" draw:mime-type="image/jpeg"/>
</draw:frame>
The UK Ministry of Bin Ben Volles expressed his wishes for Finland to become Putin.</text:p>
      <text:p text:style-name="P4">
As Ukrinform reports, it reports <text:a xlink:type="simple" xlink:href="https://news.sky.com/story/ukraine-war-latest-updates-putin-warning-finland-nato-wagner-12541713" text:style-name="Internet_20_link" text:visited-style-name="Visited_20_Internet_20_Link">
</text:a>
.</text:p>
      <text:p text:style-name="P4">
“I am glad that Finland's application for admission to <text:a xlink:type="simple" xlink:href="https://www.ukrinform.ua/tag-nato" text:style-name="Internet_20_link" text:visited-style-name="Visited_20_Internet_20_Link">
</text:a>
Approved and I want to greet this country in an organization.</text:p>
      <text:p text:style-name="P4">
Let Finland be a lesson for President Putin.</text:p>
      <text:p text:style-name="P4">
Finland decided to join her own will. Freedom to choose their alliances as a right of sovereign state is a matter of its citizens, and only them, ”said the government.</text:p>
      <text:p text:style-name="P4">
<text:span text:style-name="T4">
 Read also: </text:span>
 <text:a xlink:type="simple" xlink:href="https://www.ukrinform.ua/rubric-world/3691451-blinken-za-vstup-finlandii-do-nato-mozemo-podakuvati-putinu.html" text:style-name="Internet_20_link" text:visited-style-name="Visited_20_Internet_20_Link">
</text:a>
In response to Russia's aggression against Ukraine, Finland Tashvetia applied for NATO membership. During the NATO Madrid Summit, both countries were invited to join the Alliance. Finland has completed the admission procedure today, while Sweden continues intervals with Turkey to ratify the entry protocol.</text:p>
      <text:p text:style-name="P4">
News Source: <text:a xlink:type="simple" xlink:href="https://www.ukrinform.ua/rubric-world/3691592-volles-nehaj-finlandia-stane-urokom-dla-putina.html" text:style-name="Internet_20_link" text:visited-style-name="Visited_20_Internet_20_Link">
https://www.ukrinform.ua/rubric-world/3691592-volles-nehaj-finlandia-stane-urokom-dla-putina.html</text:a>
</text:p>
      <!--NEWS-->
      <text:h text:style-name="P10" text:outline-level="1">
<text:span text:style-name="T4">
Zelensky held a meeting with military leaders in special format</text:span>
</text:h>
      <text:p text:style-name="P4">
Authors: Ukrinform (Person)</text:p>
      <text:p text:style-name="P4">
Publisher: Укринформ (Organization)</text:p>
      <text:p text:style-name="P4">
Published Time: 2023-04-04T23:17:00+03:00</text:p>
      <text:p text:style-name="P4">
Modified Time: 2023-04-04T23:17:00+03:00</text:p>
      <text:p text:style-name="P4">
Description: On Tuesday, a military meeting was held in a special format, during which, in particular, the commander of the Land Forces of the Armed Forces of Ukraine, Colonel-General Alexander Syrsky spoke about the Bakhmut situation. - Ukrinform.</text:p>
      <text:p text:style-name="P4">
Images: ["<text:a xlink:type="simple" xlink:href="https://static.ukrinform.com/photos/2023_02/thumb_files/630_360_1676049059-535.png" text:style-name="Internet_20_link" text:visited-style-name="Visited_20_Internet_20_Link">
630_360_16760...</text:a>
"]</text:p>
      <text:p text:style-name="P4">
Tags: ['Президент', 'Військові', 'Зеленський', 'Війна з росією']</text:p>
      <text:p text:style-name="P4">
Type: Article</text:p>
      <!--METADATA-->
      <text:p text:style-name="P4">
<draw:frame draw:style-name="fr1" draw:name="Image233" text:anchor-type="as-char" svg:width="6.9236in" svg:height="3.956343in" draw:z-index="0">
<draw:image xlink:href="../Images/yкринформ/2023-04-04T23-17-00-03-00/630_360_1676049059-535.png" xlink:type="simple" xlink:show="embed" xlink:actuate="onLoad" draw:mime-type="image/png"/>
</draw:frame>
On Tuesday, a military meeting was held in a special format, during which, in particular, the commander of the Land Forces of the Armed Forces of Ukraine, Colonel-General Alexander Talled about the Bakhmut situation.</text:p>
      <text:p text:style-name="P4">
About it in your <text:a xlink:type="simple" xlink:href="https://t.me/V_Zelenskiy_official/5756" text:style-name="Internet_20_link" text:visited-style-name="Visited_20_Internet_20_Link">
</text:a>
Volodymyr Zelensky said President of Ukraine, Ukrinform reports.</text:p>
      <text:p text:style-name="P4">
Zelensky said that he was constantly in connection with our teams who oppose the state-zla-<text:a xlink:type="simple" xlink:href="https://www.ukrinform.ua/tag-rosia" text:style-name="Internet_20_link" text:visited-style-name="Visited_20_Internet_20_Link">
</text:a>
on the battlefield.</text:p>
      <text:p text:style-name="P4">
<text:span text:style-name="T5">
Viso: <text:a xlink:type="simple" xlink:href="https://t.me/V_Zelenskiy_official/5756" text:style-name="Internet_20_link" text:visited-style-name="Visited_20_Internet_20_Link">
</text:a>
</text:span>
</text:p>
      <text:p text:style-name="P4">
“Today, a special format of our military meeting took place. General -General - regarding Bakhmut, Head, Head of GUR - on general military stations. The Ministry of Defense - on the supply of ammunition and everything else with the needs of our defenders. Decisions are already being implemented, ”the President said.</text:p>
      <text:p text:style-name="P4">
He noted that the Ukrainian authorities are under control and internal situation, in particular, on spiritual independence.</text:p>
      <text:p text:style-name="P4">
"Her(Spiritual independence - ed.)We also guarantee. To break Ukraine - anise or inside - no one will work, ”the head of the Ukrainian state said.</text:p>
      <text:p text:style-name="P4">
<text:span text:style-name="T4">
 Read also: </text:span>
 <text:a xlink:type="simple" xlink:href="https://www.ukrinform.ua/rubric-polytics/3691627-ukraina-zvertaetsa-po-pidtrimku-do-ssa-bo-vorog-svobodi-mae-prograti-zelenskij.html" text:style-name="Internet_20_link" text:visited-style-name="Visited_20_Internet_20_Link">
</text:a>
Zelensky thanked everyone who is in battle for Ukraine.</text:p>
      <text:p text:style-name="P4">
"Avdiivka and Bakhmut, Marinka and Krasnogorivka, every hot direction ... I am, warriors!Thank you all who help Ukraine!Glory to Ukraine, ”said the president.</text:p>
      <text:p text:style-name="P4">
As reported by Ukrinform, April 3 <text:a xlink:type="simple" xlink:href="https://www.ukrinform.ua/rubric-ato/3691166-zelenskij-proviv-viizne-zasidanna-stavki-u-cernigovi.html" text:style-name="Internet_20_link" text:visited-style-name="Visited_20_Internet_20_Link">
</text:a>
<text:span text:style-name="T5">
Foto: op</text:span>
</text:p>
      <text:p text:style-name="P4">
News Source: <text:a xlink:type="simple" xlink:href="https://www.ukrinform.ua/rubric-ato/3691655-zelenskij-proviv-naradu-z-vijskovimi-kerivnikami-u-specformati.html" text:style-name="Internet_20_link" text:visited-style-name="Visited_20_Internet_20_Link">
https://www.ukrinform.ua/rubric-ato/3691655-zelenskij-proviv-naradu-z-vijskovimi-kerivnikami-u-specformati.html</text:a>
</text:p>
      <!--NEWS-->
      <text:h text:style-name="P10" text:outline-level="1">
<text:span text:style-name="T4">
Breakthrough of the Dam to Kramatorsk: Evacuation was completed, water level decreased</text:span>
</text:h>
      <text:p text:style-name="P4">
Authors: Ukrinform (Person)</text:p>
      <text:p text:style-name="P4">
Publisher: Укринформ (Organization)</text:p>
      <text:p text:style-name="P4">
Published Time: 2023-04-04T23:36:00+03:00</text:p>
      <text:p text:style-name="P4">
Modified Time: 2023-04-04T23:36:00+03:00</text:p>
      <text:p text:style-name="P4">
Description: As of the evening in Kramatorsk, all evacuation measures were completed, the water level decreased. - Ukrinform.</text:p>
      <text:p text:style-name="P4">
Images: ["<text:a xlink:type="simple" xlink:href="https://static.ukrinform.com/photos/2023_04/thumb_files/630_360_1680628552-8924.jpeg" text:style-name="Internet_20_link" text:visited-style-name="Visited_20_Internet_20_Link">
630_360_16806...</text:a>
"]</text:p>
      <text:p text:style-name="P4">
Tags: ['Краматорськ', 'Повінь', 'Вода', 'Дамба']</text:p>
      <text:p text:style-name="P4">
Type: Article</text:p>
      <!--METADATA-->
      <text:p text:style-name="P4">
<draw:frame draw:style-name="fr1" draw:name="Image234" text:anchor-type="as-char" svg:width="6.9236in" svg:height="3.956343in" draw:z-index="0">
<draw:image xlink:href="../Images/yкринформ/2023-04-04T23-36-00-03-00/630_360_1680628552-8924.jpeg" xlink:type="simple" xlink:show="embed" xlink:actuate="onLoad" draw:mime-type="image/jpeg"/>
</draw:frame>
The state evening in Kramatorsk all evacuation measures are completed, the level of water has been.</text:p>
      <text:p text:style-name="P4">
About it reports <text:a xlink:type="simple" xlink:href="https://hromadske.ua/posts/u-kramatorsku-pidtopleni-blizko-260-budinkiv-evakuaciyu-zavershili-foto" text:style-name="Internet_20_link" text:visited-style-name="Visited_20_Internet_20_Link">
</text:a>
, reports Ukrinform.</text:p>
      <text:p text:style-name="P4">
The mayor of Kramatorsk Alexander Goncharenko said that from the flood zone 7 people had burned <text:a xlink:type="simple" xlink:href="https://www.ukrinform.ua/tag-evakuacia" text:style-name="Internet_20_link" text:visited-style-name="Visited_20_Internet_20_Link">
</text:a>
to "punctulosum". All others will live with relatives.</text:p>
      <text:p text:style-name="P4">
Locals complain of flooding of homes above the level of property of property.</text:p>
      <text:p text:style-name="P4">
The design of the dam is fortified with sandbags. The decision was made to not intervened the drain site, the water level has already fallen.</text:p>
      <text:p text:style-name="P4">
The SES was informed that as of 22:00 rescuers together with the police have rescued 3 people, another 14 people were evacuated, 2 of them children. In a certain place for temporary placement of the victims, the SES psychologist continues to provide psychological assistance.</text:p>
      <text:p text:style-name="P4">
<text:span text:style-name="T4">
 Read also: </text:span>
 <text:a xlink:type="simple" xlink:href="https://www.ukrinform.ua/rubric-regions/3691517-u-kramatorsku-cerez-proriv-castini-dambi-pidtopleni-blizko-260-budinkiv.html" text:style-name="Internet_20_link" text:visited-style-name="Visited_20_Internet_20_Link">
</text:a>
Rescuers are currently conducting emergency work to reduce the bandwidth.</text:p>
      <text:p text:style-name="P4">
As reported by Ukrinform, <text:a xlink:type="simple" xlink:href="https://www.ukrinform.ua/rubric-regions/3691348-u-kramatorsku-cerez-zbilsenna-rivna-vodi-prorvalo-castinu-dambi.html" text:style-name="Internet_20_link" text:visited-style-name="Visited_20_Internet_20_Link">
</text:a>
In the city already deployed headquarters of technogenic and ecological safety of Tangadza(You ns), evacuated from the flooded houses of six -sheds.</text:p>
      <text:p text:style-name="P4">
News Source: <text:a xlink:type="simple" xlink:href="https://www.ukrinform.ua/rubric-regions/3691659-proriv-dambi-u-kramatorsku-evakuaciu-zaversili-nihto-ne-postrazdav.html" text:style-name="Internet_20_link" text:visited-style-name="Visited_20_Internet_20_Link">
https://www.ukrinform.ua/rubric-regions/3691659-proriv-dambi-u-kramatorsku-evakuaciu-zaversili-nihto-ne-postrazdav.html</text:a>
</text:p>
      <!--NEWS-->
      <text:h text:style-name="P10" text:outline-level="1">
<text:span text:style-name="T4">
Finland will strengthen NATO principles - Stoltenberg</text:span>
</text:h>
      <text:p text:style-name="P4">
Authors: Ukrinform (Person)</text:p>
      <text:p text:style-name="P4">
Publisher: Укринформ (Organization)</text:p>
      <text:p text:style-name="P4">
Published Time: 2023-04-04T23:40:00+03:00</text:p>
      <text:p text:style-name="P4">
Modified Time: 2023-04-04T23:40:00+03:00</text:p>
      <text:p text:style-name="P4">
Description: The main task of NATO is to prevent wars and conflicts, but in the event of an attack on one, all members of the Alliance will protect it. Finland's introduction to NATO will be an undeniable intensification of the Alliance. - Ukrinform.</text:p>
      <text:p text:style-name="P4">
Images: ["<text:a xlink:type="simple" xlink:href="https://static.ukrinform.com/photos/2022_12/thumb_files/630_360_1669912772-560.jpg" text:style-name="Internet_20_link" text:visited-style-name="Visited_20_Internet_20_Link">
630_360_16699...</text:a>
"]</text:p>
      <text:p text:style-name="P4">
Tags: ['Фінляндія', 'НАТО', 'Столтенберг']</text:p>
      <text:p text:style-name="P4">
Type: Article</text:p>
      <!--METADATA-->
      <text:p text:style-name="P4">
<draw:frame draw:style-name="fr1" draw:name="Image235" text:anchor-type="as-char" svg:width="6.9236in" svg:height="3.956343in" draw:z-index="0">
<draw:image xlink:href="../Images/yкринформ/2023-04-04T23-40-00-03-00/630_360_1669912772-560.jpg" xlink:type="simple" xlink:show="embed" xlink:actuate="onLoad" draw:mime-type="image/jpeg"/>
</draw:frame>
NATO's main evidence is to prevent wars and conflicts, but in the event of an attack, all members of the Alliance will protect it. Finland's introduction to NATO is the intensification of the Alliance.</text:p>
      <text:p text:style-name="P4">
About it today in Brussels, at a press conference, answering the questions of journalists, said NATO Secretary General Jens Stoltenberg, reports Praboskorskrukrinform.</text:p>
      <text:p text:style-name="P4">
“The main task <text:a xlink:type="simple" xlink:href="https://www.ukrinform.ua/tag-nato" text:style-name="Internet_20_link" text:visited-style-name="Visited_20_Internet_20_Link">
</text:a>
There are prevention of peace, conflict prevention. And the way we do it is to make it clear if someone from the Alliance is inaded, the whole alliance will come and support, because we consider the attack on the alliance as an attack on the Alliance. This is based on the principle of all and all in the day, ”Stoltenberg said.</text:p>
      <text:p text:style-name="P4">
NATO Secretary General is convinced that if any potential attacker knows that all-alias will react to an attack, NATO's military attack will not happen.</text:p>
      <text:p text:style-name="P4">
“When Finland is a full member of NATO, it enhances the possibility of providing NATO's options for counteraction ... Finland has significant armed forces, highness, including more than 60 F-35 fighter jets, pro-stipping defense systems and well-trained, well-equipped troops, alloys and naval forces.</text:p>
      <text:p text:style-name="P4">
According to Stoltenberg, the above advantages of Finland are combined with knowledge, knowledge and resilience, strong democratic institutions, as well as the defense industry, which all together makes an indisputable contribution to increased reinforcement.</text:p>
      <text:p text:style-name="P4">
<text:span text:style-name="T4">
 Read also: </text:span>
 <text:a xlink:type="simple" xlink:href="https://www.ukrinform.ua/rubric-world/3691381-stoltenberg-privitav-finlandiu-iz-vstupom-do-nato.html" text:style-name="Internet_20_link" text:visited-style-name="Visited_20_Internet_20_Link">
</text:a>
"If you look at the map, we will also realize the fact that Finland, in addition to the above, is incredibly important to the Far North, for the Northern Ukrainians and the Baltic countries," Stoltenberg said.</text:p>
      <text:p text:style-name="P4">
As reported <text:a xlink:type="simple" xlink:href="https://www.ukrinform.ua/rubric-polytics/3691356-ministri-nato-obgovorat-negajnu-dopomogu-ukraini-ta-podalsu-pidtrimku-stoltenberg.html" text:style-name="Internet_20_link" text:visited-style-name="Visited_20_Internet_20_Link">
</text:a>
, On April 4, a two -day meeting of NATO foreign ministers began in Brussels.</text:p>
      <text:p text:style-name="P4">
News Source: <text:a xlink:type="simple" xlink:href="https://www.ukrinform.ua/rubric-world/3691657-finlandia-posilit-zabezpecenna-principiv-nato-stoltenberg.html" text:style-name="Internet_20_link" text:visited-style-name="Visited_20_Internet_20_Link">
https://www.ukrinform.ua/rubric-world/3691657-finlandia-posilit-zabezpecenna-principiv-nato-stoltenberg.html</text:a>
</text:p>
      <!--NEWS-->
      <text:h text:style-name="P10" text:outline-level="1">
<text:span text:style-name="T4">
Lubinets greeted the continuation of the UN Commission for Investigations of Russian Crimes in Ukraine for a year</text:span>
</text:h>
      <text:p text:style-name="P4">
Authors: Ukrinform (Person)</text:p>
      <text:p text:style-name="P4">
Publisher: Укринформ (Organization)</text:p>
      <text:p text:style-name="P4">
Published Time: 2023-04-04T23:55:00+03:00</text:p>
      <text:p text:style-name="P4">
Modified Time: 2023-04-04T23:55:00+03:00</text:p>
      <text:p text:style-name="P4">
Description: The Verkhovna Rada Commissioner for Human Rights Dmitry Lubinets congratulated the adoption by the UN Human Rights Council of the resolution "Human Rights Situation in Ukraine as a result of Russian Aggression" on the continuation of the UN International International Commission for Investigation in Ukraine for another year. - Ukrinform.</text:p>
      <text:p text:style-name="P4">
Images: ["<text:a xlink:type="simple" xlink:href="https://static.ukrinform.com/photos/2022_02/thumb_files/630_360_1643894096-658.jpg" text:style-name="Internet_20_link" text:visited-style-name="Visited_20_Internet_20_Link">
630_360_16438...</text:a>
"]</text:p>
      <text:p text:style-name="P4">
Tags: ['ООН', 'Україна', 'Агресія РФ', 'Війна з росією', 'Дмитро Лубінець']</text:p>
      <text:p text:style-name="P4">
Type: Article</text:p>
      <!--METADATA-->
      <text:p text:style-name="P4">
<draw:frame draw:style-name="fr1" draw:name="Image236" text:anchor-type="as-char" svg:width="6.9236in" svg:height="3.956343in" draw:z-index="0">
<draw:image xlink:href="../Images/yкринформ/2023-04-04T23-55-00-03-00/630_360_1643894096-658.jpg" xlink:type="simple" xlink:show="embed" xlink:actuate="onLoad" draw:mime-type="image/jpeg"/>
</draw:frame>
The Human Rights Commissioner Dmitry Lubinets congratulated the adoption by the UN Council of Human Rights "Human Rights Situation in Ukraine as a result of Russian Aggression" on the continuation of an independent International Commission for Investigation in Ukraine for another year.</text:p>
      <text:p text:style-name="P4">
He wrote about it in <text:a xlink:type="simple" xlink:href="https://t.me/dmytro_lubinetzs/2058" text:style-name="Internet_20_link" text:visited-style-name="Visited_20_Internet_20_Link">
</text:a>
, reports Ukrinform.</text:p>
      <text:p text:style-name="P4">
“The resolution to Russia refers to the genocide of the Ukrainian people and to call for the deportation of civilians and children to the territory of the Russian Federation. It is emphasized that the abuse of human rights in Ukraine and the norms of international humanitarian law as a result of Russia's armed aggression can lead to genocide, as well as the attention of the UN Convention on the Prevention of Crime Genocide and punishment, ”Lubin said.</text:p>
      <text:p text:style-name="P4">
<text:span text:style-name="T4">
 Read also: </text:span>
 <text:span text:style-name="T4">
 <text:a xlink:type="simple" xlink:href="https://www.ukrinform.ua/rubric-ato/3691646-lubinec-rf-zalucae-specsluzbi-sob-ukrainski-diti-ne-mogli-povernutisa-dodomu.html" text:style-name="Internet_20_link" text:visited-style-name="Visited_20_Internet_20_Link">
</text:a>
</text:span>
</text:p>
      <text:p text:style-name="P4">
As it was reported, the Ministry of Foreign Affairs of Ukraine is greeted for a year of the mandate of an independent International Commission <text:span text:style-name="T4">
 <text:a xlink:type="simple" xlink:href="https://www.ukrinform.ua/tag-oon" text:style-name="Internet_20_link" text:visited-style-name="Visited_20_Internet_20_Link">
</text:a>
</text:span>
 Investigation of violations in the context of Russian armed aggression against Ukraine.</text:p>
      <text:p text:style-name="P4">
News Source: <text:a xlink:type="simple" xlink:href="https://www.ukrinform.ua/rubric-ato/3691660-lubinec-privitav-prodovzenna-mandatu-komisii-oon-z-rozsliduvan-zlociniv-rf-v-ukraini-na-rik.html" text:style-name="Internet_20_link" text:visited-style-name="Visited_20_Internet_20_Link">
https://www.ukrinform.ua/rubric-ato/3691660-lubinec-privitav-prodovzenna-mandatu-komisii-oon-z-rozsliduvan-zlociniv-rf-v-ukraini-na-rik.html</text:a>
</text:p>
      <!--NEWS-->
      <text:h text:style-name="P10" text:outline-level="1">
<text:span text:style-name="T4">
APL: Chelsea Mudrik could not score Liverpool, Bornmouth Zabarny lost Brighton</text:span>
</text:h>
      <text:p text:style-name="P4">
Authors: Ukrinform (Person)</text:p>
      <text:p text:style-name="P4">
Publisher: Укринформ (Organization)</text:p>
      <text:p text:style-name="P4">
Published Time: 2023-04-04T23:59:00+03:00</text:p>
      <text:p text:style-name="P4">
Modified Time: 2023-04-04T23:59:00+03:00</text:p>
      <text:p text:style-name="P4">
Description: In English Premier League (APL) there were missing games of the football championship. - Ukrinform.</text:p>
      <text:p text:style-name="P4">
Images: ["<text:a xlink:type="simple" xlink:href="https://static.ukrinform.com/photos/2023_04/thumb_files/630_360_1680641600-999.jpg" text:style-name="Internet_20_link" text:visited-style-name="Visited_20_Internet_20_Link">
630_360_16806...</text:a>
"]</text:p>
      <text:p text:style-name="P4">
Tags: ['Челсі', 'Футбол', 'АПЛ']</text:p>
      <text:p text:style-name="P4">
Type: Article</text:p>
      <!--METADATA-->
      <text:p text:style-name="P4">
<draw:frame draw:style-name="fr1" draw:name="Image237" text:anchor-type="as-char" svg:width="6.9236in" svg:height="3.956343in" draw:z-index="0">
<draw:image xlink:href="../Images/yкринформ/2023-04-04T23-59-00-03-00/630_360_1680641600-999.jpg" xlink:type="simple" xlink:show="embed" xlink:actuate="onLoad" draw:mime-type="image/jpeg"/>
</draw:frame>
Wanglius Premier League(Premier League)There were missing football championship games.</text:p>
      <text:p text:style-name="P4">
London "Chelsea" of the Ukrainian forward Mikhail Mudrik on the home -made Stamford Bridge shared points with Liverpool - 0-0, Ukrinform reports.</text:p>
      <text:p text:style-name="P4">
Ben Chilwell gave way to the wise field in the 78th minute of the meeting.</text:p>
      <text:p text:style-name="P4">
In turn, Bornmouth Elijah Zabarny on Vitality Stadium lost Brighton -0: 2. The Ukrainian protective in the 85th minute replaced the Argentine defendant Marcos Senes.</text:p>
      <text:p text:style-name="P4">
<text:span text:style-name="T4">
 Read also: </text:span>
 <text:a xlink:type="simple" xlink:href="https://www.ukrinform.ua/rubric-sports/3691171-apl-everton-z-mikolenkom-unik-u-porazki-vid-tottengema.html" text:style-name="Internet_20_link" text:visited-style-name="Visited_20_Internet_20_Link">
</text:a>
In the APL standings ahead with 72 points of London "Arsenal" of Ukrainian Alexander Zinchenko. Next goes "Manchester City"(64). «Челсі» (39)is ranked 11th, Bournemouth(27)takes an 18th position.</text:p>
      <text:p text:style-name="P4">
Photo: AFP.</text:p>
      <text:p text:style-name="P4">
News Source: <text:a xlink:type="simple" xlink:href="https://www.ukrinform.ua/rubric-sports/3691658-apl-celsi-mudrika-ne-zmig-zabiti-liverpulu-bornmut-zabarnogo-prograv-brajtonu.html" text:style-name="Internet_20_link" text:visited-style-name="Visited_20_Internet_20_Link">
https://www.ukrinform.ua/rubric-sports/3691658-apl-celsi-mudrika-ne-zmig-zabiti-liverpulu-bornmut-zabarnogo-prograv-brajtonu.html</text:a>
</text:p>
      <!--NEWS-->
      <text:h text:style-name="P10" text:outline-level="1">
<text:span text:style-name="T4">
Volodymyr Zelenskyy met with a delegation of the House of Representatives of the US Congress</text:span>
</text:h>
      <text:p text:style-name="P4">
Author: ['АРМІЯINFORM']</text:p>
      <text:p text:style-name="P4">
Time: 2023-04-04T29:00:00-04:00</text:p>
      <text:p text:style-name="P4">
Description: President of Ukraine Volodymyr Zelensky Zustych Iz delegation Parattikov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d165ae224f11f73c64d3a60e00b7921f_1680549961_extra_large.jpeg" text:style-name="Internet_20_link" text:visited-style-name="Visited_20_Internet_20_Link">
d165ae224f11f73c64d3a60e00b7921f_1680549961_extra_large.jpeg</text:a>
']</text:p>
      <text:p text:style-name="P4">
Tags: ['ВОЛОДИМИР ЗЕЛЕНСЬКИЙ', 'ДЕЛЕГАЦІЯ КОНГРЕСУ США', 'ЗУСТРІЧ']</text:p>
      <text:p text:style-name="P4">
Category: News</text:p>
      <!--METADATA-->
      <text:p text:style-name="P4">
<draw:frame draw:style-name="fr1" draw:name="Image238" text:anchor-type="as-char" svg:width="6.9236in" svg:height="4.617948in" draw:z-index="0">
<draw:image xlink:href="../Images/AРМІЯINFORM/2023-04-04T29-00-00-04-00/d165ae224f11f73c64d3a60e00b7921f_1680549961_extra_large.jpeg" xlink:type="simple" xlink:show="embed" xlink:actuate="onLoad" draw:mime-type="image/jpeg"/>
</draw:frame>
President of Ukraine Volodymyr Zelensky held a meeting with a delegation of the US Congress from the Republican Party, headed by the President of Intelligence Committee Mike Turner. About it <text:a xlink:type="simple" xlink:href="https://www.president.gov.ua/news/volodimir-zelenskij-zustrivsya-z-delegaciyeyu-palati-predsta-82077" text:style-name="Internet_20_link" text:visited-style-name="Visited_20_Internet_20_Link">
reports</text:a>
Office of the President of Ukraine.</text:p>
      <text:p text:style-name="P4">
At the beginning of the meeting, the head of state thanked for the powerful assistance provided by the states of Ukraine.</text:p>
      <text:p text:style-name="P4">
"Bventer and two -party support from the United States, President Biden, all the American people played a crucial role in the ability of our state to conform Russia in the war for their freedom and democratic values," said Volodymyr Zelenskyy.</text:p>
      <text:p text:style-name="P4">
The President of Ukraine expressed his hope that a high level of support for the Tawamentia between the two states will be maintained. It is the key to a common victorious Russian aggressor.</text:p>
      <text:p text:style-name="P4">
“We will win because we fight for our freedom and freedom of our children. And we appreciate the help you provide us with - not only our army, but also political and financial support to the Ukrainian people: teachers, health workers, pensioners, ”the head of state said.</text:p>
      <text:p text:style-name="P4">
In this context, the meeting discussed in detail the further ways of the US and the role of congress in this process.</text:p>
      <text:p text:style-name="P4">
Volodymyr Zelensky informed the delegation of Congress about the situation on the forefront outlined the forecast of its development for the following months. At the same time, he emphasized that the Ukrainian people believed in their army, and expressed his belief that the Ukrainian goal would go.</text:p>
      <text:p text:style-name="P4">
The Head of State emphasized the importance of transferring already declared support support as soon as possible. Separately, he noted the need for the needs of military equipment and weapons, which can affect the further fighting of hostilities and stop Russian terror against peaceful Ukrainian.</text:p>
      <text:p text:style-name="P4">
The President thanked the Congressmen for the strong support of Ukraine, in particular from the Republican Party, and willing to help our state to ensure the victory over the aggressor.</text:p>
      <text:p text:style-name="P4">
News Source: <text:a xlink:type="simple" xlink:href="https://armyinform.com.ua/2023/04/04/volodymyr-zelenskyj-zustrivsya-z-delegacziyeyu-palaty-predstavnykiv-kongresu-ssha-2/" text:style-name="Internet_20_link" text:visited-style-name="Visited_20_Internet_20_Link">
https://armyinform.com.ua/2023/04/04/volodymyr-zelenskyj-zustrivsya-z-delegacziyeyu-palaty-predstavnykiv-kongresu-ssha-2/</text:a>
</text:p>
      <!--NEWS-->
      <text:h text:style-name="P10" text:outline-level="1">
<text:span text:style-name="T4">
In Russia, wounded occupiers are not paid the promised one -time cash payment</text:span>
</text:h>
      <text:p text:style-name="P4">
Author: ['АРМІЯINFORM']</text:p>
      <text:p text:style-name="P4">
Time: 2023-04-04T30:00:00-04:00</text:p>
      <text:p text:style-name="P4">
Description: The Service of Cindlelings of the Ukrainian, Oblikov, Opelirko Oddlav Vypliv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9/sankcziyi.png" text:style-name="Internet_20_link" text:visited-style-name="Visited_20_Internet_20_Link">
sankcziyi.png</text:a>
']</text:p>
      <text:p text:style-name="P4">
Tags: ['STOPRUSSIA', 'АГРЕСІЯ РФ', 'ВТОРГНЕННЯ РФ', 'ЕКОНОМІКА РФ', 'КРАХ РОСІЙСЬКОЇ ЕКОНОМІКИ']</text:p>
      <text:p text:style-name="P4">
Category: News</text:p>
      <!--METADATA-->
      <text:p text:style-name="P4">
<draw:frame draw:style-name="fr1" draw:name="Image239" text:anchor-type="as-char" svg:width="6.9236in" svg:height="3.786344in" draw:z-index="0">
<draw:image xlink:href="../Images/AРМІЯINFORM/2023-04-04T30-00-00-04-00/sankcziyi.png" xlink:type="simple" xlink:show="embed" xlink:actuate="onLoad" draw:mime-type="image/png"/>
</draw:frame>
Foreign Intelligence Service of Ukraine <text:a xlink:type="simple" xlink:href="https://www.facebook.com/SZRUkraine/posts/pfbid02psgejmLMzoSUcyzgHTxCeReEDi8tY7hy513kb4pZjmySdk9hkriN1LbpXaX2qrJdl" text:style-name="Internet_20_link" text:visited-style-name="Visited_20_Internet_20_Link">
published</text:a>
The alternation of examples of influence of international sanctions on the economy of Russia.</text:p>
      <text:p text:style-name="P4">
Numerous inspections have found that many of the shadow fleet tankers, collected from the transportation of Russian oil, do not have international insurance and are not necessary maintenance. At least 40 tankers who have transported Russian oil and petroleum products to China and India from the beginning of a breast until early Feb(P&amp;I)But not even unusual judicial certificates on safety management.</text:p>
      <text:p text:style-name="P4">
In Russia, the demand for apartments in new buildings has collapsed: the Deputy Prime Minister Husnullinllinizes that only 41 % of housing was being sold in the country.</text:p>
      <text:p text:style-name="P4">
Avtovas reported that "the continuous release of Lada cars will be impossible in May due to disruptions with the supply of components", so workers will be sent on corporate leave.</text:p>
      <text:p text:style-name="P4">
Against the backdrop of chip shortages for foreign passports on the Russian Federation, prices of agencies have increased sharply, helping to issue a document urgently: from 50-80 thousand rubles, to 100-400 thousand rubles.</text:p>
      <text:p text:style-name="P4">
In 2022, 41 % advertisers reduced their orders in print media; According to the current year, this market segment will lose another 25 %.</text:p>
      <text:p text:style-name="P4">
The Russian businessman Tinkov, who has been under international sanctions since 2022, had to sell his plane: Jet Dassault Falcon 8X has changed her bonded numbers and registration. The Russian military invasion of Ukraine amounted to $ 9.5 billion, in November 2022-$ 860 million.</text:p>
      <text:p text:style-name="P4">
"Free University", recognized by the Prosecutor General's Office of the Russian Federation "an undesirable organization" to attach the principles of European democracy in Russia, had to stop the activity in its territory. This decision was made by the Academic Council of the University that the status of an "unwanted organization", according to Art. 284.1 of the Criminal Code, provides imprisonment for up to four years for members of the institution, which has such a Russian mark.</text:p>
      <text:p text:style-name="P4">
The management of the Pension Fund of the Russian Federation in the Kemirerovsk region has led 8 % of the employees' award, explaining it to the mobilized mobilized for the war against Ukraine. Employees went on, and the management of the institution was forced to return the amounts.For the first quarter, the cost of the dollar in Belarus increased by 4.41 %(With 2,7364 to2,8571 rubles). Попереду росія — 9,59 % (from 70.3375 to 77,0863 rubles)Tatauctions - 6.97%(from 10.2024 to 10.9136 Somoni).</text:p>
      <text:p text:style-name="P4">
На думку фахівців, ситуація у білоруській медицині стала критичною. Нестачапонад 10 тисяч фахівців різних галузей призводить до поступового колапсу усієїсистеми охорони здоров’я. Випускники медвузів і коледжів не вирішуютьпроблему. До всіх органів влади ринув потік звернень громадян про неможливістьотримати медичну допомогу. Урядом розглядаються найрадикальніші заходи, аж дозаборони на виїзд із країни під приводом загрози національній безпеці дляособливо цінних лікарів-фахівців.</text:p>
      <text:p text:style-name="P4">
У білорусі з 1 червня збільшать тарифи на електроенергію для обігріву житла.Їх уже піднімали з 1 січня, але на початок літа заплановано черговепідвищення. У 2022-му році чиновники скасували літнє підвищення тарифів наелектрику для опалення житла, але у поточному році вони частково вирішилинадолужити — розцінки піднімуть більше, ніж планували минулого року.</text:p>
      <text:p text:style-name="P4">
<text:span text:style-name="T4">
Джерело:</text:span>
 <text:span text:style-name="T5">
<text:a xlink:type="simple" xlink:href="https://www.facebook.com/SZRUkraine/posts/pfbid02psgejmLMzoSUcyzgHTxCeReEDi8tY7hy513kb4pZjmySdk9hkriN1LbpXaX2qrJdl" text:style-name="Internet_20_link" text:visited-style-name="Visited_20_Internet_20_Link">
Служба зовнішньої розвідкиУкраїни</text:a>
</text:span>
</text:p>
      <text:p text:style-name="P4">
News Source: <text:a xlink:type="simple" xlink:href="https://armyinform.com.ua/2023/04/04/na-rosiyi-poranenym-okupantam-ne-vyplachuyut-obiczyanu-odnorazovu-groshovu-vyplatu/" text:style-name="Internet_20_link" text:visited-style-name="Visited_20_Internet_20_Link">
https://armyinform.com.ua/2023/04/04/na-rosiyi-poranenym-okupantam-ne-vyplachuyut-obiczyanu-odnorazovu-groshovu-vyplatu/</text:a>
</text:p>
      <!--NEWS-->
      <text:h text:style-name="P10" text:outline-level="1">
<text:span text:style-name="T4">
The CNAPs will provide 19 new services to veterans and their families</text:span>
</text:h>
      <text:p text:style-name="P4">
Author: ['АРМІЯINFORM']</text:p>
      <text:p text:style-name="P4">
Time: 2023-04-04T31:00:00-04:00</text:p>
      <text:p text:style-name="P4">
Description: Nadannya Yakіsnyov Later Veterans Veini I members of the їkhnіkh sir, in the extent of the Center for the Nadanny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whatsapp-image-2022-02-22-at-16.12.00.jpeg" text:style-name="Internet_20_link" text:visited-style-name="Visited_20_Internet_20_Link">
whatsapp-image-2022-02-22-at-16.12.00.jpeg</text:a>
']</text:p>
      <text:p text:style-name="P4">
Tags: ['ДОПОМОГА ВЕТЕРАНАМ', 'ЦНАП', 'ЮЛІЯ ЛАПУТІНА']</text:p>
      <text:p text:style-name="P4">
Category: News</text:p>
      <!--METADATA-->
      <text:p text:style-name="P4">
<draw:frame draw:style-name="fr1" draw:name="Image240" text:anchor-type="as-char" svg:width="6.9236in" svg:height="4.61393in" draw:z-index="0">
<draw:image xlink:href="../Images/AРМІЯINFORM/2023-04-04T31-00-00-04-00/whatsapp-image-2022-02-22-at-16.12.00.jpeg" xlink:type="simple" xlink:show="embed" xlink:actuate="onLoad" draw:mime-type="image/jpeg"/>
</draw:frame>
Provision of quality services to war veterans and their families through networking network provision of administrative services(CNAP)It will be an effective instrument to declare Ukrainian defenders and defenders and their families to a peaceful life, and will promote decent self -realization in society. This was stressed by the Minister of Executive of Veterans of Ukraine Yulia Laputina during an online meeting with the heads of the tsar, which took place on April 3 with the assistance of the All-Ukrainian Association of Administrative Services, [reports] <text:a xlink:type="simple" xlink:href="https://www.kmu.gov.ua/news/u-tsnapakh-nadavatymut-19-novykh-posluh-veteranam-ta-ikhnim-rodynam-iuliia-laputina" text:style-name="Internet_20_link" text:visited-style-name="Visited_20_Internet_20_Link">
reports</text:a>
Government portal.</text:p>
      <text:p text:style-name="P4">
The head of the Ministry of Justice noted that providing a proper and quality service to members of their families and families of the fallen is one of the main tasks defined by the government within the framework of the formation of complex veteran policy. For this Ministry of Veterans, a series of teachings of the CNAP administrators of all the houses of Ukraine has already begun.</text:p>
      <text:p text:style-name="P4">
The students will get acquainted with the list of veterans services, practical cases of interaction with veterans and veterans in CNAPs, will receive answers to the most common issues from specialists of profile units of mineveterans and psychologists.</text:p>
      <text:p text:style-name="P4">
“One of the important directions of our partnership is the expansion of the list of lists of services provided to veterans of war through CNAPs. The Ministry of Justice has prepared a draft order of the Government, which will add 19 new services for veterans, the provision of which is provided by CNAPs. These are, in particular, services for cash assistance or compensation, free of charge, replacement of UBD certificates and members of the families of defenders and defenders, etc., ”Yulia Laputina reported.</text:p>
      <text:p text:style-name="P4">
In addition, the Ministry of Veterans already implement separate partnership projects jointly by the content authorities. In particular, Zhytomyr's territorial community is already working successfully. There, on the basis of the CNAP, a "uniform" for veterans was opened, and employees who were trained in guarantees, rights and opportunities for veterans, are involved in his work.</text:p>
      <text:p text:style-name="P4">
And together with the local authorities of the city of the Dnieper, it is planned to implement the project "I - Vetran", in the future of which - the introduction of 112 of the most sought after service of the city.She told the participants of the meeting created by specialists of the Ministry on the basis of the State Register of War Veterans Portal "E-Vetran"-to inform and the provision of qualified services to Ukrainian veterans, members of their families and families of fallen soldiers.</text:p>
      <text:p text:style-name="P4">
“CNAP experts provide a large list of administrative services to different persons. And those social instruments that are in the centers will become a cooperation with Ministry of Veterans. We must be prepared for the massive return of Ukrainian soldiers after victory, to promote their qualitative zesting reintegration to families, our communities. And the human -centric approach of providing services will strengthen social unity and add a stable state. I thank everyone for their readiness to cooperate with the Ministry of Veterans, together we will make a very useful business, ”Yulia Laputina emphasized.</text:p>
      <text:p text:style-name="P4">
News Source: <text:a xlink:type="simple" xlink:href="https://armyinform.com.ua/2023/04/04/u-cznapah-nadavatymut-19-novyh-poslug-veteranam-ta-yihnim-rodynam-yuliya-laputina/" text:style-name="Internet_20_link" text:visited-style-name="Visited_20_Internet_20_Link">
https://armyinform.com.ua/2023/04/04/u-cznapah-nadavatymut-19-novyh-poslug-veteranam-ta-yihnim-rodynam-yuliya-laputina/</text:a>
</text:p>
      <!--NEWS-->
      <text:h text:style-name="P10" text:outline-level="1">
<text:span text:style-name="T4">
And how to fight with such weapons - intelligence interception</text:span>
</text:h>
      <text:p text:style-name="P4">
Author: ['АРМІЯINFORM']</text:p>
      <text:p text:style-name="P4">
Time: 2023-04-04T32:00:00-04:00</text:p>
      <text:p text:style-name="P4">
Description: VIISKOVOVOVEVEV Criticism of the command of the Yogo Settish to a special warehous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ПЕРЕХОПЛЕННЯ']</text:p>
      <text:p text:style-name="P4">
Category: News</text:p>
      <!--METADATA-->
      <text:p text:style-name="P4">
<draw:frame draw:style-name="fr1" draw:name="Image241" text:anchor-type="as-char" svg:width="6.9236in" svg:height="3.894525in" draw:z-index="0">
<draw:image xlink:href="../Images/AРМІЯINFORM/2023-04-04T32-00-00-04-00/337531944_232614265847457_8544501692430122370_n.jpg" xlink:type="simple" xlink:show="embed" xlink:actuate="onLoad" draw:mime-type="image/jpeg"/>
</draw:frame>
The serviceman criticizes command orders and his attitude of the dispersion, as well as the absence of new weapons, which is why the old man is forced to conservate.</text:p>
      <text:p text:style-name="P4">
<text:span text:style-name="T4">
 Source: </text:span>
 _ <text:a xlink:type="simple" xlink:href="https://t.me/DIUkraine/2167" text:style-name="Internet_20_link" text:visited-style-name="Visited_20_Internet_20_Link">
GUR MOU</text:a>
_</text:p>
      <text:p text:style-name="P4">
News Source: <text:a xlink:type="simple" xlink:href="https://armyinform.com.ua/2023/04/04/i-yak-voyuvaty-z-takym-ozbroyennyam-gur-perehoplennya/" text:style-name="Internet_20_link" text:visited-style-name="Visited_20_Internet_20_Link">
https://armyinform.com.ua/2023/04/04/i-yak-voyuvaty-z-takym-ozbroyennyam-gur-perehoplennya/</text:a>
</text:p>
      <!--NEWS-->
      <text:h text:style-name="P10" text:outline-level="1">
<text:span text:style-name="T4">
Ukraine and the world are against Russian aggression. Sanctions in action</text:span>
</text:h>
      <text:p text:style-name="P4">
Author: ['АРМІЯINFORM']</text:p>
      <text:p text:style-name="P4">
Time: 2023-04-04T33: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3/sankcziyi.jpg" text:style-name="Internet_20_link" text:visited-style-name="Visited_20_Internet_20_Link">
sankcziyi.jpg</text:a>
']</text:p>
      <text:p text:style-name="P4">
Tags: ['STOPRUSSIA', 'АГРЕСІЯ РФ', 'ВТОРГНЕННЯ РФ', 'УКРАЇНА І СВІТ']</text:p>
      <text:p text:style-name="P4">
Category: News</text:p>
      <!--METADATA-->
      <text:p text:style-name="P4">
<draw:frame draw:style-name="fr1" draw:name="Image242" text:anchor-type="as-char" svg:width="6.9236in" svg:height="4.396486in" draw:z-index="0">
<draw:image xlink:href="../Images/AРМІЯINFORM/2023-04-04T33-00-00-04-00/sankcziyi.jpg" xlink:type="simple" xlink:show="embed" xlink:actuate="onLoad" draw:mime-type="image/jpeg"/>
</draw:frame>
Illustrative photo</text:p>
      <text:p text:style-name="P4">
Foreign Intelligence Service of Ukraine <text:a xlink:type="simple" xlink:href="https://www.facebook.com/SZRUkraine/posts/pfbid02psgejmLMzoSUcyzgHTxCeReEDi8tY7hy513kb4pZjmySdk9hkriN1LbpXaX2qrJdl" text:style-name="Internet_20_link" text:visited-style-name="Visited_20_Internet_20_Link">
reports</text:a>
Progance against the Russian Federation as of April 3.</text:p>
      <text:p text:style-name="P4">
The second group of Ukrainian artillerymen has completed their studies at the AS90 SAU.</text:p>
      <text:p text:style-name="P4">
The European Union Minister of the Polish Government Shimon Shynkovsky Velsenk said that the decision of Warsaw and Bratislava should be handed over to Ukraine as an example for other countries.</text:p>
      <text:p text:style-name="P4">
The EU will fight any abuse of powers by Russia in the presidency of the UN Security Council in April,-said the European diplomacy of Josep Borrel.</text:p>
      <text:p text:style-name="P4">
The Latvia Ministry of Internal Affairs plans to hold in Jurmalaus Kursspsychological Support for Officers of the State Border Guard Service of Ukraine.</text:p>
      <text:p text:style-name="P4">
New Zealand has imposed sanctions on the President of the Russian Federation on the Rights of the Children's Children's Rights of Lviv-Belov "For its participation in the open theft and violent expensive of thousands of Ukrainian children". "Sanctions have been imposed on 26 people - five of Belarus and the rest from Russia - as a sign of our permanent condemnation of Russia and our support of Ukraine," said Nanai Mahut, Minister of Out -of -Zeland.</text:p>
      <text:p text:style-name="P4">
"The decades have passed since the Second World War, and people still have been saying the Holocaust. What is happening in Ukraine is like the Holocaust of the Khistosn Age," said the former Mongolia President Tsakhijan Elbegdorge while in the Kyiv region with a humanitarian mission.</text:p>
      <text:p text:style-name="P4">
Editors of 38 editions from all over the world have signed a letter demanding to release the journalist of the American edition of The Wall Street Journal Evan Gershkovich, who was detained in Russia on suspicion of espionage.</text:p>
      <text:p text:style-name="P4">
President May Sandu has stated that Moldova can become a fully independent Verge sphere from Russia in two years.</text:p>
      <text:p text:style-name="P4">
<text:span text:style-name="T4">
 Source: </text:span>
 _ <text:a xlink:type="simple" xlink:href="https://www.facebook.com/SZRUkraine/posts/pfbid02psgejmLMzoSUcyzgHTxCeReEDi8tY7hy513kb4pZjmySdk9hkriN1LbpXaX2qrJdl" text:style-name="Internet_20_link" text:visited-style-name="Visited_20_Internet_20_Link">
External Intelligence Service</text:a>
_</text:p>
      <text:p text:style-name="P4">
News Source: <text:a xlink:type="simple" xlink:href="https://armyinform.com.ua/2023/04/04/ukrayina-i-svit-proty-rosijskoyi-agresiyi-sankcziyi-v-diyi-9/" text:style-name="Internet_20_link" text:visited-style-name="Visited_20_Internet_20_Link">
https://armyinform.com.ua/2023/04/04/ukrayina-i-svit-proty-rosijskoyi-agresiyi-sankcziyi-v-diyi-9/</text:a>
</text:p>
      <!--NEWS-->
      <text:h text:style-name="P10" text:outline-level="1">
<text:span text:style-name="T4">
The Kremlin uses the murder of "military" as another portion of propaganda</text:span>
</text:h>
      <text:p text:style-name="P4">
Author: ['АРМІЯINFORM']</text:p>
      <text:p text:style-name="P4">
Time: 2023-04-04T34:00:00-04:00</text:p>
      <text:p text:style-name="P4">
Description: The propaganda of the Russian Federation from Zv'yazka Zi Sumy “Viyskkora” wrapped up by Zvybnami ... War with Ukraine 2022, war with Ukraine Latest news today, News War with Ukraine 2022 The last ones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39069820_2090478197821672_898770503943600015_n.jpg" text:style-name="Internet_20_link" text:visited-style-name="Visited_20_Internet_20_Link">
339069820_2090478197821672_898770503943600015_n.jpg</text:a>
']</text:p>
      <text:p text:style-name="P4">
Tags: ['НАРАТИВИ РФ', 'ПРОПАГАНДА', 'ЦЕНТР ПРОТИДІЇ ДЕЗІНФОРМАЦІЇ']</text:p>
      <text:p text:style-name="P4">
Category: News</text:p>
      <!--METADATA-->
      <text:p text:style-name="P4">
<draw:frame draw:style-name="fr1" draw:name="Image243" text:anchor-type="as-char" svg:width="6.9236in" svg:height="6.9236in" draw:z-index="0">
<draw:image xlink:href="../Images/AРМІЯINFORM/2023-04-04T34-00-00-04-00/339069820_2090478197821672_898770503943600015_n.jpg" xlink:type="simple" xlink:show="embed" xlink:actuate="onLoad" draw:mime-type="image/jpeg"/>
</draw:frame>
Similar statements were erupted by Russian propagandists in connection with the death of V. Tatarsky, who demanded the "complete destruction" of Ukraine.</text:p>
      <text:p text:style-name="P4">
The murder of the Ukrainophobe has gained serious resonance, so the Kremlin decided to do so much and through manual propagandists try to make a Tatar martyr and a victim of the Nazis</text:p>
      <text:p text:style-name="P4">
In fact, the enemy tries to unite the Russians around this info drive to raise their low morale and increase the mobilization rates</text:p>
      <text:p text:style-name="P4">
“We will win everyone, we will kill everyone, we need to be robbed. Everything will be like we mile, ” - the Tatar phrase in support of the Putin regime, which has been popular in Rosmedia and which perfectly describes the Kremlin's methods.</text:p>
      <text:p text:style-name="P4">
<text:span text:style-name="T4">
 Source: </text:span>
 <text:a xlink:type="simple" xlink:href="https://www.facebook.com/protydiyadezinformatsiyi.cpd/posts/pfbid0ctZe6Ez8CLwDqiHN9et6A6GCNJ4SGHNpr4weWSCze6621BZaNTcsC2JhavfK8BVCl" text:style-name="Internet_20_link" text:visited-style-name="Visited_20_Internet_20_Link">
Center Anti -Dydidformation</text:a>
</text:p>
      <text:p text:style-name="P4">
News Source: <text:a xlink:type="simple" xlink:href="https://armyinform.com.ua/2023/04/04/kreml-vykorystovuye-vbyvstvo-vijskkora-yak-chergovu-porcziyu-propagandy/" text:style-name="Internet_20_link" text:visited-style-name="Visited_20_Internet_20_Link">
https://armyinform.com.ua/2023/04/04/kreml-vykorystovuye-vbyvstvo-vijskkora-yak-chergovu-porcziyu-propagandy/</text:a>
</text:p>
      <!--NEWS-->
      <text:h text:style-name="P10" text:outline-level="1">
<text:span text:style-name="T4">
Detained Russian antisemite agent who threatened the head of the Jewish community</text:span>
</text:h>
      <text:p text:style-name="P4">
Author: ['АРМІЯINFORM']</text:p>
      <text:p text:style-name="P4">
Time: 2023-04-04T35:00:00-04:00</text:p>
      <text:p text:style-name="P4">
Description: The Service of the Bezpequi Zabbilla with the tests of the Rosieki special services of Petabilizuvati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2/sbu4-1.jpg" text:style-name="Internet_20_link" text:visited-style-name="Visited_20_Internet_20_Link">
sbu4-1.jpg</text:a>
']</text:p>
      <text:p text:style-name="P4">
Tags: ['STOPRUSSIA', 'АГРЕСІЯ РФ', 'ВТОРГНЕННЯ РФ', 'РОСІЙСЬКИЙ АГЕНТ', 'СБУ']</text:p>
      <text:p text:style-name="P4">
Category: News</text:p>
      <!--METADATA-->
      <text:p text:style-name="P4">
<draw:frame draw:style-name="fr1" draw:name="Image244" text:anchor-type="as-char" svg:width="6.9236in" svg:height="4.615733in" draw:z-index="0">
<draw:image xlink:href="../Images/AРМІЯINFORM/2023-04-04T35-00-00-04-00/sbu4-1.jpg" xlink:type="simple" xlink:show="embed" xlink:actuate="onLoad" draw:mime-type="image/jpeg"/>
</draw:frame>
The Security Service prevented the attempts of Russian special services to destabilize the internal and political situation in the west of Ukraine. In the course of special operation, a resident of Transcarpathia, who, as directed by the aggressor, artificially ignitant -seods in the region, was released.</text:p>
      <text:p text:style-name="P4">
About it <text:a xlink:type="simple" xlink:href="https://www.facebook.com/watch/" text:style-name="Internet_20_link" text:visited-style-name="Visited_20_Internet_20_Link">
reports</text:a>
Security Service of Ukraine.</text:p>
      <ul>
        <li>
In December last year, he hidden on the facades of buildings in Centriuzhgorod inscriptions calling for the murder of Jews. In addition, the malefactor used to the leader of the Jewish community "Author's" pseudoscientific work, in which he "substantiates" his hatred of this nationality, says in the message.</li>
      </ul>
      <text:p text:style-name="P4">
It was established that by 2014 the person involved in the territory of the North Ossetia of the Russian Federation. Currently, employees of the Security Service of Ukraine are studying the relationship of a man with the special services of the Russian Federation.</text:p>
      <text:p text:style-name="P4">
It is reported that during a search in the apartment of the malefactor identified computer with evidence of crime and pro -Kremliv literature, derosorsk authors praise the special services of the Russian Federation.</text:p>
      <text:p text:style-name="P4">
Also removed with paint clothing, which was involved in the time of anti -Semitic inscriptions on buildings.</text:p>
      <text:p text:style-name="P4">
As it is noted, on the basis of the evidence collected by the Security Service, the attacker was reported suspicion under Part 1 of Art. 161 of the Criminal Code of Ukraine(ignition of national, regional, racial or religious hostility).</text:p>
      <text:p text:style-name="P4">
Триває розслідування для встановлення всіх обставин злочину і притягненнявинних до відповідальності.</text:p>
      <text:p text:style-name="P4">
Заходи проводили співробітники СБУ у Закарпатській області спільно зНаціональною поліцією за процесуального керівництва Ужгородської окружноїпрокуратури.</text:p>
      <text:p text:style-name="P4">
News Source: <text:a xlink:type="simple" xlink:href="https://armyinform.com.ua/2023/04/04/zatrymano-rosijskogo-agenta-antysemita-yakyj-pogrozhuvav-ochilnyku-yevrejskoyi-gromady/" text:style-name="Internet_20_link" text:visited-style-name="Visited_20_Internet_20_Link">
https://armyinform.com.ua/2023/04/04/zatrymano-rosijskogo-agenta-antysemita-yakyj-pogrozhuvav-ochilnyku-yevrejskoyi-gromady/</text:a>
</text:p>
      <!--NEWS-->
      <text:h text:style-name="P10" text:outline-level="1">
<text:span text:style-name="T4">
The State Security Service participated in a five -day cyber defense workshop for critical infrastructure employees</text:span>
</text:h>
      <text:p text:style-name="P4">
Author: ['АРМІЯINFORM']</text:p>
      <text:p text:style-name="P4">
Time: 2023-04-04T36:00:00-04:00</text:p>
      <text:p text:style-name="P4">
Description: The Bureau of the Ministry of Economics of the Military Service of the Office Zhnjn, the gigor of the sovereign department ... The war with Ukraine 2022, the war with Ukraine is the latest news today, the News War with Ukraine 2022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39755405_2175424449311997_1603151073373319492_n.jpg" text:style-name="Internet_20_link" text:visited-style-name="Visited_20_Internet_20_Link">
339755405_2175424449311997_1603151073373319492_n.jpg</text:a>
']</text:p>
      <text:p text:style-name="P4">
Tags: ['ВОРКШОП', 'ДЕРЖСПЕЦЗВ’ЯЗОК', 'СЕМІНАР']</text:p>
      <text:p text:style-name="P4">
Category: News</text:p>
      <!--METADATA-->
      <text:p text:style-name="P4">
<draw:frame draw:style-name="fr1" draw:name="Image245" text:anchor-type="as-char" svg:width="6.9236in" svg:height="4.615733in" draw:z-index="0">
<draw:image xlink:href="../Images/AРМІЯINFORM/2023-04-04T36-00-00-04-00/339755405_2175424449311997_1603151073373319492_n.jpg" xlink:type="simple" xlink:show="embed" xlink:actuate="onLoad" draw:mime-type="image/jpeg"/>
</draw:frame>
The Bureau of International Security and the Office of the Office of Reduction of US State Department in Partnership with the State Tape Protection Service of Ukraine and the National Security and Defense Council of the Seminar "Safety and Stability of Critical Infrastructure" for the Facilities of Critical Infrastructure. About it <text:a xlink:type="simple" xlink:href="https://www.facebook.com/dsszzi/posts/pfbid02fC8GMeVEKWLUSzN2w9CLdGiaudXPsZk8dXWtKL2fGz5rcXxh5BHLUZY3Rh73E9Kjl" text:style-name="Internet_20_link" text:visited-style-name="Visited_20_Internet_20_Link">
reports</text:a>
State Service for Special Communication and Information Protection of Ukraine.</text:p>
      <text:p text:style-name="P4">
The event was also supported by the US Department of National Security, the US Education and Security Agency(English. - CISA)and the Civil Research and Development Fund(<text:a xlink:type="simple" xlink:href="https://www.facebook.com/CRDFGlobal/" text:style-name="Internet_20_link" text:visited-style-name="Visited_20_Internet_20_Link">
CRDF Global</text:a>
 ).</text:p>
      <text:p text:style-name="P4">
Мета семінару — нарощування спроможності, стійкості українських підприємствкритичної інфраструктури та їх взаємодії як на рівні окремих об’єктів, так іна загальнодержавному рівні.</text:p>
      <text:p text:style-name="P4">
«Підвищення стійкості критичної інфраструктури до загроз, на основіцілеспрямованих зловмисних дій, в нинішніх умовах має стати пріоритетом дляключових секторів критичної інфраструктури. Перед нами стоїть завданняудосконалити законодавство, яке має охоплювати повний цикл стратегічногопланування та управління з урахуванням принципів та напрямів забезпеченнянаціональної стійкості на всіх рівнях — загальнодержавному, регіональному,місцевому, об’єктовому», — зазначив директор Департаменту захисту критичноїінфраструктури Адміністрації Держспецзв’язку Андрій Чотчиков.</text:p>
      <text:p text:style-name="P4">
Він подякував партнерам за допомогу та плідну співпрацю у вирішенні проблемнихпитань впровадження державної політики із захисту критичної інфраструктури тапідкреслив, що між Державною службою спеціального зв’язку та захистуінформації України та CISA було укладено меморандум, в результаті якого вжевстановлено високий рівень кооперації та взаємодії.</text:p>
      <text:p text:style-name="P4">
Під час семінару відбулися різноманітні інтерактивні сесії, лекції, дискусіїта групові заходи під керівництвом експертів CISA . Крім того, учасники малиможливість навчитися одне в одного та обговорили спільні зусилля у відповіднихгалузях.</text:p>
      <text:p text:style-name="P4">
News Source: <text:a xlink:type="simple" xlink:href="https://armyinform.com.ua/2023/04/04/derzhspeczzvyazku-vzyala-uchast-u-pyatydennomu-vorkshopi-z-kiberzahystu-dlya-praczivnykiv-pidpryyemstv-krytychnoyi-infrastruktury/" text:style-name="Internet_20_link" text:visited-style-name="Visited_20_Internet_20_Link">
https://armyinform.com.ua/2023/04/04/derzhspeczzvyazku-vzyala-uchast-u-pyatydennomu-vorkshopi-z-kiberzahystu-dlya-praczivnykiv-pidpryyemstv-krytychnoyi-infrastruktury/</text:a>
</text:p>
      <!--NEWS-->
      <text:h text:style-name="P10" text:outline-level="1">
<text:span text:style-name="T4">
This night our aircraft knocked off 14 sagl shahed</text:span>
</text:h>
      <text:p text:style-name="P4">
Author: ['АРМІЯINFORM']</text:p>
      <text:p text:style-name="P4">
Time: 2023-04-04T37:00:00-04:00</text:p>
      <text:p text:style-name="P4">
Description: Unoch 4 kvіniki 2023 Rock Rocky Pipansi attacked the Ukrainian forc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shah.jpg" text:style-name="Internet_20_link" text:visited-style-name="Visited_20_Internet_20_Link">
shah.jpg</text:a>
']</text:p>
      <text:p text:style-name="P4">
Tags: ['SHAHED', 'STOPRUSSIA', 'ВТОРГНЕННЯ РФ', 'ЗНИЩЕННЯ ВОЄННОЇ ТЕХНІКИ ПРОТИВНИКА', 'ПОВІТРЯНІ СИЛИ ЗСУ']</text:p>
      <text:p text:style-name="P4">
Category: News</text:p>
      <!--METADATA-->
      <text:p text:style-name="P4">
<draw:frame draw:style-name="fr1" draw:name="Image246" text:anchor-type="as-char" svg:width="6.9236in" svg:height="3.89773in" draw:z-index="0">
<draw:image xlink:href="../Images/AРМІЯINFORM/2023-04-04T37-00-00-04-00/shah.jpg" xlink:type="simple" xlink:show="embed" xlink:actuate="onLoad" draw:mime-type="image/jpeg"/>
</draw:frame>
** 🔥I</text:p>
      <text:p text:style-name="P4">
On the night of April 4, 2023, Russian invaders attacked Ukraine from the southworld by drunk drones of Iranian production "Shahd-136/131".</text:p>
      <text:p text:style-name="P4">
About it <text:a xlink:type="simple" xlink:href="https://www.facebook.com/kpszsu/posts/pfbid0ay4TgZ3LAshx69AmjeaEAG1s8WzcfxzUiknp1oqogBq6iJMCECBtR1iPFXsPajvjl" text:style-name="Internet_20_link" text:visited-style-name="Visited_20_Internet_20_Link">
reports</text:a>
Armed Forces Command.</text:p>
      <text:p text:style-name="P4">
In total, up to 17 strokes of the UAVs, probably from the area of the Eastern coast of the Azov Sea, were recorded.</text:p>
      <text:p text:style-name="P4">
The forces and means of air defense of the South Air Command were destroyed by 14 Shahas.</text:p>
      <text:p text:style-name="P4">
News Source: <text:a xlink:type="simple" xlink:href="https://armyinform.com.ua/2023/04/04/znyshheno-shhe-14-udarnyh-bpla-shahed-136-131/" text:style-name="Internet_20_link" text:visited-style-name="Visited_20_Internet_20_Link">
https://armyinform.com.ua/2023/04/04/znyshheno-shhe-14-udarnyh-bpla-shahed-136-131/</text:a>
</text:p>
      <!--NEWS-->
      <text:h text:style-name="P10" text:outline-level="1">
<text:span text:style-name="T4">
Over the past day, the enemy has caused 3 missile and 21 aviation strike</text:span>
</text:h>
      <text:p text:style-name="P4">
Author: ['АРМІЯINFORM']</text:p>
      <text:p text:style-name="P4">
Time: 2023-04-04T38:00:00-04:00</text:p>
      <text:p text:style-name="P4">
Description: About the General Headquarters of the Zbroyshany forces of Ukraine. - The last time has passed ... the war with Ukraine 2022, the war with Ukraine is the latest news today, the news of the war with Ukraine 2022 is the last for today, will there be a war between Ukraine and Russia and when, the war with Ukraine in 2022 will be or not, whether there will be, whether there will be, whether it will be The war with Ukraine in the near future says, the war with Ukraine, Ukrainian news today, Ukrainian news in Ukrainian media in Russian</text:p>
      <text:p text:style-name="P4">
Images: ['<text:a xlink:type="simple" xlink:href="https://armyinform.com.ua/wp-content/uploads/2022/12/630_360_1650977494-848.jpg" text:style-name="Internet_20_link" text:visited-style-name="Visited_20_Internet_20_Link">
630_360_1650977494-848.jpg</text:a>
']</text:p>
      <text:p text:style-name="P4">
Tags: ['STOPRUSSIA', 'ВТОРГНЕННЯ РФ', 'ГШ ЗСУ', 'ОПЕРАТИВНА ІНФОРМАЦІЯ']</text:p>
      <text:p text:style-name="P4">
Category: News</text:p>
      <!--METADATA-->
      <text:p text:style-name="P4">
<draw:frame draw:style-name="fr1" draw:name="Image247" text:anchor-type="as-char" svg:width="6.9236in" svg:height="3.956343in" draw:z-index="0">
<draw:image xlink:href="../Images/AРМІЯINFORM/2023-04-04T38-00-00-04-00/630_360_1650977494-848.jpg" xlink:type="simple" xlink:show="embed" xlink:actuate="onLoad" draw:mime-type="image/jpeg"/>
</draw:frame>
<text:span text:style-name="T4">
 🔥 Situation of the Russian invasion </text:span>
</text:p>
      <text:p text:style-name="P4">
About it <text:a xlink:type="simple" xlink:href="https://www.facebook.com/GeneralStaff.ua/posts/pfbid02DjH68Cr3pbHDDBizuuKYiV1D4m2q1oEK5duFcF89DydbB7oGDPyznWfCd131Ls5cl" text:style-name="Internet_20_link" text:visited-style-name="Visited_20_Internet_20_Link">
reports</text:a>
General Staff of the Armed Forces of Ukraine.</text:p>
      <ul>
        <li>
Over the past day, the enemy caused 3 missile and 21 aviation strikes, carried out 33 shelling of rocket launchers, - the construction said.</li>
      </ul>
      <text:p text:style-name="P4">
The probability of rocket and aviation strikes throughout Ukraine's all over the Ukrainian is high, because the enemy continues to use terror tactics.</text:p>
      <text:p text:style-name="P4">
News Source: <text:a xlink:type="simple" xlink:href="https://armyinform.com.ua/2023/04/04/za-mynulu-dobu-vorog-zavdav-3-raketnyh-ta-21-aviaczijnyj-udar/" text:style-name="Internet_20_link" text:visited-style-name="Visited_20_Internet_20_Link">
https://armyinform.com.ua/2023/04/04/za-mynulu-dobu-vorog-zavdav-3-raketnyh-ta-21-aviaczijnyj-udar/</text:a>
</text:p>
      <!--NEWS-->
      <text:h text:style-name="P10" text:outline-level="1">
<text:span text:style-name="T4">
Last day of defense force repelled 69 invaders attacks</text:span>
</text:h>
      <text:p text:style-name="P4">
Author: ['АРМІЯINFORM']</text:p>
      <text:p text:style-name="P4">
Time: 2023-04-04T39:00:00-04:00</text:p>
      <text:p text:style-name="P4">
Description: About the General Headquarters of the Zbroyshany forces of Ukraine. - The opponent is swayed ...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2/260134.jpg" text:style-name="Internet_20_link" text:visited-style-name="Visited_20_Internet_20_Link">
260134.jpg</text:a>
']</text:p>
      <text:p text:style-name="P4">
Tags: ['STOPRUSSIA', 'ВТОРГНЕННЯ РФ', 'ГШ', 'ОПЕРАТИВНА ІНФОРМАЦІЯ']</text:p>
      <text:p text:style-name="P4">
Category: News</text:p>
      <!--METADATA-->
      <text:p text:style-name="P4">
<draw:frame draw:style-name="fr1" draw:name="Image248" text:anchor-type="as-char" svg:width="6.9236in" svg:height="5.048458in" draw:z-index="0">
<draw:image xlink:href="../Images/AРМІЯINFORM/2023-04-04T39-00-00-04-00/260134.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DjH68Cr3pbHDDBizuuKYiV1D4m2q1oEK5duFcF89DydbB7oGDPyznWfCd131Ls5cl" text:style-name="Internet_20_link" text:visited-style-name="Visited_20_Internet_20_Link">
reports</text:a>
General Staff of the Armed Forces of Ukraine.</text:p>
      <ul>
        <li>
The enemy continues to concentrate the main efforts on leading the offensives in Liman, Bakhmut, Avdiiv and Mariinsky directions. The most fierce ones are afraid of Bakhmut, Avdiivka and Marinka settlements, - the testimony reads.</li>
      </ul>
      <text:p text:style-name="P4">
News Source: <text:a xlink:type="simple" xlink:href="https://armyinform.com.ua/2023/04/04/mynuloyi-doby-syly-oborony-vidbyly-69-atak-zagarbnykiv/" text:style-name="Internet_20_link" text:visited-style-name="Visited_20_Internet_20_Link">
https://armyinform.com.ua/2023/04/04/mynuloyi-doby-syly-oborony-vidbyly-69-atak-zagarbnykiv/</text:a>
</text:p>
      <!--NEWS-->
      <text:h text:style-name="P10" text:outline-level="1">
<text:span text:style-name="T4">
Our aviation has made 5 beats on enemy positions</text:span>
</text:h>
      <text:p text:style-name="P4">
Author: ['АРМІЯINFORM']</text:p>
      <text:p text:style-name="P4">
Time: 2023-04-04T40:00:00-04:00</text:p>
      <text:p text:style-name="P4">
Description: About the General Headquarters of the Zbroyshany forces of Ukraine. - Avіiaziya defense forces ... War with Ukraine 2022, war with Ukraine latest news today,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ВТОРГНЕННЯ РФ', 'ГШ ЗСУ', 'ОПЕРАТИВНА ІНФОРМАЦІЯ']</text:p>
      <text:p text:style-name="P4">
Category: News</text:p>
      <!--METADATA-->
      <text:p text:style-name="P4">
<draw:frame draw:style-name="fr1" draw:name="Image249" text:anchor-type="as-char" svg:width="6.9236in" svg:height="3.894525in" draw:z-index="0">
<draw:image xlink:href="../Images/AРМІЯINFORM/2023-04-04T40-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DjH68Cr3pbHDDBizuuKYiV1D4m2q1oEK5duFcF89DydbB7oGDPyznWfCd131Ls5cl" text:style-name="Internet_20_link" text:visited-style-name="Visited_20_Internet_20_Link">
reports</text:a>
General Staff of the Armed Forces of Ukraine.</text:p>
      <ul>
        <li>
Aviation of defense forces of the last day made 5 beats in the areas of concentration of personal staff and military equipment of the invaders. The hostile exploration was also stolen, and our rocket launchers and artillerymen struck the focus of the enemy's concentration, - the morning summary said.</li>
      </ul>
      <text:p text:style-name="P4">
News Source: <text:a xlink:type="simple" xlink:href="https://armyinform.com.ua/2023/04/04/nasha-aviacziya-zavdala-5-udariv-po-pozycziyah-protyvnyka/" text:style-name="Internet_20_link" text:visited-style-name="Visited_20_Internet_20_Link">
https://armyinform.com.ua/2023/04/04/nasha-aviacziya-zavdala-5-udariv-po-pozycziyah-protyvnyka/</text:a>
</text:p>
      <!--NEWS-->
      <text:h text:style-name="P10" text:outline-level="1">
<text:span text:style-name="T4">
In the Kherson region, the Rashists forbade the peaceful population to go out on the street</text:span>
</text:h>
      <text:p text:style-name="P4">
Author: ['АРМІЯINFORM']</text:p>
      <text:p text:style-name="P4">
Time: 2023-04-04T41:00:00-04:00</text:p>
      <text:p text:style-name="P4">
Description: About the General Headquarters of the Zbroyshany forces of Ukraine. - Sreephoi in the population ... The war with Ukraine 2022, the war with Ukraine is the latest news today, the News War with Ukraine 2022 is the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3/04/64_main-v1671899843.jpg" text:style-name="Internet_20_link" text:visited-style-name="Visited_20_Internet_20_Link">
64_main-v1671899843.jpg</text:a>
']</text:p>
      <text:p text:style-name="P4">
Tags: ['STOPRUSSIA', 'ВТОРГНЕННЯ РФ', 'ГШ ЗСУ', 'ОПЕРАТИВНА ІНФОРМАЦІЯ', 'ХЕРСОНЩИНА']</text:p>
      <text:p text:style-name="P4">
Category: News</text:p>
      <!--METADATA-->
      <text:p text:style-name="P4">
<draw:frame draw:style-name="fr1" draw:name="Image250" text:anchor-type="as-char" svg:width="6.9236in" svg:height="4.61903in" draw:z-index="0">
<draw:image xlink:href="../Images/AРМІЯINFORM/2023-04-04T41-00-00-04-00/64_main-v1671899843.jpg" xlink:type="simple" xlink:show="embed" xlink:actuate="onLoad" draw:mime-type="image/jpeg"/>
</draw:frame>
Illustrative Photo <text:span text:style-name="T4">
 🔥Set on Russian invasion </text:span>
</text:p>
      <text:p text:style-name="P4">
About it <text:a xlink:type="simple" xlink:href="https://www.facebook.com/GeneralStaff.ua/posts/pfbid02DjH68Cr3pbHDDBizuuKYiV1D4m2q1oEK5duFcF89DydbB7oGDPyznWfCd131Ls5cl" text:style-name="Internet_20_link" text:visited-style-name="Visited_20_Internet_20_Link">
reports</text:a>
General Staff of the Armed Forces of Ukraine.</text:p>
      <ul>
        <li>
in some settlements of Kakhovsky district of Kherson region(uncomplicated)Russian invaders continue to put pressure on the local population. Yes, on April 2, people were forbidden to leave the apartment and leave home. All public places were closed by all public places: shopping centers, shops, hospitals(uncomplicated)etc., - reports in the summary.</li>
      </ul>
      <text:p text:style-name="P4">
Also in separate villages of the specified area(uncomplicated)Seniors and continue to be alerted from the bullying of the invaders. To obtain pensions, it is necessary to have a prosecuting, not everyone and not in full amount. At the same time, for the projection, the receipt of social payments is becoming more accessible.</text:p>
      <text:p text:style-name="P4">
News Source: <text:a xlink:type="simple" xlink:href="https://armyinform.com.ua/2023/04/04/na-hersonshhyni-rashysty-zaboronyaly-myrnomu-naselennyu-vyhodyty-na-vulyczi/" text:style-name="Internet_20_link" text:visited-style-name="Visited_20_Internet_20_Link">
https://armyinform.com.ua/2023/04/04/na-hersonshhyni-rashysty-zaboronyaly-myrnomu-naselennyu-vyhodyty-na-vulyczi/</text:a>
</text:p>
      <!--NEWS-->
      <text:h text:style-name="P10" text:outline-level="1">
<text:span text:style-name="T4">
Defense forces per day eliminated more than 500 invaders, destroyed 8 tanks and 6 BBM</text:span>
</text:h>
      <text:p text:style-name="P4">
Author: ['АРМІЯINFORM']</text:p>
      <text:p text:style-name="P4">
Time: 2023-04-04T42:00:00-04:00</text:p>
      <text:p text:style-name="P4">
Description: Zagalni Boyov, take the enemy on 04/24/22 to 04.04.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6067fe4c-9374-4765-8cba-3eb0d8dca431-scaled.jpg" text:style-name="Internet_20_link" text:visited-style-name="Visited_20_Internet_20_Link">
6067fe4c-9374-4765-8cba-3eb0d8dca431-scaled.jpg</text:a>
']</text:p>
      <text:p text:style-name="P4">
Tags: ['STOPRUSSIA', 'АГРЕСІЯ РФ', 'ВТОРГНЕННЯ РФ', 'ВТРАТИ ВОРОГА', 'ГШ ЗСУ']</text:p>
      <text:p text:style-name="P4">
Category: News</text:p>
      <!--METADATA-->
      <text:p text:style-name="P4">
<draw:frame draw:style-name="fr1" draw:name="Image251" text:anchor-type="as-char" svg:width="6.9236in" svg:height="6.975527in" draw:z-index="0">
<draw:image xlink:href="../Images/AРМІЯINFORM/2023-04-04T42-00-00-04-00/6067fe4c-9374-4765-8cba-3eb0d8dca431-scaled.jpg" xlink:type="simple" xlink:show="embed" xlink:actuate="onLoad" draw:mime-type="image/jpeg"/>
</draw:frame>
The overall combat loss of the enemy from 24.02.22 to 04.04.23 will be assigned to:</text:p>
      <text:p text:style-name="P4">
<text:span text:style-name="T4">
<text:span text:style-name="T5">
 Personnel - </text:span>
* 175690(+530)persons eliminated</text:span>
<text:span text:style-name="T5">
 tanks - </text:span>
<text:span text:style-name="T5">
 3627(+8)</text:span>
<text:span text:style-name="T4">
 combat armored vehicles - </text:span>
 6999(+6)<text:span text:style-name="T4">
<text:span text:style-name="T5">
 Artillery Systems - </text:span>
<text:span text:style-name="T5">
 2697(+3)</text:span>
 </text:span>
 RSZV - <text:span text:style-name="T4">
 528(+1)</text:span>
<text:span text:style-name="T5">
 air defense means - </text:span>
<text:span text:style-name="T5">
 280(0)</text:span>
<text:span text:style-name="T4">
 aircraft - </text:span>
 306(0)<text:span text:style-name="T4">
<text:span text:style-name="T5">
 helicopters - </text:span>
* 291(0)</text:span>
<text:span text:style-name="T5">
 UAV Operative Tactical Level-</text:span>
<text:span text:style-name="T5">
 2277(+15)</text:span>
<text:span text:style-name="T4">
 Winged missiles - </text:span>
 911(0)<text:span text:style-name="T4">
<text:span text:style-name="T5">
 ships / boats - </text:span>
* 18(0)</text:span>
<text:span text:style-name="T5">
 Automobile equipment and tanks - </text:span>
<text:span text:style-name="T5">
 5562(+9)</text:span>
<text:span text:style-name="T4">
 SPECIAL TECHANGE - </text:span>
 298(0)The data is specified ...</text:p>
      <text:p text:style-name="P4">
Beat the occupier!Let's win together!Our power is in truth!</text:p>
      <text:p text:style-name="P4">
News Source: <text:a xlink:type="simple" xlink:href="https://armyinform.com.ua/2023/04/04/syly-oborony-za-dobu-likviduvaly-ponad-500-okupantiv-znyshhyly-8-tankiv-i-6-bbm/" text:style-name="Internet_20_link" text:visited-style-name="Visited_20_Internet_20_Link">
https://armyinform.com.ua/2023/04/04/syly-oborony-za-dobu-likviduvaly-ponad-500-okupantiv-znyshhyly-8-tankiv-i-6-bbm/</text:a>
</text:p>
      <!--NEWS-->
      <text:h text:style-name="P10" text:outline-level="1">
<text:span text:style-name="T4">
The state should guarantee social protection to veterans in peaceful life - Irina Vereshchuk</text:span>
</text:h>
      <text:p text:style-name="P4">
Author: ['АРМІЯINFORM']</text:p>
      <text:p text:style-name="P4">
Time: 2023-04-04T43:00:00-04:00</text:p>
      <text:p text:style-name="P4">
Description: The power of the member of the mechanism of the turn of the Zakhisnikov Ukrainian to peaceful Zhitty. O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img_20230403_204431_421.jpg" text:style-name="Internet_20_link" text:visited-style-name="Visited_20_Internet_20_Link">
img_20230403_204431_421.jpg</text:a>
']</text:p>
      <text:p text:style-name="P4">
Tags: ['ВЕТЕРАНИ ВІЙНИ', 'ІРИНА ВЕРЕЩУК', 'СОЦЗАХИСТ']</text:p>
      <text:p text:style-name="P4">
Category: News</text:p>
      <!--METADATA-->
      <text:p text:style-name="P4">
<draw:frame draw:style-name="fr1" draw:name="Image252" text:anchor-type="as-char" svg:width="6.9236in" svg:height="4.350329in" draw:z-index="0">
<draw:image xlink:href="../Images/AРМІЯINFORM/2023-04-04T43-00-00-04-00/img_20230403_204431_421.jpg" xlink:type="simple" xlink:show="embed" xlink:actuate="onLoad" draw:mime-type="image/jpeg"/>
</draw:frame>
The state should work out a mechanism for the return of Ukraine's defenders to peaceful life.</text:p>
      <text:p text:style-name="P4">
On this <text:a xlink:type="simple" xlink:href="https://minre.gov.ua/2023/04/03/derzhava-maye-napraczyuvaty-mehanizm-povernennya-zahysnykiv-ukrayiny-do-myrnogo-zhyttya-iryna-vereshhuk/" text:style-name="Internet_20_link" text:visited-style-name="Visited_20_Internet_20_Link">
emphasized</text:a>
Viceremier-Minister-Minister of Reintegration of the Occupied Territories of Ukraine Irina Vereshchuk at the interagency meetings of the formation and implementation of state policy in the field of social protection.</text:p>
      <text:p text:style-name="P4">
“Citizens who protect their homeland should be sure of the support. Especially those defenders and defenders who were injured by combat actions. They should not prove their status, undergoing numerous bureaucratic procedures. In this matter, digital instruments should be introduced, decisions should be made automatically, with minimal influence of the human factor. These people protect us at the front, so as a state we have to make social protection in a peaceful life, ”Irina Vereshchuk emphasized.</text:p>
      <text:p text:style-name="P4">
In particular, the Minister of Veterans Julia Laputin, Minister of Social Policy Oksana Zholnovich, representatives of the Ministry of Defense of the Presidential Office joined the discussion.</text:p>
      <text:p text:style-name="P4">
As it is noted, during the meeting, its participants agreed that the issue of veterans to a peaceful life should be considered comprehensively.</text:p>
      <text:p text:style-name="P4">
Thus, the agencies presented their own support programs for the defenders of Ukraine, quality, in particular, social adaptation, psychological rehabilitation, employment, stimulation of entrepreneurship development among veterans.</text:p>
      <text:p text:style-name="P4">
News Source: <text:a xlink:type="simple" xlink:href="https://armyinform.com.ua/2023/04/04/derzhava-maye-garantuvaty-soczzahyst-veteranam-u-myrnomu-zhytti-iryna-vereshhuk/" text:style-name="Internet_20_link" text:visited-style-name="Visited_20_Internet_20_Link">
https://armyinform.com.ua/2023/04/04/derzhava-maye-garantuvaty-soczzahyst-veteranam-u-myrnomu-zhytti-iryna-vereshhuk/</text:a>
</text:p>
      <!--NEWS-->
      <text:h text:style-name="P10" text:outline-level="1">
<text:span text:style-name="T4">
More than half a thousand telephone appeals were worked out at the March Coordination Staff</text:span>
</text:h>
      <text:p text:style-name="P4">
Author: ['АРМІЯINFORM']</text:p>
      <text:p text:style-name="P4">
Time: 2023-04-04T44:00:00-04:00</text:p>
      <text:p text:style-name="P4">
Description: Similarity of birch 2023 Rocks to the Gromadzo Priymbolni Coordinating headquarters of the headquarter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ksh3.jpg" text:style-name="Internet_20_link" text:visited-style-name="Visited_20_Internet_20_Link">
ksh3.jpg</text:a>
', '<text:a xlink:type="simple" xlink:href="https://armyinform.com.ua/wp-content/uploads/2023/04/339908982_2354780271369560_621098010176758368_n.jpg" text:style-name="Internet_20_link" text:visited-style-name="Visited_20_Internet_20_Link">
339908982_2354780271369560_621098010176758368_n.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53" text:anchor-type="as-char" svg:width="6.9236in" svg:height="4.823441in" draw:z-index="0">
<draw:image xlink:href="../Images/AРМІЯINFORM/2023-04-04T44-00-00-04-00/ksh3.jpg" xlink:type="simple" xlink:show="embed" xlink:actuate="onLoad" draw:mime-type="image/jpeg"/>
</draw:frame>
During March 2023, more than half a thousand telephone requests were coordinating staff. Every day, dozens of consultations were given to prisoners and missing persons.</text:p>
      <text:p text:style-name="P4">
About it <text:a xlink:type="simple" xlink:href="https://t.me/Koord_shtab/763" text:style-name="Internet_20_link" text:visited-style-name="Visited_20_Internet_20_Link">
reports</text:a>
Coordinating headquarters for the issue of prisoners of war.</text:p>
      <text:p text:style-name="P4">
Dozens of collective meetings, families and public organizations were held every week in March. In general, they took part in them a thousand one hundred people. The coordination staff also worked out more than eight hundred phone calls.</text:p>
      <text:p text:style-name="P4">
During the work of the coordination headquarters, thousands of families received help by contacting specialists. Phone: 0 800 300 529(free of charge)From 9:00 to 17: 00. The address of the public reception: Kyiv, str. Spasska, 37.</text:p>
      <text:p text:style-name="P4">
On the website of the coordination headquarters on the management of prisoners of war is publicized <text:a xlink:type="simple" xlink:href="https://koordshtab.gov.ua/roadmap" text:style-name="Internet_20_link" text:visited-style-name="Visited_20_Internet_20_Link">
Road card</text:a>
Recommendations and algorithms of actions of the family of a serviceman in cases if he / she disappeared or captured.</text:p>
      <text:p text:style-name="P4">
<draw:frame draw:style-name="fr1" draw:name="Image254" text:anchor-type="as-char" svg:width="6.9236in" svg:height="3.894525in" draw:z-index="0">
<draw:image xlink:href="../Images/AРМІЯINFORM/2023-04-04T44-00-00-04-00/339908982_2354780271369560_621098010176758368_n.jpg" xlink:type="simple" xlink:show="embed" xlink:actuate="onLoad" draw:mime-type="image/jpeg"/>
</draw:frame>
</text:p>
      <text:p text:style-name="P4">
News Source: <text:a xlink:type="simple" xlink:href="https://armyinform.com.ua/2023/04/04/ponad-piv-tysyachi-telefonnyh-zvernen-opraczyuvaly-v-koordynaczijnomu-shtabi-za-berezen/" text:style-name="Internet_20_link" text:visited-style-name="Visited_20_Internet_20_Link">
https://armyinform.com.ua/2023/04/04/ponad-piv-tysyachi-telefonnyh-zvernen-opraczyuvaly-v-koordynaczijnomu-shtabi-za-berezen/</text:a>
</text:p>
      <!--NEWS-->
      <text:h text:style-name="P10" text:outline-level="1">
<text:span text:style-name="T4">
In Ukraine a moment of silence</text:span>
</text:h>
      <text:p text:style-name="P4">
Author: ['АРМІЯINFORM']</text:p>
      <text:p text:style-name="P4">
Time: 2023-04-04T45: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255" text:anchor-type="as-char" svg:width="6.9236in" svg:height="3.895992in" draw:z-index="0">
<draw:image xlink:href="../Images/AРМІЯINFORM/2023-04-04T45-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04/v-ukrayini-hvylyna-movchannya/" text:style-name="Internet_20_link" text:visited-style-name="Visited_20_Internet_20_Link">
https://armyinform.com.ua/2023/04/04/v-ukrayini-hvylyna-movchannya/</text:a>
</text:p>
      <!--NEWS-->
      <text:h text:style-name="P10" text:outline-level="1">
<text:span text:style-name="T4">
The Netherlands has allocated a 274 million euros aid for Ukraine</text:span>
</text:h>
      <text:p text:style-name="P4">
Author: ['АРМІЯINFORM']</text:p>
      <text:p text:style-name="P4">
Time: 2023-04-04T46:00:00-04:00</text:p>
      <text:p text:style-name="P4">
Description: Niruserlandy put a Ukrainian dopomoga of 274 million єvro. Tse Persh Iz ... War with Ukraine 2022, War with Ukraine latest news today, News War with Ukraine 2022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3/04/netherland_ukraine.jpg" text:style-name="Internet_20_link" text:visited-style-name="Visited_20_Internet_20_Link">
netherland_ukraine.jpg</text:a>
']</text:p>
      <text:p text:style-name="P4">
Tags: ['ДОПОМОГА ПАРТНЕРІВ', 'НІДЕРЛАНДИ', 'СВІТ ПІДТРИМУЄ УКРАЇНУ']</text:p>
      <text:p text:style-name="P4">
Category: News</text:p>
      <!--METADATA-->
      <text:p text:style-name="P4">
<draw:frame draw:style-name="fr1" draw:name="Image256" text:anchor-type="as-char" svg:width="6.9236in" svg:height="3.894525in" draw:z-index="0">
<draw:image xlink:href="../Images/AРМІЯINFORM/2023-04-04T46-00-00-04-00/netherland_ukraine.jpg" xlink:type="simple" xlink:show="embed" xlink:actuate="onLoad" draw:mime-type="image/jpeg"/>
</draw:frame>
The Netherlands provided Ukraine with a new package of 274 million euros. The first tranche of the funds provided by the Dutch government of 2.5 billionuros for 2023.</text:p>
      <text:p text:style-name="P4">
This was reported by the Minister of Foreign Trade and Development of Cooperation of Vanierdland Liesye Schreneacher and the Minister of Foreign Affairs of the Netherlands Vopkegukstra. The decision about it <text:a xlink:type="simple" xlink:href="https://www.rijksoverheid.nl/actueel/nieuws/2023/04/03/eerste-steunpakket-voor-oekraine-in-2023-274-miljoen-euro-voor-strijd-en-herstel" text:style-name="Internet_20_link" text:visited-style-name="Visited_20_Internet_20_Link">
placed</text:a>
The Netherlands Government.</text:p>
      <text:p text:style-name="P4">
According to the report, 180 million euros are assigned to humanitarian aid, agriculture and rehabilitation work. Of this amount, 20 million euros will come for humanitarian aid, 10 million euros for mental health and psychosocial support programs, and 10 million for the mine -agricultural land. The Netherlands will also allocate 40 million euros for seeds and equipment for Ukrainian agriculture. In addition, 100 million euros will go to the restoration of hospitals and protection institutions, energy, housing and infrastructure.</text:p>
      <text:p text:style-name="P4">
The remaining 94 million euros will go for non -lethal support for the Armed Forces of Ukraine, the fight against impunity and the preservation of cultural heritage.</text:p>
      <text:p text:style-name="P4">
News Source: <text:a xlink:type="simple" xlink:href="https://armyinform.com.ua/2023/04/04/niderlandy-vydilyly-ukrayini-paket-dopomogy-na-274-miljony-yevro/" text:style-name="Internet_20_link" text:visited-style-name="Visited_20_Internet_20_Link">
https://armyinform.com.ua/2023/04/04/niderlandy-vydilyly-ukrayini-paket-dopomogy-na-274-miljony-yevro/</text:a>
</text:p>
      <!--NEWS-->
      <text:h text:style-name="P10" text:outline-level="1">
<text:span text:style-name="T4">
As a result of the establishment of an unlicensed program, a cyberincident has occurred - the State Secretariat of Communications</text:span>
</text:h>
      <text:p text:style-name="P4">
Author: ['АРМІЯINFORM']</text:p>
      <text:p text:style-name="P4">
Time: 2023-04-04T47:00:00-04:00</text:p>
      <text:p text:style-name="P4">
Description: URYAVARA REPARONNIA OF THE COMPARTERNIA OBSVICHENISHINISARY CERT-UA, ShO DIX under ... War with Ukraine 2022, War with Ukraine Latest news today, News War with Ukraine 2022 Last for today, will there be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rosijski-hakery.jpg" text:style-name="Internet_20_link" text:visited-style-name="Visited_20_Internet_20_Link">
rosijski-hakery.jpg</text:a>
']</text:p>
      <text:p text:style-name="P4">
Tags: ['ДЕРЖСПЕЦЗВ’ЯЗКУ', 'КІБЕРБЕЗПЕКА', 'КІБЕРІНЦИДЕНТИ', 'ХАКЕРСЬКА АТАКА']</text:p>
      <text:p text:style-name="P4">
Category: News</text:p>
      <!--METADATA-->
      <text:p text:style-name="P4">
<draw:frame draw:style-name="fr1" draw:name="Image257" text:anchor-type="as-char" svg:width="6.9236in" svg:height="4.615733in" draw:z-index="0">
<draw:image xlink:href="../Images/AРМІЯINFORM/2023-04-04T47-00-00-04-00/rosijski-hakery.jpg" xlink:type="simple" xlink:show="embed" xlink:actuate="onLoad" draw:mime-type="image/jpeg"/>
</draw:frame>
Hackers. Illustrative photo</text:p>
      <text:p text:style-name="P4">
The Government Response Team of Ukraine Cert-UA, which operates under the State Secretariat, reports the cyber-funding that has been established by the establishment of an unlicensed program. Pirate programs open the hackers to computer systems of enterprises and organizations.</text:p>
      <text:p text:style-name="P4">
About it <text:a xlink:type="simple" xlink:href="https://www.facebook.com/dsszzi/posts/pfbid0nBxBmDd1R1ZRxzyxyqCMYrrVmcRfburNoHt8vysAF9fMLb6EBWCFTVks5tPo74uQl" text:style-name="Internet_20_link" text:visited-style-name="Visited_20_Internet_20_Link">
reports</text:a>
State Service for Special Communication and Information Protection of Ukraine.</text:p>
      <text:p text:style-name="P4">
In March 2023, team specialists received data on detection of trait access to the information and communication system(X)One of the utility companies. During the computer-technical research of electronic-computing machines, experts found that the primary compromise was made in January this year. Then one of the Users of the Uploaded License version of Microsoft Office 2019. Together with it, the Darkcrystal RAT was installed on the device and a remote Dwagent administration. This created the preconditions for unauthorized accessible to the MPS from January 19 to March 22, 2023.</text:p>
      <text:p text:style-name="P4">
Cert-UA points out that such a vector of primary compromise is not found. There are known cases of device infection not only after use of Microsoft Office's non -licensing programs, but also when downloading from informal operating systems from informal sources, as well as other programs(scanners, password -renewal tools, etc.).</text:p>
      <text:p text:style-name="P4">
Водночас реалізації зловмисного задуму сприяє виконання згаданих дій накомп’ютері системного адміністратора або від імені привілейованогокористувача. Детальніше про інцидент та дослідження – на<text:a xlink:type="simple" xlink:href="https://cert.gov.ua/article/4279195" text:style-name="Internet_20_link" text:visited-style-name="Visited_20_Internet_20_Link">
сайті</text:a>
CERT-UA.</text:p>
      <text:p text:style-name="P4">
The State Secretariat is reminiscent of:</text:p>
      <ul>
        <li>
Always use licensing software, do not trust pirate versions, * Download programs from official sites of developers, * Set the software update in time, * Do not open suspicious links and investments sent by unknown sends, and follow other cybergiene rules.</li>
      </ul>
      <text:p text:style-name="P4">
News Source: <text:a xlink:type="simple" xlink:href="https://armyinform.com.ua/2023/04/04/vnaslidok-vstanovlennya-neliczenzijnoyi-programy-stavsya-kiberinczydent-derzhspeczzvyazku/" text:style-name="Internet_20_link" text:visited-style-name="Visited_20_Internet_20_Link">
https://armyinform.com.ua/2023/04/04/vnaslidok-vstanovlennya-neliczenzijnoyi-programy-stavsya-kiberinczydent-derzhspeczzvyazku/</text:a>
</text:p>
      <!--NEWS-->
      <text:h text:style-name="P10" text:outline-level="1">
<text:span text:style-name="T4">
Volodymyr Zelenskyy thanked Denmark and Norway for providing arts</text:span>
</text:h>
      <text:p text:style-name="P4">
Author: ['АРМІЯINFORM']</text:p>
      <text:p text:style-name="P4">
Time: 2023-04-04T48:00:00-04:00</text:p>
      <text:p text:style-name="P4">
Description: President of Ukraine Volodymyr Zelensky, having packed the URIDAMS TA Norwegia for Nadann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c227ee3df7f0da52474a4fa0d8e93bb36a900c32.jpg" text:style-name="Internet_20_link" text:visited-style-name="Visited_20_Internet_20_Link">
c227ee3df7f0da52474a4fa0d8e93bb36a900c32.jpg</text:a>
']</text:p>
      <text:p text:style-name="P4">
Tags: ['STOPRUSSIA', 'ДАНІЯ', 'НОРВЕГІЯ', 'ПІДТРИМКА УКРАЇНИ', 'ПРЕЗИДЕНТ']</text:p>
      <text:p text:style-name="P4">
Category: News</text:p>
      <!--METADATA-->
      <text:p text:style-name="P4">
<draw:frame draw:style-name="fr1" draw:name="Image258" text:anchor-type="as-char" svg:width="6.9236in" svg:height="3.892313in" draw:z-index="0">
<draw:image xlink:href="../Images/AРМІЯINFORM/2023-04-04T48-00-00-04-00/c227ee3df7f0da52474a4fa0d8e93bb36a900c32.jpg" xlink:type="simple" xlink:show="embed" xlink:actuate="onLoad" draw:mime-type="image/jpeg"/>
</draw:frame>
President of Ukraine Volodymyr Zelensky thanked the governments of Denmark and Norway to Ukrainian Caliber for Ukraine for the Caesar SAU.</text:p>
      <text:p text:style-name="P4">
About this <text:a xlink:type="simple" xlink:href="https://twitter.com/ZelenskyyUa/status/1642899923669512193" text:style-name="Internet_20_link" text:visited-style-name="Visited_20_Internet_20_Link">
it is referred</text:a>
In his tweet.</text:p>
      <text:p text:style-name="P4">
“I am grateful to the Danish and Norwegian governments, led by Matte Frederixen Tayonas Garo Stere, for a joint initiative to transfer to Ukraine additional artillery shells. Timely military assistance of partners - a cordant approaching our common victory!” - the head of state wrote.</text:p>
      <text:p text:style-name="P4">
As <text:a xlink:type="simple" xlink:href="https://armyinform.com.ua/2023/04/03/daniya-i-norvegiya-peredayut-ukrayini-tysyachi-artylerijskyh-snaryadiv/" text:style-name="Internet_20_link" text:visited-style-name="Visited_20_Internet_20_Link">
reported</text:a>
In the Ministry of Defense, they will transfer 155 mm of caliber to Ukraine with Norway with Norway.</text:p>
      <text:p text:style-name="P4">
News Source: <text:a xlink:type="simple" xlink:href="https://armyinform.com.ua/2023/04/04/volodymyr-zelenskyj-podyakuvav-daniyi-ta-norvegiyi-za-nadannya-artsnaryadiv/" text:style-name="Internet_20_link" text:visited-style-name="Visited_20_Internet_20_Link">
https://armyinform.com.ua/2023/04/04/volodymyr-zelenskyj-podyakuvav-daniyi-ta-norvegiyi-za-nadannya-artsnaryadiv/</text:a>
</text:p>
      <!--NEWS-->
      <text:h text:style-name="P10" text:outline-level="1">
<text:span text:style-name="T4">
Warsaw discussed the harmonization of the Ukrainian cybersecurity system with EU standards</text:span>
</text:h>
      <text:p text:style-name="P4">
Author: ['АРМІЯINFORM']</text:p>
      <text:p text:style-name="P4">
Time: 2023-04-04T49:00:00-04:00</text:p>
      <text:p text:style-name="P4">
Description: The Polshi Vidbuloi XVIII ZAIDANNA of the National Cluster Kіberbezpeky on the topic: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39484705_779940476895715_1958536264276706596_n.jpg" text:style-name="Internet_20_link" text:visited-style-name="Visited_20_Internet_20_Link">
339484705_779940476895715_1958536264276706596_n.jpg</text:a>
']</text:p>
      <text:p text:style-name="P4">
Tags: ['CRDF GLOBAL', 'НАЦІОНАЛЬНИЙ КЛАСТЕР КІБЕРБЕЗПЕКИ', 'НКЦК', 'РНБО УКРАЇНИ']</text:p>
      <text:p text:style-name="P4">
Category: News</text:p>
      <!--METADATA-->
      <text:p text:style-name="P4">
<draw:frame draw:style-name="fr1" draw:name="Image259" text:anchor-type="as-char" svg:width="6.9236in" svg:height="4.615733in" draw:z-index="0">
<draw:image xlink:href="../Images/AРМІЯINFORM/2023-04-04T49-00-00-04-00/339484705_779940476895715_1958536264276706596_n.jpg" xlink:type="simple" xlink:show="embed" xlink:actuate="onLoad" draw:mime-type="image/jpeg"/>
</draw:frame>
In Poland, the eighteenth meetings of the National Cybersecurity Cluster of Naza took place: "Harmonization of Cybersecurity Systems of Critical Infrastructure EU States." The event was organized by the National Coordination Center for Civil Safety with the US Department of Civil Studies and the Development of the US Department of State Department.</text:p>
      <text:p text:style-name="P4">
About it <text:a xlink:type="simple" xlink:href="https://www.rnbo.gov.ua/ua/Diialnist/6229.html" text:style-name="Internet_20_link" text:visited-style-name="Visited_20_Internet_20_Link">
reports</text:a>
National Security and Defense of Ukraine.</text:p>
      <text:p text:style-name="P4">
The meeting was attended by online and offline about 300 representatives of the state sector, the international and donor community, embassies and private institutions.</text:p>
      <text:p text:style-name="P4">
“This is the first cluster outside Ukraine. It examines an extremely relevant issue - the harmonization of the Ukrainian cybersecurity system with EU with EU. But it is worth noting that in this process we must take into account our country in the war with the Russian Federation. Therefore, our meeting not only contributes to a more deep understanding of the specifics of the EU cybersecurity sphere, but also allows you to share the unique experience of Ukraine in cyberwar, ”said the Deputy Secretary of the National Security and Defense Council Sergey Demedyuk, opening a cluster meeting.</text:p>
      <text:p text:style-name="P4">
The head of the NCCC's activities of the NSDC of the National Security Service of Ukraine Serhiypropenko thanked Poland for the fact that in these difficult times the country remains a close friend, ally and partner of Ukraine, as well as co -organizers - CRDF Global and US Department of State for almost three years. Cybersecurity and approaching victory.</text:p>
      <text:p text:style-name="P4">
“The National Cybersecurity Cluster was created as a platform for communication of the Ukrainian main cybersecurity entities with our foreign partners. We have gone a fairly great way, considering urgent cyber defense and cybersecurity. And I am glad that today we are discussing the development of the stability of our country in cyberspace, ” - said Sergiy Prokopenko.</text:p>
      <text:p text:style-name="P4">
The CRDF Global operating manager in Ukraine, Mikhail Verichz, has made that the activities of the National Cybersecurity Cluster have the main purpose - effort.The participants of the event discussed the peculiarities of the legislation in the spheresiber security of Ukraine and the EU, practical steps for rapprochement, the importance of state-private partnership in this process, and also considered the best practices and experience of the European Union.</text:p>
      <text:p text:style-name="P4">
News Source: <text:a xlink:type="simple" xlink:href="https://armyinform.com.ua/2023/04/04/u-varshavi-obgovoryly-garmonizacziyu-ukrayinskoyi-systemy-kiberbezpeky-zi-standartamy-yes/" text:style-name="Internet_20_link" text:visited-style-name="Visited_20_Internet_20_Link">
https://armyinform.com.ua/2023/04/04/u-varshavi-obgovoryly-garmonizacziyu-ukrayinskoyi-systemy-kiberbezpeky-zi-standartamy-yes/</text:a>
</text:p>
      <!--NEWS-->
      <text:h text:style-name="P10" text:outline-level="1">
<text:span text:style-name="T4">
In Ukraine, a unique humanitarian mine project will begin</text:span>
</text:h>
      <text:p text:style-name="P4">
Author: ['Євген Проворний']</text:p>
      <text:p text:style-name="P4">
Time: 2023-04-04T50:00:00-04:00</text:p>
      <text:p text:style-name="P4">
Description: Zustych, Pershny's Persian Ministan Defense of Ukraine, Lieutenant General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8878403300aae70e621e1f199bfdf0235a36de8b-e1680592673793.jpg" text:style-name="Internet_20_link" text:visited-style-name="Visited_20_Internet_20_Link">
8878403300aae70e621e1f199bfdf0235a36de8b-e1680592673793.jpg</text:a>
', '<text:a xlink:type="simple" xlink:href="https://armyinform.com.ua/wp-content/uploads/2023/04/93d012eb0f7eb9afce66afe8112a2c01bbc84be0.jpg" text:style-name="Internet_20_link" text:visited-style-name="Visited_20_Internet_20_Link">
93d012eb0f7eb9afce66afe8112a2c01bbc84be0.jpg</text:a>
', '<text:a xlink:type="simple" xlink:href="https://armyinform.com.ua/wp-content/uploads/2023/04/84008806e10e2e8cec521cb3519306313a89300c.jpg" text:style-name="Internet_20_link" text:visited-style-name="Visited_20_Internet_20_Link">
84008806e10e2e8cec521cb3519306313a89300c.jpg</text:a>
']</text:p>
      <text:p text:style-name="P4">
Tags: ['STOPRUSSIA', 'TETRA TECH', 'АГРЕСІЯ РФ', 'ГУМАНІТАРНЕ РОЗМІНУВАННЯ']</text:p>
      <text:p text:style-name="P4">
Category: News</text:p>
      <!--METADATA-->
      <text:p text:style-name="P4">
<draw:frame draw:style-name="fr1" draw:name="Image260" text:anchor-type="as-char" svg:width="6.9236in" svg:height="3.738744in" draw:z-index="0">
<draw:image xlink:href="../Images/AРМІЯINFORM/2023-04-04T50-00-00-04-00/8878403300aae70e621e1f199bfdf0235a36de8b-e1680592673793.jpg" xlink:type="simple" xlink:show="embed" xlink:actuate="onLoad" draw:mime-type="image/jpeg"/>
</draw:frame>
The meeting of the First Deputy Minister of Defense of Ukraine Lieutenant General Alexander Pavlyuk with representatives of the American company Tetratech was held.</text:p>
      <text:p text:style-name="P4">
<text:span text:style-name="T4">
 Tetra Tech </text:span>
 is the main partner of Ukraine for the implementation of the US State Department. It helps to develop the capable country in the field of humanitarian demining.</text:p>
      <ul>
        <li>
We do everything in order to maximize the ability of our unchanging to clean up the territories of Ukraine from the "gifts" that the state has left. To do this, we attract foreign partners as much as possible. One example of working is working with Tetra Tech. She is ready to deploy the centers of training of miners, which according to preliminary information will prepare about 500 of our specialists during the year. This is a powerful step and one of the components of our general mine mine,-said the First Deputy Minister of Defense of Ukraine during the meeting, Lieutenant General Pavlyuk.</li>
      </ul>
      <text:p text:style-name="P4">
<draw:frame draw:style-name="fr1" draw:name="Image261" text:anchor-type="as-char" svg:width="6.9236in" svg:height="4.777284in" draw:z-index="0">
<draw:image xlink:href="../Images/AРМІЯINFORM/2023-04-04T50-00-00-04-00/93d012eb0f7eb9afce66afe8112a2c01bbc84be0.jpg" xlink:type="simple" xlink:show="embed" xlink:actuate="onLoad" draw:mime-type="image/jpeg"/>
</draw:frame>
He added that this will make it possible to speed up the demining process significantly:</text:p>
      <ul>
        <li>
It is difficult to talk about specific numbers, because we do not know what awaits us in the tuberrators where hostilities are currently underway. But if we planned to deploy in all directions, then in a short time we will be able to exchanging the absolute objects. That after our victory, people come back to normal life.</li>
      </ul>
      <text:p text:style-name="P4">
The meeting was also attended by the Head of the Department of Environmental Safety and Oblast Activities of the Ministry of Defense of Ukraine Colonel Ruslan Beregul.</text:p>
      <ul>
        <li>
Tetra Tech has extensive experience, has been engaged and engaged in the implementation of projects in many corners of the world where there were similar problems(large explosive objects of the territory - ed.). Сьогодні цякомпанія презентувала будівництво тимчасового навчального центру, де одні знайкращих у світі фахівців, які мають передовий досвід проведення операцій зрозмінування у різних країнах, готуватимуть наших спеціалістів. До цьогопроєкту долучатимуться як фахівці від Міністерства оборони України, так і відінших органів центральної виконавчої влади, — розповів Руслан Берегуля.</li>
      </ul>
      <text:p text:style-name="P4">
<draw:frame draw:style-name="fr1" draw:name="Image262" text:anchor-type="as-char" svg:width="6.9236in" svg:height="4.650914in" draw:z-index="0">
<draw:image xlink:href="../Images/AРМІЯINFORM/2023-04-04T50-00-00-04-00/84008806e10e2e8cec521cb3519306313a89300c.jpg" xlink:type="simple" xlink:show="embed" xlink:actuate="onLoad" draw:mime-type="image/jpeg"/>
</draw:frame>
</text:p>
      <text:p text:style-name="P4">
-The uniqueness of this project is that we have not been able to preparing attention on the training of our humanitarian experts. +, - the officer emphasized.</text:p>
      <text:p text:style-name="P4">
Vice president of Tetra Tech Steve Priestley noted during the meeting that there are many branches in their company:</text:p>
      <ul>
        <li>
It is America and the United Kingdom, and countries that have problems with explosive objects, as well as Ukraine. Our project, which is going on here and is funded by the United States, is working closely with the government of your country of mine. One of the agencies we will cooperate with is the ceminism of Ukraine's defense, which is the main player in the field of mine -activity. We will carry out our projected activity under the coordination of the Secretariat of the National Authority on Mine Activities, in the framework of this project we will provide specialized equipment for the recipients, - said Priestley.</li>
      </ul>
      <text:p text:style-name="P4">
He mentioned that he first came to Ukraine in 2019 and was extraordinary opportunities that Ukrainians had already had at that time.</text:p>
      <ul>
        <li>
Our goal is to support the Ukrainian government so that it can effectively and safely enforce the humanitarian demining so that the Ukrainians return to their homes, and that your country will be economically recovered, - said the vice -presidential company.</li>
      </ul>
      <text:p text:style-name="P4">
He added that 40 Tetra Tech representatives are now in Ukraine.</text:p>
      <ul>
        <li>
We hired 70 people in your country who help us work. We also brought international staff to Ukraine who already had experience in the skiter. Their goal is to teach, support and convey the experience of other countries who have the same problems that are now in Ukraine. The main purpose is to release your country from explosive objects, because it is important not for Ukraine, but for the whole world. It is very nice that the Ministry of Defense has been supporting us since last year. And we look forward to long -term work, - said Vice president of Tetra Tech Steve Pristyley.</li>
      </ul>
      <text:p text:style-name="P4">
News Source: <text:a xlink:type="simple" xlink:href="https://armyinform.com.ua/2023/04/04/v-ukrayini-rozpochnetsya-unikalnyj-proyekt-z-gumanitarnogo-rozminuvannya/" text:style-name="Internet_20_link" text:visited-style-name="Visited_20_Internet_20_Link">
https://armyinform.com.ua/2023/04/04/v-ukrayini-rozpochnetsya-unikalnyj-proyekt-z-gumanitarnogo-rozminuvannya/</text:a>
</text:p>
      <!--NEWS-->
      <text:h text:style-name="P10" text:outline-level="1">
<text:span text:style-name="T4">
Dmytro Kuleba discussed with Josep Borrel steps to accelerate the purchase of ammunition for Ukraine</text:span>
</text:h>
      <text:p text:style-name="P4">
Author: ['АРМІЯINFORM']</text:p>
      <text:p text:style-name="P4">
Time: 2023-04-04T51:00:00-04:00</text:p>
      <text:p text:style-name="P4">
Description: Minist of the law enforcement reports of Ukraine Dmitro Kuleba I is the Tosky representation є С Ped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s2zickwwaesbo6.jpg" text:style-name="Internet_20_link" text:visited-style-name="Visited_20_Internet_20_Link">
fs2zickwwaesbo6.jpg</text:a>
']</text:p>
      <text:p text:style-name="P4">
Tags: ['ДМИТРО КУЛЕБА', 'ЄС - УКРАЇНА', 'ЖОЗЕП БОРРЕЛЬ']</text:p>
      <text:p text:style-name="P4">
Category: News</text:p>
      <!--METADATA-->
      <text:p text:style-name="P4">
<draw:frame draw:style-name="fr1" draw:name="Image263" text:anchor-type="as-char" svg:width="6.9236in" svg:height="4.615733in" draw:z-index="0">
<draw:image xlink:href="../Images/AРМІЯINFORM/2023-04-04T51-00-00-04-00/fs2zickwwaesbo6.jpg" xlink:type="simple" xlink:show="embed" xlink:actuate="onLoad" draw:mime-type="image/jpeg"/>
</draw:frame>
Foreign Minister of Ukraine Dmitry Kuleba and the High EU representative of foreign and security policy were bilateral in Brussels, which discussed steps that will help accelerate the initiative for the purchase of ammunition for Ukraine.</text:p>
      <text:p text:style-name="P4">
The Foreign Minister of Ukraine [wrote] about it(https://twitter.com/DmytroKuleba/status/1643138265464164353?cxt=HHwWgsC-3f7izM0tAAAA)In his tweet.</text:p>
      <text:p text:style-name="P4">
“I started my visit to Brussels with a meeting with the Head of Diplomacy by the European Union Borrel. We focused on steps to accelerate the initiative of the purchase of ammunition for Ukraine, as well as on ways to extend the support of the European Peace Fund. In addition, we discussed future contacts between the EU and China, ”his post reads.</text:p>
      <text:p text:style-name="P4">
Josep Borrel <text:a xlink:type="simple" xlink:href="https://twitter.com/JosepBorrellF/status/1643001117150674951" text:style-name="Internet_20_link" text:visited-style-name="Visited_20_Internet_20_Link">
noted</text:a>
that is glad to greet Dmitry Kulebo in the European Foreign Affairs Service.</text:p>
      <text:p text:style-name="P4">
"We will continue to support Ukraine as much as it will be necessary, to tasks Russia to pay a high price for its aggression until it stops," Josep Borrel wrote.</text:p>
      <text:p text:style-name="P4">
News Source: <text:a xlink:type="simple" xlink:href="https://armyinform.com.ua/2023/04/04/dmytro-kuleba-obgovoryv-z-zhozepom-borrelem-kroky-dlya-pryskorennya-zakupivli-boyeprypasiv-dlya-ukrayiny/" text:style-name="Internet_20_link" text:visited-style-name="Visited_20_Internet_20_Link">
https://armyinform.com.ua/2023/04/04/dmytro-kuleba-obgovoryv-z-zhozepom-borrelem-kroky-dlya-pryskorennya-zakupivli-boyeprypasiv-dlya-ukrayiny/</text:a>
</text:p>
      <!--NEWS-->
      <text:h text:style-name="P10" text:outline-level="1">
<text:span text:style-name="T4">
In Ukraine a day as a result of Russian shelling killed five 8217;</text:span>
</text:h>
      <text:p text:style-name="P4">
Author: ['АРМІЯINFORM']</text:p>
      <text:p text:style-name="P4">
Time: 2023-04-04T52: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287300132779444091_x.jpg" text:style-name="Internet_20_link" text:visited-style-name="Visited_20_Internet_20_Link">
photo_5287300132779444091_x.jpg</text:a>
']</text:p>
      <text:p text:style-name="P4">
Tags: ['MILITARY MEDIA CENTER', 'STOPRUSSIA', 'АГРЕСІЯ РФ', 'ХАРКІВСЬКИЙ ТРИБУНАЛ']</text:p>
      <text:p text:style-name="P4">
Category: News</text:p>
      <!--METADATA-->
      <text:p text:style-name="P4">
<draw:frame draw:style-name="fr1" draw:name="Image264" text:anchor-type="as-char" svg:width="6.9236in" svg:height="4.933065in" draw:z-index="0">
<draw:image xlink:href="../Images/AРМІЯINFORM/2023-04-04T52-00-00-04-00/photo_5287300132779444091_x.jpg" xlink:type="simple" xlink:show="embed" xlink:actuate="onLoad" draw:mime-type="image/jpeg"/>
</draw:frame>
According to the situational center of the Ministry of Defense of Ukraine information, during the last day, Russian troops fired at the territory of 7 regions of Ukraine.</text:p>
      <text:p text:style-name="P4">
About it in Telegram <text:a xlink:type="simple" xlink:href="https://t.me/militarymediacenter/1614" text:style-name="Internet_20_link" text:visited-style-name="Visited_20_Internet_20_Link">
informs</text:a>
MilitaryMedia Center.</text:p>
      <text:p text:style-name="P4">
“In general from different types of weapons(mortars, tanks, artillery, RSZV, S-300 ZRK, UAV, tactical aviation)The shelling of 111 settlements was carried out, the defeat of 55 infrastructure objects was confirmed, ”the message reads.</text:p>
      <text:p text:style-name="P4">
According to preliminary information, 5 people were killed and 5 more were injured.</text:p>
      <text:p text:style-name="P4">
News Source: <text:a xlink:type="simple" xlink:href="https://armyinform.com.ua/2023/04/04/v-ukrayini-za-dobu-vnaslidok-rosijskyh-obstriliv-zagynuly-pyat-czyvilnyh/" text:style-name="Internet_20_link" text:visited-style-name="Visited_20_Internet_20_Link">
https://armyinform.com.ua/2023/04/04/v-ukrayini-za-dobu-vnaslidok-rosijskyh-obstriliv-zagynuly-pyat-czyvilnyh/</text:a>
</text:p>
      <!--NEWS-->
      <text:h text:style-name="P10" text:outline-level="1">
<text:span text:style-name="T4">
The enemy continues to apply from 10 to 20 airbombs a day across the line of demarcation - Yuri Ignat</text:span>
</text:h>
      <text:p text:style-name="P4">
Author: ['Ольга Вікарчук']</text:p>
      <text:p text:style-name="P4">
Time: 2023-04-04T53:00:00-04:00</text:p>
      <text:p text:style-name="P4">
Description: So bombing you can get up to 70 kilometer. Launches to be healthy to LITKIV Su-35 that Su-34,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034.jpg" text:style-name="Internet_20_link" text:visited-style-name="Visited_20_Internet_20_Link">
1034.jpg</text:a>
']</text:p>
      <text:p text:style-name="P4">
Tags: ['ЮРІЙ ІГНАТ']</text:p>
      <text:p text:style-name="P4">
Category: News</text:p>
      <!--METADATA-->
      <text:p text:style-name="P4">
<draw:frame draw:style-name="fr1" draw:name="Image265" text:anchor-type="as-char" svg:width="6.9236in" svg:height="3.892602in" draw:z-index="0">
<draw:image xlink:href="../Images/AРМІЯINFORM/2023-04-04T53-00-00-04-00/1034.jpg" xlink:type="simple" xlink:show="embed" xlink:actuate="onLoad" draw:mime-type="image/jpeg"/>
</draw:frame>
Such bombs can fly up to 70 kilometers. Launches are made from aircraft-35 and Su-34, which are not included in the area of lesions of our air defense.(https://www.youtube.com/watch?v=WY8sDvZdWEA)During the period of the "One News" ether, Colonel Yuriy Ignat, a spokesman for the Air Force Command.</text:p>
      <ul>
        <li>
This poses a new threat to us that we need to respond promptly. In order to drive these aircraft from our borders, we need to have dialing systems and air defense systems, for example, Patriot.Thim, we also note that we also need fighters that can use air-air-air rates,-the officer noted.</li>
      </ul>
      <text:p text:style-name="P4">
In addition, Colonel Yuri Ignat noted that "we will try to increase efforts to get a decision to transfer to Ukraine modern multi -target fighters that will effectively resist the enemy aviation."</text:p>
      <ul>
        <li>
Without aviation, it will be very difficult for us to fight. About this(Transfer of modern seizures. - Ed.)Recently, Colonel Logachev Tamor Voroshilov was talking to the press. On the eve of the creation of an aviation coalition, on Zstaltankova, both the chief of aviation, Brigadny General Sergey Golubtsov, and the self-commander of the Air Force of the Armed Forces, Lieutenant General Mykola Oleshchuk, spoke. They also discussed the symposium with NATO representatives, ”the Armed Forces Air Force spokesman.</li>
      </ul>
      <text:p text:style-name="P4">
News Source: <text:a xlink:type="simple" xlink:href="https://armyinform.com.ua/2023/04/04/protyvnyk-prodovzhuye-zastosovuvaty-vid-10-do-20-aviabomb-za-dobu-po-vsij-liniyi-rozmezhuvannya-yurij-ignat/" text:style-name="Internet_20_link" text:visited-style-name="Visited_20_Internet_20_Link">
https://armyinform.com.ua/2023/04/04/protyvnyk-prodovzhuye-zastosovuvaty-vid-10-do-20-aviabomb-za-dobu-po-vsij-liniyi-rozmezhuvannya-yurij-ignat/</text:a>
</text:p>
      <!--NEWS-->
      <text:h text:style-name="P10" text:outline-level="1">
<text:span text:style-name="T4">
US support and military assistance is one of the key to our success in the battlefield - Andriy Shevchenko</text:span>
</text:h>
      <text:p text:style-name="P4">
Author: ['АРМІЯINFORM']</text:p>
      <text:p text:style-name="P4">
Time: 2023-04-04T54:00:00-04:00</text:p>
      <text:p text:style-name="P4">
Description: The intercessor of the Ministan defense of Ukraine Zwan єvropeiyko ilpyskoi Andriy Shevchenk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c6f288381043796a742784bcdc25507604fddcb-e1680594952791.jpg" text:style-name="Internet_20_link" text:visited-style-name="Visited_20_Internet_20_Link">
3c6f288381043796a742784bcdc25507604fddcb-e1680594952791.jpg</text:a>
', '<text:a xlink:type="simple" xlink:href="https://armyinform.com.ua/wp-content/uploads/2023/04/071c90d9157f2f728d18b761c47a1e6c8414d509.jpg" text:style-name="Internet_20_link" text:visited-style-name="Visited_20_Internet_20_Link">
071c90d9157f2f728d18b761c47a1e6c8414d509.jpg</text:a>
']</text:p>
      <text:p text:style-name="P4">
Tags: ['АНДРІЙ ШЕВЧЕНКО', 'БЕЗПЕКОВА ДОПОМОГА', 'ЗАСТУПНИК МІНІСТРА ОБОРОНИ УКРАЇНИ', 'РІЧ МАККОРМІК', 'США']</text:p>
      <text:p text:style-name="P4">
Category: News</text:p>
      <!--METADATA-->
      <text:p text:style-name="P4">
<draw:frame draw:style-name="fr1" draw:name="Image266" text:anchor-type="as-char" svg:width="6.9236in" svg:height="3.877216in" draw:z-index="0">
<draw:image xlink:href="../Images/AРМІЯINFORM/2023-04-04T54-00-00-04-00/3c6f288381043796a742784bcdc25507604fddcb-e1680594952791.jpg" xlink:type="simple" xlink:show="embed" xlink:actuate="onLoad" draw:mime-type="image/jpeg"/>
</draw:frame>
The Deputy Minister of Defense of Ukraine for European Integration Andriyshevchenko met in Kiev with a representative of the US Congress Dr. Richmakokmik.</text:p>
      <text:p text:style-name="P4">
The Deputy Head of the Ministry of Defense thanked the government and the US for comprehensive support from Ukraine from the first days of a large -scale invasion of the Russian Federation. He noted that the US US Aid is one of the key to our success in the battlefield.</text:p>
      <text:p text:style-name="P4">
About it <text:a xlink:type="simple" xlink:href="https://www.mil.gov.ua/news/2023/04/04/pidtrimka-ta-vijskova-dopomoga-ssha-e-odnieyu-z-klyuchovih-dlya-nashih-uspihiv-na-poli-boyu-%E2%80%93-andrij-shevchenko/" text:style-name="Internet_20_link" text:visited-style-name="Visited_20_Internet_20_Link">
informs</text:a>
Ministry of Defence Ukraine.</text:p>
      <ul>
        <li>
The US should be proud of helping Ukraine. It is necessary to continue our friendly countries to continue to work and stay together. Time is very important, and it also understands the enemy well. That is why we ask the Armed Forces to be necessary resources as quickly as possible. We need an increase in our army. In order to succeed in landwater, Ukraine requires air advantage and corresponding weapons of foreign partners. The role of the United States in this process is crucial, - said Andriyshevchenko.</li>
      </ul>
      <text:p text:style-name="P4">
The Deputy Minister of Defense also stressed that Ukraine is the first state, which uses the most modern Western weapons during real fighting.</text:p>
      <ul>
        <li>
We share a unique combat experience with partners. All interested in the ally like Ukraine. These knowledge should be transmitted to the countries that support us now, - Andrey Shevchenko commented.</li>
      </ul>
      <text:p text:style-name="P4">
<draw:frame draw:style-name="fr1" draw:name="Image267" text:anchor-type="as-char" svg:width="6.9236in" svg:height="4.165699in" draw:z-index="0">
<draw:image xlink:href="../Images/AРМІЯINFORM/2023-04-04T54-00-00-04-00/071c90d9157f2f728d18b761c47a1e6c8414d509.jpg" xlink:type="simple" xlink:show="embed" xlink:actuate="onLoad" draw:mime-type="image/jpeg"/>
</draw:frame>
He expressed his hope for the future NATO summit, which will be held in Vilnius in 2023.</text:p>
      <ul>
        <li>
We hope that Ukraine will receive not only a positive signal from partners, but also practical decisions and proposals for full membership in NATO. Our military experience in the war with Russia will be a significant contribution of the support of the defense capabilities of the Alliance, - said Andrey Shevchenko.</li>
      </ul>
      <text:p text:style-name="P4">
The American Congressman was introduced to the LOGFAS Ministry of Defense Program, which is used by all NATO members, and which allows to monitor the supply of weapons to Ukraine and control the MTD from partner countries.</text:p>
      <text:p text:style-name="P4">
The thing McCormik expressed admiration for the struggle of our people, the courage of defenders and assured the further support of Ukraine on the way to victory.</text:p>
      <text:p text:style-name="P4">
News Source: <text:a xlink:type="simple" xlink:href="https://armyinform.com.ua/2023/04/04/pidtrymka-ta-vijskova-dopomoga-ssha-ye-odniyeyu-z-klyuchovyh-dlya-nashyh-uspihiv-na-poli-boyu-andrij-shevchenko/" text:style-name="Internet_20_link" text:visited-style-name="Visited_20_Internet_20_Link">
https://armyinform.com.ua/2023/04/04/pidtrymka-ta-vijskova-dopomoga-ssha-ye-odniyeyu-z-klyuchovyh-dlya-nashyh-uspihiv-na-poli-boyu-andrij-shevchenko/</text:a>
</text:p>
      <!--NEWS-->
      <text:h text:style-name="P10" text:outline-level="1">
<text:span text:style-name="T4">
For Ukraine is very important comprehensive American support - Head of State</text:span>
</text:h>
      <text:p text:style-name="P4">
Author: ['АРМІЯINFORM']</text:p>
      <text:p text:style-name="P4">
Time: 2023-04-04T55:00:00-04:00</text:p>
      <text:p text:style-name="P4">
Description: President of Ukraine Volodymyr Zelensky PID Hour of Zustychi Iz delegasyyu Poliki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e0148c373bdbf9dbb6e64ea68e72024_1680549959_extra_large.jpeg" text:style-name="Internet_20_link" text:visited-style-name="Visited_20_Internet_20_Link">
fe0148c373bdbf9dbb6e64ea68e72024_1680549959_extra_large.jpeg</text:a>
', '<text:a xlink:type="simple" xlink:href="https://www.president.gov.ua/storage/j-image-storage/32/28/77/242fc07126853cfc0f2214ecb777eee0_1680549959_wysiwyg.jpeg" text:style-name="Internet_20_link" text:visited-style-name="Visited_20_Internet_20_Link">
242fc07126853cfc0f2214ecb777eee0_1680549959_wysiwyg.jpeg</text:a>
']</text:p>
      <text:p text:style-name="P4">
Tags: ['STOPRUSSIA', 'ВОЛОДИМИР ЗЕЛЕНСЬКИЙ', 'ОФІС ПРЕЗИДЕНТА УКРАЇНИ', 'СВІТ ПІДТРИМУЄ УКРАЇНУ']</text:p>
      <text:p text:style-name="P4">
Category: News</text:p>
      <!--METADATA-->
      <text:p text:style-name="P4">
<draw:frame draw:style-name="fr1" draw:name="Image268" text:anchor-type="as-char" svg:width="6.9236in" svg:height="4.617948in" draw:z-index="0">
<draw:image xlink:href="../Images/AРМІЯINFORM/2023-04-04T55-00-00-04-00/fe0148c373bdbf9dbb6e64ea68e72024_1680549959_extra_large.jpeg" xlink:type="simple" xlink:show="embed" xlink:actuate="onLoad" draw:mime-type="image/jpeg"/>
</draw:frame>
President of Ukraine Volodymyr Zelensky, during a meeting with a delegation of politicians, businessmen and representatives of charitable organizations of the United States of America, headed by former US Secretary of State Michak Pompeo, stressed that such meetings are a powerful signal of support for Ukrainians in our Freedom and Democracy.</text:p>
      <text:p text:style-name="P4">
<text:a xlink:type="simple" xlink:href="https://www.president.gov.ua/storage/j-image-storage/32/28/77/242fc07126853cfc0f2214ecb777eee0_1680549959_extra_large.jpeg" text:style-name="Internet_20_link" text:visited-style-name="Visited_20_Internet_20_Link">
!(Images/AРМІЯINFORM/2023-04-04T55-00-00-04-00/242fc07126853cfc0f2214ecb777eee0_1680549959_wysiwyg.jpeg)</text:a>
"I am glad to see that you came with your friends," the President of Ukraine said, addressing Mike Pompeo. "A comprehensive American support is extraordinary to us."</text:p>
      <text:p text:style-name="P4">
Volodymyr Zelenskyy also thanked the entire American people.</text:p>
      <text:p text:style-name="P4">
“Unfortunately, the war has been going on for over a year, and we are pleased that the United States is struggling with us for common goals. We also feel two -party support and support from the White House, ”he stressed.</text:p>
      <text:p text:style-name="P4">
The President also emphasized the importance of continuing and strengthening defense assistance and joint development of defense technologies, taking into account the experience gained during the war.</text:p>
      <text:p text:style-name="P4">
“Invest in business because business is what creates jobs. Misauasic are that people can find a job, and the budget receives a passage to strengthen our capabilities on the battlefield, ”the heads summarized.</text:p>
      <text:p text:style-name="P4">
A number of other topical issues were also discussed, including the Movement of Ukraine, and the importance of further strengthening of sanction pressure on the Russian Federation.</text:p>
      <text:p text:style-name="P4">
Volodymyr Zelensky noted the activities of American charity organizations, whose representatives were present at a meeting concentrated by displaced persons, reconstruction of destroyed housing stock, providing medical assistance, providing drinking water and products of those who are most required.</text:p>
      <text:p text:style-name="P4">
_ <text:span text:style-name="T4">
 Source: </text:span>
 <text:a xlink:type="simple" xlink:href="https://www.president.gov.ua/news/volodimir-zelenskij-zustrivsya-z-delegaciyeyu-politikiv-bizn-82081" text:style-name="Internet_20_link" text:visited-style-name="Visited_20_Internet_20_Link">
office</text:a>
<text:a xlink:type="simple" xlink:href="https://www.president.gov.ua/news/volodimir-zelenskij-zustrivsya-z-delegaciyeyu-politikiv-bizn-82081" text:style-name="Internet_20_link" text:visited-style-name="Visited_20_Internet_20_Link">
Presidentiality</text:a>
_</text:p>
      <text:p text:style-name="P4">
News Source: <text:a xlink:type="simple" xlink:href="https://armyinform.com.ua/2023/04/04/dlya-nas-duzhe-vazhlyva-vsebichna-amerykanska-pidtrymka-glava-derzhavy/" text:style-name="Internet_20_link" text:visited-style-name="Visited_20_Internet_20_Link">
https://armyinform.com.ua/2023/04/04/dlya-nas-duzhe-vazhlyva-vsebichna-amerykanska-pidtrymka-glava-derzhavy/</text:a>
</text:p>
      <!--NEWS-->
      <text:h text:style-name="P10" text:outline-level="1">
<text:span text:style-name="T4">
SES units neutralized 266 explosive items during the day</text:span>
</text:h>
      <text:p text:style-name="P4">
Author: ['АРМІЯINFORM']</text:p>
      <text:p text:style-name="P4">
Time: 2023-04-04T56:00:00-04:00</text:p>
      <text:p text:style-name="P4">
Description: Lent out, 3 kvіtynya, pirotechnici pirdrodili of the Holders of Ukraine W ... War with Ukraine 2022, the war with Ukraine Latest news today,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4/photo_5287351582192683317_y.jpg" text:style-name="Internet_20_link" text:visited-style-name="Visited_20_Internet_20_Link">
photo_5287351582192683317_y.jpg</text:a>
']</text:p>
      <text:p text:style-name="P4">
Tags: ['STOPRUSSIA', 'ДСНС УКРАЇНИ']</text:p>
      <text:p text:style-name="P4">
Category: News</text:p>
      <!--METADATA-->
      <text:p text:style-name="P4">
<draw:frame draw:style-name="fr1" draw:name="Image269" text:anchor-type="as-char" svg:width="6.9236in" svg:height="3.89908in" draw:z-index="0">
<draw:image xlink:href="../Images/AРМІЯINFORM/2023-04-04T56-00-00-04-00/medium.jpg" xlink:type="simple" xlink:show="embed" xlink:actuate="onLoad" draw:mime-type="image/jpeg"/>
</draw:frame>
Illustrative photo</text:p>
      <text:p text:style-name="P4">
<text:span text:style-name="T4">
 Over the past day, 3 </text:span>
 <text:span text:style-name="T4">
 April </text:span>
 <text:span text:style-name="T4">
, </text:span>
 pyrotechnic units of Ukraine for emergency situations <text:span text:style-name="T4">
 130 times </text:span>
 have been involved in finishing tasks.</text:p>
      <text:p text:style-name="P4">
About this <text:a xlink:type="simple" xlink:href="https://t.me/dsns_telegram/15514" text:style-name="Internet_20_link" text:visited-style-name="Visited_20_Internet_20_Link">
_ reports_</text:a>
SES of Ukraine.</text:p>
      <text:p text:style-name="P4">
Pyrotechnical units found, seized and neutralized <text:span text:style-name="T4">
 266 </text:span>
 explosive objects. Examined(cleared)territory more than <text:span text:style-name="T4">
 38.65 </text:span>
 hectares.</text:p>
      <text:p text:style-name="P4">
Reference: in total from the beginning of large -scale aggression of the Russian Federation of Ukrainian Pyrotechnical units of the SES of Ukraine involved <text:span text:style-name="T4">
 49 425 times </text:span>
 to perform demining tasks. Disposed of <text:span text:style-name="T4">
 340 011Domae hasty item </text:span>
, including <text:span text:style-name="T4">
 2 200 aviation bombs </text:span>
. Examined(cleared)area area <text:span text:style-name="T4">
 81 601 hectares </text:span>
.</text:p>
      <text:p text:style-name="P4">
<draw:frame draw:style-name="fr1" draw:name="Image270" text:anchor-type="as-char" svg:width="6.9236in" svg:height="5.804039in" draw:z-index="0">
<draw:image xlink:href="../Images/AРМІЯINFORM/2023-04-04T56-00-00-04-00/photo_5287351582192683317_y.jpg" xlink:type="simple" xlink:show="embed" xlink:actuate="onLoad" draw:mime-type="image/jpeg"/>
</draw:frame>
A total of 174 thousand square meters remain. km of potentially dangerous territories, measuring 30% of the total area of the state.</text:p>
      <text:p text:style-name="P4">
News Source: <text:a xlink:type="simple" xlink:href="https://armyinform.com.ua/2023/04/04/pidrozdily-dsns-zneshkodyly-266-vybuhonebezpechnyh-predmetiv-protyagom-doby/" text:style-name="Internet_20_link" text:visited-style-name="Visited_20_Internet_20_Link">
https://armyinform.com.ua/2023/04/04/pidrozdily-dsns-zneshkodyly-266-vybuhonebezpechnyh-predmetiv-protyagom-doby/</text:a>
</text:p>
      <!--NEWS-->
      <text:h text:style-name="P10" text:outline-level="1">
<text:span text:style-name="T4">
Drained the enemy of the Armed Forces aircraft - exposed Russian agent</text:span>
</text:h>
      <text:p text:style-name="P4">
Author: ['АРМІЯINFORM']</text:p>
      <text:p text:style-name="P4">
Time: 2023-04-04T57:00:00-04:00</text:p>
      <text:p text:style-name="P4">
Description: The head of the head management of the General Staff of the ZS of the Russian Federation (Bilsh Vidomoy Yak GRU) has a sketchy of the war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f9b4ec7d9820c6cec7e5264fc26a6aca-e1680593248513.jpeg" text:style-name="Internet_20_link" text:visited-style-name="Visited_20_Internet_20_Link">
f9b4ec7d9820c6cec7e5264fc26a6aca-e1680593248513.jpeg</text:a>
']</text:p>
      <text:p text:style-name="P4">
Tags: ['STOPRUSSIA', 'АГРЕСІЯ РФ', 'ВТОРГНЕННЯ РФ', 'КОЛАБОРАНТ', 'СБУ']</text:p>
      <text:p text:style-name="P4">
Category: News</text:p>
      <!--METADATA-->
      <text:p text:style-name="P4">
<draw:frame draw:style-name="fr1" draw:name="Image271" text:anchor-type="as-char" svg:width="6.9236in" svg:height="4.104798in" draw:z-index="0">
<draw:image xlink:href="../Images/AРМІЯINFORM/2023-04-04T57-00-00-04-00/f9b4ec7d9820c6cec7e5264fc26a6aca-e1680593248513.jpeg" xlink:type="simple" xlink:show="embed" xlink:actuate="onLoad" draw:mime-type="image/jpeg"/>
</draw:frame>
The agent of the General Directorate of the General Staff of the Armed Forces of the Russian Federation was detained(a better game)In the course of a special operation in Dnipropetrovsk region, which collected the intelligence of the base of the base and movement of defense forces in the region.</text:p>
      <text:p text:style-name="P4">
About it <text:a xlink:type="simple" xlink:href="https://ssu.gov.ua/novyny/sbu-zatrymala-rosiiskoho-ahenta-yakyi-poliuvav-za-ukrainskoiu-aviatsiieiu-na-dnipropetrovshchyni" text:style-name="Internet_20_link" text:visited-style-name="Visited_20_Internet_20_Link">
informs</text:a>
SBU.</text:p>
      <text:p text:style-name="P4">
First of all, the enemy was interested in locations and modes of operation of Ukrainian military aircraft in the region. In particular, the agent recorded regularity, the number of aircraft, etc.</text:p>
      <text:p text:style-name="P4">
In addition, he conveyed information about the consequences of air hostile to the city. The occupiers planned to use this information to prepare the tag of massive aircraft in the region.</text:p>
      <text:p text:style-name="P4">
According to the investigation, the attacker was a local resident, whom the military intelligence of the Russian Federation was remotely involved in unspoken cooperation.</text:p>
      <text:p text:style-name="P4">
For the recruitment, the enemy was used by one of the pro-Russian telegrams, the shortage actively distributed his "posts" to support the invaders.</text:p>
      <text:p text:style-name="P4">
On the basis of the evidence collected, investigators of the Security Service informed him of the suspicion by articles of the Criminal Code of Ukraine:</text:p>
      <ul>
        <li>
State betrayal committed in the conditions of martial law; * Unauthorized dissemination of information on the direction, movement of weapons, weapons and ammunition to Ukraine, movement, movement or placement of the Armed Forces or other military formations formed in accordance with the laws of Ukraine.</li>
      </ul>
      <text:p text:style-name="P4">
The court chose the traitor a preventive measure - detention. Investigation is ongoing to establish all the circumstances of the crime.</text:p>
      <text:p text:style-name="P4">
News Source: <text:a xlink:type="simple" xlink:href="https://armyinform.com.ua/2023/04/04/zlyvav-vorogu-roztashuvannya-litakiv-zsu-vykryto-rosijskogo-agenta/" text:style-name="Internet_20_link" text:visited-style-name="Visited_20_Internet_20_Link">
https://armyinform.com.ua/2023/04/04/zlyvav-vorogu-roztashuvannya-litakiv-zsu-vykryto-rosijskogo-agenta/</text:a>
</text:p>
      <!--NEWS-->
      <text:h text:style-name="P10" text:outline-level="1">
<text:span text:style-name="T4">
Volodymyr Zelenskyy: Russian evil will fall here in Ukraine, and will no longer be able to rise</text:span>
</text:h>
      <text:p text:style-name="P4">
Author: ['АРМІЯINFORM']</text:p>
      <text:p text:style-name="P4">
Time: 2023-04-04T58:00:00-04:00</text:p>
      <text:p text:style-name="P4">
Description: The 405th day of defense President Volodymyr Zelensky is attached, ShO on ours,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photo_5287452312060676439_y-e1680598749578.jpg" text:style-name="Internet_20_link" text:visited-style-name="Visited_20_Internet_20_Link">
photo_5287452312060676439_y-e1680598749578.jpg</text:a>
', '<text:a xlink:type="simple" xlink:href="https://armyinform.com.ua/wp-content/uploads/2023/04/photo_5287452312060676436_y-150x150.jpg" text:style-name="Internet_20_link" text:visited-style-name="Visited_20_Internet_20_Link">
photo_5287452312060676436_y-150x150.jpg</text:a>
', '<text:a xlink:type="simple" xlink:href="https://armyinform.com.ua/wp-content/uploads/2023/04/photo_5287452312060676435_x-150x150.jpg" text:style-name="Internet_20_link" text:visited-style-name="Visited_20_Internet_20_Link">
photo_5287452312060676435_x-150x150.jpg</text:a>
', '<text:a xlink:type="simple" xlink:href="https://armyinform.com.ua/wp-content/uploads/2023/04/photo_5287452312060676431_y-1-150x150.jpg" text:style-name="Internet_20_link" text:visited-style-name="Visited_20_Internet_20_Link">
photo_5287452312060676431_y-1-150x150.jpg</text:a>
', '<text:a xlink:type="simple" xlink:href="https://armyinform.com.ua/wp-content/uploads/2023/04/photo_5287452312060676432_y-e1680599197775-150x150.jpg" text:style-name="Internet_20_link" text:visited-style-name="Visited_20_Internet_20_Link">
photo_5287452312060676432_y-e1680599197775-150x150.jpg</text:a>
']</text:p>
      <text:p text:style-name="P4">
Tags: []</text:p>
      <text:p text:style-name="P4">
Category: News</text:p>
      <!--METADATA-->
      <text:p text:style-name="P4">
<draw:frame draw:style-name="fr1" draw:name="Image272" text:anchor-type="as-char" svg:width="6.9236in" svg:height="4.256732in" draw:z-index="0">
<draw:image xlink:href="../Images/AРМІЯINFORM/2023-04-04T58-00-00-04-00/photo_5287452312060676439_y-e1680598749578.jpg" xlink:type="simple" xlink:show="embed" xlink:actuate="onLoad" draw:mime-type="image/jpeg"/>
</draw:frame>
On the 405th Day of Defense, President of Ukraine Volodymyr Zelensky noted that Nanashii, Ukrainian, land is the battle as the basis of the free world.</text:p>
      <text:p text:style-name="P4">
About it <text:a xlink:type="simple" xlink:href="https://t.me/V_Zelenskiy_official/5751" text:style-name="Internet_20_link" text:visited-style-name="Visited_20_Internet_20_Link">
stressed</text:a>
Head of State of Utelegra.</text:p>
      <text:p text:style-name="P4">
“We will definitely win in this battle. Russian evil will fall here, in Ukraine, will not be able to rise. Humanity will win, ”Vladimirzelensky emphasized.</text:p>
      <text:p text:style-name="P4">
<text:a xlink:type="simple" xlink:href="https://armyinform.com.ua/wp-content/uploads/2023/04/photo_5287452312060676436_y.jpg" text:style-name="Internet_20_link" text:visited-style-name="Visited_20_Internet_20_Link">
!(Images/AРМІЯINFORM/2023-04-04T58-00-00-04-00/photo_5287452312060676436_y-150x150.jpg)</text:a>
</text:p>
      <text:p text:style-name="P4">
<text:a xlink:type="simple" xlink:href="https://armyinform.com.ua/wp-content/uploads/2023/04/photo_5287452312060676435_x.jpg" text:style-name="Internet_20_link" text:visited-style-name="Visited_20_Internet_20_Link">
<draw:frame draw:style-name="fr1" draw:name="Image273" text:anchor-type="as-char" svg:width="6.9236in" svg:height="6.9236in" draw:z-index="0">
<draw:image xlink:href="../Images/AРМІЯINFORM/2023-04-04T58-00-00-04-00/photo_5287452312060676435_x-150x150.jpg" xlink:type="simple" xlink:show="embed" xlink:actuate="onLoad" draw:mime-type="image/jpeg"/>
</draw:frame>
</text:a>
</text:p>
      <text:p text:style-name="P4">
<text:a xlink:type="simple" xlink:href="https://armyinform.com.ua/wp-content/uploads/2023/04/photo_5287452312060676431_y-1.jpg" text:style-name="Internet_20_link" text:visited-style-name="Visited_20_Internet_20_Link">
<draw:frame draw:style-name="fr1" draw:name="Image274" text:anchor-type="as-char" svg:width="6.9236in" svg:height="6.9236in" draw:z-index="0">
<draw:image xlink:href="../Images/AРМІЯINFORM/2023-04-04T58-00-00-04-00/photo_5287452312060676431_y-1-150x150.jpg" xlink:type="simple" xlink:show="embed" xlink:actuate="onLoad" draw:mime-type="image/jpeg"/>
</draw:frame>
</text:a>
</text:p>
      <text:p text:style-name="P4">
<text:a xlink:type="simple" xlink:href="https://armyinform.com.ua/wp-content/uploads/2023/04/photo_5287452312060676432_y-e1680599197775.jpg" text:style-name="Internet_20_link" text:visited-style-name="Visited_20_Internet_20_Link">
<draw:frame draw:style-name="fr1" draw:name="Image275" text:anchor-type="as-char" svg:width="6.9236in" svg:height="6.9236in" draw:z-index="0">
<draw:image xlink:href="../Images/AРМІЯINFORM/2023-04-04T58-00-00-04-00/photo_5287452312060676432_y-e1680599197775-150x150.jpg" xlink:type="simple" xlink:show="embed" xlink:actuate="onLoad" draw:mime-type="image/jpeg"/>
</draw:frame>
</text:a>
</text:p>
      <text:p text:style-name="P4">
News Source: <text:a xlink:type="simple" xlink:href="https://armyinform.com.ua/2023/04/04/volodymyr-zelenskyj-rosijske-zlo-vpade-same-tut-v-ukrayini-i-bilshe-ne-zmozhe-pidnyatysya/" text:style-name="Internet_20_link" text:visited-style-name="Visited_20_Internet_20_Link">
https://armyinform.com.ua/2023/04/04/volodymyr-zelenskyj-rosijske-zlo-vpade-same-tut-v-ukrayini-i-bilshe-ne-zmozhe-pidnyatysya/</text:a>
</text:p>
      <!--NEWS-->
      <text:h text:style-name="P10" text:outline-level="1">
<text:span text:style-name="T4">
Office of the Prosecutor General of Ukraine: Almost 17,000 crimes against National Security have been documented</text:span>
</text:h>
      <text:p text:style-name="P4">
Author: ['АРМІЯINFORM']</text:p>
      <text:p text:style-name="P4">
Time: 2023-04-04T5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04042023ua.jpg" text:style-name="Internet_20_link" text:visited-style-name="Visited_20_Internet_20_Link">
warcrime-04042023ua.jpg</text:a>
', '<text:a xlink:type="simple" xlink:href="https://armyinform.com.ua/wp-content/uploads/2023/04/warcrime-04042023en.jpg" text:style-name="Internet_20_link" text:visited-style-name="Visited_20_Internet_20_Link">
warcrime-04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76" text:anchor-type="as-char" svg:width="6.9236in" svg:height="4.448413in" draw:z-index="0">
<draw:image xlink:href="../Images/AРМІЯINFORM/2023-04-04T59-00-00-04-00/warcrime-04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04 </text:span>
 Registered:</text:p>
      <ul>
        <li>
78 131 Military crime, * 16 957 crimes against national security of Ukraine.</li>
      </ul>
      <text:p text:style-name="P4">
In addition, according to the official data of juvenile prosecutors, <text:span text:style-name="T4">
 1411 children have become </text:span>
 due to aggression of the Russian Federation, including:</text:p>
      <ul>
        <li>
467 - children were killed, * 944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77" text:anchor-type="as-char" svg:width="6.9236in" svg:height="4.448413in" draw:z-index="0">
<draw:image xlink:href="../Images/AРМІЯINFORM/2023-04-04T59-00-00-04-00/warcrime-04042023en.jpg" xlink:type="simple" xlink:show="embed" xlink:actuate="onLoad" draw:mime-type="image/jpeg"/>
</draw:frame>
</text:p>
      <text:p text:style-name="P4">
News Source: <text:a xlink:type="simple" xlink:href="https://armyinform.com.ua/2023/04/04/ofis-genprokurora-ukrayiny-zadokumentovano-majzhe-17-tysyach-zlochyniv-proty-naczbezpeky-7/" text:style-name="Internet_20_link" text:visited-style-name="Visited_20_Internet_20_Link">
https://armyinform.com.ua/2023/04/04/ofis-genprokurora-ukrayiny-zadokumentovano-majzhe-17-tysyach-zlochyniv-proty-naczbezpeky-7/</text:a>
</text:p>
      <!--NEWS-->
      <text:h text:style-name="P10" text:outline-level="1">
<text:span text:style-name="T4">
The lack of communication with the Russian Federation complicates the receipt of reliable data on prisoners of war - coordination headquarters</text:span>
</text:h>
      <text:p text:style-name="P4">
Author: ['АРМІЯINFORM']</text:p>
      <text:p text:style-name="P4">
Time: 2023-04-04T60:00:00-04:00</text:p>
      <text:p text:style-name="P4">
Description: OFICHINE-REMUNIKAIKA-AGRESORKA OF THE SCREEMEN, DOSTOSHIRNU TO ... WAR WITH Ukraine 2022, War with Ukraine Latest news today, News War with Ukraine 2022 Last for today, will there be a war between Ukraine and Russia and when, a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5862682036542746644_w.jpg" text:style-name="Internet_20_link" text:visited-style-name="Visited_20_Internet_20_Link">
photo_5862682036542746644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8" text:anchor-type="as-char" svg:width="6.9236in" svg:height="4.200317in" draw:z-index="0">
<draw:image xlink:href="../Images/AРМІЯINFORM/2023-04-04T60-00-00-04-00/photo_5862682036542746644_w.jpg" xlink:type="simple" xlink:show="embed" xlink:actuate="onLoad" draw:mime-type="image/jpeg"/>
</draw:frame>
There is no official communication with the aggressor country, so it is almost impossible to obtain reliable information about captured defenders and defenders, including the state of health.</text:p>
      <text:p text:style-name="P4">
About this <text:a xlink:type="simple" xlink:href="https://t.me/Koord_shtab/779" text:style-name="Internet_20_link" text:visited-style-name="Visited_20_Internet_20_Link">
the one was talking</text:a>
During a meeting with families of the individual artillery brigade "Zaporizhzhya Sich" on a coordination article.</text:p>
      <text:p text:style-name="P4">
According to the headquarters, information about the probable health of the healthy persons comes mostly from returned from Polynia servicemen.</text:p>
      <text:p text:style-name="P4">
During the meeting, they said that the military unit conducts investigation in case of disappearance of a serviceman. As a result of the investigation, the commander makes a decision how to account for a serviceman - a warmed or missing person.</text:p>
      <text:p text:style-name="P4">
Alerts with relevant information military unit sends a dottorial centers of staffing and social support(TCC and SP).Співробітники ТЦК та СП доставляють це сповіщення родичам оборонця.</text:p>
      <text:p text:style-name="P4">
Представник штабу зауважив, що визволені з полону військовослужбовціспілкуються з представниками Координаційного штабу, Служби безпеки України,Офісу Уповноваженого Верховної Ради України з прав людини. Надані нимивідомості фіксуються і враховуються, зокрема, у подальшій роботі щодо обмінувійськовополоненими. Проте оприлюднювати таку інформацію не можна, бо вонаносить оперативний характер.</text:p>
      <text:p text:style-name="P4">
News Source: <text:a xlink:type="simple" xlink:href="https://armyinform.com.ua/2023/04/04/vidsutnist-komunikacziyi-z-rf-uskladnyuye-otrymannya-dostovirnoyi-informacziyi-shhodo-vijskovopolonenyh-koordynaczijnyj-shtab/" text:style-name="Internet_20_link" text:visited-style-name="Visited_20_Internet_20_Link">
https://armyinform.com.ua/2023/04/04/vidsutnist-komunikacziyi-z-rf-uskladnyuye-otrymannya-dostovirnoyi-informacziyi-shhodo-vijskovopolonenyh-koordynaczijnyj-shtab/</text:a>
</text:p>
      <!--NEWS-->
      <text:h text:style-name="P10" text:outline-level="1">
<text:span text:style-name="T4">
There were 6 carriers of the Caliber Caliber for combat duty in the Black and Mediterranean Seas</text:span>
</text:h>
      <text:p text:style-name="P4">
Author: ['АРМІЯINFORM']</text:p>
      <text:p text:style-name="P4">
Time: 2023-04-04T61:00:00-04:00</text:p>
      <text:p text:style-name="P4">
Description: The village of 4 KVITRY in the waters of Chorny, Azovsky that scores in the Boyal Moreda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7/maxresdefault-1.jpg" text:style-name="Internet_20_link" text:visited-style-name="Visited_20_Internet_20_Link">
maxresdefault-1.jpg</text:a>
', '<text:a xlink:type="simple" xlink:href="https://armyinform.com.ua/wp-content/uploads/2023/04/336141894_1060599061566150_199496007597149452_n.jpg" text:style-name="Internet_20_link" text:visited-style-name="Visited_20_Internet_20_Link">
336141894_1060599061566150_199496007597149452_n.jpg</text:a>
']</text:p>
      <text:p text:style-name="P4">
Tags: ['АГРЕСІЯ РФ', 'ВМС ЗС УКРАЇНИ', 'ВТОРГНЕННЯ РФ']</text:p>
      <text:p text:style-name="P4">
Category: News</text:p>
      <!--METADATA-->
      <text:p text:style-name="P4">
<draw:frame draw:style-name="fr1" draw:name="Image279" text:anchor-type="as-char" svg:width="6.9236in" svg:height="3.894525in" draw:z-index="0">
<draw:image xlink:href="../Images/AРМІЯINFORM/2023-04-04T61-00-00-04-00/maxresdefault-1.jpg" xlink:type="simple" xlink:show="embed" xlink:actuate="onLoad" draw:mime-type="image/jpeg"/>
</draw:frame>
Illustrative photo</text:p>
      <text:p text:style-name="P4">
As of April 4, there are 15 enemy ships in the waters of the Black, Azov and Mediterranean Seas, of which 6 are the carbrakket carriers. The total volley is 40 rockets.</text:p>
      <text:p text:style-name="P4">
This is stated in <text:a xlink:type="simple" xlink:href="https://www.facebook.com/navy.mil.gov.ua/posts/pfbid02f7sHJDLDo5ULZZgxiz6iaR3wxcLKgMKqAy1ApBNMZQy8RLp8nY7Wt9up13froWM4l" text:style-name="Internet_20_link" text:visited-style-name="Visited_20_Internet_20_Link">
message</text:a>
Command of the Navy of the Armed Forces of Ukraine.</text:p>
      <text:p text:style-name="P4">
Of them:</text:p>
      <ul>
        <li>
There are 7 enemy ships in the Black Sea, of which 3 are carriers of the Caliber Winged missiles, the total volley is - 20 missiles; * In the Sea of Azov, the enemy continues to control marine communications, holding 1 ship on combat duty; * There are 7 enemy ships in the Mediterranean, 3 of them are 3 carriers of the Caliber Winged missiles, the total volley is - 20 missiles.</li>
      </ul>
      <text:p text:style-name="P4">
The Russian Federation continues to violate the International Convention on the Protection of Human Life at the Sea of 1974(SOLAS)by turning off automatic identification systems(AIS)Nazi vessels in the Azov Sea.</text:p>
      <text:p text:style-name="P4">
<draw:frame draw:style-name="fr1" draw:name="Image280" text:anchor-type="as-char" svg:width="6.9236in" svg:height="5.53888in" draw:z-index="0">
<draw:image xlink:href="../Images/AРМІЯINFORM/2023-04-04T61-00-00-04-00/336141894_1060599061566150_199496007597149452_n.jpg" xlink:type="simple" xlink:show="embed" xlink:actuate="onLoad" draw:mime-type="image/jpeg"/>
</draw:frame>
</text:p>
      <text:p text:style-name="P4">
News Source: <text:a xlink:type="simple" xlink:href="https://armyinform.com.ua/2023/04/04/na-bojove-cherguvannya-v-chornomu-ta-seredzemnomu-moryah-vyjshlo-6-nosiyiv-krylatyh-raket-kalibr/" text:style-name="Internet_20_link" text:visited-style-name="Visited_20_Internet_20_Link">
https://armyinform.com.ua/2023/04/04/na-bojove-cherguvannya-v-chornomu-ta-seredzemnomu-moryah-vyjshlo-6-nosiyiv-krylatyh-raket-kalibr/</text:a>
</text:p>
      <!--NEWS-->
      <text:h text:style-name="P10" text:outline-level="1">
<text:span text:style-name="T4">
In Kupyansk-Liman direction, our defenders destroyed two T-72 tanks, two BMPs and ammunition composition-Sergey Cherevaty</text:span>
</text:h>
      <text:p text:style-name="P4">
Author: ['Ольга Вікарчук']</text:p>
      <text:p text:style-name="P4">
Time: 2023-04-04T62:00:00-04:00</text:p>
      <text:p text:style-name="P4">
Description: - Vorog attack of our position on the Center for regular forces to the front. Zokrema, Ts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ВІЙНА', 'ВТОРГНЕННЯ РФ', 'СЕРГІЙ ЧЕРЕВАТИЙ']</text:p>
      <text:p text:style-name="P4">
Category: News</text:p>
      <!--METADATA-->
      <text:p text:style-name="P4">
<draw:frame draw:style-name="fr1" draw:name="Image281" text:anchor-type="as-char" svg:width="6.9236in" svg:height="4.611226in" draw:z-index="0">
<draw:image xlink:href="../Images/AРМІЯINFORM/2023-04-04T62-00-00-04-00/cherevatyj.jpg" xlink:type="simple" xlink:show="embed" xlink:actuate="onLoad" draw:mime-type="image/jpeg"/>
</draw:frame>
- The enemy attacks our positions in this area of the front with regular forces. In particular, these are airborne units, motorized rifles, the second Army Corps of such LNR, as well as a tank unit,-<text:a xlink:type="simple" xlink:href="https://www.youtube.com/watch" text:style-name="Internet_20_link" text:visited-style-name="Visited_20_Internet_20_Link">
reported</text:a>
During the direct ether in the "One News" spokesman of the eastern grouping of armed force troops, Colonel Sergey Cherevaty.</text:p>
      <text:p text:style-name="P4">
In the Kupyansk-Liman direction, the enemy uses more systems of jet-gunshot fire. On this day, 403 shellings have been recorded, but in the land-free booms the occupying army is trying to act more carefully.</text:p>
      <ul>
        <li>
          <text:p text:style-name="P4">
Therefore, they have less losses in this direction. 50 invaders were destroyed, 115 were injured. Also, the army of the Russian Federation uses more armored vehicles here, but our defense forces destroy it, - the officer noted.</text:p>
        </li>
        <li>
          <text:p text:style-name="P4">
In particular, in the last day, Ukrainian defenders in the Kupyansk-Liman direction destroyed two T-72 tanks, two BMPs and ammunition composition,-added Sergey Cherevaty.</text:p>
        </li>
      </ul>
      <text:p text:style-name="P4">
News Source: <text:a xlink:type="simple" xlink:href="https://armyinform.com.ua/2023/04/04/na-kupyansko-lymanskomu-napryamku-nashi-zahysnyky-znyshhyly-dva-tanky-t-72-dvi-bmp-i-sklad-boyeprypasiv-sergij-cherevatyj/" text:style-name="Internet_20_link" text:visited-style-name="Visited_20_Internet_20_Link">
https://armyinform.com.ua/2023/04/04/na-kupyansko-lymanskomu-napryamku-nashi-zahysnyky-znyshhyly-dva-tanky-t-72-dvi-bmp-i-sklad-boyeprypasiv-sergij-cherevatyj/</text:a>
</text:p>
      <!--NEWS-->
      <text:h text:style-name="P10" text:outline-level="1">
<text:span text:style-name="T4">
The SBU exposed the Russian financial pyramid in Ukraine for almost $ 40 million</text:span>
</text:h>
      <text:p text:style-name="P4">
Author: ['АРМІЯINFORM']</text:p>
      <text:p text:style-name="P4">
Time: 2023-04-04T63:00:00-04:00</text:p>
      <text:p text:style-name="P4">
Description: The Service of the Bezpeki Vikril Large Shakhraiska scheme, Yaku was scraped by PID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bu-golovna.jpg" text:style-name="Internet_20_link" text:visited-style-name="Visited_20_Internet_20_Link">
sbu-golovna.jpg</text:a>
', '<text:a xlink:type="simple" xlink:href="https://armyinform.com.ua/wp-content/uploads/2023/04/sbu-2.jpg" text:style-name="Internet_20_link" text:visited-style-name="Visited_20_Internet_20_Link">
sbu-2.jpg</text:a>
', '<text:a xlink:type="simple" xlink:href="https://armyinform.com.ua/wp-content/uploads/2023/04/sbu-1-150x150.jpg" text:style-name="Internet_20_link" text:visited-style-name="Visited_20_Internet_20_Link">
sbu-1-150x150.jpg</text:a>
', '<text:a xlink:type="simple" xlink:href="https://armyinform.com.ua/wp-content/uploads/2023/04/sbu-3-150x150.jpg" text:style-name="Internet_20_link" text:visited-style-name="Visited_20_Internet_20_Link">
sbu-3-150x150.jpg</text:a>
']</text:p>
      <text:p text:style-name="P4">
Tags: ['СБУ', 'ШАХРАЇ']</text:p>
      <text:p text:style-name="P4">
Category: News</text:p>
      <!--METADATA-->
      <text:p text:style-name="P4">
<draw:frame draw:style-name="fr1" draw:name="Image282" text:anchor-type="as-char" svg:width="6.9236in" svg:height="5.938293in" draw:z-index="0">
<draw:image xlink:href="../Images/AРМІЯINFORM/2023-04-04T63-00-00-04-00/sbu-golovna.jpg" xlink:type="simple" xlink:show="embed" xlink:actuate="onLoad" draw:mime-type="image/jpeg"/>
</draw:frame>
The Security Service exposed a large -scale fraudulent scheme that was masked by the Life Is Good.</text:p>
      <text:p text:style-name="P4">
The organizers of the Pyramid suggested that their clients become investors and transfer money to the account of a company that allegedly helps to "multiply" investment.</text:p>
      <text:p text:style-name="P4">
About it <text:a xlink:type="simple" xlink:href="https://www.facebook.com/SecurSerUkraine/posts/pfbid0SXMwkZAoXFNXtdzQCaDPSyudKe7EXM1aDfcHbSMpZBYKbiShD4m351neMRvYiUEjl" text:style-name="Internet_20_link" text:visited-style-name="Visited_20_Internet_20_Link">
reports</text:a>
On its official Facebook page SBU.</text:p>
      <text:p text:style-name="P4">
According to the investigation, the attackers received almost $ 40 million, with more than 1 thousand people cheating.</text:p>
      <text:p text:style-name="P4">
For the use of "service", fraudsters have developed their own web resource with accounts of potential "investors".</text:p>
      <text:p text:style-name="P4">
Dilika promised "depositors" stable profits in the form of "dividends" of discounting in the promotion of promising world -class enterprises.</text:p>
      <text:p text:style-name="P4">
<draw:frame draw:style-name="fr1" draw:name="Image283" text:anchor-type="as-char" svg:width="6.9236in" svg:height="6.609525in" draw:z-index="0">
<draw:image xlink:href="../Images/AРМІЯINFORM/2023-04-04T63-00-00-04-00/sbu-2.jpg" xlink:type="simple" xlink:show="embed" xlink:actuate="onLoad" draw:mime-type="image/jpeg"/>
</draw:frame>
In addition, the fraudsters "guaranteed" their clients "bonuses" in the event of attracting the pre -prosecution of new participants.</text:p>
      <text:p text:style-name="P4">
The money received from investors was accumulated on their own cryptomamen Tabanka accounts.</text:p>
      <text:p text:style-name="P4">
According to the investigation, more than 10 people are involved in the organization of the equipment. These are citizens of the aggressor country.</text:p>
      <text:p text:style-name="P4">
Initially, the "project" operated only in the territory of the Russian Federation, but after 2017 it was firmly tried to implement in Ukraine through a massive advertising campaign of Winternett and opening an office in Kiev.</text:p>
      <text:p text:style-name="P4">
After the start of a full -scale invasion of the Pyramid organizers, they wanted to attract their involvement in it.</text:p>
      <text:p text:style-name="P4">
For this purpose, they established a mechanism for attracting virtual assets through network exchange points of cryptocurrency throughout Ukraine.</text:p>
      <text:p text:style-name="P4">
During the searches at the Kiev Office and at the addresses of the person being persons appeared:</text:p>
      <text:p text:style-name="P4">
▪️ computers, mobile phones, accounting and drafts with evidence of a proceeding;</text:p>
      <text:p text:style-name="P4">
▪️ the souvenir and advertising products used to attract "investors".</text:p>
      <text:p text:style-name="P4">
Investigation is ongoing to establish all the circumstances of the crime and prosecute.</text:p>
      <text:p text:style-name="P4">
<text:a xlink:type="simple" xlink:href="https://armyinform.com.ua/wp-content/uploads/2023/04/sbu-1.jpg" text:style-name="Internet_20_link" text:visited-style-name="Visited_20_Internet_20_Link">
!(Images/AРМІЯINFORM/2023-04-04T63-00-00-04-00/sbu-1-150x150.jpg)</text:a>
</text:p>
      <text:p text:style-name="P4">
<text:a xlink:type="simple" xlink:href="https://armyinform.com.ua/wp-content/uploads/2023/04/sbu-3.jpg" text:style-name="Internet_20_link" text:visited-style-name="Visited_20_Internet_20_Link">
<draw:frame draw:style-name="fr1" draw:name="Image284" text:anchor-type="as-char" svg:width="6.9236in" svg:height="6.9236in" draw:z-index="0">
<draw:image xlink:href="../Images/AРМІЯINFORM/2023-04-04T63-00-00-04-00/sbu-3-150x150.jpg" xlink:type="simple" xlink:show="embed" xlink:actuate="onLoad" draw:mime-type="image/jpeg"/>
</draw:frame>
</text:a>
The measures were carried out in conjunction with the investigative department of the Main Management Police in Kyiv for procedural management of the Kyiv Prosecutor's Office.The Security Service appealed to citizens who have been victims of fraudulent scheme, to report it by mobile phone number(095)899 21 16.</text:p>
      <text:p text:style-name="P4">
News Source: <text:a xlink:type="simple" xlink:href="https://armyinform.com.ua/2023/04/04/sbu-vykryla-v-ukrayini-rosijsku-finansovu-piramidu-na-majzhe-40-mln-dolariv/" text:style-name="Internet_20_link" text:visited-style-name="Visited_20_Internet_20_Link">
https://armyinform.com.ua/2023/04/04/sbu-vykryla-v-ukrayini-rosijsku-finansovu-piramidu-na-majzhe-40-mln-dolariv/</text:a>
</text:p>
      <!--NEWS-->
      <text:h text:style-name="P10" text:outline-level="1">
<text:span text:style-name="T4">
The enemy dropped ammunition with a chemical in the area of water</text:span>
</text:h>
      <text:p text:style-name="P4">
Author: ['Ольга Вікарчук']</text:p>
      <text:p text:style-name="P4">
Time: 2023-04-04T64:00:00-04:00</text:p>
      <text:p text:style-name="P4">
Description: At the district Mar'ynka Army of the Russian Federation PID Hour of the Attacks of the BTR Tu BMP, and near the Carlovyvka pratsuloval ... War with Ukraine 2022, War with Ukraine Latest News today, News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ІЙНА', 'ВТОРГНЕННЯ РФ', 'ОЛЕКСІЙ ДМИТРАШКІВСЬКИЙ', 'ТАВРІЙСЬКИЙ НАПРЯМОК']</text:p>
      <text:p text:style-name="P4">
Category: News</text:p>
      <!--METADATA-->
      <text:p text:style-name="P4">
<draw:frame draw:style-name="fr1" draw:name="Image285" text:anchor-type="as-char" svg:width="6.9236in" svg:height="4.096023in" draw:z-index="0">
<draw:image xlink:href="../Images/AРМІЯINFORM/2023-04-04T64-00-00-04-00/dmytrashkivskyj.png" xlink:type="simple" xlink:show="embed" xlink:actuate="onLoad" draw:mime-type="image/png"/>
</draw:frame>
In the area of Marinka, the army of the Russian Federation involved the BTR and BMP during the attacks, and an enemy group of infantry together with tanks worked near Karlovki. All attacks were reflected. About it <text:a xlink:type="simple" xlink:href="https://www.youtube.com/watch" text:style-name="Internet_20_link" text:visited-style-name="Visited_20_Internet_20_Link">
reported</text:a>
During the direct eternal launcher "Unified News" the chief of the united Press Center of Defense Forces Colonel Alexei Dmitrashkivsky.</text:p>
      <ul>
        <li>
In addition, the enemy's aviation made four beats. Three of them were Orikhove and Transfiguration. During the day, 307 ties were recorded. In the Zaporizhzhya direction 54 times, in Donetsk - 253, - - the indication.</li>
      </ul>
      <text:p text:style-name="P4">
Also recorded was the discharge of ammunition with a chemical in the rayon. Most likely, it is K-51, that is, chloropicrin. In addition, the Okupatikovian for the last day lost about two mouths of personnel, one was captured. Defense forces destroyed the enemy management point and storage.</text:p>
      <ul>
        <li>
Regarding chemical weapons, last week the Russians used it to submerge: two, four, six times. This week it is the first record of the UAV ammunition from the UAV, - Alexei Dmitrashkivsky supplemented.</li>
      </ul>
      <text:p text:style-name="P4">
News Source: <text:a xlink:type="simple" xlink:href="https://armyinform.com.ua/2023/04/04/vorog-skynuv-boyeprypasy-z-himichnoyu-rechovynoyu-v-rajoni-vodyanogo/" text:style-name="Internet_20_link" text:visited-style-name="Visited_20_Internet_20_Link">
https://armyinform.com.ua/2023/04/04/vorog-skynuv-boyeprypasy-z-himichnoyu-rechovynoyu-v-rajoni-vodyanogo/</text:a>
</text:p>
      <!--NEWS-->
      <text:h text:style-name="P10" text:outline-level="1">
<text:span text:style-name="T4">
Prime Minister of Ukraine, Viecekanzler Germany and German business discussed the expansion of presence in the Ukrainian market</text:span>
</text:h>
      <text:p text:style-name="P4">
Author: ['АРМІЯINFORM']</text:p>
      <text:p text:style-name="P4">
Time: 2023-04-04T65:00:00-04:00</text:p>
      <text:p text:style-name="P4">
Description: The socket of the double -sided spinpratsi, the fertile of the all -time PIDDRIMMAKE OF WASINESS ACTIVI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hmygal.jpg" text:style-name="Internet_20_link" text:visited-style-name="Visited_20_Internet_20_Link">
shmygal.jpg</text:a>
', '<text:a xlink:type="simple" xlink:href="https://armyinform.com.ua/wp-content/uploads/2023/04/kmu.jpg" text:style-name="Internet_20_link" text:visited-style-name="Visited_20_Internet_20_Link">
kmu.jpg</text:a>
']</text:p>
      <text:p text:style-name="P4">
Tags: ['STOPRUSSIA', 'АГРЕСІЯ РФ', 'ВІЙНА', 'ВТОРГНЕННЯ РФ', 'ДЕНИС ШМИГАЛЬ', 'НІМЕЧЧИНА']</text:p>
      <text:p text:style-name="P4">
Category: News</text:p>
      <!--METADATA-->
      <text:p text:style-name="P4">
<draw:frame draw:style-name="fr1" draw:name="Image286" text:anchor-type="as-char" svg:width="6.9236in" svg:height="4.89718in" draw:z-index="0">
<draw:image xlink:href="../Images/AРМІЯINFORM/2023-04-04T65-00-00-04-00/shmygal.jpg" xlink:type="simple" xlink:show="embed" xlink:actuate="onLoad" draw:mime-type="image/jpeg"/>
</draw:frame>
The development of bilateral cooperation, strengthening of comprehensive support of Ukraine was discussed during a meeting in Kyivpremier-Minister of Ukraine Denis Schmigal, Vicecanzler, the Minister of Economics of the Basket of Germany Robert Gabek and representatives of German business.</text:p>
      <text:p text:style-name="P4">
About it on the government portal <text:a xlink:type="simple" xlink:href="https://www.kmu.gov.ua/news/premier-ministr-ukrainy-vitse-kantsler-frn-ta-nimetskyi-biznes-obhovoryly-rozshyrennia-prysutnosti-na-ukrainskomu-rynku" text:style-name="Internet_20_link" text:visited-style-name="Visited_20_Internet_20_Link">
reported</text:a>
Department of Communications of the Secretariat -Cabinet of Ministers of Ukraine.</text:p>
      <text:p text:style-name="P4">
Denis Shmigal thanked Robert Gabec for a visit to Ukraine, in particular, finding the consequences of Russian occupation in the liberated territories of Chernihiv region.</text:p>
      <text:p text:style-name="P4">
The head of the Ukrainian government noted the role of Germany in enhancing our country and in the future post -war recovery.</text:p>
      <text:p text:style-name="P4">
“Military risk insurance for business is a critical issue. We are gathering a pilot project with Miga and the first projects with the US company DFC. For us it is very important to find a similar tool with Germany, ”the Ukrainian government noted.</text:p>
      <text:p text:style-name="P4">
Representatives of German business, for their part, noted that Ukraine made a step in the field of decentralization and many areas, and they want to expand their production and presence in the Ukrainian market.</text:p>
      <text:p text:style-name="P4">
According to Denis Shmigal, Ukraine has the potential in the areas of critical raw materials, processing and military-tech, which can bring many advantages and prospects for business.</text:p>
      <text:p text:style-name="P4">
The Prime Minister of Ukraine also thanked Germany for his financial support for the Tasancial pressure on the Russian Federation. He stressed that it was time to work on the next packet, which would include sanctions against the nuclear industry and technologies of Russia.</text:p>
      <text:p text:style-name="P4">
<draw:frame draw:style-name="fr1" draw:name="Image287" text:anchor-type="as-char" svg:width="6.9236in" svg:height="4.610104in" draw:z-index="0">
<draw:image xlink:href="../Images/AРМІЯINFORM/2023-04-04T65-00-00-04-00/kmu.jpg" xlink:type="simple" xlink:show="embed" xlink:actuate="onLoad" draw:mime-type="image/jpeg"/>
</draw:frame>
</text:p>
      <text:p text:style-name="P4">
News Source: <text:a xlink:type="simple" xlink:href="https://armyinform.com.ua/2023/04/04/premyer-ministr-ukrayiny-vicze-kanczler-frn-ta-nimeczkyj-biznes-obgovoryly-rozshyrennya-prysutnosti-na-ukrayinskomu-rynku/" text:style-name="Internet_20_link" text:visited-style-name="Visited_20_Internet_20_Link">
https://armyinform.com.ua/2023/04/04/premyer-ministr-ukrayiny-vicze-kanczler-frn-ta-nimeczkyj-biznes-obgovoryly-rozshyrennya-prysutnosti-na-ukrayinskomu-rynku/</text:a>
</text:p>
      <!--NEWS-->
      <text:h text:style-name="P10" text:outline-level="1">
<text:span text:style-name="T4">
Bakhmut remains the direction of the main blow of the enemy - Sergey Cherevaty</text:span>
</text:h>
      <text:p text:style-name="P4">
Author: ['Ольга Вікарчук']</text:p>
      <text:p text:style-name="P4">
Time: 2023-04-04T66:00:00-04:00</text:p>
      <text:p text:style-name="P4">
Description: PVC “Wagner” PVK Prigozhin Prapori in Budіzh (near Bakhmuti. - Ed.), Yakik ... War with Ukraine 2022, War with Ukraine Latest news today, News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bahmut-1.jpg" text:style-name="Internet_20_link" text:visited-style-name="Visited_20_Internet_20_Link">
bahmut-1.jpg</text:a>
']</text:p>
      <text:p text:style-name="P4">
Tags: ['STOPRUSSIA', 'АГРЕСІЯ РФ', 'БАХМУТ', 'ВІЙНА', 'ВТОРГНЕННЯ РФ', 'СЕРГІЙ ЧЕРЕВАТИЙ', 'СХІДНОГО\xa0УГРУПОВАННЯ ВІЙСЬК']</text:p>
      <text:p text:style-name="P4">
Category: News</text:p>
      <!--METADATA-->
      <text:p text:style-name="P4">
<draw:frame draw:style-name="fr1" draw:name="Image288" text:anchor-type="as-char" svg:width="6.9236in" svg:height="5.592494in" draw:z-index="0">
<draw:image xlink:href="../Images/AРМІЯINFORM/2023-04-04T66-00-00-04-00/bahmut-1.jpg" xlink:type="simple" xlink:show="embed" xlink:actuate="onLoad" draw:mime-type="image/jpeg"/>
</draw:frame>
Photo: Getty Images</text:p>
      <text:p text:style-name="P4">
Wagner PEC headed by Magger set flags on buildings(In Bakhmut. —The ed.)which have not existed for a long time. About it <text:a xlink:type="simple" xlink:href="https://www.youtube.com/watch" text:style-name="Internet_20_link" text:visited-style-name="Visited_20_Internet_20_Link">
said</text:a>
In the direct eritel maternity "Unified News" a spokesman for the eastern group of armed force troops Colonel Sergey Cherevaty.</text:p>
      <ul>
        <li>
Despite the Bakhmut remains the direction of the main blow of the enemy, first of all, the "Wagner", during this day there were 32 attacks of the enemy. Only 26 fights were in the city itself and in its surrounding. 238 times the RFFS Army fired at our positions on jet artillery, - the officer said.</li>
      </ul>
      <text:p text:style-name="P4">
In addition, Sergey Cherevaty reported that 91 the occupier was destroyed by our defense and 119 injuries. Also, Ukrainian defenders of a cunted tank, a reactive system of Grad volley fire and three field storage facilities.</text:p>
      <ul>
        <li>
More losses are suffered by "Wagnerivtsi" because they are attacked by force. But, given the heavy losses, they can no longer self-perform the tasks, so they are reinforced by units of airborne forces and the infantry of the regular army of our enemy,-added Colonel Sergiy Cherevaty.</li>
      </ul>
      <text:p text:style-name="P4">
News Source: <text:a xlink:type="simple" xlink:href="https://armyinform.com.ua/2023/04/04/bahmut-zalyshayetsya-napryamkom-golovnogo-udaru-voroga-sergij-cherevatyj/" text:style-name="Internet_20_link" text:visited-style-name="Visited_20_Internet_20_Link">
https://armyinform.com.ua/2023/04/04/bahmut-zalyshayetsya-napryamkom-golovnogo-udaru-voroga-sergij-cherevatyj/</text:a>
</text:p>
      <!--NEWS-->
      <text:h text:style-name="P10" text:outline-level="1">
<text:span text:style-name="T4">
During the day, rescuers have almost two hundred times left for the elimination of the consequences of enemy shelling</text:span>
</text:h>
      <text:p text:style-name="P4">
Author: ['АРМІЯINFORM']</text:p>
      <text:p text:style-name="P4">
Time: 2023-04-04T67:00:00-04:00</text:p>
      <text:p text:style-name="P4">
Description: Lent out, 03 Kvіnynya, the Holder Service of Ukraine Zvosvicha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89" text:anchor-type="as-char" svg:width="6.9236in" svg:height="3.888597in" draw:z-index="0">
<draw:image xlink:href="../Images/AРМІЯINFORM/2023-04-04T67-00-00-04-00/xzvev8dxadlvsx-pozhezha.jpg" xlink:type="simple" xlink:show="embed" xlink:actuate="onLoad" draw:mime-type="image/jpeg"/>
</draw:frame>
Illustrative photo</text:p>
      <text:p text:style-name="P4">
During the last day, <text:span text:style-name="T4">
 03 April, </text:span>
 Divisions of the Civil Service of Ukraine of Uncertain Situations <text:span text:style-name="T4">
 166 departures </text:span>
 to eliminate the consequences of the occupants of settlements and infrastructure. 3 fires were eliminated. Psychological assistance was provided to 142 people.</text:p>
      <text:p text:style-name="P4">
This is stated in <text:a xlink:type="simple" xlink:href="https://dsns.gov.ua/uk/news/nadzvicaini-podiyi/operativna-informaciia-dsns-shhodo-naslidkiv-vedennia-boiovix-dii-rosiiskoiu-federacijeiu-115" text:style-name="Internet_20_link" text:visited-style-name="Visited_20_Internet_20_Link">
message</text:a>
SES of Ukraine.</text:p>
      <text:p text:style-name="P4">
Reference: Since the beginning of the war, <text:span text:style-name="T4">
 87 467 trips </text:span>
 for the liquidation of shelling of shelling, abolished <text:span text:style-name="T4">
 14 246 fires </text:span>
, rescued 3,988 people, provided psychological assistance 208 279 persons.</text:p>
      <text:p text:style-name="P4">
News Source: <text:a xlink:type="simple" xlink:href="https://armyinform.com.ua/2023/04/04/za-dobu-ryatuvalnyky-majzhe-dvisti-raziv-vyyizdyly-na-likvidacziyu-naslidkiv-vorozhyh-obstriliv-3/" text:style-name="Internet_20_link" text:visited-style-name="Visited_20_Internet_20_Link">
https://armyinform.com.ua/2023/04/04/za-dobu-ryatuvalnyky-majzhe-dvisti-raziv-vyyizdyly-na-likvidacziyu-naslidkiv-vorozhyh-obstriliv-3/</text:a>
</text:p>
      <!--NEWS-->
      <text:h text:style-name="P10" text:outline-level="1">
<text:span text:style-name="T4">
How, who and why did NATO make 74 years ago</text:span>
</text:h>
      <text:p text:style-name="P4">
Author: ['Єгор Брайлян']</text:p>
      <text:p text:style-name="P4">
Time: 2023-04-04T68:00:00-04:00</text:p>
      <text:p text:style-name="P4">
Description: Suyogodn, 74 rocks of the pyvnik -adult alliance - head ... War with Ukraine 2022, war with Ukraine Latest news today, News War with Ukraine 2022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4/1-10.jpg" text:style-name="Internet_20_link" text:visited-style-name="Visited_20_Internet_20_Link">
1-10.jpg</text:a>
', '<text:a xlink:type="simple" xlink:href="https://armyinform.com.ua/wp-content/uploads/2023/04/2-12.jpg" text:style-name="Internet_20_link" text:visited-style-name="Visited_20_Internet_20_Link">
2-12.jpg</text:a>
', '<text:a xlink:type="simple" xlink:href="https://armyinform.com.ua/wp-content/uploads/2023/04/3-9.jpg" text:style-name="Internet_20_link" text:visited-style-name="Visited_20_Internet_20_Link">
3-9.jpg</text:a>
', '<text:a xlink:type="simple" xlink:href="https://armyinform.com.ua/wp-content/uploads/2023/04/4-8-scaled.jpg" text:style-name="Internet_20_link" text:visited-style-name="Visited_20_Internet_20_Link">
4-8-scaled.jpg</text:a>
', '<text:a xlink:type="simple" xlink:href="https://armyinform.com.ua/wp-content/uploads/2023/04/5-7.jpg" text:style-name="Internet_20_link" text:visited-style-name="Visited_20_Internet_20_Link">
5-7.jpg</text:a>
', '<text:a xlink:type="simple" xlink:href="https://armyinform.com.ua/wp-content/uploads/2023/04/6-5.jpg" text:style-name="Internet_20_link" text:visited-style-name="Visited_20_Internet_20_Link">
6-5.jpg</text:a>
']</text:p>
      <text:p text:style-name="P4">
Tags: ['БЕЛЬГІЯ', 'ВЕЛИКА БРИТАНІЯ', 'ВТОРГНЕННЯ РФ', 'ДАНІЯ', 'ІСЛАНДІЯ', 'ІТАЛІЯ', 'КАНАДА', 'ЛЮКСЕМБУРГ', 'НАТО', 'НІДЕРЛАНДИ', 'НОРВЕГІЯ', 'ПОРТУГАЛІЯ', 'США', 'ФРАНЦІЯ']</text:p>
      <text:p text:style-name="P4">
Category: News</text:p>
      <!--METADATA-->
      <text:p text:style-name="P4">
<draw:frame draw:style-name="fr1" draw:name="Image290" text:anchor-type="as-char" svg:width="6.9236in" svg:height="6.877443in" draw:z-index="0">
<draw:image xlink:href="../Images/AРМІЯINFORM/2023-04-04T68-00-00-04-00/1-10.jpg" xlink:type="simple" xlink:show="embed" xlink:actuate="onLoad" draw:mime-type="image/jpeg"/>
</draw:frame>
Today, the 74th anniversary of the North Atlantic Alliance, the Main and Political Union in the world, is marking the North Atlantic Alliance. NATO became the basis of a single system of Evro -Atlantic security from Canada to the Baltic countries. For Ukraine, membership of the Educational Alliance is one of the key goals of foreign policy. More about how NATO was created and about its present in the Army's Army.</text:p>
      <text:p text:style-name="P4">
After the end of World War II, Europe lay in ruins. The United States came out with a superpower, which created military bases on all continents. The warnings of the Western countries to take into account the lessons of the two world wars - that it was better to work with each other than to hostile, led to awareness of the most integration at the military level.</text:p>
      <text:p text:style-name="P4">
The initiative of the creation of a new union of states came from the United States and the United Kingdom. British Foreign Minister Ernest Bevin contributed to the signing of the Brussels Treaty in 1948. The document created the Defense Alliance of Benilux countries(Belgium, the Netherlands, Luxembourg), France and the United Kingdom of Great Britain and Northern Ireland.</text:p>
      <text:p text:style-name="P4">
After that, the conversations of the US, Canada and Britain began to create an Atlantic security system. The novelty of NATO was that the universal defense was committed by the US to the Allies in Europe. In the case of a conditional attack on France, US troops stationed by the Navara European Continent would come to the rescue.</text:p>
      <text:p text:style-name="P4">
<draw:frame draw:style-name="fr1" draw:name="Image291" text:anchor-type="as-char" svg:width="6.9236in" svg:height="5.370735in" draw:z-index="0">
<draw:image xlink:href="../Images/AРМІЯINFORM/2023-04-04T68-00-00-04-00/2-12.jpg" xlink:type="simple" xlink:show="embed" xlink:actuate="onLoad" draw:mime-type="image/jpeg"/>
</draw:frame>
Signing the Vashington Agreement</text:p>
      <text:p text:style-name="P4">
On April 4, 1949, the Washington Agreement was signed in the US capital, which was consumed by a document that created the North Atlantic Alliance. However, active discussions between the three major countries - the United States, Great Britain and France - were foreseen.</text:p>
      <text:h text:style-name="P12" text:outline-level="3">
<text:span text:style-name="T4">
<text:span text:style-name="T4">
 Signing of Washington Agreement </text:span>
</text:span>
</text:h>
      <text:p text:style-name="P4">
Paris saw the future of NATO as a global organization, and Washington and London planned the Alliance as the only security system in the Euro -Atlantic. Excellent views between the Allies were also the inclusion of colonies in collective protection. Then, in the late 1940s, European states were still colonial empire(https://www.nato.int/cps/en/natohq/topics_67656.htm).</text:p>
      <text:p text:style-name="P4">
<draw:frame draw:style-name="fr1" draw:name="Image292" text:anchor-type="as-char" svg:width="6.9236in" svg:height="4.609778in" draw:z-index="0">
<draw:image xlink:href="../Images/AРМІЯINFORM/2023-04-04T68-00-00-04-00/3-9.jpg" xlink:type="simple" xlink:show="embed" xlink:actuate="onLoad" draw:mime-type="image/jpeg"/>
</draw:frame>
Signature</text:p>
      <text:p text:style-name="P4">
Belgium proposed to mention the Congo, and France Algeria. After all, Algeria remained.* “On the territory of any of the parties in Europe or North America, at the Algerian Departments of France, in Turkey, or on the islands under the jurisdiction of any of the parties in the North Atlantic area north of the Tropics of Cancer; * On the forces, vessels or planes of any side when they are in or above, or in any other zone in Europe, where the occupation forces of any of the parties were placed on the date when the contract was obtained validity, either in the Mediterranean, or the North Atlantic area north of the Cancer Tropics. "</text:p>
      <text:p text:style-name="P4">
The solemn signing of the NATO Establishment in Washington was the initial military-political union. The then US President Harry Truman was among those who saw in the North Atlantic Alliance the future of the safety of and the defense. Moreover, the Cold War began - a period of US struggle with a treacherous union. Europe was divided into opposing camps. By the way, Truminen was the author of the doctrine of restraint, which involved the active cooperation of the allies with the purpose of not widening communism in the world.</text:p>
      <text:p text:style-name="P4">
12 countries created the North Atlantic Alliance in 1949: the United States, Great Britain, Canada, Portugal, Denmark, Iceland, France, Belgium, the Netherlands, Luxembourg, Italy, Norway.</text:p>
      <text:p text:style-name="P4">
For military integration in NATO in 1951, the headquarters of the Supreme High Commander -in -Chief of the United NATO Armed Forces in Europe was established. The first Supreme Chief Commander was the American General, the Hero of the First World War Taxer of Allies in World War II David Dauyt Eisenhower.</text:p>
      <text:p text:style-name="P4">
<draw:frame draw:style-name="fr1" draw:name="Image293" text:anchor-type="as-char" svg:width="6.9236in" svg:height="4.609964in" draw:z-index="0">
<draw:image xlink:href="../Images/AРМІЯINFORM/2023-04-04T68-00-00-04-00/4-8-scaled.jpg" xlink:type="simple" xlink:show="embed" xlink:actuate="onLoad" draw:mime-type="image/jpeg"/>
</draw:frame>
Eisenhower and letter of its appointment</text:p>
      <text:p text:style-name="P4">
During the Cold War, NATO became the main outpost of the West in the struggle of the USSR. Although Timothy Andrews Sale notes, the author of the book "Strong Alliance: NATO's History and Global Post -war Order", the Alliance was more likely to be a direct threat to the Soviet invasion, and rather indirect interventions of the USSRSPAGANDS, intelligence. In other words, to influence the public opinion of Ukraine NATO on the placement of ballistic missiles or other operations of military work of allies.</text:p>
      <text:p text:style-name="P4">
The main principle of the Alliance was and remains the civil control of the military. NATO Gensions usually became the former defense ministers, foreign affairs of Chipremiers of Britain, the Netherlands, Italy, Norway, Denmark.</text:p>
      <text:p text:style-name="P4">
<draw:frame draw:style-name="fr1" draw:name="Image294" text:anchor-type="as-char" svg:width="6.9236in" svg:height="4.869503in" draw:z-index="0">
<draw:image xlink:href="../Images/AРМІЯINFORM/2023-04-04T68-00-00-04-00/5-7.jpg" xlink:type="simple" xlink:show="embed" xlink:actuate="onLoad" draw:mime-type="image/jpeg"/>
</draw:frame>
Marcaniederland in honor of the 40th anniversary of NATOIndeed, the period of the 1990s in the history of the Alliance has passed under the desire to attract the Komun communist states in cooperation. On the initiative of US President Billaclineton, in 1994, the NATO Peace Partnership Program was announced in 1994. Therefore, there was an atmosphere of the possibility of coexistence of the former supervisors - this concerned in particular Russia. But, as we saw later, the Kremlin did not give up its imperial complexes with the military invasion of other sovereign states.</text:p>
      <text:p text:style-name="P4">
At the same time, it was in the 1990s that the North Atlantic Alliance began to actively work with public diplomacy. The latter is to create a positive NATO abroad through informing about the activities of the organization for Ukrainian partners.</text:p>
      <text:p text:style-name="P4">
<text:span text:style-name="T4">
 In 1997, key events of relations of Ukraine </text:span>
 - <text:span text:style-name="T4">
 NATO: </text:span>
</text:p>
      <text:p text:style-name="P4">
· NATO Information and Documentation Center in Ukraine has been established;</text:p>
      <text:p text:style-name="P4">
· At the Madrid Summit, President of Ukraine Leonid Kuchma signed KhartiyUkraine - NATO;</text:p>
      <text:p text:style-name="P4">
· A mission of Ukraine with NATO was opened at the Alliance headquarters.</text:p>
      <text:p text:style-name="P4">
On September 11, 2001, the US terrorist attacks were a turning point in NATO history. So the only time the 5th Article of the Washington Agreement was applied. On 7 October 2002, the United States launched an anti-terrorist operation against the Taliban Vaffganistan, which was joined by NATO Allies and Partner countries through acting contingents. Among these states was Ukraine. In the end, the most relevant in the history of the Alliance, which lasted 20 years, ended with the withdrawal of military in the summer of 2021.</text:p>
      <text:p text:style-name="P4">
In June 2020, Ukraine received the status of a partner with advanced opportunities. Although the cooperation of our country with the Alliance has been going on since the 1990s: joint military exercises, rehabilitation of Ukrainian military abroad, and the implementation of NATO standards in the Security and Defense Sector of Ukraine.</text:p>
      <text:p text:style-name="P4">
<draw:frame draw:style-name="fr1" draw:name="Image295" text:anchor-type="as-char" svg:width="6.9236in" svg:height="4.766736in" draw:z-index="0">
<draw:image xlink:href="../Images/AРМІЯINFORM/2023-04-04T68-00-00-04-00/6-5.jpg" xlink:type="simple" xlink:show="embed" xlink:actuate="onLoad" draw:mime-type="image/jpeg"/>
</draw:frame>
Ukraine Minister</text:p>
      <text:p text:style-name="P4">
After a large -scale invasion of the Russian Federation in Ukraine on February 24, 2022, a natively revised security strategy. In the new strategic concept of the Alliance, approved at the summit in Madrid in June 2022, Rosiybul was named "the main security threat to the Euro -Atlantic region."</text:p>
      <text:p text:style-name="P4">
News Source: <text:a xlink:type="simple" xlink:href="https://armyinform.com.ua/2023/04/04/yak-hto-i-chomu-stvoryv-nato-74-roky-tomu/" text:style-name="Internet_20_link" text:visited-style-name="Visited_20_Internet_20_Link">
https://armyinform.com.ua/2023/04/04/yak-hto-i-chomu-stvoryv-nato-74-roky-tomu/</text:a>
</text:p>
      <!--NEWS-->
      <text:h text:style-name="P10" text:outline-level="1">
<text:span text:style-name="T4">
The enemy is looking for a new tactic and can resort to any tricks to bypass our air defense-Natalia Humeniuk</text:span>
</text:h>
      <text:p text:style-name="P4">
Author: ['Ольга Вікарчук']</text:p>
      <text:p text:style-name="P4">
Time: 2023-04-04T69:00:00-04:00</text:p>
      <text:p text:style-name="P4">
Description: - So it became I. Vikoristovoi is a special launch “Shakhdyv”, stinks were wound up ... The war with Ukraine 2022, the war with Ukraine is the latest news today, the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1/gumenyuk-rozpovila.jpg" text:style-name="Internet_20_link" text:visited-style-name="Visited_20_Internet_20_Link">
gumenyuk-rozpovila.jpg</text:a>
']</text:p>
      <text:p text:style-name="P4">
Tags: ['БПЛА', 'ВТОРГНЕННЯ РФ', 'ДРОН-КАМІКАДЗЕ', 'ЄДИНІ НОВИНИ', 'НАТАЛІЯ ГУМЕНЮК', 'ППО ЗСУ']</text:p>
      <text:p text:style-name="P4">
Category: News</text:p>
      <!--METADATA-->
      <text:p text:style-name="P4">
<draw:frame draw:style-name="fr1" draw:name="Image296" text:anchor-type="as-char" svg:width="6.9236in" svg:height="4.661737in" draw:z-index="0">
<draw:image xlink:href="../Images/AРМІЯINFORM/2023-04-04T69-00-00-04-00/gumenyuk-rozpovila.jpg" xlink:type="simple" xlink:show="embed" xlink:actuate="onLoad" draw:mime-type="image/jpeg"/>
</draw:frame>
"So it happened that night. Using the peculiarities of the Shahheda launch, they began to use the relief of the coast and the coastal zone, in particular, the Bplabuli launched at a very low distance above water levels. This usually complicates their detection of air defense systems - <text:a xlink:type="simple" xlink:href="https://www.youtube.com/watch" text:style-name="Internet_20_link" text:visited-style-name="Visited_20_Internet_20_Link">
stated</text:a>
Natalia Humeniuk, Head of the Joint Present Center of Southern Ukraine forces of Southern Ukraine, during the Non -New News Etherer.</text:p>
      <text:p text:style-name="P4">
In addition, the officer noted that the work of the defenders of the sky began simultaneously with a danger of air anxiety. This is due to the fact that the priority was devoted to combat work and then notified. Such cases are not often, but they still happen. This happens because of a very high system of systemPPO during massive attacks.</text:p>
      <ul>
        <li>
I draw attention to the fact that the enemy launched 17 "Shahaned" in order for some of the outs to be distracted by the maneuver, and that our air defense worked on them, the bypassing maneuvers for hits into industry objects - Dodalakapitan and rank.</li>
      </ul>
      <text:p text:style-name="P4">
It is worth noting that the enemy's army aimed at several goals. It was directed in different directions. This indicates the probable tacticorosis of air defense forces. The efficiency of beating the southworks confuses the enemy, so they have not used tortoise or UAV for a long time.</text:p>
      <ul>
        <li>
When they carry out the attack in our direction, they try to bypass Ukrainian air defense. We now record that Russians focus more attention to the enclosure of engineering structures and defense. Occupation troops are also strengthened by the Taxes of Defense, as they realize that they will soon take them, - said Natalia Humeniuk.</li>
      </ul>
      <text:p text:style-name="P4">
Over the past 24 hours, the enemy army has struck three times with the managed aviation bombamiberislav and Kherson districts. Fortunately, there were no casualties, but such a lot of destruction is caused. Again, the invaders directed them to industry and agricultural land. This is to ensure that the region is not likely to develop and revive.</text:p>
      <text:p text:style-name="P4">
News Source: <text:a xlink:type="simple" xlink:href="https://armyinform.com.ua/2023/04/04/vorog-vyshukuye-novu-taktyku-i-mozhe-vdavatys-do-bud-yakyh-hytroshhiv-shhob-obijty-nashu-ppo-nataliya-gumenyuk/" text:style-name="Internet_20_link" text:visited-style-name="Visited_20_Internet_20_Link">
https://armyinform.com.ua/2023/04/04/vorog-vyshukuye-novu-taktyku-i-mozhe-vdavatys-do-bud-yakyh-hytroshhiv-shhob-obijty-nashu-ppo-nataliya-gumenyuk/</text:a>
</text:p>
      <!--NEWS-->
      <text:h text:style-name="P10" text:outline-level="1">
<text:span text:style-name="T4">
Volodymyr Zelenskyy discussed with the President of the European Commission another package of sanctions</text:span>
</text:h>
      <text:p text:style-name="P4">
Author: ['АРМІЯINFORM']</text:p>
      <text:p text:style-name="P4">
Time: 2023-04-04T70:00:00-04:00</text:p>
      <text:p text:style-name="P4">
Description: Ukrainian President Volodymyr Zelensky Proviv to Kelenik Rozmov Iz Presiden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5fef776e-c201-49cb-b619-c4a4cac23f06.jpg" text:style-name="Internet_20_link" text:visited-style-name="Visited_20_Internet_20_Link">
5fef776e-c201-49cb-b619-c4a4cac23f06.jpg</text:a>
']</text:p>
      <text:p text:style-name="P4">
Tags: ['АНТИРОСІЙСЬКІ САНКЦІЇ', 'ВОЛОДИМИР ЗЕЛЕНСЬКИЙ', 'ПРЕЗИДЕНТ УКРАЇНИ', 'УРСУЛА ФОН ДЕР ЛЯЄН']</text:p>
      <text:p text:style-name="P4">
Category: News</text:p>
      <!--METADATA-->
      <text:p text:style-name="P4">
<draw:frame draw:style-name="fr1" draw:name="Image297" text:anchor-type="as-char" svg:width="6.9236in" svg:height="4.615733in" draw:z-index="0">
<draw:image xlink:href="../Images/AРМІЯINFORM/2023-04-04T70-00-00-04-00/5fef776e-c201-49cb-b619-c4a4cac23f06.jpg" xlink:type="simple" xlink:show="embed" xlink:actuate="onLoad" draw:mime-type="image/jpeg"/>
</draw:frame>
President of Ukraine Volodymyr Zelensky has a telephone conversation with the Presidential Commission by Ursula von Der Lyen, during which joint events for the future were discussed.</text:p>
      <text:p text:style-name="P4">
The head of state [wrote] about it(https://t.me/V_Zelenskiy_official/5752)Utelegram-channel.</text:p>
      <text:p text:style-name="P4">
Volodymyr Zelenskyy thanked Ursula von der Liaien for his participation in Buchanian Samite.</text:p>
      <text:p text:style-name="P4">
"Other issues of support of Ukraine, including the need to prepare the 11th package of sanctions and progress in the implementation of recommendations of the European Commission," have been touched, "the President of Ukraine said.</text:p>
      <text:p text:style-name="P4">
News Source: <text:a xlink:type="simple" xlink:href="https://armyinform.com.ua/2023/04/04/volodymyr-zelenskyj-obgovoryv-z-prezydentom-yevrokomisiyi-chergovyj-paket-sankczij/" text:style-name="Internet_20_link" text:visited-style-name="Visited_20_Internet_20_Link">
https://armyinform.com.ua/2023/04/04/volodymyr-zelenskyj-obgovoryv-z-prezydentom-yevrokomisiyi-chergovyj-paket-sankczij/</text:a>
</text:p>
      <!--NEWS-->
      <text:h text:style-name="P10" text:outline-level="1">
<text:span text:style-name="T4">
I am sure that the decision to give Ukraine Western aircraft will certainly be made - Alexei Reznikov</text:span>
</text:h>
      <text:p text:style-name="P4">
Author: ['АРМІЯINFORM']</text:p>
      <text:p text:style-name="P4">
Time: 2023-04-04T71:00:00-04:00</text:p>
      <text:p text:style-name="P4">
Description: Chergovy attacks by the Rosiyskiyskiys on Mirniyani Mista Vkerer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eznikov-10-1.jpg" text:style-name="Internet_20_link" text:visited-style-name="Visited_20_Internet_20_Link">
reznikov-10-1.jpg</text:a>
']</text:p>
      <text:p text:style-name="P4">
Tags: ['МІНІСТР ОБОРОНИ УКРАЇНИ ОЛЕКСІЙ РЕЗНІКОВ']</text:p>
      <text:p text:style-name="P4">
Category: News</text:p>
      <!--METADATA-->
      <text:p text:style-name="P4">
<draw:frame draw:style-name="fr1" draw:name="Image298" text:anchor-type="as-char" svg:width="6.9236in" svg:height="4.615733in" draw:z-index="0">
<draw:image xlink:href="../Images/AРМІЯINFORM/2023-04-04T71-00-00-04-00/reznikov-10-1.jpg" xlink:type="simple" xlink:show="embed" xlink:actuate="onLoad" draw:mime-type="image/jpeg"/>
</draw:frame>
Photo by Nazar Voloshin</text:p>
      <text:p text:style-name="P4">
The next air attacks of Russian criminals on peaceful Ukrainian cities have governed that one of the main priorities for Ukraine is the strengthening of the NPPO and About.</text:p>
      <text:p text:style-name="P4">
According to the Minister of Defense of Ukraine Alexei Reznikov in <text:a xlink:type="simple" xlink:href="https://www.facebook.com/reznikovoleksii/posts/pfbid0vfWPCfKhr5CmojC3Qs5hZt7EAzr2Eg2tjGFSYk6ujMh1ZzKwef48uzi4jpkmMEwql" text:style-name="Internet_20_link" text:visited-style-name="Visited_20_Internet_20_Link">
Facebook</text:a>
, it is a subject of constant dialogue with partners in the anti -Kremliv coalition.</text:p>
      <text:p text:style-name="P4">
"An important component of our defense is air platforms that will allow you to respond effectively to challenges," he said.</text:p>
      <text:p text:style-name="P4">
Thus, according to Alexei Reznikov, as a quick response, which will give the result of a short time, Ukraine is suitable for Soviet aircraft.</text:p>
      <text:p text:style-name="P4">
“We are grateful to the Slovak partners for already transferred Miga-29. We will be very much calculating combat aircraft from Poland and grateful to Polish friends for adopting the relevant ones. We thank Poland for every element of support, especially as important as combat aviation, ”the head of the Defense Office of Ukraine emphasized.</text:p>
      <text:p text:style-name="P4">
The Minister of Defense of Ukraine added that Polish migs will significantly strengthen our defense, make our sky safer, save our citizens's lives, and also reduce the destruction from Russian attacks.</text:p>
      <text:p text:style-name="P4">
“At the same time, the strategic goal was and remains the transition to modern Western Aviation Platforms, which will provide our pilots with advantages over the excess. To see our air aces to see and impress the enemy in more elaboration, ”he said.</text:p>
      <text:p text:style-name="P4">
The head of the Defense Ministry of Ukraine summarized that it continues to go to this goal, the adistence with partners is ongoing without pauses.</text:p>
      <text:p text:style-name="P4">
“I am sure that the decision to provide Ukraine with Western aircraft will be approved. This is the last point from my Christmas appeal to Santa, ”Reznikov said.</text:p>
      <text:p text:style-name="P4">
News Source: <text:a xlink:type="simple" xlink:href="https://armyinform.com.ua/2023/04/04/vpevnenyj-shho-rishennya-pro-nadannya-ukrayini-zahidnyh-litakiv-neodminno-bude-uhvalene-oleksij-reznikov/" text:style-name="Internet_20_link" text:visited-style-name="Visited_20_Internet_20_Link">
https://armyinform.com.ua/2023/04/04/vpevnenyj-shho-rishennya-pro-nadannya-ukrayini-zahidnyh-litakiv-neodminno-bude-uhvalene-oleksij-reznikov/</text:a>
</text:p>
      <!--NEWS-->
      <text:h text:style-name="P10" text:outline-level="1">
<text:span text:style-name="T4">
The problem of mine safety will be relevant for Ukraine for decades</text:span>
</text:h>
      <text:p text:style-name="P4">
Author: ['Олександр Козубенко']</text:p>
      <text:p text:style-name="P4">
Time: 2023-04-04T72:00:00-04:00</text:p>
      <text:p text:style-name="P4">
Description: Syogodni in Ukraine to be held in, blessed by the Mission Day of the Environmental West ... War with Ukraine 2022, the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5287337271361656131_w.jpg" text:style-name="Internet_20_link" text:visited-style-name="Visited_20_Internet_20_Link">
photo_5287337271361656131_w.jpg</text:a>
', '<text:a xlink:type="simple" xlink:href="https://armyinform.com.ua/wp-content/uploads/2023/04/photo_5287583321448105537_w-1-1.jpg" text:style-name="Internet_20_link" text:visited-style-name="Visited_20_Internet_20_Link">
photo_5287583321448105537_w-1-1.jpg</text:a>
', '<text:a xlink:type="simple" xlink:href="https://armyinform.com.ua/wp-content/uploads/2023/04/photo_2023-04-04-15.17.40.jpg" text:style-name="Internet_20_link" text:visited-style-name="Visited_20_Internet_20_Link">
photo_2023-04-04-15.17.40.jpg</text:a>
', '<text:a xlink:type="simple" xlink:href="https://armyinform.com.ua/wp-content/uploads/2022/11/kozubenko-bw.jpg" text:style-name="Internet_20_link" text:visited-style-name="Visited_20_Internet_20_Link">
kozubenko-bw.jpg</text:a>
']</text:p>
      <text:p text:style-name="P4">
Tags: ['MILITARY MEDIA CENTER', 'ВТОРГНЕННЯ РФ', 'РОСІЙСЬКІ МІНИ']</text:p>
      <text:p text:style-name="P4">
Category: News</text:p>
      <!--METADATA-->
      <text:p text:style-name="P4">
<draw:frame draw:style-name="fr1" draw:name="Image299" text:anchor-type="as-char" svg:width="6.9236in" svg:height="4.615733in" draw:z-index="0">
<draw:image xlink:href="../Images/AРМІЯINFORM/2023-04-04T72-00-00-04-00/photo_5287337271361656131_w.jpg" xlink:type="simple" xlink:show="embed" xlink:actuate="onLoad" draw:mime-type="image/jpeg"/>
</draw:frame>
Today, Ukraine is being held in the International Day of Enlightenment of Requests for Mine Safety and Mine Activities.</text:p>
      <text:p text:style-name="P4">
On the basis of the Military Media Center, with the support of the Secretariat of the National Authority of Mine Activities, a training with students of the Kiev Lyceum-the educational and educational complex of Obolon district of the capital of the capital was held.</text:p>
      <text:p text:style-name="P4">
The meeting for children and their teachers was held by representatives of the Defense Ministry of Ukraine, the National Military Historical Museum of Muskraine and the Public Organization "Association of Sappers of Ukraine".</text:p>
      <text:p text:style-name="P4">
Instructors of the Association of Sappers of Ukraine reminded what danger are mines, explosive devices, and other remains of war. They told you how to identify the extent and how to act during their detection.</text:p>
      <text:p text:style-name="P4">
Separately, the children were reminded of the "three gold rules" of the handling of explosive subjects: do not touch, do not come, report to the rescue service at 101.</text:p>
      <text:p text:style-name="P4">
<draw:frame draw:style-name="fr1" draw:name="Image300" text:anchor-type="as-char" svg:width="6.9236in" svg:height="4.621503in" draw:z-index="0">
<draw:image xlink:href="../Images/AРМІЯINFORM/2023-04-04T72-00-00-04-00/photo_5287583321448105537_w-1-1.jpg" xlink:type="simple" xlink:show="embed" xlink:actuate="onLoad" draw:mime-type="image/jpeg"/>
</draw:frame>
Instructor Yevgeny Ivanytsky emphasized that there are no dangerous mines: "All minia or other explosive objects are made to hurt the human life of a person, or to disable equipment."</text:p>
      <text:p text:style-name="P4">
During his presentation block, Yevgeny Ivanitsky also spoke about the types of mines, homemade explosive devices, mines, and more. Med the most danger is ammunition that have not exploded. Eugene Ivanytsky was reported, according to statistics, the number of shells that are unbearable exceeds 20 percent.</text:p>
      <text:p text:style-name="P4">
The instructor devoted most of the speech to mines that come in two types: anti -personnel and anti -transport(which are often called "anti -tank"). Ворогнерідко використовує їх комбіновано, коли потужна міна встановлюється на меншу— наприклад, ПММ-2 віджимної дії, яка спрацьовує, коли хтось намагаєтьсяприбрати протитранспортну міну, що лежить на видноті.</text:p>
      <text:p text:style-name="P4">
Більше ніж 50% травмування від вибухонебезпечних предметів становитьнеобережне поводження зі звичайними набоями до стрілецької зброї.</text:p>
      <text:p text:style-name="P4">
Також інструктор розповів про міни-метелики та міни-пелюстки, касетнібоєприпаси, про небезпечні, схожі на «болтики», детонатори, які спрацьовуютьвід вібрації та інші «подарунки», які окупанти залишають на звільненихтериторіях.</text:p>
      <text:p text:style-name="P4">
<draw:frame draw:style-name="fr1" draw:name="Image301" text:anchor-type="as-char" svg:width="6.9236in" svg:height="4.615733in" draw:z-index="0">
<draw:image xlink:href="../Images/AРМІЯINFORM/2023-04-04T72-00-00-04-00/photo_2023-04-04-15.17.40.jpg" xlink:type="simple" xlink:show="embed" xlink:actuate="onLoad" draw:mime-type="image/jpeg"/>
</draw:frame>
Valentina Bykov's instructor has specified that the territories of Ukraine will now set more than 180 thousand square kilometers.</text:p>
      <ul>
        <li>
It is about the territory of two Austria or four Swiss, - said Valentina. - The sappers have such statistics that at least 10 years of demining are required every year. So, count. The war is already underway and it does not end yet, that is, we will need 100 years in order to ensure that the whole territory of Ukraine is fully fully safe.</li>
      </ul>
      <text:p text:style-name="P4">
The norm of the sapper is a demining of 25-100 square meters. m per day.</text:p>
      <text:p text:style-name="P4">
In the second part of the training, children under the guidance of the Instructor of the Association of Saper Ukraine Valentina Bykova learned about the signs that the territory could be substantiated, also about the procedure for action during suspicious objects. Or a person who got into a minefield or even a wealthy injury. Girls and boys enthusiastically participated in discussing the proposed situations, actively discussing their actions in danger.</text:p>
      <text:p text:style-name="P4">
Researcher at the National Military History Museum of Ukraine Dmitrymakhtakhtarov, present at the meeting, spoke about the museum and suggested that students visit their institution to study dangerous representations in a safe environment: ammunition, mines, bombs, etc.</text:p>
      <ul>
        <li>
We invite you to visit our museum, where you can really see different types of ammunition and remember what they look, - invited the children of teachers Dmitry Makhtarov.</li>
      </ul>
      <text:p text:style-name="P4">
Lyceum Director Tatiana Yermak in a comment to the correspondent Armyinform said she considered such measures extremely important.</text:p>
      <ul>
        <li>
I think that lessons should be. At least where we are invited - we come, - said Ms. Tatiana. - Children have to socialize, they have been quarantined for a long time, nowadays - wartime. In addition, safety is one of the most important things that the school should teach.</li>
      </ul>
      <text:p text:style-name="P4">
At the end of the event, the children received gifts and land safety sights.</text:p>
      <text:p text:style-name="P4">
<text:span text:style-name="T5">
Foto Sergei Missyura</text:span>
</text:p>
      <text:p text:style-name="P4">
<draw:frame draw:style-name="fr1" draw:name="Image302" text:anchor-type="as-char" svg:width="6.9236in" svg:height="6.9236in" draw:z-index="0">
<draw:image xlink:href="../Images/AРМІЯINFORM/2023-04-04T72-00-00-04-00/kozubenko-bw.jpg" xlink:type="simple" xlink:show="embed" xlink:actuate="onLoad" draw:mime-type="image/jpeg"/>
</draw:frame>
<text:a xlink:type="simple" xlink:href="https://armyinform.com.ua/army-authors/oleksandr-kozubenko/" text:style-name="Internet_20_link" text:visited-style-name="Visited_20_Internet_20_Link">
Alexander Kozubenko</text:a>
Armyinform correspondent</text:p>
      <text:p text:style-name="P4">
News Source: <text:a xlink:type="simple" xlink:href="https://armyinform.com.ua/2023/04/04/problema-protyminnoyi-bezpeky-bude-aktualnoyu-dlya-ukrayiny-protyagom-desyatkiv-rokiv/" text:style-name="Internet_20_link" text:visited-style-name="Visited_20_Internet_20_Link">
https://armyinform.com.ua/2023/04/04/problema-protyminnoyi-bezpeky-bude-aktualnoyu-dlya-ukrayiny-protyagom-desyatkiv-rokiv/</text:a>
</text:p>
      <!--NEWS-->
      <text:h text:style-name="P10" text:outline-level="1">
<text:span text:style-name="T4">
Multi -confessionality is a fundamental principle for military chaplaincy service - Alexey Tereshchuk</text:span>
</text:h>
      <text:p text:style-name="P4">
Author: ['Світлана Кирган']</text:p>
      <text:p text:style-name="P4">
Time: 2023-04-04T73:00:00-04:00</text:p>
      <text:p text:style-name="P4">
Description: About the PID hour of the round table at the Military Media Center “Oficei without Zbro. INSTITT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img_8496.jpg" text:style-name="Internet_20_link" text:visited-style-name="Visited_20_Internet_20_Link">
img_8496.jpg</text:a>
']</text:p>
      <text:p text:style-name="P4">
Tags: ['MILITARY MEDIA CENTER', 'ВІЙСЬКОВІ КАПЕЛАНИ', 'ОЛЕКСІЙ ТЕРЕЩУК']</text:p>
      <text:p text:style-name="P4">
Category: News</text:p>
      <!--METADATA-->
      <text:p text:style-name="P4">
<draw:frame draw:style-name="fr1" draw:name="Image303" text:anchor-type="as-char" svg:width="6.9236in" svg:height="4.615733in" draw:z-index="0">
<draw:image xlink:href="../Images/AРМІЯINFORM/2023-04-04T73-00-00-04-00/img_8496.jpg" xlink:type="simple" xlink:show="embed" xlink:actuate="onLoad" draw:mime-type="image/jpeg"/>
</draw:frame>
About it during a roundtable at the Military Media Center "Officers without weapons. Institute of military chaplaincy in Ukraine: formation, mission, ecumenism" with the expensive of representatives of the military chaplaincy of the commander -in The Armed Forces of the Armed Forces of the Armed Forces of the Armed Forces of the Armed Forces of the Armed Forces Colonel Alexeieshchuk.</text:p>
      <text:p text:style-name="P4">
The relevance of the military chaplaincy began with the armed aggression of the Russian Federation in 2014. It was then that the priests began to go to the war zones as volunteers to support and assist the military and civilian population. The next stage of 2015–2016, when the priests came to the army of chaplains as civilians. However, the state could not provide all guarantees and rights for this person in the area of hostilities, which is where there should be a military cape. Be near the serviceman. Therefore, in 2021 he acquired the validity of Ukraine "On the Military Chaplaincy Service". It was after the ancestral component invasion in 2022 began to be implemented by the official chaplaincy, which was created in accordance with the Law of Ukraine on the "Military Chaplaincy Service", which is directly subordinated to the head of the Armed Forces.</text:p>
      <ul>
        <li>
At present, we have fundamental changes: a military chaplain is an officer. He is the military rank and position, he in his uniforms with his servicemen - this is the standard of most NATO countries. Like their structure, the other military chaplain is an assistant who performs the function of physical protection and weapons in his hands because our military chaplain is not a combatant. Therefore, the military chaplain always has an assistant. Now there are military chaplains in each breeze or a separate battalion, - said Alexeieshtreshuk.</li>
      </ul>
      <text:p text:style-name="P4">
He also told that the main task that sets a organization is to meet the spiritual and religious needs of a serviceman.<text:span text:style-name="T5">
Foto Dmitry Yurchenko</text:span>
</text:p>
      <text:p text:style-name="P4">
News Source: <text:a xlink:type="simple" xlink:href="https://armyinform.com.ua/2023/04/04/multykonfesijnist-ye-osnovopolozhnym-prynczypom-dlya-sluzhby-vijskovogo-kapelanstva-oleksij-tereshhuk/" text:style-name="Internet_20_link" text:visited-style-name="Visited_20_Internet_20_Link">
https://armyinform.com.ua/2023/04/04/multykonfesijnist-ye-osnovopolozhnym-prynczypom-dlya-sluzhby-vijskovogo-kapelanstva-oleksij-tereshhuk/</text:a>
</text:p>
      <!--NEWS-->
      <text:h text:style-name="P10" text:outline-level="1">
<text:span text:style-name="T4">
Honnery UAVs fly small batches and attack from different directions - Yuri Ignat</text:span>
</text:h>
      <text:p text:style-name="P4">
Author: ['Ольга Вікарчук']</text:p>
      <text:p text:style-name="P4">
Time: 2023-04-04T74:00:00-04:00</text:p>
      <text:p text:style-name="P4">
Description: The enemy’s enemy is to “probe” our wilting defense of the defense of il, ... the war with Ukraine 2022, the war with Ukraine is the latest news today, the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SHAHED-136', 'БПЛА', 'ВТОРГНЕННЯ РФ', 'ДРОН-КАМІКАДЗЕ', 'ЄДИНІ НОВИНИ', 'ЛАНЦЕТ', 'ШАХЕДИ', 'ЮРІЙ ІГНАТ']</text:p>
      <text:p text:style-name="P4">
Category: News</text:p>
      <!--METADATA-->
      <text:p text:style-name="P4">
<draw:frame draw:style-name="fr1" draw:name="Image304" text:anchor-type="as-char" svg:width="6.9236in" svg:height="4.612849in" draw:z-index="0">
<draw:image xlink:href="../Images/AРМІЯINFORM/2023-04-04T74-00-00-04-00/rechnyk-ps-zsu-yurij-ignat.jpg" xlink:type="simple" xlink:show="embed" xlink:actuate="onLoad" draw:mime-type="image/jpeg"/>
</draw:frame>
Colonel Ignatius Ignatius Colonel. Illustrative photo</text:p>
      <text:p text:style-name="P4">
In this way, the enemy tries to "felt" our air defense to ideal, where we have stronger places, and where we are weaker, so they are attacked from various nations, in particular from the coast of the Azov Sea. About it <text:a xlink:type="simple" xlink:href="https://www.youtube.com/watch" text:style-name="Internet_20_link" text:visited-style-name="Visited_20_Internet_20_Link">
stated</text:a>
During the "Uniform News" Telelorphone, a spokesman for the Armed Forces of Ukraine Colonel Yurignat.</text:p>
      <ul>
        <li>
Now they start much less drones. It is worth remembering the New Year's night. Then the enemy released a record 45 UAV on the territory of Ukraine, and the next one - 39. Then our air defense forces shot down all the "chess". We now see the lessactivity of the use of drones-Kamikadze. Nevertheless, Russia has the production of shock UAV-"Lancet-1", "Lancet-2", "Lancet-3" with different combat part. This is primarily the defenders in the leading positions. These drones are directed with a camera, they have an operator who tries to stress the armored equipment. Various protidias are already coming up against such UAVs, and Ukrainian defenders are trying to destroy them, - an emphasis.</li>
      </ul>
      <text:p text:style-name="P4">
As for the Shaksa's night attack on Odesa region, these unmanned aircraft are designed to fly as low as possible. They are hidden from radar stations, thus difficult to detect.</text:p>
      <ul>
        <li>
Each drone can be programmed to a certain flight height and a route. Odessa is the Black Sea, so enemy troops have the opportunity to customize "Shahda" to the water surface. After all, when they fly to land, they are still destroyed by our anti-aircraft missile forces, ”Colonel Yurignat added.</li>
      </ul>
      <text:p text:style-name="P4">
News Source: <text:a xlink:type="simple" xlink:href="https://armyinform.com.ua/2023/04/04/vorozhi-bpla-litayut-nevelykymy-partiyamy-ta-atakuyut-z-riznyh-napryamkiv-yurij-ignat/" text:style-name="Internet_20_link" text:visited-style-name="Visited_20_Internet_20_Link">
https://armyinform.com.ua/2023/04/04/vorozhi-bpla-litayut-nevelykymy-partiyamy-ta-atakuyut-z-riznyh-napryamkiv-yurij-ignat/</text:a>
</text:p>
      <!--NEWS-->
      <text:h text:style-name="P10" text:outline-level="1">
<text:span text:style-name="T4">
Dmytro Kuleba: NATO Membership in NATO is the best way to guarantee Euro -Atlantic security</text:span>
</text:h>
      <text:p text:style-name="P4">
Author: ['АРМІЯINFORM']</text:p>
      <text:p text:style-name="P4">
Time: 2023-04-04T75:00:00-04:00</text:p>
      <text:p text:style-name="P4">
Description: Brussels in front of the cobs of the Zavodannya Ukrainian-NATO MINISTR of the law enforcement agencie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42c000302ee5225763294_730x360.jpg" text:style-name="Internet_20_link" text:visited-style-name="Visited_20_Internet_20_Link">
642c000302ee5225763294_730x360.jpg</text:a>
']</text:p>
      <text:p text:style-name="P4">
Tags: ['ДМИТРО КУЛЕБА', 'ЗАЯВА МЗС УКРАЇНИ', 'КОМІСІЯ УКРАЇНА-НАТО']</text:p>
      <text:p text:style-name="P4">
Category: News</text:p>
      <!--METADATA-->
      <text:p text:style-name="P4">
<draw:frame draw:style-name="fr1" draw:name="Image305" text:anchor-type="as-char" svg:width="6.9236in" svg:height="4.561988in" draw:z-index="0">
<draw:image xlink:href="../Images/AРМІЯINFORM/2023-04-04T75-00-00-04-00/642c000302ee5225763294_730x360.jpg" xlink:type="simple" xlink:show="embed" xlink:actuate="onLoad" draw:mime-type="image/jpeg"/>
</draw:frame>
In Brussels, before the start of the meeting of the Ukrainian Commission, the Minister of Foreign Lesses of Ukraine Dmitry Kuleba stated that the full membership of Ukraine in NATO is the best way to guarantee the strategic security of the entire Euro-Atlantic space, which is interested in both Ukraine and the entire North Atlantic Ald.</text:p>
      <text:p text:style-name="P4">
About it <text:a xlink:type="simple" xlink:href="https://mfa.gov.ua/news/dmitro-kuleba-u-shtab-kvartiri-nato-chlenstvo-ukrayini-v-alyansi-ye-najkrashchim-sposobom-garantuvati-yevroatlantichnu-bezpeku" text:style-name="Internet_20_link" text:visited-style-name="Visited_20_Internet_20_Link">
reports</text:a>
Ministry of Foreign Affairs of Ukraine.</text:p>
      <text:p text:style-name="P4">
“Ukraine and NATO need each other. There is no better solution for guaranteeing the strategic safety of the Euro-Atlantic space than a full membership of Ukraine in the Alliance, ”he told journalists, arriving at NATO headquarters.</text:p>
      <text:p text:style-name="P4">
Dmytro Kuleba congratulated NATO Secretary-General Jens Stoltenberg on the 74-lawyer from the founding of the North Atlantic Alliance. He expressed his or her own registration to the General Secretary for the convening of the NATO-Ukraine Commission.</text:p>
      <text:p text:style-name="P4">
“NATO Ukraine is not only a symbolic but also important with a political and practical point of view. The main purpose of negotiations today is to accelerate the supply of military assistance, which was already promised to Ukraine, especially artillery ammunition, armored vehicles, and everything that Ukraine will reflect for a successful counter -offensive. We will also discuss strategic plans to ensure stable support for Ukraine by NATO member states, ”the minister said.</text:p>
      <text:p text:style-name="P4">
Dmytro Kuleba congratulated Finland on NATO accession and stressed that Ukraine has a similar purpose.</text:p>
      <text:p text:style-name="P4">
“One of the main negotiation topics today will be NATO's membership in NATO. Today we all congratulate Finland, which sends a clear signal: it is time to review old strategies and beliefs. There is no better solution to ensure Euro -Atlantic security as a whole than the membership of Ukraine Valiance, ”the minister summed up.</text:p>
      <text:p text:style-name="P4">
News Source: <text:a xlink:type="simple" xlink:href="https://armyinform.com.ua/2023/04/04/dmytro-kuleba-chlenstvo-ukrayiny-v-nato-ye-najkrashhym-sposobom-garantuvaty-yevroatlantychnu-bezpeku/" text:style-name="Internet_20_link" text:visited-style-name="Visited_20_Internet_20_Link">
https://armyinform.com.ua/2023/04/04/dmytro-kuleba-chlenstvo-ukrayiny-v-nato-ye-najkrashhym-sposobom-garantuvaty-yevroatlantychnu-bezpeku/</text:a>
</text:p>
      <!--NEWS-->
      <text:h text:style-name="P10" text:outline-level="1">
<text:span text:style-name="T4">
Metropolitan Epiphanius and Michael Pompeo visited the wounded defenders of Ukraine</text:span>
</text:h>
      <text:p text:style-name="P4">
Author: ['АРМІЯINFORM']</text:p>
      <text:p text:style-name="P4">
Time: 2023-04-04T76:00:00-04:00</text:p>
      <text:p text:style-name="P4">
Description: Blessed by the Metropolitan of Kyiva, I.S. UpIfaniy Toy Toy Holder secretary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dsc_4167-1536x997-1-e1680605651838.jpg" text:style-name="Internet_20_link" text:visited-style-name="Visited_20_Internet_20_Link">
dsc_4167-1536x997-1-e1680605651838.jpg</text:a>
']</text:p>
      <text:p text:style-name="P4">
Tags: ['МАЙКЛ ПОМПЕО', 'МИТРОПОЛИТ ЕПІФАНІЙ', 'ПЦУ']</text:p>
      <text:p text:style-name="P4">
Category: News</text:p>
      <!--METADATA-->
      <text:p text:style-name="P4">
<draw:frame draw:style-name="fr1" draw:name="Image306" text:anchor-type="as-char" svg:width="6.9236in" svg:height="4.258014in" draw:z-index="0">
<draw:image xlink:href="../Images/AРМІЯINFORM/2023-04-04T76-00-00-04-00/dsc_4167-1536x997-1-e1680605651838.jpg" xlink:type="simple" xlink:show="embed" xlink:actuate="onLoad" draw:mime-type="image/jpeg"/>
</draw:frame>
Blessed Metropolitan of Kyiv and All Ukraine Epiphanius and the former US Secretary Michael Pompeo at one of the medical institutions visited the defenders of Ukraine who were injured, defending the father.</text:p>
      <text:p text:style-name="P4">
About it <text:a xlink:type="simple" xlink:href="https://www.pomisna.info/uk/vsi-novyny/mytropolyt-epifanij-ta-majkl-pompeo-vidvidaly-poranenyh-zahysnykiv-ukrayiny/" text:style-name="Internet_20_link" text:visited-style-name="Visited_20_Internet_20_Link">
informs</text:a>
The PCU press service.</text:p>
      <text:p text:style-name="P4">
The head of the church, first of all, thanked the latest heroes for the protection of Ukraine, spiritually supported them and expressed a firm faith in victory.</text:p>
      <text:p text:style-name="P4">
“Thanks to your heroic feat and thanks to the support of our international ladies, we now have freedom and the only Ukrainian state. On our side, and where is it true, there is always a victory. We are constantly praying and I wish that the Lord will continue to give strength and patience to go to our full winner. May the Lord continue to bless our Ukraine and the United States, all people of goodwill. Glory to Ukraine!" Said Metropolitan Epiphanius.</text:p>
      <text:p text:style-name="P4">
After communicating with the defenders of Ukraine, the Blessed Metropolitan Epiphanius made a heartfelt meeting with Michael Pompeo and a delegation that visited Kiev. Oleg Sknar, Oleg Sknar, also participated in the KMS military chaplain service officer.</text:p>
      <text:p text:style-name="P4">
For his work for the benefit of Ukraine and the protection of religious freedom, Metropolitan Epiphanius gave birth to Michael Pompeo with the highest distinction - the cross of the Orthodox Church of Ukraine, and participants of the American delegation - medals "Cross of Freedom".</text:p>
      <text:p text:style-name="P4">
News Source: <text:a xlink:type="simple" xlink:href="https://armyinform.com.ua/2023/04/04/mytropolyt-epifanij-ta-majkl-pompeo-vidvidaly-poranenyh-zahysnykiv-ukrayiny/" text:style-name="Internet_20_link" text:visited-style-name="Visited_20_Internet_20_Link">
https://armyinform.com.ua/2023/04/04/mytropolyt-epifanij-ta-majkl-pompeo-vidvidaly-poranenyh-zahysnykiv-ukrayiny/</text:a>
</text:p>
      <!--NEWS-->
      <text:h text:style-name="P10" text:outline-level="1">
<text:span text:style-name="T4">
The best counteraction to aviation planning bombs is to destroy or drive away the planes of the Russian Federation used by Yuri Ignat</text:span>
</text:h>
      <text:p text:style-name="P4">
Author: ['Ольга Вікарчук']</text:p>
      <text:p text:style-name="P4">
Time: 2023-04-04T77:00:00-04:00</text:p>
      <text:p text:style-name="P4">
Description: - Tsi bombs to become a SERIOSIS OF RAMS, ALEZHY ONE DOLATI VIDSTAN up to 70 km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КРИЛАТА» БОМБА', 'F-16', 'SAMP/T', 'ВТОРГНЕННЯ РФ', 'ЄДИНІ НОВИНИ', 'ЗРК PATRIOT', 'ППО ЗСУ', 'ЮРІЙ ІГНАТ']</text:p>
      <text:p text:style-name="P4">
Category: News</text:p>
      <!--METADATA-->
      <text:p text:style-name="P4">
<draw:frame draw:style-name="fr1" draw:name="Image307" text:anchor-type="as-char" svg:width="6.9236in" svg:height="4.361868in" draw:z-index="0">
<draw:image xlink:href="../Images/AРМІЯINFORM/2023-04-04T77-00-00-04-00/yurij-ignat-1.jpg" xlink:type="simple" xlink:show="embed" xlink:actuate="onLoad" draw:mime-type="image/jpeg"/>
</draw:frame>
Colonel Yuri Ignatius Air Force Command of the Air Force of Ukraine.</text:p>
      <ul>
        <li>
These bombs pose a serious threat, because they can overcome the distance of up to 70 km. This depends on the height at which the aircraft rises. The higher the aircraft, the bomb will fly, because it is equipped with wings - <text:a xlink:type="simple" xlink:href="https://www.youtube.com/watch" text:style-name="Internet_20_link" text:visited-style-name="Visited_20_Internet_20_Link">
told</text:a>
Colonel Yuriy Ignati, spokesman for the Air Force forces of Ukraine during the "Uniform News" TEMACHAFON.</li>
      </ul>
      <text:p text:style-name="P4">
The weight of such aviation bombs is 500 kg, which makes them quite powerful. If the enemy will use such ammunition, it can lead to the destruction of entire cities.</text:p>
      <ul>
        <li>
We saw that the enemy did with Mariupol these bombs. Of course, they were not planning, but free fall, but unfortunately, at that time there was no Ukrainian air defense. Therefore, the occupation troops did everything they wanted with our city, ”the officer added.</li>
      </ul>
      <text:p text:style-name="P4">
Our defenders understand that the use of such planning bombing by the enemy will be new threats. They will not fly as accurately as the enemy would like, but over time, occupiers can refine it. Therefore, the risk remains.</text:p>
      <ul>
        <li>
Even if these bombs get 20 or 30 kilometers from the line, it is still a very serious threat to our military personnel and prifrontoe cities. Three things that could drive away hostile planes from our border are Patriot, SAMP \ T and F-16 fighters. Unfortunately, we do not have any of the above equipment yet. Of course, Patriot Tasamp \ t will come to Ukraine soon, but we need to continue to tell the world, we need modern fighters, - said Colonel Yuri Ignat.</li>
      </ul>
      <text:p text:style-name="P4">
News Source: <text:a xlink:type="simple" xlink:href="https://armyinform.com.ua/2023/04/04/najkrashha-protydiya-aviaczijnym-planuyuchym-bombam-znyshhyty-abo-vidignaty-litaky-rf-yaki-zastosovuyut-yih-yurij-ignat/" text:style-name="Internet_20_link" text:visited-style-name="Visited_20_Internet_20_Link">
https://armyinform.com.ua/2023/04/04/najkrashha-protydiya-aviaczijnym-planuyuchym-bombam-znyshhyty-abo-vidignaty-litaky-rf-yaki-zastosovuyut-yih-yurij-ignat/</text:a>
</text:p>
      <!--NEWS-->
      <text:h text:style-name="P10" text:outline-level="1">
<text:span text:style-name="T4">
Today Finland has become a 31st NATO member-a Secretary General's official statement</text:span>
</text:h>
      <text:p text:style-name="P4">
Author: ['АРМІЯINFORM']</text:p>
      <text:p text:style-name="P4">
Time: 2023-04-04T78:00:00-04:00</text:p>
      <text:p text:style-name="P4">
Description: Fіnlandіya Sogodnі, 4 kvytnia 2023 Rock, became the 31st member of the pivnis-Atlant allianc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stoltenberg.jpg" text:style-name="Internet_20_link" text:visited-style-name="Visited_20_Internet_20_Link">
stoltenberg.jpg</text:a>
']</text:p>
      <text:p text:style-name="P4">
Tags: ['ГЕНСЕК НАТО', 'СТОЛТЕНБЕРГ', 'ФІНЛЯНДІЯ']</text:p>
      <text:p text:style-name="P4">
Category: News</text:p>
      <!--METADATA-->
      <text:p text:style-name="P4">
<draw:frame draw:style-name="fr1" draw:name="Image308" text:anchor-type="as-char" svg:width="6.9236in" svg:height="3.894525in" draw:z-index="0">
<draw:image xlink:href="../Images/AРМІЯINFORM/2023-04-04T78-00-00-04-00/stoltenberg.jpg" xlink:type="simple" xlink:show="embed" xlink:actuate="onLoad" draw:mime-type="image/jpeg"/>
</draw:frame>
Finland today, April 4, 2023, became the 31st member of the North Atlantic Alewans.</text:p>
      <text:p text:style-name="P4">
NATO Foreign Ministers in Brussels <text:a xlink:type="simple" xlink:href="https://www.nato.int/cps/en/natohq/news_213446.htm" text:style-name="Internet_20_link" text:visited-style-name="Visited_20_Internet_20_Link">
stated</text:a>
NATO Secretary General Jens Stoltenberg.</text:p>
      <text:p text:style-name="P4">
“On the same day, in 1949, the Washington Treaty, the Constituent Treaty, <text:a xlink:type="simple" xlink:href="https://armyinform.com.ua/2023/04/04/yak-hto-i-chomu-stvoryv-nato-74-roky-tomu/" text:style-name="Internet_20_link" text:visited-style-name="Visited_20_Internet_20_Link">
was signed</text:a>
In Washington, it is difficult to imagine a better way to celebrate our anniversary than that Finland becomes a full member, ”Yens Stoltenberg said.</text:p>
      <text:p text:style-name="P4">
He added that at a meeting of foreign ministers, Ukraine will discuss Ukraine's support from NATO, safety challenges from the Middle East of North Africa, the importance of increasing investment in defense and NATO Indian-Pacific.</text:p>
      <text:p text:style-name="P4">
News Source: <text:a xlink:type="simple" xlink:href="https://armyinform.com.ua/2023/04/04/sogodni-finlyandiya-stala-31-m-chlenom-nato-oficzijna-zayava-genseka/" text:style-name="Internet_20_link" text:visited-style-name="Visited_20_Internet_20_Link">
https://armyinform.com.ua/2023/04/04/sogodni-finlyandiya-stala-31-m-chlenom-nato-oficzijna-zayava-genseka/</text:a>
</text:p>
      <!--NEWS-->
      <text:h text:style-name="P10" text:outline-level="1">
<text:span text:style-name="T4">
Josep Borrel after meeting with Anthony Blinken: we do everything possible for Ukraine to win</text:span>
</text:h>
      <text:p text:style-name="P4">
Author: ['АРМІЯINFORM']</text:p>
      <text:p text:style-name="P4">
Time: 2023-04-04T79:00:00-04:00</text:p>
      <text:p text:style-name="P4">
Description: The Supreme representation of the Union of Lawn of the Lawn Politika Nailotiki is the Supreme Un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orrell_blinken.jpg" text:style-name="Internet_20_link" text:visited-style-name="Visited_20_Internet_20_Link">
borrell_blinken.jpg</text:a>
']</text:p>
      <text:p text:style-name="P4">
Tags: ['STOPRUSSIA', 'ДЕРЖАВНИЙ СЕКРЕТАР США ЕНТОНІ\xa0БЛІНКЕН', 'ЖОЗЕП БОРРЕЛЬ', 'ПІДТРИМКА УКРАЇНИ']</text:p>
      <text:p text:style-name="P4">
Category: News</text:p>
      <!--METADATA-->
      <text:p text:style-name="P4">
<draw:frame draw:style-name="fr1" draw:name="Image309" text:anchor-type="as-char" svg:width="6.9236in" svg:height="3.894525in" draw:z-index="0">
<draw:image xlink:href="../Images/AРМІЯINFORM/2023-04-04T79-00-00-04-00/borrell_blinken.jpg" xlink:type="simple" xlink:show="embed" xlink:actuate="onLoad" draw:mime-type="image/jpeg"/>
</draw:frame>
The High Representative of the European Union for Foreign Affairs of the Higher Education Josep Borrel after meeting with State Secretary by USAUENTON BLINKEN stated that the parties would continue to support Ukraine against Russia against Russia.</text:p>
      <text:p text:style-name="P4">
Relevant statement <text:a xlink:type="simple" xlink:href="https://www.eeas.europa.eu/eeas/us-press-remarks-high-representative-josep-borrell-after-meeting-secretary-state-antony_en" text:style-name="Internet_20_link" text:visited-style-name="Visited_20_Internet_20_Link">
published</text:a>
EU diplomatic service press service.</text:p>
      <text:p text:style-name="P4">
“More than a year ago, Putin began to destroy Ukraine, and it seems that he has to intention to delay his cruel bloodshed. And he continues the escalation - despite the fact that he achieves nothing. His last nuclear adventure is a new escalation in Belarus and creates direct European security, ”Josep Borrel emphasized.</text:p>
      <text:p text:style-name="P4">
He added that Putin's statement about the placement of nuclear weapons in Belarus became an ironic one, as this happened immediately after meeting with the head of the Principle Jinping.</text:p>
      <text:p text:style-name="P4">
"It happened, after the irony of fate, after the president of China, Xi Jinpin respected Moscow, mentioned the need for peace, and they agreed not to place nuclear weapons abroad. And a few days later, she announced the placement of tactical nuclear weapons in Belarus, ” - said European diplomacy.</text:p>
      <text:p text:style-name="P4">
According to the results of the meeting, Josep Borrel emphasized: "The European Union is one, and the transatlantic community remains the only one."</text:p>
      <text:p text:style-name="P4">
“We are striving to continue to support Ukraine in its self -defense, and we will have a collective pressure on Russia so that it stops the large -scale nominations of international law. We are doing our best in the military, political and financial plans to win Ukraine, ”said Josep Borrel.</text:p>
      <text:p text:style-name="P4">
News Source: <text:a xlink:type="simple" xlink:href="https://armyinform.com.ua/2023/04/04/zhozep-borrel-pislya-zustrichi-z-entoni-blinkenom-robymo-vse-mozhlyve-aby-ukrayina-peremagala/" text:style-name="Internet_20_link" text:visited-style-name="Visited_20_Internet_20_Link">
https://armyinform.com.ua/2023/04/04/zhozep-borrel-pislya-zustrichi-z-entoni-blinkenom-robymo-vse-mozhlyve-aby-ukrayina-peremagala/</text:a>
</text:p>
      <!--NEWS-->
      <text:h text:style-name="P10" text:outline-level="1">
<text:span text:style-name="T4">
Norway has introduced a new package of sanctions against</text:span>
</text:h>
      <text:p text:style-name="P4">
Author: ['АРМІЯINFORM']</text:p>
      <text:p text:style-name="P4">
Time: 2023-04-04T80:00:00-04:00</text:p>
      <text:p text:style-name="P4">
Description: Norwegia introduced the new St. Before the Sanctziya list ...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ef681ea7132d59b821c06353a44b801c.webp" text:style-name="Internet_20_link" text:visited-style-name="Visited_20_Internet_20_Link">
ef681ea7132d59b821c06353a44b801c.webp</text:a>
']</text:p>
      <text:p text:style-name="P4">
Tags: ['ЕКОНОМІКА РФ', 'КРАХ РОСІЙСЬКОЇ ЕКОНОМІКИ', 'НОРВЕГІЯ', 'САНКЦІЇ РФ']</text:p>
      <text:p text:style-name="P4">
Category: News</text:p>
      <!--METADATA-->
      <text:p text:style-name="P4">
<draw:frame draw:style-name="fr1" draw:name="Image310" text:anchor-type="as-char" svg:width="6.9236in" svg:height="3.454107in" draw:z-index="0">
<draw:image xlink:href="../ConvertedIMGs/AРМІЯINFORM/2023-04-04T80-00-00-04-00/ef681ea7132d59b821c06353a44b801c.png" xlink:type="simple" xlink:show="embed" xlink:actuate="onLoad" draw:mime-type="image/png"/>
</draw:frame>
Norway has imposed new sanctions against Russia and the Kremlin regime. 87 people were of the shock list.</text:p>
      <text:p text:style-name="P4">
About it reports <text:a xlink:type="simple" xlink:href="https://www.regjeringen.no/no/aktuelt/nye-sanksjoner-mot-russland-er-innfort-i-norsk-rett/id2970907/" text:style-name="Internet_20_link" text:visited-style-name="Visited_20_Internet_20_Link">
government</text:a>
Norway.</text:p>
      <text:p text:style-name="P4">
“We need to maintain pressure on Russian power and its supporters. The sanctions are a financial blow to Russia and impede the receipt of important resources to the Russian military industry, ”said Annikin Hutfeldt Minister.</text:p>
      <text:p text:style-name="P4">
Yes, the imposed sanctions were adopted by the EU in the tenth package, which was announced on February 25 this year. The list included 87 individuals and 34 legal entities. In general, Norway has already imposed sanctions against 1678 individuals and legal entities with the Russian Federation.</text:p>
      <text:p text:style-name="P4">
News Source: <text:a xlink:type="simple" xlink:href="https://armyinform.com.ua/2023/04/04/norvegiya-zaprovadyla-novyj-paket-sankczij-proty-rosiyi/" text:style-name="Internet_20_link" text:visited-style-name="Visited_20_Internet_20_Link">
https://armyinform.com.ua/2023/04/04/norvegiya-zaprovadyla-novyj-paket-sankczij-proty-rosiyi/</text:a>
</text:p>
      <!--NEWS-->
      <text:h text:style-name="P10" text:outline-level="1">
<text:span text:style-name="T4">
Who can be a military chaplain</text:span>
</text:h>
      <text:p text:style-name="P4">
Author: ['Світлана Кирган']</text:p>
      <text:p text:style-name="P4">
Time: 2023-04-04T81:00:00-04:00</text:p>
      <text:p text:style-name="P4">
Description: About Tse PID Hour Round Table in the Military Media Center “Oficei without Zbro. INSTITT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img_8594.jpg" text:style-name="Internet_20_link" text:visited-style-name="Visited_20_Internet_20_Link">
img_8594.jpg</text:a>
']</text:p>
      <text:p text:style-name="P4">
Tags: ['MILITARY MEDIA CENTER', 'ВІЙСЬКОВІ КАПЕЛАНИ', 'ВТОРГНЕННЯ РФ', 'ОЛЕКСІЙ ТЕРЕЩУК']</text:p>
      <text:p text:style-name="P4">
Category: News</text:p>
      <!--METADATA-->
      <text:p text:style-name="P4">
<draw:frame draw:style-name="fr1" draw:name="Image311" text:anchor-type="as-char" svg:width="6.9236in" svg:height="4.615733in" draw:z-index="0">
<draw:image xlink:href="../Images/AРМІЯINFORM/2023-04-04T81-00-00-04-00/img_8594.jpg" xlink:type="simple" xlink:show="embed" xlink:actuate="onLoad" draw:mime-type="image/jpeg"/>
</draw:frame>
Alexeieshchuk</text:p>
      <text:p text:style-name="P4">
About it during a roundtable at the Military Media Center “Officers without weapons. The Institute of Military Chaplaincy in Ukraine: formation, mission, ecumenism” told Colonel Alexei Tereshchuk, Head of the Armed Forces of the Armed Forces of Ukraine.</text:p>
      <text:p text:style-name="P4">
The Head of the Military Chaplaincy Service reported that according to the current law, a military chaplain may be a citizen of Ukraine, a representative of a religious organization that is registered in Ukraine in accordance with the current entry and has a mandate for the implementation of military-Kamplean activity.</text:p>
      <ul>
        <li>
A mandate is like a license that is issued according to the need. The Armed Forces conducted a personnel survey and the quotas of the denominational representation of the military chaplains were determined. According to these quotas, each religious organization receives a request from the State Service for Ethnopolitics and Freedoms on the number of priests they should be delegated to the armed forces. They receive a mandate responsibly, and this enables them to carry out military-capeclarship activities,-said Alexei Tereshchuk.</li>
      </ul>
      <text:p text:style-name="P4">
<text:span text:style-name="T4">
 He noted that there are 738 positions in the Armed Forces of Ukraine. As of today, the mandates have been issued to 244 clergymen, and 78 officers have been assigned to the staffing military chaplains. </text:span>
 **</text:p>
      <ul>
        <li>
However, the mandate does not yet indicate that the priest is immediately a become a military chaplain. There is a certain procedure, and today 78 -staffed military chaplains have been appointed, which received the military rank and signed the Contract. After appointment to the post, a military chaplain undergoes a special training. The preparation is not only in the pastoral care of or educational work, but also counseling, especially the commander, - said Alexei Tereshchuk.</li>
      </ul>
      <text:p text:style-name="P4">
The head of the military chaplaincy said that consulting is commanding a very important area of work of the Chaplain.</text:p>
      <text:p text:style-name="P4">
-When the unit enters the area of combat mission, as shown by the practitioner, it is very important for the commander to understand the spiritual and religious situation in the districts and among his personnel. In 2014, there were even cases where our crews on the streets stopped civilians with signs of religious surgical. This is a very important work of the military chaplain, ”Alexei Tereshchuk reported.</text:p>
      <text:p text:style-name="P4">
The event also noted that the military chaplain should meet the spiritual and religious needs of the personnel and, if necessary, involve a representative of another religious denomination.</text:p>
      <text:p text:style-name="P4">
News Source: <text:a xlink:type="simple" xlink:href="https://armyinform.com.ua/2023/04/04/hto-mozhe-buty-vijskovym-kapelanom/" text:style-name="Internet_20_link" text:visited-style-name="Visited_20_Internet_20_Link">
https://armyinform.com.ua/2023/04/04/hto-mozhe-buty-vijskovym-kapelanom/</text:a>
</text:p>
      <!--NEWS-->
      <text:h text:style-name="P10" text:outline-level="1">
<text:span text:style-name="T4">
The President by decree changed the composition of the National Security and Defense Council of Ukraine</text:span>
</text:h>
      <text:p text:style-name="P4">
Author: ['АРМІЯINFORM']</text:p>
      <text:p text:style-name="P4">
Time: 2023-04-04T82:00:00-04:00</text:p>
      <text:p text:style-name="P4">
Description: President of Ukraine Volodymyr Zelensky Zmіni until the personal warehouse fo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STOPRUSSIA', 'ВОЛОДИМИР ЗЕЛЕНСЬКИЙ', 'ПРЕЗИДЕНТ УКРАЇНИ', 'УКАЗ ПРЕЗИДЕНТА УКРАЇНИ']</text:p>
      <text:p text:style-name="P4">
Category: News</text:p>
      <!--METADATA-->
      <text:p text:style-name="P4">
<draw:frame draw:style-name="fr1" draw:name="Image312" text:anchor-type="as-char" svg:width="6.9236in" svg:height="4.615733in" draw:z-index="0">
<draw:image xlink:href="../Images/AРМІЯINFORM/2023-04-04T82-00-00-04-00/ukaz.jpg" xlink:type="simple" xlink:show="embed" xlink:actuate="onLoad" draw:mime-type="image/jpeg"/>
</draw:frame>
President of Ukraine Volodymyr Zelensky amended the staff of the Radinational Security and Defense of Ukraine.</text:p>
      <text:p text:style-name="P4">
Corresponding <text:a xlink:type="simple" xlink:href="https://www.president.gov.ua/documents/5422021-40429" text:style-name="Internet_20_link" text:visited-style-name="Visited_20_Internet_20_Link">
Decree No. 194/2023</text:a>
The head of state signed on April 4, 2023.</text:p>
      <text:p text:style-name="P4">
According to the document, the Minister of Strategic Industry of Ukraine Kamyshin Alexander was included in the staff of the National Security Council of Ukraine.</text:p>
      <text:p text:style-name="P4">
News Source: <text:a xlink:type="simple" xlink:href="https://armyinform.com.ua/2023/04/04/prezydent-ukazom-zminyv-sklad-rady-naczionalnoyi-bezpeky-i-oborony-ukrayiny/" text:style-name="Internet_20_link" text:visited-style-name="Visited_20_Internet_20_Link">
https://armyinform.com.ua/2023/04/04/prezydent-ukazom-zminyv-sklad-rady-naczionalnoyi-bezpeky-i-oborony-ukrayiny/</text:a>
</text:p>
      <!--NEWS-->
      <text:h text:style-name="P10" text:outline-level="1">
<text:span text:style-name="T4">
The theme of the Holodomor should become one of the leading areas of activity of Ukrainian cultural diplomacy</text:span>
</text:h>
      <text:p text:style-name="P4">
Author: ['АРМІЯINFORM']</text:p>
      <text:p text:style-name="P4">
Time: 2023-04-04T83:00:00-04:00</text:p>
      <text:p text:style-name="P4">
Description: The stims of the PIDGOVTISITION TAKE AND HAVE OF THE STARISKOVA with the 90s of the Knowns of the Traged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shmygal-1.jpg" text:style-name="Internet_20_link" text:visited-style-name="Visited_20_Internet_20_Link">
shmygal-1.jpg</text:a>
', '<text:a xlink:type="simple" xlink:href="https://armyinform.com.ua/wp-content/uploads/2023/04/1-12-150x150.jpg" text:style-name="Internet_20_link" text:visited-style-name="Visited_20_Internet_20_Link">
1-12-150x150.jpg</text:a>
', '<text:a xlink:type="simple" xlink:href="https://armyinform.com.ua/wp-content/uploads/2023/04/2-14-150x150.jpg" text:style-name="Internet_20_link" text:visited-style-name="Visited_20_Internet_20_Link">
2-14-150x150.jpg</text:a>
']</text:p>
      <text:p text:style-name="P4">
Tags: ['ГЕНОЦИД УКРАЇНЦІВ', 'ГОЛОДОМОР', 'КАБІНЕТ МІНІСТРІВ УКРАЇНИ']</text:p>
      <text:p text:style-name="P4">
Category: News</text:p>
      <!--METADATA-->
      <text:p text:style-name="P4">
<draw:frame draw:style-name="fr1" draw:name="Image313" text:anchor-type="as-char" svg:width="6.9236in" svg:height="4.610104in" draw:z-index="0">
<draw:image xlink:href="../Images/AРМІЯINFORM/2023-04-04T83-00-00-04-00/shmygal-1.jpg" xlink:type="simple" xlink:show="embed" xlink:actuate="onLoad" draw:mime-type="image/jpeg"/>
</draw:frame>
In the framework of preparation and conduct of events in connection with the 90s of the tragedy of the tragedy of 1932-1933, the meeting of the Organizing Committee of Separation of Prime Minister of Ukraine Denis Shmigal took place.</text:p>
      <text:p text:style-name="P4">
The members of the Organizing Committee set priorities for the implementation of the relevant plan of 2023.</text:p>
      <text:p text:style-name="P4">
About it <text:a xlink:type="simple" xlink:href="https://www.kmu.gov.ua/news/denys-shmyhal-tema-holodomoru-maie-staty-odnym-iz-providnykh-napriamkiv-diialnosti-ukrainskoi-kulturnoi-dyplomatii" text:style-name="Internet_20_link" text:visited-style-name="Visited_20_Internet_20_Link">
writes</text:a>
On the Government Portal the Department of Communications of the Secretariat of the Cabinet of Ministers of Ukraine.</text:p>
      <text:p text:style-name="P4">
“The Soviet authorities began a genocide against Ukrainians, provoked by a cruel goddaughter in 1932-1933. Russia has continued this policy, unleashed a warned war. Therefore, the topic of the Holodomor should become one of the leading directions of the activity of Ukrainian cultural diplomacy, ”the head of the country said.</text:p>
      <text:p text:style-name="P4">
Denis Schmigal thanked more than 30 countries and international organizations, which was a famine with the genocide of the Ukrainian people, and emphasized the need for such decisions. In this regard, the Foreign Ministry is given the task of activating the work with partners on the preparation of relevant resolutions and applications.</text:p>
      <text:p text:style-name="P4">
Following the meeting of the Organizing Committee, the Ministry of Culture and Information Policy, the Ukrainian Institute of National Memory and others were given ninestructions and tasks for the implementation of the Action Plan in 2023.</text:p>
      <text:p text:style-name="P4">
<text:a xlink:type="simple" xlink:href="https://armyinform.com.ua/wp-content/uploads/2023/04/1-12.jpg" text:style-name="Internet_20_link" text:visited-style-name="Visited_20_Internet_20_Link">
!(Images/AРМІЯINFORM/2023-04-04T83-00-00-04-00/1-12-150x150.jpg)</text:a>
</text:p>
      <text:p text:style-name="P4">
<text:a xlink:type="simple" xlink:href="https://armyinform.com.ua/wp-content/uploads/2023/04/2-14.jpg" text:style-name="Internet_20_link" text:visited-style-name="Visited_20_Internet_20_Link">
<draw:frame draw:style-name="fr1" draw:name="Image314" text:anchor-type="as-char" svg:width="6.9236in" svg:height="6.9236in" draw:z-index="0">
<draw:image xlink:href="../Images/AРМІЯINFORM/2023-04-04T83-00-00-04-00/2-14-150x150.jpg" xlink:type="simple" xlink:show="embed" xlink:actuate="onLoad" draw:mime-type="image/jpeg"/>
</draw:frame>
</text:a>
</text:p>
      <text:p text:style-name="P4">
News Source: <text:a xlink:type="simple" xlink:href="https://armyinform.com.ua/2023/04/04/tema-golodomoru-maye-staty-odnym-iz-providnyh-napryamkiv-diyalnosti-ukrayinskoyi-kulturnoyi-dyplomatiyi/" text:style-name="Internet_20_link" text:visited-style-name="Visited_20_Internet_20_Link">
https://armyinform.com.ua/2023/04/04/tema-golodomoru-maye-staty-odnym-iz-providnyh-napryamkiv-diyalnosti-ukrayinskoyi-kulturnoyi-dyplomatiyi/</text:a>
</text:p>
      <!--NEWS-->
      <text:h text:style-name="P10" text:outline-level="1">
<text:span text:style-name="T4">
We and the great invasion, in the spring and every autumn recorded information campaigns of the Russian Federation on the topic of "summons" and conscription - Anna Malyar</text:span>
</text:h>
      <text:p text:style-name="P4">
Author: ['АРМІЯINFORM']</text:p>
      <text:p text:style-name="P4">
Time: 2023-04-04T84:00:00-04:00</text:p>
      <text:p text:style-name="P4">
Description: The intercessor of Ministra was inhabited by his telegram, the technology of the INformation Campaniu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5f6a5395.jpg" text:style-name="Internet_20_link" text:visited-style-name="Visited_20_Internet_20_Link">
5f6a5395.jpg</text:a>
']</text:p>
      <text:p text:style-name="P4">
Tags: []</text:p>
      <text:p text:style-name="P4">
Category: News</text:p>
      <!--METADATA-->
      <text:p text:style-name="P4">
<draw:frame draw:style-name="fr1" draw:name="Image315" text:anchor-type="as-char" svg:width="6.9236in" svg:height="4.615733in" draw:z-index="0">
<draw:image xlink:href="../Images/AРМІЯINFORM/2023-04-04T84-00-00-04-00/5f6a5395.jpg" xlink:type="simple" xlink:show="embed" xlink:actuate="onLoad" draw:mime-type="image/jpeg"/>
</draw:frame>
Gannamaars. Photo: Dmitry Yurchenko / Armyinfom</text:p>
      <text:p text:style-name="P4">
Deputy Minister <text:a xlink:type="simple" xlink:href="https://t.me/annamaliar/614" text:style-name="Internet_20_link" text:visited-style-name="Visited_20_Internet_20_Link">
reported</text:a>
In her technology, that the technology of information campaigns regarding the "story" and conscript was always the same.</text:p>
      <text:p text:style-name="P4">
"To spin a story where the announcement was discharged with a disabled person, the deceased, the absence of World War II. The hero is always different, it is about the essence.</text:p>
      <text:p text:style-name="P4">
Or they distributed some wild text of the summons or questionnaire of the conscript.</text:p>
      <text:p text:style-name="P4">
We regularly denied it.</text:p>
      <text:p text:style-name="P4">
Now the enemy has a little complicated by its technology and adds stories about the amazing place of handing stories and "waves" of mobilization.</text:p>
      <text:p text:style-name="P4">
The goal is obvious. Discredit and disrupt the work of the shopping mall(Former troops).</text:p>
      <text:p text:style-name="P4">
Маніпулювати вони намагаються на двох речах:</text:p>
      <text:p text:style-name="P4">
🔹страх отримання повістки</text:p>
      <text:p text:style-name="P4">
🔹формування суспільного осуду до роботи ТЦК СП</text:p>
      <text:p text:style-name="P4">
Але після широкомасштабного вторгнення цими Іпсо важко на щось чи на когосьвплинути.</text:p>
      <text:p text:style-name="P4">
Бо перелякати повістками після всього, що ми пройшли за цей рік, — важко.</text:p>
      <text:p text:style-name="P4">
На кону — держава, і всі це розуміють.</text:p>
      <text:p text:style-name="P4">
Що ж стосується осуду роботи ТЦК СП. Ми мусимо розуміти кілька речей.</text:p>
      <text:p text:style-name="P4">
✔️ ТЦК СП(the army)Today, the problem is strategically important for the defense.</text:p>
      <text:p text:style-name="P4">
✔️ They work live people and they can be mistaken or even commit. In such cases, it is necessary to act legal.</text:p>
      <text:p text:style-name="P4">
☝️ And the main thing is that you should not make sensations and loud headlines.</text:p>
      <text:p text:style-name="P4">
Just refer to the shopping mall of SP. ☎️ Contacts on the Ministry of Defense website</text:p>
      <text:p text:style-name="P4">
<text:a xlink:type="simple" xlink:href="https://www.mil.gov.ua/kontakti/oblasni-vijskomati.html" text:style-name="Internet_20_link" text:visited-style-name="Visited_20_Internet_20_Link">
https://www.mil.gov.ua/kontakti/oblasni-vijskomati.html »</text:a>
, - goes in the message.</text:p>
      <text:p text:style-name="P4">
News Source: <text:a xlink:type="simple" xlink:href="https://armyinform.com.ua/2023/04/04/my-i-do-velykogo-vtorgnennya-shhovesny-ta-shhooseni-fiksuvaly-informaczijni-kampaniyi-rf-shhodo-temy-povistky-ta-pryzovu-ganna-malyar/" text:style-name="Internet_20_link" text:visited-style-name="Visited_20_Internet_20_Link">
https://armyinform.com.ua/2023/04/04/my-i-do-velykogo-vtorgnennya-shhovesny-ta-shhooseni-fiksuvaly-informaczijni-kampaniyi-rf-shhodo-temy-povistky-ta-pryzovu-ganna-malyar/</text:a>
</text:p>
      <!--NEWS-->
      <text:h text:style-name="P10" text:outline-level="1">
<text:span text:style-name="T4">
Congratulations to our Finnish friends on NATO's accession - Alexei Reznikov</text:span>
</text:h>
      <text:p text:style-name="P4">
Author: ['АРМІЯINFORM']</text:p>
      <text:p text:style-name="P4">
Time: 2023-04-04T85:00:00-04:00</text:p>
      <text:p text:style-name="P4">
Description: Ministra of the defense of Ukraine Oleksiy Reznikov at his Twitter, Provitav Finland Zi Zi Vytup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reznikov.jpg" text:style-name="Internet_20_link" text:visited-style-name="Visited_20_Internet_20_Link">
reznikov.jpg</text:a>
']</text:p>
      <text:p text:style-name="P4">
Tags: ['STOPRUSSIA', 'АГРЕСІЯ РФ', 'ВІЙНА', 'ВТОРГНЕННЯ РФ', 'МІНІСТР ОБОРОНИ УКРАЇНИ ОЛЕКСІЙ РЕЗНІКОВ', 'НАТО', 'ФІНЛЯНДІЯ']</text:p>
      <text:p text:style-name="P4">
Category: News</text:p>
      <!--METADATA-->
      <text:p text:style-name="P4">
<draw:frame draw:style-name="fr1" draw:name="Image316" text:anchor-type="as-char" svg:width="6.9236in" svg:height="4.395937in" draw:z-index="0">
<draw:image xlink:href="../Images/AРМІЯINFORM/2023-04-04T85-00-00-04-00/reznikov.jpg" xlink:type="simple" xlink:show="embed" xlink:actuate="onLoad" draw:mime-type="image/jpeg"/>
</draw:frame>
Photo: Alexei Reznikov / Twitter</text:p>
      <text:p text:style-name="P4">
Minister of Defense of Ukraine Alexei Reznikov in his <text:a xlink:type="simple" xlink:href="https://twitter.com/oleksiireznikov/status/1643253944943009794" text:style-name="Internet_20_link" text:visited-style-name="Visited_20_Internet_20_Link">
twitter</text:a>
He congratulated Finland on joining the North Atlantic Alliance.</text:p>
      <text:p text:style-name="P4">
“Congratulations to our Finnish friends on NATO entered!Europe is becoming more dangerous today.</text:p>
      <text:p text:style-name="P4">
NATO borders 1997 are expanding according to plan. As we share the joint value, Ukraine will go to your European and Euro -Atlantic integration, ”Alexei Reznikov wrote.</text:p>
      <text:p text:style-name="P4">
News Source: <text:a xlink:type="simple" xlink:href="https://armyinform.com.ua/2023/04/04/vitayemo-nashyh-finskyh-druziv-zi-vstupom-do-nato-oleksij-reznikov/" text:style-name="Internet_20_link" text:visited-style-name="Visited_20_Internet_20_Link">
https://armyinform.com.ua/2023/04/04/vitayemo-nashyh-finskyh-druziv-zi-vstupom-do-nato-oleksij-reznikov/</text:a>
</text:p>
      <!--NEWS-->
      <text:h text:style-name="P10" text:outline-level="1">
<text:span text:style-name="T4">
Aviation of Defense Forces has inflicted 7 blows in areas of focus of occupiers</text:span>
</text:h>
      <text:p text:style-name="P4">
Author: ['АРМІЯINFORM']</text:p>
      <text:p text:style-name="P4">
Time: 2023-04-04T86:00:00-04:00</text:p>
      <text:p text:style-name="P4">
Description: About the General Headquarters of the ZSU. “The Avіiaziy for the defense forces for Dob took 7 strokes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РАТИ ВОРОГА']</text:p>
      <text:p text:style-name="P4">
Category: News</text:p>
      <!--METADATA-->
      <text:p text:style-name="P4">
<draw:frame draw:style-name="fr1" draw:name="Image317" text:anchor-type="as-char" svg:width="6.9236in" svg:height="5.385022in" draw:z-index="0">
<draw:image xlink:href="../Images/AРМІЯINFORM/2023-04-04T86-00-00-04-00/foto-aviacziya.jpg" xlink:type="simple" xlink:show="embed" xlink:actuate="onLoad" draw:mime-type="image/jpeg"/>
</draw:frame>
Illustrative photo</text:p>
      <text:p text:style-name="P4">
About it <text:a xlink:type="simple" xlink:href="https://www.facebook.com/GeneralStaff.ua/posts/pfbid0nie7mQLn8DrFACGiivUr6psS7oj4f53oV3pB8QZ7Y16hn6MNjqpphqZjWxBShGE5l" text:style-name="Internet_20_link" text:visited-style-name="Visited_20_Internet_20_Link">
reports</text:a>
The General Staff of the Armed Forces.</text:p>
      <text:p text:style-name="P4">
"Aviation of defense forces per day made 7 beats in the areas of concentration of the occupiers and the departments of missile troops and artillery struck 2 points of management of the Station of Electronic Fighting the enemy" - the message reads.</text:p>
      <text:p text:style-name="P4">
It is noted that during the day the enemy caused 2 rocket launchers and 28 aircraft hacks, in particular, used 17 Shahaned-136 UAVs. 14 of them were destroyed by defenders. Also, the enemy made 7 shelling of jet system fire. There are killed and injured among civilians.</text:p>
      <text:p text:style-name="P4">
News Source: <text:a xlink:type="simple" xlink:href="https://armyinform.com.ua/2023/04/04/aviacziya-syl-oborony-zavdala-7-udariv-po-rajonah-zoseredzhennya-okupantiv-3/" text:style-name="Internet_20_link" text:visited-style-name="Visited_20_Internet_20_Link">
https://armyinform.com.ua/2023/04/04/aviacziya-syl-oborony-zavdala-7-udariv-po-rajonah-zoseredzhennya-okupantiv-3/</text:a>
</text:p>
      <!--NEWS-->
      <text:h text:style-name="P10" text:outline-level="1">
<text:span text:style-name="T4">
The Armed Forces congratulated the community of NATO countries with the 74th anniversary of the creation of this Military-Political Union</text:span>
</text:h>
      <text:p text:style-name="P4">
Author: ['АРМІЯINFORM']</text:p>
      <text:p text:style-name="P4">
Time: 2023-04-04T87:00:00-04:00</text:p>
      <text:p text:style-name="P4">
Description: The General Staff of the Zbroyni forces of Ukraine at his own company Storіntsі a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nato.jpg" text:style-name="Internet_20_link" text:visited-style-name="Visited_20_Internet_20_Link">
nato.jpg</text:a>
']</text:p>
      <text:p text:style-name="P4">
Tags: ['STOPRUSSIA', 'АГРЕСІЯ РФ', 'ВІЙНА', 'ВТОРГНЕННЯ РФ', 'НАТО']</text:p>
      <text:p text:style-name="P4">
Category: News</text:p>
      <!--METADATA-->
      <text:p text:style-name="P4">
<draw:frame draw:style-name="fr1" draw:name="Image318" text:anchor-type="as-char" svg:width="6.9236in" svg:height="4.609778in" draw:z-index="0">
<draw:image xlink:href="../Images/AРМІЯINFORM/2023-04-04T87-00-00-04-00/nato.jpg" xlink:type="simple" xlink:show="embed" xlink:actuate="onLoad" draw:mime-type="image/jpeg"/>
</draw:frame>
The General Staff of the Armed Forces of Ukraine on its official Facebook page <text:a xlink:type="simple" xlink:href="https://www.facebook.com/GeneralStaff.ua/posts/pfbid035WnzuygHkVeKzjBL7mGQJAe2VjyC68VJfDCXMVy7SS2w53w9ZNa9YW4on2ECoySHl" text:style-name="Internet_20_link" text:visited-style-name="Visited_20_Internet_20_Link">
congratulated</text:a>
NATO peoples with the 74th anniversary of the creation of this international intergovernmental organization.</text:p>
      <text:p text:style-name="P4">
The greeting is that the Armed Forces of Ukraine sincerely and deeply grateful and nursing peoples of NATO, personally by the General Secretary of Natons Stoltenberg, President of the Parliamentary Assembly of NATO Jeel Garrio-Mailam, NATO Military Committee Chairman For invaluable, comprehensive, effective, firm and unwavering support for independence, sovereignty of Ukraine's and territorial integrity of Ukraine within its internationally recognized borders, including Crimea, in the war of Russia against Ukraine during the start of a full -scale Russian invasion of 2022 and unprofessional, dishonest, unfair Against Ukraine since 2014.</text:p>
      <text:p text:style-name="P4">
We are grateful to the fact that the organization of the North Atlantic Treaty has always been on the side of Ukraine for more than 30 years of independence, for the advocacy of interests and aspirations of the Ukrainian people and Ukraine in the world, for the effective recognition of the state independence of Ukraine, and especially for the previous more than 9 years of support for sovereignty, territorial integrity, territorial integrity, territorial integrity. The integrity of Ukraine's dance in its internationally recognized borders and territorial wars.</text:p>
      <text:p text:style-name="P4">
The Armed Forces of Ukraine thank NATO for the long-term, systematic and multidimensional support and effective assistance in reforming and enhancing the capacity of the Ukrainian, for the material and technical assistance provided, organized and conducted by the state and tactical measures Support of veterans, wounded and children of the dead military service of the Armed Forces of Ukraine within the framework of bilateral and multilateral work with Ukraine on the way to its complete integration in NATO and effective counteracting aggression by the Russian Federation.The Armed Forces of Ukraine are gratefully grateful to all citizens and citizens of all countries of the North Atlantic Alliance for your open sincere hearts and homes up to thousands of Ukrainian women and children who have found shelter in NATO countries.</text:p>
      <text:p text:style-name="P4">
Due to this, during the full -scale Russian invasion of civilian population in NATO countries, it is protected from numerous military crimes that are committed by Russian military: killings and injuries, recruits and use, rape of other forms of sexual violence, attacks on civilian infrastructure. in access to humanitarian aid, Russification, forced deportation to the temporarily occupied territories of Ukraine or to the Russian Federation and the receipt of Russian citizenship.</text:p>
      <text:p text:style-name="P4">
Thank you that Ukrainian children in NATO countries thanks to your national care and support deprived of those inhuman suffering that Russian criminals and terrorist occupiers have predicted them after invasion of Ukraine!</text:p>
      <text:p text:style-name="P4">
Thanks to NATO and your friendliness, Ukrainian children live in NATO countries in a world that knows no pain, violence and war!The Armed Forces of Ukraine are struggling to bring back peace and peace to the homes of Ukrainians and reunite united families as soon as possible.</text:p>
      <text:p text:style-name="P4">
News Source: <text:a xlink:type="simple" xlink:href="https://armyinform.com.ua/2023/04/04/zsu-pryvitaly-narody-krayin-nato-z-74-yu-richnyczeyu-z-dnya-stvorennya-czogo-vijskovo-politychnogo-soyuzu/" text:style-name="Internet_20_link" text:visited-style-name="Visited_20_Internet_20_Link">
https://armyinform.com.ua/2023/04/04/zsu-pryvitaly-narody-krayin-nato-z-74-yu-richnyczeyu-z-dnya-stvorennya-czogo-vijskovo-politychnogo-soyuzu/</text:a>
</text:p>
      <!--NEWS-->
      <text:h text:style-name="P10" text:outline-level="1">
<text:span text:style-name="T4">
Our defenders repelled about 20 enemy attacks near Bakhmut</text:span>
</text:h>
      <text:p text:style-name="P4">
Author: ['АРМІЯINFORM']</text:p>
      <text:p text:style-name="P4">
Time: 2023-04-04T88:00:00-04:00</text:p>
      <text:p text:style-name="P4">
Description: About the General Headquarters of the ZSU. “At the Bakhmutsky straightening, the warrior is not aiming ... War with Ukraine 2022, war with Ukraine latest news today,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7/2022-07-27-zsu-zupynyly-shturmovi-namir-rosiyan.jpg" text:style-name="Internet_20_link" text:visited-style-name="Visited_20_Internet_20_Link">
2022-07-27-zsu-zupynyly-shturmovi-namir-rosiyan.jpg</text:a>
']</text:p>
      <text:p text:style-name="P4">
Tags: ['STOPRUSSIA', 'АГРЕСІЯ РФ', 'ВТОРГНЕННЯ РФ', 'ВТРАТИ ВОРОГА']</text:p>
      <text:p text:style-name="P4">
Category: News</text:p>
      <!--METADATA-->
      <text:p text:style-name="P4">
<draw:frame draw:style-name="fr1" draw:name="Image319" text:anchor-type="as-char" svg:width="6.9236in" svg:height="4.608521in" draw:z-index="0">
<draw:image xlink:href="../Images/AРМІЯINFORM/2023-04-04T88-00-00-04-00/2022-07-27-zsu-zupynyly-shturmovi-namir-rosiyan.jpg" xlink:type="simple" xlink:show="embed" xlink:actuate="onLoad" draw:mime-type="image/jpeg"/>
</draw:frame>
About it <text:a xlink:type="simple" xlink:href="https://www.facebook.com/GeneralStaff.ua/posts/pfbid0nie7mQLn8DrFACGiivUr6psS7oj4f53oV3pB8QZ7Y16hn6MNjqpphqZjWxBShGE5l" text:style-name="Internet_20_link" text:visited-style-name="Visited_20_Internet_20_Link">
reports</text:a>
The General Staff of the Armed Forces.</text:p>
      <text:p text:style-name="P4">
“In the Bakhmut direction, the enemy does not stop storming the city of Bakhmut - over 20 attacks of the enemy were repelled by our defenders.</text:p>
      <text:p text:style-name="P4">
At the same time, the enemy conducted unsuccessful offensive actions in the Bogdanivka region. Vasyukivka, Minskivka, Bakhmut, Grigorivka, Ivanivske, White Mountain, Kleban-Bick and Novodmitrovka were injured from enemy shelling ”-he will be in the message.</text:p>
      <text:p text:style-name="P4">
It is noted that in the Avdiiv and Marinsky directions the enemy of Avnimacpal action in the areas of Novokalin, Pervomaisk and Marinka, there was no success. At the same time, the enemy fired at the settlements of Novobakhmutivka, Avdiivka, Vodyane, Krasnogorivka, St. George, Marinka, Donetsk region.</text:p>
      <text:p text:style-name="P4">
News Source: <text:a xlink:type="simple" xlink:href="https://armyinform.com.ua/2023/04/04/nashi-zahysnyky-vidbyly-blyzko-20-atak-protyvnyka-bilya-bahmuta/" text:style-name="Internet_20_link" text:visited-style-name="Visited_20_Internet_20_Link">
https://armyinform.com.ua/2023/04/04/nashi-zahysnyky-vidbyly-blyzko-20-atak-protyvnyka-bilya-bahmuta/</text:a>
</text:p>
      <!--NEWS-->
      <text:h text:style-name="P10" text:outline-level="1">
<text:span text:style-name="T4">
Pentagon has announced a new large -scale military assistance package to Ukraine</text:span>
</text:h>
      <text:p text:style-name="P4">
Author: ['АРМІЯINFORM']</text:p>
      <text:p text:style-name="P4">
Time: 2023-04-04T89:00:00-04:00</text:p>
      <text:p text:style-name="P4">
Description: The Socialist Republic of USA Minіstniy was stirring about the new critically important pre -Ukrainian Duphom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ssha-dopomoga.jpeg" text:style-name="Internet_20_link" text:visited-style-name="Visited_20_Internet_20_Link">
ssha-dopomoga.jpeg</text:a>
']</text:p>
      <text:p text:style-name="P4">
Tags: ['STOPRUSSIA', 'АГРЕСІЯ РФ', 'ВІЙНА', 'ВТОРГНЕННЯ РФ', 'ВТРАТИ ВОРОГА']</text:p>
      <text:p text:style-name="P4">
Category: News</text:p>
      <!--METADATA-->
      <text:p text:style-name="P4">
<draw:frame draw:style-name="fr1" draw:name="Image320" text:anchor-type="as-char" svg:width="6.9236in" svg:height="4.588039in" draw:z-index="0">
<draw:image xlink:href="../Images/AРМІЯINFORM/2023-04-04T89-00-00-04-00/ssha-dopomoga.jpeg" xlink:type="simple" xlink:show="embed" xlink:actuate="onLoad" draw:mime-type="image/jpeg"/>
</draw:frame>
Today the US Department of Defense <text:a xlink:type="simple" xlink:href="https://www.defense.gov/News/Releases/Release/Article/3350958/biden-administration-announces-additional-security-assistance-for-ukraine/" text:style-name="Internet_20_link" text:visited-style-name="Visited_20_Internet_20_Link">
announced</text:a>
About Novukritically Important Safety Assistance to Ukraine, which includes providing more ammunition for HIMARS, Air Defense Air Force Tartileer projectiles, as well as anti -tank systems, small arms, vehicles for transportation of heavy equipment and technical support required to strengthen Ukrainian defenders. , up to $ 500 million. In addition, the Pentagon announced the provision of a significant package of air defense, as well as artillery on -site ammunition, mortar systems, missiles and anti -tank systems to enter the Initiative to assist Ukraine in the field of safety(After)worth $ 2.1 billion.</text:p>
      <text:p text:style-name="P4">
In the list:</text:p>
      <ul>
        <li>
additional missiles for Patriot; * additional ammunition for NASAMS; * additional ammunition for Himars artillery missile systems; * 155 mm and 105 mm artillery shells; * about 400 grenade launchers and 200 thousand shells; * 11 tactical machines for evacuation of equipment; * 10 mobile missile systems C-UAS with laser coping; * 9 anti -ration systems that are mounted on light armored vehicles; * 61 fuel tankers; * 3 radars for the observation of air goals; * shells for "hailsters"; * high -precision aviation ammunition; * approximately 3,600 units of small arms and more than 23 million ammunition; * eight heavy gas trucks and 105 gas trucks; * armored bridge systems to overcome crossings.</li>
      </ul>
      <text:p text:style-name="P4">
News Source: <text:a xlink:type="simple" xlink:href="https://armyinform.com.ua/2023/04/04/pentagon-ogolosyv-pro-novyj-masshtabnyj-paket-vijskovoyi-dopomogy-ukrayini/" text:style-name="Internet_20_link" text:visited-style-name="Visited_20_Internet_20_Link">
https://armyinform.com.ua/2023/04/04/pentagon-ogolosyv-pro-novyj-masshtabnyj-paket-vijskovoyi-dopomogy-ukrayini/</text:a>
</text:p>
      <!--NEWS-->
      <text:h text:style-name="P10" text:outline-level="1">
<text:span text:style-name="T4">
The occupiers continue to rob the civilian population on Tot</text:span>
</text:h>
      <text:p text:style-name="P4">
Author: ['АРМІЯINFORM']</text:p>
      <text:p text:style-name="P4">
Time: 2023-04-04T90:00:00-04:00</text:p>
      <text:p text:style-name="P4">
Description: About the General Headquarters of the ZSU. “Rosіyskі PROPPANT GRABUVATI ... War with Ukraine 2022, War with Ukraine Latest news today, News War with Ukraine 2022 The last today, will there be a war between Ukraine and Russia and when, there will be a war with Ukraine in 2022, will be or not, will be or not. whether the war with Ukraine in the near future says, the war with Ukraine, Ukrainian news today, Ukrainian news in Ukrainian media in Russian</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ІЙНА', 'ВТОРГНЕННЯ РФ', 'ВТРАТИ ВОРОГА']</text:p>
      <text:p text:style-name="P4">
Category: News</text:p>
      <!--METADATA-->
      <text:p text:style-name="P4">
<draw:frame draw:style-name="fr1" draw:name="Image321" text:anchor-type="as-char" svg:width="6.9236in" svg:height="3.63489in" draw:z-index="0">
<draw:image xlink:href="../Images/AРМІЯINFORM/2023-04-04T90-00-00-04-00/okupanty.jpeg" xlink:type="simple" xlink:show="embed" xlink:actuate="onLoad" draw:mime-type="image/jpeg"/>
</draw:frame>
About it <text:a xlink:type="simple" xlink:href="https://www.facebook.com/GeneralStaff.ua/posts/pfbid0nie7mQLn8DrFACGiivUr6psS7oj4f53oV3pB8QZ7Y16hn6MNjqpphqZjWxBShGE5l" text:style-name="Internet_20_link" text:visited-style-name="Visited_20_Internet_20_Link">
reports</text:a>
The General Staff of the Armed Forces.</text:p>
      <text:p text:style-name="P4">
“Russian invaders continue to rob the civilian population, appropriating the personal housing of civilian citizens of Ukraine. Thus, in the city of Starobilsk, the Lugansk region, the so -called occupying "power" uses representatives of utilities to settle in the military personnel of Russian occupation troops, houses and houses that were temporarily left by citizens of Ukraine. Such actions are evidence under the guise of preventive checks of meters of communal services, ”the message reads.</text:p>
      <text:p text:style-name="P4">
It is noted that cases of export of civilians in an unknown municip were increased without any explanation after sample checks of mobile phones.</text:p>
      <text:p text:style-name="P4">
News Source: <text:a xlink:type="simple" xlink:href="https://armyinform.com.ua/2023/04/04/okupanty-prodovzhuyut-grabuvaty-myrne-naselennya-na-tot/" text:style-name="Internet_20_link" text:visited-style-name="Visited_20_Internet_20_Link">
https://armyinform.com.ua/2023/04/04/okupanty-prodovzhuyut-grabuvaty-myrne-naselennya-na-tot/</text:a>
</text:p>
      <!--NEWS-->
      <text:h text:style-name="P10" text:outline-level="1">
<text:span text:style-name="T4">
Valery Zaluzhny discussed with Mark Millie the future steps of the Armed Forces on the de -occupation of the territory of Ukraine</text:span>
</text:h>
      <text:p text:style-name="P4">
Author: ['АРМІЯINFORM']</text:p>
      <text:p text:style-name="P4">
Time: 2023-04-04T91:00:00-04:00</text:p>
      <text:p text:style-name="P4">
Description: General Valeriy Zaluzhny at his own company Storіntsі at Facebook is a thing about telephon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zaluzhnyj-milli.jpg" text:style-name="Internet_20_link" text:visited-style-name="Visited_20_Internet_20_Link">
zaluzhnyj-milli.jpg</text:a>
']</text:p>
      <text:p text:style-name="P4">
Tags: ['STOPRUSSIA', 'АГРЕСІЯ РФ', 'ВАЛЕРІЙ ЗАЛУЖНИЙ', 'ВІЙНА', 'ВТОРГНЕННЯ РФ', 'ГЕНЕРАЛ МАРК МІЛЛІ', 'ГШ ЗСУ']</text:p>
      <text:p text:style-name="P4">
Category: News</text:p>
      <!--METADATA-->
      <text:p text:style-name="P4">
<draw:frame draw:style-name="fr1" draw:name="Image322" text:anchor-type="as-char" svg:width="6.9236in" svg:height="6.9236in" draw:z-index="0">
<draw:image xlink:href="../Images/AРМІЯINFORM/2023-04-04T91-00-00-04-00/zaluzhnyj-milli.jpg" xlink:type="simple" xlink:show="embed" xlink:actuate="onLoad" draw:mime-type="image/jpeg"/>
</draw:frame>
General Valery Zaluzhny on his official Facebook page <text:a xlink:type="simple" xlink:href="https://www.facebook.com/CinCAFU/posts/pfbid0eEecEPG5pdr7yEgfgm1Cid7LoceGvSbTZewrH6ged119zrABBYwoJqHmYxdQ7ujil" text:style-name="Internet_20_link" text:visited-style-name="Visited_20_Internet_20_Link">
reported</text:a>
About a telephone conversation with General Mark Millie.</text:p>
      <ul>
        <li>
spent meaningful telephone negotiations with the chairman of the United States Committee on US headquarters, General Mark Millie. He spoke about the situation of the front of the front. The situation is difficult but controlled. Particular attention is paid to the supply of weapons and ammunition. They emphasized the importance of strengthening the agricultural defense system of Ukraine, - the commander -in -chief of the Armed Forces of Ukraine wrote. - discussed the future steps of the Armed Forces for the sake of de -occupation of the territory of our country. They have agreed to actively interact. I am a grateful genera Millie for the consistent support of our country. Together to victory.</li>
      </ul>
      <text:p text:style-name="P4">
News Source: <text:a xlink:type="simple" xlink:href="https://armyinform.com.ua/2023/04/04/valerij-zaluzhnyj-obgovoryv-iz-markom-milli-majbutni-kroky-zsu-z-deokupacziyi-terytoriyi-ukrayiny/" text:style-name="Internet_20_link" text:visited-style-name="Visited_20_Internet_20_Link">
https://armyinform.com.ua/2023/04/04/valerij-zaluzhnyj-obgovoryv-iz-markom-milli-majbutni-kroky-zsu-z-deokupacziyi-terytoriyi-ukrayiny/</text:a>
</text:p>
      <!--NEWS-->
      <text:h text:style-name="P10" text:outline-level="1">
<text:span text:style-name="T4">
The enemy of freedom should lose, which is why we seek support to the US - Volodymyr Zelenskyy</text:span>
</text:h>
      <text:p text:style-name="P4">
Author: ['АРМІЯINFORM']</text:p>
      <text:p text:style-name="P4">
Time: 2023-04-04T92:00:00-04:00</text:p>
      <text:p text:style-name="P4">
Description: About the President of Ukraine, having told PID an hour of his whistle on the Zusti with the members of the National ... War with Ukraine 2022, the war with Ukraine is the latest news today, the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647a82fbebe2da4d9ff945f7ae01ea9_1680618082_extra_large.jpeg" text:style-name="Internet_20_link" text:visited-style-name="Visited_20_Internet_20_Link">
1647a82fbebe2da4d9ff945f7ae01ea9_1680618082_extra_large.jpeg</text:a>
']</text:p>
      <text:p text:style-name="P4">
Tags: []</text:p>
      <text:p text:style-name="P4">
Category: News</text:p>
      <!--METADATA-->
      <text:p text:style-name="P4">
<draw:frame draw:style-name="fr1" draw:name="Image323" text:anchor-type="as-char" svg:width="6.9236in" svg:height="4.613521in" draw:z-index="0">
<draw:image xlink:href="../Images/AРМІЯINFORM/2023-04-04T92-00-00-04-00/1647a82fbebe2da4d9ff945f7ae01ea9_1680618082_extra_large.jpeg" xlink:type="simple" xlink:show="embed" xlink:actuate="onLoad" draw:mime-type="image/jpeg"/>
</draw:frame>
About it the President of Ukraine <text:a xlink:type="simple" xlink:href="https://www.president.gov.ua/news/vorog-svobodi-maye-prograti-os-chomu-mi-zvertayemosya-po-pid-82085" text:style-name="Internet_20_link" text:visited-style-name="Visited_20_Internet_20_Link">
said</text:a>
during their exception to a meeting with members of the National Association of Governor.</text:p>
      <text:p text:style-name="P4">
“Thank you very much for this opportunity!</text:p>
      <text:p text:style-name="P4">
Ladies and Gentlemen!</text:p>
      <text:p text:style-name="P4">
Ambassador!</text:p>
      <text:p text:style-name="P4">
Dear representatives of all America - from the east coast to the western.</text:p>
      <text:p text:style-name="P4">
All the cities and communities of the United States are actually presented at this meeting, and honor for me - to contact you.</text:p>
      <text:p text:style-name="P4">
I just completed the trips to those regions of our country that are released by the Obrose Army or border with the fighting area.</text:p>
      <text:p text:style-name="P4">
All this is a tremendous territory. The line of active fighting in Ukraine is now over 1200 kilometers. It's like Washington, D.C., to Chicago and back!Front -footage - even larger.</text:p>
      <text:p text:style-name="P4">
Millions of people live in cities and villages, where we either have expelled the Russian label or are getting ready to expel.</text:p>
      <text:p text:style-name="P4">
Think about this number: nearly 1900 cities and villages of our country need to build.</text:p>
      <text:p text:style-name="P4">
Schools and churches, houses and enterprises, transport and power plants ... All of you are well aware of what is to restore the living conditions after the devastating tornado. You do it!We do it!But after the strokes of the human element, the human girlfriend, not natural cataclysm.</text:p>
      <text:p text:style-name="P4">
Ukraine's restoration will be the largest economic project in Europe for the lives for some generations.</text:p>
      <text:p text:style-name="P4">
And I believe that America will be with us in this reconstruction!Your companies, your working places ... Just as you are now with us in defense.</text:p>
      <text:p text:style-name="P4">
Ladies and Gentlemen!</text:p>
      <text:p text:style-name="P4">
To whom, not to you, the governors of the state, to know what really stands according to "reconstruction" and "defense".</text:p>
      <text:p text:style-name="P4">
This war has not been resolved against our country as against freedom in Europe in general. And when asked why America should help Ukraine in our defense, I answer: just look at reality.</text:p>
      <text:p text:style-name="P4">
Millions of Ukrainian families are torn by war, millions are forced to look for in other countries of protection against Russian terror. Hundreds of Ukrainian cities and villages in Spanius artillery, rockets, aviation and Iranian drones, which is used by Russia.</text:p>
      <text:p text:style-name="P4">
There was a city of coal. 15 thousand inhabitants. The aggressor burned it. Mariupol. More 400 thousand inhabitants. Russia left it only ruins.</text:p>
      <text:p text:style-name="P4">
Thousands of fields are replaced. Much of our economy is broken. Hundreds and hundreds of people by force deported to Russia ...How much will it cost America then?</text:p>
      <text:p text:style-name="P4">
The Kremlin dreams of humiliation of America, Europe, the whole free world ... The Kremlin dreamed of NATO, to provoke a conflict that will put your nation with a election: to fight or not. It is Ukraine that is now your reliable last limit, your reliable border ... Thanks to the Ukrainian strength, in particular, your people will not be able to make this choice - the choice for your men and women, brave men, whose lives would be laid on the altar of protection of the most valuable - freedom.</text:p>
      <text:p text:style-name="P4">
1200 kilometers of fighting in Ukraine. And how many plus it can be in Europe? Ukraine is able to prevent the expansion of war. It is able to defeat Russia on our land.</text:p>
      <text:p text:style-name="P4">
The enemy of freedom must lose quickly and reliably where he came from the criminal aggressive war. That is why we apply for the support of Parsh, weapons and finances. Ukraine stands - your peace, your allied partners will stand.</text:p>
      <text:p text:style-name="P4">
And I want to thank all the Americans - everyone and everyone, leaders and ordinary people who see this reality, who know how important it is to protect the freedom lashes that support Ukraine.</text:p>
      <text:p text:style-name="P4">
We are grateful to the President Biden, both parties and houses of Congress and every school that is now involved in the protection of freedom. I am grateful to those who are ready to work with us in reconstruction.</text:p>
      <text:p text:style-name="P4">
Thank you all. I thank the Arkansas and all the employees of the state defense industry wonderful Himars systems, which actually change the course of hostilities for the departure of the Russian army to the deaf defense.</text:p>
      <text:p text:style-name="P4">
I thank Alabami and all staff of state enterprises that produce, in particular, Javelin anti -tank systems that saved the lives of thousands and thousands of Ukrainian soldiers.</text:p>
      <text:p text:style-name="P4">
I thank Arizona and Oklahomi, where our military trained, in particular for Petriots. Thank you to every US state that is involved in the production of Petriots.</text:p>
      <text:p text:style-name="P4">
"Harpons" and "Silegers", "First" and "Bradley", other systems and products(Not safety), services and decisions that bring Ukrainian victory closer, give Ukrainian life stability despite the war, is your production, your states. Texas and Nevada, Maryland and California, Indiana and Oregon, tripodington and New York and many others ...</text:p>
      <text:p text:style-name="P4">
Each of the states already has experience of helping us. Not only defense, but also people, in particular in the treatment and rehabilitation of soldiers and civilians - adults of I -Ukrainian children who were injured by Russian terrorist strikes and mines.I know that individual states are negotiating special cooperation. Something is being restored. Ohio and our Kharkiv region, Illinois and Nashayiv region, Minnesota and our Chernihiv region. We have to expand such a direction of bilateral cooperation - from state to region, from the city of the house. What will supplement the interstate work powerfully.</text:p>
      <text:p text:style-name="P4">
It is with Ukraine that America has the opportunity to protect its values that are familiar with the famous ones. Our cooperation also creates a new growth for our safety, for our economy, for jobs in both of our countries.</text:p>
      <text:p text:style-name="P4">
The main thing is not to lose time, not to lose the chance we have. To act now, to help now. Ukrainians do so that the Americans do not have to fight. We get new strength for our states.</text:p>
      <text:p text:style-name="P4">
And I am sure that we will always be successful.</text:p>
      <text:p text:style-name="P4">
Thank you for attention!Thank you, America, for the right help that allows you to transmit!</text:p>
      <text:p text:style-name="P4">
I invite you who have not yet been in Ukraine, visit our country and see that our people's protection is the protection of our common dream of freedom and vide for everyone.</text:p>
      <text:p text:style-name="P4">
By the way, Mr. Governor Murphy, who visited the Lviv region in February, can confirm: We are a hospitable people and are always glad to visit an open heart.</text:p>
      <text:p text:style-name="P4">
Glory to the United States!</text:p>
      <text:p text:style-name="P4">
Glory to Ukraine!"</text:p>
      <text:p text:style-name="P4">
News Source: <text:a xlink:type="simple" xlink:href="https://armyinform.com.ua/2023/04/04/vorog-svobody-maye-prograty-os-chomu-my-zvertayemosya-po-pidtrymku-do-ssha-volodymyr-zelenskyj/" text:style-name="Internet_20_link" text:visited-style-name="Visited_20_Internet_20_Link">
https://armyinform.com.ua/2023/04/04/vorog-svobody-maye-prograty-os-chomu-my-zvertayemosya-po-pidtrymku-do-ssha-volodymyr-zelenskyj/</text:a>
</text:p>
      <!--NEWS-->
      <text:h text:style-name="P10" text:outline-level="1">
<text:span text:style-name="T4">
The plan of measures to implement the Strategy for the Decoupling and Reintegration of the Autonomous Republic of Crimea - Government decision</text:span>
</text:h>
      <text:p text:style-name="P4">
Author: ['АРМІЯINFORM']</text:p>
      <text:p text:style-name="P4">
Time: 2023-04-04T93:00:00-04:00</text:p>
      <text:p text:style-name="P4">
Description: Kabіnet Min Striv, having hardened the serpent to the plan of the realization of the strategist deokupatsi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po-vsomu-krymu-mozhna-bulo-bachyty-takyh-lyudej..jpg" text:style-name="Internet_20_link" text:visited-style-name="Visited_20_Internet_20_Link">
po-vsomu-krymu-mozhna-bulo-bachyty-takyh-lyudej..jpg</text:a>
']</text:p>
      <text:p text:style-name="P4">
Tags: ['STOPRUSSIA', 'АГРЕСІЯ РФ', 'ВІЙНА', 'ВТОРГНЕННЯ РФ', 'ІРИНА ВЕРЕЩУК']</text:p>
      <text:p text:style-name="P4">
Category: News</text:p>
      <!--METADATA-->
      <text:p text:style-name="P4">
<draw:frame draw:style-name="fr1" draw:name="Image324" text:anchor-type="as-char" svg:width="6.9236in" svg:height="4.61393in" draw:z-index="0">
<draw:image xlink:href="../Images/AРМІЯINFORM/2023-04-04T93-00-00-04-00/po-vsomu-krymu-mozhna-bulo-bachyty-takyh-lyudej..jpg" xlink:type="simple" xlink:show="embed" xlink:actuate="onLoad" draw:mime-type="image/jpeg"/>
</draw:frame>
Cabinet of Ministers <text:a xlink:type="simple" xlink:href="https://www.kmu.gov.ua/news/aktualizovano-plan-zakhodiv-z-realizatsii-stratehii-deokupatsii-ta-reintehratsii-ar-krym-rishennia-" text:style-name="Internet_20_link" text:visited-style-name="Visited_20_Internet_20_Link">
approved</text:a>
Amendments to the plan of measures to implement the strategy of de -occupation of the Taraintegration of the temporarily occupied territory of the Autonomous Republic of Crimea Tamista Sevastopol.</text:p>
      <text:p text:style-name="P4">
Measures to implement the strategy were updated by the Ministry of Reintegration to take into account the conditional state. In particular, the fact that the release of the peninsula can occur in the near future.</text:p>
      <text:p text:style-name="P4">
In total, the plan includes 127 actualized measures.</text:p>
      <text:p text:style-name="P4">
The improved plan for reintegration and de -occupation of the peninsula concerns the following:</text:p>
      <ul>
        <li>
          <text:p text:style-name="P4">
protection of the rights of citizens of Ukraine and legal entities, whose legitimate interests were argued as a result of armed aggression;</text:p>
        </li>
        <li>
          <text:p text:style-name="P4">
social and humanitarian policy;</text:p>
        </li>
        <li>
          <text:p text:style-name="P4">
international cooperation;</text:p>
        </li>
        <li>
          <text:p text:style-name="P4">
economic policy;</text:p>
        </li>
        <li>
          <text:p text:style-name="P4">
defense and security components, etc.</text:p>
        </li>
      </ul>
      <text:p text:style-name="P4">
New measures are also included, including:</text:p>
      <ul>
        <li>
          <text:p text:style-name="P4">
development of the bill "On legal regime in de -economic territories";</text:p>
        </li>
        <li>
          <text:p text:style-name="P4">
formation of a reserve of employees for the acquisition of judicial, law enforcement, state bodies;</text:p>
        </li>
        <li>
          <text:p text:style-name="P4">
creation of a military administration for activity in the Autonomous Republic of Crimea;</text:p>
        </li>
        <li>
          <text:p text:style-name="P4">
Medical, rehabilitation, psychological adaptation of veterans of the war of the Russian captivity of the Russian captivity.</text:p>
        </li>
      </ul>
      <text:p text:style-name="P4">
“The liberation of Crimea is inevitable. The state should already prepare the supplementary restoration of the Ukrainian authorities in the Crimea. First of all, a formative personnel reserve of recovery. These citizens should ensure not only the revival of public administration, but also the restoration of justice. We have a motility plan, the responsible executors are assigned to each item, ”said Vice Prime Minister Irina Vereshchuk.</text:p>
      <text:p text:style-name="P4">
News Source: <text:a xlink:type="simple" xlink:href="https://armyinform.com.ua/2023/04/04/aktualizovano-plan-zahodiv-z-realizacziyi-strategiyi-deokupacziyi-ta-reintegracziyi-ar-krym-rishennya-uryadu/" text:style-name="Internet_20_link" text:visited-style-name="Visited_20_Internet_20_Link">
https://armyinform.com.ua/2023/04/04/aktualizovano-plan-zahodiv-z-realizacziyi-strategiyi-deokupacziyi-ta-reintegracziyi-ar-krym-rishennya-uryadu/</text:a>
</text:p>
      <!--NEWS-->
      <text:h text:style-name="P10" text:outline-level="1">
<text:span text:style-name="T4">
At the coordination headquarters, a meeting with families of captured defenders of the island of Snake</text:span>
</text:h>
      <text:p text:style-name="P4">
Author: ['АРМІЯINFORM']</text:p>
      <text:p text:style-name="P4">
Time: 2023-04-04T94:00:00-04:00</text:p>
      <text:p text:style-name="P4">
Description: Coordinances Headquarters Zwan Potanzhennya Z VIISOVOLOVENIA, KERIVNITSIA SOUN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2023-04-04_14-37-46.jpg" text:style-name="Internet_20_link" text:visited-style-name="Visited_20_Internet_20_Link">
photo_2023-04-04_14-37-46.jpg</text:a>
']</text:p>
      <text:p text:style-name="P4">
Tags: ['STOPRUSSIA', 'АГРЕСІЯ РФ', 'ВІЙНА', 'ВТОРГНЕННЯ РФ', 'ООС']</text:p>
      <text:p text:style-name="P4">
Category: News</text:p>
      <!--METADATA-->
      <text:p text:style-name="P4">
<draw:frame draw:style-name="fr1" draw:name="Image325" text:anchor-type="as-char" svg:width="6.9236in" svg:height="6.190852in" draw:z-index="0">
<draw:image xlink:href="../Images/AРМІЯINFORM/2023-04-04T94-00-00-04-00/photo_2023-04-04_14-37-46.jpg" xlink:type="simple" xlink:show="embed" xlink:actuate="onLoad" draw:mime-type="image/jpeg"/>
</draw:frame>
Coordinating Headquarters on Defense of Prisoners of Pursuing, Management of the State Border Guard Service of Ukraine, representatives of the command of the Naval Forces of the Armed Forces and Head of the National Information Bureau <text:a xlink:type="simple" xlink:href="https://t.me/dmytro_lubinetzs/2053" text:style-name="Internet_20_link" text:visited-style-name="Visited_20_Internet_20_Link">
held</text:a>
Meeting with families of the Snake Defender.</text:p>
      <text:p text:style-name="P4">
She discussed issues that arose in loved ones. In particular, regarding the principle of exchanges and the formation of lists of different categories of prisoners of war.</text:p>
      <text:p text:style-name="P4">
“Separately, we have raised the pressure of the Russian side on the families of prisoners. We understand that the aggressor country is insidious, so we should not succumb to them. Currently, there are 40 Ukrainians among the defenders of the island of Snake. We constantly keep in touch with our relatives and make everything that Ukrainians are on their land again. For us, everyone's valuable life, ”the message reads.</text:p>
      <text:p text:style-name="P4">
News Source: <text:a xlink:type="simple" xlink:href="https://armyinform.com.ua/2023/04/04/u-koordynaczijnomu-shtabi-provely-zustrich-z-rodynamy-polonenyh-oboroncziv-ostrova-zmiyinyj/" text:style-name="Internet_20_link" text:visited-style-name="Visited_20_Internet_20_Link">
https://armyinform.com.ua/2023/04/04/u-koordynaczijnomu-shtabi-provely-zustrich-z-rodynamy-polonenyh-oboroncziv-ostrova-zmiyinyj/</text:a>
</text:p>
      <!--NEWS-->
      <text:h text:style-name="P10" text:outline-level="1">
<text:span text:style-name="T4">
The Russian Army made an air strike on a settlement in the Chernihiv region</text:span>
</text:h>
      <text:p text:style-name="P4">
Author: ['АРМІЯINFORM']</text:p>
      <text:p text:style-name="P4">
Time: 2023-04-04T95:00:00-04:00</text:p>
      <text:p text:style-name="P4">
Description: About the Knodomlya, the commanding of the “Pivnich” command “Blizko 17:31 VID DSNS dispatcher ... The war with Ukraine 2022, the war with Ukraine is the latest news today, the war with Ukraine 2022 is the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01-11.jpg" text:style-name="Internet_20_link" text:visited-style-name="Visited_20_Internet_20_Link">
01-11.jpg</text:a>
']</text:p>
      <text:p text:style-name="P4">
Tags: ['STOPRUSSIA', 'АГРЕСІЯ РФ', 'ВІЙНА', 'ВТОРГНЕННЯ РФ', 'ВТРАТИ ВОРОГА']</text:p>
      <text:p text:style-name="P4">
Category: News</text:p>
      <!--METADATA-->
      <text:p text:style-name="P4">
<draw:frame draw:style-name="fr1" draw:name="Image326" text:anchor-type="as-char" svg:width="6.9236in" svg:height="5.411947in" draw:z-index="0">
<draw:image xlink:href="../Images/AРМІЯINFORM/2023-04-04T95-00-00-04-00/01-11.jpg" xlink:type="simple" xlink:show="embed" xlink:actuate="onLoad" draw:mime-type="image/jpeg"/>
</draw:frame>
Illustrative photo</text:p>
      <text:p text:style-name="P4">
About it <text:a xlink:type="simple" xlink:href="https://www.facebook.com/kommander.nord/posts/pfbid02Z5JYVedfj5Ydhmd3KJhxrRCyXdxLeZDgnNLESna8nRZUUpzyf6CNZZuPyGVw6qnvl" text:style-name="Internet_20_link" text:visited-style-name="Visited_20_Internet_20_Link">
reports</text:a>
Operational Command "North"</text:p>
      <text:p text:style-name="P4">
“Around 17:31 from the SES dispatcher received a message that in the village. Pechevigorigories a private house and outbuildings.</text:p>
      <text:p text:style-name="P4">
As it became known, the fire occurred as a result of an aviation strike, which had two Russian Su-35, ”the message reads.</text:p>
      <text:p text:style-name="P4">
It is noted that according to preliminary data, the fighters of the Russian Federation dropped two bombs on the inhabited point. The victims have not yet been received.</text:p>
      <text:p text:style-name="P4">
News Source: <text:a xlink:type="simple" xlink:href="https://armyinform.com.ua/2023/04/04/rosijska-armiya-zdijsnyla-aviaudar-po-naselenomu-punktu-v-chernigivskij-oblasti/" text:style-name="Internet_20_link" text:visited-style-name="Visited_20_Internet_20_Link">
https://armyinform.com.ua/2023/04/04/rosijska-armiya-zdijsnyla-aviaudar-po-naselenomu-punktu-v-chernigivskij-oblasti/</text:a>
</text:p>
      <!--NEWS-->
      <text:h text:style-name="P10" text:outline-level="1">
<text:span text:style-name="T4">
The State Center for Humanitarian Demand will participate in the planning of mine activities - Denis Shmigal</text:span>
</text:h>
      <text:p text:style-name="P4">
Author: ['АРМІЯINFORM']</text:p>
      <text:p text:style-name="P4">
Time: 2023-04-04T96:00:00-04:00</text:p>
      <text:p text:style-name="P4">
Description: Schob is more than a coordinovati planning the Zapishniyno, the one to forget the robo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hmygal-1.jpg" text:style-name="Internet_20_link" text:visited-style-name="Visited_20_Internet_20_Link">
shmygal-1.jpg</text:a>
']</text:p>
      <text:p text:style-name="P4">
Tags: ['STOPRUSSIA', 'ВІЙНА', 'ВТОРГНЕННЯ РФ', 'ШМИГАЛЬ']</text:p>
      <text:p text:style-name="P4">
Category: News</text:p>
      <!--METADATA-->
      <text:p text:style-name="P4">
<draw:frame draw:style-name="fr1" draw:name="Image327" text:anchor-type="as-char" svg:width="6.9236in" svg:height="4.610104in" draw:z-index="0">
<draw:image xlink:href="../Images/AРМІЯINFORM/2023-04-04T96-00-00-04-00/shmygal-1.jpg" xlink:type="simple" xlink:show="embed" xlink:actuate="onLoad" draw:mime-type="image/jpeg"/>
</draw:frame>
In order to better coordinate the planning of mine action measures to provide for the work of the quality management system, it is entrusted to create a separate structure - the State Center for Humanitarian Demining.</text:p>
      <text:p text:style-name="P4">
Prime Minister Denis Shmigal has informed about it.</text:p>
      <text:p text:style-name="P4">
"The Center will participate in the planning of mine activities to ensure the work of the quality management system," the Government's stressor.</text:p>
      <text:p text:style-name="P4">
According to the Prime Minister, the Center representatives will also take active participation in cooperation with international partners. He emphasized that Ukrainian is a wide coalition of countries that will help make the process of changing the decade.</text:p>
      <text:p text:style-name="P4">
In addition, as Denis Shmigal noted, the government is beginning to implement a new state policy in the field of mine activity in order to accelerate the demining.</text:p>
      <text:p text:style-name="P4">
The key elements of this policy will be:</text:p>
      <text:p text:style-name="P4">
• updating of national standards of mine activity;</text:p>
      <text:p text:style-name="P4">
• Effective State Demining Program with Territories Priorities;</text:p>
      <text:p text:style-name="P4">
• creation of a market for mine services, competition between the displacement operators, attracting as many international operators to the assistance of financial support of our partners;</text:p>
      <text:p text:style-name="P4">
• educational and communication campaigns;</text:p>
      <text:p text:style-name="P4">
• Active involvement of innovative technologies.</text:p>
      <text:p text:style-name="P4">
News Source: <text:a xlink:type="simple" xlink:href="https://armyinform.com.ua/2023/04/04/derzhavnyj-czentr-gumanitarnogo-rozminuvannya-bratyme-uchast-u-planuvanni-zahodiv-protyminnoyi-diyalnosti-denys-shmygal/" text:style-name="Internet_20_link" text:visited-style-name="Visited_20_Internet_20_Link">
https://armyinform.com.ua/2023/04/04/derzhavnyj-czentr-gumanitarnogo-rozminuvannya-bratyme-uchast-u-planuvanni-zahodiv-protyminnoyi-diyalnosti-denys-shmygal/</text:a>
</text:p>
      <!--NEWS-->
      <text:h text:style-name="P10" text:outline-level="1">
<text:span text:style-name="T4">
Russian aggression proves: only collective preventive security guarantees can be reliable - the Presidential of Ukraine's appeal</text:span>
</text:h>
      <text:p text:style-name="P4">
Author: ['АРМІЯINFORM']</text:p>
      <text:p text:style-name="P4">
Time: 2023-04-04T97:00:00-04:00</text:p>
      <text:p text:style-name="P4">
Description: I am healthy, Shanovna Ukrainian!Puppying to the parliament of the Country of Countr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elenskyj.png" text:style-name="Internet_20_link" text:visited-style-name="Visited_20_Internet_20_Link">
zelenskyj.png</text:a>
']</text:p>
      <text:p text:style-name="P4">
Tags: ['STOPRUSSIA', 'АГРЕСІЯ РФ', 'ВІДЕОЗВЕРНЕННЯ ПРЕЗИДЕНТА УКРАЇНИ', 'ВІЙНА', 'ВТОРГНЕННЯ РФ']</text:p>
      <text:p text:style-name="P4">
Category: News</text:p>
      <!--METADATA-->
      <text:p text:style-name="P4">
<draw:frame draw:style-name="fr1" draw:name="Image328" text:anchor-type="as-char" svg:width="6.9236in" svg:height="4.209888in" draw:z-index="0">
<draw:image xlink:href="../Images/AРМІЯINFORM/2023-04-04T97-00-00-04-00/zelenskyj.png" xlink:type="simple" xlink:show="embed" xlink:actuate="onLoad" draw:mime-type="image/png"/>
</draw:frame>
I wish health, dear Ukrainians!</text:p>
      <text:p text:style-name="P4">
He just turned to the Chile Parliament - another country that heard Ukraine, heard what we want. It doesn't matter what the distance between our peoples. We appreciate life and protect the international order. We must deprive the hope of support in Latin America.</text:p>
      <text:p text:style-name="P4">
He also addressed the governors of the US states - this is the first time such a special appeal to the representatives of each state elected by citizens. He thanked them with the suspension, emphasizing how we, together with America, can not only win the ongoing killing, but also prove that freedom and cooperation always restore an indirect life after the strikes of aggression.</text:p>
      <text:p text:style-name="P4">
He spent several international conversations today, talking to our partners.</text:p>
      <text:p text:style-name="P4">
He thanked Canada and personally Mr. Prime Minister Trudeau for unchanged support. For its next manifestation - financial assistance of 2 billion 400 million Canadian dollars, which our budget has already received. In detail, we discussed in the battlefield and the security needs of our country.</text:p>
      <text:p text:style-name="P4">
To reject the enemy from our earth and thus finish this faster, we have to mobilize the world, our partners, all the peoples, as they agree with the chaos that Russian aggression brings the world.</text:p>
      <text:p text:style-name="P4">
He spoke to Ursula von Der Lyen, Mrs. President of the European Commission. Our steps of Vevrointegration, our joint measures, which we are preparing… a new sanction packaging, which must continue the pressure line on Russia, pressure to reduce its terrorist potential, its threat.</text:p>
      <text:p text:style-name="P4">
Today, by the way, a historic event for our region, for the whole of Europe, the entire Euro -Atlantic community. Finland becomes a 31st NATO member.</text:p>
      <text:p text:style-name="P4">
I congratulate the entire people of Finland and personally Mr. President. With a reliable guarantee of security - a collective guarantee.</text:p>
      <text:p text:style-name="P4">
Russian aggression clearly proves: only collective guarantees, only prerequisite guarantees can be reliable. This is what we have always talked about. We also talk about speed - the speed of security decisions matters. We in the infect, what can be the speed of procedures.</text:p>
      <text:p text:style-name="P4">
By the way, NATO Summit in Vilnius deserves to be quite ambitious.</text:p>
      <text:p text:style-name="P4">
There will be a day when security will be guaranteed for our country.All day we are preparing for international events planned for this week. They are important, bold, ambitious. As this is a rule for Ukraine.</text:p>
      <text:p text:style-name="P4">
We keep in control and the internal situation, in particular about spiritual independence. We also guarantee it. To break Ukraine - neither from the outside nor from the inside - no one.</text:p>
      <text:p text:style-name="P4">
I thank everyone who is in battle for Ukraine!Avdiivka and Bakhmut, Marinka Takrasnogorovka, every hot direction ... I thank you, warriors!</text:p>
      <text:p text:style-name="P4">
Thank you all who help Ukraine!</text:p>
      <text:p text:style-name="P4">
I will note two decisions today.</text:p>
      <text:p text:style-name="P4">
The United States provides a 2 billion $ 600 million defense support package. The HIMARS Boobes for Air Defense, and Artillery, what is needed. Thank you, Pan -President Biden, thank you, Congress, thank every American!</text:p>
      <text:p text:style-name="P4">
And the second solution. Today, the work of the Independent International Commission of the United Nations, which investigates Russian crimes against Ukrainians, has been extended. Each such international legal step brings the racists to the inevitable, fair responsibility.</text:p>
      <text:p text:style-name="P4">
Glory to Ukraine!</text:p>
      <text:p text:style-name="P4">
<text:span text:style-name="T4">
 Source: </text:span>
 <text:a xlink:type="simple" xlink:href="https://www.president.gov.ua/news/rosijska-agresiya-dovodit-lishe-kolektivni-preventivni-garan-82089" text:style-name="Internet_20_link" text:visited-style-name="Visited_20_Internet_20_Link">
Presidential-Ukraine official website</text:a>
.</text:p>
      <text:p text:style-name="P4">
News Source: <text:a xlink:type="simple" xlink:href="https://armyinform.com.ua/2023/04/04/rosijska-agresiya-dovodyt-lyshe-kolektyvni-preventyvni-garantiyi-bezpeky-mozhut-buty-nadijnymy-zvernennya-prezydenta-ukrayiny/" text:style-name="Internet_20_link" text:visited-style-name="Visited_20_Internet_20_Link">
https://armyinform.com.ua/2023/04/04/rosijska-agresiya-dovodyt-lyshe-kolektyvni-preventyvni-garantiyi-bezpeky-mozhut-buty-nadijnymy-zvernennya-prezydenta-ukrayiny/</text:a>
</text:p>
      <!--NEWS-->
      <text:h text:style-name="P10" text:outline-level="1">
<text:span text:style-name="T4">
The Ministry of Foreign Affairs of Ukraine welcomes the approval by the UN Council on Human Rights of the Resolution "Human Rights Situation in Ukraine as a result of Russian Aggression"</text:span>
</text:h>
      <text:p text:style-name="P4">
Author: ['АРМІЯINFORM']</text:p>
      <text:p text:style-name="P4">
Time: 2023-04-04T98:00:00-04:00</text:p>
      <text:p text:style-name="P4">
Description: The monitoring of the law enforcement agencies of the Ukrainian Settlement of the UN Radoye z is the rights of the people's resolutions ... War with Ukraine 2022, the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oon.jpg" text:style-name="Internet_20_link" text:visited-style-name="Visited_20_Internet_20_Link">
oon.jpg</text:a>
']</text:p>
      <text:p text:style-name="P4">
Tags: ['STOPRUSSIA', 'АГРЕСІЯ РФ', 'ВІЙНА', 'ВТОРГНЕННЯ РФ', 'ООН', 'РАДА ООН З ПРАВ ЛЮДИНИ']</text:p>
      <text:p text:style-name="P4">
Category: News</text:p>
      <!--METADATA-->
      <text:p text:style-name="P4">
<draw:frame draw:style-name="fr1" draw:name="Image329" text:anchor-type="as-char" svg:width="6.9236in" svg:height="4.611118in" draw:z-index="0">
<draw:image xlink:href="../Images/AРМІЯINFORM/2023-04-04T98-00-00-04-00/oon.jpg" xlink:type="simple" xlink:show="embed" xlink:actuate="onLoad" draw:mime-type="image/jpeg"/>
</draw:frame>
Illustrative photo</text:p>
      <text:p text:style-name="P4">
The Ministry of Foreign Affairs of Ukraine welcomes the approval by the UN Human Rights Council "Human Rights Situation in Ukraine as a result of Russian Aggression", according to which a mandate of an independent international commission is extended for one year in order and related to them in the context of Russian armed aggression against Ukraine.</text:p>
      <text:p text:style-name="P4">
About this <text:a xlink:type="simple" xlink:href="https://mfa.gov.ua/news/komentar-mzs-ukrayini-shchodo-shvalennya-radoyu-oon-z-prav-lyudini-rezolyuciyi-situaciya-z-pravami-lyudini-v-ukrayini-vnaslidok-rosijskoyi-agresiyi" text:style-name="Internet_20_link" text:visited-style-name="Visited_20_Internet_20_Link">
it is referred</text:a>
In a comment to the ministry on his office site.</text:p>
      <text:p text:style-name="P4">
An important element of the resolution is to confirm the need to ensure the responsibility for human rights violations, international humanitarian law Tanai Tangai, so Ukraine, together with partners, will work on the creation of a special tribunal to hold the Russian leadership for the crime of aggression.</text:p>
      <text:p text:style-name="P4">
In connection with the study of the commission of the facts of illegal violent movement and the deportation of civilians, in particular, children, from the occupied territories, the Ukrainian territory of the Russian Federation, the resolution contains a call to Russia to terminate such actions to tadip the relevant international human rights and humanitarian mechanisms.</text:p>
      <text:p text:style-name="P4">
The UN Human Rights Council also appeals to the Russian Federation to provide national mechanisms for immediate access to all prisoners of war, forcibly maintained and deported persons.</text:p>
      <text:p text:style-name="P4">
Ukraine expresses gratitude to the Member States of the UN Human Rights Council that supported this document, because the continuation of the independent investigation of the iducument of the facts of flashy human rights and international humanitarian law and international crimes will contribute to the reference of Russian war criminals.</text:p>
      <text:p text:style-name="P4">
<text:span text:style-name="T4">
 Background: </text:span>
 Independent International Commission for Investigation of Violations in Ukrainian in accordance with the resolution of the UN Human Rights Council 49/1 "A person's right to human right in Ukraine".</text:p>
      <text:p text:style-name="P4">
During the year of its work, the commission established terrible and undeniable facts of the Russian army in the territory of Ukraine of military crimes and crimes in the case of humanity and prepared two reports.Many of these violations, including premeditated murders, attacks on civilians, unlawful imprisonment, torture, rape, violent movement of children's thadeportation, are equivalent to military crimes.</text:p>
      <text:p text:style-name="P4">
News Source: <text:a xlink:type="simple" xlink:href="https://armyinform.com.ua/2023/04/04/mzs-ukrayiny-vitaye-shvalennya-radoyu-oon-z-prav-lyudyny-rezolyucziyi-sytuacziya-z-pravamy-lyudyny-v-ukrayini-vnaslidok-rosijskoyi-agresiyi/" text:style-name="Internet_20_link" text:visited-style-name="Visited_20_Internet_20_Link">
https://armyinform.com.ua/2023/04/04/mzs-ukrayiny-vitaye-shvalennya-radoyu-oon-z-prav-lyudyny-rezolyucziyi-sytuacziya-z-pravamy-lyudyny-v-ukrayini-vnaslidok-rosijskoyi-agresiyi/</text:a>
</text:p>
      <!--NEWS-->
      <text:h text:style-name="P10" text:outline-level="1">
<text:span text:style-name="T4">
Short. War. Day 405. Videoodigest</text:span>
</text:h>
      <text:p text:style-name="P4">
Author: ['АРМІЯINFORM']</text:p>
      <text:p text:style-name="P4">
Time: 2023-04-04T99:00:00-04:00</text:p>
      <text:p text:style-name="P4">
Description: Jero: General Headquarters ZSU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text:p>
      <text:p text:style-name="P4">
Category: News</text:p>
      <!--METADATA-->
      <text:p text:style-name="P4">
Source: <text:a xlink:type="simple" xlink:href="https://www.facebook.com/watch/" text:style-name="Internet_20_link" text:visited-style-name="Visited_20_Internet_20_Link">
General Staff</text:a>
</text:p>
      <text:p text:style-name="P4">
News Source: <text:a xlink:type="simple" xlink:href="https://armyinform.com.ua/2023/04/04/korotko-vijna-den-405-videodajdzhest/" text:style-name="Internet_20_link" text:visited-style-name="Visited_20_Internet_20_Link">
https://armyinform.com.ua/2023/04/04/korotko-vijna-den-405-videodajdzhest/</text:a>
</text:p>
      <!--NEWS-->
      <text:h text:style-name="P10" text:outline-level="1">
<text:span text:style-name="T4">
The NATO Summit In July, the heads of Japan, South Korea, New Zealand and Australia - Stoltenberg</text:span>
</text:h>
      <text:p text:style-name="P4">
Authors: Ukrinform (Person)</text:p>
      <text:p text:style-name="P4">
Publisher: Укринформ (Organization)</text:p>
      <text:p text:style-name="P4">
Published Time: 2023-04-05T-30:17:00+03:00</text:p>
      <text:p text:style-name="P4">
Modified Time: 2023-04-05T00:17:00+03:00</text:p>
      <text:p text:style-name="P4">
Description: The NATO Summit in Vilnius also invited the heads of state and governments of partners in the Indo-Pacific-Japan, South Korea, New Zealand and Australia. - Ukrinform.</text:p>
      <text:p text:style-name="P4">
Images: ["<text:a xlink:type="simple" xlink:href="https://static.ukrinform.com/photos/2022_12/thumb_files/630_360_1669912772-442.jpg" text:style-name="Internet_20_link" text:visited-style-name="Visited_20_Internet_20_Link">
630_360_16699...</text:a>
"]</text:p>
      <text:p text:style-name="P4">
Tags: ['Японія', 'Австралія', 'Корея', 'НАТО', 'Столтенберг', 'Нова Зеландія', 'Війна з росією']</text:p>
      <text:p text:style-name="P4">
Type: Article</text:p>
      <!--METADATA-->
      <text:p text:style-name="P4">
<draw:frame draw:style-name="fr1" draw:name="Image330" text:anchor-type="as-char" svg:width="6.9236in" svg:height="3.956343in" draw:z-index="0">
<draw:image xlink:href="../Images/yкринформ/2023-04-05T-30-17-00-03-00/630_360_1669912772-442.jpg" xlink:type="simple" xlink:show="embed" xlink:actuate="onLoad" draw:mime-type="image/jpeg"/>
</draw:frame>
The head of state and governments of partners of the Windo-Pacific-Japan, South Korea, New Zealand Taustralia was also invited in Vilnius in July.</text:p>
      <text:p text:style-name="P4">
According to the Ukrinform correspondent, the Secretary General of Natons Stoltenberg said this during a common with the Foreign Minister of Japan, the Ubruussie Presidential.</text:p>
      <text:p text:style-name="P4">
"We are now in strengthening our cooperation with our partners in the Indo-Pacific Region-Japan, South Korea, New Zealand and Australia. We are welcome that you are here today and you will participate in tomorrow, as we invited the Heads and State The governments of our Indo -Pacific partners - including Japan - to participate in the NATO Summit in Vilnius Vlipna this year, "he said.</text:p>
      <text:p text:style-name="P4">
<text:span text:style-name="T4">
 Read also: </text:span>
 <text:span text:style-name="T4">
 <text:a xlink:type="simple" xlink:href="https://www.ukrinform.ua/rubric-world/3691657-finlandia-posilit-zabezpecenna-principiv-nato-stoltenberg.html" text:style-name="Internet_20_link" text:visited-style-name="Visited_20_Internet_20_Link">
</text:a>
</text:span>
</text:p>
      <text:p text:style-name="P4">
Separately, NATO Secretary General noted cooperation with Japan, noting that "no other partner is closer and more capable than Japan." He also greeting Japan to open a special diplomatic mission at <text:span text:style-name="T4">
 <text:a xlink:type="simple" xlink:href="https://www.ukrinform.ua/tag-nato" text:style-name="Internet_20_link" text:visited-style-name="Visited_20_Internet_20_Link">
</text:a>
</text:span>
.</text:p>
      <text:p text:style-name="P4">
"Therefore, we appreciate our partnership: political dialogue, practical work ... We clearly see that in a more dangerous and unpredictable world safety is not regional, and security is global. What is happening of Vevropy is important for Asia, for Indo-Pacific. The region, and that occurs in Asia and the Indo-Pacific region, is important to Europe, "Stoltenberg said.</text:p>
      <text:p text:style-name="P4">
<text:span text:style-name="T4">
 Read also: </text:span>
 <text:span text:style-name="T4">
 <text:a xlink:type="simple" xlink:href="https://www.ukrinform.ua/rubric-polytics/3691621-kraini-nato-obgovorat-nadanna-ukraini-f16-kuleba.html" text:style-name="Internet_20_link" text:visited-style-name="Visited_20_Internet_20_Link">
</text:a>
</text:span>
</text:p>
      <text:p text:style-name="P4">
Against this background, he greeted the "firm commitment" and a "clear signal" of government, which condemns Russia's illegal invasion of Ukraine, as well as Japan's financial support for NATO assistance for Ukraine.</text:p>
      <text:p text:style-name="P4">
"War in Ukraine also matters to you, and therefore we must ensure that authoritarian leaders do not make a lesson that when they use military force when they violate international law - as President Putin in Ukraine does - they can get what They want, "NATO Secretary General.</text:p>
      <text:p text:style-name="P4">
<text:span text:style-name="T4">
 Read also: </text:span>
 <text:span text:style-name="T4">
 <text:a xlink:type="simple" xlink:href="https://www.ukrinform.ua/rubric-polytics/3691624-pitanna-pdc-v-nato-dla-ukraini-znate-z-poradku-dennogo-kuleba.html" text:style-name="Internet_20_link" text:visited-style-name="Visited_20_Internet_20_Link">
</text:a>
 </text:span>
</text:p>
      <text:p text:style-name="P4">
News Source: <text:a xlink:type="simple" xlink:href="https://www.ukrinform.ua/rubric-world/3691661-na-samit-nato-u-lipni-zaproseni-glavi-aponii-pivdennoi-korei-novoi-zelandii-ta-avstralii-stoltenberg.html" text:style-name="Internet_20_link" text:visited-style-name="Visited_20_Internet_20_Link">
https://www.ukrinform.ua/rubric-world/3691661-na-samit-nato-u-lipni-zaproseni-glavi-aponii-pivdennoi-korei-novoi-zelandii-ta-avstralii-stoltenberg.html</text:a>
</text:p>
      <!--NEWS-->
      <text:h text:style-name="P10" text:outline-level="1">
<text:span text:style-name="T4">
The NATO Summit In July, the heads of Japan, South Korea, New Zealand and Australia - Stoltenberg</text:span>
</text:h>
      <text:p text:style-name="P4">
Authors: Ukrinform (Person)</text:p>
      <text:p text:style-name="P4">
Publisher: Укринформ (Organization)</text:p>
      <text:p text:style-name="P4">
Published Time: 2023-04-05T00:17:00+03:00</text:p>
      <text:p text:style-name="P4">
Modified Time: 2023-04-05T00:17:00+03:00</text:p>
      <text:p text:style-name="P4">
Description: The NATO Summit in Vilnius also invited the heads of state and governments of partners in the Indo-Pacific-Japan, South Korea, New Zealand and Australia. - Ukrinform.</text:p>
      <text:p text:style-name="P4">
Images: ["<text:a xlink:type="simple" xlink:href="https://static.ukrinform.com/photos/2022_12/thumb_files/630_360_1669912772-442.jpg" text:style-name="Internet_20_link" text:visited-style-name="Visited_20_Internet_20_Link">
630_360_16699...</text:a>
"]</text:p>
      <text:p text:style-name="P4">
Tags: ['Японія', 'Австралія', 'Корея', 'НАТО', 'Столтенберг', 'Нова Зеландія', 'Війна з росією']</text:p>
      <text:p text:style-name="P4">
Type: Article</text:p>
      <!--METADATA-->
      <text:p text:style-name="P4">
<draw:frame draw:style-name="fr1" draw:name="Image331" text:anchor-type="as-char" svg:width="6.9236in" svg:height="3.956343in" draw:z-index="0">
<draw:image xlink:href="../Images/yкринформ/2023-04-05T00-17-00-03-00/630_360_1669912772-442.jpg" xlink:type="simple" xlink:show="embed" xlink:actuate="onLoad" draw:mime-type="image/jpeg"/>
</draw:frame>
The head of state and governments of partners of the Windo-Pacific-Japan, South Korea, New Zealand Taustralia was also invited in Vilnius in July.</text:p>
      <text:p text:style-name="P4">
According to the Ukrinform correspondent, the Secretary General of Natons Stoltenberg said this during a common with the Foreign Minister of Japan, the Ubruussie Presidential.</text:p>
      <text:p text:style-name="P4">
"We are now in strengthening our cooperation with our partners in the Indo-Pacific Region-Japan, South Korea, New Zealand and Australia. We are welcome that you are here today and you will participate in tomorrow, as we invited the Heads and State The governments of our Indo -Pacific partners - including Japan - to participate in the NATO Summit in Vilnius Vlipna this year, "he said.</text:p>
      <text:p text:style-name="P4">
<text:span text:style-name="T4">
 Read also: </text:span>
 <text:span text:style-name="T4">
 <text:a xlink:type="simple" xlink:href="https://www.ukrinform.ua/rubric-world/3691657-finlandia-posilit-zabezpecenna-principiv-nato-stoltenberg.html" text:style-name="Internet_20_link" text:visited-style-name="Visited_20_Internet_20_Link">
</text:a>
</text:span>
</text:p>
      <text:p text:style-name="P4">
Separately, NATO Secretary General noted cooperation with Japan, noting that "no other partner is closer and more capable than Japan." He also greeting Japan to open a special diplomatic mission at <text:span text:style-name="T4">
 <text:a xlink:type="simple" xlink:href="https://www.ukrinform.ua/tag-nato" text:style-name="Internet_20_link" text:visited-style-name="Visited_20_Internet_20_Link">
</text:a>
</text:span>
.</text:p>
      <text:p text:style-name="P4">
"Therefore, we appreciate our partnership: political dialogue, practical work ... We clearly see that in a more dangerous and unpredictable world safety is not regional, and security is global. What is happening of Vevropy is important for Asia, for Indo-Pacific. The region, and that occurs in Asia and the Indo-Pacific region, is important to Europe, "Stoltenberg said.</text:p>
      <text:p text:style-name="P4">
<text:span text:style-name="T4">
 Read also: </text:span>
 <text:span text:style-name="T4">
 <text:a xlink:type="simple" xlink:href="https://www.ukrinform.ua/rubric-polytics/3691621-kraini-nato-obgovorat-nadanna-ukraini-f16-kuleba.html" text:style-name="Internet_20_link" text:visited-style-name="Visited_20_Internet_20_Link">
</text:a>
</text:span>
</text:p>
      <text:p text:style-name="P4">
Against this background, he greeted the "firm commitment" and a "clear signal" of government, which condemns Russia's illegal invasion of Ukraine, as well as Japan's financial support for NATO assistance for Ukraine.</text:p>
      <text:p text:style-name="P4">
"War in Ukraine also matters to you, and therefore we must ensure that authoritarian leaders do not make a lesson that when they use military force when they violate international law - as President Putin in Ukraine does - they can get what They want, "NATO Secretary General.</text:p>
      <text:p text:style-name="P4">
<text:span text:style-name="T4">
 Read also: </text:span>
 <text:span text:style-name="T4">
 <text:a xlink:type="simple" xlink:href="https://www.ukrinform.ua/rubric-polytics/3691624-pitanna-pdc-v-nato-dla-ukraini-znate-z-poradku-dennogo-kuleba.html" text:style-name="Internet_20_link" text:visited-style-name="Visited_20_Internet_20_Link">
</text:a>
 </text:span>
</text:p>
      <text:p text:style-name="P4">
News Source: <text:a xlink:type="simple" xlink:href="https://www.ukrinform.ua/rubric-world/3691661-na-samit-nato-u-lipni-zaproseni-glavi-aponii-pivdennoi-korei-novoi-zelandii-ta-avstralii-stoltenberg.html" text:style-name="Internet_20_link" text:visited-style-name="Visited_20_Internet_20_Link">
https://www.ukrinform.ua/rubric-world/3691661-na-samit-nato-u-lipni-zaproseni-glavi-aponii-pivdennoi-korei-novoi-zelandii-ta-avstralii-stoltenberg.html</text:a>
</text:p>
      <!--NEWS-->
      <text:h text:style-name="P10" text:outline-level="1">
<text:span text:style-name="T4">
Donetsk region: 6 people were killed, 7 more were injured</text:span>
</text:h>
      <text:p text:style-name="P4">
Authors: Ukrinform (Person)</text:p>
      <text:p text:style-name="P4">
Publisher: Укринформ (Organization)</text:p>
      <text:p text:style-name="P4">
Published Time: 2023-04-05T00:29:00+03:00</text:p>
      <text:p text:style-name="P4">
Modified Time: 2023-04-05T00:29:00+03:00</text:p>
      <text:p text:style-name="P4">
Description: On April 4, the Russians were fired at rockets, artillery and jet systems of the Grad volley fire. - Ukrinform.</text:p>
      <text:p text:style-name="P4">
Images: ["<text:a xlink:type="simple" xlink:href="https://static.ukrinform.com/photos/2023_04/thumb_files/630_360_1680644821-684.jpg" text:style-name="Internet_20_link" text:visited-style-name="Visited_20_Internet_20_Link">
630_360_16806...</text:a>
"]</text:p>
      <text:p text:style-name="P4">
Tags: ['Донеччина', 'Обстріл', 'Смерть', 'Офіс генпрокурора', 'Війна з росією']</text:p>
      <text:p text:style-name="P4">
Type: Article</text:p>
      <!--METADATA-->
      <text:p text:style-name="P4">
<draw:frame draw:style-name="fr1" draw:name="Image332" text:anchor-type="as-char" svg:width="6.9236in" svg:height="3.956343in" draw:z-index="0">
<draw:image xlink:href="../Images/yкринформ/2023-04-05T00-29-00-03-00/630_360_1680644821-684.jpg" xlink:type="simple" xlink:show="embed" xlink:actuate="onLoad" draw:mime-type="image/jpeg"/>
</draw:frame>
The Russians 4 were fired at rockets, artillery and reactive systems of the Grad hat.</text:p>
      <text:p text:style-name="P4">
Ukrinform transfers this with reference to <text:a xlink:type="simple" xlink:href="https://t.me/pgo_gov_ua/11013" text:style-name="Internet_20_link" text:visited-style-name="Visited_20_Internet_20_Link">
</text:a>
The Prosecutor General's Office.</text:p>
      <text:p text:style-name="P4">
In the epicenter of Russian blows there were residential quarters. Two workers of the mine in Toretsk were attacked during a mining dispatcher and a medical. In Krasnogorivka, a saleswoman was killed, and in the village of Lastochkin the Pokrovsky district - three men.</text:p>
      <text:p text:style-name="P4">
<text:span text:style-name="T4">
 Read also: </text:span>
 <text:span text:style-name="T4">
 <text:a xlink:type="simple" xlink:href="https://www.ukrinform.ua/rubric-ato/3691614-zagarbniki-trici-obstrilali-nikopolskij-rajon-na-dnipropetrovsini.html" text:style-name="Internet_20_link" text:visited-style-name="Visited_20_Internet_20_Link">
</text:a>
</text:span>
</text:p>
      <text:p text:style-name="P4">
During <text:span text:style-name="T4">
<text:a xlink:type="simple" xlink:href="https://www.ukrinform.ua/tag-obstril" text:style-name="Internet_20_link" text:visited-style-name="Visited_20_Internet_20_Link">
 </text:a>
</text:span>
 Bakhmuta, a miner of Tasela reed wounds of varying severity were seven civilians.</text:p>
      <text:p text:style-name="P4">
Due to explosive waves and fragments of shells, the administrative building, apartment and private dwellings, outbuildings were damaged.</text:p>
      <text:p text:style-name="P4">
<text:span text:style-name="T4">
 Read also: </text:span>
 <text:span text:style-name="T4">
 <text:a xlink:type="simple" xlink:href="https://www.ukrinform.ua/rubric-ato/3691635-rosiani-vdarili-po-troh-gromadah-sumsini-e-poranenij.html" text:style-name="Internet_20_link" text:visited-style-name="Visited_20_Internet_20_Link">
</text:a>
</text:span>
</text:p>
      <text:p text:style-name="P4">
With the procedural leadership of the Donetsk Regional Prosecutor's Office, the investigation into criminal proceedings on the facts of violations of laws and customs of war.</text:p>
      <text:p text:style-name="P4">
As the agency reported earlier, on <text:a xlink:type="simple" xlink:href="https://www.ukrinform.ua/rubric-regions/3691600-na-doneccini-u-21-naselenomu-punkti-ogolosili-primusovu-evakuaciu-ditej.html" text:style-name="Internet_20_link" text:visited-style-name="Visited_20_Internet_20_Link">
</text:a>
Donetsk in 21 settlements _ <text:span text:style-name="T4">
 <text:a xlink:type="simple" xlink:href="https://www.ukrinform.ua/rubric-regions/3691600-na-doneccini-u-21-naselenomu-punkti-ogolosili-primusovu-evakuaciu-ditej.html" text:style-name="Internet_20_link" text:visited-style-name="Visited_20_Internet_20_Link">
</text:a>
</text:span>
_ .</text:p>
      <text:p text:style-name="P4">
News Source: <text:a xlink:type="simple" xlink:href="https://www.ukrinform.ua/rubric-ato/3691662-obstrili-doneccini-zaginuli-6-ludej-se-7-zaznali-poranen.html" text:style-name="Internet_20_link" text:visited-style-name="Visited_20_Internet_20_Link">
https://www.ukrinform.ua/rubric-ato/3691662-obstrili-doneccini-zaginuli-6-ludej-se-7-zaznali-poranen.html</text:a>
</text:p>
      <!--NEWS-->
      <text:h text:style-name="P10" text:outline-level="1">
<text:span text:style-name="T4">
Trump's prosecution contains three episodes of bribery for silence</text:span>
</text:h>
      <text:p text:style-name="P4">
Authors: Ukrinform (Person)</text:p>
      <text:p text:style-name="P4">
Publisher: Укринформ (Organization)</text:p>
      <text:p text:style-name="P4">
Published Time: 2023-04-05T00:44:00+03:00</text:p>
      <text:p text:style-name="P4">
Modified Time: 2023-04-05T00:44:00+03:00</text:p>
      <text:p text:style-name="P4">
Description: The Manmetten Prosecutor's Office on Tuesday accused Donald Trump of concealing a sexual scandal during the 2016 presidential campaign, announcing an indictment of 34 points. - Ukrinform.</text:p>
      <text:p text:style-name="P4">
Images: ["<text:a xlink:type="simple" xlink:href="https://static.ukrinform.com/photos/2019_05/thumb_files/630_360_1557985128-376.jpg" text:style-name="Internet_20_link" text:visited-style-name="Visited_20_Internet_20_Link">
630_360_15579...</text:a>
"]</text:p>
      <text:p text:style-name="P4">
Tags: ['США', 'Суд', 'Трамп']</text:p>
      <text:p text:style-name="P4">
Type: Article</text:p>
      <!--METADATA-->
      <text:p text:style-name="P4">
<draw:frame draw:style-name="fr1" draw:name="Image333" text:anchor-type="as-char" svg:width="6.9236in" svg:height="3.956343in" draw:z-index="0">
<draw:image xlink:href="../Images/yкринформ/2023-04-05T00-44-00-03-00/630_360_1557985128-376.jpg" xlink:type="simple" xlink:show="embed" xlink:actuate="onLoad" draw:mime-type="image/jpeg"/>
</draw:frame>
On Tuesday, the Manhattan Prosecutor's Office accused Donald Trump of hidden -sieving scandal during the 2016 presidential campaign, announcing a 34 point.</text:p>
      <text:p text:style-name="P4">
Ukrinform reports with reference to <text:a xlink:type="simple" xlink:href="https://www.nytimes.com/live/2023/04/04/nyregion/trump-arrest-arraignment#trump-is-expected-to-turn-himself-in-and-be-arraigned-today-heres-what-to-know" text:style-name="Internet_20_link" text:visited-style-name="Visited_20_Internet_20_Link">
</text:a>
.</text:p>
      <text:p text:style-name="P4">
The case, violated by the District Prosecutor of Manhattan Elvin Bragg, concerns the submission of false documents - a crime of low gravity, for which there is a punishment of up to four years of imprisonment, is also possible.</text:p>
      <text:p text:style-name="P4">
The indictment is about bribery agreements for silence. Along with them, related to the expansite, the tabloid edition of the National Enquirer paid $ 30,000. The former Swiss Trump Tower, who claimed that Trump is the father of an extramarital child.</text:p>
      <text:p text:style-name="P4">
<text:span text:style-name="T4">
 Read also: </text:span>
 <text:span text:style-name="T4">
 <text:a xlink:type="simple" xlink:href="https://www.ukrinform.ua/rubric-world/3691619-u-ssa-zaarestuvali-trampa.html" text:style-name="Internet_20_link" text:visited-style-name="Visited_20_Internet_20_Link">
</text:a>
</text:span>
</text:p>
      <text:p text:style-name="P4">
Tabloid made another payment of the partner of the year according to Playboy magazine in 1998 Karen McDugal, who wanted to sell her story about a novel with Trump during the 2016 election campaign. She concluded an agreement for $ 150,000 with a Zatabloid who bought the rights to her history to hide her.</text:p>
      <text:p text:style-name="P4">
The last payment, which is focused in the indictment, concerns an agreement worth $ 130,000 between Trump's mediator Michaelkoen and the porn star Stormy Daniels, enclosed in the last days of the election campaign. The payment, which, according to Cohen, made at the instructions of Trump, guaranteed that Daniels would not publish his story about sexual connection from the outstanding one.</text:p>
      <text:p text:style-name="P4">
Trump reimbursed Cohen's losses, and falsifying the relevant documents is a fracture, prosecutors say. In internal documents, the Trump company indicated the payment of Cohen as legal expenses, referring to the previous cost of the fee. However, as the investigation revealed, there was no such cost, and the agreement on the fee was also fictitious.</text:p>
      <text:p text:style-name="P4">
Trump denies all the offenses as well as any sexual contact with a porter.</text:p>
      <text:p text:style-name="P4">
<text:span text:style-name="T4">
 Read also: </text:span>
 <text:span text:style-name="T4">
 <text:a xlink:type="simple" xlink:href="https://www.ukrinform.ua/rubric-world/3691647-trampu-oficijno-ogolosili-obvinuvacenna-vin-svou-vinu-zaperecue.html" text:style-name="Internet_20_link" text:visited-style-name="Visited_20_Internet_20_Link">
</text:a>
</text:span>
</text:p>
      <text:p text:style-name="P4">
He called the District Prosecutor "Animal" and urged his supporters to protest against his persecution.In the future <text:span text:style-name="T4">
 <text:a xlink:type="simple" xlink:href="https://www.ukrinform.ua/tag-tramp" text:style-name="Internet_20_link" text:visited-style-name="Visited_20_Internet_20_Link">
</text:a>
</text:span>
 There are three more criminal investigations related to the accusations of trying to distort the Education in Georgia and the improper treatment of confidential documents of his presidency.</text:p>
      <text:p text:style-name="P4">
The prosecution test can be read <text:span text:style-name="T4">
 <text:a xlink:type="simple" xlink:href="https://www.cnn.com/2023/04/04/politics/read-trump-indictment-file/index.html" text:style-name="Internet_20_link" text:visited-style-name="Visited_20_Internet_20_Link">
</text:a>
</text:span>
.</text:p>
      <text:p text:style-name="P4">
It was reported that on Tuesday Trump appeared in the office of the district prosecutor, the Dai was arrested and sent to court for his charge. He was released and served in Florida to his estate.</text:p>
      <text:p text:style-name="P4">
News Source: <text:a xlink:type="simple" xlink:href="https://www.ukrinform.ua/rubric-world/3691663-obvinuvacenna-trampu-mistit-tri-epizodi-pidkupu-za-movcanna.html" text:style-name="Internet_20_link" text:visited-style-name="Visited_20_Internet_20_Link">
https://www.ukrinform.ua/rubric-world/3691663-obvinuvacenna-trampu-mistit-tri-epizodi-pidkupu-za-movcanna.html</text:a>
</text:p>
      <!--NEWS-->
      <text:h text:style-name="P10" text:outline-level="1">
<text:span text:style-name="T4">
The ship grouping in the Black Sea is increased - Natalia Humeniuk</text:span>
</text:h>
      <text:p text:style-name="P4">
Author: ['Ольга Вікарчук']</text:p>
      <text:p text:style-name="P4">
Time: 2023-04-05T97:00:00-04:00</text:p>
      <text:p text:style-name="P4">
Description: Ozda Zasteghagamo 15 shipbuilding the enemy rocket -bearer. The power is great, ... the war with Ukraine 2022, the war with Ukraine is the latest news today, the war with Ukraine 2022 is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3/3-nataliya-gumenyuk.jpg" text:style-name="Internet_20_link" text:visited-style-name="Visited_20_Internet_20_Link">
3-nataliya-gumenyuk.jpg</text:a>
']</text:p>
      <text:p text:style-name="P4">
Tags: ['STOPRUSSIA', 'АГРЕСІЯ РФ', 'ВІЙНА', 'ВТОРГНЕННЯ РФ', 'НАТАЛІЯ ГУМЕНЮК']</text:p>
      <text:p text:style-name="P4">
Category: News</text:p>
      <!--METADATA-->
      <text:p text:style-name="P4">
<draw:frame draw:style-name="fr1" draw:name="Image334" text:anchor-type="as-char" svg:width="6.9236in" svg:height="4.483031in" draw:z-index="0">
<draw:image xlink:href="../Images/AРМІЯINFORM/2023-04-05T97-00-00-04-00/3-nataliya-gumenyuk.jpg" xlink:type="simple" xlink:show="embed" xlink:actuate="onLoad" draw:mime-type="image/jpeg"/>
</draw:frame>
We are now watching 15 ships and six enemy rocket carriers. This is a very great force, as a total volley can reach up to 40 missiles. These are four surfaces and two underwater rocket launchers.</text:p>
      <text:p text:style-name="P4">
About it <text:a xlink:type="simple" xlink:href="https://www.youtube.com/watch" text:style-name="Internet_20_link" text:visited-style-name="Visited_20_Internet_20_Link">
told</text:a>
The head of the Press Center of Defense forces of South of Ukraine and the captain of Nataliagmenyuk during the direct ether of the "Unified News" TV.</text:p>
      <ul>
        <li>
Most likely, not all enemy ships are respectively equipped, because we were uncritable. Nevertheless, we need to understand and realize that great power will be used. Against the background of the activity of tactical aviation, which we watched the widespread hours earlier in the southeast, we can talk about some preparation of rocket stroke, ”the officer added.</li>
      </ul>
      <text:p text:style-name="P4">
Also, Natalia Humeniuk does not exclude the fact that the enemy can use wave -shaped rocket attacks, that is, using different types of rockets, both of which, and air bases.</text:p>
      <ul>
        <li>
The enemy does not have so many rockets, so they will save them. We admit that the enemy's army will decide in this attack to use Shahhed UAV. Weather conditions at this stage are those that can contribute to such threats. Thus, because I urge everyone to respond to air alarm signals - a rabitan and rank.</li>
      </ul>
      <text:p text:style-name="P4">
News Source: <text:a xlink:type="simple" xlink:href="https://armyinform.com.ua/2023/04/05/korabelne-ugrupovuvannya-voroga-u-chornomu-mori-zbilsheno-nataliya-gumenyuk/" text:style-name="Internet_20_link" text:visited-style-name="Visited_20_Internet_20_Link">
https://armyinform.com.ua/2023/04/05/korabelne-ugrupovuvannya-voroga-u-chornomu-mori-zbilsheno-nataliya-gumenyuk/</text:a>
</text:p>
      <!--NEWS-->
      <text:h text:style-name="P10" text:outline-level="1">
<text:span text:style-name="T4">
Russian fakes last day - the center of counteraction to misinformation</text:span>
</text:h>
      <text:p text:style-name="P4">
Author: ['АРМІЯINFORM']</text:p>
      <text:p text:style-name="P4">
Time: 2023-04-05T98:00:00-04:00</text:p>
      <text:p text:style-name="P4">
Description: The Center for the Wizin -Format 4 KVITYVAV VIIAVAV in the INformation Spacious Fake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ejky.jpg" text:style-name="Internet_20_link" text:visited-style-name="Visited_20_Internet_20_Link">
fejky.jpg</text:a>
']</text:p>
      <text:p text:style-name="P4">
Tags: ['STOPRUSSIA', 'АГРЕСІЯ РФ', 'ВІЙНА', 'ВТОРГНЕННЯ РФ', 'РОСІЙСЬКА ДЕЗІНФОРМАЦІЯ', 'РОСІЙСЬКІ ФЕЙКИ', 'ЦПД РНБО']</text:p>
      <text:p text:style-name="P4">
Category: News</text:p>
      <!--METADATA-->
      <text:p text:style-name="P4">
<draw:frame draw:style-name="fr1" draw:name="Image335" text:anchor-type="as-char" svg:width="6.9236in" svg:height="6.9236in" draw:z-index="0">
<draw:image xlink:href="../Images/AРМІЯINFORM/2023-04-05T98-00-00-04-00/fejky.jpg" xlink:type="simple" xlink:show="embed" xlink:actuate="onLoad" draw:mime-type="image/jpeg"/>
</draw:frame>
Center for Combating Misinformation on April 4 <text:a xlink:type="simple" xlink:href="https://www.facebook.com/protydiyadezinformatsiyi.cpd/posts/pfbid02vHt9wJzAbSkEmzGjza2GWwDFquDUEB9SFumjUKBeWZtVHdjZ4Leh8VpQEVgVs7Chl" text:style-name="Internet_20_link" text:visited-style-name="Visited_20_Internet_20_Link">
found</text:a>
In the information space, such fakes of Russian propaganda:</text:p>
      <text:p text:style-name="P4">
<text:span text:style-name="T4">
<text:span text:style-name="T5">
 misinformation: </text:span>
* Director of the RF RF S. Narishkin stated that “the event in the struggle for the new world order is destroying canonical Orthodoxy in Ukraine. … [At the same time] the situation in Ukraine has acquired a trait of a religious war, in which the West and Kiev do not have red lines. ” </text:span>
<text:span text:style-name="T5">
 Manipulation: </text:span>
<text:span text:style-name="T5">
 “I will probably describe the current state of relationships(Between Russia and the United States - Ed.)In short - the word "crash". Relations are destroyed, responsibility for this lies in the United States, ”said Deputy Minister of Foreign Affairs of Russia S. Ryabkov. </text:span>
<text:span text:style-name="T4">
 misinformation: </text:span>
 The Ministry of Foreign Affairs of the Russian Federation reported that a temporary attorney in France in the Russian Federation J. Darmadikari protested in connection with the statements published by the Embassy of "atrocities made The Frenchman for the inadmissibility of false accusations of the Russian Federation. … He was reminded of numerous facts of the Unknown in this far from the only propaganda staging of the Kiev regime. ”</text:p>
      <text:p text:style-name="P4">
News Source: <text:a xlink:type="simple" xlink:href="https://armyinform.com.ua/2023/04/05/rosijski-fejky-mynuloyi-doby-czentr-protydiyi-dezinformacziyi/" text:style-name="Internet_20_link" text:visited-style-name="Visited_20_Internet_20_Link">
https://armyinform.com.ua/2023/04/05/rosijski-fejky-mynuloyi-doby-czentr-protydiyi-dezinformaczi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